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full-path="Object 16/"/>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tex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tex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text"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svg:stroke-color="#ffffff" draw:marker-start-width="0.4cm" draw:marker-end-width="0.2cm" draw:fill="solid" draw:fill-color="#99ccff" draw:textarea-horizontal-align="justify" draw:textarea-vertical-align="middle" draw:auto-grow-height="false" fo:min-height="0cm" fo:min-width="0cm"/>
    </style:style>
    <style:style style:name="gr3" style:family="graphic" style:parent-style-name="standard">
      <style:graphic-properties svg:stroke-color="#ffffff" draw:marker-start-width="0.4cm" draw:marker-end-width="0.2cm" draw:fill="solid" draw:fill-color="#3deb3d" draw:textarea-horizontal-align="justify" draw:textarea-vertical-align="middle" draw:auto-grow-height="false" fo:min-height="0cm" fo:min-width="0cm"/>
    </style:style>
    <style:style style:name="gr4" style:family="graphic" style:parent-style-name="standard">
      <style:graphic-properties svg:stroke-width="0.025cm" svg:stroke-color="#ffffff" draw:marker-start-width="0.4cm" draw:marker-end="Arrow" draw:marker-end-width="0.2cm" draw:textarea-horizontal-align="center" draw:textarea-vertical-align="middle" fo:padding-top="0.137cm" fo:padding-bottom="0.137cm" fo:padding-left="0.262cm" fo:padding-right="0.262cm"/>
    </style:style>
    <style:style style:name="gr5" style:family="graphic" style:parent-style-name="standard">
      <style:graphic-properties svg:stroke-color="#ffffff" draw:fill="solid" draw:fill-color="#ffff99" draw:textarea-horizontal-align="justify" draw:textarea-vertical-align="middle" draw:auto-grow-height="false" fo:min-height="0cm" fo:min-width="0cm"/>
    </style:style>
    <style:style style:name="gr6" style:family="graphic" style:parent-style-name="standard">
      <style:graphic-properties svg:stroke-color="#ffffff" draw:marker-start-width="0.4cm" draw:marker-end-width="0.2cm" draw:fill="solid" draw:fill-color="#999999" draw:textarea-horizontal-align="justify" draw:textarea-vertical-align="middle" draw:auto-grow-height="false" fo:min-height="0cm" fo:min-width="0cm"/>
    </style:style>
    <style:style style:name="gr7" style:family="graphic" style:parent-style-name="standard">
      <style:graphic-properties svg:stroke-width="0.025cm" svg:stroke-color="#ffffff" draw:marker-start-width="0.4cm" draw:marker-end="Arrow" draw:marker-end-width="0.2cm" draw:fill="solid" draw:fill-color="#999999" draw:textarea-horizontal-align="center" draw:textarea-vertical-align="middle" fo:padding-top="0.137cm" fo:padding-bottom="0.137cm" fo:padding-left="0.262cm" fo:padding-right="0.262cm"/>
    </style:style>
    <style:style style:name="gr8" style:family="graphic" style:parent-style-name="standard">
      <style:graphic-properties svg:stroke-color="#ffffff" draw:fill="solid" draw:fill-color="#999999" draw:textarea-horizontal-align="justify" draw:textarea-vertical-align="middle" draw:auto-grow-height="false" fo:min-height="0cm" fo:min-width="0cm"/>
    </style:style>
    <style:style style:name="gr9" style:family="graphic" style:parent-style-name="standard">
      <style:graphic-properties draw:fill="solid" draw:fill-color="#47b8b8" draw:textarea-horizontal-align="center" draw:textarea-vertical-align="middle"/>
    </style:style>
    <style:style style:name="gr10" style:family="graphic" style:parent-style-name="standard">
      <style:graphic-properties svg:stroke-width="0.1cm" svg:stroke-color="#ff0000" draw:marker-start="Arrow" draw:marker-start-width="0.45cm" draw:marker-end-width="0.45cm" draw:fill="solid" draw:fill-color="#ffff00"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0000" draw:marker-start="" draw:marker-start-width="0.45cm" draw:marker-end="Arrow" draw:marker-end-width="0.45cm" draw:fill="solid" draw:fill-color="#ffff00" draw:textarea-horizontal-align="center" draw:textarea-vertical-align="middle" fo:padding-top="0.175cm" fo:padding-bottom="0.175cm" fo:padding-left="0.3cm" fo:padding-right="0.3cm"/>
    </style:style>
    <style:style style:name="gr12" style:family="graphic" style:parent-style-name="standard">
      <style:graphic-properties draw:ole-draw-aspect="1"/>
    </style:style>
    <style:style style:name="gr13" style:family="graphic" style:parent-style-name="standard">
      <style:graphic-properties svg:stroke-width="0.05cm" svg:stroke-color="#ccccff" draw:marker-start-width="0.375cm" draw:marker-end-width="0.375cm" draw:fill="solid" draw:fill-color="#00b8ff" draw:textarea-horizontal-align="center" draw:textarea-vertical-align="middle" fo:padding-top="0.15cm" fo:padding-bottom="0.15cm" fo:padding-left="0.275cm" fo:padding-right="0.275cm"/>
    </style:style>
    <style:style style:name="gr14" style:family="graphic" style:parent-style-name="standard">
      <style:graphic-properties svg:stroke-width="0.05cm" svg:stroke-color="#ffffff" draw:marker-start-width="0.375cm" draw:marker-end-width="0.375cm" draw:textarea-horizontal-align="center" draw:textarea-vertical-align="middle" fo:padding-top="0.15cm" fo:padding-bottom="0.15cm" fo:padding-left="0.275cm" fo:padding-right="0.275cm"/>
    </style:style>
    <style:style style:name="gr15" style:family="graphic" style:parent-style-name="standard">
      <style:graphic-properties svg:stroke-width="0.05cm" svg:stroke-color="#ffffff" draw:marker-start-width="0.375cm"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svg:stroke-color="#ccccff" draw:marker-start-width="0.375cm" draw:marker-end-width="0.375cm" draw:fill="solid" draw:fill-color="#999999" draw:textarea-horizontal-align="center" draw:textarea-vertical-align="middle" fo:padding-top="0.15cm" fo:padding-bottom="0.15cm" fo:padding-left="0.275cm" fo:padding-right="0.275cm"/>
    </style:style>
    <style:style style:name="gr17" style:family="graphic" style:parent-style-name="standard">
      <style:graphic-properties svg:stroke-width="0.05cm" svg:stroke-color="#ffffff" draw:marker-start-width="0.375cm" draw:marker-end-width="0.375cm" draw:fill="solid" draw:fill-color="#999999" draw:textarea-horizontal-align="center" draw:textarea-vertical-align="middle" fo:padding-top="0.15cm" fo:padding-bottom="0.15cm" fo:padding-left="0.275cm" fo:padding-right="0.275cm"/>
    </style:style>
    <style:style style:name="gr18" style:family="graphic" style:parent-style-name="standard">
      <style:graphic-properties svg:stroke-width="0.05cm" svg:stroke-color="#ffffff" draw:marker-start-width="0.375cm" draw:marker-end-width="0.375cm" draw:fill="solid" draw:fill-color="#99ccff" draw:textarea-horizontal-align="center" draw:textarea-vertical-align="middle" fo:padding-top="0.15cm" fo:padding-bottom="0.15cm" fo:padding-left="0.275cm" fo:padding-right="0.275cm"/>
    </style:style>
    <style:style style:name="gr19" style:family="graphic" style:parent-style-name="standard">
      <style:graphic-properties svg:stroke-width="0.05cm" svg:stroke-color="#ffffff" draw:marker-start-width="0.375cm" draw:marker-end-width="0.375cm" draw:fill="solid" draw:fill-color="#999999" draw:textarea-horizontal-align="center" draw:textarea-vertical-align="middle" fo:padding-top="0.15cm" fo:padding-bottom="0.15cm" fo:padding-left="0.275cm" fo:padding-right="0.275cm"/>
    </style:style>
    <style:style style:name="gr20" style:family="graphic" style:parent-style-name="standard">
      <style:graphic-properties svg:stroke-color="#ffffff" draw:fill="none" draw:textarea-horizontal-align="center" draw:textarea-vertical-align="middle"/>
    </style:style>
    <style:style style:name="gr21" style:family="graphic" style:parent-style-name="standard">
      <style:graphic-properties draw:fill="solid" draw:fill-color="#ffffcc" draw:textarea-horizontal-align="justify" draw:textarea-vertical-align="middle" draw:auto-grow-height="false" fo:min-height="0cm" fo:min-width="0cm" fo:wrap-option="no-wrap"/>
    </style:style>
    <style:style style:name="gr22" style:family="graphic" style:parent-style-name="standard">
      <style:graphic-properties svg:stroke-color="#000000" draw:fill="solid" draw:fill-color="#ffffff" draw:textarea-horizontal-align="center" draw:textarea-vertical-align="middle"/>
    </style:style>
    <style:style style:name="gr23" style:family="graphic" style:parent-style-name="standard">
      <style:graphic-properties svg:stroke-color="#000000" draw:fill="solid" draw:textarea-horizontal-align="left" draw:textarea-vertical-align="top"/>
    </style:style>
    <style:style style:name="gr24" style:family="graphic" style:parent-style-name="standard">
      <style:graphic-properties svg:stroke-color="#000000" draw:fill="solid" draw:fill-color="#00b8ff" draw:textarea-horizontal-align="center" draw:textarea-vertical-align="top"/>
    </style:style>
    <style:style style:name="gr25" style:family="graphic" style:parent-style-name="standard">
      <style:graphic-properties svg:stroke-color="#000000" draw:marker-end="Arrow" draw:marker-end-width="0.15cm" draw:textarea-horizontal-align="center" draw:textarea-vertical-align="middle"/>
    </style:style>
    <style:style style:name="gr26" style:family="graphic" style:parent-style-name="standard">
      <style:graphic-properties svg:stroke-color="#000000" draw:textarea-horizontal-align="center" draw:textarea-vertical-align="middle"/>
    </style:style>
    <style:style style:name="gr27" style:family="graphic" style:parent-style-name="standard">
      <style:graphic-properties draw:stroke="none" svg:stroke-color="#000000" draw:textarea-horizontal-align="center" draw:textarea-vertical-align="middle"/>
    </style:style>
    <style:style style:name="gr28" style:family="graphic" style:parent-style-name="standard">
      <style:graphic-properties draw:stroke="none" svg:stroke-color="#000000" draw:fill="solid" draw:fill-color="#99ccff" draw:textarea-horizontal-align="center" draw:textarea-vertical-align="middle" fo:padding-top="0.03cm" fo:padding-bottom="0.03cm" fo:padding-left="0.05cm" fo:padding-right="0.05cm"/>
    </style:style>
    <style:style style:name="gr29" style:family="graphic" style:parent-style-name="standard">
      <style:graphic-properties draw:textarea-horizontal-align="center" draw:textarea-vertical-align="middle"/>
    </style:style>
    <style:style style:name="gr30" style:family="graphic" style:parent-style-name="standard">
      <style:graphic-properties draw:fill="solid" draw:fill-color="#00b8ff" draw:textarea-horizontal-align="center" draw:textarea-vertical-align="middle"/>
    </style:style>
    <style:style style:name="gr31" style:family="graphic" style:parent-style-name="standard">
      <style:graphic-properties draw:stroke="none" svg:stroke-color="#000000" draw:fill="none" draw:fill-color="#ffffff" fo:min-height="0.888cm"/>
    </style:style>
    <style:style style:name="gr32" style:family="graphic" style:parent-style-name="standard">
      <style:graphic-properties draw:marker-end="Arrow" draw:marker-end-width="0.15cm" draw:textarea-horizontal-align="center" draw:textarea-vertical-align="middle"/>
    </style:style>
    <style:style style:name="gr33" style:family="graphic" style:parent-style-name="standard">
      <style:graphic-properties draw:stroke="none" svg:stroke-color="#000000" draw:fill="none" draw:fill-color="#ffffff" fo:min-height="0.887cm"/>
    </style:style>
    <style:style style:name="gr34" style:family="graphic" style:parent-style-name="standard">
      <style:graphic-properties svg:stroke-color="#ffffff" draw:textarea-horizontal-align="justify" draw:textarea-vertical-align="middle" draw:auto-grow-height="false"/>
    </style:style>
    <style:style style:name="gr35" style:family="graphic" style:parent-style-name="standard">
      <style:graphic-properties svg:stroke-color="#ffffff" draw:fill="solid" draw:fill-color="#00b8ff" draw:textarea-horizontal-align="justify" draw:textarea-vertical-align="middle" draw:auto-grow-height="false"/>
    </style:style>
    <style:style style:name="gr36" style:family="graphic" style:parent-style-name="standard">
      <style:graphic-properties svg:stroke-color="#ffffff" draw:fill="solid" draw:fill-color="#ffffff" draw:textarea-horizontal-align="center" draw:textarea-vertical-align="middle"/>
    </style:style>
    <style:style style:name="gr37" style:family="graphic" style:parent-style-name="standard">
      <style:graphic-properties draw:stroke="none" svg:stroke-color="#ffffff" draw:fill="none" draw:fill-color="#ffffff" draw:auto-grow-height="true" draw:auto-grow-width="false" fo:max-height="0cm" fo:min-height="0.581cm"/>
    </style:style>
    <style:style style:name="gr38" style:family="graphic" style:parent-style-name="standard">
      <style:graphic-properties draw:stroke="none" svg:stroke-color="#ffffff" draw:fill="none" draw:fill-color="#ffffff" draw:auto-grow-height="true" draw:auto-grow-width="false" fo:max-height="0cm" fo:min-height="0.756cm"/>
    </style:style>
    <style:style style:name="gr39" style:family="graphic" style:parent-style-name="standard">
      <style:graphic-properties draw:stroke="none" svg:stroke-color="#ffffff" draw:fill="none" draw:fill-color="#ffffff" draw:auto-grow-height="true" draw:auto-grow-width="false" fo:max-height="0cm" fo:min-height="0.726cm"/>
    </style:style>
    <style:style style:name="gr40" style:family="graphic" style:parent-style-name="standard">
      <style:graphic-properties draw:stroke="none" svg:stroke-color="#ffffff" draw:fill="none" draw:fill-color="#ffffff" draw:auto-grow-height="true" draw:auto-grow-width="false" fo:max-height="0cm" fo:min-height="0.58cm"/>
    </style:style>
    <style:style style:name="gr41" style:family="graphic" style:parent-style-name="standard">
      <style:graphic-properties svg:stroke-color="#ffffff" draw:textarea-horizontal-align="center" draw:textarea-vertical-align="middle"/>
    </style:style>
    <style:style style:name="gr42" style:family="graphic" style:parent-style-name="standard">
      <style:graphic-properties draw:stroke="none" svg:stroke-color="#ffffff" draw:fill="none" draw:fill-color="#ffffff" draw:auto-grow-height="true" draw:auto-grow-width="false" fo:max-height="0cm" fo:min-height="1.004cm"/>
    </style:style>
    <style:style style:name="gr43" style:family="graphic" style:parent-style-name="standard">
      <style:graphic-properties draw:stroke="none" svg:stroke-color="#ffffff" draw:fill="none" draw:fill-color="#ffffff" draw:auto-grow-height="true" draw:auto-grow-width="false" fo:max-height="0cm" fo:min-height="0cm"/>
    </style:style>
    <style:style style:name="gr44" style:family="graphic" style:parent-style-name="standard">
      <style:graphic-properties draw:stroke="none" svg:stroke-color="#000000" draw:fill="none" draw:fill-color="#ffffff" draw:auto-grow-height="true" draw:auto-grow-width="false" fo:max-height="0cm" fo:min-height="0cm"/>
    </style:style>
    <style:style style:name="gr45"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7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25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02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465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objectwithoutfill"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objectwithoutfill"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objectwithoutfill"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8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objectwithoutfill"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objectwithoutfill"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objectwithoutfill"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objectwithoutfill"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objectwithoutfill"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535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9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074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186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5">
      <style:graphic-properties draw:stroke-dash="Dash_20_2" svg:stroke-width="0.03cm" svg:stroke-color="#ffffff" draw:marker-start="" draw:marker-start-width="0.345cm" draw:marker-start-center="false" draw:marker-end="" draw:marker-end-width="0.345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4cm" fo:padding-bottom="0.14cm" fo:padding-left="0.265cm" fo:padding-right="0.26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list-style-name="L5">
      <style:graphic-properties draw:stroke="none" draw:stroke-dash="Dash_20_2" svg:stroke-width="0.03cm" svg:stroke-color="#ffffff" draw:marker-start="" draw:marker-start-width="0.345cm" draw:marker-start-center="false" draw:marker-end="" draw:marker-end-width="0.345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465cm" fo:min-width="0cm" fo:padding-top="0.03cm" fo:padding-bottom="0.03cm" fo:padding-left="0.05cm" fo:padding-right="0.0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7" style:family="graphic" style:parent-style-name="standard">
      <style:graphic-properties draw:textarea-horizontal-align="justify" draw:textarea-vertical-align="middle" draw:auto-grow-height="false"/>
    </style:style>
    <style:style style:name="gr98" style:family="graphic" style:parent-style-name="standard">
      <style:graphic-properties draw:fill="solid" draw:fill-color="#00b8ff" draw:textarea-horizontal-align="justify" draw:textarea-vertical-align="middle" draw:auto-grow-height="false"/>
    </style:style>
    <style:style style:name="gr99" style:family="graphic" style:parent-style-name="standard">
      <style:graphic-properties draw:stroke="none" svg:stroke-color="#000000" draw:fill="none" draw:fill-color="#ffffff" draw:auto-grow-height="true" draw:auto-grow-width="false" fo:max-height="0cm" fo:min-height="1.809cm"/>
    </style:style>
    <style:style style:name="gr100" style:family="graphic" style:parent-style-name="standard">
      <style:graphic-properties draw:stroke="none" svg:stroke-color="#000000" draw:fill="none" draw:fill-color="#ffffff" draw:auto-grow-height="true" draw:auto-grow-width="false" fo:max-height="0cm" fo:min-height="2.931cm"/>
    </style:style>
    <style:style style:name="gr101" style:family="graphic" style:parent-style-name="standard">
      <style:graphic-properties draw:stroke="none" svg:stroke-color="#000000" draw:fill="none" draw:fill-color="#ffffff" draw:auto-grow-height="true" draw:auto-grow-width="false" fo:max-height="0cm" fo:min-height="1.81cm"/>
    </style:style>
    <style:style style:name="gr102" style:family="graphic" style:parent-style-name="standard">
      <style:graphic-properties draw:stroke="none" svg:stroke-color="#000000" draw:fill="none" draw:fill-color="#ffffff" draw:auto-grow-height="true" draw:auto-grow-width="false" fo:max-height="0cm" fo:min-height="0.581cm"/>
    </style:style>
    <style:style style:name="gr103" style:family="graphic" style:parent-style-name="standard">
      <style:graphic-properties draw:stroke="none" svg:stroke-color="#000000" draw:fill="none" draw:fill-color="#ffffff" draw:auto-grow-height="true" draw:auto-grow-width="false" fo:max-height="0cm" fo:min-height="1.195cm"/>
    </style:style>
    <style:style style:name="gr104" style:family="graphic" style:parent-style-name="standard">
      <style:graphic-properties draw:stroke="none" svg:stroke-color="#000000" draw:fill="none" draw:fill-color="#ffffff" draw:auto-grow-height="true" draw:auto-grow-width="false" fo:max-height="0cm" fo:min-height="1.08cm"/>
    </style:style>
    <style:style style:name="gr105" style:family="graphic" style:parent-style-name="standard">
      <style:graphic-properties draw:stroke="none" svg:stroke-color="#000000" draw:fill="none" draw:fill-color="#ffffff" draw:auto-grow-height="true" draw:auto-grow-width="false" fo:max-height="0cm" fo:min-height="0.646cm"/>
    </style:style>
    <style:style style:name="gr106" style:family="graphic" style:parent-style-name="standard">
      <style:graphic-properties draw:stroke="none" svg:stroke-color="#000000" draw:fill="none" draw:fill-color="#ffffff" draw:auto-grow-height="true" draw:auto-grow-width="false" fo:max-height="0cm" fo:min-height="0.58cm"/>
    </style:style>
    <style:style style:name="gr107" style:family="graphic" style:parent-style-name="standard">
      <style:graphic-properties svg:stroke-color="#ffffff" draw:fill="solid" draw:fill-color="#99ccff" draw:textarea-horizontal-align="justify" draw:textarea-vertical-align="middle" draw:auto-grow-height="false" fo:min-height="0cm" fo:min-width="0cm"/>
    </style:style>
    <style:style style:name="gr108" style:family="graphic" style:parent-style-name="standard">
      <style:graphic-properties svg:stroke-color="#ffffff" draw:fill="solid" draw:fill-color="#00b8ff" draw:textarea-horizontal-align="justify" draw:textarea-vertical-align="middle" draw:auto-grow-height="false" fo:min-height="0cm" fo:min-width="0cm"/>
    </style:style>
    <style:style style:name="gr109" style:family="graphic" style:parent-style-name="standard">
      <style:graphic-properties svg:stroke-color="#ffffff" draw:fill="solid" draw:fill-color="#0099ff" draw:textarea-horizontal-align="justify" draw:textarea-vertical-align="middle" draw:auto-grow-height="false" fo:min-height="0cm" fo:min-width="0cm"/>
    </style:style>
    <style:style style:name="gr110" style:family="graphic" style:parent-style-name="standard">
      <style:graphic-properties draw:stroke="none" svg:stroke-color="#ffffff" draw:fill="none" draw:fill-color="#ffffff" draw:auto-grow-height="true" draw:auto-grow-width="false" fo:max-height="0cm" fo:min-height="0.287cm" fo:padding-top="0cm"/>
    </style:style>
    <style:style style:name="gr111" style:family="graphic" style:parent-style-name="standard">
      <style:graphic-properties draw:stroke="none" svg:stroke-color="#ffffff" draw:fill="none" draw:fill-color="#ffffff" draw:auto-grow-height="true" draw:auto-grow-width="false" fo:max-height="0cm" fo:min-height="2.423cm"/>
    </style:style>
    <style:style style:name="gr112" style:family="graphic" style:parent-style-name="standard">
      <style:graphic-properties draw:stroke="none" svg:stroke-color="#ffffff" draw:fill="none" draw:fill-color="#0099ff" draw:auto-grow-height="true" draw:auto-grow-width="false" fo:max-height="0cm" fo:min-height="0cm"/>
    </style:style>
    <style:style style:name="gr113" style:family="graphic" style:parent-style-name="standard">
      <style:graphic-properties draw:stroke="none" svg:stroke-color="#ffffff" draw:fill="none" draw:fill-color="#ffffff" draw:auto-grow-height="true" draw:auto-grow-width="false" fo:max-height="0cm" fo:min-height="0.417cm"/>
    </style:style>
    <style:style style:name="gr114" style:family="graphic" style:parent-style-name="standard">
      <style:graphic-properties svg:stroke-width="0.025cm" svg:stroke-color="#ffffff" draw:marker-start-width="0.33cm" draw:marker-end="Arrow" draw:marker-end-width="0.178cm" draw:textarea-horizontal-align="center" draw:textarea-vertical-align="middle" fo:padding-top="0.137cm" fo:padding-bottom="0.137cm" fo:padding-left="0.262cm" fo:padding-right="0.262cm"/>
    </style:style>
    <style:style style:name="gr115" style:family="graphic" style:parent-style-name="standard">
      <style:graphic-properties draw:stroke="none" svg:stroke-color="#ffffff" draw:fill="none" draw:fill-color="#ffffff" draw:auto-grow-height="true" draw:auto-grow-width="false" fo:max-height="0cm" fo:min-height="1.153cm"/>
    </style:style>
    <style:style style:name="gr116" style:family="graphic" style:parent-style-name="standard">
      <style:graphic-properties svg:stroke-color="#ffffff" draw:fill="solid" draw:fill-color="#00b8ff" draw:textarea-horizontal-align="justify" draw:textarea-vertical-align="middle" draw:auto-grow-height="false" fo:min-height="0cm" fo:min-width="0cm"/>
    </style:style>
    <style:style style:name="gr117" style:family="graphic" style:parent-style-name="standard">
      <style:graphic-properties draw:stroke="none" draw:fill="none" fo:min-height="0.48cm"/>
    </style:style>
    <style:style style:name="gr118" style:family="graphic" style:parent-style-name="standard">
      <style:graphic-properties svg:stroke-color="#ffffff" draw:marker-start-width="0.18cm" draw:marker-end="Arrow" draw:marker-end-width="0.18cm" draw:textarea-horizontal-align="center" draw:textarea-vertical-align="middle"/>
    </style:style>
    <style:style style:name="gr119" style:family="graphic" style:parent-style-name="standard">
      <style:graphic-properties svg:stroke-width="0.025cm" svg:stroke-color="#ffffff" draw:marker-start-width="0.237cm" draw:marker-end-width="0.237cm" draw:textarea-horizontal-align="center" draw:textarea-vertical-align="middle" fo:padding-top="0.137cm" fo:padding-bottom="0.137cm" fo:padding-left="0.262cm" fo:padding-right="0.262cm"/>
    </style:style>
    <style:style style:name="gr120" style:family="graphic" style:parent-style-name="standard">
      <style:graphic-properties draw:fill="solid" draw:fill-color="#00ff00" draw:textarea-horizontal-align="justify" draw:textarea-vertical-align="middle" draw:auto-grow-height="false"/>
    </style:style>
    <style:style style:name="gr121" style:family="graphic" style:parent-style-name="standard">
      <style:graphic-properties draw:fill="solid" draw:fill-color="#ff0000" draw:textarea-horizontal-align="justify" draw:textarea-vertical-align="middle" draw:auto-grow-height="false"/>
    </style:style>
    <style:style style:name="gr122" style:family="graphic" style:parent-style-name="standard">
      <style:graphic-properties svg:stroke-color="#ffffff" draw:textarea-horizontal-align="left" draw:textarea-vertical-align="top"/>
    </style:style>
    <style:style style:name="gr123" style:family="graphic" style:parent-style-name="standard">
      <style:graphic-properties svg:stroke-color="#ffffff" draw:fill="solid" draw:fill-color="#00b8ff" draw:textarea-horizontal-align="center" draw:textarea-vertical-align="middle"/>
    </style:style>
    <style:style style:name="gr124" style:family="graphic" style:parent-style-name="standard">
      <style:graphic-properties svg:stroke-color="#ffffff" draw:marker-end="Arrow" draw:marker-end-width="0.3cm" draw:textarea-horizontal-align="center" draw:textarea-vertical-align="middle"/>
    </style:style>
    <style:style style:name="gr125" style:family="graphic" style:parent-style-name="standard">
      <style:graphic-properties draw:fill="solid" draw:fill-color="#ffffcc" draw:textarea-horizontal-align="center" draw:textarea-vertical-align="middle"/>
    </style:style>
    <style:style style:name="gr126" style:family="graphic" style:parent-style-name="standard">
      <style:graphic-properties svg:stroke-color="#ffffff" draw:fill="solid" draw:fill-color="#ffff99" draw:textarea-horizontal-align="justify" draw:textarea-vertical-align="middle" draw:auto-grow-height="false" fo:min-height="0cm" fo:min-width="0cm"/>
    </style:style>
    <style:style style:name="gr127" style:family="graphic" style:parent-style-name="standard">
      <style:graphic-properties svg:stroke-color="#ffffff" draw:fill="solid" draw:fill-color="#33cc66" draw:textarea-horizontal-align="justify" draw:textarea-vertical-align="middle" draw:auto-grow-height="false" fo:min-height="0cm" fo:min-width="0cm"/>
    </style:style>
    <style:style style:name="gr128" style:family="graphic" style:parent-style-name="standard">
      <style:graphic-properties draw:stroke="none" svg:stroke-color="#000000" draw:fill="none" draw:fill-color="#ffffff" fo:min-height="1.633cm"/>
    </style:style>
    <style:style style:name="gr129" style:family="graphic" style:parent-style-name="standard">
      <style:graphic-properties draw:stroke="none" svg:stroke-color="#ffffff" draw:fill="none" draw:fill-color="#ffffff" fo:min-height="0.758cm"/>
    </style:style>
    <style:style style:name="gr130" style:family="graphic" style:parent-style-name="standard">
      <style:graphic-properties draw:stroke="none" svg:stroke-color="#ffffff" draw:fill="solid" draw:fill-color="#00b8ff" fo:min-height="0.759cm"/>
    </style:style>
    <style:style style:name="gr131" style:family="graphic" style:parent-style-name="standard">
      <style:graphic-properties draw:stroke="none" svg:stroke-color="#ffffff" draw:fill="none" draw:fill-color="#ffffff" fo:min-height="1.304cm"/>
    </style:style>
    <style:style style:name="gr132" style:family="graphic" style:parent-style-name="standard">
      <style:graphic-properties draw:stroke="none" svg:stroke-color="#ffffff" draw:fill="none" draw:fill-color="#ffffff" fo:min-height="1.919cm"/>
    </style:style>
    <style:style style:name="gr133" style:family="graphic" style:parent-style-name="standard">
      <style:graphic-properties draw:stroke="none" svg:stroke-color="#ffffff" draw:fill="solid" draw:fill-color="#00b8ff" fo:min-height="0.758cm"/>
    </style:style>
    <style:style style:name="gr134" style:family="graphic" style:parent-style-name="standard">
      <style:graphic-properties draw:stroke="none" svg:stroke-color="#ffffff" draw:fill="none" draw:fill-color="#ffffff" fo:min-height="1.305cm"/>
    </style:style>
    <style:style style:name="gr135" style:family="graphic" style:parent-style-name="standard">
      <style:graphic-properties draw:stroke="none" svg:stroke-color="#ffffff" draw:fill="none" draw:fill-color="#ffffff" fo:min-height="0.759cm"/>
    </style:style>
    <style:style style:name="gr136" style:family="graphic" style:parent-style-name="standard">
      <style:graphic-properties draw:fill="solid" draw:fill-color="#ffffcc" draw:textarea-horizontal-align="justify" draw:textarea-vertical-align="middle" draw:auto-grow-height="false" fo:min-height="0cm" fo:min-width="0cm"/>
    </style:style>
    <style:style style:name="gr137" style:family="graphic" style:parent-style-name="standard">
      <style:graphic-properties draw:stroke="none" svg:stroke-color="#000000" draw:fill="none" draw:fill-color="#99ccff" draw:auto-grow-height="true" draw:auto-grow-width="false" fo:max-height="0cm" fo:min-height="0.777cm"/>
    </style:style>
    <style:style style:name="gr138" style:family="graphic" style:parent-style-name="standard">
      <style:graphic-properties draw:fill="solid" draw:fill-color="#99ccff" draw:textarea-horizontal-align="justify" draw:textarea-vertical-align="middle" draw:auto-grow-height="false" fo:min-height="0cm" fo:min-width="0cm"/>
    </style:style>
    <style:style style:name="gr139" style:family="graphic" style:parent-style-name="standard">
      <style:graphic-properties draw:stroke="none" svg:stroke-color="#000000" draw:fill="solid" draw:fill-color="#99ccff" draw:auto-grow-height="true" draw:auto-grow-width="false" fo:max-height="0cm" fo:min-height="0.777cm"/>
    </style:style>
    <style:style style:name="gr140" style:family="graphic" style:parent-style-name="standard">
      <style:graphic-properties draw:stroke="none" svg:stroke-color="#000000" draw:fill="solid" draw:fill-color="#ffffcc" draw:auto-grow-height="true" draw:auto-grow-width="false" fo:max-height="0cm" fo:min-height="1.449cm"/>
    </style:style>
    <style:style style:name="gr141" style:family="graphic" style:parent-style-name="standard">
      <style:graphic-properties svg:stroke-width="0.025cm" svg:stroke-color="#ffffff" draw:marker-start-width="0.237cm" draw:marker-end-width="0.237cm" draw:fill="solid" draw:fill-color="#99ccff" draw:textarea-horizontal-align="center" draw:textarea-vertical-align="middle" fo:padding-top="0.137cm" fo:padding-bottom="0.137cm" fo:padding-left="0.262cm" fo:padding-right="0.262cm"/>
    </style:style>
    <style:style style:name="gr142" style:family="graphic" style:parent-style-name="standard">
      <style:graphic-properties svg:stroke-color="#ffffff" draw:fill="none" draw:fill-color="#99ccff" draw:textarea-horizontal-align="justify" draw:textarea-vertical-align="middle" draw:auto-grow-height="false" fo:min-height="0cm" fo:min-width="0cm"/>
    </style:style>
    <style:style style:name="gr143" style:family="graphic" style:parent-style-name="standard">
      <style:graphic-properties draw:stroke="none" svg:stroke-color="#ffffff" draw:fill="none" draw:fill-color="#ffffff" draw:auto-grow-height="true" draw:auto-grow-width="false" fo:max-height="0cm" fo:min-height="1.579cm"/>
    </style:style>
    <style:style style:name="gr144" style:family="graphic" style:parent-style-name="standard">
      <style:graphic-properties svg:stroke-color="#ffffff" draw:textarea-horizontal-align="justify" draw:textarea-vertical-align="middle" draw:auto-grow-height="false" fo:min-height="0cm" fo:min-width="0cm"/>
    </style:style>
    <style:style style:name="gr145" style:family="graphic" style:parent-style-name="standard">
      <style:graphic-properties draw:stroke="none" svg:stroke-color="#ffffff" draw:fill="none" draw:fill-color="#ffffff" draw:auto-grow-height="true" draw:auto-grow-width="false" fo:max-height="0cm" fo:min-height="0.593cm"/>
    </style:style>
    <style:style style:name="gr146" style:family="graphic" style:parent-style-name="standard">
      <style:graphic-properties draw:stroke="none" svg:stroke-color="#ffffff" draw:fill="none" draw:fill-color="#ffffff" draw:auto-grow-height="true" draw:auto-grow-width="false" fo:max-height="0cm" fo:min-height="0.541cm"/>
    </style:style>
    <style:style style:name="gr147" style:family="graphic" style:parent-style-name="standard">
      <style:graphic-properties svg:stroke-color="#ffffff" draw:fill="hatch" draw:fill-gradient-name="Gradient_20_1" draw:fill-hatch-name="Black_20_-45_2c_45_20_degrees" draw:fill-hatch-solid="false" draw:textarea-horizontal-align="justify" draw:textarea-vertical-align="middle" draw:auto-grow-height="false" fo:min-height="0cm" fo:min-width="0cm"/>
    </style:style>
    <style:style style:name="gr148" style:family="graphic" style:parent-style-name="standard">
      <style:graphic-properties draw:fill="solid" draw:fill-color="#00b8ff" draw:textarea-horizontal-align="justify" draw:textarea-vertical-align="middle" draw:auto-grow-height="false" fo:min-height="0cm" fo:min-width="0cm"/>
    </style:style>
    <style:style style:name="gr149" style:family="graphic" style:parent-style-name="standard">
      <style:graphic-properties draw:fill="solid" draw:fill-color="#00b8ff" draw:textarea-horizontal-align="center" draw:textarea-vertical-align="middle"/>
    </style:style>
    <style:style style:name="gr150" style:family="graphic" style:parent-style-name="standard">
      <style:graphic-properties draw:stroke="none" svg:stroke-color="#000000" draw:fill="none" draw:fill-color="#ffffff" fo:min-height="1.75cm"/>
    </style:style>
    <style:style style:name="gr151" style:family="graphic" style:parent-style-name="standard">
      <style:graphic-properties draw:stroke="none" svg:stroke-color="#000000" draw:fill="none" draw:fill-color="#ffffff" fo:min-height="0.68cm"/>
    </style:style>
    <style:style style:name="gr152" style:family="graphic" style:parent-style-name="standard">
      <style:graphic-properties draw:stroke="none" svg:stroke-color="#000000" draw:fill="none" draw:fill-color="#ffffff" fo:min-height="0.617cm"/>
    </style:style>
    <style:style style:name="gr153" style:family="graphic" style:parent-style-name="standard">
      <style:graphic-properties svg:stroke-width="0.025cm" draw:marker-start-width="0.33cm" draw:marker-end="Arrow" draw:marker-end-width="0.178cm" draw:textarea-horizontal-align="center" draw:textarea-vertical-align="middle" fo:padding-top="0.137cm" fo:padding-bottom="0.137cm" fo:padding-left="0.262cm" fo:padding-right="0.262cm"/>
    </style:style>
    <style:style style:name="gr154" style:family="graphic" style:parent-style-name="standard">
      <style:graphic-properties draw:stroke="none" svg:stroke-color="#000000" draw:fill="none" draw:fill-color="#ffffff" fo:min-height="1.183cm"/>
    </style:style>
    <style:style style:name="gr155" style:family="graphic" style:parent-style-name="standard">
      <style:graphic-properties draw:stroke="none" svg:stroke-color="#000000" draw:fill="none" draw:fill-color="#00b8ff" fo:min-height="0.68cm"/>
    </style:style>
    <style:style style:name="gr156"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fill="solid" draw:fill-color="#99cc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7"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8" style:family="graphic" style:parent-style-name="standard" style:list-style-name="L5">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9"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0" style:family="graphic" style:parent-style-name="standard" style:list-style-name="L5">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1"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2" style:family="graphic" style:parent-style-name="standard" style:list-style-name="L5">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1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3"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4" style:family="graphic" style:parent-style-name="standard" style:list-style-name="L5">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5"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6" style:family="graphic" style:parent-style-name="standard" style:list-style-name="L5">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7"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8" style:family="graphic" style:parent-style-name="standard" style:list-style-name="L5">
      <style:graphic-properties draw:stroke="none" draw:stroke-dash="Dash_20_2" svg:stroke-width="0cm" svg:stroke-color="#ffffff" draw:marker-start="" draw:marker-start-width="0.2cm" draw:marker-start-center="false" draw:marker-end-width="0.2cm" draw:marker-end-center="false" svg:stroke-opacity="100%" draw:stroke-linejoin="round" draw:fill="none" draw:fill-color="#ffff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58cm" fo:min-width="0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9"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fill="solid" draw:fill-color="#00b8ff"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0"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1"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2"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3" style:family="graphic" style:parent-style-name="standard" style:list-style-name="L5">
      <style:graphic-properties draw:stroke-dash="Dash_20_2" svg:stroke-width="0cm" svg:stroke-color="#ffffff" draw:marker-start="" draw:marker-start-width="0.2cm" draw:marker-start-center="false"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4" style:family="graphic" style:parent-style-name="standard" style:list-style-name="L5">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75" style:family="graphic" style:parent-style-name="standard" style:list-style-name="L5">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6" style:family="graphic" style:parent-style-name="standard" style:list-style-name="L5">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7" style:family="graphic" style:parent-style-name="standard" style:list-style-name="L5">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8" style:family="graphic" style:parent-style-name="standard" style:list-style-name="L5">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79" style:family="graphic" style:parent-style-name="standard" style:list-style-name="L5">
      <style:graphic-properties draw:stroke-dash="Dash_20_2" svg:stroke-width="0cm" svg:stroke-color="#ffffff" draw:marker-start="" draw:marker-start-width="0.2cm" draw:marker-start-center="false" draw:marker-end="Arrow" draw:marker-end-width="0.2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24cm" fo:padding-bottom="0.124cm" fo:padding-left="0.249cm" fo:padding-right="0.249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80" style:family="graphic" style:parent-style-name="standard">
      <style:graphic-properties svg:stroke-width="0.05cm" svg:stroke-color="#ccccff" draw:marker-start-width="0.375cm" draw:marker-end-width="0.375cm" draw:fill="solid" draw:fill-color="#c0c0c0" draw:textarea-horizontal-align="center" draw:textarea-vertical-align="middle" fo:padding-top="0.15cm" fo:padding-bottom="0.15cm" fo:padding-left="0.275cm" fo:padding-right="0.275cm"/>
    </style:style>
    <style:style style:name="gr181" style:family="graphic" style:parent-style-name="standard">
      <style:graphic-properties svg:stroke-width="0.05cm" svg:stroke-color="#ffffff" draw:marker-start-width="0.375cm" draw:marker-end-width="0.375cm" draw:fill="solid" draw:fill-color="#c0c0c0" draw:textarea-horizontal-align="center" draw:textarea-vertical-align="middle" fo:padding-top="0.15cm" fo:padding-bottom="0.15cm" fo:padding-left="0.275cm" fo:padding-right="0.275cm"/>
    </style:style>
    <style:style style:name="gr182" style:family="graphic" style:parent-style-name="standard">
      <style:graphic-properties svg:stroke-width="0.05cm" svg:stroke-color="#ffffff" draw:marker-start-width="0.375cm" draw:marker-end-width="0.375cm" draw:fill="solid" draw:fill-color="#c0c0c0" draw:textarea-horizontal-align="center" draw:textarea-vertical-align="middle" fo:padding-top="0.15cm" fo:padding-bottom="0.15cm" fo:padding-left="0.275cm" fo:padding-right="0.275cm"/>
    </style:style>
    <style:style style:name="gr183" style:family="graphic" style:parent-style-name="standard">
      <style:graphic-properties svg:stroke-width="0.05cm" svg:stroke-color="#ffffff" draw:marker-start-width="0.275cm" draw:marker-end-width="0.275cm" draw:textarea-horizontal-align="center" draw:textarea-vertical-align="middle" fo:padding-top="0.15cm" fo:padding-bottom="0.15cm" fo:padding-left="0.275cm" fo:padding-right="0.275cm"/>
    </style:style>
    <style:style style:name="gr184" style:family="graphic" style:parent-style-name="standard">
      <style:graphic-properties svg:stroke-width="0.05cm" svg:stroke-color="#ffffff" draw:marker-start-width="0.275cm" draw:marker-end-width="0.275cm" draw:textarea-horizontal-align="justify" draw:textarea-vertical-align="middle" draw:auto-grow-height="false" fo:padding-top="0.15cm" fo:padding-bottom="0.15cm" fo:padding-left="0.275cm" fo:padding-right="0.275cm"/>
    </style:style>
    <style:style style:name="gr185" style:family="graphic" style:parent-style-name="standard">
      <style:graphic-properties svg:stroke-width="0.05cm" svg:stroke-color="#ffffff" draw:marker-start-width="0.275cm" draw:marker-end-width="0.275cm" draw:textarea-horizontal-align="center" draw:textarea-vertical-align="middle" fo:padding-top="0.15cm" fo:padding-bottom="0.15cm" fo:padding-left="0.275cm" fo:padding-right="0.275cm"/>
    </style:style>
    <style:style style:name="gr186" style:family="graphic" style:parent-style-name="standard">
      <style:graphic-properties svg:stroke-width="0.05cm" svg:stroke-color="#ffffff" draw:marker-start="" draw:marker-start-width="0.275cm" draw:marker-end="Circle" draw:marker-end-width="0.275cm" draw:textarea-horizontal-align="center" draw:textarea-vertical-align="middle" fo:padding-top="0.15cm" fo:padding-bottom="0.15cm" fo:padding-left="0.275cm" fo:padding-right="0.275cm"/>
    </style:style>
    <style:style style:name="gr187" style:family="graphic" style:parent-style-name="standard">
      <style:graphic-properties draw:stroke="none" draw:fill="solid" draw:fill-color="#666699" draw:textarea-horizontal-align="center" draw:textarea-vertical-align="middle" fo:padding-top="0.01cm" fo:padding-bottom="0.01cm" fo:padding-left="0.01cm" fo:padding-right="0.01cm"/>
    </style:style>
    <style:style style:name="gr188" style:family="graphic" style:parent-style-name="standard">
      <style:graphic-properties draw:stroke="none" svg:stroke-color="#000000" draw:fill="none" draw:fill-color="#ffffff" fo:min-height="0.847cm"/>
    </style:style>
    <style:style style:name="gr189" style:family="graphic" style:parent-style-name="standard">
      <style:graphic-properties draw:stroke="none" svg:stroke-color="#000000" draw:fill="none" draw:fill-color="#ffffff" fo:min-height="0.848cm"/>
    </style:style>
    <style:style style:name="gr190" style:family="graphic" style:parent-style-name="standard">
      <style:graphic-properties draw:stroke="none" draw:fill="none" fo:min-height="6.05cm"/>
    </style:style>
    <style:style style:name="gr191" style:family="graphic" style:parent-style-name="standard">
      <style:graphic-properties draw:stroke="none" svg:stroke-color="#000000" draw:fill="none" draw:fill-color="#ffffff" fo:min-height="0.488cm"/>
    </style:style>
    <style:style style:name="gr192" style:family="graphic" style:parent-style-name="standard">
      <style:graphic-properties draw:stroke="none" svg:stroke-color="#000000" draw:fill="none" draw:fill-color="#ffffff" fo:min-height="0.489cm"/>
    </style:style>
    <style:style style:name="gr193" style:family="graphic" style:parent-style-name="standard">
      <style:graphic-properties svg:stroke-width="0.025cm" draw:marker-start-width="0.237cm" draw:marker-end-width="0.237cm" draw:textarea-horizontal-align="center" draw:textarea-vertical-align="middle" fo:padding-top="0.137cm" fo:padding-bottom="0.137cm" fo:padding-left="0.262cm" fo:padding-right="0.262cm"/>
    </style:style>
    <style:style style:name="gr194" style:family="graphic" style:parent-style-name="standard">
      <style:graphic-properties svg:stroke-width="0.025cm" draw:marker-start-width="0.33cm" draw:marker-end="Arrow" draw:marker-end-width="0.178cm" draw:fill="solid" draw:fill-color="#0099ff" draw:textarea-horizontal-align="center" draw:textarea-vertical-align="middle" fo:padding-top="0.137cm" fo:padding-bottom="0.137cm" fo:padding-left="0.262cm" fo:padding-right="0.262cm"/>
    </style:style>
    <style:style style:name="gr195"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6"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7"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8"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9" style:family="graphic" style:parent-style-name="standard">
      <style:graphic-properties draw:stroke="none" svg:stroke-color="#000000" draw:fill="none" draw:fill-color="#ffffff" fo:min-height="0.482cm"/>
    </style:style>
    <style:style style:name="gr200"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1"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2" style:family="graphic" style:parent-style-name="standard">
      <style:graphic-properties draw:stroke="none" svg:stroke-color="#000000" draw:fill="none" draw:fill-color="#0099ff" fo:min-height="0.483cm"/>
    </style:style>
    <style:style style:name="gr203" style:family="graphic" style:parent-style-name="standard">
      <style:graphic-properties draw:stroke="none" svg:stroke-color="#000000" draw:fill="none" draw:fill-color="#ffffff" fo:min-height="0.483cm"/>
    </style:style>
    <style:style style:name="gr204"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5"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6"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7"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8"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9"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0" style:family="graphic" style:parent-style-name="standard">
      <style:graphic-properties draw:stroke="none" svg:stroke-color="#000000" draw:fill="none" draw:fill-color="#ffffff" fo:min-height="0.219cm"/>
    </style:style>
    <style:style style:name="gr211"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2"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3"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4"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5"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6"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7"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8"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9" style:family="graphic" style:parent-style-name="standard">
      <style:graphic-properties draw:fill="solid" draw:fill-color="#0099ff" draw:textarea-horizontal-align="justify" draw:textarea-vertical-align="middle" draw:auto-grow-height="false" fo:min-height="0cm" fo:min-width="0cm"/>
    </style:style>
    <style:style style:name="gr220"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1"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2"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3"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4"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5"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6"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7" style:family="graphic" style:parent-style-name="standard" style:list-style-name="L5">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solid" draw:fill-color="#0099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8" style:family="graphic" style:parent-style-name="standard">
      <style:graphic-properties draw:stroke="none" svg:stroke-color="#000000" draw:fill="none" draw:fill-color="#ffffff" fo:min-height="0.331cm"/>
    </style:style>
    <style:style style:name="gr229" style:family="graphic" style:parent-style-name="standard">
      <style:graphic-properties draw:stroke="none" svg:stroke-color="#000000" draw:fill="none" draw:fill-color="#ffffff" fo:min-height="0.579cm"/>
    </style:style>
    <style:style style:name="gr230" style:family="graphic" style:parent-style-name="standard">
      <style:graphic-properties draw:stroke="none" svg:stroke-color="#000000" draw:fill="none" draw:fill-color="#ffffff" fo:min-height="0.262cm"/>
    </style:style>
    <style:style style:name="pr1" style:family="presentation" style:parent-style-name="fpl_5f_presentation_5f_template-title">
      <style:graphic-properties draw:fill-color="#ffffff" fo:min-height="6.396cm"/>
    </style:style>
    <style:style style:name="pr2" style:family="presentation" style:parent-style-name="fpl_5f_presentation_5f_template-notes" style:list-style-name="L13">
      <style:graphic-properties draw:fill-color="#ffffff" draw:auto-grow-height="true" fo:min-height="13.362cm"/>
    </style:style>
    <style:style style:name="pr3" style:family="presentation" style:parent-style-name="fpl_5f_presentation_5f_template-title">
      <style:graphic-properties draw:fill-color="#ffffff" draw:auto-grow-height="true" fo:min-height="3.649cm"/>
    </style:style>
    <style:style style:name="pr4" style:family="presentation" style:parent-style-name="fpl_5f_presentation_5f_template-subtitle" style:list-style-name="L14">
      <style:graphic-properties draw:fill-color="#ffffff" fo:min-height="15.19cm"/>
    </style:style>
    <style:style style:name="pr5" style:family="presentation" style:parent-style-name="fpl_5f_presentation_5f_template-notes">
      <style:graphic-properties draw:fill-color="#ffffff" draw:auto-grow-height="true" fo:min-height="13.362cm"/>
    </style:style>
    <style:style style:name="pr6" style:family="presentation" style:parent-style-name="fpl_5f_presentation_5f_template-title">
      <style:graphic-properties draw:fill-color="#ffffff" fo:min-height="2.757cm"/>
    </style:style>
    <style:style style:name="pr7" style:family="presentation" style:parent-style-name="fpl_5f_presentation_5f_template-subtitle" style:list-style-name="L14">
      <style:graphic-properties draw:fill-color="#ffffff" fo:min-height="15.19cm"/>
    </style:style>
    <style:style style:name="pr8" style:family="presentation" style:parent-style-name="fpl_5f_presentation_5f_template-subtitle" style:list-style-name="L14">
      <style:graphic-properties draw:fill-color="#ffffff" fo:min-height="15.19cm"/>
    </style:style>
    <style:style style:name="pr9" style:family="presentation" style:parent-style-name="fpl_5f_presentation_5f_template-subtitle" style:list-style-name="L15">
      <style:graphic-properties draw:fill-color="#ffffff" draw:auto-grow-height="true" fo:min-height="15.337cm"/>
    </style:style>
    <style:style style:name="pr10" style:family="presentation" style:parent-style-name="fpl_5f_presentation_5f_template-outline1">
      <style:graphic-properties draw:fill-color="#ffffff" draw:auto-grow-height="true" fo:min-height="12.815cm"/>
    </style:style>
    <style:style style:name="pr11" style:family="presentation" style:parent-style-name="fpl_5f_presentation_5f_template-outline1" style:list-style-name="L16">
      <style:graphic-properties draw:fill-color="#ffffff" draw:auto-grow-height="true" fo:min-height="15.441cm"/>
    </style:style>
    <style:style style:name="pr12" style:family="presentation" style:parent-style-name="fpl_5f_presentation_5f_template-outline1" style:list-style-name="L17">
      <style:graphic-properties draw:fill-color="#ffffff" fo:min-height="13.465cm"/>
    </style:style>
    <style:style style:name="pr13" style:family="presentation" style:parent-style-name="fpl_5f_presentation_5f_template-outline1" style:list-style-name="L17">
      <style:graphic-properties draw:fill-color="#ffffff" draw:auto-grow-height="true" fo:min-height="15.441cm"/>
    </style:style>
    <style:style style:name="pr14" style:family="presentation" style:parent-style-name="fpl_5f_presentation_5f_template-outline1" style:list-style-name="L17">
      <style:graphic-properties draw:fill-color="#ffffff" draw:auto-grow-height="true" fo:min-height="15.441cm"/>
    </style:style>
    <style:style style:name="pr15" style:family="presentation" style:parent-style-name="fpl_5f_presentation_5f_template-outline1">
      <style:graphic-properties draw:fill-color="#ffffff" draw:auto-grow-height="true" fo:min-height="15.337cm"/>
    </style:style>
    <style:style style:name="pr16" style:family="presentation" style:parent-style-name="fpl_5f_presentation_5f_template-outline1" style:list-style-name="L17">
      <style:graphic-properties draw:fill-color="#ffffff" draw:auto-grow-height="true" fo:min-height="15.441cm"/>
    </style:style>
    <style:style style:name="pr17" style:family="presentation" style:parent-style-name="fpl_5f_presentation_5f_template-outline1" style:list-style-name="L17">
      <style:graphic-properties draw:fill-color="#ffffff" draw:auto-grow-height="true" fo:min-height="15.441cm"/>
    </style:style>
    <style:style style:name="pr18" style:family="presentation" style:parent-style-name="fpl_5f_presentation_5f_template-outline1" style:list-style-name="L17">
      <style:graphic-properties draw:fill-color="#ffffff" draw:auto-grow-height="true" fo:min-height="15.441cm"/>
    </style:style>
    <style:style style:name="pr19" style:family="presentation" style:parent-style-name="fpl_5f_presentation_5f_template-outline1">
      <style:graphic-properties draw:fill-color="#ffffff" draw:auto-grow-height="true" fo:min-height="16.371cm"/>
    </style:style>
    <style:style style:name="pr20" style:family="presentation" style:parent-style-name="fpl_5f_presentation_5f_template-outline1" style:list-style-name="L17">
      <style:graphic-properties draw:fill-color="#ffffff" draw:auto-grow-height="true" fo:min-height="15.441cm"/>
    </style:style>
    <style:style style:name="pr21" style:family="presentation" style:parent-style-name="fpl_5f_presentation_5f_template-outline1" style:list-style-name="L18">
      <style:graphic-properties draw:fill-color="#ffffff" fo:min-height="15.102cm"/>
    </style:style>
    <style:style style:name="pr22" style:family="presentation" style:parent-style-name="fpl_5f_presentation_5f_template-outline1" style:list-style-name="L17">
      <style:graphic-properties draw:fill-color="#ffffff" fo:min-height="15.19cm"/>
    </style:style>
    <style:style style:name="pr23" style:family="presentation" style:parent-style-name="fpl_5f_presentation_5f_template-outline1" style:list-style-name="L17">
      <style:graphic-properties draw:fill-color="#ffffff" draw:auto-grow-height="true" fo:min-height="15.441cm"/>
    </style:style>
    <style:style style:name="pr24" style:family="presentation" style:parent-style-name="fpl_5f_presentation_5f_template-outline1" style:list-style-name="L17">
      <style:graphic-properties draw:fill-color="#ffffff" draw:auto-grow-height="true" fo:min-height="13.716cm"/>
    </style:style>
    <style:style style:name="pr25" style:family="presentation" style:parent-style-name="fpl_5f_presentation_5f_template-outline1" style:list-style-name="L7">
      <style:graphic-properties draw:fill-color="#ffffff" draw:auto-grow-height="true" fo:min-height="15.337cm"/>
    </style:style>
    <style:style style:name="pr26" style:family="presentation" style:parent-style-name="fpl_5f_presentation_5f_template-outline1" style:list-style-name="L17">
      <style:graphic-properties draw:fill-color="#ffffff" fo:min-height="15.19cm"/>
    </style:style>
    <style:style style:name="pr27" style:family="presentation" style:parent-style-name="fpl_5f_presentation_5f_template-outline1" style:list-style-name="L17">
      <style:graphic-properties draw:fill="none" draw:fill-color="#99ccff" draw:auto-grow-height="true" fo:min-height="15.441cm"/>
    </style:style>
    <style:style style:name="pr28" style:family="presentation" style:parent-style-name="fpl_5f_presentation_5f_template-outline1" style:list-style-name="L17">
      <style:graphic-properties draw:fill="none" draw:fill-color="#00b8ff" fo:min-height="15.19cm"/>
    </style:style>
    <style:style style:name="pr29" style:family="presentation" style:parent-style-name="fpl_5f_presentation_5f_template-outline1" style:list-style-name="L7">
      <style:graphic-properties draw:fill-color="#ffffff" draw:auto-grow-height="true" fo:min-height="15.441cm"/>
    </style:style>
    <style:style style:name="pr30" style:family="presentation" style:parent-style-name="fpl_5f_presentation_5f_template-outline1" style:list-style-name="L17">
      <style:graphic-properties draw:fill-color="#ffffff" draw:auto-grow-height="true" fo:min-height="15.441cm"/>
    </style:style>
    <style:style style:name="pr31" style:family="presentation" style:parent-style-name="fpl_5f_presentation_5f_template-outline1" style:list-style-name="L17">
      <style:graphic-properties draw:fill-color="#ffffff" draw:auto-grow-height="true" fo:min-height="15.441cm"/>
    </style:style>
    <style:style style:name="pr32" style:family="presentation" style:parent-style-name="fpl_5f_presentation_5f_template-outline1" style:list-style-name="L17">
      <style:graphic-properties draw:fill="none" draw:fill-color="#ffff00" draw:fill-image-width="0cm" draw:fill-image-height="0cm" fo:min-height="13.716cm"/>
    </style:style>
    <style:style style:name="pr33" style:family="presentation" style:parent-style-name="fpl_5f_presentation_5f_template-outline1" style:list-style-name="L17">
      <style:graphic-properties draw:fill-color="#ffffff" fo:min-height="15.195cm"/>
    </style:style>
    <style:style style:name="pr34" style:family="presentation" style:parent-style-name="fpl_5f_presentation_5f_template-outline1" style:list-style-name="L17">
      <style:graphic-properties draw:fill-color="#ffffff" fo:min-height="9.268cm"/>
    </style:style>
    <style:style style:name="pr35" style:family="presentation" style:parent-style-name="fpl_5f_presentation_5f_template-outline1" style:list-style-name="L17">
      <style:graphic-properties draw:fill-color="#ffffff" draw:auto-grow-height="true" fo:min-height="15.441cm"/>
    </style:style>
    <style:style style:name="pr36" style:family="presentation" style:parent-style-name="fpl_5f_presentation_5f_template-outline1" style:list-style-name="L17">
      <style:graphic-properties draw:fill-color="#ffffff" fo:min-height="15.19cm"/>
    </style:style>
    <style:style style:name="pr37" style:family="presentation" style:parent-style-name="fpl_5f_presentation_5f_template-outline1" style:list-style-name="L17">
      <style:graphic-properties draw:fill-color="#ffffff" fo:min-height="5.828cm"/>
    </style:style>
    <style:style style:name="pr38" style:family="presentation" style:parent-style-name="fpl_5f_presentation_5f_template-notes">
      <style:graphic-properties draw:fill-color="#ffffff" fo:min-height="13.111cm"/>
    </style:style>
    <style:style style:name="pr39" style:family="presentation" style:parent-style-name="fpl_5f_presentation_5f_template-outline1" style:list-style-name="L17">
      <style:graphic-properties draw:fill-color="#ffffff" draw:auto-grow-height="true" fo:min-height="15.441cm"/>
    </style:style>
    <style:style style:name="pr40" style:family="presentation" style:parent-style-name="fpl_5f_presentation_5f_template-outline1" style:list-style-name="L17">
      <style:graphic-properties draw:fill-color="#ffffff" draw:auto-grow-height="true" fo:min-height="15.441cm"/>
    </style:style>
    <style:style style:name="pr41" style:family="presentation" style:parent-style-name="fpl_5f_presentation_5f_template-outline1" style:list-style-name="L17">
      <style:graphic-properties draw:fill-color="#ffffff" draw:auto-grow-height="true" fo:min-height="15.441cm"/>
    </style:style>
    <style:style style:name="pr42" style:family="presentation" style:parent-style-name="fpl_5f_presentation_5f_template-outline1" style:list-style-name="L10">
      <style:graphic-properties draw:fill-color="#ffffff" draw:auto-grow-height="true" fo:min-height="15.337cm"/>
    </style:style>
    <style:style style:name="pr43" style:family="presentation" style:parent-style-name="fpl_5f_presentation_5f_template-outline1" style:list-style-name="L7">
      <style:graphic-properties draw:fill-color="#ffffff" draw:auto-grow-height="true" fo:min-height="15.337cm"/>
    </style:style>
    <style:style style:name="pr44" style:family="presentation" style:parent-style-name="fpl_5f_presentation_5f_template-outline1" style:list-style-name="L10">
      <style:graphic-properties draw:fill-color="#ffffff" draw:auto-grow-height="true" fo:min-height="15.441cm"/>
    </style:style>
    <style:style style:name="pr45" style:family="presentation" style:parent-style-name="fpl_5f_presentation_5f_template-outline1" style:list-style-name="L10">
      <style:graphic-properties draw:fill-color="#ffffff" draw:auto-grow-height="true" fo:min-height="15.337cm"/>
    </style:style>
    <style:style style:name="pr46" style:family="presentation" style:parent-style-name="fpl_5f_presentation_5f_template-outline1" style:list-style-name="L17">
      <style:graphic-properties draw:fill-color="#ffffff" fo:min-height="15.19cm"/>
    </style:style>
    <style:style style:name="pr47" style:family="presentation" style:parent-style-name="fpl_5f_presentation_5f_template-outline1" style:list-style-name="L10">
      <style:graphic-properties draw:fill-color="#ffffff" draw:auto-grow-height="true" fo:min-height="15.441cm"/>
    </style:style>
    <style:style style:name="pr48" style:family="presentation" style:parent-style-name="fpl_5f_presentation_5f_template-outline1" style:list-style-name="L17">
      <style:graphic-properties draw:fill-color="#ffffff" fo:min-height="15.19cm"/>
    </style:style>
    <style:style style:name="pr49" style:family="presentation" style:parent-style-name="fpl_5f_presentation_5f_template-outline1" style:list-style-name="L17">
      <style:graphic-properties draw:fill-color="#ffffff" fo:min-height="15.19cm"/>
    </style:style>
    <style:style style:name="pr50" style:family="presentation" style:parent-style-name="fpl_5f_presentation_5f_template-outline1" style:list-style-name="L10">
      <style:graphic-properties draw:fill-color="#ffffff" draw:auto-grow-height="true" fo:min-height="15.337cm"/>
    </style:style>
    <style:style style:name="pr51" style:family="presentation" style:parent-style-name="fpl_5f_presentation_5f_template-outline1" style:list-style-name="L17">
      <style:graphic-properties draw:fill-color="#ffffff" fo:min-height="15.19cm"/>
    </style:style>
    <style:style style:name="pr52" style:family="presentation" style:parent-style-name="fpl_5f_presentation_5f_template-title">
      <style:graphic-properties draw:fill-color="#ffffff" draw:auto-grow-height="true" fo:min-height="3.008cm"/>
    </style:style>
    <style:style style:name="pr53" style:family="presentation" style:parent-style-name="fpl_5f_presentation_5f_template-outline1" style:list-style-name="L17">
      <style:graphic-properties draw:fill-color="#ffffff" draw:auto-grow-height="true" fo:min-height="3cm"/>
    </style:style>
    <style:style style:name="pr54" style:family="presentation" style:parent-style-name="fpl_5f_presentation_5f_template-outline1" style:list-style-name="L17">
      <style:graphic-properties draw:fill-color="#ffffff" draw:auto-grow-height="true" fo:min-height="15.441cm"/>
    </style:style>
    <style:style style:name="pr55" style:family="presentation" style:parent-style-name="fpl_5f_presentation_5f_template-outline1" style:list-style-name="L17">
      <style:graphic-properties draw:fill-color="#ffffff" draw:auto-grow-height="true" fo:min-height="17.858cm"/>
    </style:style>
    <style:style style:name="pr56" style:family="presentation" style:parent-style-name="fpl_5f_presentation_5f_template-outline1" style:list-style-name="L17">
      <style:graphic-properties draw:fill-color="#ffffff" fo:min-height="13.465cm"/>
    </style:style>
    <style:style style:name="pr57" style:family="presentation" style:parent-style-name="fpl_5f_presentation_5f_template-outline1" style:list-style-name="L12">
      <style:graphic-properties draw:fill-color="#ffffff" draw:auto-grow-height="true" fo:min-height="15.337cm"/>
    </style:style>
    <style:style style:name="pr58" style:family="presentation" style:parent-style-name="fpl_5f_presentation_5f_template-outline1">
      <style:graphic-properties draw:fill-color="#ffffff" fo:min-height="15.086cm"/>
    </style:style>
    <style:style style:name="pr59" style:family="presentation" style:parent-style-name="fpl_5f_presentation_5f_template-outline1" style:list-style-name="L17">
      <style:graphic-properties draw:fill-color="#ffffff" draw:auto-grow-height="true" fo:min-height="15.441cm"/>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autospace="none"/>
      <style:text-properties fo:color="#000000" fo:font-size="32pt"/>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2cm" fo:margin-right="0cm" fo:text-align="start" text:enable-numbering="true" fo:text-indent="-0.6cm"/>
    </style:style>
    <style:style style:name="P6" style:family="paragraph">
      <style:paragraph-properties fo:margin-left="1.2cm" fo:margin-right="0cm" fo:text-align="start" text:enable-numbering="false" fo:text-indent="-0.6cm"/>
    </style:style>
    <style:style style:name="P7" style:family="paragraph">
      <style:paragraph-properties fo:margin-left="0.6cm" fo:margin-right="0cm" fo:text-align="start" fo:text-indent="-0.6cm"/>
      <style:text-properties fo:font-size="28pt"/>
    </style:style>
    <style:style style:name="P8" style:family="paragraph">
      <style:paragraph-properties fo:margin-left="1.2cm" fo:margin-right="0cm" text:enable-numbering="true" fo:text-indent="-0.6cm"/>
    </style:style>
    <style:style style:name="P9" style:family="paragraph">
      <style:paragraph-properties fo:margin-left="0.952cm" fo:margin-right="0cm" fo:text-align="center" text:enable-numbering="false" fo:text-indent="-0.952cm"/>
    </style:style>
    <style:style style:name="P10" style:family="paragraph">
      <style:paragraph-properties fo:margin-left="0.952cm" fo:margin-right="0cm" fo:text-align="center" text:enable-numbering="false" fo:text-indent="-0.952cm"/>
      <style:text-properties fo:color="#000000"/>
    </style:style>
    <style:style style:name="P11" style:family="paragraph">
      <style:paragraph-properties fo:margin-left="0.952cm" fo:margin-right="0cm" text:enable-numbering="true" fo:text-indent="-0.952cm" style:text-autospace="none"/>
    </style:style>
    <style:style style:name="P12" style:family="paragraph">
      <style:paragraph-properties fo:margin-left="2.063cm" fo:margin-right="0cm" text:enable-numbering="true" fo:text-indent="-0.793cm" style:text-autospace="none"/>
    </style:style>
    <style:style style:name="P13" style:family="paragraph">
      <style:paragraph-properties fo:margin-left="1.2cm" fo:margin-right="0cm" text:enable-numbering="true" fo:text-indent="-0.9cm" style:text-autospace="none"/>
    </style:style>
    <style:style style:name="P14" style:family="paragraph">
      <style:paragraph-properties fo:margin-left="0cm" fo:margin-right="0cm" text:enable-numbering="true" fo:text-indent="0cm" style:text-autospace="none"/>
    </style:style>
    <style:style style:name="P15" style:family="paragraph">
      <style:paragraph-properties fo:margin-left="1.2cm" fo:margin-right="0cm" fo:text-indent="-0.9cm"/>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font-size="10pt"/>
    </style:style>
    <style:style style:name="P18" style:family="paragraph">
      <style:paragraph-properties fo:text-align="center"/>
    </style:style>
    <style:style style:name="P19" style:family="paragraph">
      <style:paragraph-properties fo:margin-left="0.952cm" fo:margin-right="0cm" text:enable-numbering="true" fo:text-indent="-0.952cm"/>
    </style:style>
    <style:style style:name="P20" style:family="paragraph">
      <style:paragraph-properties fo:margin-left="2.063cm" fo:margin-right="0cm" text:enable-numbering="true" fo:text-indent="-0.793cm"/>
    </style:style>
    <style:style style:name="P21" style:family="paragraph">
      <style:paragraph-properties fo:margin-left="1.2cm" fo:margin-right="0cm" fo:text-indent="-0.9cm"/>
      <style:text-properties fo:font-size="27pt"/>
    </style:style>
    <style:style style:name="P22" style:family="paragraph">
      <style:paragraph-properties fo:margin-left="0cm" fo:margin-right="0cm" fo:text-indent="0cm"/>
      <style:text-properties fo:color="#000000"/>
    </style:style>
    <style:style style:name="P23" style:family="paragraph">
      <style:paragraph-properties fo:margin-left="0.6cm" fo:margin-right="0cm" fo:text-align="start" fo:text-indent="-0.6cm" style:text-autospace="none"/>
    </style:style>
    <style:style style:name="P24" style:family="paragraph">
      <style:paragraph-properties fo:margin-left="0.6cm" fo:margin-right="0cm" fo:text-align="start" fo:text-indent="-0.6cm" style:text-autospace="none"/>
      <style:text-properties fo:color="#ffffff" fo:font-family="Courier" style:font-family-generic="modern" style:font-pitch="fixed" fo:font-size="16pt" style:font-family-asian="Courier" style:font-family-generic-asian="modern" style:font-pitch-asian="fixed" style:font-size-asian="9pt" style:font-family-complex="Courier" style:font-family-generic-complex="modern" style:font-pitch-complex="fixed" style:font-size-complex="5.09999990463257pt"/>
    </style:style>
    <style:style style:name="P25" style:family="paragraph">
      <style:paragraph-properties fo:margin-left="0cm" fo:margin-right="0cm" fo:text-indent="0cm"/>
      <style:text-properties fo:font-size="24pt"/>
    </style:style>
    <style:style style:name="P26" style:family="paragraph">
      <style:paragraph-properties fo:margin-left="0cm" fo:margin-right="0cm" fo:text-align="center" fo:text-indent="0cm"/>
      <style:text-properties fo:font-size="16pt" style:font-size-asian="18pt" style:font-size-complex="18pt"/>
    </style:style>
    <style:style style:name="P27" style:family="paragraph">
      <style:paragraph-properties fo:text-align="center"/>
      <style:text-properties fo:font-size="16pt" style:font-size-asian="18pt" style:font-size-complex="18pt"/>
    </style:style>
    <style:style style:name="P28" style:family="paragraph">
      <style:paragraph-properties fo:margin-left="0.952cm" fo:margin-right="0cm" fo:margin-top="0cm" fo:margin-bottom="0.199cm" text:enable-numbering="true" fo:text-indent="-0.952cm"/>
    </style:style>
    <style:style style:name="P29" style:family="paragraph">
      <style:paragraph-properties fo:margin-left="2.063cm" fo:margin-right="0cm" fo:margin-top="0cm" fo:margin-bottom="0.199cm" text:enable-numbering="true" fo:text-indent="-0.793cm"/>
    </style:style>
    <style:style style:name="P30" style:family="paragraph">
      <style:paragraph-properties fo:margin-left="1.2cm" fo:margin-right="0cm" fo:margin-top="0cm" fo:margin-bottom="0.199cm" fo:text-indent="-0.9cm"/>
    </style:style>
    <style:style style:name="P31" style:family="paragraph">
      <style:paragraph-properties fo:margin-left="0.952cm" fo:margin-right="0cm" fo:margin-top="0cm" fo:margin-bottom="0cm" text:enable-numbering="false" fo:text-indent="-0.952cm" style:text-autospace="none"/>
    </style:style>
    <style:style style:name="P32" style:family="paragraph">
      <style:paragraph-properties fo:margin-left="0.952cm" fo:margin-right="0cm" fo:margin-top="0cm" fo:margin-bottom="0cm" text:enable-numbering="false" fo:text-indent="-0.952cm" style:text-autospace="none"/>
      <style:text-properties fo:color="#000000" fo:font-family="Courier-Bold" style:font-family-generic="modern" fo:font-size="18pt" fo:font-style="italic" fo:font-weight="normal" style:font-family-asian="Courier-Bold" style:font-family-generic-asian="modern" style:font-size-asian="10pt" style:font-family-complex="Courier-Bold" style:font-family-generic-complex="modern" style:font-size-complex="5.69999980926514pt"/>
    </style:style>
    <style:style style:name="P33" style:family="paragraph">
      <style:paragraph-properties fo:margin-left="1.2cm" fo:margin-right="0cm" fo:margin-top="0cm" fo:margin-bottom="0cm" text:enable-numbering="false" fo:text-indent="-0.9cm" style:text-autospace="none"/>
      <style:text-properties fo:color="#000000" fo:font-family="Courier-Bold" style:font-family-generic="modern" fo:font-size="16pt" fo:font-weight="normal" style:font-family-asian="Courier-Bold" style:font-family-generic-asian="modern" style:font-size-asian="9pt" style:font-family-complex="Courier-Bold" style:font-family-generic-complex="modern" style:font-size-complex="5.09999990463257pt"/>
    </style:style>
    <style:style style:name="P34" style:family="paragraph">
      <style:paragraph-properties fo:margin-left="0.952cm" fo:margin-right="0cm" fo:margin-top="0cm" fo:margin-bottom="0cm" text:enable-numbering="false" fo:text-indent="-0.952cm" style:text-autospace="none"/>
      <style:text-properties fo:color="#000000" fo:font-family="'Courier New'" style:font-family-generic="modern" style:font-pitch="fixed" fo:font-size="16pt" fo:font-weight="normal" style:font-family-asian="Courier-Bold" style:font-family-generic-asian="modern" style:font-size-asian="9pt" style:font-family-complex="Courier-Bold" style:font-family-generic-complex="modern" style:font-size-complex="5.09999990463257pt"/>
    </style:style>
    <style:style style:name="P35" style:family="paragraph">
      <style:paragraph-properties fo:margin-left="0.952cm" fo:margin-right="0cm" fo:margin-top="0cm" fo:margin-bottom="0cm" text:enable-numbering="false" fo:text-indent="-0.952cm"/>
    </style:style>
    <style:style style:name="P36" style:family="paragraph">
      <style:paragraph-properties fo:margin-left="1.2cm" fo:margin-right="0cm" fo:margin-top="0cm" fo:margin-bottom="0cm" text:enable-numbering="false" fo:text-indent="-0.9cm"/>
      <style:text-properties fo:font-family="'Times New Roman'" style:font-family-generic="roman" style:font-pitch="variable"/>
    </style:style>
    <style:style style:name="P37" style:family="paragraph">
      <style:paragraph-properties fo:margin-left="0.952cm" fo:margin-right="0cm" text:enable-numbering="false" fo:text-indent="-0.952cm" style:text-autospace="none"/>
    </style:style>
    <style:style style:name="P38" style:family="paragraph">
      <style:paragraph-properties fo:margin-left="0.952cm" fo:margin-right="0cm" text:enable-numbering="false" fo:text-indent="-0.952cm" style:text-autospace="none"/>
      <style:text-properties fo:color="#000000" fo:font-family="Courier" style:font-style-name="Bold" style:font-family-generic="modern" style:font-pitch="fixed" fo:font-size="16pt" fo:font-weight="normal" style:font-family-asian="Courier-Bold" style:font-family-generic-asian="modern" style:font-size-asian="9pt" style:font-family-complex="Courier-Bold" style:font-family-generic-complex="modern" style:font-size-complex="5.09999990463257pt"/>
    </style:style>
    <style:style style:name="P39" style:family="paragraph">
      <style:paragraph-properties fo:margin-left="0cm" fo:margin-right="0cm" fo:text-align="center" fo:text-indent="0cm"/>
      <style:text-properties fo:font-size="12pt"/>
    </style:style>
    <style:style style:name="P40" style:family="paragraph">
      <style:paragraph-properties fo:margin-left="0.952cm" fo:margin-right="0cm" text:enable-numbering="true" fo:text-indent="-0.952cm" style:text-autospace="none"/>
      <style:text-properties fo:font-weight="normal"/>
    </style:style>
    <style:style style:name="P41" style:family="paragraph">
      <style:paragraph-properties fo:margin-left="0.952cm" fo:margin-right="0cm" fo:margin-top="0cm" fo:margin-bottom="0.199cm" text:enable-numbering="true" fo:text-indent="-0.952cm"/>
      <style:text-properties fo:font-size="30pt"/>
    </style:style>
    <style:style style:name="P42" style:family="paragraph">
      <style:paragraph-properties fo:margin-left="0.952cm" fo:margin-right="0cm" text:enable-numbering="false" fo:text-indent="-0.952cm"/>
    </style:style>
    <style:style style:name="P43" style:family="paragraph">
      <style:paragraph-properties fo:margin-left="1.2cm" fo:margin-right="0cm" text:enable-numbering="false" fo:text-indent="-0.9cm"/>
      <style:text-properties fo:color="#000000" fo:font-family="Courier" style:font-family-generic="modern" style:font-pitch="fixed" fo:font-weight="normal" style:font-family-asian="Courier, 'Courier New'" style:font-family-generic-asian="modern" style:font-pitch-asian="fixed" style:font-family-complex="Courier, 'Courier New'" style:font-family-generic-complex="modern" style:font-pitch-complex="fixed"/>
    </style:style>
    <style:style style:name="P44" style:family="paragraph">
      <style:paragraph-properties fo:margin-left="3.175cm" fo:margin-right="0cm" text:enable-numbering="true" fo:text-indent="-0.635cm"/>
    </style:style>
    <style:style style:name="P45" style:family="paragraph">
      <style:paragraph-properties fo:margin-left="0.952cm" fo:margin-right="0cm" text:enable-numbering="true" fo:text-indent="-0.952cm"/>
      <style:text-properties fo:font-size="22pt"/>
    </style:style>
    <style:style style:name="P46" style:family="paragraph">
      <style:paragraph-properties fo:margin-left="1.4cm" fo:margin-right="0cm" text:enable-numbering="false" fo:text-indent="-0.9cm"/>
    </style:style>
    <style:style style:name="P47" style:family="paragraph">
      <style:paragraph-properties fo:margin-left="1.4cm" fo:margin-right="0cm" text:enable-numbering="true" fo:text-indent="-0.9cm"/>
    </style:style>
    <style:style style:name="P48" style:family="paragraph">
      <style:paragraph-properties fo:margin-left="0cm" fo:margin-right="0cm" text:enable-numbering="false" fo:text-indent="0cm"/>
    </style:style>
    <style:style style:name="P49" style:family="paragraph">
      <style:paragraph-properties fo:margin-left="0.952cm" fo:margin-right="0cm" fo:text-indent="-0.952cm"/>
    </style:style>
    <style:style style:name="P50" style:family="paragraph">
      <style:paragraph-properties fo:margin-left="0cm" fo:margin-right="0cm" text:enable-numbering="true" fo:text-indent="0cm"/>
    </style:style>
    <style:style style:name="P51" style:family="paragraph">
      <style:paragraph-properties fo:margin-left="0.952cm" fo:margin-right="0cm" text:enable-numbering="false" fo:text-indent="-0.952cm"/>
      <style:text-properties fo:color="#000000" fo:font-family="Courier" style:font-family-generic="modern" style:font-pitch="fixed"/>
    </style:style>
    <style:style style:name="P52" style:family="paragraph">
      <style:paragraph-properties fo:margin-left="0.952cm" fo:margin-right="0cm" text:enable-numbering="true" fo:text-indent="-0.952cm"/>
      <style:text-properties fo:font-size="28pt"/>
    </style:style>
    <style:style style:name="P53" style:family="paragraph">
      <style:paragraph-properties fo:margin-left="2.063cm" fo:margin-right="0cm" text:enable-numbering="false" fo:text-indent="-0.793cm"/>
    </style:style>
    <style:style style:name="P54" style:family="paragraph">
      <style:paragraph-properties fo:margin-left="1.2cm" fo:margin-right="0cm" fo:text-indent="-0.9cm"/>
      <style:text-properties fo:color="#000000" fo:font-size="26pt"/>
    </style:style>
    <style:style style:name="P55" style:family="paragraph">
      <style:paragraph-properties fo:margin-left="1.2cm" fo:margin-right="0cm" text:enable-numbering="false" fo:text-indent="-0.9cm" style:text-autospace="none"/>
      <style:text-properties fo:font-family="Courier" style:font-family-generic="modern" style:font-pitch="fixed"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P56" style:family="paragraph">
      <style:paragraph-properties fo:margin-left="1.2cm" fo:margin-right="0cm" text:enable-numbering="false" fo:text-indent="-0.9cm" style:text-autospace="none"/>
      <style:text-properties fo:font-family="'Times New Roman'" style:font-family-generic="roman" style:font-pitch="variable" fo:font-size="16pt" fo:font-weight="normal"/>
    </style:style>
    <style:style style:name="P57" style:family="paragraph">
      <style:paragraph-properties fo:margin-left="1.4cm" fo:margin-right="0cm" text:enable-numbering="false" fo:text-indent="-0.9cm"/>
      <style:text-properties fo:font-size="28pt"/>
    </style:style>
    <style:style style:name="P58" style:family="paragraph">
      <style:paragraph-properties fo:margin-left="0.952cm" fo:margin-right="0cm" text:enable-numbering="true" fo:text-indent="-0.952cm"/>
      <style:text-properties fo:font-size="26pt"/>
    </style:style>
    <style:style style:name="P59" style:family="paragraph">
      <style:paragraph-properties fo:margin-left="1.2cm" fo:margin-right="0cm" text:enable-numbering="false" fo:text-indent="-0.9cm"/>
      <style:text-properties fo:font-family="Courier" style:font-family-generic="modern" style:font-pitch="fixed" fo:font-size="18pt"/>
    </style:style>
    <style:style style:name="P60" style:family="paragraph">
      <style:paragraph-properties fo:margin-left="0.952cm" fo:margin-right="0cm" text:enable-numbering="false" fo:text-indent="-0.952cm"/>
      <style:text-properties fo:font-family="Courier" style:font-family-generic="modern" style:font-pitch="fixed" fo:font-size="20pt"/>
    </style:style>
    <style:style style:name="P61" style:family="paragraph">
      <style:paragraph-properties fo:margin-left="0cm" fo:margin-right="0cm" fo:text-indent="0cm"/>
      <style:text-properties fo:color="#ffffff" fo:font-size="18pt"/>
    </style:style>
    <style:style style:name="P62" style:family="paragraph">
      <style:paragraph-properties fo:margin-left="0.952cm" fo:margin-right="0cm" text:enable-numbering="false" fo:text-indent="-0.952cm" style:text-autospace="none"/>
      <style:text-properties fo:color="#000000" fo:font-family="Courier" style:font-family-generic="modern" style:font-pitch="fixed" fo:font-weight="normal"/>
    </style:style>
    <style:style style:name="P63" style:family="paragraph">
      <style:paragraph-properties fo:margin-left="0.952cm" fo:margin-right="0cm" text:enable-numbering="false" fo:text-indent="-0.952cm" style:text-autospace="none"/>
      <style:text-properties fo:color="#000000" fo:font-family="Courier" style:font-family-generic="modern" style:font-pitch="fixed" fo:font-weight="normal"/>
    </style:style>
    <style:style style:name="P64" style:family="paragraph">
      <style:paragraph-properties fo:margin-left="1.2cm" fo:margin-right="0cm" text:enable-numbering="false" fo:text-indent="-0.9cm"/>
      <style:text-properties fo:color="#000000" fo:font-family="Courier" style:font-family-generic="modern" style:font-pitch="fixed" fo:font-size="14pt" fo:font-weight="normal"/>
    </style:style>
    <style:style style:name="P65"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hyphenate="false"/>
    </style:style>
    <style:style style:name="P66"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7"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68"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69"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70" style:family="paragraph">
      <style:paragraph-properties fo:margin-left="0.952cm" fo:margin-right="0cm" text:enable-numbering="true" fo:text-indent="-0.952cm" style:text-autospace="none"/>
      <style:text-properties fo:color="#000000"/>
    </style:style>
    <style:style style:name="P71" style:family="paragraph">
      <style:paragraph-properties fo:margin-left="0.952cm" fo:margin-right="0cm" text:enable-numbering="true" fo:text-indent="-0.952cm" style:text-autospace="none"/>
      <style:text-properties fo:color="#000000" fo:font-size="32pt"/>
    </style:style>
    <style:style style:name="P72" style:family="paragraph">
      <style:paragraph-properties fo:margin-left="0.952cm" fo:margin-right="0cm" text:enable-numbering="true" fo:text-indent="-0.952cm" style:text-autospace="none"/>
      <style:text-properties fo:color="#000000" fo:font-size="30pt"/>
    </style:style>
    <style:style style:name="P73" style:family="paragraph">
      <style:paragraph-properties fo:margin-left="0.952cm" fo:margin-right="0cm" text:enable-numbering="false" fo:text-indent="-0.952cm"/>
      <style:text-properties fo:font-family="Courier" style:font-family-generic="modern" style:font-pitch="fixed" fo:font-size="18pt"/>
    </style:style>
    <style:style style:name="P74" style:family="paragraph">
      <style:paragraph-properties fo:margin-left="0.952cm" fo:margin-right="0cm" text:enable-numbering="true" fo:text-indent="-0.952cm" style:text-autospace="none"/>
      <style:text-properties fo:font-size="32pt"/>
    </style:style>
    <style:style style:name="P75" style:family="paragraph">
      <style:paragraph-properties fo:margin-left="0.952cm" fo:margin-right="0cm" text:enable-numbering="false" fo:text-indent="-0.952cm" style:text-autospace="none"/>
      <style:text-properties fo:font-family="Courier" style:font-family-generic="modern" style:font-pitch="fixed"/>
    </style:style>
    <style:style style:name="P76" style:family="paragraph">
      <style:paragraph-properties fo:margin-left="1.2cm" fo:margin-right="0cm" text:enable-numbering="false" fo:text-indent="-0.9cm"/>
      <style:text-properties fo:font-family="Courier" style:font-family-generic="modern" style:font-pitch="fixed" fo:font-size="18pt" fo:font-weight="normal"/>
    </style:style>
    <style:style style:name="P77" style:family="paragraph">
      <style:paragraph-properties fo:margin-left="0.952cm" fo:margin-right="0cm" text:enable-numbering="false" fo:text-indent="-0.952cm" style:text-autospace="none"/>
      <style:text-properties fo:font-family="Courier" style:font-family-generic="modern" style:font-pitch="fixed" fo:font-size="18pt"/>
    </style:style>
    <style:style style:name="P78" style:family="paragraph">
      <style:paragraph-properties fo:margin-left="0.952cm" fo:margin-right="0cm" text:enable-numbering="false" fo:text-indent="-0.952cm" style:text-autospace="none"/>
      <style:text-properties fo:font-family="Courier" style:font-family-generic="modern" style:font-pitch="fixed" fo:font-size="18pt" fo:font-weight="normal"/>
    </style:style>
    <style:style style:name="P79" style:family="paragraph">
      <style:paragraph-properties fo:text-align="center"/>
      <style:text-properties fo:color="#ffffff"/>
    </style:style>
    <style:style style:name="P80" style:family="paragraph">
      <style:paragraph-properties fo:margin-left="0cm" fo:margin-right="0cm" fo:text-indent="0cm"/>
      <style:text-properties fo:color="#ffffff" fo:font-size="12pt"/>
    </style:style>
    <style:style style:name="P81" style:family="paragraph">
      <style:paragraph-properties fo:margin-left="0.952cm" fo:margin-right="0cm" text:enable-numbering="true" fo:text-indent="-0.952cm" style:text-autospace="none"/>
      <style:text-properties fo:font-family="arial" style:font-family-generic="swiss"/>
    </style:style>
    <style:style style:name="P82" style:family="paragraph">
      <style:paragraph-properties fo:margin-left="0.952cm" fo:margin-right="0cm" text:enable-numbering="true" fo:text-indent="-0.952cm" style:text-autospace="none"/>
      <style:text-properties fo:font-family="arial" style:font-family-generic="swiss" fo:font-size="32pt"/>
    </style:style>
    <style:style style:name="P83" style:family="paragraph">
      <style:paragraph-properties fo:margin-left="0.952cm" fo:margin-right="0cm" text:enable-numbering="false" fo:text-indent="-0.952cm" style:text-autospace="none"/>
      <style:text-properties fo:color="#000000" fo:font-family="Courier" style:font-family-generic="modern" style:font-pitch="fixed"/>
    </style:style>
    <style:style style:name="P84" style:family="paragraph">
      <style:paragraph-properties fo:margin-left="0.952cm" fo:margin-right="0cm" text:enable-numbering="false" fo:text-indent="-0.952cm" style:text-autospace="none"/>
      <style:text-properties fo:color="#000000" fo:font-family="Courier" style:font-family-generic="modern" style:font-pitch="fixed"/>
    </style:style>
    <style:style style:name="P85" style:family="paragraph">
      <style:paragraph-properties fo:margin-left="1.2cm" fo:margin-right="0cm" text:enable-numbering="false" fo:text-indent="-0.9cm" style:text-autospace="none"/>
      <style:text-properties fo:color="#000000" fo:font-family="Courier" style:font-family-generic="modern" style:font-pitch="fixed" fo:font-size="20pt" fo:font-weight="normal" style:font-family-asian="Arial" style:font-family-generic-asian="swiss" style:font-size-asian="10pt" style:font-family-complex="Arial" style:font-family-generic-complex="swiss" style:font-size-complex="5.69999980926514pt"/>
    </style:style>
    <style:style style:name="P86" style:family="paragraph">
      <style:paragraph-properties fo:margin-left="1.2cm" fo:margin-right="0cm" text:enable-numbering="false" fo:text-indent="-0.9cm" style:text-autospace="none"/>
      <style:text-properties fo:color="#000000" fo:font-family="Courier" style:font-family-generic="modern" style:font-pitch="fixed" fo:font-size="20pt" fo:font-weight="normal" style:font-family-asian="Courier-Bold" style:font-family-generic-asian="modern" style:font-size-asian="9pt" style:font-family-complex="Courier-Bold" style:font-family-generic-complex="modern" style:font-size-complex="5.09999990463257pt"/>
    </style:style>
    <style:style style:name="P87" style:family="paragraph">
      <style:paragraph-properties fo:text-align="center"/>
      <style:text-properties fo:color="#999999"/>
    </style:style>
    <style:style style:name="P88" style:family="paragraph">
      <style:paragraph-properties fo:margin-left="0cm" fo:margin-right="0cm" fo:text-indent="0cm"/>
      <style:text-properties fo:color="#999999"/>
    </style:style>
    <style:style style:name="P89" style:family="paragraph">
      <style:paragraph-properties fo:margin-left="0cm" fo:margin-right="0cm" fo:text-indent="0cm"/>
      <style:text-properties fo:color="#ffffff" fo:font-size="18pt" fo:font-style="italic"/>
    </style:style>
    <style:style style:name="P90" style:family="paragraph">
      <style:paragraph-properties fo:margin-left="1.2cm" fo:margin-right="0cm" text:enable-numbering="true" fo:text-indent="-0.9cm"/>
    </style:style>
    <style:style style:name="P91" style:family="paragraph">
      <style:paragraph-properties fo:margin-left="0.952cm" fo:margin-right="0cm" text:enable-numbering="true" fo:text-indent="-0.952cm"/>
      <style:text-properties fo:color="#000000" fo:font-family="ariaL" style:font-family-generic="swiss" fo:font-size="28pt"/>
    </style:style>
    <style:style style:name="P92" style:family="paragraph">
      <style:paragraph-properties fo:margin-left="0.952cm" fo:margin-right="0cm" text:enable-numbering="true" fo:text-indent="-0.952cm" style:text-autospace="none"/>
      <style:text-properties fo:color="#000000" fo:font-family="ariaL" style:font-family-generic="swiss" fo:font-size="28pt"/>
    </style:style>
    <style:style style:name="P93" style:family="paragraph">
      <style:paragraph-properties fo:margin-left="2.063cm" fo:margin-right="0cm" text:enable-numbering="true" fo:text-indent="-0.793cm" style:text-autospace="none"/>
      <style:text-properties fo:color="#000000" fo:font-family="ariaL" style:font-family-generic="swiss" fo:font-size="28pt"/>
    </style:style>
    <style:style style:name="P94" style:family="paragraph">
      <style:paragraph-properties fo:margin-left="0.952cm" fo:margin-right="0cm" text:enable-numbering="true" fo:text-indent="-0.952cm" style:text-autospace="none"/>
      <style:text-properties fo:font-size="28pt"/>
    </style:style>
    <style:style style:name="P95" style:family="paragraph">
      <style:paragraph-properties fo:margin-left="2.063cm" fo:margin-right="0cm" text:enable-numbering="true" fo:text-indent="-0.793cm" style:text-autospace="none"/>
      <style:text-properties fo:font-size="28pt"/>
    </style:style>
    <style:style style:name="P96" style:family="paragraph">
      <style:paragraph-properties fo:margin-left="2.063cm" fo:margin-right="0cm" text:enable-numbering="true" fo:text-indent="-0.793cm"/>
      <style:text-properties fo:font-size="26pt"/>
    </style:style>
    <style:style style:name="P97" style:family="paragraph">
      <style:paragraph-properties fo:margin-left="0.952cm" fo:margin-right="0cm" text:enable-numbering="true" fo:text-indent="-0.952cm"/>
      <style:text-properties fo:font-family="ARIAL" style:font-family-generic="swiss"/>
    </style:style>
    <style:style style:name="P98" style:family="paragraph">
      <style:paragraph-properties fo:margin-left="0.952cm" fo:margin-right="0cm" text:enable-numbering="true" fo:text-indent="-0.952cm" style:text-autospace="none"/>
      <style:text-properties fo:font-family="ARIAL" style:font-family-generic="swiss"/>
    </style:style>
    <style:style style:name="P99" style:family="paragraph">
      <style:paragraph-properties fo:margin-left="1.2cm" fo:margin-right="0cm" text:enable-numbering="false" fo:text-indent="-0.9cm"/>
    </style:style>
    <style:style style:name="P100" style:family="paragraph">
      <style:paragraph-properties fo:margin-left="1.2cm" fo:margin-right="0cm" text:enable-numbering="true" fo:text-indent="-0.9cm"/>
      <style:text-properties fo:font-size="22pt"/>
    </style:style>
    <style:style style:name="P101" style:family="paragraph">
      <style:paragraph-properties fo:margin-left="2.4cm" fo:margin-right="0cm" text:enable-numbering="true" fo:text-indent="-0.8cm"/>
      <style:text-properties fo:font-size="22pt"/>
    </style:style>
    <style:style style:name="P102" style:family="paragraph">
      <style:paragraph-properties fo:margin-left="3.6cm" fo:margin-right="0cm" text:enable-numbering="true" fo:text-indent="-0.6cm"/>
      <style:text-properties fo:font-size="22pt"/>
    </style:style>
    <style:style style:name="P103" style:family="paragraph">
      <style:paragraph-properties fo:margin-left="0.952cm" fo:margin-right="0cm" text:enable-numbering="true" fo:text-indent="-0.952cm" style:text-autospace="none"/>
      <style:text-properties fo:font-size="30pt"/>
    </style:style>
    <style:style style:name="P104" style:family="paragraph">
      <style:paragraph-properties fo:margin-left="2.063cm" fo:margin-right="0cm" text:enable-numbering="true" fo:text-indent="-0.793cm" style:text-autospace="none"/>
      <style:text-properties fo:font-size="30pt"/>
    </style:style>
    <style:style style:name="P105" style:family="paragraph">
      <style:paragraph-properties fo:margin-left="1.2cm" fo:margin-right="0cm" fo:text-indent="-0.9cm"/>
      <style:text-properties fo:font-size="30pt"/>
    </style:style>
    <style:style style:name="P106" style:family="paragraph">
      <style:paragraph-properties fo:margin-left="0.952cm" fo:margin-right="0cm" text:enable-numbering="true" fo:text-indent="-0.952cm" style:text-autospace="none"/>
      <style:text-properties fo:font-family="Arial" style:font-family-generic="swiss" fo:font-size="32pt" style:font-family-asian="Arial" style:font-family-generic-asian="swiss" style:font-size-asian="9pt" style:font-family-complex="Arial" style:font-family-generic-complex="swiss" style:font-size-complex="5.09999990463257pt"/>
    </style:style>
    <style:style style:name="P107" style:family="paragraph">
      <style:paragraph-properties fo:margin-left="0.952cm" fo:margin-right="0cm" text:enable-numbering="false" fo:text-indent="-0.952cm"/>
      <style:text-properties fo:font-size="26pt"/>
    </style:style>
    <style:style style:name="P108" style:family="paragraph">
      <style:paragraph-properties fo:margin-left="1.2cm" fo:margin-right="0cm" fo:text-indent="-0.9cm"/>
      <style:text-properties fo:font-size="26pt"/>
    </style:style>
    <style:style style:name="P109" style:family="paragraph">
      <style:paragraph-properties fo:margin-left="0cm" fo:margin-right="0cm" fo:text-align="center" fo:text-indent="0cm"/>
      <style:text-properties fo:color="#ffffff"/>
    </style:style>
    <style:style style:name="P110" style:family="paragraph">
      <style:paragraph-properties fo:text-align="center"/>
      <style:text-properties fo:font-size="12pt"/>
    </style:style>
    <style:style style:name="P111" style:family="paragraph">
      <style:paragraph-properties fo:margin-left="2.063cm" fo:margin-right="0cm" text:enable-numbering="true" fo:text-indent="-0.793cm" style:text-autospace="none"/>
      <style:text-properties fo:color="#000000"/>
    </style:style>
    <style:style style:name="P112" style:family="paragraph">
      <style:paragraph-properties fo:margin-left="0.952cm" fo:margin-right="0cm" text:enable-numbering="true" fo:text-indent="-0.952cm" style:text-autospace="none"/>
      <style:text-properties fo:color="#000000" fo:font-family="arial" style:font-family-generic="swiss" fo:font-size="26pt"/>
    </style:style>
    <style:style style:name="P113" style:family="paragraph">
      <style:paragraph-properties fo:margin-left="0.952cm" fo:margin-right="0cm" text:enable-numbering="true" fo:text-indent="-0.952cm" style:text-autospace="none"/>
      <style:text-properties fo:color="#000000" fo:font-family="arial" style:font-family-generic="swiss" fo:font-size="26pt" fo:font-weight="normal" style:font-family-asian="Arial" style:font-family-generic-asian="swiss" style:font-size-asian="9pt" style:font-family-complex="Arial" style:font-family-generic-complex="swiss" style:font-size-complex="5.09999990463257pt"/>
    </style:style>
    <style:style style:name="P114" style:family="paragraph">
      <style:paragraph-properties fo:margin-left="0.952cm" fo:margin-right="0cm" text:enable-numbering="true" fo:text-indent="-0.952cm" style:text-autospace="none"/>
      <style:text-properties fo:font-family="arial" style:font-family-generic="swiss" fo:font-size="28pt"/>
    </style:style>
    <style:style style:name="P115" style:family="paragraph">
      <style:paragraph-properties fo:margin-left="2.063cm" fo:margin-right="0cm" text:enable-numbering="true" fo:text-indent="-0.793cm" style:text-autospace="none"/>
      <style:text-properties fo:font-family="arial" style:font-family-generic="swiss" fo:font-size="28pt"/>
    </style:style>
    <style:style style:name="P116" style:family="paragraph">
      <style:paragraph-properties fo:margin-left="3.175cm" fo:margin-right="0cm" text:enable-numbering="true" fo:text-indent="-0.635cm" style:text-autospace="none"/>
      <style:text-properties fo:font-family="arial" style:font-family-generic="swiss" fo:font-size="28pt"/>
    </style:style>
    <style:style style:name="P117" style:family="paragraph">
      <style:paragraph-properties fo:margin-left="1.2cm" fo:margin-right="0cm" fo:text-indent="-0.9cm"/>
      <style:text-properties fo:font-family="arial" style:font-family-generic="swiss" fo:font-size="28pt"/>
    </style:style>
    <style:style style:name="P118" style:family="paragraph">
      <style:paragraph-properties fo:text-align="center"/>
      <style:text-properties fo:color="#ffffff" fo:font-size="12pt" style:font-size-asian="18pt" style:font-size-complex="18pt"/>
    </style:style>
    <style:style style:name="P119" style:family="paragraph">
      <style:paragraph-properties fo:text-align="center"/>
      <style:text-properties fo:color="#000000" fo:font-size="12pt" style:font-size-asian="18pt" style:font-size-complex="18pt"/>
    </style:style>
    <style:style style:name="P120" style:family="paragraph">
      <style:paragraph-properties fo:text-align="center"/>
      <style:text-properties fo:color="#ffffff" fo:font-size="20pt" style:font-size-asian="18pt" style:font-size-complex="18pt"/>
    </style:style>
    <style:style style:name="P121" style:family="paragraph">
      <style:paragraph-properties fo:margin-left="0cm" fo:margin-right="0cm" fo:text-indent="0cm"/>
      <style:text-properties fo:color="#000000" fo:font-size="12pt" style:font-size-asian="18pt" style:font-size-complex="18pt"/>
    </style:style>
    <style:style style:name="P122" style:family="paragraph">
      <style:paragraph-properties fo:margin-left="0cm" fo:margin-right="0cm" fo:text-indent="0cm"/>
      <style:text-properties fo:color="#ffffff" fo:font-size="12pt" style:font-size-asian="18pt" style:font-size-complex="18pt"/>
    </style:style>
    <style:style style:name="P123" style:family="paragraph">
      <style:paragraph-properties fo:margin-left="0cm" fo:margin-right="0cm" fo:text-align="center" fo:text-indent="0cm"/>
      <style:text-properties fo:color="#ffffff" fo:font-size="12pt" style:font-size-asian="18pt" style:font-size-complex="18pt"/>
    </style:style>
    <style:style style:name="P124" style:family="paragraph">
      <style:paragraph-properties fo:margin-left="0.952cm" fo:margin-right="0cm" text:enable-numbering="true" fo:text-indent="-0.952cm"/>
      <style:text-properties fo:font-family="arial" style:font-family-generic="swiss"/>
    </style:style>
    <style:style style:name="P125" style:family="paragraph">
      <style:paragraph-properties fo:margin-left="2.063cm" fo:margin-right="0cm" text:enable-numbering="true" fo:text-indent="-0.793cm"/>
      <style:text-properties fo:font-family="arial" style:font-family-generic="swiss"/>
    </style:style>
    <style:style style:name="P126" style:family="paragraph">
      <style:paragraph-properties fo:margin-left="0.952cm" fo:margin-right="0cm" text:enable-numbering="false" fo:text-indent="-0.952cm" style:text-autospace="none"/>
      <style:text-properties fo:font-size="32pt"/>
    </style:style>
    <style:style style:name="P127" style:family="paragraph">
      <style:paragraph-properties fo:text-align="center"/>
      <style:text-properties fo:font-size="14pt" style:font-size-asian="18pt" style:font-size-complex="18pt"/>
    </style:style>
    <style:style style:name="P128" style:family="paragraph">
      <style:paragraph-properties fo:margin-left="0cm" fo:margin-right="0cm" fo:text-indent="0cm"/>
      <style:text-properties fo:font-size="16pt" style:font-size-asian="18pt" style:font-size-complex="18pt"/>
    </style:style>
    <style:style style:name="P129" style:family="paragraph">
      <style:paragraph-properties fo:margin-left="0cm" fo:margin-right="0cm" fo:text-indent="0cm"/>
      <style:text-properties fo:font-size="14pt" style:font-size-asian="18pt" style:font-size-complex="18pt"/>
    </style:style>
    <style:style style:name="P130" style:family="paragraph">
      <style:paragraph-properties fo:margin-left="0cm" fo:margin-right="0cm" fo:text-indent="0cm"/>
      <style:text-properties fo:font-size="12pt"/>
    </style:style>
    <style:style style:name="P131" style:family="paragraph">
      <style:paragraph-properties fo:text-align="center"/>
      <style:text-properties fo:color="#ffffff" fo:font-size="12pt"/>
    </style:style>
    <style:style style:name="P132"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133"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roman" style:font-pitch="variable" fo:font-size="12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134" style:family="paragraph">
      <style:paragraph-properties fo:margin-left="0.952cm" fo:margin-right="0cm" text:enable-numbering="false" fo:text-indent="-0.952cm"/>
      <style:text-properties fo:font-size="24pt"/>
    </style:style>
    <style:style style:name="P135" style:family="paragraph">
      <style:paragraph-properties fo:margin-left="2.063cm" fo:margin-right="0cm" text:enable-numbering="true" fo:text-indent="-0.793cm"/>
      <style:text-properties fo:font-size="24pt"/>
    </style:style>
    <style:style style:name="P136" style:family="paragraph">
      <style:paragraph-properties fo:margin-left="0cm" fo:margin-right="0cm" fo:text-align="start" fo:text-indent="0cm"/>
    </style:style>
    <style:style style:name="P137" style:family="paragraph">
      <style:paragraph-properties fo:margin-left="0.952cm" fo:margin-right="0cm" text:enable-numbering="false" fo:text-indent="-0.952cm" style:text-autospace="none"/>
      <style:text-properties fo:color="#000000" fo:font-weight="normal"/>
    </style:style>
    <style:style style:name="P138" style:family="paragraph">
      <style:paragraph-properties fo:margin-left="1.2cm" fo:margin-right="0cm" text:enable-numbering="false" fo:text-indent="-0.9cm" style:text-autospace="none"/>
      <style:text-properties fo:color="#000000" fo:font-size="18pt" fo:font-weight="normal"/>
    </style:style>
    <style:style style:name="P139" style:family="paragraph">
      <style:paragraph-properties fo:margin-left="0cm" fo:margin-right="0cm" fo:text-align="center" fo:text-indent="0cm"/>
      <style:text-properties fo:font-size="18pt"/>
    </style:style>
    <style:style style:name="P140" style:family="paragraph">
      <style:paragraph-properties fo:margin-left="0cm" fo:margin-right="0cm" fo:text-align="center" fo:text-indent="0cm"/>
      <style:text-properties fo:color="#ffffff" fo:font-size="12pt"/>
    </style:style>
    <style:style style:name="P141" style:family="paragraph">
      <style:paragraph-properties fo:margin-left="0.952cm" fo:margin-right="0cm" text:enable-numbering="false" fo:text-indent="-0.952cm" style:text-autospace="none"/>
      <style:text-properties fo:color="#000000" fo:font-size="18pt" fo:font-weight="normal"/>
    </style:style>
    <style:style style:name="P142" style:family="paragraph">
      <style:paragraph-properties fo:margin-left="0.952cm" fo:margin-right="0cm" text:enable-numbering="false" fo:text-indent="-0.952cm"/>
      <style:text-properties fo:color="#000000"/>
    </style:style>
    <style:style style:name="P143" style:family="paragraph">
      <style:paragraph-properties fo:margin-left="1.2cm" fo:margin-right="0cm" fo:text-indent="-0.9cm"/>
      <style:text-properties fo:color="#000000"/>
    </style:style>
    <style:style style:name="P144" style:family="paragraph">
      <style:paragraph-properties fo:margin-left="1.6cm" fo:margin-right="0cm" text:enable-numbering="true" fo:text-indent="-1.5cm"/>
    </style:style>
    <style:style style:name="P145" style:family="paragraph">
      <style:paragraph-properties fo:margin-left="1.6cm" fo:margin-right="0cm" text:enable-numbering="true" fo:text-indent="-1.5cm"/>
      <style:text-properties fo:font-size="28pt"/>
    </style:style>
    <style:style style:name="P146" style:family="paragraph">
      <style:paragraph-properties fo:text-align="center"/>
      <style:text-properties fo:color="#ffffff" fo:font-size="16pt" fo:font-weight="bold" style:font-size-asian="18pt" style:font-size-complex="18pt"/>
    </style:style>
    <style:style style:name="P147" style:family="paragraph">
      <style:paragraph-properties fo:margin-left="0cm" fo:margin-right="0cm" fo:text-indent="0cm"/>
      <style:text-properties fo:color="#ffffff" fo:font-size="16pt" fo:font-weight="bold" style:font-size-asian="18pt" style:font-size-complex="18pt"/>
    </style:style>
    <style:style style:name="P148" style:family="paragraph">
      <style:paragraph-properties fo:margin-left="0cm" fo:margin-right="0cm" fo:text-indent="0cm" style:text-autospace="none"/>
    </style:style>
    <style:style style:name="P149" style:family="paragraph">
      <style:paragraph-properties fo:margin-left="0cm" fo:margin-right="0cm" fo:text-indent="0cm" style:text-autospace="none"/>
      <style:text-properties fo:color="#ffffff" fo:font-family="'Times New Roman'" style:font-family-generic="roman" fo:font-size="8pt" fo:font-weight="bold" style:font-family-asian="'Times New Roman'" style:font-family-generic-asian="roman" style:font-size-asian="8pt" style:font-weight-asian="bold" style:font-family-complex="'Times New Roman'" style:font-family-generic-complex="roman" style:font-size-complex="4.59999990463257pt" style:font-weight-complex="bold"/>
    </style:style>
    <style:style style:name="P150" style:family="paragraph">
      <style:paragraph-properties fo:margin-left="0cm" fo:margin-right="0cm" fo:text-indent="0cm"/>
      <style:text-properties fo:font-size="32pt"/>
    </style:style>
    <style:style style:name="P151" style:family="paragraph">
      <style:paragraph-properties fo:margin-left="0.952cm" fo:margin-right="0cm" text:enable-numbering="false" fo:text-indent="-0.952cm" style:text-autospace="none"/>
      <style:text-properties fo:font-size="24pt"/>
    </style:style>
    <style:style style:name="P152" style:family="paragraph">
      <style:paragraph-properties fo:margin-left="0.952cm" fo:margin-right="0cm" text:enable-numbering="false" fo:text-indent="-0.952cm" style:text-autospace="none"/>
      <style:text-properties fo:font-family="Courier" style:font-family-generic="modern" style:font-pitch="fixed" fo:font-size="24pt" style:font-family-asian="Courier" style:font-family-generic-asian="modern" style:font-pitch-asian="fixed" style:font-size-asian="9pt" style:font-family-complex="Courier" style:font-family-generic-complex="modern" style:font-pitch-complex="fixed" style:font-size-complex="5.09999990463257pt"/>
    </style:style>
    <style:style style:name="P153" style:family="paragraph">
      <style:paragraph-properties fo:margin-left="0.952cm" fo:margin-right="0cm" text:enable-numbering="false" fo:text-indent="-0.952cm" style:text-autospace="none"/>
      <style:text-properties fo:font-family="Courier" style:font-family-generic="modern" style:font-pitch="fixed" fo:font-size="18pt" fo:language="ro" fo:country="RO" fo:font-weight="normal" style:font-family-asian="'Courier New CE'" style:font-family-generic-asian="modern" style:font-pitch-asian="fixed" style:font-size-asian="10pt" style:font-family-complex="'Courier New CE'" style:font-family-generic-complex="modern" style:font-pitch-complex="fixed" style:font-size-complex="5.69999980926514pt"/>
    </style:style>
    <style:style style:name="P154" style:family="paragraph">
      <style:paragraph-properties fo:margin-left="0.952cm" fo:margin-right="0cm" text:enable-numbering="false" fo:text-indent="-0.952cm" style:text-autospace="none"/>
      <style:text-properties fo:font-family="'Courier New CE'" style:font-family-generic="modern" style:font-pitch="fixed" fo:font-size="14pt" fo:language="ro" fo:country="RO" fo:font-weight="bold" style:font-family-asian="'Courier New CE'" style:font-family-generic-asian="modern" style:font-pitch-asian="fixed" style:font-size-asian="10pt" style:font-family-complex="'Courier New CE'" style:font-family-generic-complex="modern" style:font-pitch-complex="fixed" style:font-size-complex="5.69999980926514pt"/>
    </style:style>
    <style:style style:name="P155" style:family="paragraph">
      <style:paragraph-properties fo:margin-left="0.952cm" fo:margin-right="0cm" text:enable-numbering="false" fo:text-indent="-0.952cm" style:text-autospace="none"/>
      <style:text-properties fo:font-family="Courier" style:font-family-generic="modern" style:font-pitch="fixed" fo:font-size="18pt" fo:font-weight="normal"/>
    </style:style>
    <style:style style:name="P156" style:family="paragraph">
      <style:paragraph-properties fo:margin-left="1.2cm" fo:margin-right="0cm" text:enable-numbering="false" fo:text-indent="-0.9cm" style:text-autospace="none"/>
      <style:text-properties fo:font-family="Courier" style:font-family-generic="modern" style:font-pitch="fixed" fo:font-size="18pt" fo:language="ro" fo:country="RO" fo:font-weight="normal" style:font-family-asian="'Courier New CE'" style:font-family-generic-asian="modern" style:font-pitch-asian="fixed" style:font-size-asian="10pt" style:font-family-complex="'Courier New CE'" style:font-family-generic-complex="modern" style:font-pitch-complex="fixed" style:font-size-complex="5.69999980926514pt"/>
    </style:style>
    <style:style style:name="P157"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Bitstream Vera Sans'" style:font-family-generic="roman" style:font-pitch="variable" fo:font-size="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158"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fo:color="#ffffff" style:text-outline="false" style:text-line-through-style="none" style:text-position="0% 100%" fo:font-family="'Bitstream Vera Sans'"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159"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roman" style:font-pitch="variable" fo:font-size="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160"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Gothic"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T1" style:family="text">
      <style:text-properties fo:color="#000000" style:text-outline="false" style:text-line-through-style="none" fo:font-family="ArialMT" style:font-family-generic="swiss" fo:font-size="48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2" style:family="text">
      <style:text-properties fo:color="#000000" style:text-outline="false" style:text-line-through-style="none" fo:font-family="ArialMT" style:font-family-generic="swiss" fo:font-size="32pt" fo:font-style="italic" fo:text-shadow="none" style:text-underline-style="none" fo:font-weight="bold" style:font-family-asian="ArialMT" style:font-family-generic-asian="swiss" style:font-size-asian="15pt" style:font-family-complex="ArialMT" style:font-family-generic-complex="swiss" style:font-size-complex="8.5pt"/>
    </style:style>
    <style:style style:name="T3" style:family="text">
      <style:text-properties fo:font-size="28pt"/>
    </style:style>
    <style:style style:name="T4" style:family="text">
      <style:text-properties fo:color="#000000"/>
    </style:style>
    <style:style style:name="T5" style:family="text">
      <style:text-properties fo:color="#000000" fo:font-size="18pt" fo:font-weight="bold"/>
    </style:style>
    <style:style style:name="T6" style:family="text">
      <style:text-properties fo:color="#000000" fo:font-size="54pt" fo:font-weight="bold"/>
    </style:style>
    <style:style style:name="T7" style:family="text">
      <style:text-properties style:font-family-asian="ArialMT" style:font-family-generic-asian="swiss" style:font-size-asian="9pt" style:font-family-complex="ArialMT" style:font-family-generic-complex="swiss" style:font-size-complex="5.09999990463257pt"/>
    </style:style>
    <style:style style:name="T8" style:family="text">
      <style:text-properties fo:font-size="10pt"/>
    </style:style>
    <style:style style:name="T9" style:family="text">
      <style:text-properties fo:font-size="27pt"/>
    </style:style>
    <style:style style:name="T10" style:family="text">
      <style:text-properties fo:color="#ffffff" style:text-outline="false" style:text-line-through-style="none" fo:font-family="Courier" style:font-family-generic="modern" style:font-pitch="fixed" fo:font-size="16pt" fo:font-style="normal" fo:text-shadow="none" style:text-underline-style="none"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11" style:family="text">
      <style:text-properties fo:color="#ffffff" style:text-outline="false" style:text-line-through-style="none" fo:font-family="Courier-Bold" style:font-family-generic="modern" fo:font-size="16pt" fo:font-style="normal" fo:text-shadow="none" style:text-underline-style="none"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12" style:family="text">
      <style:text-properties fo:font-size="16pt" style:font-size-asian="18pt" style:font-size-complex="18pt"/>
    </style:style>
    <style:style style:name="T13" style:family="text">
      <style:text-properties fo:font-family="Arial" style:font-family-generic="swiss" style:font-pitch="variable"/>
    </style:style>
    <style:style style:name="T14" style:family="text">
      <style:text-properties fo:color="#000000" fo:font-family="Arial" style:font-family-generic="swiss" fo:font-size="18pt" fo:font-style="italic" fo:font-weight="normal" style:font-family-asian="Arial" style:font-family-generic-asian="swiss" style:font-size-asian="10pt" style:font-weight-asian="bold" style:font-family-complex="Arial" style:font-family-generic-complex="swiss" style:font-size-complex="5.69999980926514pt" style:font-weight-complex="bold"/>
    </style:style>
    <style:style style:name="T15" style:family="text">
      <style:text-properties fo:color="#000000" fo:font-family="'Courier New'" style:font-family-generic="modern" style:font-pitch="fixed" fo:font-size="16pt" fo:font-weight="bold" style:font-family-asian="Arial" style:font-family-generic-asian="swiss" style:font-size-asian="10pt" style:font-weight-asian="bold" style:font-family-complex="Arial" style:font-family-generic-complex="swiss" style:font-size-complex="5.69999980926514pt" style:font-weight-complex="bold"/>
    </style:style>
    <style:style style:name="T16" style:family="text">
      <style:text-properties fo:color="#000000" fo:font-family="'Courier New'" style:font-family-generic="modern" style:font-pitch="fixed" fo:font-size="16pt" fo:font-weight="normal" style:font-family-asian="Arial" style:font-family-generic-asian="swiss" style:font-size-asian="10pt" style:font-weight-asian="bold" style:font-family-complex="Arial" style:font-family-generic-complex="swiss" style:font-size-complex="5.69999980926514pt" style:font-weight-complex="bold"/>
    </style:style>
    <style:style style:name="T17" style:family="text">
      <style:text-properties fo:color="#000000" fo:font-family="'Courier New'" style:font-family-generic="modern" style:font-pitch="fixed" fo:font-size="16pt" fo:font-weight="normal" style:font-family-asian="Arial" style:font-family-generic-asian="swiss" style:font-size-asian="9pt" style:font-weight-asian="bold" style:font-family-complex="Arial" style:font-family-generic-complex="swiss" style:font-size-complex="5.09999990463257pt" style:font-weight-complex="bold"/>
    </style:style>
    <style:style style:name="T18" style:family="text">
      <style:text-properties fo:color="#000000" fo:font-family="'Courier New'" style:font-family-generic="modern" style:font-pitch="fixed" fo:font-size="16pt" fo:font-weight="bold" style:font-family-asian="Arial" style:font-family-generic-asian="swiss" style:font-size-asian="9pt" style:font-weight-asian="bold" style:font-family-complex="Arial" style:font-family-generic-complex="swiss" style:font-size-complex="5.09999990463257pt" style:font-weight-complex="bold"/>
    </style:style>
    <style:style style:name="T19" style:family="text">
      <style:text-properties fo:color="#000000" fo:font-family="'Courier New'" style:font-family-generic="modern" style:font-pitch="fixed" fo:font-size="16pt" fo:font-style="italic" fo:font-weight="normal" style:font-family-asian="Arial" style:font-family-generic-asian="swiss" style:font-size-asian="9pt" style:font-weight-asian="bold" style:font-family-complex="Arial" style:font-family-generic-complex="swiss" style:font-size-complex="5.09999990463257pt" style:font-weight-complex="bold"/>
    </style:style>
    <style:style style:name="T20" style:family="text">
      <style:text-properties fo:font-family="'Times New Roman'" style:font-family-generic="roman" style:font-pitch="variable" fo:font-size="20pt"/>
    </style:style>
    <style:style style:name="T21" style:family="text">
      <style:text-properties fo:color="#000000" fo:font-family="Courier" style:font-style-name="Bold" style:font-family-generic="modern" style:font-pitch="fixed" fo:font-size="16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22" style:family="text">
      <style:text-properties fo:color="#000000" fo:font-family="Courier" style:font-style-name="Bold" style:font-family-generic="modern" style:font-pitch="fixed" fo:font-size="16pt"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23" style:family="text">
      <style:text-properties fo:color="#000000" fo:font-family="Courier" style:font-style-name="Bold" style:font-family-generic="modern" style:font-pitch="fixed" fo:font-size="16pt" fo:font-weight="normal"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24" style:family="text">
      <style:text-properties fo:color="#000000" fo:font-family="Courier" style:font-style-name="Bold" style:font-family-generic="modern" style:font-pitch="fixed" fo:font-size="16pt" fo:font-weight="bold"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25" style:family="text">
      <style:text-properties fo:color="#000000" fo:font-family="Courier" style:font-style-name="Bold" style:font-family-generic="modern" style:font-pitch="fixed" fo:font-size="16pt" fo:font-style="italic"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26" style:family="text">
      <style:text-properties fo:color="#000000" fo:font-family="Courier" style:font-style-name="Bold" style:font-family-generic="modern" style:font-pitch="fixed" fo:font-size="16pt" fo:font-weight="normal" style:font-family-asian="Arial" style:font-family-generic-asian="swiss" style:font-size-asian="10pt" style:font-weight-asian="bold" style:font-family-complex="Arial" style:font-family-generic-complex="swiss" style:font-size-complex="5.69999980926514pt" style:font-weight-complex="bold"/>
    </style:style>
    <style:style style:name="T27" style:family="text">
      <style:text-properties fo:font-size="14pt"/>
    </style:style>
    <style:style style:name="T28" style:family="text">
      <style:text-properties fo:font-size="12pt"/>
    </style:style>
    <style:style style:name="T29" style:family="text">
      <style:text-properties fo:font-family="Arial" style:font-family-generic="swiss" fo:font-size="32pt" fo:font-weight="normal" style:font-family-asian="Arial" style:font-family-generic-asian="swiss" style:font-size-asian="10pt" style:font-weight-asian="bold" style:font-family-complex="Arial" style:font-family-generic-complex="swiss" style:font-size-complex="5.69999980926514pt" style:font-weight-complex="bold"/>
    </style:style>
    <style:style style:name="T30" style:family="text">
      <style:text-properties fo:font-size="30pt"/>
    </style:style>
    <style:style style:name="T31" style:family="text">
      <style:text-properties fo:color="#000000" fo:font-family="Courier" style:font-family-generic="modern" style:font-pitch="fixed" fo:font-size="20pt" fo:font-weight="bold" style:font-family-asian="Courier, 'Courier New'" style:font-family-generic-asian="modern" style:font-pitch-asian="fixed" style:font-family-complex="Courier, 'Courier New'" style:font-family-generic-complex="modern" style:font-pitch-complex="fixed"/>
    </style:style>
    <style:style style:name="T32" style:family="text">
      <style:text-properties fo:color="#000000" fo:font-family="Courier" style:font-family-generic="modern" style:font-pitch="fixed" fo:font-size="20pt" fo:font-weight="normal" style:font-family-asian="Courier, 'Courier New'" style:font-family-generic-asian="modern" style:font-pitch-asian="fixed" style:font-family-complex="Courier, 'Courier New'" style:font-family-generic-complex="modern" style:font-pitch-complex="fixed"/>
    </style:style>
    <style:style style:name="T33" style:family="text">
      <style:text-properties fo:color="#000000" fo:font-family="Courier" style:font-family-generic="modern" style:font-pitch="fixed" fo:font-size="20pt" fo:font-style="italic" fo:font-weight="normal" style:font-family-asian="Courier, 'Courier New'" style:font-family-generic-asian="modern" style:font-pitch-asian="fixed" style:font-family-complex="Courier, 'Courier New'" style:font-family-generic-complex="modern" style:font-pitch-complex="fixed"/>
    </style:style>
    <style:style style:name="T34" style:family="text">
      <style:text-properties fo:color="#000000" fo:font-family="Courier" style:font-family-generic="modern" style:font-pitch="fixed" fo:font-weight="normal" style:font-family-asian="Courier, 'Courier New'" style:font-family-generic-asian="modern" style:font-pitch-asian="fixed" style:font-family-complex="Courier, 'Courier New'" style:font-family-generic-complex="modern" style:font-pitch-complex="fixed"/>
    </style:style>
    <style:style style:name="T35" style:family="text">
      <style:text-properties fo:font-size="22pt"/>
    </style:style>
    <style:style style:name="T36" style:family="text">
      <style:text-properties fo:color="#000000" fo:font-family="Courier" style:font-family-generic="modern" style:font-pitch="fixed" fo:font-weight="bold"/>
    </style:style>
    <style:style style:name="T37" style:family="text">
      <style:text-properties fo:color="#000000" fo:font-family="Courier" style:font-family-generic="modern" style:font-pitch="fixed"/>
    </style:style>
    <style:style style:name="T38" style:family="text">
      <style:text-properties fo:color="#000000" style:text-outline="false" style:text-line-through-style="none" fo:font-family="Courier" style:font-family-generic="modern" style:font-pitch="fixed" fo:font-size="32pt" fo:font-style="normal" fo:text-shadow="none" style:text-underline-style="none"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39" style:family="text">
      <style:text-properties fo:color="#000000" fo:font-size="26pt"/>
    </style:style>
    <style:style style:name="T40" style:family="text">
      <style:text-properties fo:color="#000000" fo:font-family="Courier" style:font-family-generic="modern" style:font-pitch="fixed" fo:font-size="26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41" style:family="text">
      <style:text-properties fo:color="#000000" fo:font-family="Courier" style:font-family-generic="modern" style:font-pitch="fixed" fo:font-size="26pt"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42" style:family="text">
      <style:text-properties fo:color="#000000" fo:font-family="Courier" style:font-family-generic="modern" style:font-pitch="fixed" fo:font-size="26pt" fo:font-weight="normal"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43" style:family="text">
      <style:text-properties fo:color="#000000" fo:font-family="Courier" style:font-family-generic="modern" style:font-pitch="fixed" fo:font-size="26pt" fo:font-weight="bold"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44" style:family="text">
      <style:text-properties fo:color="#000000" fo:font-family="Courier" style:font-family-generic="modern" style:font-pitch="fixed" fo:font-size="26pt" fo:font-weight="normal" style:font-size-asian="9pt" style:font-weight-asian="bold" style:font-size-complex="5.09999990463257pt" style:font-weight-complex="bold"/>
    </style:style>
    <style:style style:name="T45" style:family="text">
      <style:text-properties fo:color="#000000" fo:font-family="Courier" style:font-family-generic="modern" style:font-pitch="fixed" fo:font-size="26pt"/>
    </style:style>
    <style:style style:name="T46" style:family="text">
      <style:text-properties fo:font-family="'Times New Roman'" style:font-family-generic="roman" style:font-pitch="variable" fo:font-size="20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47" style:family="text">
      <style:text-properties fo:font-family="Courier" style:font-family-generic="modern" style:font-pitch="fixed"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T48" style:family="text">
      <style:text-properties fo:font-family="'Times New Roman'" style:font-family-generic="roman" style:font-pitch="variable" fo:font-size="16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49" style:family="text">
      <style:text-properties fo:font-size="26pt"/>
    </style:style>
    <style:style style:name="T50" style:family="text">
      <style:text-properties fo:font-size="26pt" style:font-family-asian="Arial" style:font-family-generic-asian="swiss" style:font-size-asian="9pt" style:font-family-complex="Arial" style:font-family-generic-complex="swiss" style:font-size-complex="5.09999990463257pt"/>
    </style:style>
    <style:style style:name="T51" style:family="text">
      <style:text-properties fo:font-family="Courier" style:font-family-generic="modern" style:font-pitch="fixed" fo:font-size="18pt" fo:font-style="italic"/>
    </style:style>
    <style:style style:name="T52" style:family="text">
      <style:text-properties fo:font-family="Courier" style:font-family-generic="modern" style:font-pitch="fixed" fo:font-size="18pt" fo:font-weight="bold"/>
    </style:style>
    <style:style style:name="T53" style:family="text">
      <style:text-properties fo:font-family="Courier" style:font-family-generic="modern" style:font-pitch="fixed" fo:font-size="18pt"/>
    </style:style>
    <style:style style:name="T54" style:family="text">
      <style:text-properties fo:font-family="Courier" style:font-family-generic="modern" style:font-pitch="fixed" fo:font-size="20pt" fo:font-style="italic"/>
    </style:style>
    <style:style style:name="T55" style:family="text">
      <style:text-properties fo:font-family="Courier" style:font-family-generic="modern" style:font-pitch="fixed" fo:font-size="20pt" fo:font-weight="bold"/>
    </style:style>
    <style:style style:name="T56" style:family="text">
      <style:text-properties fo:font-family="Courier" style:font-family-generic="modern" style:font-pitch="fixed" fo:font-size="20pt"/>
    </style:style>
    <style:style style:name="T57" style:family="text">
      <style:text-properties fo:color="#ffffff" fo:font-size="18pt"/>
    </style:style>
    <style:style style:name="T58" style:family="text">
      <style:text-properties fo:color="#000000" fo:font-family="Courier" style:font-family-generic="modern" style:font-pitch="fixed" fo:font-size="14pt" fo:font-weight="bold" style:font-family-asian="Courier" style:font-family-generic-asian="modern" style:font-pitch-asian="fixed" style:font-size-asian="9pt" style:font-family-complex="Courier" style:font-family-generic-complex="modern" style:font-pitch-complex="fixed" style:font-size-complex="5.09999990463257pt"/>
    </style:style>
    <style:style style:name="T59" style:family="text">
      <style:text-properties fo:color="#000000" fo:font-family="Courier" style:font-family-generic="modern" style:font-pitch="fixed" fo:font-size="14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60" style:family="text">
      <style:text-properties fo:color="#000000" fo:font-family="Courier" style:font-family-generic="modern" style:font-pitch="fixed" fo:font-size="14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61" style:family="text">
      <style:text-properties fo:color="#000000" fo:font-family="Courier" style:font-family-generic="modern" style:font-pitch="fixed" fo:font-size="14pt" fo:font-weight="bold" style:font-family-asian="Courier" style:font-family-generic-asian="modern" style:font-pitch-asian="fixed" style:font-size-asian="9pt" style:font-family-complex="Courier" style:font-family-generic-complex="modern" style:font-pitch-complex="fixed" style:font-size-complex="5.09999990463257pt"/>
    </style:style>
    <style:style style:name="T62" style:family="text">
      <style:text-properties fo:color="#000000" fo:font-family="Courier" style:font-family-generic="modern" style:font-pitch="fixed" fo:font-size="14pt" fo:font-weight="normal"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63" style:family="text">
      <style:text-properties fo:color="#000000" fo:font-family="Courier" style:font-family-generic="modern" style:font-pitch="fixed" fo:font-size="14pt" fo:font-style="italic"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64" style:family="text">
      <style:text-properties fo:color="#000000" fo:font-family="Courier" style:font-family-generic="modern" style:font-pitch="fixed" fo:font-size="14pt" fo:font-style="italic" fo:font-weight="normal" style:font-family-asian="'Courier New'" style:font-style-name-asian="Regular" style:font-family-generic-asian="modern" style:font-pitch-asian="fixed" style:font-size-asian="9pt" style:font-family-complex="'Courier New'" style:font-style-name-complex="Regular" style:font-family-generic-complex="modern" style:font-pitch-complex="fixed" style:font-size-complex="5.09999990463257pt"/>
    </style:style>
    <style:style style:name="T65" style:family="text">
      <style:text-properties fo:color="#000000" style:text-outline="false" style:text-line-through-style="none" style:text-position="0% 100%" fo:font-family="Arial" style:font-family-generic="roman" style:font-pitch="variable" fo:font-size="8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66" style:family="text">
      <style:text-properties fo:color="#ffffff" style:text-outline="false" style:text-line-through-style="none" style:text-position="0% 100%" fo:font-family="Arial" style:font-family-generic="roman" style:font-pitch="variable" fo:font-size="10pt" fo:letter-spacing="normal" fo:language="en" fo:country="US" fo:font-style="normal" fo:text-shadow="none" style:text-underline-style="none" fo:font-weight="normal"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67" style:family="text">
      <style:text-properties fo:color="#000000" style:text-outline="false" style:text-line-through-style="none" fo:font-family="Arial" style:font-family-generic="swiss" fo:font-size="32pt" fo:font-style="normal" fo:text-shadow="none" style:text-underline-style="none" fo:font-weight="normal" style:font-family-asian="Arial" style:font-family-generic-asian="swiss" style:font-size-asian="9pt" style:font-family-complex="Arial" style:font-family-generic-complex="swiss" style:font-size-complex="5.09999990463257pt"/>
    </style:style>
    <style:style style:name="T68" style:family="text">
      <style:text-properties fo:color="#000000" fo:font-family="Arial" style:font-family-generic="swiss" fo:font-size="30pt" style:font-family-asian="Arial" style:font-family-generic-asian="swiss" style:font-size-asian="9pt" style:font-family-complex="Arial" style:font-family-generic-complex="swiss" style:font-size-complex="5.09999990463257pt"/>
    </style:style>
    <style:style style:name="T69" style:family="text">
      <style:text-properties fo:color="#000000" fo:font-family="'Arial,Italic'" style:font-family-generic="swiss" fo:font-size="30pt" fo:font-style="italic" style:font-family-asian="'Arial,Italic'" style:font-family-generic-asian="swiss" style:font-size-asian="9pt" style:font-style-asian="italic" style:font-family-complex="'Arial,Italic'" style:font-family-generic-complex="swiss" style:font-size-complex="5.09999990463257pt" style:font-style-complex="italic"/>
    </style:style>
    <style:style style:name="T70" style:family="text">
      <style:text-properties fo:font-family="Courier" style:font-family-generic="modern" style:font-pitch="fixed" fo:font-size="18pt" fo:font-weight="bold"/>
    </style:style>
    <style:style style:name="T71" style:family="text">
      <style:text-properties fo:font-family="Courier" style:font-family-generic="modern" style:font-pitch="fixed" fo:font-size="18pt"/>
    </style:style>
    <style:style style:name="T72" style:family="text">
      <style:text-properties fo:font-family="Courier" style:font-family-generic="modern" style:font-pitch="fixed" fo:font-size="18pt" fo:font-style="italic"/>
    </style:style>
    <style:style style:name="T73" style:family="text">
      <style:text-properties fo:font-family="Arial" style:font-family-generic="swiss" fo:font-size="32pt" style:font-family-asian="Arial" style:font-family-generic-asian="swiss" style:font-size-asian="9pt" style:font-family-complex="Arial" style:font-family-generic-complex="swiss" style:font-size-complex="5.09999990463257pt"/>
    </style:style>
    <style:style style:name="T74" style:family="text">
      <style:text-properties fo:font-family="'Arial,Bold'" style:font-family-generic="swiss" fo:font-size="32pt" fo:font-weight="bold" style:font-family-asian="'Arial,Bold'" style:font-family-generic-asian="swiss" style:font-size-asian="9pt" style:font-weight-asian="bold" style:font-family-complex="'Arial,Bold'" style:font-family-generic-complex="swiss" style:font-size-complex="5.09999990463257pt" style:font-weight-complex="bold"/>
    </style:style>
    <style:style style:name="T75" style:family="text">
      <style:text-properties fo:font-family="arial" style:font-family-generic="swiss" fo:font-size="18pt" fo:font-style="italic"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76" style:family="text">
      <style:text-properties fo:font-family="Courier" style:font-family-generic="modern" style:font-pitch="fixed" fo:font-size="18pt" style:font-size-asian="9pt" style:font-size-complex="5.09999990463257pt"/>
    </style:style>
    <style:style style:name="T77" style:family="text">
      <style:text-properties fo:font-family="Courier" style:font-family-generic="modern" style:font-pitch="fixed" fo:font-size="18pt" fo:font-weight="bold" style:font-family-asian="Courier" style:font-family-generic-asian="modern" style:font-size-asian="9pt" style:font-family-complex="Courier" style:font-family-generic-complex="modern" style:font-size-complex="5.09999990463257pt"/>
    </style:style>
    <style:style style:name="T78" style:family="text">
      <style:text-properties fo:font-family="Courier" style:font-family-generic="modern" style:font-pitch="fixed" fo:font-size="18pt" fo:font-weight="normal" style:font-family-asian="Courier" style:font-family-generic-asian="modern" style:font-size-asian="9pt" style:font-family-complex="Courier" style:font-family-generic-complex="modern" style:font-size-complex="5.09999990463257pt"/>
    </style:style>
    <style:style style:name="T79" style:family="text">
      <style:text-properties fo:font-family="Courier" style:font-family-generic="modern" style:font-pitch="fixed" fo:font-size="18pt" fo:font-weight="bold" style:font-size-asian="9pt" style:font-size-complex="5.09999990463257pt"/>
    </style:style>
    <style:style style:name="T80" style:family="text">
      <style:text-properties fo:font-family="Courier" style:font-family-generic="modern" style:font-pitch="fixed" fo:font-size="18pt" fo:font-weight="normal" style:font-size-asian="9pt" style:font-size-complex="5.09999990463257pt"/>
    </style:style>
    <style:style style:name="T81" style:family="text">
      <style:text-properties fo:font-family="Courier" style:font-family-generic="modern" style:font-pitch="fixed" fo:font-size="18pt"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82" style:family="text">
      <style:text-properties fo:font-family="arial" style:font-family-generic="swiss" fo:font-size="18pt" fo:font-style="italic" fo:font-weight="normal" style:font-family-asian="Arial" style:font-family-generic-asian="swiss" style:font-size-asian="9pt" style:font-family-complex="Arial" style:font-family-generic-complex="swiss" style:font-size-complex="5.09999990463257pt"/>
    </style:style>
    <style:style style:name="T83" style:family="text">
      <style:text-properties fo:color="#ffffff" fo:font-size="12pt"/>
    </style:style>
    <style:style style:name="T84" style:family="text">
      <style:text-properties fo:font-family="arial" style:font-family-generic="swiss" fo:font-size="32pt" style:font-family-asian="Arial" style:font-family-generic-asian="swiss" style:font-size-asian="10pt" style:font-family-complex="Arial" style:font-family-generic-complex="swiss" style:font-size-complex="5.69999980926514pt"/>
    </style:style>
    <style:style style:name="T85" style:family="text">
      <style:text-properties fo:font-family="arial" style:font-family-generic="swiss" fo:font-size="32pt" style:font-family-asian="'Arial,Bold'" style:font-family-generic-asian="swiss" style:font-size-asian="10pt" style:font-family-complex="'Arial,Bold'" style:font-family-generic-complex="swiss" style:font-size-complex="5.69999980926514pt"/>
    </style:style>
    <style:style style:name="T86" style:family="text">
      <style:text-properties fo:color="#000000" fo:font-family="arial" style:font-family-generic="swiss" fo:font-size="20pt" fo:font-style="italic" fo:font-weight="normal" style:font-family-asian="Arial" style:font-family-generic-asian="swiss" style:font-size-asian="10pt" style:font-family-complex="Arial" style:font-family-generic-complex="swiss" style:font-size-complex="5.69999980926514pt"/>
    </style:style>
    <style:style style:name="T87" style:family="text">
      <style:text-properties fo:color="#000000" fo:font-family="arial" style:font-family-generic="swiss" fo:font-size="20pt" fo:font-style="italic" fo:font-weight="normal" style:font-family-asian="Arial" style:font-family-generic-asian="swiss" style:font-size-asian="8pt" style:font-family-complex="Arial" style:font-family-generic-complex="swiss" style:font-size-complex="4.59999990463257pt"/>
    </style:style>
    <style:style style:name="T88" style:family="text">
      <style:text-properties fo:color="#000000" fo:font-family="Courier" style:font-family-generic="modern" style:font-pitch="fixed" fo:font-size="20pt" style:font-size-asian="9pt" style:font-size-complex="5.09999990463257pt"/>
    </style:style>
    <style:style style:name="T89" style:family="text">
      <style:text-properties fo:color="#000000" fo:font-family="Courier" style:font-family-generic="modern" style:font-pitch="fixed" fo:font-size="20pt" fo:font-weight="bold" style:font-family-asian="Courier" style:font-family-generic-asian="modern" style:font-size-asian="9pt" style:font-family-complex="Courier" style:font-family-generic-complex="modern" style:font-size-complex="5.09999990463257pt"/>
    </style:style>
    <style:style style:name="T90" style:family="text">
      <style:text-properties fo:color="#000000" fo:font-family="Courier" style:font-family-generic="modern" style:font-pitch="fixed" fo:font-size="20pt" fo:font-weight="normal" style:font-family-asian="Courier" style:font-family-generic-asian="modern" style:font-size-asian="9pt" style:font-family-complex="Courier" style:font-family-generic-complex="modern" style:font-size-complex="5.09999990463257pt"/>
    </style:style>
    <style:style style:name="T91" style:family="text">
      <style:text-properties fo:color="#000000" fo:font-family="Courier" style:font-family-generic="modern" style:font-pitch="fixed" fo:font-size="18pt" fo:font-style="italic" fo:font-weight="normal" style:font-family-asian="Courier-Oblique" style:font-family-generic-asian="modern" style:font-size-asian="9pt" style:font-style-asian="italic" style:font-family-complex="Courier-Oblique" style:font-family-generic-complex="modern" style:font-size-complex="5.09999990463257pt" style:font-style-complex="italic"/>
    </style:style>
    <style:style style:name="T92" style:family="text">
      <style:text-properties fo:color="#000000" fo:font-family="Courier" style:font-family-generic="modern" style:font-pitch="fixed" fo:font-size="20pt" fo:font-weight="normal" style:font-family-asian="Courier" style:font-family-generic-asian="modern" style:font-size-asian="9pt" style:font-family-complex="Courier" style:font-family-generic-complex="modern" style:font-size-complex="5.09999990463257pt"/>
    </style:style>
    <style:style style:name="T93" style:family="text">
      <style:text-properties fo:color="#000000" fo:font-family="Courier" style:font-family-generic="modern" style:font-pitch="fixed" fo:font-size="20pt"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94" style:family="text">
      <style:text-properties fo:color="#000000" fo:font-family="Courier" style:font-family-generic="modern" style:font-pitch="fixed" fo:font-size="20pt" fo:font-style="italic"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95" style:family="text">
      <style:text-properties fo:color="#000000" fo:font-family="Courier" style:font-family-generic="modern" style:font-pitch="fixed" fo:font-size="20pt" fo:font-weight="normal" style:font-family-asian="Courier" style:font-family-generic-asian="modern" style:font-size-asian="9pt" style:font-weight-asian="bold" style:font-family-complex="Courier" style:font-family-generic-complex="modern" style:font-size-complex="5.09999990463257pt" style:font-weight-complex="bold"/>
    </style:style>
    <style:style style:name="T96" style:family="text">
      <style:text-properties fo:color="#000000" fo:font-family="Courier" style:font-family-generic="modern" style:font-pitch="fixed" fo:font-size="20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97" style:family="text">
      <style:text-properties fo:color="#000000" fo:font-family="Courier" style:font-family-generic="modern" style:font-pitch="fixed" fo:font-size="20pt"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98" style:family="text">
      <style:text-properties fo:color="#000000" fo:font-family="arial" style:font-family-generic="swiss" fo:font-size="20pt"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99" style:family="text">
      <style:text-properties style:text-position="super 58%"/>
    </style:style>
    <style:style style:name="T100" style:family="text">
      <style:text-properties fo:color="#cccccc" fo:font-size="12pt" fo:font-style="italic"/>
    </style:style>
    <style:style style:name="T101" style:family="text">
      <style:text-properties fo:color="#999999" fo:font-size="12pt" fo:font-style="italic"/>
    </style:style>
    <style:style style:name="T102" style:family="text">
      <style:text-properties fo:color="#ffffff" fo:font-size="18pt" fo:font-style="italic"/>
    </style:style>
    <style:style style:name="T103" style:family="text">
      <style:text-properties fo:color="#000000" fo:font-family="ariaL" style:font-family-generic="swiss" fo:font-size="28pt"/>
    </style:style>
    <style:style style:name="T104" style:family="text">
      <style:text-properties fo:color="#000000" style:text-outline="false" style:text-line-through-style="none" fo:font-family="ariaL" style:font-family-generic="swiss" fo:font-size="28pt" fo:font-style="normal" fo:text-shadow="none" style:text-underline-style="none" fo:font-weight="normal" style:font-family-asian="Arial" style:font-family-generic-asian="swiss" style:font-size-asian="9pt" style:font-family-complex="Arial" style:font-family-generic-complex="swiss" style:font-size-complex="5.09999990463257pt"/>
    </style:style>
    <style:style style:name="T105" style:family="text">
      <style:text-properties fo:font-family="Arial" style:font-family-generic="swiss" fo:font-size="28pt" style:font-family-asian="Arial" style:font-family-generic-asian="swiss" style:font-size-asian="9pt" style:font-family-complex="Arial" style:font-family-generic-complex="swiss" style:font-size-complex="5.09999990463257pt"/>
    </style:style>
    <style:style style:name="T106" style:family="text">
      <style:text-properties fo:font-size="28pt" style:font-family-asian="Arial" style:font-family-generic-asian="swiss" style:font-size-asian="9pt" style:font-family-complex="Arial" style:font-family-generic-complex="swiss" style:font-size-complex="5.09999990463257pt"/>
    </style:style>
    <style:style style:name="T107" style:family="text">
      <style:text-properties fo:font-family="ARIAL" style:font-family-generic="swiss"/>
    </style:style>
    <style:style style:name="T108" style:family="text">
      <style:text-properties fo:font-family="ARIAL" style:font-family-generic="swiss" fo:font-size="32pt" style:font-family-asian="Arial" style:font-family-generic-asian="swiss" style:font-size-asian="9pt" style:font-family-complex="Arial" style:font-family-generic-complex="swiss" style:font-size-complex="5.09999990463257pt"/>
    </style:style>
    <style:style style:name="T109" style:family="text">
      <style:text-properties fo:font-family="'Times New Roman'" style:font-family-generic="roman" style:font-pitch="variable" fo:font-size="32pt"/>
    </style:style>
    <style:style style:name="T110" style:family="text">
      <style:text-properties fo:font-family="Arial" style:font-family-generic="swiss" fo:font-size="30pt" style:font-family-asian="Arial" style:font-family-generic-asian="swiss" style:font-size-asian="9pt" style:font-family-complex="Arial" style:font-family-generic-complex="swiss" style:font-size-complex="5.09999990463257pt"/>
    </style:style>
    <style:style style:name="T111" style:family="text">
      <style:text-properties fo:font-size="30pt" style:font-family-asian="Arial" style:font-family-generic-asian="swiss" style:font-size-asian="9pt" style:font-family-complex="Arial" style:font-family-generic-complex="swiss" style:font-size-complex="5.09999990463257pt"/>
    </style:style>
    <style:style style:name="T112" style:family="text">
      <style:text-properties fo:font-size="32pt" style:font-family-asian="Arial" style:font-family-generic-asian="swiss" style:font-size-asian="9pt" style:font-family-complex="Arial" style:font-family-generic-complex="swiss" style:font-size-complex="5.09999990463257pt"/>
    </style:style>
    <style:style style:name="T113" style:family="text">
      <style:text-properties fo:color="#ffffff"/>
    </style:style>
    <style:style style:name="T114" style:family="text">
      <style:text-properties fo:color="#000000" style:text-outline="false" style:text-line-through-style="none" fo:font-family="arial" style:font-family-generic="swiss" fo:font-size="26pt" fo:font-style="normal" fo:text-shadow="none" style:text-underline-style="none" fo:font-weight="normal" style:font-family-asian="Arial" style:font-family-generic-asian="swiss" style:font-size-asian="9pt" style:font-family-complex="Arial" style:font-family-generic-complex="swiss" style:font-size-complex="5.09999990463257pt"/>
    </style:style>
    <style:style style:name="T115" style:family="text">
      <style:text-properties fo:color="#000000" style:text-outline="false" style:text-line-through-style="none" fo:font-family="arial" style:font-family-generic="swiss" fo:font-size="26pt" fo:font-style="italic" fo:text-shadow="none" style:text-underline-style="none" fo:font-weight="normal" style:font-family-asian="Arial" style:font-family-generic-asian="swiss" style:font-size-asian="9pt" style:font-family-complex="Arial" style:font-family-generic-complex="swiss" style:font-size-complex="5.09999990463257pt"/>
    </style:style>
    <style:style style:name="T116" style:family="text">
      <style:text-properties fo:font-family="arial" style:font-family-generic="swiss" fo:font-size="28pt" style:font-family-asian="Arial" style:font-family-generic-asian="swiss" style:font-size-asian="9pt" style:font-family-complex="Arial" style:font-family-generic-complex="swiss" style:font-size-complex="5.09999990463257pt"/>
    </style:style>
    <style:style style:name="T117" style:family="text">
      <style:text-properties fo:color="#ffffff" fo:font-size="20pt" style:font-size-asian="18pt" style:font-size-complex="18pt"/>
    </style:style>
    <style:style style:name="T118" style:family="text">
      <style:text-properties fo:color="#000000" fo:font-size="12pt" style:font-size-asian="18pt" style:font-size-complex="18pt"/>
    </style:style>
    <style:style style:name="T119" style:family="text">
      <style:text-properties fo:color="#ffffff" fo:font-size="12pt" style:font-size-asian="18pt" style:font-size-complex="18pt"/>
    </style:style>
    <style:style style:name="T120" style:family="text">
      <style:text-properties fo:font-family="arial" style:font-family-generic="swiss"/>
    </style:style>
    <style:style style:name="T121" style:family="text">
      <style:text-properties fo:color="#000000" fo:font-family="arial" style:font-family-generic="swiss"/>
    </style:style>
    <style:style style:name="T122" style:family="text">
      <style:text-properties fo:color="#000000" style:text-outline="false" style:text-line-through-style="none" fo:font-family="arial" style:font-family-generic="swiss" fo:font-size="28pt" fo:font-style="normal" fo:text-shadow="none" style:text-underline-style="none" fo:font-weight="normal" style:font-family-asian="'Arial,Bold'" style:font-family-generic-asian="swiss" style:font-size-asian="9pt" style:font-weight-asian="bold" style:font-family-complex="'Arial,Bold'" style:font-family-generic-complex="swiss" style:font-size-complex="5.09999990463257pt" style:font-weight-complex="bold"/>
    </style:style>
    <style:style style:name="T123" style:family="text">
      <style:text-properties fo:font-family="Arial" style:font-family-generic="swiss" fo:font-size="32pt" style:font-family-asian="Arial" style:font-family-generic-asian="swiss" style:font-size-asian="10pt" style:font-family-complex="Arial" style:font-family-generic-complex="swiss" style:font-size-complex="5.69999980926514pt"/>
    </style:style>
    <style:style style:name="T124" style:family="text">
      <style:text-properties fo:font-size="14pt" style:font-size-asian="18pt" style:font-size-complex="18pt"/>
    </style:style>
    <style:style style:name="T125" style:family="text">
      <style:text-properties fo:color="#ffffff" style:text-outline="false" style:text-line-through-style="none" style:text-position="0% 100%" fo:font-family="Arial" style:font-family-generic="roman" style:font-pitch="variable" fo:font-size="12pt" fo:letter-spacing="normal" fo:language="en" fo:country="US" fo:font-style="normal" fo:text-shadow="none" style:text-underline-style="none" fo:font-weight="bold" style:text-underline-mode="continuous" style:text-line-through-mode="continuous" style:letter-kerning="false" style:font-family-asian="'Lucida Sans Unicode'" style:font-family-generic-asian="system" style:font-pitch-asian="variable" style:font-size-asian="18pt" style:language-asian="en" style:country-asian="US" style:font-style-asian="normal" style:font-weight-asian="normal" style:font-family-complex="Tahoma" style:font-family-generic-complex="system" style:font-pitch-complex="variable" style:font-size-complex="18pt" style:language-complex="en" style:country-complex="US" style:font-style-complex="normal" style:font-weight-complex="normal" style:text-emphasize="none" style:text-scale="100%" style:font-relief="none"/>
    </style:style>
    <style:style style:name="T126" style:family="text">
      <style:text-properties fo:font-size="24pt"/>
    </style:style>
    <style:style style:name="T127" style:family="text">
      <style:text-properties fo:color="#000000" fo:font-family="Courier-Bold" style:font-family-generic="modern" fo:font-size="18pt" fo:font-weight="bold"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128" style:family="text">
      <style:text-properties fo:color="#000000" fo:font-family="Courier-Bold" style:font-family-generic="modern" fo:font-size="18pt"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129" style:family="text">
      <style:text-properties fo:color="#000000" fo:font-family="Courier" style:font-family-generic="modern" style:font-pitch="fixed" fo:font-size="18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130" style:family="text">
      <style:text-properties fo:color="#000000" fo:font-family="Courier" style:font-family-generic="modern" style:font-pitch="fixed" fo:font-size="18pt" fo:font-weight="normal"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131" style:family="text">
      <style:text-properties fo:color="#000000" fo:font-family="Courier" style:font-family-generic="modern" style:font-pitch="fixed" fo:font-size="18pt" fo:font-style="italic" fo:font-weight="normal"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132" style:family="text">
      <style:text-properties fo:color="#000000" fo:font-family="Courier" style:font-family-generic="modern" style:font-pitch="fixed" fo:font-size="18pt" fo:font-weight="bold" style:font-family-asian="Courier" style:font-family-generic-asian="modern" style:font-pitch-asian="fixed" style:font-size-asian="9pt" style:font-weight-asian="bold" style:font-family-complex="Courier" style:font-family-generic-complex="modern" style:font-pitch-complex="fixed" style:font-size-complex="5.09999990463257pt" style:font-weight-complex="bold"/>
    </style:style>
    <style:style style:name="T133" style:family="text">
      <style:text-properties fo:color="#000000" fo:font-family="Courier-Bold" style:font-family-generic="modern" fo:font-size="18pt" fo:font-weight="normal" style:font-family-asian="Courier-Bold" style:font-family-generic-asian="modern" style:font-size-asian="9pt" style:font-family-complex="Courier-Bold" style:font-family-generic-complex="modern" style:font-size-complex="5.09999990463257pt"/>
    </style:style>
    <style:style style:name="T134" style:family="text">
      <style:text-properties fo:font-size="18pt"/>
    </style:style>
    <style:style style:name="T135" style:family="text">
      <style:text-properties fo:color="#000000" fo:font-family="Courier-Bold" style:font-family-generic="modern" fo:font-size="18pt" fo:font-style="italic" fo:font-weight="normal" style:font-family-asian="Courier-Bold" style:font-family-generic-asian="modern" style:font-size-asian="9pt" style:font-weight-asian="bold" style:font-family-complex="Courier-Bold" style:font-family-generic-complex="modern" style:font-size-complex="5.09999990463257pt" style:font-weight-complex="bold"/>
    </style:style>
    <style:style style:name="T136" style:family="text">
      <style:text-properties fo:color="#000000" fo:font-size="54pt"/>
    </style:style>
    <style:style style:name="T137" style:family="text">
      <style:text-properties fo:color="#ffffff" fo:font-size="16pt" fo:font-weight="bold" style:font-size-asian="18pt" style:font-size-complex="18pt"/>
    </style:style>
    <style:style style:name="T138" style:family="text">
      <style:text-properties fo:color="#ffffff" fo:font-family="'Times New Roman'" style:font-family-generic="roman" fo:font-size="28pt" fo:font-weight="bold" style:font-family-asian="'Times New Roman'" style:font-family-generic-asian="roman" style:font-size-asian="10pt" style:font-weight-asian="bold" style:font-family-complex="'Times New Roman'" style:font-family-generic-complex="roman" style:font-size-complex="5.69999980926514pt" style:font-weight-complex="bold"/>
    </style:style>
    <style:style style:name="T139" style:family="text">
      <style:text-properties fo:font-size="32pt"/>
    </style:style>
    <style:style style:name="T140" style:family="text">
      <style:text-properties fo:font-family="arial" style:font-family-generic="swiss" fo:font-size="24pt" fo:font-style="italic" style:font-family-asian="Courier" style:font-family-generic-asian="modern" style:font-pitch-asian="fixed" style:font-size-asian="9pt" style:font-family-complex="Courier" style:font-family-generic-complex="modern" style:font-pitch-complex="fixed" style:font-size-complex="5.09999990463257pt"/>
    </style:style>
    <style:style style:name="T141" style:family="text">
      <style:text-properties fo:font-family="Courier" style:font-family-generic="modern" style:font-pitch="fixed" fo:font-size="24pt" style:font-family-asian="Courier" style:font-family-generic-asian="modern" style:font-pitch-asian="fixed" style:font-size-asian="9pt" style:font-family-complex="Courier" style:font-family-generic-complex="modern" style:font-pitch-complex="fixed" style:font-size-complex="5.09999990463257pt"/>
    </style:style>
    <style:style style:name="T142" style:family="text">
      <style:text-properties fo:font-family="Courier" style:font-family-generic="modern" style:font-pitch="fixed" fo:font-size="18pt" fo:language="ro" fo:country="RO" fo:font-weight="normal" style:font-family-asian="'Courier New CE'" style:font-family-generic-asian="modern" style:font-pitch-asian="fixed" style:font-size-asian="10pt" style:font-family-complex="'Courier New CE'" style:font-family-generic-complex="modern" style:font-pitch-complex="fixed" style:font-size-complex="5.69999980926514pt"/>
    </style:style>
    <style:style style:name="T143" style:family="text">
      <style:text-properties fo:font-family="Courier" style:font-family-generic="modern" style:font-pitch="fixed" fo:font-size="18pt" fo:language="ro" fo:country="RO" fo:font-weight="bold" style:font-family-asian="'Courier New CE'" style:font-family-generic-asian="modern" style:font-pitch-asian="fixed" style:font-size-asian="10pt" style:font-family-complex="'Courier New CE'" style:font-family-generic-complex="modern" style:font-pitch-complex="fixed" style:font-size-complex="5.69999980926514pt"/>
    </style:style>
    <style:style style:name="T144" style:family="text">
      <style:text-properties fo:font-family="'Courier New CE'" style:font-family-generic="modern" style:font-pitch="fixed" fo:font-size="14pt" fo:language="ro" fo:country="RO" fo:font-weight="bold" style:font-family-asian="'Courier New CE'" style:font-family-generic-asian="modern" style:font-pitch-asian="fixed" style:font-size-asian="10pt" style:font-family-complex="'Courier New CE'" style:font-family-generic-complex="modern" style:font-pitch-complex="fixed" style:font-size-complex="5.69999980926514pt"/>
    </style:style>
    <style:style style:name="T145" style:family="text">
      <style:text-properties fo:font-family="Courier" style:font-family-generic="modern" style:font-pitch="fixed" fo:font-size="18pt" fo:language="ro" fo:country="RO" fo:font-weight="normal" style:font-family-asian="'Courier New CE'" style:font-family-generic-asian="modern" style:font-pitch-asian="fixed" style:font-size-asian="10pt" style:font-family-complex="'Courier New CE'" style:font-family-generic-complex="modern" style:font-pitch-complex="fixed" style:font-size-complex="5.69999980926514pt"/>
    </style:style>
    <text:list-style style:name="L1">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0.6cm" text:min-label-width="0.6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text:list-style style:name="L4">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5cm" text:min-label-width="0.9cm"/>
        <style:text-properties fo:color="#e6e6e6" fo:font-size="100%"/>
      </text:list-level-style-number>
      <text:list-level-style-number text:level="2" style:num-suffix="." style:num-format="1">
        <style:list-level-properties text:space-before="1cm" text:min-label-width="0.9cm"/>
        <style:text-properties fo:color="#e6e6e6" fo:font-size="100%"/>
      </text:list-level-style-number>
      <text:list-level-style-number text:level="3" style:num-suffix="." style:num-format="1">
        <style:list-level-properties text:space-before="1.5cm" text:min-label-width="0.9cm"/>
        <style:text-properties fo:color="#e6e6e6" fo:font-size="100%"/>
      </text:list-level-style-number>
      <text:list-level-style-number text:level="4" style:num-suffix="." style:num-format="1">
        <style:list-level-properties text:space-before="2cm" text:min-label-width="0.9cm"/>
        <style:text-properties fo:color="#e6e6e6" fo:font-size="100%"/>
      </text:list-level-style-number>
      <text:list-level-style-number text:level="5" style:num-suffix="." style:num-format="1">
        <style:list-level-properties text:space-before="2.5cm" text:min-label-width="0.9cm"/>
        <style:text-properties fo:color="#e6e6e6" fo:font-size="100%"/>
      </text:list-level-style-number>
      <text:list-level-style-number text:level="6" style:num-suffix="." style:num-format="1">
        <style:list-level-properties text:space-before="3cm" text:min-label-width="0.9cm"/>
        <style:text-properties fo:color="#e6e6e6" fo:font-size="100%"/>
      </text:list-level-style-number>
      <text:list-level-style-number text:level="7" style:num-suffix="." style:num-format="1">
        <style:list-level-properties text:space-before="3.5cm" text:min-label-width="0.9cm"/>
        <style:text-properties fo:color="#e6e6e6" fo:font-size="100%"/>
      </text:list-level-style-number>
      <text:list-level-style-number text:level="8" style:num-suffix="." style:num-format="1">
        <style:list-level-properties text:space-before="4cm" text:min-label-width="0.9cm"/>
        <style:text-properties fo:color="#e6e6e6" fo:font-size="100%"/>
      </text:list-level-style-number>
      <text:list-level-style-number text:level="9" style:num-suffix="." style:num-format="1">
        <style:list-level-properties text:space-before="4.5cm" text:min-label-width="0.9cm"/>
        <style:text-properties fo:color="#e6e6e6" fo:font-size="100%"/>
      </text:list-level-style-number>
    </text:list-style>
    <text:list-style style:name="L8">
      <text:list-level-style-bullet text:level="1" text:bullet-char="•">
        <style:list-level-properties text:space-before="0.5cm" text:min-label-width="0.9cm"/>
        <style:text-properties fo:font-family="StarSymbol" style:font-charset="x-symbol" fo:color="#000000" fo:font-size="45%"/>
      </text:list-level-style-bullet>
      <text:list-level-style-number text:level="2" style:num-suffix="." style:num-format="1">
        <style:list-level-properties text:space-before="1cm" text:min-label-width="0.9cm"/>
        <style:text-properties fo:color="#e6e6e6" fo:font-size="100%"/>
      </text:list-level-style-number>
      <text:list-level-style-number text:level="3" style:num-suffix="." style:num-format="1">
        <style:list-level-properties text:space-before="1.5cm" text:min-label-width="0.9cm"/>
        <style:text-properties fo:color="#e6e6e6" fo:font-size="100%"/>
      </text:list-level-style-number>
      <text:list-level-style-number text:level="4" style:num-suffix="." style:num-format="1">
        <style:list-level-properties text:space-before="2cm" text:min-label-width="0.9cm"/>
        <style:text-properties fo:color="#e6e6e6" fo:font-size="100%"/>
      </text:list-level-style-number>
      <text:list-level-style-number text:level="5" style:num-suffix="." style:num-format="1">
        <style:list-level-properties text:space-before="2.5cm" text:min-label-width="0.9cm"/>
        <style:text-properties fo:color="#e6e6e6" fo:font-size="100%"/>
      </text:list-level-style-number>
      <text:list-level-style-number text:level="6" style:num-suffix="." style:num-format="1">
        <style:list-level-properties text:space-before="3cm" text:min-label-width="0.9cm"/>
        <style:text-properties fo:color="#e6e6e6" fo:font-size="100%"/>
      </text:list-level-style-number>
      <text:list-level-style-number text:level="7" style:num-suffix="." style:num-format="1">
        <style:list-level-properties text:space-before="3.5cm" text:min-label-width="0.9cm"/>
        <style:text-properties fo:color="#e6e6e6" fo:font-size="100%"/>
      </text:list-level-style-number>
      <text:list-level-style-number text:level="8" style:num-suffix="." style:num-format="1">
        <style:list-level-properties text:space-before="4cm" text:min-label-width="0.9cm"/>
        <style:text-properties fo:color="#e6e6e6" fo:font-size="100%"/>
      </text:list-level-style-number>
      <text:list-level-style-number text:level="9" style:num-suffix="." style:num-format="1">
        <style:list-level-properties text:space-before="4.5cm" text:min-label-width="0.9cm"/>
        <style:text-properties fo:color="#e6e6e6" fo:font-size="100%"/>
      </text:list-level-style-number>
    </text:list-style>
    <text:list-style style:name="L9">
      <text:list-level-style-bullet text:level="1" text:bullet-char="●">
        <style:list-level-properties text:space-before="0.5cm" text:min-label-width="0.9cm"/>
        <style:text-properties fo:font-family="StarSymbol" style:font-charset="x-symbol" fo:color="#e6e6e6" fo:font-size="45%"/>
      </text:list-level-style-bullet>
      <text:list-level-style-bullet text:level="2" text:bullet-char="●">
        <style:list-level-properties text:space-before="1cm" text:min-label-width="0.9cm"/>
        <style:text-properties fo:font-family="StarSymbol" style:font-charset="x-symbol" fo:color="#e6e6e6" fo:font-size="45%"/>
      </text:list-level-style-bullet>
      <text:list-level-style-bullet text:level="3" text:bullet-char="●">
        <style:list-level-properties text:space-before="1.5cm" text:min-label-width="0.9cm"/>
        <style:text-properties fo:font-family="StarSymbol" style:font-charset="x-symbol" fo:color="#e6e6e6" fo:font-size="45%"/>
      </text:list-level-style-bullet>
      <text:list-level-style-bullet text:level="4" text:bullet-char="●">
        <style:list-level-properties text:space-before="2cm" text:min-label-width="0.9cm"/>
        <style:text-properties fo:font-family="StarSymbol" style:font-charset="x-symbol" fo:color="#e6e6e6" fo:font-size="45%"/>
      </text:list-level-style-bullet>
      <text:list-level-style-bullet text:level="5" text:bullet-char="●">
        <style:list-level-properties text:space-before="2.5cm" text:min-label-width="0.9cm"/>
        <style:text-properties fo:font-family="StarSymbol" style:font-charset="x-symbol" fo:color="#e6e6e6" fo:font-size="45%"/>
      </text:list-level-style-bullet>
      <text:list-level-style-bullet text:level="6" text:bullet-char="●">
        <style:list-level-properties text:space-before="3cm" text:min-label-width="0.9cm"/>
        <style:text-properties fo:font-family="StarSymbol" style:font-charset="x-symbol" fo:color="#e6e6e6" fo:font-size="45%"/>
      </text:list-level-style-bullet>
      <text:list-level-style-bullet text:level="7" text:bullet-char="●">
        <style:list-level-properties text:space-before="3.5cm" text:min-label-width="0.9cm"/>
        <style:text-properties fo:font-family="StarSymbol" style:font-charset="x-symbol" fo:color="#e6e6e6" fo:font-size="45%"/>
      </text:list-level-style-bullet>
      <text:list-level-style-bullet text:level="8" text:bullet-char="●">
        <style:list-level-properties text:space-before="4cm" text:min-label-width="0.9cm"/>
        <style:text-properties fo:font-family="StarSymbol" style:font-charset="x-symbol" fo:color="#e6e6e6" fo:font-size="45%"/>
      </text:list-level-style-bullet>
      <text:list-level-style-bullet text:level="9" text:bullet-char="●">
        <style:list-level-properties text:space-before="4.5cm" text:min-label-width="0.9cm"/>
        <style:text-properties fo:font-family="StarSymbol" style:font-charset="x-symbol" fo:color="#e6e6e6" fo:font-size="45%"/>
      </text:list-level-style-bullet>
    </text:list-style>
    <text:list-style style:name="L10">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4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4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11">
      <text:list-level-style-number text:level="1" style:num-suffix=")" style:num-format="1" text:start-value="0">
        <style:list-level-properties text:space-before="0.1cm" text:min-label-width="1.5cm"/>
        <style:text-properties fo:color="#e6e6e6" fo:font-size="100%"/>
      </text:list-level-style-number>
      <text:list-level-style-number text:level="2" style:num-suffix=")" style:num-format="1" text:start-value="0">
        <style:list-level-properties text:space-before="0.2cm" text:min-label-width="1.5cm"/>
        <style:text-properties fo:color="#e6e6e6" fo:font-size="100%"/>
      </text:list-level-style-number>
      <text:list-level-style-number text:level="3" style:num-suffix=")" style:num-format="1" text:start-value="0">
        <style:list-level-properties text:space-before="0.3cm" text:min-label-width="1.5cm"/>
        <style:text-properties fo:color="#e6e6e6" fo:font-size="100%"/>
      </text:list-level-style-number>
      <text:list-level-style-number text:level="4" style:num-suffix=")" style:num-format="1" text:start-value="0">
        <style:list-level-properties text:space-before="0.4cm" text:min-label-width="1.5cm"/>
        <style:text-properties fo:color="#e6e6e6" fo:font-size="100%"/>
      </text:list-level-style-number>
      <text:list-level-style-number text:level="5" style:num-suffix=")" style:num-format="1" text:start-value="0">
        <style:list-level-properties text:space-before="0.5cm" text:min-label-width="1.5cm"/>
        <style:text-properties fo:color="#e6e6e6" fo:font-size="100%"/>
      </text:list-level-style-number>
      <text:list-level-style-number text:level="6" style:num-suffix=")" style:num-format="1" text:start-value="0">
        <style:list-level-properties text:space-before="0.6cm" text:min-label-width="1.5cm"/>
        <style:text-properties fo:color="#e6e6e6" fo:font-size="100%"/>
      </text:list-level-style-number>
      <text:list-level-style-number text:level="7" style:num-suffix=")" style:num-format="1" text:start-value="0">
        <style:list-level-properties text:space-before="0.7cm" text:min-label-width="1.5cm"/>
        <style:text-properties fo:color="#e6e6e6" fo:font-size="100%"/>
      </text:list-level-style-number>
      <text:list-level-style-number text:level="8" style:num-suffix=")" style:num-format="1" text:start-value="0">
        <style:list-level-properties text:space-before="0.8cm" text:min-label-width="1.5cm"/>
        <style:text-properties fo:color="#e6e6e6" fo:font-size="100%"/>
      </text:list-level-style-number>
      <text:list-level-style-number text:level="9" style:num-suffix=")" style:num-format="1" text:start-value="0">
        <style:list-level-properties text:space-before="0.9cm" text:min-label-width="1.5cm"/>
        <style:text-properties fo:color="#e6e6e6" fo:font-size="100%"/>
      </text:list-level-style-number>
    </text:list-style>
    <text:list-style style:name="L12">
      <text:list-level-style-number text:level="1" style:num-suffix=")" style:num-format="1" text:start-value="7">
        <style:list-level-properties text:space-before="0.1cm" text:min-label-width="1.5cm"/>
        <style:text-properties fo:color="#e6e6e6" fo:font-size="100%"/>
      </text:list-level-style-number>
      <text:list-level-style-number text:level="2" style:num-suffix=")" style:num-format="1" text:start-value="7">
        <style:list-level-properties text:space-before="0.2cm" text:min-label-width="1.5cm"/>
        <style:text-properties fo:color="#e6e6e6" fo:font-size="100%"/>
      </text:list-level-style-number>
      <text:list-level-style-number text:level="3" style:num-suffix=")" style:num-format="1" text:start-value="7">
        <style:list-level-properties text:space-before="0.3cm" text:min-label-width="1.5cm"/>
        <style:text-properties fo:color="#e6e6e6" fo:font-size="100%"/>
      </text:list-level-style-number>
      <text:list-level-style-number text:level="4" style:num-suffix=")" style:num-format="1" text:start-value="7">
        <style:list-level-properties text:space-before="0.4cm" text:min-label-width="1.5cm"/>
        <style:text-properties fo:color="#e6e6e6" fo:font-size="100%"/>
      </text:list-level-style-number>
      <text:list-level-style-number text:level="5" style:num-suffix=")" style:num-format="1" text:start-value="7">
        <style:list-level-properties text:space-before="0.5cm" text:min-label-width="1.5cm"/>
        <style:text-properties fo:color="#e6e6e6" fo:font-size="100%"/>
      </text:list-level-style-number>
      <text:list-level-style-number text:level="6" style:num-suffix=")" style:num-format="1" text:start-value="7">
        <style:list-level-properties text:space-before="0.6cm" text:min-label-width="1.5cm"/>
        <style:text-properties fo:color="#e6e6e6" fo:font-size="100%"/>
      </text:list-level-style-number>
      <text:list-level-style-number text:level="7" style:num-suffix=")" style:num-format="1" text:start-value="7">
        <style:list-level-properties text:space-before="0.7cm" text:min-label-width="1.5cm"/>
        <style:text-properties fo:color="#e6e6e6" fo:font-size="100%"/>
      </text:list-level-style-number>
      <text:list-level-style-number text:level="8" style:num-suffix=")" style:num-format="1" text:start-value="7">
        <style:list-level-properties text:space-before="0.8cm" text:min-label-width="1.5cm"/>
        <style:text-properties fo:color="#e6e6e6" fo:font-size="100%"/>
      </text:list-level-style-number>
      <text:list-level-style-number text:level="9" style:num-suffix=")" style:num-format="1" text:start-value="7">
        <style:list-level-properties text:space-before="0.9cm" text:min-label-width="1.5cm"/>
        <style:text-properties fo:color="#e6e6e6" fo:font-size="100%"/>
      </text:list-level-style-number>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text:list-style style:name="L15">
      <text:list-level-style-bullet text:level="1" text:bullet-char="•">
        <style:list-level-properties text:space-before="0.6cm" text:min-label-width="0.6cm"/>
        <style:text-properties fo:font-family="Arial" style:font-family-generic="decorative" style:font-pitch="variable" fo:color="#00ff00" fo:font-size="100%"/>
      </text:list-level-style-bullet>
      <text:list-level-style-bullet text:level="2" text:bullet-char="–">
        <style:list-level-properties text:space-before="0.6cm" text:min-label-width="0.6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text:list-style style:name="L16">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17">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8">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presentation:footer-decl presentation:name="ftr1">Copyright Fastpath Logic Inc. @2007</presentation:footer-decl>
      <presentation:date-time-decl presentation:name="dtd1" presentation:source="current-date" style:data-style-name="D3"/>
      <draw:page draw:name="page1" draw:style-name="dp1" draw:master-page-name="fpl_5f_presentation_5f_template" presentation:presentation-page-layout-name="AL1T19" presentation:use-footer-name="ftr1" presentation:use-date-time-name="dtd1">
        <office:forms form:automatic-focus="false" form:apply-design-mode="false"/>
        <draw:frame presentation:style-name="pr1" draw:text-style-name="P2" draw:layer="layout" svg:width="23.912cm" svg:height="7.656cm" svg:x="3.773cm" svg:y="6.976cm" presentation:class="title" presentation:user-transformed="true">
          <draw:text-box>
            <text:p text:style-name="P1"><text:span text:style-name="T1">CSLC </text:span><text:span text:style-name="T2"><text:line-break/></text:span><text:span text:style-name="T2"><text:line-break/></text:span><text:span text:style-name="T2">The Front End RTL Design and Verification Productivity Solution</text:span></text:p>
          </draw:text-box>
        </draw:frame>
        <presentation:notes draw:style-name="dp2">
          <draw:page-thumbnail draw:style-name="gr1" draw:layer="layout" svg:width="13.877cm" svg:height="11.093cm" svg:x="3.577cm" svg:y="2.247cm" draw:page-number="1" presentation:class="page"/>
          <draw:frame presentation:style-name="pr2" draw:text-style-name="P3" draw:layer="layout" svg:width="15.399cm" svg:height="13.362cm" svg:x="2.798cm" svg:y="14.102cm" presentation:class="notes" presentation:placeholder="true">
            <draw:text-box/>
          </draw:frame>
        </presentation:notes>
      </draw:page>
      <draw:page draw:name="page2" draw:style-name="dp1" draw:master-page-name="fpl_5f_presentation_5f_template" presentation:presentation-page-layout-name="AL2T0"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Background</text:p>
          </draw:text-box>
        </draw:frame>
        <draw:frame presentation:style-name="pr4" draw:text-style-name="P3" draw:layer="layout" svg:width="24.369cm" svg:height="15.19cm" svg:x="3.932cm" svg:y="4.318cm" presentation:class="subtitle" presentation:user-transformed="true">
          <draw:text-box>
            <text:list text:style-name="L2">
              <text:list-item>
                <text:list>
                  <text:list-item>
                    <text:p text:style-name="P5">HDL's are like a netlisting language</text:p>
                  </text:list-item>
                </text:list>
              </text:list-item>
            </text:list>
            <text:list text:style-name="L2">
              <text:list-item>
                <text:list>
                  <text:list-item>
                    <text:p text:style-name="P5">HDL's have not progressed much in 20 years. </text:p>
                  </text:list-item>
                </text:list>
              </text:list-item>
            </text:list>
            <text:list text:style-name="L2">
              <text:list-item>
                <text:list>
                  <text:list-item>
                    <text:p text:style-name="P5">System Verilog and SystemC are updated HDL's which introduce evolutionary changes.</text:p>
                  </text:list-item>
                </text:list>
              </text:list-item>
            </text:list>
            <text:list text:style-name="L2">
              <text:list-item>
                <text:list>
                  <text:list-item>
                    <text:p text:style-name="P5">Companies have many in house tools which generate equivalent "views" of the specification in C++, RTL, and docs. </text:p>
                  </text:list-item>
                </text:list>
              </text:list-item>
            </text:list>
          </draw:text-box>
        </draw:frame>
        <presentation:notes draw:style-name="dp2">
          <draw:page-thumbnail draw:style-name="gr1" draw:layer="layout" svg:width="13.877cm" svg:height="11.093cm" svg:x="3.577cm" svg:y="2.247cm" draw:page-number="2" presentation:class="page"/>
          <draw:frame presentation:style-name="pr5" draw:text-style-name="P4" draw:layer="layout" svg:width="15.399cm" svg:height="13.362cm" svg:x="2.798cm" svg:y="14.102cm" presentation:class="notes" presentation:placeholder="true">
            <draw:text-box/>
          </draw:frame>
        </presentation:notes>
      </draw:page>
      <draw:page draw:name="page3" draw:style-name="dp1" draw:master-page-name="fpl_5f_presentation_5f_template" presentation:presentation-page-layout-name="AL2T0" presentation:use-footer-name="ftr1" presentation:use-date-time-name="dtd1">
        <office:forms form:automatic-focus="false" form:apply-design-mode="false"/>
        <draw:frame presentation:style-name="pr6" draw:text-style-name="P4" draw:layer="layout" svg:width="23.912cm" svg:height="3.769cm" svg:x="3.373cm" svg:y="0.621cm" presentation:class="title" presentation:user-transformed="true">
          <draw:text-box>
            <text:p text:style-name="P4">Problems with current design and verification environments</text:p>
          </draw:text-box>
        </draw:frame>
        <draw:frame presentation:style-name="pr7" draw:text-style-name="P7" draw:layer="layout" svg:width="24.369cm" svg:height="15.19cm" svg:x="3.832cm" svg:y="4.79cm" presentation:class="subtitle" presentation:user-transformed="true">
          <draw:text-box>
            <text:list text:style-name="L3">
              <text:list-item>
                <text:list>
                  <text:list-item>
                    <text:p text:style-name="P6"><text:span text:style-name="T3">However, these code generation tools do not co-exist in a single compilation environment. Rather the tools must generate code which is then compiled by C++ and RTL compilers and is then simulated. Bugs which could and should be found statically at the compilation step are found much later in the design and verification process, resulting in longer and more expensive development times and requiring additional expensive EDA tool licenses and computers.</text:span></text:p>
                  </text:list-item>
                </text:list>
              </text:list-item>
            </text:list>
          </draw:text-box>
        </draw:frame>
        <presentation:notes draw:style-name="dp2">
          <draw:page-thumbnail draw:style-name="gr1" draw:layer="layout" svg:width="13.877cm" svg:height="11.093cm" svg:x="3.577cm" svg:y="2.247cm" draw:page-number="3" presentation:class="page"/>
          <draw:frame presentation:style-name="pr5" draw:text-style-name="P4" draw:layer="layout" svg:width="15.399cm" svg:height="13.362cm" svg:x="2.798cm" svg:y="14.102cm" presentation:class="notes" presentation:placeholder="true">
            <draw:text-box/>
          </draw:frame>
        </presentation:notes>
      </draw:page>
      <draw:page draw:name="page4" draw:style-name="dp1" draw:master-page-name="fpl_5f_presentation_5f_template" presentation:presentation-page-layout-name="AL2T0" presentation:use-footer-name="ftr1" presentation:use-date-time-name="dtd1">
        <office:forms form:automatic-focus="false" form:apply-design-mode="false"/>
        <draw:frame presentation:style-name="pr3" draw:text-style-name="P4" draw:layer="layout" svg:width="18.666cm" svg:height="3.649cm" svg:x="6.829cm" svg:y="0cm" presentation:class="title" presentation:user-transformed="true">
          <draw:text-box>
            <text:p text:style-name="P4">CSL in a few sentences</text:p>
          </draw:text-box>
        </draw:frame>
        <draw:frame presentation:style-name="pr8" draw:text-style-name="P7" draw:layer="layout" svg:width="23.898cm" svg:height="16.398cm" svg:x="4.102cm" svg:y="3.382cm" presentation:class="subtitle" presentation:user-transformed="true">
          <draw:text-box>
            <text:list text:style-name="L3">
              <text:list-item>
                <text:list>
                  <text:list-item>
                    <text:p text:style-name="P5"><text:span text:style-name="T3">The basic idea behind CSL is that there are many shared "things" between RTL and C++ simulation, driver, and application code and test benches and docs.</text:span></text:p>
                  </text:list-item>
                </text:list>
              </text:list-item>
            </text:list>
            <text:list text:style-name="L3">
              <text:list-item>
                <text:list>
                  <text:list-item>
                    <text:p text:style-name="P5"><text:span text:style-name="T3">CSL unifies the specfication of the above shared "things" (memory maps, ISA's constants, interconnect hierarchies, ...) and the auto generation of ISA's, memory maps, testbenches, decoders, FIFO's, register files and other hardware constructs which the simulation and verification environments need to "know" about.</text:span></text:p>
                  </text:list-item>
                </text:list>
              </text:list-item>
            </text:list>
          </draw:text-box>
        </draw:frame>
        <presentation:notes draw:style-name="dp2">
          <draw:page-thumbnail draw:style-name="gr1" draw:layer="layout" svg:width="13.877cm" svg:height="11.093cm" svg:x="3.577cm" svg:y="2.247cm" draw:page-number="4" presentation:class="page"/>
          <draw:frame presentation:style-name="pr5" draw:text-style-name="P4" draw:layer="layout" svg:width="15.399cm" svg:height="13.362cm" svg:x="2.798cm" svg:y="14.102cm" presentation:class="notes" presentation:placeholder="true">
            <draw:text-box/>
          </draw:frame>
        </presentation:notes>
      </draw:page>
      <draw:page draw:name="page5" draw:style-name="dp1" draw:master-page-name="fpl_5f_presentation_5f_template" presentation:presentation-page-layout-name="AL2T0" presentation:use-footer-name="ftr1" presentation:use-date-time-name="dtd1">
        <office:forms form:automatic-focus="false" form:apply-design-mode="false"/>
        <draw:frame presentation:style-name="pr3" draw:text-style-name="P4" draw:layer="layout" svg:width="18.666cm" svg:height="3.649cm" svg:x="6.762cm" svg:y="0.438cm" presentation:class="title" presentation:user-transformed="true">
          <draw:text-box>
            <text:p text:style-name="P4">New Idea</text:p>
          </draw:text-box>
        </draw:frame>
        <draw:frame presentation:style-name="pr9" draw:text-style-name="P8" draw:layer="layout" svg:width="22.216cm" svg:height="15.337cm" svg:x="5.287cm" svg:y="3.645cm" presentation:class="subtitle" presentation:user-transformed="true">
          <draw:text-box>
            <text:list text:style-name="L3">
              <text:list-item>
                <text:list>
                  <text:list-item>
                    <text:p text:style-name="P8">Describe the architecture, design and verification environment with a high level language. The high level language is the specification for the above components. Find the bugs in the interdependent components sooner, resulting in a significant development time, cost savings and faster time to market.</text:p>
                  </text:list-item>
                </text:list>
              </text:list-item>
            </text:list>
          </draw:text-box>
        </draw:frame>
        <presentation:notes draw:style-name="dp2">
          <draw:page-thumbnail draw:style-name="gr1" draw:layer="layout" svg:width="13.877cm" svg:height="11.093cm" svg:x="3.577cm" svg:y="2.247cm" draw:page-number="5" presentation:class="page"/>
          <draw:frame presentation:style-name="pr5" draw:text-style-name="P4" draw:layer="layout" svg:width="15.399cm" svg:height="13.362cm" svg:x="2.798cm" svg:y="14.102cm" presentation:class="notes" presentation:placeholder="true">
            <draw:text-box/>
          </draw:frame>
        </presentation:notes>
      </draw:page>
      <draw:page draw:name="page6"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Overview</text:p>
          </draw:text-box>
        </draw:frame>
        <draw:frame presentation:style-name="pr10" draw:text-style-name="P10" draw:layer="layout" svg:width="22.216cm" svg:height="15.126cm" svg:x="5.054cm" svg:y="2.11cm" presentation:class="outline" presentation:user-transformed="true">
          <draw:text-box>
            <text:list text:style-name="L4">
              <text:list-item>
                <text:p text:style-name="P9"><text:span text:style-name="T4"/></text:p>
              </text:list-item>
            </text:list>
            <text:list text:style-name="L4">
              <text:list-item>
                <text:p text:style-name="P9"><text:span text:style-name="T4"/></text:p>
              </text:list-item>
            </text:list>
            <text:list text:style-name="L4">
              <text:list-item>
                <text:p text:style-name="P9"><text:span text:style-name="T4"/></text:p>
              </text:list-item>
            </text:list>
            <text:list text:style-name="L4">
              <text:list-item>
                <text:p text:style-name="P9"><text:span text:style-name="T4"/></text:p>
              </text:list-item>
            </text:list>
            <text:list text:style-name="L4">
              <text:list-item>
                <text:p text:style-name="P9"><text:span text:style-name="T5"/></text:p>
              </text:list-item>
            </text:list>
            <text:list text:style-name="L4">
              <text:list-item>
                <text:p text:style-name="P9"><text:span text:style-name="T6">Part I</text:span></text:p>
              </text:list-item>
            </text:list>
            <text:list text:style-name="L4">
              <text:list-item>
                <text:p text:style-name="P9"><text:span text:style-name="T6">Overview</text:span></text:p>
              </text:list-item>
            </text:list>
          </draw:text-box>
        </draw:frame>
        <presentation:notes draw:style-name="dp2">
          <draw:page-thumbnail draw:style-name="gr1" draw:layer="layout" svg:width="13.877cm" svg:height="11.093cm" svg:x="3.577cm" svg:y="2.247cm" draw:page-number="6" presentation:class="page"/>
          <draw:frame presentation:style-name="pr5" draw:text-style-name="P4" draw:layer="layout" svg:width="15.399cm" svg:height="13.362cm" svg:x="2.798cm" svg:y="14.102cm" presentation:class="notes" presentation:placeholder="true">
            <draw:text-box/>
          </draw:frame>
        </presentation:notes>
      </draw:page>
      <draw:page draw:name="page7"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Introduction</text:p>
          </draw:text-box>
        </draw:frame>
        <draw:frame presentation:style-name="pr11" draw:text-style-name="P13" draw:layer="layout" svg:width="24.369cm" svg:height="15.441cm" svg:x="5.005cm" svg:y="4.766cm" presentation:class="outline" presentation:user-transformed="true">
          <draw:text-box>
            <text:list text:style-name="L4">
              <text:list-item>
                <text:p text:style-name="P11"><text:span text:style-name="T7">CSLC</text:span></text:p>
              </text:list-item>
            </text:list>
            <text:list text:style-name="L4">
              <text:list-item>
                <text:list>
                  <text:list-item>
                    <text:p text:style-name="P12"><text:span text:style-name="T7">a high level compiler, </text:span></text:p>
                  </text:list-item>
                </text:list>
              </text:list-item>
            </text:list>
            <text:list text:style-name="L4">
              <text:list-item>
                <text:list>
                  <text:list-item>
                    <text:p text:style-name="P12"><text:span text:style-name="T7">analyzer, </text:span></text:p>
                  </text:list-item>
                </text:list>
              </text:list-item>
            </text:list>
            <text:list text:style-name="L4">
              <text:list-item>
                <text:list>
                  <text:list-item>
                    <text:p text:style-name="P12"><text:span text:style-name="T7">RTL/C++ code generator, </text:span></text:p>
                  </text:list-item>
                </text:list>
              </text:list-item>
            </text:list>
            <text:list text:style-name="L4">
              <text:list-item>
                <text:list>
                  <text:list-item>
                    <text:p text:style-name="P12"><text:span text:style-name="T7">design component generator, </text:span></text:p>
                  </text:list-item>
                </text:list>
              </text:list-item>
            </text:list>
            <text:list text:style-name="L4">
              <text:list-item>
                <text:list>
                  <text:list-item>
                    <text:p text:style-name="P12"><text:span text:style-name="T7">report generator.</text:span></text:p>
                  </text:list-item>
                </text:list>
              </text:list-item>
            </text:list>
          </draw:text-box>
        </draw:frame>
        <presentation:notes draw:style-name="dp2">
          <draw:page-thumbnail draw:style-name="gr1" draw:layer="layout" svg:width="13.877cm" svg:height="11.093cm" svg:x="3.577cm" svg:y="2.247cm" draw:page-number="7" presentation:class="page"/>
          <draw:frame presentation:style-name="pr5" draw:text-style-name="P4" draw:layer="layout" svg:width="15.399cm" svg:height="13.362cm" svg:x="2.798cm" svg:y="14.102cm" presentation:class="notes" presentation:placeholder="true">
            <draw:text-box/>
          </draw:frame>
        </presentation:notes>
      </draw:page>
      <draw:page draw:name="page8"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14" draw:layer="layout" svg:width="18.666cm" svg:height="3.649cm" svg:x="7.231cm" svg:y="0.974cm" presentation:class="title">
          <draw:text-box>
            <text:list text:style-name="L1">
              <text:list-item>
                <text:p text:style-name="P14"><text:span text:style-name="T7">CSLC Features</text:span></text:p>
              </text:list-item>
            </text:list>
          </draw:text-box>
        </draw:frame>
        <draw:frame presentation:style-name="pr12" draw:text-style-name="P15" draw:layer="layout" svg:width="24.369cm" svg:height="13.465cm" svg:x="4.502cm" svg:y="5.486cm" presentation:class="outline" presentation:user-transformed="true">
          <draw:text-box>
            <text:list text:style-name="L4">
              <text:list-item>
                <text:p text:style-name="P11"><text:span text:style-name="T7">High level specification language</text:span></text:p>
              </text:list-item>
            </text:list>
            <text:list text:style-name="L4">
              <text:list-item>
                <text:p text:style-name="P11"><text:span text:style-name="T7">Facilitates incremental design techniques, IP integration, SOC design, rapid verification environment construction</text:span></text:p>
              </text:list-item>
            </text:list>
            <text:list text:style-name="L4">
              <text:list-item>
                <text:p text:style-name="P11"><text:span text:style-name="T7">Generates automatically:</text:span></text:p>
              </text:list-item>
            </text:list>
            <text:list text:style-name="L4">
              <text:list-item>
                <text:list>
                  <text:list-item>
                    <text:p text:style-name="P12"><text:span text:style-name="T7">modules with correct interfaces</text:span></text:p>
                  </text:list-item>
                </text:list>
              </text:list-item>
            </text:list>
            <text:list text:style-name="L4">
              <text:list-item>
                <text:list>
                  <text:list-item>
                    <text:p text:style-name="P12"><text:span text:style-name="T7">common components</text:span></text:p>
                  </text:list-item>
                </text:list>
              </text:list-item>
            </text:list>
          </draw:text-box>
        </draw:frame>
        <presentation:notes draw:style-name="dp2">
          <draw:page-thumbnail draw:style-name="gr1" draw:layer="layout" svg:width="13.877cm" svg:height="11.093cm" svg:x="3.577cm" svg:y="2.247cm" draw:page-number="8" presentation:class="page"/>
          <draw:frame presentation:style-name="pr5" draw:text-style-name="P4" draw:layer="layout" svg:width="15.399cm" svg:height="13.362cm" svg:x="2.798cm" svg:y="14.102cm" presentation:class="notes" presentation:placeholder="true">
            <draw:text-box/>
          </draw:frame>
        </presentation:notes>
      </draw:page>
      <draw:page draw:name="page9"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14" draw:layer="layout" svg:width="18.666cm" svg:height="3.649cm" svg:x="7.231cm" svg:y="0.974cm" presentation:class="title">
          <draw:text-box>
            <text:list text:style-name="L1">
              <text:list-item>
                <text:p text:style-name="P14"><text:span text:style-name="T7">CSL Features (2)</text:span></text:p>
              </text:list-item>
            </text:list>
          </draw:text-box>
        </draw:frame>
        <draw:frame presentation:style-name="pr13" draw:text-style-name="P13" draw:layer="layout" svg:width="23.026cm" svg:height="15.441cm" svg:x="4.705cm" svg:y="4.365cm" presentation:class="outline" presentation:user-transformed="true">
          <draw:text-box>
            <text:list text:style-name="L4">
              <text:list-item>
                <text:p text:style-name="P11"><text:span text:style-name="T7">Generates consistent interfaces between software verification components and hardware design components</text:span></text:p>
              </text:list-item>
            </text:list>
            <text:list text:style-name="L4">
              <text:list-item>
                <text:p text:style-name="P11"><text:span text:style-name="T7">Unparalleled ease of use and wide range of supported platforms</text:span></text:p>
              </text:list-item>
            </text:list>
            <text:list text:style-name="L4">
              <text:list-item>
                <text:p text:style-name="P11"><text:span text:style-name="T7">100% Verilog IEEE 1384 coverage and has support for all Cadence, Mentor Graphics and Synopsis programs</text:span></text:p>
              </text:list-item>
            </text:list>
          </draw:text-box>
        </draw:frame>
        <presentation:notes draw:style-name="dp2">
          <draw:page-thumbnail draw:style-name="gr1" draw:layer="layout" svg:width="13.877cm" svg:height="11.093cm" svg:x="3.577cm" svg:y="2.247cm" draw:page-number="9" presentation:class="page"/>
          <draw:frame presentation:style-name="pr5" draw:text-style-name="P4" draw:layer="layout" svg:width="15.399cm" svg:height="13.362cm" svg:x="2.798cm" svg:y="14.102cm" presentation:class="notes" presentation:placeholder="true">
            <draw:text-box/>
          </draw:frame>
        </presentation:notes>
      </draw:page>
      <draw:page draw:name="page10"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C Design Flow</text:p>
          </draw:text-box>
        </draw:frame>
        <draw:custom-shape draw:style-name="gr2" draw:text-style-name="P17" draw:id="id1" draw:layer="layout" svg:width="2.382cm" svg:height="2.4cm" svg:x="4.286cm" svg:y="10.611cm">
          <text:p text:style-name="P16"><text:span text:style-name="T8">csl 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7" draw:id="id2" draw:layer="layout" svg:width="2.381cm" svg:height="2.4cm" svg:x="10.424cm" svg:y="10.599cm">
          <draw:glue-point draw:id="4" svg:x="-2.209cm" svg:y="4.989cm"/>
          <draw:glue-point draw:id="5" svg:x="2.32cm" svg:y="4.989cm"/>
          <draw:glue-point draw:id="6" svg:x="5.004cm" svg:y="-2.52cm"/>
          <draw:glue-point draw:id="7" svg:x="5.004cm" svg:y="2.198cm"/>
          <draw:glue-point draw:id="8" svg:x="5.004cm" svg:y="-1.526cm"/>
          <text:p text:style-name="P16"><text:span text:style-name="T8">csl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7" draw:id="id3" draw:layer="layout" svg:width="1.548cm" svg:height="1.955cm" svg:x="10.833cm" svg:y="7.483cm">
          <text:p text:style-name="P16"><text:span text:style-name="T8">csl</text:span></text:p>
          <text:p text:style-name="P16"><text:span text:style-name="T8">li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7" draw:id="id6" draw:layer="layout" svg:width="2.382cm" svg:height="1.323cm" svg:x="13.929cm" svg:y="16.316cm">
          <draw:glue-point draw:id="4" svg:x="-2.67cm" svg:y="-5cm"/>
          <text:p text:style-name="P16"><text:span text:style-name="T8">Synthe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7" draw:id="id8" draw:layer="layout" svg:width="2.384cm" svg:height="1.323cm" svg:x="19.754cm" svg:y="16.317cm">
          <text:p text:style-name="P16"><text:span text:style-name="T8">Place and</text:span></text:p>
          <text:p text:style-name="P16"><text:span text:style-name="T8">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7" draw:id="id10" draw:layer="layout" svg:width="2.382cm" svg:height="1.323cm" svg:x="25.45cm" svg:y="16.322cm">
          <text:p text:style-name="P16"><text:span text:style-name="T8">ASIC/RPG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7" draw:id="id11" draw:layer="layout" svg:width="2.381cm" svg:height="1.323cm" svg:x="17.562cm" svg:y="13.622cm">
          <draw:glue-point draw:id="4" svg:x="-2.678cm" svg:y="-5cm"/>
          <draw:glue-point draw:id="5" svg:x="2.65cm" svg:y="-5cm"/>
          <text:p text:style-name="P16"><text:span text:style-name="T8">RTL</text:span></text:p>
          <text:p text:style-name="P16"><text:span text:style-name="T8">simula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7" draw:id="id14" draw:layer="layout" svg:width="2.381cm" svg:height="1.322cm" svg:x="17.562cm" svg:y="8.764cm">
          <draw:glue-point draw:id="4" svg:x="-2.833cm" svg:y="-5cm"/>
          <draw:glue-point draw:id="5" svg:x="2.266cm" svg:y="-5cm"/>
          <text:p text:style-name="P16"><text:span text:style-name="T8">C++</text:span></text:p>
          <text:p text:style-name="P16"><text:span text:style-name="T8">compi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7" draw:id="id16" draw:layer="layout" svg:width="2.38cm" svg:height="1.33cm" svg:x="21.324cm" svg:y="11.01cm">
          <draw:glue-point draw:id="4" svg:x="-2.082cm" svg:y="-5cm"/>
          <draw:glue-point draw:id="5" svg:x="2.27cm" svg:y="-5cm"/>
          <text:p text:style-name="P16"><text:span text:style-name="T8">Verify</text:span></text:p>
          <text:p text:style-name="P16"><text:span text:style-name="T8">equival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8" draw:layer="layout" draw:type="line" svg:x1="5.481cm" svg:y1="9.406cm" svg:x2="5.477cm" svg:y2="10.611cm" draw:end-shape="id1">
          <text:p text:style-name="P4"/>
        </draw:connector>
        <draw:connector draw:style-name="gr4" draw:text-style-name="P18" draw:layer="layout" draw:type="line" svg:x1="6.668cm" svg:y1="11.811cm" svg:x2="7.462cm" svg:y2="11.795cm" draw:start-shape="id1" draw:start-glue-point="1">
          <text:p text:style-name="P4"/>
        </draw:connector>
        <draw:connector draw:style-name="gr4" draw:text-style-name="P18" draw:layer="layout" draw:type="line" svg:x1="9.794cm" svg:y1="11.794cm" svg:x2="10.424cm" svg:y2="11.799cm" draw:end-shape="id2">
          <text:p text:style-name="P4"/>
        </draw:connector>
        <draw:connector draw:style-name="gr4" draw:text-style-name="P18" draw:layer="layout" draw:type="line" svg:x1="11.606cm" svg:y1="9.438cm" svg:x2="11.614cm" svg:y2="10.599cm" draw:start-shape="id3" draw:start-glue-point="7" draw:end-shape="id2">
          <text:p text:style-name="P4"/>
        </draw:connector>
        <draw:connector draw:style-name="gr4" draw:text-style-name="P18" draw:layer="layout" draw:type="line" svg:x1="12.805cm" svg:y1="11.799cm" svg:x2="14.217cm" svg:y2="11.786cm" draw:start-shape="id2" draw:start-glue-point="1" draw:end-shape="id4" draw:end-glue-point="3">
          <text:p text:style-name="P4"/>
        </draw:connector>
        <draw:connector draw:style-name="gr4" draw:text-style-name="P18" draw:layer="layout" svg:x1="12.805cm" svg:y1="12.326cm" svg:x2="14.217cm" svg:y2="14.276cm" draw:start-shape="id2" draw:start-glue-point="7" draw:end-shape="id5" draw:end-glue-point="3">
          <text:p text:style-name="P4"/>
        </draw:connector>
        <draw:connector draw:style-name="gr4" draw:text-style-name="P18" draw:layer="layout" svg:x1="15.39cm" svg:y1="15.064cm" svg:x2="15.12cm" svg:y2="16.316cm" draw:start-shape="id5" draw:end-shape="id6" draw:end-glue-point="0">
          <text:p text:style-name="P4"/>
        </draw:connector>
        <draw:connector draw:style-name="gr4" draw:text-style-name="P18" draw:layer="layout" draw:type="line" svg:x1="16.311cm" svg:y1="16.977cm" svg:x2="16.852cm" svg:y2="16.97cm" draw:start-shape="id6" draw:start-glue-point="1" draw:end-shape="id7">
          <text:p text:style-name="P4"/>
        </draw:connector>
        <draw:connector draw:style-name="gr4" draw:text-style-name="P18" draw:layer="layout" draw:type="line" svg:x1="19.198cm" svg:y1="16.97cm" svg:x2="19.754cm" svg:y2="16.978cm" draw:start-shape="id7" draw:start-glue-point="1" draw:end-shape="id8" draw:end-glue-point="3">
          <text:p text:style-name="P4"/>
        </draw:connector>
        <draw:connector draw:style-name="gr4" draw:text-style-name="P18" draw:layer="layout" draw:type="line" svg:x1="22.138cm" svg:y1="16.978cm" svg:x2="22.628cm" svg:y2="16.983cm" draw:start-shape="id8" draw:start-glue-point="1" draw:end-shape="id9" draw:end-glue-point="3">
          <text:p text:style-name="P4"/>
        </draw:connector>
        <draw:connector draw:style-name="gr4" draw:text-style-name="P18" draw:layer="layout" draw:type="line" svg:x1="24.972cm" svg:y1="16.983cm" svg:x2="25.45cm" svg:y2="16.983cm" draw:start-shape="id9" draw:end-shape="id10" draw:end-glue-point="3">
          <text:p text:style-name="P4"/>
        </draw:connector>
        <draw:connector draw:style-name="gr4" draw:text-style-name="P18" draw:layer="layout" svg:x1="16.563cm" svg:y1="14.276cm" svg:x2="17.562cm" svg:y2="14.283cm" draw:start-shape="id5" draw:start-glue-point="1" draw:end-shape="id11" draw:end-glue-point="3">
          <text:p text:style-name="P4"/>
        </draw:connector>
        <draw:connector draw:style-name="gr4" draw:text-style-name="P18" draw:layer="layout" svg:x1="18.735cm" svg:y1="12.448cm" svg:x2="19.382cm" svg:y2="13.622cm" draw:start-shape="id12" draw:start-glue-point="2" draw:end-shape="id11" draw:end-glue-point="5">
          <text:p text:style-name="P4"/>
        </draw:connector>
        <draw:connector draw:style-name="gr4" draw:text-style-name="P18" draw:layer="layout" svg:x1="15.39cm" svg:y1="12.574cm" svg:x2="18.115cm" svg:y2="13.622cm" draw:start-shape="id4" draw:start-glue-point="2" draw:end-shape="id11" draw:end-glue-point="4">
          <text:p text:style-name="P4"/>
        </draw:connector>
        <draw:connector draw:style-name="gr4" draw:text-style-name="P18" draw:layer="layout" svg:x1="16.563cm" svg:y1="9.423cm" svg:x2="17.562cm" svg:y2="9.425cm" draw:start-shape="id13" draw:start-glue-point="1" draw:end-shape="id14" draw:end-glue-point="3">
          <text:p text:style-name="P4"/>
        </draw:connector>
        <draw:connector draw:style-name="gr4" draw:text-style-name="P18" draw:layer="layout" draw:type="line" svg:x1="18.735cm" svg:y1="7.67cm" svg:x2="18.752cm" svg:y2="8.764cm" draw:start-shape="id15" draw:start-glue-point="2" draw:end-shape="id14" draw:end-glue-point="0">
          <text:p text:style-name="P4"/>
        </draw:connector>
        <draw:connector draw:style-name="gr4" draw:text-style-name="P18" draw:layer="layout" svg:x1="19.943cm" svg:y1="14.283cm" svg:x2="22.514cm" svg:y2="12.34cm" draw:start-shape="id11" draw:start-glue-point="1" draw:end-shape="id16" draw:end-glue-point="2">
          <text:p text:style-name="P4"/>
        </draw:connector>
        <draw:connector draw:style-name="gr4" draw:text-style-name="P18" draw:layer="layout" svg:x1="19.943cm" svg:y1="9.425cm" svg:x2="22.514cm" svg:y2="11.01cm" draw:start-shape="id14" draw:start-glue-point="1" draw:end-shape="id16" draw:end-glue-point="0">
          <text:p text:style-name="P4"/>
        </draw:connector>
        <draw:connector draw:style-name="gr4" draw:text-style-name="P18" draw:layer="layout" svg:x1="12.994cm" svg:y1="16.992cm" svg:x2="13.929cm" svg:y2="16.977cm" draw:start-shape="id17" draw:start-glue-point="1" draw:end-shape="id6" draw:end-glue-point="3">
          <text:p text:style-name="P4"/>
        </draw:connector>
        <draw:connector draw:style-name="gr4" draw:text-style-name="P18" draw:layer="layout" svg:x1="12.805cm" svg:y1="11.195cm" svg:x2="14.217cm" svg:y2="6.959cm" draw:start-shape="id2" draw:start-glue-point="6" draw:end-shape="id18" draw:end-glue-point="3">
          <text:p text:style-name="P4"/>
        </draw:connector>
        <draw:connector draw:style-name="gr4" draw:text-style-name="P18" draw:layer="layout" svg:x1="12.805cm" svg:y1="11.433cm" svg:x2="14.217cm" svg:y2="9.423cm" draw:start-shape="id2" draw:start-glue-point="8" draw:end-shape="id13" draw:end-glue-point="3">
          <text:p text:style-name="P4"/>
        </draw:connector>
        <draw:custom-shape draw:style-name="gr5" draw:text-style-name="P16" draw:layer="layout" svg:width="2.346cm" svg:height="1.575cm" svg:x="4.366cm" svg:y="7.772cm">
          <text:p text:style-name="P16"><text:span text:style-name="T8">.csl </text:span></text:p>
          <text:p text:style-name="P16"><text:span text:style-name="T8">pp</text:span></text:p>
          <draw:enhanced-geometry svg:viewBox="0 0 21600 21600" draw:type="rectangle" draw:enhanced-path="M 0 0 L 21600 0 21600 21600 0 21600 0 0 Z N"/>
        </draw:custom-shape>
        <draw:custom-shape draw:style-name="gr5" draw:text-style-name="P16" draw:layer="layout" svg:width="2.346cm" svg:height="1.575cm" svg:x="7.469cm" svg:y="10.974cm">
          <text:p text:style-name="P16"><text:span text:style-name="T8">.csl </text:span></text:p>
          <draw:enhanced-geometry svg:viewBox="0 0 21600 21600" draw:type="rectangle" draw:enhanced-path="M 0 0 L 21600 0 21600 21600 0 21600 0 0 Z N"/>
        </draw:custom-shape>
        <draw:custom-shape draw:style-name="gr5" draw:text-style-name="P16" draw:id="id18" draw:layer="layout" svg:width="2.346cm" svg:height="1.576cm" svg:x="14.217cm" svg:y="6.171cm">
          <text:p text:style-name="P16"><text:span text:style-name="T8">documentation</text:span></text:p>
          <text:p text:style-name="P16"><text:span text:style-name="T8">HTML, PDF</text:span></text:p>
          <draw:enhanced-geometry svg:viewBox="0 0 21600 21600" draw:type="rectangle" draw:enhanced-path="M 0 0 L 21600 0 21600 21600 0 21600 0 0 Z N"/>
        </draw:custom-shape>
        <draw:custom-shape draw:style-name="gr5" draw:text-style-name="P16" draw:id="id13" draw:layer="layout" svg:width="2.346cm" svg:height="1.575cm" svg:x="14.217cm" svg:y="8.636cm">
          <text:p text:style-name="P16"><text:span text:style-name="T8">C++</text:span></text:p>
          <text:p text:style-name="P16"><text:span text:style-name="T8">generated</text:span></text:p>
          <text:p text:style-name="P16"><text:span text:style-name="T8">code</text:span></text:p>
          <draw:enhanced-geometry svg:viewBox="0 0 21600 21600" draw:type="rectangle" draw:enhanced-path="M 0 0 L 21600 0 21600 21600 0 21600 0 0 Z N"/>
        </draw:custom-shape>
        <draw:custom-shape draw:style-name="gr5" draw:text-style-name="P16" draw:id="id5" draw:layer="layout" svg:width="2.346cm" svg:height="1.575cm" svg:x="14.217cm" svg:y="13.489cm">
          <text:p text:style-name="P16"><text:span text:style-name="T8">RTL </text:span></text:p>
          <text:p text:style-name="P16"><text:span text:style-name="T8">generated</text:span></text:p>
          <text:p text:style-name="P16"><text:span text:style-name="T8">code</text:span></text:p>
          <draw:enhanced-geometry svg:viewBox="0 0 21600 21600" draw:type="rectangle" draw:enhanced-path="M 0 0 L 21600 0 21600 21600 0 21600 0 0 Z N"/>
        </draw:custom-shape>
        <draw:custom-shape draw:style-name="gr5" draw:text-style-name="P16" draw:id="id17" draw:layer="layout" svg:width="2.344cm" svg:height="1.575cm" svg:x="10.65cm" svg:y="16.205cm">
          <text:p text:style-name="P16"><text:span text:style-name="T8">user RTL</text:span></text:p>
          <text:p text:style-name="P16"><text:span text:style-name="T8">defined</text:span></text:p>
          <text:p text:style-name="P16"><text:span text:style-name="T8">code </text:span></text:p>
          <draw:enhanced-geometry svg:viewBox="0 0 21600 21600" draw:type="rectangle" draw:enhanced-path="M 0 0 L 21600 0 21600 21600 0 21600 0 0 Z N"/>
        </draw:custom-shape>
        <draw:custom-shape draw:style-name="gr5" draw:text-style-name="P16" draw:id="id4" draw:layer="layout" svg:width="2.346cm" svg:height="1.575cm" svg:x="14.217cm" svg:y="10.999cm">
          <text:p text:style-name="P16"><text:span text:style-name="T8">RTL</text:span></text:p>
          <text:p text:style-name="P16"><text:span text:style-name="T8">test</text:span></text:p>
          <text:p text:style-name="P16"><text:span text:style-name="T8">bench</text:span></text:p>
          <draw:enhanced-geometry svg:viewBox="0 0 21600 21600" draw:type="rectangle" draw:enhanced-path="M 0 0 L 21600 0 21600 21600 0 21600 0 0 Z N"/>
        </draw:custom-shape>
        <draw:custom-shape draw:style-name="gr5" draw:text-style-name="P16" draw:id="id15" draw:layer="layout" svg:width="2.346cm" svg:height="1.575cm" svg:x="17.562cm" svg:y="6.095cm">
          <text:p text:style-name="P16"><text:span text:style-name="T8">user C++</text:span></text:p>
          <text:p text:style-name="P16"><text:span text:style-name="T8">simulator</text:span></text:p>
          <text:p text:style-name="P16"><text:span text:style-name="T8">code</text:span></text:p>
          <draw:enhanced-geometry svg:viewBox="0 0 21600 21600" draw:type="rectangle" draw:enhanced-path="M 0 0 L 21600 0 21600 21600 0 21600 0 0 Z N"/>
        </draw:custom-shape>
        <draw:custom-shape draw:style-name="gr5" draw:text-style-name="P16" draw:id="id12" draw:layer="layout" svg:width="2.346cm" svg:height="1.575cm" svg:x="17.562cm" svg:y="10.873cm">
          <text:p text:style-name="P16"><text:span text:style-name="T8">user</text:span></text:p>
          <text:p text:style-name="P16"><text:span text:style-name="T8">defined RTL</text:span></text:p>
          <text:p text:style-name="P16"><text:span text:style-name="T8">test bench</text:span></text:p>
          <draw:enhanced-geometry svg:viewBox="0 0 21600 21600" draw:type="rectangle" draw:enhanced-path="M 0 0 L 21600 0 21600 21600 0 21600 0 0 Z N"/>
        </draw:custom-shape>
        <draw:custom-shape draw:style-name="gr5" draw:text-style-name="P16" draw:id="id9" draw:layer="layout" svg:width="2.344cm" svg:height="1.575cm" svg:x="22.628cm" svg:y="16.196cm">
          <text:p text:style-name="P16"><text:span text:style-name="T8">Bit stream</text:span></text:p>
          <draw:enhanced-geometry svg:viewBox="0 0 21600 21600" draw:type="rectangle" draw:enhanced-path="M 0 0 L 21600 0 21600 21600 0 21600 0 0 Z N"/>
        </draw:custom-shape>
        <draw:custom-shape draw:style-name="gr5" draw:text-style-name="P16" draw:id="id7" draw:layer="layout" svg:width="2.346cm" svg:height="1.575cm" svg:x="16.852cm" svg:y="16.183cm">
          <text:p text:style-name="P16"><text:span text:style-name="T8">Netlist</text:span></text:p>
          <draw:enhanced-geometry svg:viewBox="0 0 21600 21600" draw:type="rectangle" draw:enhanced-path="M 0 0 L 21600 0 21600 21600 0 21600 0 0 Z N"/>
        </draw:custom-shape>
        <presentation:notes draw:style-name="dp2">
          <draw:page-thumbnail draw:style-name="gr1" draw:layer="layout" svg:width="13.877cm" svg:height="11.093cm" svg:x="3.577cm" svg:y="2.247cm" draw:page-number="10" presentation:class="page"/>
          <draw:frame presentation:style-name="pr5" draw:text-style-name="P4" draw:layer="layout" svg:width="15.399cm" svg:height="13.362cm" svg:x="2.798cm" svg:y="14.102cm" presentation:class="notes" presentation:placeholder="true">
            <draw:text-box/>
          </draw:frame>
        </presentation:notes>
      </draw:page>
      <draw:page draw:name="page11"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6.762cm" svg:y="0.337cm" presentation:class="title" presentation:user-transformed="true">
          <draw:text-box>
            <text:p text:style-name="P4">Design patterns</text:p>
          </draw:text-box>
        </draw:frame>
        <draw:frame presentation:style-name="pr14" draw:text-style-name="P21" draw:layer="layout" svg:width="24.369cm" svg:height="17.849cm" svg:x="4.501cm" svg:y="3.151cm" presentation:class="outline" presentation:user-transformed="true">
          <draw:text-box>
            <text:list text:style-name="L4">
              <text:list-item>
                <text:p text:style-name="P19"><text:span text:style-name="T9">CSLC comes with an extensive library with most common design patterns used in complex designs.</text:span></text:p>
              </text:list-item>
            </text:list>
            <text:list text:style-name="L4">
              <text:list-item>
                <text:p text:style-name="P19"><text:span text:style-name="T9">Examples:</text:span></text:p>
              </text:list-item>
            </text:list>
            <text:list text:style-name="L4">
              <text:list-item>
                <text:list>
                  <text:list-item>
                    <text:p text:style-name="P20"><text:span text:style-name="T9">Registers</text:span></text:p>
                  </text:list-item>
                </text:list>
              </text:list-item>
            </text:list>
            <text:list text:style-name="L4">
              <text:list-item>
                <text:list>
                  <text:list-item>
                    <text:p text:style-name="P20"><text:span text:style-name="T9">File Registers</text:span></text:p>
                  </text:list-item>
                </text:list>
              </text:list-item>
            </text:list>
            <text:list text:style-name="L4">
              <text:list-item>
                <text:list>
                  <text:list-item>
                    <text:p text:style-name="P20"><text:span text:style-name="T9">FIFOs </text:span></text:p>
                  </text:list-item>
                </text:list>
              </text:list-item>
            </text:list>
            <text:list text:style-name="L4">
              <text:list-item>
                <text:list>
                  <text:list-item>
                    <text:p text:style-name="P20"><text:span text:style-name="T9">Memory Maps </text:span></text:p>
                  </text:list-item>
                </text:list>
              </text:list-item>
            </text:list>
            <text:list text:style-name="L4">
              <text:list-item>
                <text:list>
                  <text:list-item>
                    <text:p text:style-name="P20"><text:span text:style-name="T9">ISA</text:span></text:p>
                  </text:list-item>
                </text:list>
              </text:list-item>
            </text:list>
            <text:list text:style-name="L4">
              <text:list-item>
                <text:list>
                  <text:list-item>
                    <text:p text:style-name="P20"><text:span text:style-name="T9">PSQCN</text:span></text:p>
                  </text:list-item>
                </text:list>
              </text:list-item>
            </text:list>
            <text:list text:style-name="L4">
              <text:list-item>
                <text:list>
                  <text:list-item>
                    <text:p text:style-name="P20"><text:span text:style-name="T9">Pipelines</text:span></text:p>
                  </text:list-item>
                </text:list>
              </text:list-item>
            </text:list>
            <text:list text:style-name="L4">
              <text:list-item>
                <text:list>
                  <text:list-item>
                    <text:p text:style-name="P20"><text:span text:style-name="T9">Interconnect</text:span></text:p>
                  </text:list-item>
                </text:list>
              </text:list-item>
            </text:list>
          </draw:text-box>
        </draw:frame>
        <presentation:notes draw:style-name="dp2">
          <draw:page-thumbnail draw:style-name="gr1" draw:layer="layout" svg:width="13.877cm" svg:height="11.093cm" svg:x="3.577cm" svg:y="2.247cm" draw:page-number="11" presentation:class="page"/>
          <draw:frame presentation:style-name="pr5" draw:text-style-name="P4" draw:layer="layout" svg:width="15.399cm" svg:height="13.362cm" svg:x="2.798cm" svg:y="14.102cm" presentation:class="notes" presentation:placeholder="true">
            <draw:text-box/>
          </draw:frame>
        </presentation:notes>
      </draw:page>
      <draw:page draw:name="page12"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22" draw:layer="layout" svg:width="18.666cm" svg:height="3.649cm" svg:x="7.231cm" svg:y="0.974cm" presentation:class="title">
          <draw:text-box>
            <text:p text:style-name="P4"><text:span text:style-name="T4">Regular expressions</text:span></text:p>
          </draw:text-box>
        </draw:frame>
        <draw:custom-shape draw:style-name="gr2" draw:text-style-name="P17" draw:id="id19" draw:layer="layout" svg:width="2.396cm" svg:height="2.43cm" svg:x="4.32cm" svg:y="10.591cm">
          <text:p text:style-name="P16"><text:span text:style-name="T8">csl 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20" draw:layer="layout" svg:width="2.395cm" svg:height="2.43cm" svg:x="10.493cm" svg:y="10.579cm">
          <draw:glue-point draw:id="4" svg:x="-2.209cm" svg:y="4.989cm"/>
          <draw:glue-point draw:id="5" svg:x="2.32cm" svg:y="4.989cm"/>
          <draw:glue-point draw:id="6" svg:x="5.004cm" svg:y="-2.52cm"/>
          <draw:glue-point draw:id="7" svg:x="5.004cm" svg:y="2.198cm"/>
          <text:p text:style-name="P16"><text:span text:style-name="T8">csl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21" draw:layer="layout" svg:width="1.556cm" svg:height="1.979cm" svg:x="10.904cm" svg:y="7.425cm">
          <text:p text:style-name="P16"><text:span text:style-name="T8">csl</text:span></text:p>
          <text:p text:style-name="P16"><text:span text:style-name="T8">li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7" draw:id="id23" draw:layer="layout" svg:width="2.396cm" svg:height="1.339cm" svg:x="14.018cm" svg:y="16.405cm">
          <draw:glue-point draw:id="4" svg:x="-2.67cm" svg:y="-5cm"/>
          <text:p text:style-name="P16"><text:span text:style-name="T8">Synthe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24" draw:layer="layout" svg:width="2.396cm" svg:height="1.339cm" svg:x="19.864cm" svg:y="16.393cm">
          <text:p text:style-name="P16"><text:span text:style-name="T8">Place and</text:span></text:p>
          <text:p text:style-name="P16"><text:span text:style-name="T8">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25" draw:layer="layout" svg:width="2.396cm" svg:height="1.339cm" svg:x="25.604cm" svg:y="16.372cm">
          <text:p text:style-name="P16"><text:span text:style-name="T8">ASIC/RPG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26" draw:layer="layout" svg:width="2.396cm" svg:height="1.339cm" svg:x="17.671cm" svg:y="13.639cm">
          <draw:glue-point draw:id="4" svg:x="-2.678cm" svg:y="-5cm"/>
          <draw:glue-point draw:id="5" svg:x="2.65cm" svg:y="-5cm"/>
          <text:p text:style-name="P16"><text:span text:style-name="T8">RTL</text:span></text:p>
          <text:p text:style-name="P16"><text:span text:style-name="T8">simula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27" draw:layer="layout" svg:width="2.396cm" svg:height="1.339cm" svg:x="17.671cm" svg:y="8.721cm">
          <draw:glue-point draw:id="4" svg:x="-2.833cm" svg:y="-5cm"/>
          <draw:glue-point draw:id="5" svg:x="2.266cm" svg:y="-5cm"/>
          <text:p text:style-name="P16"><text:span text:style-name="T8">C++</text:span></text:p>
          <text:p text:style-name="P16"><text:span text:style-name="T8">compi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28" draw:layer="layout" svg:width="2.395cm" svg:height="1.346cm" svg:x="21.454cm" svg:y="10.995cm">
          <draw:glue-point draw:id="4" svg:x="-2.082cm" svg:y="-5cm"/>
          <draw:glue-point draw:id="5" svg:x="2.27cm" svg:y="-5cm"/>
          <text:p text:style-name="P16"><text:span text:style-name="T8">Verify</text:span></text:p>
          <text:p text:style-name="P16"><text:span text:style-name="T8">equival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8" draw:layer="layout" draw:type="line" svg:x1="5.522cm" svg:y1="9.371cm" svg:x2="5.518cm" svg:y2="10.591cm" draw:end-shape="id19">
          <text:p text:style-name="P4"/>
        </draw:connector>
        <draw:connector draw:style-name="gr4" draw:text-style-name="P18" draw:layer="layout" draw:type="line" svg:x1="6.716cm" svg:y1="11.806cm" svg:x2="7.515cm" svg:y2="11.79cm" draw:start-shape="id19" draw:start-glue-point="1">
          <text:p text:style-name="P4"/>
        </draw:connector>
        <draw:connector draw:style-name="gr4" draw:text-style-name="P18" draw:layer="layout" draw:type="line" svg:x1="9.86cm" svg:y1="11.789cm" svg:x2="10.493cm" svg:y2="11.794cm" draw:end-shape="id20">
          <text:p text:style-name="P4"/>
        </draw:connector>
        <draw:connector draw:style-name="gr7" draw:text-style-name="P18" draw:layer="layout" draw:type="line" svg:x1="11.681cm" svg:y1="9.402cm" svg:x2="11.69cm" svg:y2="10.579cm" draw:start-shape="id21" draw:start-glue-point="7" draw:end-shape="id20">
          <text:p text:style-name="P4"/>
        </draw:connector>
        <draw:connector draw:style-name="gr7" draw:text-style-name="P18" draw:layer="layout" draw:type="line" svg:x1="12.888cm" svg:y1="11.794cm" svg:x2="14.049cm" svg:y2="11.809cm" draw:start-shape="id20" draw:start-glue-point="1">
          <text:p text:style-name="P4"/>
        </draw:connector>
        <draw:connector draw:style-name="gr7" draw:text-style-name="P18" draw:layer="layout" svg:x1="12.888cm" svg:y1="12.328cm" svg:x2="14.055cm" svg:y2="14.324cm" draw:start-shape="id20" draw:start-glue-point="7">
          <text:p text:style-name="P4"/>
        </draw:connector>
        <draw:connector draw:style-name="gr7" draw:text-style-name="P18" draw:layer="layout" svg:x1="12.888cm" svg:y1="11.182cm" svg:x2="14.265cm" svg:y2="9.376cm" draw:start-shape="id20" draw:start-glue-point="6">
          <text:p text:style-name="P4"/>
        </draw:connector>
        <draw:connector draw:style-name="gr7" draw:text-style-name="P18" draw:layer="layout" svg:x1="15.422cm" svg:y1="15.098cm" svg:x2="15.216cm" svg:y2="16.405cm" draw:start-shape="id22" draw:end-shape="id23" draw:end-glue-point="0">
          <text:p text:style-name="P4"/>
        </draw:connector>
        <draw:connector draw:style-name="gr7" draw:text-style-name="P18" draw:layer="layout" draw:type="line" svg:x1="16.414cm" svg:y1="17.074cm" svg:x2="16.98cm" svg:y2="17.077cm" draw:start-shape="id23" draw:start-glue-point="1">
          <text:p text:style-name="P4"/>
        </draw:connector>
        <draw:connector draw:style-name="gr7" draw:text-style-name="P18" draw:layer="layout" draw:type="line" svg:x1="19.323cm" svg:y1="17.077cm" svg:x2="19.864cm" svg:y2="17.062cm" draw:end-shape="id24" draw:end-glue-point="3">
          <text:p text:style-name="P4"/>
        </draw:connector>
        <draw:connector draw:style-name="gr7" draw:text-style-name="P18" draw:layer="layout" draw:type="line" svg:x1="22.26cm" svg:y1="17.062cm" svg:x2="22.778cm" svg:y2="17.045cm" draw:start-shape="id24" draw:start-glue-point="1">
          <text:p text:style-name="P4"/>
        </draw:connector>
        <draw:connector draw:style-name="gr7" draw:text-style-name="P18" draw:layer="layout" draw:type="line" svg:x1="25.121cm" svg:y1="17.044cm" svg:x2="25.604cm" svg:y2="17.041cm" draw:end-shape="id25" draw:end-glue-point="3">
          <text:p text:style-name="P4"/>
        </draw:connector>
        <draw:connector draw:style-name="gr7" draw:text-style-name="P18" draw:layer="layout" svg:x1="16.602cm" svg:y1="14.301cm" svg:x2="17.671cm" svg:y2="14.308cm" draw:start-shape="id22" draw:start-glue-point="1" draw:end-shape="id26" draw:end-glue-point="3">
          <text:p text:style-name="P4"/>
        </draw:connector>
        <draw:connector draw:style-name="gr7" draw:text-style-name="P18" draw:layer="layout" svg:x1="19.229cm" svg:y1="12.479cm" svg:x2="19.503cm" svg:y2="13.639cm" draw:end-shape="id26" draw:end-glue-point="5">
          <text:p text:style-name="P4"/>
        </draw:connector>
        <draw:connector draw:style-name="gr7" draw:text-style-name="P18" draw:layer="layout" svg:x1="15.221cm" svg:y1="12.496cm" svg:x2="18.228cm" svg:y2="13.639cm" draw:end-shape="id26" draw:end-glue-point="4">
          <text:p text:style-name="P4"/>
        </draw:connector>
        <draw:connector draw:style-name="gr7" draw:text-style-name="P18" draw:layer="layout" svg:x1="16.61cm" svg:y1="9.377cm" svg:x2="17.671cm" svg:y2="9.39cm" draw:end-shape="id27" draw:end-glue-point="3">
          <text:p text:style-name="P4"/>
        </draw:connector>
        <draw:connector draw:style-name="gr7" draw:text-style-name="P18" draw:layer="layout" draw:type="line" svg:x1="18.885cm" svg:y1="7.606cm" svg:x2="18.869cm" svg:y2="8.721cm" draw:end-shape="id27" draw:end-glue-point="0">
          <text:p text:style-name="P4"/>
        </draw:connector>
        <draw:connector draw:style-name="gr7" draw:text-style-name="P18" draw:layer="layout" svg:x1="20.067cm" svg:y1="14.308cm" svg:x2="22.651cm" svg:y2="12.341cm" draw:start-shape="id26" draw:start-glue-point="1" draw:end-shape="id28" draw:end-glue-point="2">
          <text:p text:style-name="P4"/>
        </draw:connector>
        <draw:connector draw:style-name="gr7" draw:text-style-name="P18" draw:layer="layout" svg:x1="20.067cm" svg:y1="9.39cm" svg:x2="22.651cm" svg:y2="10.995cm" draw:start-shape="id27" draw:start-glue-point="1" draw:end-shape="id28" draw:end-glue-point="0">
          <text:p text:style-name="P4"/>
        </draw:connector>
        <draw:connector draw:style-name="gr7" draw:text-style-name="P18" draw:layer="layout" svg:x1="13.214cm" svg:y1="17.072cm" svg:x2="14.018cm" svg:y2="17.074cm" draw:end-shape="id23" draw:end-glue-point="3">
          <text:p text:style-name="P4"/>
        </draw:connector>
        <draw:connector draw:style-name="gr4" draw:text-style-name="P18" draw:layer="layout" svg:x1="12.863cm" svg:y1="10.81cm" svg:x2="15.422cm" svg:y2="7.589cm" draw:end-shape="id29" draw:end-glue-point="2">
          <text:p text:style-name="P4"/>
        </draw:connector>
        <draw:custom-shape draw:style-name="gr5" draw:text-style-name="P16" draw:layer="layout" svg:width="2.359cm" svg:height="1.595cm" svg:x="4.4cm" svg:y="7.716cm">
          <text:p text:style-name="P16"><text:span text:style-name="T8">.csl </text:span></text:p>
          <text:p text:style-name="P16"><text:span text:style-name="T8">pp</text:span></text:p>
          <draw:enhanced-geometry svg:viewBox="0 0 21600 21600" draw:type="rectangle" draw:enhanced-path="M 0 0 L 21600 0 21600 21600 0 21600 0 0 Z N"/>
        </draw:custom-shape>
        <draw:custom-shape draw:style-name="gr5" draw:text-style-name="P16" draw:layer="layout" svg:width="2.358cm" svg:height="1.595cm" svg:x="7.521cm" svg:y="10.957cm">
          <text:p text:style-name="P16"><text:span text:style-name="T8">.csl </text:span></text:p>
          <draw:enhanced-geometry svg:viewBox="0 0 21600 21600" draw:type="rectangle" draw:enhanced-path="M 0 0 L 21600 0 21600 21600 0 21600 0 0 Z N"/>
        </draw:custom-shape>
        <draw:custom-shape draw:style-name="gr8" draw:text-style-name="P16" draw:id="id29" draw:layer="layout" svg:width="2.359cm" svg:height="1.595cm" svg:x="14.243cm" svg:y="5.994cm">
          <text:p text:style-name="P16"><text:span text:style-name="T8">documentation</text:span></text:p>
          <text:p text:style-name="P16"><text:span text:style-name="T8">HTML, PDF</text:span></text:p>
          <draw:enhanced-geometry svg:viewBox="0 0 21600 21600" draw:type="rectangle" draw:enhanced-path="M 0 0 L 21600 0 21600 21600 0 21600 0 0 Z N"/>
        </draw:custom-shape>
        <draw:custom-shape draw:style-name="gr8" draw:text-style-name="P16" draw:layer="layout" svg:width="2.359cm" svg:height="1.594cm" svg:x="17.671cm" svg:y="6.019cm">
          <text:p text:style-name="P16"><text:span text:style-name="T8">user C++</text:span></text:p>
          <text:p text:style-name="P16"><text:span text:style-name="T8">simulator</text:span></text:p>
          <text:p text:style-name="P16"><text:span text:style-name="T8">code</text:span></text:p>
          <draw:enhanced-geometry svg:viewBox="0 0 21600 21600" draw:type="rectangle" draw:enhanced-path="M 0 0 L 21600 0 21600 21600 0 21600 0 0 Z N"/>
        </draw:custom-shape>
        <draw:custom-shape draw:style-name="gr8" draw:text-style-name="P16" draw:layer="layout" svg:width="2.359cm" svg:height="1.595cm" svg:x="14.243cm" svg:y="8.591cm">
          <text:p text:style-name="P16"><text:span text:style-name="T8">C++</text:span></text:p>
          <text:p text:style-name="P16"><text:span text:style-name="T8">generated</text:span></text:p>
          <text:p text:style-name="P16"><text:span text:style-name="T8">code</text:span></text:p>
          <draw:enhanced-geometry svg:viewBox="0 0 21600 21600" draw:type="rectangle" draw:enhanced-path="M 0 0 L 21600 0 21600 21600 0 21600 0 0 Z N"/>
        </draw:custom-shape>
        <draw:custom-shape draw:style-name="gr8" draw:text-style-name="P16" draw:layer="layout" svg:width="2.359cm" svg:height="1.594cm" svg:x="14.243cm" svg:y="10.983cm">
          <text:p text:style-name="P16"><text:span text:style-name="T8">RTL</text:span></text:p>
          <text:p text:style-name="P16"><text:span text:style-name="T8">test</text:span></text:p>
          <text:p text:style-name="P16"><text:span text:style-name="T8">bench</text:span></text:p>
          <draw:enhanced-geometry svg:viewBox="0 0 21600 21600" draw:type="rectangle" draw:enhanced-path="M 0 0 L 21600 0 21600 21600 0 21600 0 0 Z N"/>
        </draw:custom-shape>
        <draw:custom-shape draw:style-name="gr8" draw:text-style-name="P16" draw:id="id22" draw:layer="layout" svg:width="2.359cm" svg:height="1.594cm" svg:x="14.243cm" svg:y="13.504cm">
          <text:p text:style-name="P16"><text:span text:style-name="T8">RTL </text:span></text:p>
          <text:p text:style-name="P16"><text:span text:style-name="T8">generated</text:span></text:p>
          <text:p text:style-name="P16"><text:span text:style-name="T8">code</text:span></text:p>
          <draw:enhanced-geometry svg:viewBox="0 0 21600 21600" draw:type="rectangle" draw:enhanced-path="M 0 0 L 21600 0 21600 21600 0 21600 0 0 Z N"/>
        </draw:custom-shape>
        <draw:custom-shape draw:style-name="gr8" draw:text-style-name="P16" draw:layer="layout" svg:width="2.358cm" svg:height="1.594cm" svg:x="10.794cm" svg:y="16.23cm">
          <text:p text:style-name="P16"><text:span text:style-name="T8">user RTL</text:span></text:p>
          <text:p text:style-name="P16"><text:span text:style-name="T8">defined</text:span></text:p>
          <text:p text:style-name="P16"><text:span text:style-name="T8">code </text:span></text:p>
          <draw:enhanced-geometry svg:viewBox="0 0 21600 21600" draw:type="rectangle" draw:enhanced-path="M 0 0 L 21600 0 21600 21600 0 21600 0 0 Z N"/>
        </draw:custom-shape>
        <draw:custom-shape draw:style-name="gr8" draw:text-style-name="P16" draw:layer="layout" svg:width="2.358cm" svg:height="1.594cm" svg:x="16.957cm" svg:y="16.231cm">
          <text:p text:style-name="P16"><text:span text:style-name="T8">Netlist</text:span></text:p>
          <draw:enhanced-geometry svg:viewBox="0 0 21600 21600" draw:type="rectangle" draw:enhanced-path="M 0 0 L 21600 0 21600 21600 0 21600 0 0 Z N"/>
        </draw:custom-shape>
        <draw:custom-shape draw:style-name="gr8" draw:text-style-name="P16" draw:layer="layout" svg:width="2.359cm" svg:height="1.595cm" svg:x="22.765cm" svg:y="16.243cm">
          <text:p text:style-name="P16"><text:span text:style-name="T8">Bit stream</text:span></text:p>
          <draw:enhanced-geometry svg:viewBox="0 0 21600 21600" draw:type="rectangle" draw:enhanced-path="M 0 0 L 21600 0 21600 21600 0 21600 0 0 Z N"/>
        </draw:custom-shape>
        <draw:custom-shape draw:style-name="gr8" draw:text-style-name="P16" draw:layer="layout" svg:width="2.359cm" svg:height="1.594cm" svg:x="17.671cm" svg:y="10.855cm">
          <text:p text:style-name="P16"><text:span text:style-name="T8">user</text:span></text:p>
          <text:p text:style-name="P16"><text:span text:style-name="T8">defined RTL</text:span></text:p>
          <text:p text:style-name="P16"><text:span text:style-name="T8">test bench</text:span></text:p>
          <draw:enhanced-geometry svg:viewBox="0 0 21600 21600" draw:type="rectangle" draw:enhanced-path="M 0 0 L 21600 0 21600 21600 0 21600 0 0 Z N"/>
        </draw:custom-shape>
        <presentation:notes draw:style-name="dp2">
          <draw:page-thumbnail draw:style-name="gr1" draw:layer="layout" svg:width="13.877cm" svg:height="11.093cm" svg:x="3.577cm" svg:y="2.247cm" draw:page-number="12" presentation:class="page"/>
          <draw:frame presentation:style-name="pr5" draw:text-style-name="P4" draw:layer="layout" svg:width="15.399cm" svg:height="13.362cm" svg:x="2.798cm" svg:y="14.102cm" presentation:class="notes" presentation:placeholder="true">
            <draw:text-box/>
          </draw:frame>
        </presentation:notes>
      </draw:page>
      <draw:page draw:name="page13" draw:style-name="dp1" draw:master-page-name="fpl_5f_presentation_5f_template" presentation:presentation-page-layout-name="AL2T0"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Regular expression generator</text:p>
          </draw:text-box>
        </draw:frame>
        <draw:custom-shape draw:style-name="gr2" draw:text-style-name="P17" draw:id="id30" draw:layer="layout" svg:width="2.45cm" svg:height="2.45cm" svg:x="4.332cm" svg:y="8.997cm">
          <text:p text:style-name="P16"><text:span text:style-name="T8">csl 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8" draw:layer="layout" draw:type="line" svg:x1="5.543cm" svg:y1="7.525cm" svg:x2="5.557cm" svg:y2="8.997cm" draw:end-shape="id30">
          <text:p text:style-name="P4"/>
        </draw:connector>
        <draw:connector draw:style-name="gr4" draw:text-style-name="P18" draw:layer="layout" draw:type="line" svg:x1="5.557cm" svg:y1="11.447cm" svg:x2="5.543cm" svg:y2="14.067cm" draw:start-shape="id30" draw:start-glue-point="2" draw:end-shape="id31" draw:end-glue-point="0">
          <text:p text:style-name="P4"/>
        </draw:connector>
        <draw:rect draw:style-name="gr9" draw:text-style-name="P24" draw:id="id34" draw:layer="layout" svg:width="19.786cm" svg:height="1.5cm" svg:x="8.045cm" svg:y="6.034cm" draw:corner-radius="0.2cm">
          <text:p text:style-name="P23"><text:span text:style-name="T10">a.b.port_[[0-9]]</text:span><text:span text:style-name="T11">.connect</text:span><text:span text:style-name="T10">(a.b.</text:span><text:span text:style-name="T11">csl_regex</text:span><text:span text:style-name="T10">(wire_\1));</text:span></text:p>
        </draw:rect>
        <draw:rect draw:style-name="gr9" draw:text-style-name="P24" draw:id="id32" draw:layer="layout" svg:width="13cm" svg:height="8.59cm" svg:x="9.578cm" svg:y="10.601cm" draw:corner-radius="0.2cm">
          <text:p text:style-name="P23"><text:span text:style-name="T10"/></text:p>
          <text:p text:style-name="P23"><text:span text:style-name="T10">a.b.port_0.</text:span><text:span text:style-name="T11">connect</text:span><text:span text:style-name="T10">(a.b.wire_0);</text:span></text:p>
          <text:p text:style-name="P23"><text:span text:style-name="T10">a.b.port_1.</text:span><text:span text:style-name="T11">connect</text:span><text:span text:style-name="T10">(a.b.wire_1);</text:span></text:p>
          <text:p text:style-name="P23"><text:span text:style-name="T10">a.b.port_2.</text:span><text:span text:style-name="T11">connect</text:span><text:span text:style-name="T10">(a.b.wire_2);</text:span></text:p>
          <text:p text:style-name="P23"><text:span text:style-name="T10">a.b.port_3.</text:span><text:span text:style-name="T11">connect</text:span><text:span text:style-name="T10">(a.b.wire_3);</text:span></text:p>
          <text:p text:style-name="P23"><text:span text:style-name="T10">a.b.port_4.</text:span><text:span text:style-name="T11">connect</text:span><text:span text:style-name="T10">(a.b.wire_4);</text:span></text:p>
          <text:p text:style-name="P23"><text:span text:style-name="T10">a.b.port_5.</text:span><text:span text:style-name="T11">connect</text:span><text:span text:style-name="T10">(a.b.wire_5);</text:span></text:p>
          <text:p text:style-name="P23"><text:span text:style-name="T10">a.b.port_6.</text:span><text:span text:style-name="T11">connect</text:span><text:span text:style-name="T10">(a.b.wire_6);</text:span></text:p>
          <text:p text:style-name="P23"><text:span text:style-name="T10">a.b.port_7.</text:span><text:span text:style-name="T11">connect</text:span><text:span text:style-name="T10">(a.b.wire_7);</text:span></text:p>
          <text:p text:style-name="P23"><text:span text:style-name="T10">a.b.port_8.</text:span><text:span text:style-name="T11">connect</text:span><text:span text:style-name="T10">(a.b.wire_8);</text:span></text:p>
          <text:p text:style-name="P23"><text:span text:style-name="T10">a.b.port_9.</text:span><text:span text:style-name="T11">connect</text:span><text:span text:style-name="T10">(a.b.wire_9);</text:span></text:p>
        </draw:rect>
        <draw:connector draw:style-name="gr10" draw:text-style-name="P18" draw:layer="layout" svg:x1="9.578cm" svg:y1="14.896cm" svg:x2="6.749cm" svg:y2="14.871cm" draw:start-shape="id32" draw:start-glue-point="3" draw:end-shape="id31">
          <text:p text:style-name="P4"/>
        </draw:connector>
        <draw:connector draw:style-name="gr11" draw:text-style-name="P18" draw:layer="layout" svg:x1="6.723cm" svg:y1="6.778cm" svg:x2="8.045cm" svg:y2="6.784cm" draw:start-shape="id33" draw:start-glue-point="1" draw:end-shape="id34" draw:end-glue-point="3">
          <text:p text:style-name="P4"/>
        </draw:connector>
        <draw:custom-shape draw:style-name="gr5" draw:text-style-name="P16" draw:id="id33" draw:layer="layout" svg:width="2.412cm" svg:height="1.608cm" svg:x="4.311cm" svg:y="5.974cm">
          <text:p text:style-name="P16"><text:span text:style-name="T8">.csl </text:span></text:p>
          <text:p text:style-name="P16"><text:span text:style-name="T8">pp</text:span></text:p>
          <draw:enhanced-geometry svg:viewBox="0 0 21600 21600" draw:type="rectangle" draw:enhanced-path="M 0 0 L 21600 0 21600 21600 0 21600 0 0 Z N"/>
        </draw:custom-shape>
        <draw:custom-shape draw:style-name="gr5" draw:text-style-name="P16" draw:id="id31" draw:layer="layout" svg:width="2.412cm" svg:height="1.608cm" svg:x="4.337cm" svg:y="14.067cm">
          <text:p text:style-name="P16"><text:span text:style-name="T8">.csl </text:span></text:p>
          <draw:enhanced-geometry svg:viewBox="0 0 21600 21600" draw:type="rectangle" draw:enhanced-path="M 0 0 L 21600 0 21600 21600 0 21600 0 0 Z N"/>
        </draw:custom-shape>
        <presentation:notes draw:style-name="dp2">
          <draw:page-thumbnail draw:style-name="gr1" draw:layer="layout" svg:width="13.877cm" svg:height="11.093cm" svg:x="3.577cm" svg:y="2.247cm" draw:page-number="13" presentation:class="page"/>
          <draw:frame presentation:style-name="pr5" draw:text-style-name="P4" draw:layer="layout" svg:width="15.399cm" svg:height="13.362cm" svg:x="2.798cm" svg:y="14.102cm" presentation:class="notes" presentation:placeholder="true">
            <draw:text-box/>
          </draw:frame>
        </presentation:notes>
      </draw:page>
      <draw:page draw:name="page14"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C Design Flow</text:p>
          </draw:text-box>
        </draw:frame>
        <draw:custom-shape draw:style-name="gr6" draw:text-style-name="P17" draw:id="id36" draw:layer="layout" svg:width="2.382cm" svg:height="2.434cm" svg:x="4.454cm" svg:y="10.913cm">
          <text:p text:style-name="P16"><text:span text:style-name="T8">csl 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7" draw:id="id38" draw:layer="layout" svg:width="2.382cm" svg:height="2.434cm" svg:x="10.592cm" svg:y="10.901cm">
          <draw:glue-point draw:id="4" svg:x="-2.209cm" svg:y="4.989cm"/>
          <draw:glue-point draw:id="5" svg:x="2.32cm" svg:y="4.989cm"/>
          <draw:glue-point draw:id="6" svg:x="5.004cm" svg:y="-2.52cm"/>
          <draw:glue-point draw:id="7" svg:x="5.004cm" svg:y="2.198cm"/>
          <draw:glue-point draw:id="8" svg:x="5.004cm" svg:y="-1.526cm"/>
          <text:p text:style-name="P16"><text:span text:style-name="T8">csl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7" draw:id="id39" draw:layer="layout" svg:width="1.547cm" svg:height="1.982cm" svg:x="11.001cm" svg:y="7.742cm">
          <text:p text:style-name="P16"><text:span text:style-name="T8">csl</text:span></text:p>
          <text:p text:style-name="P16"><text:span text:style-name="T8">li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7" draw:id="id42" draw:layer="layout" svg:width="2.382cm" svg:height="1.341cm" svg:x="14.097cm" svg:y="16.737cm">
          <draw:glue-point draw:id="4" svg:x="-2.67cm" svg:y="-5cm"/>
          <text:p text:style-name="P16"><text:span text:style-name="T8">Synthe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43" draw:layer="layout" svg:width="2.382cm" svg:height="1.341cm" svg:x="19.923cm" svg:y="16.751cm">
          <text:p text:style-name="P16"><text:span text:style-name="T8">Place and</text:span></text:p>
          <text:p text:style-name="P16"><text:span text:style-name="T8">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45" draw:layer="layout" svg:width="2.382cm" svg:height="1.341cm" svg:x="25.618cm" svg:y="16.704cm">
          <text:p text:style-name="P16"><text:span text:style-name="T8">ASIC/RPG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46" draw:layer="layout" svg:width="2.383cm" svg:height="1.341cm" svg:x="17.742cm" svg:y="13.992cm">
          <draw:glue-point draw:id="4" svg:x="-2.678cm" svg:y="-5cm"/>
          <draw:glue-point draw:id="5" svg:x="2.65cm" svg:y="-5cm"/>
          <text:p text:style-name="P16"><text:span text:style-name="T8">RTL</text:span></text:p>
          <text:p text:style-name="P16"><text:span text:style-name="T8">simula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48" draw:layer="layout" svg:width="2.383cm" svg:height="1.341cm" svg:x="17.742cm" svg:y="9.027cm">
          <draw:glue-point draw:id="4" svg:x="-2.833cm" svg:y="-5cm"/>
          <draw:glue-point draw:id="5" svg:x="2.266cm" svg:y="-5cm"/>
          <text:p text:style-name="P16"><text:span text:style-name="T8">C++</text:span></text:p>
          <text:p text:style-name="P16"><text:span text:style-name="T8">compi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7" draw:id="id49" draw:layer="layout" svg:width="2.381cm" svg:height="1.348cm" svg:x="21.491cm" svg:y="11.318cm">
          <draw:glue-point draw:id="4" svg:x="-2.082cm" svg:y="-5cm"/>
          <draw:glue-point draw:id="5" svg:x="2.27cm" svg:y="-5cm"/>
          <text:p text:style-name="P16"><text:span text:style-name="T8">Verify</text:span></text:p>
          <text:p text:style-name="P16"><text:span text:style-name="T8">equival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8" draw:layer="layout" draw:type="line" svg:x1="5.632cm" svg:y1="9.659cm" svg:x2="5.645cm" svg:y2="10.913cm" draw:start-shape="id35" draw:start-glue-point="2" draw:end-shape="id36">
          <text:p text:style-name="P4"/>
        </draw:connector>
        <draw:connector draw:style-name="gr7" draw:text-style-name="P18" draw:layer="layout" draw:type="line" svg:x1="6.836cm" svg:y1="12.13cm" svg:x2="7.613cm" svg:y2="12.132cm" draw:start-shape="id36" draw:start-glue-point="1" draw:end-shape="id37">
          <text:p text:style-name="P4"/>
        </draw:connector>
        <draw:connector draw:style-name="gr4" draw:text-style-name="P18" draw:layer="layout" draw:type="line" svg:x1="9.959cm" svg:y1="12.132cm" svg:x2="10.592cm" svg:y2="12.118cm" draw:start-shape="id37" draw:start-glue-point="1" draw:end-shape="id38">
          <text:p text:style-name="P4"/>
        </draw:connector>
        <draw:connector draw:style-name="gr4" draw:text-style-name="P18" draw:layer="layout" draw:type="line" svg:x1="11.774cm" svg:y1="9.724cm" svg:x2="11.783cm" svg:y2="10.901cm" draw:start-shape="id39" draw:start-glue-point="7" draw:end-shape="id38">
          <text:p text:style-name="P4"/>
        </draw:connector>
        <draw:connector draw:style-name="gr4" draw:text-style-name="P18" draw:layer="layout" draw:type="line" svg:x1="12.974cm" svg:y1="12.118cm" svg:x2="14.4cm" svg:y2="12.12cm" draw:start-shape="id38" draw:start-glue-point="1" draw:end-shape="id40" draw:end-glue-point="3">
          <text:p text:style-name="P4"/>
        </draw:connector>
        <draw:connector draw:style-name="gr4" draw:text-style-name="P18" draw:layer="layout" svg:x1="12.974cm" svg:y1="12.652cm" svg:x2="14.134cm" svg:y2="14.652cm" draw:start-shape="id38" draw:start-glue-point="7">
          <text:p text:style-name="P4"/>
        </draw:connector>
        <draw:connector draw:style-name="gr7" draw:text-style-name="P18" draw:layer="layout" svg:x1="15.573cm" svg:y1="15.198cm" svg:x2="15.288cm" svg:y2="16.737cm" draw:start-shape="id41" draw:start-glue-point="2" draw:end-shape="id42" draw:end-glue-point="0">
          <text:p text:style-name="P4"/>
        </draw:connector>
        <draw:connector draw:style-name="gr7" draw:text-style-name="P18" draw:layer="layout" draw:type="line" svg:x1="16.479cm" svg:y1="17.407cm" svg:x2="17.042cm" svg:y2="17.41cm" draw:start-shape="id42" draw:start-glue-point="1">
          <text:p text:style-name="P4"/>
        </draw:connector>
        <draw:connector draw:style-name="gr7" draw:text-style-name="P18" draw:layer="layout" draw:type="line" svg:x1="19.372cm" svg:y1="17.41cm" svg:x2="19.923cm" svg:y2="17.421cm" draw:end-shape="id43" draw:end-glue-point="3">
          <text:p text:style-name="P4"/>
        </draw:connector>
        <draw:connector draw:style-name="gr7" draw:text-style-name="P18" draw:layer="layout" draw:type="line" svg:x1="22.305cm" svg:y1="17.421cm" svg:x2="22.809cm" svg:y2="17.426cm" draw:start-shape="id43" draw:start-glue-point="1" draw:end-shape="id44" draw:end-glue-point="3">
          <text:p text:style-name="P4"/>
        </draw:connector>
        <draw:connector draw:style-name="gr7" draw:text-style-name="P18" draw:layer="layout" draw:type="line" svg:x1="25.137cm" svg:y1="17.377cm" svg:x2="25.618cm" svg:y2="17.374cm" draw:end-shape="id45" draw:end-glue-point="3">
          <text:p text:style-name="P4"/>
        </draw:connector>
        <draw:connector draw:style-name="gr7" draw:text-style-name="P18" draw:layer="layout" svg:x1="16.465cm" svg:y1="14.652cm" svg:x2="17.742cm" svg:y2="14.662cm" draw:end-shape="id46" draw:end-glue-point="3">
          <text:p text:style-name="P4"/>
        </draw:connector>
        <draw:connector draw:style-name="gr7" draw:text-style-name="P18" draw:layer="layout" svg:x1="18.939cm" svg:y1="12.919cm" svg:x2="19.564cm" svg:y2="13.992cm" draw:start-shape="id47" draw:start-glue-point="2" draw:end-shape="id46" draw:end-glue-point="5">
          <text:p text:style-name="P4"/>
        </draw:connector>
        <draw:connector draw:style-name="gr7" draw:text-style-name="P18" draw:layer="layout" svg:x1="15.573cm" svg:y1="12.919cm" svg:x2="18.295cm" svg:y2="13.992cm" draw:start-shape="id40" draw:end-shape="id46" draw:end-glue-point="4">
          <text:p text:style-name="P4"/>
        </draw:connector>
        <draw:connector draw:style-name="gr7" draw:text-style-name="P18" draw:layer="layout" svg:x1="16.675cm" svg:y1="9.697cm" svg:x2="17.742cm" svg:y2="9.697cm" draw:end-shape="id48" draw:end-glue-point="3">
          <text:p text:style-name="P4"/>
        </draw:connector>
        <draw:connector draw:style-name="gr7" draw:text-style-name="P18" draw:layer="layout" draw:type="line" svg:x1="16.995cm" svg:y1="7.376cm" svg:x2="18.933cm" svg:y2="9.027cm" draw:end-shape="id48" draw:end-glue-point="0">
          <text:p text:style-name="P4"/>
        </draw:connector>
        <draw:connector draw:style-name="gr7" draw:text-style-name="P18" draw:layer="layout" svg:x1="20.125cm" svg:y1="14.662cm" svg:x2="22.681cm" svg:y2="12.666cm" draw:start-shape="id46" draw:start-glue-point="1" draw:end-shape="id49" draw:end-glue-point="2">
          <text:p text:style-name="P4"/>
        </draw:connector>
        <draw:connector draw:style-name="gr7" draw:text-style-name="P18" draw:layer="layout" svg:x1="20.125cm" svg:y1="9.697cm" svg:x2="22.681cm" svg:y2="11.318cm" draw:start-shape="id48" draw:start-glue-point="1" draw:end-shape="id49" draw:end-glue-point="0">
          <text:p text:style-name="P4"/>
        </draw:connector>
        <draw:connector draw:style-name="gr4" draw:text-style-name="P18" draw:layer="layout" svg:x1="13.187cm" svg:y1="17.412cm" svg:x2="14.097cm" svg:y2="17.407cm" draw:start-shape="id50" draw:start-glue-point="1" draw:end-shape="id42" draw:end-glue-point="3">
          <text:p text:style-name="P4"/>
        </draw:connector>
        <draw:connector draw:style-name="gr4" draw:text-style-name="P18" draw:layer="layout" svg:x1="12.974cm" svg:y1="11.505cm" svg:x2="14.369cm" svg:y2="7.234cm" draw:start-shape="id38" draw:start-glue-point="6">
          <text:p text:style-name="P4"/>
        </draw:connector>
        <draw:connector draw:style-name="gr4" draw:text-style-name="P18" draw:layer="layout" svg:x1="12.974cm" svg:y1="11.747cm" svg:x2="14.343cm" svg:y2="9.697cm" draw:start-shape="id38" draw:start-glue-point="8">
          <text:p text:style-name="P4"/>
        </draw:connector>
        <draw:custom-shape draw:style-name="gr8" draw:text-style-name="P16" draw:id="id35" draw:layer="layout" svg:width="2.345cm" svg:height="1.598cm" svg:x="4.46cm" svg:y="8.061cm">
          <text:p text:style-name="P16"><text:span text:style-name="T8">.csl </text:span></text:p>
          <text:p text:style-name="P16"><text:span text:style-name="T8">pp</text:span></text:p>
          <draw:enhanced-geometry svg:viewBox="0 0 21600 21600" draw:type="rectangle" draw:enhanced-path="M 0 0 L 21600 0 21600 21600 0 21600 0 0 Z N"/>
        </draw:custom-shape>
        <draw:custom-shape draw:style-name="gr8" draw:text-style-name="P16" draw:id="id37" draw:layer="layout" svg:width="2.346cm" svg:height="1.598cm" svg:x="7.613cm" svg:y="11.333cm">
          <text:p text:style-name="P16"><text:span text:style-name="T8">.csl </text:span></text:p>
          <draw:enhanced-geometry svg:viewBox="0 0 21600 21600" draw:type="rectangle" draw:enhanced-path="M 0 0 L 21600 0 21600 21600 0 21600 0 0 Z N"/>
        </draw:custom-shape>
        <draw:custom-shape draw:style-name="gr8" draw:text-style-name="P16" draw:id="id50" draw:layer="layout" svg:width="2.345cm" svg:height="1.597cm" svg:x="10.842cm" svg:y="16.614cm">
          <text:p text:style-name="P16"><text:span text:style-name="T8">user RTL</text:span></text:p>
          <text:p text:style-name="P16"><text:span text:style-name="T8">defined</text:span></text:p>
          <text:p text:style-name="P16"><text:span text:style-name="T8">code </text:span></text:p>
          <draw:enhanced-geometry svg:viewBox="0 0 21600 21600" draw:type="rectangle" draw:enhanced-path="M 0 0 L 21600 0 21600 21600 0 21600 0 0 Z N"/>
        </draw:custom-shape>
        <draw:custom-shape draw:style-name="gr8" draw:text-style-name="P16" draw:layer="layout" svg:width="2.345cm" svg:height="1.597cm" svg:x="17.02cm" svg:y="16.563cm">
          <text:p text:style-name="P16"><text:span text:style-name="T8">Netlist</text:span></text:p>
          <draw:enhanced-geometry svg:viewBox="0 0 21600 21600" draw:type="rectangle" draw:enhanced-path="M 0 0 L 21600 0 21600 21600 0 21600 0 0 Z N"/>
        </draw:custom-shape>
        <draw:custom-shape draw:style-name="gr8" draw:text-style-name="P16" draw:id="id44" draw:layer="layout" svg:width="2.345cm" svg:height="1.597cm" svg:x="22.809cm" svg:y="16.628cm">
          <text:p text:style-name="P16"><text:span text:style-name="T8">Bit stream</text:span></text:p>
          <draw:enhanced-geometry svg:viewBox="0 0 21600 21600" draw:type="rectangle" draw:enhanced-path="M 0 0 L 21600 0 21600 21600 0 21600 0 0 Z N"/>
        </draw:custom-shape>
        <draw:custom-shape draw:style-name="gr8" draw:text-style-name="P16" draw:layer="layout" svg:width="2.412cm" svg:height="1.608cm" svg:x="12.014cm" svg:y="5.709cm">
          <text:p text:style-name="P16"><text:span text:style-name="T8">documentation</text:span></text:p>
          <text:p text:style-name="P16"><text:span text:style-name="T8">HTML, PDF</text:span></text:p>
          <draw:enhanced-geometry svg:viewBox="0 0 21600 21600" draw:type="rectangle" draw:enhanced-path="M 0 0 L 21600 0 21600 21600 0 21600 0 0 Z N"/>
        </draw:custom-shape>
        <draw:custom-shape draw:style-name="gr8" draw:text-style-name="P16" draw:layer="layout" svg:width="2.346cm" svg:height="1.597cm" svg:x="14.4cm" svg:y="8.86cm">
          <text:p text:style-name="P16"><text:span text:style-name="T8">C++</text:span></text:p>
          <text:p text:style-name="P16"><text:span text:style-name="T8">generated</text:span></text:p>
          <text:p text:style-name="P16"><text:span text:style-name="T8">code</text:span></text:p>
          <draw:enhanced-geometry svg:viewBox="0 0 21600 21600" draw:type="rectangle" draw:enhanced-path="M 0 0 L 21600 0 21600 21600 0 21600 0 0 Z N"/>
        </draw:custom-shape>
        <draw:custom-shape draw:style-name="gr8" draw:text-style-name="P16" draw:id="id40" draw:layer="layout" svg:width="2.346cm" svg:height="1.598cm" svg:x="14.4cm" svg:y="11.321cm">
          <text:p text:style-name="P16"><text:span text:style-name="T8">RTL</text:span></text:p>
          <text:p text:style-name="P16"><text:span text:style-name="T8">test</text:span></text:p>
          <text:p text:style-name="P16"><text:span text:style-name="T8">bench</text:span></text:p>
          <draw:enhanced-geometry svg:viewBox="0 0 21600 21600" draw:type="rectangle" draw:enhanced-path="M 0 0 L 21600 0 21600 21600 0 21600 0 0 Z N"/>
        </draw:custom-shape>
        <draw:custom-shape draw:style-name="gr8" draw:text-style-name="P16" draw:id="id41" draw:layer="layout" svg:width="2.346cm" svg:height="1.597cm" svg:x="14.4cm" svg:y="13.601cm">
          <text:p text:style-name="P16"><text:span text:style-name="T8">RTL </text:span></text:p>
          <text:p text:style-name="P16"><text:span text:style-name="T8">generated</text:span></text:p>
          <text:p text:style-name="P16"><text:span text:style-name="T8">code</text:span></text:p>
          <draw:enhanced-geometry svg:viewBox="0 0 21600 21600" draw:type="rectangle" draw:enhanced-path="M 0 0 L 21600 0 21600 21600 0 21600 0 0 Z N"/>
        </draw:custom-shape>
        <draw:custom-shape draw:style-name="gr8" draw:text-style-name="P16" draw:layer="layout" svg:width="2.412cm" svg:height="1.608cm" svg:x="15.476cm" svg:y="5.695cm">
          <text:p text:style-name="P16"><text:span text:style-name="T8">user C++</text:span></text:p>
          <text:p text:style-name="P16"><text:span text:style-name="T8">simulator</text:span></text:p>
          <text:p text:style-name="P16"><text:span text:style-name="T8">code</text:span></text:p>
          <draw:enhanced-geometry svg:viewBox="0 0 21600 21600" draw:type="rectangle" draw:enhanced-path="M 0 0 L 21600 0 21600 21600 0 21600 0 0 Z N"/>
        </draw:custom-shape>
        <draw:custom-shape draw:style-name="gr8" draw:text-style-name="P16" draw:id="id47" draw:layer="layout" svg:width="2.345cm" svg:height="1.598cm" svg:x="17.767cm" svg:y="11.321cm">
          <text:p text:style-name="P16"><text:span text:style-name="T8">user</text:span></text:p>
          <text:p text:style-name="P16"><text:span text:style-name="T8">defined RTL</text:span></text:p>
          <text:p text:style-name="P16"><text:span text:style-name="T8">test bench</text:span></text:p>
          <draw:enhanced-geometry svg:viewBox="0 0 21600 21600" draw:type="rectangle" draw:enhanced-path="M 0 0 L 21600 0 21600 21600 0 21600 0 0 Z N"/>
        </draw:custom-shape>
        <presentation:notes draw:style-name="dp2">
          <draw:page-thumbnail draw:style-name="gr1" draw:layer="layout" svg:width="13.877cm" svg:height="11.093cm" svg:x="3.577cm" svg:y="2.247cm" draw:page-number="14" presentation:class="page"/>
          <draw:frame presentation:style-name="pr5" draw:text-style-name="P25" draw:layer="layout" svg:width="15.399cm" svg:height="13.362cm" svg:x="2.798cm" svg:y="14.102cm" presentation:class="notes" presentation:placeholder="true">
            <draw:text-box/>
          </draw:frame>
        </presentation:notes>
      </draw:page>
      <draw:page draw:name="page15"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Tools description</text:p>
          </draw:text-box>
        </draw:frame>
        <draw:frame draw:style-name="gr12" draw:layer="layout" svg:width="20.725cm" svg:height="12.506cm" svg:x="5.151cm" svg:y="5.179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877cm" svg:height="11.093cm" svg:x="3.577cm" svg:y="2.247cm" draw:page-number="15" presentation:class="page"/>
          <draw:frame presentation:style-name="pr5" draw:text-style-name="P4" draw:layer="layout" svg:width="15.399cm" svg:height="13.362cm" svg:x="2.798cm" svg:y="14.102cm" presentation:class="notes" presentation:placeholder="true">
            <draw:text-box/>
          </draw:frame>
        </presentation:notes>
      </draw:page>
      <draw:page draw:name="page16"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Tools description (2)</text:p>
          </draw:text-box>
        </draw:frame>
        <draw:frame draw:style-name="gr12" draw:layer="layout" svg:width="22.386cm" svg:height="11.699cm" svg:x="4.736cm" svg:y="5.907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877cm" svg:height="11.093cm" svg:x="3.577cm" svg:y="2.247cm" draw:page-number="16" presentation:class="page"/>
          <draw:frame presentation:style-name="pr5" draw:text-style-name="P4" draw:layer="layout" svg:width="15.399cm" svg:height="13.362cm" svg:x="2.798cm" svg:y="14.102cm" presentation:class="notes" presentation:placeholder="true">
            <draw:text-box/>
          </draw:frame>
        </presentation:notes>
      </draw:page>
      <draw:page draw:name="page17"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Tools description (3)</text:p>
          </draw:text-box>
        </draw:frame>
        <draw:frame draw:style-name="gr12" draw:layer="layout" svg:width="22.265cm" svg:height="12.877cm" svg:x="4.773cm" svg:y="5.429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877cm" svg:height="11.093cm" svg:x="3.577cm" svg:y="2.247cm" draw:page-number="17" presentation:class="page"/>
          <draw:frame presentation:style-name="pr5" draw:text-style-name="P4" draw:layer="layout" svg:width="15.399cm" svg:height="13.362cm" svg:x="2.798cm" svg:y="14.102cm" presentation:class="notes" presentation:placeholder="true">
            <draw:text-box/>
          </draw:frame>
        </presentation:notes>
      </draw:page>
      <draw:page draw:name="page18"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Tools description (4)</text:p>
          </draw:text-box>
        </draw:frame>
        <draw:frame draw:style-name="gr12" draw:layer="layout" svg:width="22.289cm" svg:height="11.89cm" svg:x="5.013cm" svg:y="6.096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877cm" svg:height="11.093cm" svg:x="3.577cm" svg:y="2.247cm" draw:page-number="18" presentation:class="page"/>
          <draw:frame presentation:style-name="pr5" draw:text-style-name="P25" draw:layer="layout" svg:width="15.399cm" svg:height="13.362cm" svg:x="2.798cm" svg:y="14.102cm" presentation:class="notes" presentation:placeholder="true">
            <draw:text-box/>
          </draw:frame>
        </presentation:notes>
      </draw:page>
      <draw:page draw:name="page19"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Tools description</text:p>
          </draw:text-box>
        </draw:frame>
        <draw:frame draw:style-name="gr12" draw:layer="layout" svg:width="22.37cm" svg:height="11.357cm" svg:x="4.543cm" svg:y="5.995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877cm" svg:height="11.093cm" svg:x="3.577cm" svg:y="2.247cm" draw:page-number="19" presentation:class="page"/>
          <draw:frame presentation:style-name="pr5" draw:text-style-name="P25" draw:layer="layout" svg:width="15.399cm" svg:height="13.362cm" svg:x="2.798cm" svg:y="14.102cm" presentation:class="notes" presentation:placeholder="true">
            <draw:text-box/>
          </draw:frame>
        </presentation:notes>
      </draw:page>
      <draw:page draw:name="page20"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Tools</text:p>
          </draw:text-box>
        </draw:frame>
        <draw:frame presentation:style-name="pr15" draw:text-style-name="P10" draw:layer="layout" svg:width="22.216cm" svg:height="15.337cm" svg:x="4.684cm" svg:y="3.546cm" presentation:class="outline" presentation:user-transformed="true">
          <draw:text-box>
            <text:list text:style-name="L4">
              <text:list-item>
                <text:p text:style-name="P9"><text:span text:style-name="T4"/></text:p>
              </text:list-item>
            </text:list>
            <text:list text:style-name="L4">
              <text:list-item>
                <text:p text:style-name="P9"><text:span text:style-name="T4"/></text:p>
              </text:list-item>
            </text:list>
            <text:list text:style-name="L4">
              <text:list-item>
                <text:p text:style-name="P9"><text:span text:style-name="T4"/></text:p>
              </text:list-item>
            </text:list>
            <text:list text:style-name="L4">
              <text:list-item>
                <text:p text:style-name="P9"><text:span text:style-name="T4"/></text:p>
              </text:list-item>
            </text:list>
            <text:list text:style-name="L4">
              <text:list-item>
                <text:p text:style-name="P9"><text:span text:style-name="T5"/></text:p>
              </text:list-item>
            </text:list>
            <text:list text:style-name="L4">
              <text:list-item>
                <text:p text:style-name="P9"><text:span text:style-name="T6">Part II</text:span></text:p>
              </text:list-item>
            </text:list>
            <text:list text:style-name="L4">
              <text:list-item>
                <text:p text:style-name="P9"><text:span text:style-name="T6">Tools</text:span></text:p>
              </text:list-item>
            </text:list>
          </draw:text-box>
        </draw:frame>
        <presentation:notes draw:style-name="dp2">
          <draw:page-thumbnail draw:style-name="gr1" draw:layer="layout" svg:width="13.877cm" svg:height="11.093cm" svg:x="3.577cm" svg:y="2.247cm" draw:page-number="20" presentation:class="page"/>
          <draw:frame presentation:style-name="pr5" draw:text-style-name="P25" draw:layer="layout" svg:width="15.399cm" svg:height="13.362cm" svg:x="2.798cm" svg:y="14.102cm" presentation:class="notes" presentation:placeholder="true">
            <draw:text-box/>
          </draw:frame>
        </presentation:notes>
      </draw:page>
      <draw:page draw:name="page21"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 Tools</text:p>
          </draw:text-box>
        </draw:frame>
        <draw:rect draw:style-name="gr13" draw:text-style-name="P26" draw:id="id52" draw:layer="layout" svg:width="7.903cm" svg:height="2.845cm" svg:x="12.115cm" svg:y="11.059cm" draw:corner-radius="0.4cm">
          <draw:glue-point draw:id="4" svg:x="-4.995cm" svg:y="-2.317cm"/>
          <draw:glue-point draw:id="5" svg:x="-4.995cm" svg:y="2.722cm"/>
          <draw:glue-point draw:id="6" svg:x="4.976cm" svg:y="-2.431cm"/>
          <draw:glue-point draw:id="7" svg:x="4.976cm" svg:y="2.151cm"/>
          <draw:glue-point draw:id="8" svg:x="-3.141cm" svg:y="-4.837cm"/>
          <draw:glue-point draw:id="9" svg:x="-0.636cm" svg:y="-4.951cm"/>
          <draw:glue-point draw:id="10" svg:x="1.167cm" svg:y="-5cm"/>
          <draw:glue-point draw:id="11" svg:x="3.673cm" svg:y="-4.951cm"/>
          <draw:glue-point draw:id="12" svg:x="3.422cm" svg:y="4.9cm"/>
          <draw:glue-point draw:id="13" svg:x="1.318cm" svg:y="5cm"/>
          <draw:glue-point draw:id="14" svg:x="-0.686cm" svg:y="4.9cm"/>
          <draw:glue-point draw:id="15" svg:x="-3.191cm" svg:y="4.9cm"/>
          <text:p text:style-name="P16"><text:span text:style-name="T12">CSL</text:span></text:p>
        </draw:rect>
        <draw:ellipse draw:style-name="gr14" draw:text-style-name="P26" draw:id="id63" draw:layer="layout" svg:width="3.458cm" svg:height="2.846cm" svg:x="8.538cm" svg:y="7.025cm">
          <text:p text:style-name="P16"><text:span text:style-name="T12">Register</text:span></text:p>
        </draw:ellipse>
        <draw:ellipse draw:style-name="gr14" draw:text-style-name="P26" draw:id="id62" draw:layer="layout" svg:width="3.457cm" svg:height="2.845cm" svg:x="5.21cm" svg:y="9.529cm">
          <text:p text:style-name="P16"><text:span text:style-name="T12">Register</text:span></text:p>
          <text:p text:style-name="P16"><text:span text:style-name="T12">file</text:span></text:p>
        </draw:ellipse>
        <draw:ellipse draw:style-name="gr14" draw:text-style-name="P26" draw:id="id53" draw:layer="layout" svg:width="3.457cm" svg:height="2.845cm" svg:x="16.778cm" svg:y="6.17cm">
          <text:p text:style-name="P16"><text:span text:style-name="T12">Inter-</text:span></text:p>
          <text:p text:style-name="P16"><text:span text:style-name="T12">connect</text:span></text:p>
        </draw:ellipse>
        <draw:ellipse draw:style-name="gr14" draw:text-style-name="P26" draw:id="id55" draw:layer="layout" svg:width="3.457cm" svg:height="2.845cm" svg:x="23.753cm" svg:y="9.495cm">
          <text:p text:style-name="P16"><text:span text:style-name="T12">Memory</text:span></text:p>
          <text:p text:style-name="P16"><text:span text:style-name="T12">map</text:span></text:p>
        </draw:ellipse>
        <draw:ellipse draw:style-name="gr14" draw:text-style-name="P26" draw:id="id61" draw:layer="layout" svg:width="3.457cm" svg:height="2.845cm" svg:x="5.21cm" svg:y="12.947cm">
          <text:p text:style-name="P16"><text:span text:style-name="T12">ISA</text:span></text:p>
        </draw:ellipse>
        <draw:ellipse draw:style-name="gr14" draw:text-style-name="P26" draw:id="id58" draw:layer="layout" svg:width="3.457cm" svg:height="2.845cm" svg:x="16.778cm" svg:y="15.825cm">
          <text:p text:style-name="P16"><text:span text:style-name="T12">FIFO</text:span></text:p>
        </draw:ellipse>
        <draw:ellipse draw:style-name="gr14" draw:text-style-name="P26" draw:id="id56" draw:layer="layout" svg:width="3.457cm" svg:height="2.845cm" svg:x="23.713cm" svg:y="12.925cm">
          <text:p text:style-name="P16"><text:span text:style-name="T12">Pipeline</text:span></text:p>
        </draw:ellipse>
        <draw:ellipse draw:style-name="gr14" draw:text-style-name="P26" draw:id="id60" draw:layer="layout" svg:width="3.458cm" svg:height="2.845cm" svg:x="8.538cm" svg:y="15.059cm">
          <text:p text:style-name="P16"><text:span text:style-name="T12">Memory</text:span></text:p>
          <text:p text:style-name="P16"><text:span text:style-name="T12">controller</text:span></text:p>
        </draw:ellipse>
        <draw:ellipse draw:style-name="gr14" draw:text-style-name="P26" draw:id="id51" draw:layer="layout" svg:width="3.457cm" svg:height="2.845cm" svg:x="12.516cm" svg:y="6.187cm">
          <text:p text:style-name="P16"><text:span text:style-name="T12">Testbench</text:span></text:p>
        </draw:ellipse>
        <draw:ellipse draw:style-name="gr14" draw:text-style-name="P26" draw:id="id59" draw:layer="layout" svg:width="3.457cm" svg:height="2.845cm" svg:x="12.398cm" svg:y="15.779cm">
          <text:p text:style-name="P16"><text:span text:style-name="T12">Verification</text:span></text:p>
          <text:p text:style-name="P16"><text:span text:style-name="T12">components</text:span></text:p>
        </draw:ellipse>
        <draw:ellipse draw:style-name="gr14" draw:text-style-name="P26" draw:id="id54" draw:layer="layout" svg:width="3.457cm" svg:height="2.846cm" svg:x="20.697cm" svg:y="6.952cm">
          <text:p text:style-name="P16"><text:span text:style-name="T12">Buses</text:span></text:p>
        </draw:ellipse>
        <draw:ellipse draw:style-name="gr14" draw:text-style-name="P26" draw:id="id57" draw:layer="layout" svg:width="3.457cm" svg:height="2.846cm" svg:x="20.524cm" svg:y="15.074cm">
          <text:p text:style-name="P16"><text:span text:style-name="T12">MBIST</text:span></text:p>
        </draw:ellipse>
        <draw:connector draw:style-name="gr15" draw:text-style-name="P27" draw:layer="layout" svg:x1="14.244cm" svg:y1="9.032cm" svg:x2="15.564cm" svg:y2="11.073cm" draw:start-shape="id51" draw:start-glue-point="2" draw:end-shape="id52" draw:end-glue-point="9">
          <text:p text:style-name="P4"/>
        </draw:connector>
        <draw:connector draw:style-name="gr15" draw:text-style-name="P27" draw:layer="layout" svg:x1="18.506cm" svg:y1="9.015cm" svg:x2="16.988cm" svg:y2="11.059cm" draw:start-shape="id53" draw:start-glue-point="2" draw:end-shape="id52" draw:end-glue-point="10">
          <text:p text:style-name="P4"/>
        </draw:connector>
        <draw:connector draw:style-name="gr15" draw:text-style-name="P27" draw:layer="layout" svg:x1="22.425cm" svg:y1="9.798cm" svg:x2="18.968cm" svg:y2="11.073cm" draw:start-shape="id54" draw:start-glue-point="2" draw:end-shape="id52" draw:end-glue-point="11">
          <text:p text:style-name="P4"/>
        </draw:connector>
        <draw:connector draw:style-name="gr15" draw:text-style-name="P27" draw:layer="layout" draw:line-skew="0.824cm" svg:x1="23.752cm" svg:y1="10.917cm" svg:x2="19.998cm" svg:y2="11.79cm" draw:start-shape="id55" draw:start-glue-point="3" draw:end-shape="id52" draw:end-glue-point="6">
          <text:p text:style-name="P4"/>
        </draw:connector>
        <draw:connector draw:style-name="gr15" draw:text-style-name="P27" draw:layer="layout" draw:line-skew="0.844cm" svg:x1="23.712cm" svg:y1="14.347cm" svg:x2="19.998cm" svg:y2="13.092cm" draw:start-shape="id56" draw:start-glue-point="3" draw:end-shape="id52" draw:end-glue-point="7">
          <text:p text:style-name="P4"/>
        </draw:connector>
        <draw:connector draw:style-name="gr15" draw:text-style-name="P27" draw:layer="layout" svg:x1="22.252cm" svg:y1="15.074cm" svg:x2="18.77cm" svg:y2="13.875cm" draw:start-shape="id57" draw:start-glue-point="0" draw:end-shape="id52" draw:end-glue-point="12">
          <text:p text:style-name="P4"/>
        </draw:connector>
        <draw:connector draw:style-name="gr15" draw:text-style-name="P27" draw:layer="layout" svg:x1="18.506cm" svg:y1="15.824cm" svg:x2="17.107cm" svg:y2="13.903cm" draw:start-shape="id58" draw:start-glue-point="0" draw:end-shape="id52" draw:end-glue-point="13">
          <text:p text:style-name="P4"/>
        </draw:connector>
        <draw:connector draw:style-name="gr15" draw:text-style-name="P27" draw:layer="layout" svg:x1="14.126cm" svg:y1="15.778cm" svg:x2="15.524cm" svg:y2="13.875cm" draw:start-shape="id59" draw:start-glue-point="0" draw:end-shape="id52" draw:end-glue-point="14">
          <text:p text:style-name="P4"/>
        </draw:connector>
        <draw:connector draw:style-name="gr15" draw:text-style-name="P27" draw:layer="layout" svg:x1="10.267cm" svg:y1="15.058cm" svg:x2="13.545cm" svg:y2="13.875cm" draw:start-shape="id60" draw:start-glue-point="0" draw:end-shape="id52" draw:end-glue-point="15">
          <text:p text:style-name="P4"/>
        </draw:connector>
        <draw:connector draw:style-name="gr15" draw:text-style-name="P27" draw:layer="layout" draw:line-skew="-0.681cm" svg:x1="8.667cm" svg:y1="14.369cm" svg:x2="12.119cm" svg:y2="13.255cm" draw:start-shape="id61" draw:start-glue-point="1" draw:end-shape="id52" draw:end-glue-point="5">
          <text:p text:style-name="P4"/>
        </draw:connector>
        <draw:connector draw:style-name="gr15" draw:text-style-name="P27" draw:layer="layout" draw:line-skew="-0.681cm" svg:x1="8.667cm" svg:y1="10.951cm" svg:x2="12.119cm" svg:y2="11.822cm" draw:start-shape="id62" draw:start-glue-point="1" draw:end-shape="id52" draw:end-glue-point="4">
          <text:p text:style-name="P4"/>
        </draw:connector>
        <draw:connector draw:style-name="gr15" draw:text-style-name="P27" draw:layer="layout" svg:x1="10.267cm" svg:y1="9.871cm" svg:x2="13.584cm" svg:y2="11.105cm" draw:start-shape="id63" draw:start-glue-point="2" draw:end-shape="id52" draw:end-glue-point="8">
          <text:p text:style-name="P4"/>
        </draw:connector>
        <presentation:notes draw:style-name="dp2">
          <draw:page-thumbnail draw:style-name="gr1" draw:layer="layout" svg:width="13.877cm" svg:height="11.093cm" svg:x="3.577cm" svg:y="2.247cm" draw:page-number="21" presentation:class="page"/>
          <draw:frame presentation:style-name="pr5" draw:text-style-name="P25" draw:layer="layout" svg:width="15.399cm" svg:height="13.362cm" svg:x="2.798cm" svg:y="14.102cm" presentation:class="notes" presentation:placeholder="true">
            <draw:text-box/>
          </draw:frame>
        </presentation:notes>
      </draw:page>
      <draw:page draw:name="page22"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Interconnect</text:p>
          </draw:text-box>
        </draw:frame>
        <draw:rect draw:style-name="gr16" draw:text-style-name="P26" draw:id="id65" draw:layer="layout" svg:width="7.903cm" svg:height="2.845cm" svg:x="11.646cm" svg:y="10.624cm" draw:corner-radius="0.4cm">
          <draw:glue-point draw:id="4" svg:x="-4.995cm" svg:y="-2.317cm"/>
          <draw:glue-point draw:id="5" svg:x="-4.995cm" svg:y="2.722cm"/>
          <draw:glue-point draw:id="6" svg:x="4.976cm" svg:y="-2.431cm"/>
          <draw:glue-point draw:id="7" svg:x="4.976cm" svg:y="2.151cm"/>
          <draw:glue-point draw:id="8" svg:x="-3.141cm" svg:y="-4.837cm"/>
          <draw:glue-point draw:id="9" svg:x="-0.636cm" svg:y="-4.951cm"/>
          <draw:glue-point draw:id="10" svg:x="1.167cm" svg:y="-5cm"/>
          <draw:glue-point draw:id="11" svg:x="3.673cm" svg:y="-4.951cm"/>
          <draw:glue-point draw:id="12" svg:x="3.422cm" svg:y="4.9cm"/>
          <draw:glue-point draw:id="13" svg:x="1.318cm" svg:y="5cm"/>
          <draw:glue-point draw:id="14" svg:x="-0.686cm" svg:y="4.9cm"/>
          <draw:glue-point draw:id="15" svg:x="-3.191cm" svg:y="4.9cm"/>
          <text:p text:style-name="P16"><text:span text:style-name="T12">CSL</text:span></text:p>
        </draw:rect>
        <draw:ellipse draw:style-name="gr17" draw:text-style-name="P26" draw:id="id76" draw:layer="layout" svg:width="3.458cm" svg:height="2.846cm" svg:x="8.069cm" svg:y="6.59cm">
          <text:p text:style-name="P16"><text:span text:style-name="T12">Register</text:span></text:p>
        </draw:ellipse>
        <draw:ellipse draw:style-name="gr17" draw:text-style-name="P26" draw:id="id75" draw:layer="layout" svg:width="3.457cm" svg:height="2.845cm" svg:x="4.741cm" svg:y="9.094cm">
          <text:p text:style-name="P16"><text:span text:style-name="T12">Register</text:span></text:p>
          <text:p text:style-name="P16"><text:span text:style-name="T12">file</text:span></text:p>
        </draw:ellipse>
        <draw:ellipse draw:style-name="gr18" draw:text-style-name="P26" draw:id="id66" draw:layer="layout" svg:width="3.457cm" svg:height="2.845cm" svg:x="16.309cm" svg:y="5.735cm">
          <text:p text:style-name="P16"><text:span text:style-name="T12">Inter-</text:span></text:p>
          <text:p text:style-name="P16"><text:span text:style-name="T12">connect</text:span></text:p>
        </draw:ellipse>
        <draw:ellipse draw:style-name="gr17" draw:text-style-name="P26" draw:id="id68" draw:layer="layout" svg:width="3.457cm" svg:height="2.845cm" svg:x="23.284cm" svg:y="9.06cm">
          <text:p text:style-name="P16"><text:span text:style-name="T12">Memory</text:span></text:p>
          <text:p text:style-name="P16"><text:span text:style-name="T12">map</text:span></text:p>
        </draw:ellipse>
        <draw:ellipse draw:style-name="gr17" draw:text-style-name="P26" draw:id="id74" draw:layer="layout" svg:width="3.457cm" svg:height="2.845cm" svg:x="4.741cm" svg:y="12.512cm">
          <text:p text:style-name="P16"><text:span text:style-name="T12">ISA</text:span></text:p>
        </draw:ellipse>
        <draw:ellipse draw:style-name="gr17" draw:text-style-name="P26" draw:id="id71" draw:layer="layout" svg:width="3.457cm" svg:height="2.845cm" svg:x="16.309cm" svg:y="15.39cm">
          <text:p text:style-name="P16"><text:span text:style-name="T12">FIFO</text:span></text:p>
        </draw:ellipse>
        <draw:ellipse draw:style-name="gr17" draw:text-style-name="P26" draw:id="id69" draw:layer="layout" svg:width="3.457cm" svg:height="2.845cm" svg:x="23.244cm" svg:y="12.49cm">
          <text:p text:style-name="P16"><text:span text:style-name="T12">Pipeline</text:span></text:p>
        </draw:ellipse>
        <draw:ellipse draw:style-name="gr17" draw:text-style-name="P26" draw:id="id73" draw:layer="layout" svg:width="3.458cm" svg:height="2.845cm" svg:x="8.069cm" svg:y="14.624cm">
          <text:p text:style-name="P16"><text:span text:style-name="T12">Memory</text:span></text:p>
          <text:p text:style-name="P16"><text:span text:style-name="T12">controller</text:span></text:p>
        </draw:ellipse>
        <draw:ellipse draw:style-name="gr17" draw:text-style-name="P26" draw:id="id64" draw:layer="layout" svg:width="3.457cm" svg:height="2.845cm" svg:x="12.047cm" svg:y="5.752cm">
          <text:p text:style-name="P16"><text:span text:style-name="T12">Testbench</text:span></text:p>
        </draw:ellipse>
        <draw:ellipse draw:style-name="gr17" draw:text-style-name="P26" draw:id="id72" draw:layer="layout" svg:width="3.457cm" svg:height="2.845cm" svg:x="11.929cm" svg:y="15.344cm">
          <text:p text:style-name="P16"><text:span text:style-name="T12">Verification</text:span></text:p>
          <text:p text:style-name="P16"><text:span text:style-name="T12">components</text:span></text:p>
        </draw:ellipse>
        <draw:ellipse draw:style-name="gr17" draw:text-style-name="P26" draw:id="id67" draw:layer="layout" svg:width="3.457cm" svg:height="2.846cm" svg:x="20.228cm" svg:y="6.517cm">
          <text:p text:style-name="P16"><text:span text:style-name="T12">Buses</text:span></text:p>
        </draw:ellipse>
        <draw:ellipse draw:style-name="gr17" draw:text-style-name="P26" draw:id="id70" draw:layer="layout" svg:width="3.457cm" svg:height="2.846cm" svg:x="20.055cm" svg:y="14.639cm">
          <text:p text:style-name="P16"><text:span text:style-name="T12">MBIST</text:span></text:p>
        </draw:ellipse>
        <draw:connector draw:style-name="gr19" draw:text-style-name="P27" draw:layer="layout" svg:x1="13.775cm" svg:y1="8.597cm" svg:x2="15.095cm" svg:y2="10.638cm" draw:start-shape="id64" draw:start-glue-point="2" draw:end-shape="id65" draw:end-glue-point="9">
          <text:p text:style-name="P4"/>
        </draw:connector>
        <draw:connector draw:style-name="gr19" draw:text-style-name="P27" draw:layer="layout" svg:x1="18.037cm" svg:y1="8.58cm" svg:x2="16.519cm" svg:y2="10.624cm" draw:start-shape="id66" draw:start-glue-point="2" draw:end-shape="id65" draw:end-glue-point="10">
          <text:p text:style-name="P4"/>
        </draw:connector>
        <draw:connector draw:style-name="gr19" draw:text-style-name="P27" draw:layer="layout" svg:x1="21.956cm" svg:y1="9.363cm" svg:x2="18.499cm" svg:y2="10.638cm" draw:start-shape="id67" draw:start-glue-point="2" draw:end-shape="id65" draw:end-glue-point="11">
          <text:p text:style-name="P4"/>
        </draw:connector>
        <draw:connector draw:style-name="gr19" draw:text-style-name="P27" draw:layer="layout" draw:line-skew="0.824cm" svg:x1="23.283cm" svg:y1="10.482cm" svg:x2="19.529cm" svg:y2="11.355cm" draw:start-shape="id68" draw:start-glue-point="3" draw:end-shape="id65" draw:end-glue-point="6">
          <text:p text:style-name="P4"/>
        </draw:connector>
        <draw:connector draw:style-name="gr19" draw:text-style-name="P27" draw:layer="layout" draw:line-skew="0.844cm" svg:x1="23.243cm" svg:y1="13.912cm" svg:x2="19.529cm" svg:y2="12.657cm" draw:start-shape="id69" draw:start-glue-point="3" draw:end-shape="id65" draw:end-glue-point="7">
          <text:p text:style-name="P4"/>
        </draw:connector>
        <draw:connector draw:style-name="gr19" draw:text-style-name="P27" draw:layer="layout" svg:x1="21.783cm" svg:y1="14.639cm" svg:x2="18.301cm" svg:y2="13.44cm" draw:start-shape="id70" draw:start-glue-point="0" draw:end-shape="id65" draw:end-glue-point="12">
          <text:p text:style-name="P4"/>
        </draw:connector>
        <draw:connector draw:style-name="gr19" draw:text-style-name="P27" draw:layer="layout" svg:x1="18.037cm" svg:y1="15.389cm" svg:x2="16.638cm" svg:y2="13.468cm" draw:start-shape="id71" draw:start-glue-point="0" draw:end-shape="id65" draw:end-glue-point="13">
          <text:p text:style-name="P4"/>
        </draw:connector>
        <draw:connector draw:style-name="gr19" draw:text-style-name="P27" draw:layer="layout" svg:x1="13.657cm" svg:y1="15.343cm" svg:x2="15.055cm" svg:y2="13.44cm" draw:start-shape="id72" draw:start-glue-point="0" draw:end-shape="id65" draw:end-glue-point="14">
          <text:p text:style-name="P4"/>
        </draw:connector>
        <draw:connector draw:style-name="gr19" draw:text-style-name="P27" draw:layer="layout" svg:x1="9.798cm" svg:y1="14.623cm" svg:x2="13.076cm" svg:y2="13.44cm" draw:start-shape="id73" draw:start-glue-point="0" draw:end-shape="id65" draw:end-glue-point="15">
          <text:p text:style-name="P4"/>
        </draw:connector>
        <draw:connector draw:style-name="gr19" draw:text-style-name="P27" draw:layer="layout" draw:line-skew="-0.681cm" svg:x1="8.198cm" svg:y1="13.934cm" svg:x2="11.65cm" svg:y2="12.82cm" draw:start-shape="id74" draw:start-glue-point="1" draw:end-shape="id65" draw:end-glue-point="5">
          <text:p text:style-name="P4"/>
        </draw:connector>
        <draw:connector draw:style-name="gr19" draw:text-style-name="P27" draw:layer="layout" draw:line-skew="-0.681cm" svg:x1="8.198cm" svg:y1="10.516cm" svg:x2="11.65cm" svg:y2="11.387cm" draw:start-shape="id75" draw:start-glue-point="1" draw:end-shape="id65" draw:end-glue-point="4">
          <text:p text:style-name="P4"/>
        </draw:connector>
        <draw:connector draw:style-name="gr19" draw:text-style-name="P27" draw:layer="layout" svg:x1="9.798cm" svg:y1="9.436cm" svg:x2="13.115cm" svg:y2="10.67cm" draw:start-shape="id76" draw:start-glue-point="2" draw:end-shape="id65" draw:end-glue-point="8">
          <text:p text:style-name="P4"/>
        </draw:connector>
        <presentation:notes draw:style-name="dp2">
          <draw:page-thumbnail draw:style-name="gr1" draw:layer="layout" svg:width="13.877cm" svg:height="11.093cm" svg:x="3.577cm" svg:y="2.247cm" draw:page-number="22" presentation:class="page"/>
          <draw:frame presentation:style-name="pr5" draw:text-style-name="P25" draw:layer="layout" svg:width="15.399cm" svg:height="13.362cm" svg:x="2.798cm" svg:y="14.102cm" presentation:class="notes" presentation:placeholder="true">
            <draw:text-box/>
          </draw:frame>
        </presentation:notes>
      </draw:page>
      <draw:page draw:name="page23"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197cm" svg:y="0.606cm" presentation:class="title" presentation:user-transformed="true">
          <draw:text-box>
            <text:p text:style-name="P4">Interconnect features</text:p>
          </draw:text-box>
        </draw:frame>
        <draw:frame presentation:style-name="pr16" draw:text-style-name="P30" draw:layer="layout" svg:width="24.369cm" svg:height="16.874cm" svg:x="4.001cm" svg:y="3.528cm" presentation:class="outline" presentation:user-transformed="true">
          <draw:text-box>
            <text:list text:style-name="L4">
              <text:list-item>
                <text:p text:style-name="P28"><text:span text:style-name="T13">CSL interconnect code specifies:</text:span></text:p>
              </text:list-item>
            </text:list>
            <text:list text:style-name="L4">
              <text:list-item>
                <text:list>
                  <text:list-item>
                    <text:p text:style-name="P29"><text:span text:style-name="T13">RTL design, </text:span></text:p>
                  </text:list-item>
                </text:list>
              </text:list-item>
            </text:list>
            <text:list text:style-name="L4">
              <text:list-item>
                <text:list>
                  <text:list-item>
                    <text:p text:style-name="P29"><text:span text:style-name="T13">hierarchy </text:span></text:p>
                  </text:list-item>
                </text:list>
              </text:list-item>
            </text:list>
            <text:list text:style-name="L4">
              <text:list-item>
                <text:list>
                  <text:list-item>
                    <text:p text:style-name="P29"><text:span text:style-name="T13">connection instances.</text:span></text:p>
                  </text:list-item>
                </text:list>
              </text:list-item>
            </text:list>
            <text:list text:style-name="L4">
              <text:list-item>
                <text:p text:style-name="P28"><text:span text:style-name="T13">Interconnect objects:</text:span></text:p>
              </text:list-item>
            </text:list>
            <text:list text:style-name="L4">
              <text:list-item>
                <text:list>
                  <text:list-item>
                    <text:p text:style-name="P29"><text:span text:style-name="T13">units</text:span></text:p>
                  </text:list-item>
                </text:list>
              </text:list-item>
            </text:list>
            <text:list text:style-name="L4">
              <text:list-item>
                <text:list>
                  <text:list-item>
                    <text:p text:style-name="P29"><text:span text:style-name="T13">ports</text:span></text:p>
                  </text:list-item>
                </text:list>
              </text:list-item>
            </text:list>
            <text:list text:style-name="L4">
              <text:list-item>
                <text:list>
                  <text:list-item>
                    <text:p text:style-name="P29"><text:span text:style-name="T13">interfaces</text:span></text:p>
                  </text:list-item>
                </text:list>
              </text:list-item>
            </text:list>
            <text:list text:style-name="L4">
              <text:list-item>
                <text:list>
                  <text:list-item>
                    <text:p text:style-name="P29"><text:span text:style-name="T13">signals</text:span></text:p>
                  </text:list-item>
                </text:list>
              </text:list-item>
            </text:list>
            <text:list text:style-name="L4">
              <text:list-item>
                <text:list>
                  <text:list-item>
                    <text:p text:style-name="P29"><text:span text:style-name="T13">signal groups</text:span></text:p>
                  </text:list-item>
                </text:list>
              </text:list-item>
            </text:list>
          </draw:text-box>
        </draw:frame>
        <presentation:notes draw:style-name="dp2">
          <draw:page-thumbnail draw:style-name="gr1" draw:layer="layout" svg:width="13.877cm" svg:height="11.093cm" svg:x="3.577cm" svg:y="2.247cm" draw:page-number="23" presentation:class="page"/>
          <draw:frame presentation:style-name="pr5" draw:text-style-name="P4" draw:layer="layout" svg:width="15.399cm" svg:height="13.362cm" svg:x="2.798cm" svg:y="14.102cm" presentation:class="notes" presentation:placeholder="true">
            <draw:text-box/>
          </draw:frame>
        </presentation:notes>
      </draw:page>
      <draw:page draw:name="page24"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C interconnect support</text:p>
          </draw:text-box>
        </draw:frame>
        <draw:frame presentation:style-name="pr17" draw:text-style-name="P15" draw:layer="layout" svg:width="24.369cm" svg:height="15.441cm" svg:x="4.368cm" svg:y="4.398cm" presentation:class="outline" presentation:user-transformed="true">
          <draw:text-box>
            <text:list text:style-name="L4">
              <text:list-item>
                <text:p text:style-name="P19">interconnect generation</text:p>
              </text:list-item>
            </text:list>
            <text:list text:style-name="L4">
              <text:list-item>
                <text:p text:style-name="P19">generation of RTL and C++ files</text:p>
              </text:list-item>
            </text:list>
            <text:list text:style-name="L4">
              <text:list-item>
                <text:p text:style-name="P19">building the interconnect</text:p>
              </text:list-item>
            </text:list>
          </draw:text-box>
        </draw:frame>
        <presentation:notes draw:style-name="dp2">
          <draw:page-thumbnail draw:style-name="gr1" draw:layer="layout" svg:width="13.877cm" svg:height="11.093cm" svg:x="3.577cm" svg:y="2.247cm" draw:page-number="24" presentation:class="page"/>
          <draw:frame presentation:style-name="pr5" draw:text-style-name="P4" draw:layer="layout" svg:width="15.399cm" svg:height="13.362cm" svg:x="2.798cm" svg:y="14.102cm" presentation:class="notes" presentation:placeholder="true">
            <draw:text-box/>
          </draw:frame>
        </presentation:notes>
      </draw:page>
      <draw:page draw:name="page25"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Building interconnect</text:p>
          </draw:text-box>
        </draw:frame>
        <draw:frame presentation:style-name="pr18" draw:text-style-name="P15" draw:layer="layout" svg:width="24.369cm" svg:height="15.441cm" svg:x="4.469cm" svg:y="3.996cm" presentation:class="outline" presentation:user-transformed="true">
          <draw:text-box>
            <text:list text:style-name="L4">
              <text:list-item>
                <text:p text:style-name="P19">instances are connected based on interface </text:p>
              </text:list-item>
            </text:list>
            <text:list text:style-name="L4">
              <text:list-item>
                <text:p text:style-name="P19">wires are create to connect the instances in the module</text:p>
              </text:list-item>
            </text:list>
          </draw:text-box>
        </draw:frame>
        <presentation:notes draw:style-name="dp2">
          <draw:page-thumbnail draw:style-name="gr1" draw:layer="layout" svg:width="13.877cm" svg:height="11.093cm" svg:x="3.577cm" svg:y="2.247cm" draw:page-number="25" presentation:class="page"/>
          <draw:frame presentation:style-name="pr5" draw:text-style-name="P4" draw:layer="layout" svg:width="15.399cm" svg:height="13.362cm" svg:x="2.798cm" svg:y="14.102cm" presentation:class="notes" presentation:placeholder="true">
            <draw:text-box/>
          </draw:frame>
        </presentation:notes>
      </draw:page>
      <draw:page draw:name="page26" draw:style-name="dp1" draw:master-page-name="fpl_5f_presentation_5f_template" presentation:presentation-page-layout-name="AL4T3" presentation:use-footer-name="ftr1" presentation:use-date-time-name="dtd1">
        <office:forms form:automatic-focus="false" form:apply-design-mode="false"/>
        <draw:frame presentation:style-name="pr3" draw:text-style-name="P4" draw:layer="layout" svg:width="18.666cm" svg:height="3.649cm" svg:x="7.164cm" svg:y="0cm" presentation:class="title" presentation:user-transformed="true">
          <draw:text-box>
            <text:p text:style-name="P4">Specification with interconnect</text:p>
          </draw:text-box>
        </draw:frame>
        <draw:frame presentation:style-name="pr19" draw:text-style-name="P32" draw:layer="layout" svg:width="10.84cm" svg:height="16.371cm" svg:x="5.455cm" svg:y="3.584cm" presentation:class="outline" presentation:user-transformed="true">
          <draw:text-box>
            <text:list text:style-name="L4">
              <text:list-item>
                <text:p text:id="id139" text:style-name="P31"><text:span text:style-name="T14">names of the units/instances</text:span></text:p>
              </text:list-item>
            </text:list>
            <text:list text:style-name="L4">
              <text:list-item>
                <text:p text:style-name="P31"><text:span text:style-name="T14">unit with single port</text:span></text:p>
              </text:list-item>
            </text:list>
            <text:list text:style-name="L4">
              <text:list-item>
                <text:p text:id="id141" text:style-name="P31"><text:span text:style-name="T14"/></text:p>
              </text:list-item>
            </text:list>
            <text:list text:style-name="L4">
              <text:list-item>
                <text:p text:style-name="P31"><text:span text:style-name="T14"/></text:p>
              </text:list-item>
            </text:list>
            <text:list text:style-name="L4">
              <text:list-item>
                <text:p text:id="id142" text:style-name="P31"><text:span text:style-name="T14"/></text:p>
              </text:list-item>
            </text:list>
            <text:list text:style-name="L4">
              <text:list-item>
                <text:p text:style-name="P31"><text:span text:style-name="T14">unit with multiple ports</text:span></text:p>
              </text:list-item>
            </text:list>
            <text:list text:style-name="L4">
              <text:list-item>
                <text:p text:style-name="P31"><text:span text:style-name="T14"/></text:p>
              </text:list-item>
            </text:list>
            <text:list text:style-name="L4">
              <text:list-item>
                <text:p text:style-name="P31"><text:span text:style-name="T14"/></text:p>
              </text:list-item>
            </text:list>
            <text:list text:style-name="L4">
              <text:list-item>
                <text:p text:style-name="P31"><text:span text:style-name="T14"/></text:p>
              </text:list-item>
            </text:list>
            <text:list text:style-name="L4">
              <text:list-item>
                <text:p text:style-name="P31"><text:span text:style-name="T14"/></text:p>
              </text:list-item>
            </text:list>
            <text:list text:style-name="L4">
              <text:list-item>
                <text:p text:id="id143" text:style-name="P31"><text:span text:style-name="T14"/></text:p>
              </text:list-item>
            </text:list>
            <text:list text:style-name="L4">
              <text:list-item>
                <text:p text:style-name="P31"><text:span text:style-name="T14"/></text:p>
              </text:list-item>
            </text:list>
            <text:list text:style-name="L4">
              <text:list-item>
                <text:p text:style-name="P31"><text:span text:style-name="T14"/></text:p>
              </text:list-item>
            </text:list>
            <text:list text:style-name="L4">
              <text:list-item>
                <text:p text:style-name="P31"><text:span text:style-name="T14"/></text:p>
              </text:list-item>
            </text:list>
            <text:list text:style-name="L4">
              <text:list-item>
                <text:p text:style-name="P31"><text:span text:style-name="T14">design hierarchy</text:span></text:p>
              </text:list-item>
            </text:list>
          </draw:text-box>
        </draw:frame>
        <draw:frame presentation:style-name="pr20" draw:text-style-name="P33" draw:layer="layout" svg:width="11.891cm" svg:height="15.441cm" svg:x="14.544cm" svg:y="3.728cm" presentation:class="outline" presentation:user-transformed="true">
          <draw:text-box>
            <text:list text:style-name="L4">
              <text:list-item>
                <text:p text:id="id140" text:style-name="P31"><text:span text:style-name="T15">csl_unit</text:span><text:span text:style-name="T16"> u_ref {</text:span></text:p>
              </text:list-item>
            </text:list>
            <text:list text:style-name="L4">
              <text:list-item>
                <text:p text:style-name="P31"><text:span text:style-name="T17"><text:s text:c="2"/></text:span><text:span text:style-name="T18">csl_port</text:span><text:span text:style-name="T17"> ref_out(output, 8);</text:span></text:p>
              </text:list-item>
            </text:list>
            <text:list text:style-name="L4">
              <text:list-item>
                <text:p text:style-name="P31"><text:span text:style-name="T17">};</text:span></text:p>
              </text:list-item>
            </text:list>
            <text:list text:style-name="L4">
              <text:list-item>
                <text:p text:style-name="P31"><text:span text:style-name="T17"/></text:p>
              </text:list-item>
            </text:list>
            <text:list text:style-name="L4">
              <text:list-item>
                <text:p text:style-name="P31"><text:span text:style-name="T18">csl_unit</text:span><text:span text:style-name="T17"> u_comp {</text:span></text:p>
              </text:list-item>
            </text:list>
            <text:list text:style-name="L4">
              <text:list-item>
                <text:p text:style-name="P31"><text:span text:style-name="T17"><text:s text:c="3"/></text:span><text:span text:style-name="T18">csl_port</text:span><text:span text:style-name="T17"> ref_in(input, 8), data_in(input,8);</text:span></text:p>
              </text:list-item>
            </text:list>
            <text:list text:style-name="L4">
              <text:list-item>
                <text:p text:style-name="P31"><text:span text:style-name="T17"><text:s text:c="3"/></text:span><text:span text:style-name="T18">csl_port</text:span><text:span text:style-name="T17"> valid(output);</text:span></text:p>
              </text:list-item>
            </text:list>
            <text:list text:style-name="L4">
              <text:list-item>
                <text:p text:style-name="P31"><text:span text:style-name="T17">};</text:span></text:p>
              </text:list-item>
            </text:list>
            <text:list text:style-name="L4">
              <text:list-item>
                <text:p text:style-name="P31"><text:span text:style-name="T17"/></text:p>
              </text:list-item>
            </text:list>
            <text:list text:style-name="L4">
              <text:list-item>
                <text:p text:style-name="P31"><text:span text:style-name="T18">csl_unit</text:span><text:span text:style-name="T17"> u_check {</text:span></text:p>
              </text:list-item>
            </text:list>
            <text:list text:style-name="L4">
              <text:list-item>
                <text:p text:style-name="P31"><text:span text:style-name="T17"><text:s text:c="3"/></text:span><text:span text:style-name="T18">csl_port</text:span><text:span text:style-name="T17"> data(input,8);</text:span></text:p>
              </text:list-item>
            </text:list>
            <text:list text:style-name="L4">
              <text:list-item>
                <text:p text:style-name="P31"><text:span text:style-name="T17"><text:s text:c="3"/></text:span><text:span text:style-name="T18">csl_port</text:span><text:span text:style-name="T17"> valid(output);</text:span></text:p>
              </text:list-item>
            </text:list>
            <text:list text:style-name="L4">
              <text:list-item>
                <text:p text:style-name="P31"><text:span text:style-name="T17"><text:s text:c="3"/></text:span><text:span text:style-name="T18">csl_signal</text:span><text:span text:style-name="T17"> ref_data;</text:span></text:p>
              </text:list-item>
            </text:list>
            <text:list text:style-name="L4">
              <text:list-item>
                <text:p text:style-name="P31"><text:span text:style-name="T17"><text:s text:c="3"/></text:span><text:span text:style-name="T17">u_ref ref1(.ref_out(ref_data));</text:span></text:p>
              </text:list-item>
            </text:list>
            <text:list text:style-name="L4">
              <text:list-item>
                <text:p text:style-name="P31"><text:span text:style-name="T17"><text:s text:c="3"/></text:span><text:span text:style-name="T17">u_comp comp1(.ref_in(ref_data), .data_in(data), .valid(valid));</text:span></text:p>
              </text:list-item>
            </text:list>
            <text:list text:style-name="L4">
              <text:list-item>
                <text:p text:style-name="P31"><text:span text:style-name="T17"><text:s text:c="3"/></text:span><text:span text:style-name="T17">u_check() {</text:span></text:p>
              </text:list-item>
            </text:list>
            <text:list text:style-name="L4">
              <text:list-item>
                <text:p text:style-name="P31"><text:span text:style-name="T17"><text:s text:c="6"/></text:span><text:span text:style-name="T17">ref_data.</text:span><text:span text:style-name="T19">set_width</text:span><text:span text:style-name="T17">(8);</text:span></text:p>
              </text:list-item>
            </text:list>
            <text:list text:style-name="L4">
              <text:list-item>
                <text:p text:style-name="P31"><text:span text:style-name="T17"><text:s text:c="5"/></text:span><text:span text:style-name="T17">}</text:span></text:p>
              </text:list-item>
            </text:list>
            <text:list text:style-name="L4">
              <text:list-item>
                <text:p text:style-name="P31"><text:span text:style-name="T17">};</text:span></text:p>
              </text:list-item>
            </text:list>
          </draw:text-box>
        </draw:frame>
        <draw:rect draw:style-name="gr20" draw:text-style-name="P18" draw:layer="layout" svg:width="12.894cm" svg:height="16.282cm" svg:x="13.765cm" svg:y="3.713cm">
          <text:p text:style-name="P4"/>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seq>
        </anim:par>
        <presentation:notes draw:style-name="dp2">
          <draw:page-thumbnail draw:style-name="gr1" draw:layer="layout" svg:width="13.877cm" svg:height="11.093cm" svg:x="3.577cm" svg:y="2.247cm" draw:page-number="26" presentation:class="page"/>
          <draw:frame presentation:style-name="pr5" draw:text-style-name="P4" draw:layer="layout" svg:width="15.399cm" svg:height="13.362cm" svg:x="2.798cm" svg:y="14.102cm" presentation:class="notes" presentation:placeholder="true">
            <draw:text-box/>
          </draw:frame>
        </presentation:notes>
      </draw:page>
      <draw:page draw:name="page27"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769cm" svg:x="7.231cm" svg:y="0.914cm" presentation:class="title">
          <draw:text-box>
            <text:p text:style-name="P4">Specification with interconnect. CSL code</text:p>
          </draw:text-box>
        </draw:frame>
        <draw:frame presentation:style-name="pr21" draw:text-style-name="P34" draw:layer="layout" svg:width="14.938cm" svg:height="15.102cm" svg:x="12.157cm" svg:y="4.589cm" presentation:class="outline" presentation:user-transformed="true">
          <draw:text-box>
            <text:list text:style-name="L4">
              <text:list-item>
                <text:p text:id="id144" text:style-name="P31"><text:span text:style-name="T15">csl_unit</text:span><text:span text:style-name="T16"> u_ref {</text:span></text:p>
              </text:list-item>
            </text:list>
            <text:list text:style-name="L4">
              <text:list-item>
                <text:p text:style-name="P31"><text:span text:style-name="T17"><text:s/></text:span><text:span text:style-name="T18"><text:s/></text:span><text:span text:style-name="T18">csl_port</text:span><text:span text:style-name="T17"> ref_out(output, 8);</text:span></text:p>
              </text:list-item>
            </text:list>
            <text:list text:style-name="L4">
              <text:list-item>
                <text:p text:style-name="P31"><text:span text:style-name="T17">};</text:span></text:p>
              </text:list-item>
            </text:list>
            <text:list text:style-name="L4">
              <text:list-item>
                <text:p text:style-name="P31"><text:span text:style-name="T17"/></text:p>
              </text:list-item>
            </text:list>
            <text:list text:style-name="L4">
              <text:list-item>
                <text:p text:style-name="P31"><text:span text:style-name="T18">csl_unit</text:span><text:span text:style-name="T17"> u_comp {</text:span></text:p>
              </text:list-item>
            </text:list>
            <text:list text:style-name="L4">
              <text:list-item>
                <text:p text:style-name="P31"><text:span text:style-name="T17"><text:s text:c="3"/></text:span><text:span text:style-name="T18">csl_port</text:span><text:span text:style-name="T17"> ref_in(input, 8), data_in(input,8);</text:span></text:p>
              </text:list-item>
            </text:list>
            <text:list text:style-name="L4">
              <text:list-item>
                <text:p text:style-name="P31"><text:span text:style-name="T17"><text:s text:c="3"/></text:span><text:span text:style-name="T18">csl_port</text:span><text:span text:style-name="T17"> valid(output);</text:span></text:p>
              </text:list-item>
            </text:list>
            <text:list text:style-name="L4">
              <text:list-item>
                <text:p text:style-name="P31"><text:span text:style-name="T17">};</text:span></text:p>
              </text:list-item>
            </text:list>
            <text:list text:style-name="L4">
              <text:list-item>
                <text:p text:style-name="P31"><text:span text:style-name="T17"/></text:p>
              </text:list-item>
            </text:list>
            <text:list text:style-name="L4">
              <text:list-item>
                <text:p text:style-name="P31"><text:span text:style-name="T18">csl_unit</text:span><text:span text:style-name="T17"> u_check {</text:span></text:p>
              </text:list-item>
            </text:list>
            <text:list text:style-name="L4">
              <text:list-item>
                <text:p text:style-name="P31"><text:span text:style-name="T17"><text:s text:c="3"/></text:span><text:span text:style-name="T18">csl_port</text:span><text:span text:style-name="T17"> data(input,8);</text:span></text:p>
              </text:list-item>
            </text:list>
            <text:list text:style-name="L4">
              <text:list-item>
                <text:p text:style-name="P31"><text:span text:style-name="T17"><text:s text:c="3"/></text:span><text:span text:style-name="T18">csl_port</text:span><text:span text:style-name="T17"> valid(output);</text:span></text:p>
              </text:list-item>
            </text:list>
            <text:list text:style-name="L4">
              <text:list-item>
                <text:p text:style-name="P31"><text:span text:style-name="T17"><text:s text:c="3"/></text:span><text:span text:style-name="T18">csl_signal</text:span><text:span text:style-name="T17"> ref_data;</text:span></text:p>
              </text:list-item>
            </text:list>
            <text:list text:style-name="L4">
              <text:list-item>
                <text:p text:style-name="P31"><text:span text:style-name="T17"><text:s text:c="3"/></text:span><text:span text:style-name="T17">u_ref ref1(.ref_out(ref_data));</text:span></text:p>
              </text:list-item>
            </text:list>
            <text:list text:style-name="L4">
              <text:list-item>
                <text:p text:style-name="P31"><text:span text:style-name="T17"><text:s text:c="3"/></text:span><text:span text:style-name="T17">u_comp comp1(.ref_in(ref_data), .data_in(data),.valid(valid));</text:span></text:p>
              </text:list-item>
            </text:list>
            <text:list text:style-name="L4">
              <text:list-item>
                <text:p text:style-name="P31"><text:span text:style-name="T17"><text:s text:c="3"/></text:span><text:span text:style-name="T17">u_check() {</text:span></text:p>
              </text:list-item>
            </text:list>
            <text:list text:style-name="L4">
              <text:list-item>
                <text:p text:style-name="P31"><text:span text:style-name="T17"><text:s text:c="5"/></text:span><text:span text:style-name="T17">ref_data.</text:span><text:span text:style-name="T19">set_width</text:span><text:span text:style-name="T17">(8);</text:span></text:p>
              </text:list-item>
            </text:list>
            <text:list text:style-name="L4">
              <text:list-item>
                <text:p text:style-name="P31"><text:span text:style-name="T17"><text:s text:c="5"/></text:span><text:span text:style-name="T17">}</text:span></text:p>
              </text:list-item>
            </text:list>
            <text:list text:style-name="L4">
              <text:list-item>
                <text:p text:style-name="P31"><text:span text:style-name="T17">};</text:span></text:p>
              </text:list-item>
            </text:list>
          </draw:text-box>
        </draw:frame>
        <draw:custom-shape draw:style-name="gr21" draw:text-style-name="P16" draw:layer="layout" svg:width="5.335cm" svg:height="1.963cm" svg:x="5.047cm" svg:y="4.182cm">
          <text:p text:style-name="P16">Unit declaration</text:p>
          <draw:enhanced-geometry svg:viewBox="0 0 21600 21600" draw:glue-points="10800 0 0 10800 10800 21600 21600 10800 ?f40 ?f41" draw:text-areas="0 0 21600 21600" draw:type="rectangular-callout" draw:modifiers="27704.347826087 9271.283095723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draw:layer="layout" svg:width="5.335cm" svg:height="1.963cm" svg:x="4.745cm" svg:y="7.209cm">
          <text:p text:style-name="P16">Adding ports</text:p>
          <draw:enhanced-geometry svg:viewBox="0 0 21600 21600" draw:glue-points="10800 0 0 10800 10800 21600 21600 10800 ?f40 ?f41" draw:text-areas="0 0 21600 21600" draw:type="rectangular-callout" draw:modifiers="29874.0629685157 13549.49083503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draw:layer="layout" svg:width="5.335cm" svg:height="4.593cm" svg:x="4.745cm" svg:y="10.785cm">
          <text:p text:style-name="P16">Instantiating units. Connection done by <text:s/>formal to actual mapping</text:p>
          <draw:enhanced-geometry svg:viewBox="0 0 21600 21600" draw:glue-points="10800 0 0 10800 10800 21600 21600 10800 ?f40 ?f41" draw:text-areas="0 0 21600 21600" draw:type="rectangular-callout" draw:modifiers="33399.8500749625 18111.27557683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6" draw:layer="layout" svg:width="5.335cm" svg:height="1.963cm" svg:x="5.181cm" svg:y="16.403cm">
          <text:p text:style-name="P16">CSL object settings</text:p>
          <draw:enhanced-geometry svg:viewBox="0 0 21600 21600" draw:glue-points="10800 0 0 10800 10800 21600 21600 10800 ?f40 ?f41" draw:text-areas="0 0 21600 21600" draw:type="rectangular-callout" draw:modifiers="33124.5877061469 12999.59266802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seq>
        </anim:par>
        <presentation:notes draw:style-name="dp2">
          <draw:page-thumbnail draw:style-name="gr1" draw:layer="layout" svg:width="13.877cm" svg:height="11.093cm" svg:x="3.577cm" svg:y="2.247cm" draw:page-number="27" presentation:class="page"/>
          <draw:frame presentation:style-name="pr5" draw:text-style-name="P25" draw:layer="layout" svg:width="15.399cm" svg:height="13.362cm" svg:x="2.798cm" svg:y="14.102cm" presentation:class="notes" presentation:placeholder="true">
            <draw:text-box/>
          </draw:frame>
        </presentation:notes>
      </draw:page>
      <draw:page draw:name="page28"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6.729cm" svg:y="0.438cm" presentation:class="title" presentation:user-transformed="true">
          <draw:text-box>
            <text:p text:style-name="P4">Verilog code</text:p>
          </draw:text-box>
        </draw:frame>
        <draw:frame presentation:style-name="pr22" draw:text-style-name="P36" draw:layer="layout" svg:width="24.369cm" svg:height="16.627cm" svg:x="5.474cm" svg:y="3.325cm" presentation:class="outline" presentation:user-transformed="true">
          <draw:text-box>
            <text:list text:style-name="L4">
              <text:list-item>
                <text:p text:style-name="P35"><text:span text:style-name="T20">module ref(ref_out);</text:span></text:p>
              </text:list-item>
            </text:list>
            <text:list text:style-name="L4">
              <text:list-item>
                <text:p text:style-name="P35"><text:span text:style-name="T20"><text:s text:c="2"/></text:span><text:span text:style-name="T20">output [7:0] ref_out;</text:span></text:p>
              </text:list-item>
            </text:list>
            <text:list text:style-name="L4">
              <text:list-item>
                <text:p text:style-name="P35"><text:span text:style-name="T20">endmodule</text:span></text:p>
              </text:list-item>
            </text:list>
            <text:list text:style-name="L4">
              <text:list-item>
                <text:p text:style-name="P35"><text:span text:style-name="T20">module comp(ref_in,</text:span></text:p>
              </text:list-item>
            </text:list>
            <text:list text:style-name="L4">
              <text:list-item>
                <text:p text:style-name="P35"><text:span text:style-name="T20"><text:s text:c="12"/></text:span><text:span text:style-name="T20">data_in,</text:span></text:p>
              </text:list-item>
            </text:list>
            <text:list text:style-name="L4">
              <text:list-item>
                <text:p text:style-name="P35"><text:span text:style-name="T20"><text:s text:c="12"/></text:span><text:span text:style-name="T20">valid);</text:span></text:p>
              </text:list-item>
            </text:list>
            <text:list text:style-name="L4">
              <text:list-item>
                <text:p text:style-name="P35"><text:span text:style-name="T20"><text:s text:c="2"/></text:span><text:span text:style-name="T20">input [7:0] ref_in;</text:span></text:p>
              </text:list-item>
            </text:list>
            <text:list text:style-name="L4">
              <text:list-item>
                <text:p text:style-name="P35"><text:span text:style-name="T20"><text:s text:c="2"/></text:span><text:span text:style-name="T20">input [7:0] data_in;</text:span></text:p>
              </text:list-item>
            </text:list>
            <text:list text:style-name="L4">
              <text:list-item>
                <text:p text:style-name="P35"><text:span text:style-name="T20"><text:s text:c="2"/></text:span><text:span text:style-name="T20">output [0:0] valid;</text:span></text:p>
              </text:list-item>
            </text:list>
            <text:list text:style-name="L4">
              <text:list-item>
                <text:p text:style-name="P35"><text:span text:style-name="T20">endmodule</text:span></text:p>
              </text:list-item>
            </text:list>
            <text:list text:style-name="L4">
              <text:list-item>
                <text:p text:style-name="P35"><text:span text:style-name="T20">module check(data,valid);</text:span></text:p>
              </text:list-item>
            </text:list>
            <text:list text:style-name="L4">
              <text:list-item>
                <text:p text:style-name="P35"><text:span text:style-name="T20"><text:s text:c="2"/></text:span><text:span text:style-name="T20">input [7:0] data;</text:span></text:p>
              </text:list-item>
            </text:list>
            <text:list text:style-name="L4">
              <text:list-item>
                <text:p text:style-name="P35"><text:span text:style-name="T20"><text:s text:c="2"/></text:span><text:span text:style-name="T20">output [0:0] valid;</text:span></text:p>
              </text:list-item>
            </text:list>
            <text:list text:style-name="L4">
              <text:list-item>
                <text:p text:style-name="P35"><text:span text:style-name="T20"><text:s text:c="2"/></text:span><text:span text:style-name="T20">ref ref1(.ref_out(ref_data));</text:span></text:p>
              </text:list-item>
            </text:list>
            <text:list text:style-name="L4">
              <text:list-item>
                <text:p text:style-name="P35"><text:span text:style-name="T20"><text:s text:c="2"/></text:span><text:span text:style-name="T20">comp comp1(.data_in(data),.ref_in(ref_data), <text:s/>.valid(valid));</text:span></text:p>
              </text:list-item>
            </text:list>
            <text:list text:style-name="L4">
              <text:list-item>
                <text:p text:style-name="P35"><text:span text:style-name="T20"><text:s text:c="2"/></text:span><text:span text:style-name="T20">wire [7:0] ref_data;</text:span></text:p>
              </text:list-item>
            </text:list>
            <text:list text:style-name="L4">
              <text:list-item>
                <text:p text:style-name="P35"><text:span text:style-name="T20">endmodule</text:span></text:p>
              </text:list-item>
            </text:list>
          </draw:text-box>
        </draw:frame>
        <presentation:notes draw:style-name="dp2">
          <draw:page-thumbnail draw:style-name="gr1" draw:layer="layout" svg:width="13.877cm" svg:height="11.093cm" svg:x="3.577cm" svg:y="2.247cm" draw:page-number="28" presentation:class="page"/>
          <draw:frame presentation:style-name="pr5" draw:text-style-name="P4" draw:layer="layout" svg:width="15.399cm" svg:height="13.362cm" svg:x="2.798cm" svg:y="14.102cm" presentation:class="notes" presentation:placeholder="true">
            <draw:text-box/>
          </draw:frame>
        </presentation:notes>
      </draw:page>
      <draw:page draw:name="page29"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6.963cm" svg:y="0.204cm" presentation:class="title" presentation:user-transformed="true">
          <draw:text-box>
            <text:p text:style-name="P4">Specification with interconnect</text:p>
          </draw:text-box>
        </draw:frame>
        <draw:rect draw:style-name="gr22" draw:text-style-name="P18" draw:layer="layout" svg:width="11.649cm" svg:height="13cm" svg:x="15.179cm" svg:y="5cm">
          <text:p text:style-name="P4"/>
        </draw:rect>
        <draw:rect draw:style-name="gr23" draw:text-style-name="P16" draw:id="id152" draw:layer="layout" svg:width="10.718cm" svg:height="5.404cm" svg:x="15.64cm" svg:y="11.096cm">
          <text:p text:id="id153" text:style-name="P16">u_check</text:p>
        </draw:rect>
        <draw:frame presentation:style-name="pr15" draw:text-style-name="P38" draw:layer="layout" svg:width="22.216cm" svg:height="18.171cm" svg:x="4.618cm" svg:y="3.279cm" presentation:class="outline" presentation:user-transformed="true">
          <draw:text-box>
            <text:list text:style-name="L4">
              <text:list-item>
                <text:p text:id="id145" text:style-name="P37"><text:span text:style-name="T21">csl_unit</text:span><text:span text:style-name="T22"> u_</text:span><text:span text:style-name="T23">ref {</text:span></text:p>
              </text:list-item>
            </text:list>
            <text:list text:style-name="L4">
              <text:list-item>
                <text:p text:id="id148" text:style-name="P37"><text:span text:style-name="T23"><text:s/></text:span><text:span text:style-name="T24">csl_port </text:span><text:span text:style-name="T23">ref_out(output,8);</text:span></text:p>
              </text:list-item>
            </text:list>
            <text:list text:style-name="L4">
              <text:list-item>
                <text:p text:id="id151" text:style-name="P37"><text:span text:style-name="T23"><text:s text:c="2"/></text:span><text:span text:style-name="T23">u_ref () {} <text:s/>};</text:span></text:p>
              </text:list-item>
            </text:list>
            <text:list text:style-name="L4">
              <text:list-item>
                <text:p text:id="id154" text:style-name="P37"><text:span text:style-name="T24">csl_unit</text:span><text:span text:style-name="T23"> u_comp {</text:span></text:p>
              </text:list-item>
            </text:list>
            <text:list text:style-name="L4">
              <text:list-item>
                <text:p text:id="id158" text:style-name="P37"><text:span text:style-name="T23"><text:s/></text:span><text:span text:style-name="T24">csl_port</text:span><text:span text:style-name="T23"> ref_in(input,8),</text:span></text:p>
              </text:list-item>
            </text:list>
            <text:list text:style-name="L4">
              <text:list-item>
                <text:p text:id="id159" text:style-name="P37"><text:span text:style-name="T23"><text:s/></text:span><text:span text:style-name="T23">data_in(input,8);</text:span></text:p>
              </text:list-item>
            </text:list>
            <text:list text:style-name="L4">
              <text:list-item>
                <text:p text:id="id162" text:style-name="P37"><text:span text:style-name="T24"><text:s/></text:span><text:span text:style-name="T24">csl_port</text:span><text:span text:style-name="T23"> valid(output);</text:span></text:p>
              </text:list-item>
            </text:list>
            <text:list text:style-name="L4">
              <text:list-item>
                <text:p text:id="id165" text:style-name="P37"><text:span text:style-name="T23"><text:s text:c="2"/></text:span><text:span text:style-name="T23">u_comp () {} <text:s/>};</text:span></text:p>
              </text:list-item>
            </text:list>
            <text:list text:style-name="L4">
              <text:list-item>
                <text:p text:style-name="P37"><text:span text:style-name="T24">csl_unit</text:span><text:span text:style-name="T23"> u_check {</text:span></text:p>
              </text:list-item>
            </text:list>
            <text:list text:style-name="L4">
              <text:list-item>
                <text:p text:id="id174" text:style-name="P37"><text:span text:style-name="T23"><text:s/></text:span><text:span text:style-name="T24">csl_port</text:span><text:span text:style-name="T23"> data(input,8), </text:span></text:p>
              </text:list-item>
            </text:list>
            <text:list text:style-name="L4">
              <text:list-item>
                <text:p text:id="id175" text:style-name="P37"><text:span text:style-name="T23"><text:s/></text:span><text:span text:style-name="T23">valid(output);</text:span></text:p>
              </text:list-item>
            </text:list>
            <text:list text:style-name="L4">
              <text:list-item>
                <text:p text:style-name="P37"><text:span text:style-name="T22"><text:s/></text:span><text:span text:style-name="T21">csl_signal</text:span><text:span text:style-name="T22"> </text:span><text:span text:style-name="T23">ref_data;</text:span></text:p>
              </text:list-item>
            </text:list>
            <text:list text:style-name="L4">
              <text:list-item>
                <text:p text:style-name="P37"><text:span text:style-name="T23">u_ref ref0(.ref_out(ref_data));</text:span></text:p>
              </text:list-item>
            </text:list>
            <text:list text:style-name="L4">
              <text:list-item>
                <text:p text:style-name="P37"><text:span text:style-name="T23">u_comp comp0(.ref_in(ref_data),</text:span></text:p>
              </text:list-item>
            </text:list>
            <text:list text:style-name="L4">
              <text:list-item>
                <text:p text:style-name="P37"><text:span text:style-name="T23"><text:s/></text:span><text:span text:style-name="T23">.data_in(data),.valid(valid));</text:span></text:p>
              </text:list-item>
            </text:list>
            <text:list text:style-name="L4">
              <text:list-item>
                <text:p text:style-name="P37"><text:span text:style-name="T23"><text:s text:c="2"/></text:span><text:span text:style-name="T23">u_check () {</text:span></text:p>
              </text:list-item>
            </text:list>
            <text:list text:style-name="L4">
              <text:list-item>
                <text:p text:style-name="P37"><text:span text:style-name="T23"><text:s text:c="3"/></text:span><text:span text:style-name="T23">ref_data.</text:span><text:span text:style-name="T25">set_width</text:span><text:span text:style-name="T22">(</text:span><text:span text:style-name="T23">8</text:span><text:span text:style-name="T22">)</text:span><text:span text:style-name="T23">;</text:span></text:p>
              </text:list-item>
            </text:list>
            <text:list text:style-name="L4">
              <text:list-item>
                <text:p text:style-name="P37"><text:span text:style-name="T23">} };</text:span></text:p>
              </text:list-item>
            </text:list>
            <text:list text:style-name="L4">
              <text:list-item>
                <text:p text:style-name="P37"><text:span text:style-name="T22"/></text:p>
              </text:list-item>
            </text:list>
            <text:list text:style-name="L4">
              <text:list-item>
                <text:p text:style-name="P37"><text:span text:style-name="T26"/></text:p>
              </text:list-item>
            </text:list>
          </draw:text-box>
        </draw:frame>
        <draw:rect draw:style-name="gr24" draw:text-style-name="P18" draw:id="id77" draw:layer="layout" svg:width="3.413cm" svg:height="2.472cm" svg:x="17.079cm" svg:y="12.698cm">
          <text:p text:id="id172" text:style-name="P16"><text:span text:style-name="T27">ref_out</text:span></text:p>
          <text:p text:style-name="P16"><text:span text:style-name="T28"/></text:p>
          <text:p text:id="id173" text:style-name="P16">ref0</text:p>
        </draw:rect>
        <draw:rect draw:style-name="gr24" draw:text-style-name="P18" draw:id="id78" draw:layer="layout" svg:width="3.413cm" svg:height="2.472cm" svg:x="21.606cm" svg:y="12.733cm">
          <draw:glue-point draw:id="4" svg:x="2.853cm" svg:y="-4.858cm"/>
          <draw:glue-point draw:id="5" svg:x="-2.552cm" svg:y="-4.72cm"/>
          <text:p text:id="id176" text:style-name="P16"><text:span text:style-name="T28">ref_in <text:s text:c="3"/>data_in</text:span></text:p>
          <text:p text:style-name="P16"><text:span text:style-name="T28"/></text:p>
          <text:p text:id="id177" text:style-name="P16">comp0</text:p>
          <text:p text:id="id178" text:style-name="P16"><text:span text:style-name="T28">valid</text:span></text:p>
        </draw:rect>
        <draw:connector draw:style-name="gr25" draw:text-style-name="P18" draw:id="id168" draw:layer="layout" svg:x1="18.785cm" svg:y1="12.698cm" svg:x2="22.442cm" svg:y2="12.803cm" draw:start-shape="id77" draw:start-glue-point="0" draw:end-shape="id78" draw:end-glue-point="5">
          <text:p text:style-name="P4"/>
        </draw:connector>
        <draw:connector draw:style-name="gr25" draw:text-style-name="P18" draw:id="id180" draw:layer="layout" draw:type="line" svg:x1="24.286cm" svg:y1="10.157cm" svg:x2="24.285cm" svg:y2="12.769cm" draw:end-shape="id78" draw:end-glue-point="4">
          <text:p text:style-name="P4"/>
        </draw:connector>
        <draw:polyline draw:style-name="gr26" draw:text-style-name="P18" draw:id="id181" draw:layer="layout" svg:width="0.382cm" svg:height="0.313cm" svg:x="24.112cm" svg:y="11.514cm" svg:viewBox="0 0 383 314" draw:points="0,314 383,0">
          <text:p text:style-name="P4"/>
        </draw:polyline>
        <draw:polyline draw:style-name="gr26" draw:text-style-name="P18" draw:id="id169" draw:layer="layout" svg:width="0.382cm" svg:height="0.347cm" svg:x="20.422cm" svg:y="12.071cm" svg:viewBox="0 0 383 348" draw:points="0,348 383,0">
          <text:p text:style-name="P4"/>
        </draw:polyline>
        <draw:rect draw:style-name="gr27" draw:text-style-name="P39" draw:id="id170" draw:layer="layout" svg:width="0.731cm" svg:height="0.696cm" svg:x="20.735cm" svg:y="11.476cm">
          <text:p text:id="id171" text:style-name="P16"><text:span text:style-name="T28">8</text:span></text:p>
        </draw:rect>
        <draw:rect draw:style-name="gr27" draw:text-style-name="P39" draw:id="id182" draw:layer="layout" svg:width="0.731cm" svg:height="0.661cm" svg:x="24.599cm" svg:y="11.375cm">
          <text:p text:style-name="P16"><text:span text:style-name="T28">8</text:span></text:p>
        </draw:rect>
        <draw:connector draw:style-name="gr25" draw:text-style-name="P18" draw:id="id179" draw:layer="layout" draw:type="line" svg:x1="23.312cm" svg:y1="15.205cm" svg:x2="23.311cm" svg:y2="16.98cm" draw:start-shape="id78" draw:start-glue-point="2">
          <text:p text:style-name="P4"/>
        </draw:connector>
        <draw:rect draw:style-name="gr28" draw:text-style-name="P39" draw:id="id160" draw:layer="layout" svg:width="1.421cm" svg:height="0.801cm" svg:x="22.579cm" svg:y="11.199cm">
          <text:p text:id="id161" text:style-name="P16"><text:span text:style-name="T28">data</text:span></text:p>
        </draw:rect>
        <draw:rect draw:style-name="gr28" draw:text-style-name="P39" draw:id="id163" draw:layer="layout" svg:width="1.518cm" svg:height="0.801cm" svg:x="23.5cm" svg:y="15.5cm">
          <text:p text:id="id164" text:style-name="P16"><text:span text:style-name="T28">valid</text:span></text:p>
        </draw:rect>
        <draw:rect draw:style-name="gr24" draw:text-style-name="P18" draw:id="id146" draw:layer="layout" svg:width="3.413cm" svg:height="2.472cm" svg:x="17.087cm" svg:y="6.528cm">
          <text:p text:id="id155" text:style-name="P16"><text:span text:style-name="T28">ref_out</text:span></text:p>
          <text:p text:style-name="P16"><text:span text:style-name="T28"/></text:p>
          <text:p text:id="id147" text:style-name="P16">u_ref</text:p>
        </draw:rect>
        <draw:rect draw:style-name="gr24" draw:text-style-name="P18" draw:id="id149" draw:layer="layout" svg:width="3.413cm" svg:height="2.472cm" svg:x="21.5cm" svg:y="6.5cm">
          <draw:glue-point draw:id="4" svg:x="2.853cm" svg:y="-4.858cm"/>
          <draw:glue-point draw:id="5" svg:x="-2.552cm" svg:y="-4.72cm"/>
          <text:p text:id="id156" text:style-name="P16"><text:span text:style-name="T28">ref_in <text:s text:c="3"/>data_in</text:span></text:p>
          <text:p text:style-name="P16"><text:span text:style-name="T28"/></text:p>
          <text:p text:id="id150" text:style-name="P16">u_comp</text:p>
          <text:p text:id="id157" text:style-name="P16"><text:span text:style-name="T28">valid</text:span></text:p>
        </draw:rect>
        <draw:rect draw:style-name="gr27" draw:text-style-name="P39" draw:id="id166" draw:layer="layout" svg:width="2.195cm" svg:height="0.661cm" svg:x="18.305cm" svg:y="11.498cm">
          <text:p text:id="id167" text:style-name="P16"><text:span text:style-name="T28">ref_data</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smil:begin="0s" smil:fill="hold" presentation:node-type="with-previous"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155" anim:sub-item="text" smil:type="dissolve" smil:mode="out"/>
                  <anim:set smil:begin="0.499s" smil:dur="0.001s" smil:fill="hold" smil:targetElement="id155" anim:sub-item="text" smil:attributeName="visibility" smil:to="hidden"/>
                </anim:par>
                <anim:par smil:begin="0s" smil:fill="hold" presentation:node-type="with-previous" presentation:preset-class="exit" presentation:preset-id="ooo-exit-dissolve">
                  <anim:transitionFilter smil:dur="0.5s" smil:targetElement="id147" anim:sub-item="text" smil:type="dissolve" smil:mode="out"/>
                  <anim:set smil:begin="0.499s" smil:dur="0.001s" smil:fill="hold" smil:targetElement="id147" anim:sub-item="text" smil:attributeName="visibility" smil:to="hidden"/>
                </anim:par>
                <anim:par smil:begin="0s" smil:fill="hold" presentation:node-type="with-previous" presentation:preset-class="exit" presentation:preset-id="ooo-exit-dissolve">
                  <anim:transitionFilter smil:dur="0.5s" smil:targetElement="id146" smil:type="dissolve" smil:mode="out"/>
                  <anim:set smil:begin="0.499s" smil:dur="0.001s" smil:fill="hold" smil:targetElement="id146" smil:attributeName="visibility" smil:to="hidden"/>
                </anim:par>
                <anim:par smil:begin="0s" smil:fill="hold" presentation:node-type="with-previous" presentation:preset-class="entrance" presentation:preset-id="ooo-entrance-dissolve-in">
                  <anim:set smil:begin="0s" smil:dur="0.001s" smil:fill="hold" smil:targetElement="id77" smil:attributeName="visibility" smil:to="visible"/>
                  <anim:transitionFilter smil:dur="0.5s" smil:targetElement="id77" smil:type="dissolve"/>
                </anim:par>
                <anim:par smil:begin="0s" smil:fill="hold" presentation:node-type="with-previous" presentation:preset-class="entrance" presentation:preset-id="ooo-entrance-dissolve-in">
                  <anim:set smil:begin="0s" smil:dur="0.001s" smil:fill="hold" smil:targetElement="id172" anim:sub-item="text" smil:attributeName="visibility" smil:to="visible"/>
                  <anim:transitionFilter smil:dur="0.5s" smil:targetElement="id172" anim:sub-item="text" smil:type="dissolve"/>
                </anim:par>
                <anim:par smil:begin="0s" smil:fill="hold" presentation:node-type="with-previous" presentation:preset-class="entrance" presentation:preset-id="ooo-entrance-dissolve-in">
                  <anim:set smil:begin="0s" smil:dur="0.001s" smil:fill="hold" smil:targetElement="id173" anim:sub-item="text" smil:attributeName="visibility" smil:to="visible"/>
                  <anim:transitionFilter smil:dur="0.5s" smil:targetElement="id173" anim:sub-item="text"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156" anim:sub-item="text" smil:type="dissolve" smil:mode="out"/>
                  <anim:set smil:begin="0.499s" smil:dur="0.001s" smil:fill="hold" smil:targetElement="id156" anim:sub-item="text" smil:attributeName="visibility" smil:to="hidden"/>
                </anim:par>
                <anim:par smil:begin="0s" smil:fill="hold" presentation:node-type="with-previous" presentation:preset-class="exit" presentation:preset-id="ooo-exit-dissolve">
                  <anim:transitionFilter smil:dur="0.5s" smil:targetElement="id150" anim:sub-item="text" smil:type="dissolve" smil:mode="out"/>
                  <anim:set smil:begin="0.499s" smil:dur="0.001s" smil:fill="hold" smil:targetElement="id150" anim:sub-item="text" smil:attributeName="visibility" smil:to="hidden"/>
                </anim:par>
                <anim:par smil:begin="0s" smil:fill="hold" presentation:node-type="with-previous" presentation:preset-class="exit" presentation:preset-id="ooo-exit-dissolve">
                  <anim:transitionFilter smil:dur="0.5s" smil:targetElement="id157" anim:sub-item="text" smil:type="dissolve" smil:mode="out"/>
                  <anim:set smil:begin="0.499s" smil:dur="0.001s" smil:fill="hold" smil:targetElement="id157" anim:sub-item="text" smil:attributeName="visibility" smil:to="hidden"/>
                </anim:par>
                <anim:par smil:begin="0s" smil:fill="hold" presentation:node-type="with-previous" presentation:preset-class="exit" presentation:preset-id="ooo-exit-dissolve">
                  <anim:transitionFilter smil:dur="0.5s" smil:targetElement="id149" smil:type="dissolve" smil:mode="out"/>
                  <anim:set smil:begin="0.499s" smil:dur="0.001s" smil:fill="hold" smil:targetElement="id149" smil:attributeName="visibility" smil:to="hidden"/>
                </anim:par>
                <anim:par smil:begin="0s" smil:fill="hold" presentation:node-type="with-previous" presentation:preset-class="entrance" presentation:preset-id="ooo-entrance-dissolve-in">
                  <anim:set smil:begin="0s" smil:dur="0.001s" smil:fill="hold" smil:targetElement="id78" smil:attributeName="visibility" smil:to="visible"/>
                  <anim:transitionFilter smil:dur="0.5s" smil:targetElement="id78" smil:type="dissolve"/>
                </anim:par>
                <anim:par smil:begin="0s" smil:fill="hold" presentation:node-type="with-previous" presentation:preset-class="entrance" presentation:preset-id="ooo-entrance-dissolve-in">
                  <anim:set smil:begin="0s" smil:dur="0.001s" smil:fill="hold" smil:targetElement="id176" anim:sub-item="text" smil:attributeName="visibility" smil:to="visible"/>
                  <anim:transitionFilter smil:dur="0.5s" smil:targetElement="id176" anim:sub-item="text" smil:type="dissolve"/>
                </anim:par>
                <anim:par smil:begin="0s" smil:fill="hold" presentation:node-type="with-previous" presentation:preset-class="entrance" presentation:preset-id="ooo-entrance-dissolve-in">
                  <anim:set smil:begin="0s" smil:dur="0.001s" smil:fill="hold" smil:targetElement="id177" anim:sub-item="text" smil:attributeName="visibility" smil:to="visible"/>
                  <anim:transitionFilter smil:dur="0.5s" smil:targetElement="id177" anim:sub-item="text" smil:type="dissolve"/>
                </anim:par>
                <anim:par smil:begin="0s" smil:fill="hold" presentation:node-type="with-previous" presentation:preset-class="entrance" presentation:preset-id="ooo-entrance-dissolve-in">
                  <anim:set smil:begin="0s" smil:dur="0.001s" smil:fill="hold" smil:targetElement="id178" anim:sub-item="text" smil:attributeName="visibility" smil:to="visible"/>
                  <anim:transitionFilter smil:dur="0.5s" smil:targetElement="id178" anim:sub-item="text" smil:type="dissolve"/>
                </anim:par>
                <anim:par smil:begin="0s" smil:fill="hold" presentation:node-type="with-previous" presentation:preset-class="entrance" presentation:preset-id="ooo-entrance-dissolve-in">
                  <anim:set smil:begin="0s" smil:dur="0.001s" smil:fill="hold" smil:targetElement="id179" smil:attributeName="visibility" smil:to="visible"/>
                  <anim:transitionFilter smil:dur="0.5s" smil:targetElement="id179" smil:type="dissolve"/>
                </anim:par>
                <anim:par smil:begin="0s" smil:fill="hold" presentation:node-type="with-previous" presentation:preset-class="entrance" presentation:preset-id="ooo-entrance-dissolve-in">
                  <anim:set smil:begin="0s" smil:dur="0.001s" smil:fill="hold" smil:targetElement="id180" smil:attributeName="visibility" smil:to="visible"/>
                  <anim:transitionFilter smil:dur="0.5s" smil:targetElement="id180" smil:type="dissolve"/>
                </anim:par>
                <anim:par smil:begin="0s" smil:fill="hold" presentation:node-type="with-previous" presentation:preset-class="entrance" presentation:preset-id="ooo-entrance-dissolve-in">
                  <anim:set smil:begin="0s" smil:dur="0.001s" smil:fill="hold" smil:targetElement="id181" smil:attributeName="visibility" smil:to="visible"/>
                  <anim:transitionFilter smil:dur="0.5s" smil:targetElement="id181" smil:type="dissolve"/>
                </anim:par>
                <anim:par smil:begin="0s" smil:fill="hold" presentation:node-type="with-previous" presentation:preset-class="entrance" presentation:preset-id="ooo-entrance-dissolve-in">
                  <anim:set smil:begin="0s" smil:dur="0.001s" smil:fill="hold" smil:targetElement="id182" smil:attributeName="visibility" smil:to="visible"/>
                  <anim:transitionFilter smil:dur="0.5s" smil:targetElement="id182" smil:type="dissolve"/>
                </anim:par>
              </anim:par>
            </anim:par>
          </anim:seq>
        </anim:par>
        <presentation:notes draw:style-name="dp2">
          <draw:page-thumbnail draw:style-name="gr1" draw:layer="layout" svg:width="13.877cm" svg:height="11.093cm" svg:x="3.577cm" svg:y="2.247cm" draw:page-number="29" presentation:class="page"/>
          <draw:frame presentation:style-name="pr5" draw:text-style-name="P4" draw:layer="layout" svg:width="15.399cm" svg:height="13.362cm" svg:x="2.798cm" svg:y="14.102cm" presentation:class="notes" presentation:placeholder="true">
            <draw:text-box/>
          </draw:frame>
        </presentation:notes>
      </draw:page>
      <draw:page draw:name="page30"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Specification with interconnect</text:p>
          </draw:text-box>
        </draw:frame>
        <draw:frame presentation:style-name="pr15" draw:text-style-name="P40" draw:layer="layout" svg:width="22.216cm" svg:height="15.337cm" svg:x="5.455cm" svg:y="4.618cm" presentation:class="outline">
          <draw:text-box>
            <text:list text:style-name="L4">
              <text:list-item>
                <text:p text:style-name="P11"><text:span text:style-name="T29">connectivity:</text:span></text:p>
              </text:list-item>
            </text:list>
            <text:list text:style-name="L4">
              <text:list-item>
                <text:list>
                  <text:list-item>
                    <text:p text:style-name="P12"><text:span text:style-name="T29">signals which connect the unit instances to each other</text:span></text:p>
                  </text:list-item>
                </text:list>
              </text:list-item>
            </text:list>
            <text:list text:style-name="L4">
              <text:list-item>
                <text:list>
                  <text:list-item>
                    <text:p text:style-name="P12"><text:span text:style-name="T29">formal to actual name mappings in the unit’s instantiations</text:span></text:p>
                  </text:list-item>
                </text:list>
              </text:list-item>
            </text:list>
          </draw:text-box>
        </draw:frame>
        <presentation:notes draw:style-name="dp2">
          <draw:page-thumbnail draw:style-name="gr1" draw:layer="layout" svg:width="13.877cm" svg:height="11.093cm" svg:x="3.577cm" svg:y="2.247cm" draw:page-number="30" presentation:class="page"/>
          <draw:frame presentation:style-name="pr5" draw:text-style-name="P4" draw:layer="layout" svg:width="15.399cm" svg:height="13.362cm" svg:x="2.798cm" svg:y="14.102cm" presentation:class="notes" presentation:placeholder="true">
            <draw:text-box/>
          </draw:frame>
        </presentation:notes>
      </draw:page>
      <draw:page draw:name="page31"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Interconnect tool features</text:p>
          </draw:text-box>
        </draw:frame>
        <draw:frame presentation:style-name="pr15" draw:text-style-name="P41" draw:layer="layout" svg:width="22.216cm" svg:height="15.337cm" svg:x="5.455cm" svg:y="4.618cm" presentation:class="outline" presentation:user-transformed="true">
          <draw:text-box>
            <text:list text:style-name="L4">
              <text:list-item>
                <text:p text:style-name="P28"><text:span text:style-name="T30">Able to read pre-existing designs and CSL specifications into the same object model and check the combined designs.</text:span></text:p>
              </text:list-item>
            </text:list>
            <text:list text:style-name="L4">
              <text:list-item>
                <text:p text:style-name="P19"><text:span text:style-name="T30">Concise CSL language representations of design specifications.</text:span></text:p>
              </text:list-item>
            </text:list>
            <text:list text:style-name="L4">
              <text:list-item>
                <text:p text:style-name="P19"><text:span text:style-name="T30">Describe the architectural level components in a chip design using a concise syntax.</text:span></text:p>
              </text:list-item>
            </text:list>
            <text:list text:style-name="L4">
              <text:list-item>
                <text:p text:style-name="P19"><text:span text:style-name="T30">Generates connectivity, C++ and RTL code and documentation (PDF, DOC, HTML).</text:span></text:p>
              </text:list-item>
            </text:list>
          </draw:text-box>
        </draw:frame>
        <presentation:notes draw:style-name="dp2">
          <draw:page-thumbnail draw:style-name="gr1" draw:layer="layout" svg:width="13.877cm" svg:height="11.093cm" svg:x="3.577cm" svg:y="2.247cm" draw:page-number="31" presentation:class="page"/>
          <draw:frame presentation:style-name="pr5" draw:text-style-name="P4" draw:layer="layout" svg:width="15.399cm" svg:height="13.362cm" svg:x="2.798cm" svg:y="14.102cm" presentation:class="notes" presentation:placeholder="true">
            <draw:text-box/>
          </draw:frame>
        </presentation:notes>
      </draw:page>
      <draw:page draw:name="page32"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6.729cm" svg:y="0.539cm" presentation:class="title" presentation:user-transformed="true">
          <draw:text-box>
            <text:p text:style-name="P4">Interconnect tool features</text:p>
          </draw:text-box>
        </draw:frame>
        <draw:frame presentation:style-name="pr23" draw:text-style-name="P15" draw:layer="layout" svg:width="23.027cm" svg:height="15.441cm" svg:x="4.536cm" svg:y="3.928cm" presentation:class="outline" presentation:user-transformed="true">
          <draw:text-box>
            <text:list text:style-name="L4">
              <text:list-item>
                <text:p text:style-name="P19">Generate interfaces for modules interfaces for test benches, instantiate vector memories for test benches, and/or connects socket PLI’s to testbenches</text:p>
              </text:list-item>
            </text:list>
            <text:list text:style-name="L4">
              <text:list-item>
                <text:p text:style-name="P19">Verilog parser reads the existing designs into database</text:p>
              </text:list-item>
            </text:list>
            <text:list text:style-name="L4">
              <text:list-item>
                <text:p text:style-name="P19">Use a single point solution RTL like language instead of many languages.</text:p>
              </text:list-item>
            </text:list>
          </draw:text-box>
        </draw:frame>
        <presentation:notes draw:style-name="dp2">
          <draw:page-thumbnail draw:style-name="gr1" draw:layer="layout" svg:width="13.877cm" svg:height="11.093cm" svg:x="3.577cm" svg:y="2.247cm" draw:page-number="32" presentation:class="page"/>
          <draw:frame presentation:style-name="pr5" draw:text-style-name="P4" draw:layer="layout" svg:width="15.399cm" svg:height="13.362cm" svg:x="2.798cm" svg:y="14.102cm" presentation:class="notes" presentation:placeholder="true">
            <draw:text-box/>
          </draw:frame>
        </presentation:notes>
      </draw:page>
      <draw:page draw:name="page33" draw:style-name="dp1" draw:master-page-name="fpl_5f_presentation_5f_template" presentation:presentation-page-layout-name="AL4T3"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Adding signal to multiple units</text:p>
          </draw:text-box>
        </draw:frame>
        <draw:frame presentation:style-name="pr24" draw:text-style-name="P43" draw:layer="layout" svg:width="19.679cm" svg:height="13.716cm" svg:x="5.072cm" svg:y="3.851cm" presentation:class="outline" presentation:user-transformed="true">
          <draw:text-box>
            <text:list text:style-name="L4">
              <text:list-item>
                <text:p text:id="id183" text:style-name="P42"><text:span text:style-name="T31">csl_unit</text:span><text:span text:style-name="T32"> chip {</text:span></text:p>
              </text:list-item>
            </text:list>
            <text:list text:style-name="L4">
              <text:list-item>
                <text:p text:id="id191" text:style-name="P42"><text:span text:style-name="T31"><text:s/></text:span><text:span text:style-name="T31">csl_port</text:span><text:span text:style-name="T32"> clk(input), reset_(input);</text:span></text:p>
              </text:list-item>
            </text:list>
            <text:list text:style-name="L4">
              <text:list-item>
                <text:p text:id="id194" text:style-name="P42"><text:span text:style-name="T32"><text:s text:c="2"/></text:span><text:span text:style-name="T32">chip () { <text:s/>clk.</text:span><text:span text:style-name="T33">set_attr</text:span><text:span text:style-name="T32">(clock); </text:span></text:p>
              </text:list-item>
            </text:list>
            <text:list text:style-name="L4">
              <text:list-item>
                <text:p text:style-name="P42"><text:span text:style-name="T32"><text:s text:c="13"/></text:span><text:span text:style-name="T32">reset_.</text:span><text:span text:style-name="T33">set_attr</text:span><text:span text:style-name="T32">(reset);</text:span></text:p>
              </text:list-item>
            </text:list>
            <text:list text:style-name="L4">
              <text:list-item>
                <text:p text:style-name="P42"><text:span text:style-name="T32"><text:s text:c="13"/></text:span><text:span text:style-name="T32">clk.connect(chip.**); </text:span></text:p>
              </text:list-item>
            </text:list>
            <text:list text:style-name="L4">
              <text:list-item>
                <text:p text:style-name="P42"><text:span text:style-name="T32"><text:s text:c="13"/></text:span><text:span text:style-name="T32">reset_.connect(chip.**); } };</text:span></text:p>
              </text:list-item>
            </text:list>
            <text:list text:style-name="L4">
              <text:list-item>
                <text:p text:style-name="P42"><text:span text:style-name="T34"/></text:p>
              </text:list-item>
            </text:list>
            <text:list text:style-name="L4">
              <text:list-item>
                <text:p text:style-name="P42"><text:span text:style-name="T34"/></text:p>
              </text:list-item>
            </text:list>
          </draw:text-box>
        </draw:frame>
        <draw:rect draw:style-name="gr29" draw:text-style-name="P18" draw:id="id185" draw:layer="layout" svg:width="23.227cm" svg:height="7.823cm" svg:x="4.522cm" svg:y="11.387cm">
          <text:p text:style-name="P4"/>
        </draw:rect>
        <draw:rect draw:style-name="gr30" draw:text-style-name="P16" draw:id="id186" draw:layer="layout" svg:width="2.912cm" svg:height="2.519cm" svg:x="7.499cm" svg:y="15.686cm">
          <text:p text:style-name="P16">pc</text:p>
        </draw:rect>
        <draw:rect draw:style-name="gr30" draw:text-style-name="P16" draw:id="id187" draw:layer="layout" svg:width="2.912cm" svg:height="2.519cm" svg:x="11.713cm" svg:y="15.686cm">
          <text:p text:style-name="P16">im</text:p>
        </draw:rect>
        <draw:rect draw:style-name="gr30" draw:text-style-name="P16" draw:id="id188" draw:layer="layout" svg:width="2.912cm" svg:height="2.519cm" svg:x="15.773cm" svg:y="15.686cm">
          <text:p text:style-name="P16">id</text:p>
        </draw:rect>
        <draw:rect draw:style-name="gr30" draw:text-style-name="P16" draw:id="id189" draw:layer="layout" svg:width="2.913cm" svg:height="2.519cm" svg:x="19.64cm" svg:y="15.686cm">
          <text:p text:style-name="P16">rf</text:p>
        </draw:rect>
        <draw:rect draw:style-name="gr30" draw:text-style-name="P16" draw:id="id190" draw:layer="layout" svg:width="2.912cm" svg:height="2.519cm" svg:x="23.547cm" svg:y="15.686cm">
          <text:p text:style-name="P16">alu</text:p>
        </draw:rect>
        <draw:polyline draw:style-name="gr29" draw:text-style-name="P18" draw:id="id193" draw:layer="layout" svg:width="17.154cm" svg:height="0cm" svg:x="6.984cm" svg:y="14.516cm" svg:viewBox="0 0 17155 0" draw:points="0,0 17155,0">
          <text:p text:style-name="P4"/>
        </draw:polyline>
        <draw:frame draw:style-name="gr31" draw:text-style-name="P4" draw:id="id192" draw:layer="layout" svg:width="1.416cm" svg:height="1.195cm" svg:x="5.813cm" svg:y="13.867cm">
          <draw:text-box>
            <text:p text:style-name="P4">clk</text:p>
          </draw:text-box>
        </draw:frame>
        <draw:polyline draw:style-name="gr32" draw:text-style-name="P18" draw:id="id195" draw:layer="layout" svg:width="0cm" svg:height="1.181cm" svg:x="8.095cm" svg:y="14.516cm" svg:viewBox="0 0 0 1182" draw:points="0,0 0,1182">
          <text:p text:style-name="P4"/>
        </draw:polyline>
        <draw:polyline draw:style-name="gr32" draw:text-style-name="P18" draw:id="id196" draw:layer="layout" svg:width="0cm" svg:height="1.181cm" svg:x="12.394cm" svg:y="14.516cm" svg:viewBox="0 0 0 1182" draw:points="0,0 0,1182">
          <text:p text:style-name="P4"/>
        </draw:polyline>
        <draw:polyline draw:style-name="gr32" draw:text-style-name="P18" draw:id="id197" draw:layer="layout" svg:width="0cm" svg:height="1.181cm" svg:x="16.406cm" svg:y="14.516cm" svg:viewBox="0 0 0 1182" draw:points="0,0 0,1182">
          <text:p text:style-name="P4"/>
        </draw:polyline>
        <draw:polyline draw:style-name="gr32" draw:text-style-name="P18" draw:id="id198" draw:layer="layout" svg:width="0cm" svg:height="1.181cm" svg:x="20.227cm" svg:y="14.516cm" svg:viewBox="0 0 0 1182" draw:points="0,0 0,1182">
          <text:p text:style-name="P4"/>
        </draw:polyline>
        <draw:polyline draw:style-name="gr32" draw:text-style-name="P18" draw:id="id199" draw:layer="layout" svg:width="0cm" svg:height="1.181cm" svg:x="24.143cm" svg:y="14.516cm" svg:viewBox="0 0 0 1182" draw:points="0,0 0,1182">
          <text:p text:style-name="P4"/>
        </draw:polyline>
        <draw:frame draw:style-name="gr31" draw:text-style-name="P4" draw:id="id200" draw:layer="layout" svg:width="2.374cm" svg:height="1.195cm" svg:x="4.914cm" svg:y="12.951cm">
          <draw:text-box>
            <text:p text:style-name="P4">reset_</text:p>
          </draw:text-box>
        </draw:frame>
        <draw:polyline draw:style-name="gr29" draw:text-style-name="P18" draw:id="id201" draw:layer="layout" svg:width="18.497cm" svg:height="0cm" svg:x="6.982cm" svg:y="13.85cm" svg:viewBox="0 0 18498 0" draw:points="0,0 18498,0">
          <text:p text:style-name="P4"/>
        </draw:polyline>
        <draw:polyline draw:style-name="gr32" draw:text-style-name="P18" draw:id="id202" draw:layer="layout" svg:width="0cm" svg:height="1.886cm" svg:x="9.434cm" svg:y="13.85cm" svg:viewBox="0 0 0 1887" draw:points="0,0 0,1887">
          <text:p text:style-name="P4"/>
        </draw:polyline>
        <draw:polyline draw:style-name="gr32" draw:text-style-name="P18" draw:id="id203" draw:layer="layout" svg:width="0cm" svg:height="1.848cm" svg:x="13.732cm" svg:y="13.85cm" svg:viewBox="0 0 0 1849" draw:points="0,0 0,1849">
          <text:p text:style-name="P4"/>
        </draw:polyline>
        <draw:polyline draw:style-name="gr32" draw:text-style-name="P18" draw:id="id204" draw:layer="layout" svg:width="0cm" svg:height="1.886cm" svg:x="17.744cm" svg:y="13.85cm" svg:viewBox="0 0 0 1887" draw:points="0,0 0,1887">
          <text:p text:style-name="P4"/>
        </draw:polyline>
        <draw:polyline draw:style-name="gr32" draw:text-style-name="P18" draw:id="id205" draw:layer="layout" svg:width="0cm" svg:height="1.886cm" svg:x="21.565cm" svg:y="13.85cm" svg:viewBox="0 0 0 1887" draw:points="0,0 0,1887">
          <text:p text:style-name="P4"/>
        </draw:polyline>
        <draw:polyline draw:style-name="gr32" draw:text-style-name="P18" draw:id="id206" draw:layer="layout" svg:width="0cm" svg:height="1.886cm" svg:x="25.462cm" svg:y="13.847cm" svg:viewBox="0 0 0 1887" draw:points="0,0 0,1887">
          <text:p text:style-name="P4"/>
        </draw:polyline>
        <draw:frame draw:style-name="gr33" draw:text-style-name="P4" draw:id="id184" draw:layer="layout" svg:width="1.953cm" svg:height="1.195cm" svg:x="4.801cm" svg:y="11.729cm">
          <draw:text-box>
            <text:p text:style-name="P4">chip</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dissolve-in">
                  <anim:set smil:begin="0s" smil:dur="0.001s" smil:fill="hold" smil:targetElement="id185" smil:attributeName="visibility" smil:to="visible"/>
                  <anim:transitionFilter smil:dur="0.5s" smil:targetElement="id185" smil:type="dissolv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195" smil:attributeName="visibility" smil:to="visible"/>
                  <anim:transitionFilter smil:dur="0.5s" smil:targetElement="id195" smil:type="dissolve"/>
                </anim:par>
                <anim:par smil:begin="0s" smil:fill="hold" presentation:node-type="with-previous" presentation:preset-class="entrance" presentation:preset-id="ooo-entrance-dissolve-in">
                  <anim:set smil:begin="0s" smil:dur="0.001s" smil:fill="hold" smil:targetElement="id196" smil:attributeName="visibility" smil:to="visible"/>
                  <anim:transitionFilter smil:dur="0.5s" smil:targetElement="id196" smil:type="dissolve"/>
                </anim:par>
                <anim:par smil:begin="0s" smil:fill="hold" presentation:node-type="with-previous" presentation:preset-class="entrance" presentation:preset-id="ooo-entrance-dissolve-in">
                  <anim:set smil:begin="0s" smil:dur="0.001s" smil:fill="hold" smil:targetElement="id197" smil:attributeName="visibility" smil:to="visible"/>
                  <anim:transitionFilter smil:dur="0.5s" smil:targetElement="id197" smil:type="dissolve"/>
                </anim:par>
                <anim:par smil:begin="0s" smil:fill="hold" presentation:node-type="with-previous" presentation:preset-class="entrance" presentation:preset-id="ooo-entrance-dissolve-in">
                  <anim:set smil:begin="0s" smil:dur="0.001s" smil:fill="hold" smil:targetElement="id198" smil:attributeName="visibility" smil:to="visible"/>
                  <anim:transitionFilter smil:dur="0.5s" smil:targetElement="id198" smil:type="dissolve"/>
                </anim:par>
                <anim:par smil:begin="0s" smil:fill="hold" presentation:node-type="with-previous" presentation:preset-class="entrance" presentation:preset-id="ooo-entrance-dissolve-in">
                  <anim:set smil:begin="0s" smil:dur="0.001s" smil:fill="hold" smil:targetElement="id199" smil:attributeName="visibility" smil:to="visible"/>
                  <anim:transitionFilter smil:dur="0.5s" smil:targetElement="id199" smil:type="dissolv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dissolve-in">
                  <anim:set smil:begin="0s" smil:dur="0.001s" smil:fill="hold" smil:targetElement="id202" smil:attributeName="visibility" smil:to="visible"/>
                  <anim:transitionFilter smil:dur="0.5s" smil:targetElement="id202" smil:type="dissolve"/>
                </anim:par>
                <anim:par smil:begin="0s" smil:fill="hold" presentation:node-type="with-previous" presentation:preset-class="entrance" presentation:preset-id="ooo-entrance-dissolve-in">
                  <anim:set smil:begin="0s" smil:dur="0.001s" smil:fill="hold" smil:targetElement="id203" smil:attributeName="visibility" smil:to="visible"/>
                  <anim:transitionFilter smil:dur="0.5s" smil:targetElement="id203" smil:type="dissolve"/>
                </anim:par>
                <anim:par smil:begin="0s" smil:fill="hold" presentation:node-type="with-previous" presentation:preset-class="entrance" presentation:preset-id="ooo-entrance-dissolve-in">
                  <anim:set smil:begin="0s" smil:dur="0.001s" smil:fill="hold" smil:targetElement="id204" smil:attributeName="visibility" smil:to="visible"/>
                  <anim:transitionFilter smil:dur="0.5s" smil:targetElement="id204" smil:type="dissolve"/>
                </anim:par>
                <anim:par smil:begin="0s" smil:fill="hold" presentation:node-type="with-previous" presentation:preset-class="entrance" presentation:preset-id="ooo-entrance-dissolve-in">
                  <anim:set smil:begin="0s" smil:dur="0.001s" smil:fill="hold" smil:targetElement="id205" smil:attributeName="visibility" smil:to="visible"/>
                  <anim:transitionFilter smil:dur="0.5s" smil:targetElement="id205" smil:type="dissolve"/>
                </anim:par>
                <anim:par smil:begin="0s" smil:fill="hold" presentation:node-type="with-previous" presentation:preset-class="entrance" presentation:preset-id="ooo-entrance-dissolve-in">
                  <anim:set smil:begin="0s" smil:dur="0.001s" smil:fill="hold" smil:targetElement="id206" smil:attributeName="visibility" smil:to="visible"/>
                  <anim:transitionFilter smil:dur="0.5s" smil:targetElement="id206" smil:type="dissolve"/>
                </anim:par>
              </anim:par>
            </anim:par>
          </anim:seq>
        </anim:par>
        <presentation:notes draw:style-name="dp2">
          <draw:page-thumbnail draw:style-name="gr1" draw:layer="layout" svg:width="13.877cm" svg:height="11.093cm" svg:x="3.577cm" svg:y="2.247cm" draw:page-number="33" presentation:class="page"/>
          <draw:frame presentation:style-name="pr5" draw:text-style-name="P4" draw:layer="layout" svg:width="15.399cm" svg:height="13.362cm" svg:x="2.798cm" svg:y="14.102cm" presentation:class="notes" presentation:placeholder="true">
            <draw:text-box/>
          </draw:frame>
        </presentation:notes>
      </draw:page>
      <draw:page draw:name="page34"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6.594cm" svg:y="0.304cm" presentation:class="title" presentation:user-transformed="true">
          <draw:text-box>
            <text:p text:style-name="P4">CSL Language</text:p>
          </draw:text-box>
        </draw:frame>
        <draw:frame presentation:style-name="pr15" draw:text-style-name="P45" draw:layer="layout" svg:width="22.216cm" svg:height="17.425cm" svg:x="4.316cm" svg:y="3.109cm" presentation:class="outline" presentation:user-transformed="true">
          <draw:text-box>
            <text:list text:style-name="L4">
              <text:list-item>
                <text:p text:style-name="P19"><text:span text:style-name="T35">CSL Language </text:span></text:p>
              </text:list-item>
            </text:list>
            <text:list text:style-name="L4">
              <text:list-item>
                <text:list>
                  <text:list-item>
                    <text:p text:style-name="P20"><text:span text:style-name="T35">contains basic constructs of the language</text:span></text:p>
                  </text:list-item>
                </text:list>
              </text:list-item>
            </text:list>
            <text:list text:style-name="L4">
              <text:list-item>
                <text:list>
                  <text:list-item>
                    <text:list>
                      <text:list-item>
                        <text:p text:style-name="P44"><text:span text:style-name="T35">constants</text:span></text:p>
                      </text:list-item>
                    </text:list>
                  </text:list-item>
                </text:list>
              </text:list-item>
            </text:list>
            <text:list text:style-name="L4">
              <text:list-item>
                <text:list>
                  <text:list-item>
                    <text:list>
                      <text:list-item>
                        <text:p text:style-name="P44"><text:span text:style-name="T35">strings</text:span></text:p>
                      </text:list-item>
                    </text:list>
                  </text:list-item>
                </text:list>
              </text:list-item>
            </text:list>
            <text:list text:style-name="L4">
              <text:list-item>
                <text:list>
                  <text:list-item>
                    <text:list>
                      <text:list-item>
                        <text:p text:style-name="P44"><text:span text:style-name="T35">tables</text:span></text:p>
                      </text:list-item>
                    </text:list>
                  </text:list-item>
                </text:list>
              </text:list-item>
            </text:list>
            <text:list text:style-name="L4">
              <text:list-item>
                <text:list>
                  <text:list-item>
                    <text:list>
                      <text:list-item>
                        <text:p text:style-name="P44"><text:span text:style-name="T35">events</text:span></text:p>
                      </text:list-item>
                    </text:list>
                  </text:list-item>
                </text:list>
              </text:list-item>
            </text:list>
            <text:list text:style-name="L4">
              <text:list-item>
                <text:list>
                  <text:list-item>
                    <text:p text:style-name="P20"><text:span text:style-name="T35">contains constructs that are used by more than one CSL tool:</text:span></text:p>
                  </text:list-item>
                </text:list>
              </text:list-item>
            </text:list>
            <text:list text:style-name="L4">
              <text:list-item>
                <text:list>
                  <text:list-item>
                    <text:list>
                      <text:list-item>
                        <text:p text:style-name="P44"><text:span text:style-name="T35">enums</text:span></text:p>
                      </text:list-item>
                    </text:list>
                  </text:list-item>
                </text:list>
              </text:list-item>
            </text:list>
            <text:list text:style-name="L4">
              <text:list-item>
                <text:list>
                  <text:list-item>
                    <text:list>
                      <text:list-item>
                        <text:p text:style-name="P44"><text:span text:style-name="T35">fields</text:span></text:p>
                      </text:list-item>
                    </text:list>
                  </text:list-item>
                </text:list>
              </text:list-item>
            </text:list>
            <text:list text:style-name="L4">
              <text:list-item>
                <text:list>
                  <text:list-item>
                    <text:list>
                      <text:list-item>
                        <text:p text:style-name="P44"><text:span text:style-name="T35">lists</text:span></text:p>
                      </text:list-item>
                    </text:list>
                  </text:list-item>
                </text:list>
              </text:list-item>
            </text:list>
            <text:list text:style-name="L4">
              <text:list-item>
                <text:list>
                  <text:list-item>
                    <text:p text:style-name="P20"><text:span text:style-name="T35">defines regular expressions</text:span></text:p>
                  </text:list-item>
                </text:list>
              </text:list-item>
            </text:list>
            <text:list text:style-name="L4">
              <text:list-item>
                <text:list>
                  <text:list-item>
                    <text:p text:style-name="P20"><text:span text:style-name="T35">defines the grammar of the CSL language</text:span></text:p>
                  </text:list-item>
                </text:list>
              </text:list-item>
            </text:list>
          </draw:text-box>
        </draw:frame>
        <presentation:notes draw:style-name="dp2">
          <draw:page-thumbnail draw:style-name="gr1" draw:layer="layout" svg:width="13.877cm" svg:height="11.093cm" svg:x="3.577cm" svg:y="2.247cm" draw:page-number="34" presentation:class="page"/>
          <draw:frame presentation:style-name="pr5" draw:text-style-name="P4" draw:layer="layout" svg:width="15.399cm" svg:height="13.362cm" svg:x="2.798cm" svg:y="14.102cm" presentation:class="notes" presentation:placeholder="true">
            <draw:text-box/>
          </draw:frame>
        </presentation:notes>
      </draw:page>
      <draw:page draw:name="page35"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 Language</text:p>
          </draw:text-box>
        </draw:frame>
        <draw:frame presentation:style-name="pr25" draw:text-style-name="P46" draw:layer="layout" svg:width="22.216cm" svg:height="15.337cm" svg:x="5.455cm" svg:y="4.618cm" presentation:class="outline">
          <draw:text-box>
            <text:list text:style-name="L7">
              <text:list-item>
                <text:p text:style-name="P46">The CSL language includes the following classes:</text:p>
              </text:list-item>
            </text:list>
            <text:list text:style-name="L8">
              <text:list-item>
                <text:p text:style-name="P47">csl_field</text:p>
              </text:list-item>
            </text:list>
            <text:list text:style-name="L8">
              <text:list-item>
                <text:p text:style-name="P47">csl_enum</text:p>
              </text:list-item>
            </text:list>
            <text:list text:style-name="L8">
              <text:list-item>
                <text:p text:style-name="P47">csl_list</text:p>
              </text:list-item>
            </text:list>
            <text:list text:style-name="L8">
              <text:list-item>
                <text:p text:style-name="P47">csl_regexp</text:p>
              </text:list-item>
            </text:list>
          </draw:text-box>
        </draw:frame>
        <presentation:notes draw:style-name="dp2">
          <draw:page-thumbnail draw:style-name="gr1" draw:layer="layout" svg:width="13.877cm" svg:height="11.093cm" svg:x="3.577cm" svg:y="2.247cm" draw:page-number="35" presentation:class="page"/>
          <draw:frame presentation:style-name="pr5" draw:text-style-name="P4" draw:layer="layout" svg:width="15.399cm" svg:height="13.362cm" svg:x="2.798cm" svg:y="14.102cm" presentation:class="notes" presentation:placeholder="true">
            <draw:text-box/>
          </draw:frame>
        </presentation:notes>
      </draw:page>
      <draw:page draw:name="page36"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7.231cm" svg:y="0.974cm" presentation:class="title">
          <draw:text-box>
            <text:p text:style-name="P48">CSL_FIELD</text:p>
          </draw:text-box>
        </draw:frame>
        <draw:frame presentation:style-name="pr15" draw:text-style-name="P49" draw:layer="layout" svg:width="22.216cm" svg:height="15.337cm" svg:x="5.455cm" svg:y="4.618cm" presentation:class="outline" presentation:placeholder="true">
          <draw:text-box/>
        </draw:frame>
        <presentation:notes draw:style-name="dp2">
          <draw:page-thumbnail draw:style-name="gr1" draw:layer="layout" svg:width="13.877cm" svg:height="11.093cm" svg:x="3.577cm" svg:y="2.247cm" draw:page-number="36" presentation:class="page"/>
          <draw:frame presentation:style-name="pr5" draw:text-style-name="P4" draw:layer="layout" svg:width="15.399cm" svg:height="13.362cm" svg:x="2.798cm" svg:y="14.102cm" presentation:class="notes" presentation:placeholder="true">
            <draw:text-box/>
          </draw:frame>
        </presentation:notes>
      </draw:page>
      <draw:page draw:name="page37"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7.231cm" svg:y="0.974cm" presentation:class="title">
          <draw:text-box>
            <text:p text:style-name="P48">CSL_ENUM</text:p>
          </draw:text-box>
        </draw:frame>
        <draw:frame presentation:style-name="pr15" draw:text-style-name="P19" draw:layer="layout" svg:width="22.216cm" svg:height="15.814cm" svg:x="5.455cm" svg:y="4.618cm" presentation:class="outline">
          <draw:text-box>
            <text:list text:style-name="L4">
              <text:list-item>
                <text:p text:style-name="P19">an abstract data type that takes values in a finite set of identifiers</text:p>
              </text:list-item>
            </text:list>
            <text:list text:style-name="L4">
              <text:list-item>
                <text:p text:style-name="P19">used for variables that do not have any numerical order</text:p>
              </text:list-item>
            </text:list>
            <text:list text:style-name="L4">
              <text:list-item>
                <text:p text:style-name="P19">used for defining </text:p>
              </text:list-item>
            </text:list>
            <text:list text:style-name="L4">
              <text:list-item>
                <text:list>
                  <text:list-item>
                    <text:p text:style-name="P20">types</text:p>
                  </text:list-item>
                </text:list>
              </text:list-item>
            </text:list>
            <text:list text:style-name="L4">
              <text:list-item>
                <text:list>
                  <text:list-item>
                    <text:p text:style-name="P20">identifiers</text:p>
                  </text:list-item>
                </text:list>
              </text:list-item>
            </text:list>
            <text:list text:style-name="L4">
              <text:list-item>
                <text:list>
                  <text:list-item>
                    <text:p text:style-name="P20">naming conventions</text:p>
                  </text:list-item>
                </text:list>
              </text:list-item>
            </text:list>
            <text:list text:style-name="L4">
              <text:list-item>
                <text:list>
                  <text:list-item>
                    <text:p text:style-name="P20">attributes</text:p>
                  </text:list-item>
                </text:list>
              </text:list-item>
            </text:list>
          </draw:text-box>
        </draw:frame>
        <presentation:notes draw:style-name="dp2">
          <draw:page-thumbnail draw:style-name="gr1" draw:layer="layout" svg:width="13.877cm" svg:height="11.093cm" svg:x="3.577cm" svg:y="2.247cm" draw:page-number="37" presentation:class="page"/>
          <draw:frame presentation:style-name="pr5" draw:text-style-name="P4" draw:layer="layout" svg:width="15.399cm" svg:height="13.362cm" svg:x="2.798cm" svg:y="14.102cm" presentation:class="notes" presentation:placeholder="true">
            <draw:text-box/>
          </draw:frame>
        </presentation:notes>
      </draw:page>
      <draw:page draw:name="page38" draw:style-name="dp1" draw:master-page-name="fpl_5f_presentation_5f_template" presentation:presentation-page-layout-name="AL3T1">
        <office:forms form:automatic-focus="false" form:apply-design-mode="false"/>
        <draw:frame presentation:style-name="pr3" draw:text-style-name="P50" draw:layer="layout" svg:width="18.666cm" svg:height="3.649cm" svg:x="7.231cm" svg:y="0.974cm" presentation:class="title">
          <draw:text-box>
            <text:list text:style-name="L1">
              <text:list-item>
                <text:p text:style-name="P50">CSL_ENUM Examples</text:p>
              </text:list-item>
            </text:list>
          </draw:text-box>
        </draw:frame>
        <draw:frame presentation:style-name="pr15" draw:text-style-name="P51" draw:layer="layout" svg:width="22.216cm" svg:height="15.337cm" svg:x="5.455cm" svg:y="4.618cm" presentation:class="outline" presentation:user-transformed="true">
          <draw:text-box>
            <text:list text:style-name="L4">
              <text:list-item>
                <text:p text:style-name="P42"><text:span text:style-name="T36">csl_enum</text:span><text:span text:style-name="T37"> packet_type(green, blue, red);</text:span></text:p>
              </text:list-item>
            </text:list>
            <text:list text:style-name="L4">
              <text:list-item>
                <text:p text:style-name="P42"><text:span text:style-name="T37"/></text:p>
              </text:list-item>
            </text:list>
            <text:list text:style-name="L4">
              <text:list-item>
                <text:p text:style-name="P42"><text:span text:style-name="T36">csl_enum</text:span><text:span text:style-name="T37"> prefix_type(NO_PREFIX, PIPELINE_NAME, PIPESTAGE_NAME, PIPELINE_PIPESTAGE_NAME);</text:span></text:p>
              </text:list-item>
            </text:list>
            <text:list text:style-name="L4">
              <text:list-item>
                <text:p text:style-name="P42"><text:span text:style-name="T37"/></text:p>
              </text:list-item>
            </text:list>
            <text:list text:style-name="L4">
              <text:list-item>
                <text:p text:style-name="P42"><text:span text:style-name="T36">csl_enum</text:span><text:span text:style-name="T37"> e_enum {</text:span></text:p>
              </text:list-item>
            </text:list>
            <text:list text:style-name="L4">
              <text:list-item>
                <text:p text:style-name="P42"><text:span text:style-name="T37">a=0, b=1, c=2 };</text:span></text:p>
              </text:list-item>
            </text:list>
            <text:list text:style-name="L4">
              <text:list-item>
                <text:p text:style-name="P42"><text:span text:style-name="T38"/></text:p>
              </text:list-item>
            </text:list>
          </draw:text-box>
        </draw:frame>
        <presentation:notes draw:style-name="dp2">
          <draw:page-thumbnail draw:style-name="gr1" draw:layer="layout" svg:width="13.877cm" svg:height="11.093cm" svg:x="3.577cm" svg:y="2.247cm" draw:page-number="38" presentation:class="page"/>
          <draw:frame presentation:style-name="pr5" draw:text-style-name="P4" draw:layer="layout" svg:width="15.399cm" svg:height="13.362cm" svg:x="2.798cm" svg:y="14.102cm" presentation:class="notes" presentation:placeholder="true">
            <draw:text-box/>
          </draw:frame>
        </presentation:notes>
      </draw:page>
      <draw:page draw:name="page39"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6.661cm" svg:y="0.438cm" presentation:class="title" presentation:user-transformed="true">
          <draw:text-box>
            <text:p text:style-name="P48">CSL_LIST</text:p>
          </draw:text-box>
        </draw:frame>
        <draw:frame presentation:style-name="pr15" draw:text-style-name="P52" draw:layer="layout" svg:width="22.216cm" svg:height="15.779cm" svg:x="4.45cm" svg:y="3.379cm" presentation:class="outline" presentation:user-transformed="true">
          <draw:text-box>
            <text:list text:style-name="L4">
              <text:list-item>
                <text:p text:style-name="P19"><text:span text:style-name="T3">csl_list is a language construct that allows the user to specify a list of objects and use it as a single object </text:span></text:p>
              </text:list-item>
            </text:list>
            <text:list text:style-name="L4">
              <text:list-item>
                <text:p text:style-name="P19"><text:span text:style-name="T3">lists must contain object of the same type</text:span></text:p>
              </text:list-item>
            </text:list>
            <text:list text:style-name="L4">
              <text:list-item>
                <text:p text:style-name="P19"><text:span text:style-name="T3">lists are defined by user or can be generated by the regular expression preprocessor from regular expressions in the specification</text:span></text:p>
              </text:list-item>
            </text:list>
            <text:list text:style-name="L4">
              <text:list-item>
                <text:p text:style-name="P19"><text:span text:style-name="T3">lists are used in conjunction with list methods (add_port_list, add_signal_list) ?</text:span></text:p>
              </text:list-item>
            </text:list>
            <text:list text:style-name="L4">
              <text:list-item>
                <text:p text:style-name="P19"><text:span text:style-name="T3">list can be used in foreach statements</text:span></text:p>
              </text:list-item>
            </text:list>
          </draw:text-box>
        </draw:frame>
        <presentation:notes draw:style-name="dp2">
          <draw:page-thumbnail draw:style-name="gr1" draw:layer="layout" svg:width="13.877cm" svg:height="11.093cm" svg:x="3.577cm" svg:y="2.247cm" draw:page-number="39" presentation:class="page"/>
          <draw:frame presentation:style-name="pr5" draw:text-style-name="P4" draw:layer="layout" svg:width="15.399cm" svg:height="13.362cm" svg:x="2.798cm" svg:y="14.102cm" presentation:class="notes" presentation:placeholder="true">
            <draw:text-box/>
          </draw:frame>
        </presentation:notes>
      </draw:page>
      <draw:page draw:name="page40"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6.561cm" svg:y="0cm" presentation:class="title" presentation:user-transformed="true">
          <draw:text-box>
            <text:p text:style-name="P48">CSL_LIST: Example</text:p>
          </draw:text-box>
        </draw:frame>
        <draw:frame presentation:style-name="pr26" draw:text-style-name="P54" draw:layer="layout" svg:width="24.369cm" svg:height="15.19cm" svg:x="4.57cm" svg:y="2.956cm" presentation:class="outline" presentation:user-transformed="true">
          <draw:text-box>
            <text:list text:style-name="L4">
              <text:list-item>
                <text:p text:style-name="P42"><text:span text:style-name="T39">List of ports:</text:span></text:p>
              </text:list-item>
            </text:list>
            <text:list text:style-name="L4">
              <text:list-item>
                <text:p text:style-name="P42"><text:span text:style-name="T39"><text:s text:c="5"/></text:span></text:p>
              </text:list-item>
            </text:list>
            <text:list text:style-name="L4">
              <text:list-item>
                <text:p text:style-name="P37"><text:span text:style-name="T40">csl_unit</text:span><text:span text:style-name="T41"> </text:span><text:span text:style-name="T42">u_comp {</text:span></text:p>
              </text:list-item>
            </text:list>
            <text:list text:style-name="L4">
              <text:list-item>
                <text:p text:style-name="P37"><text:span text:style-name="T42"><text:s text:c="2"/></text:span><text:span text:style-name="T43">csl_port</text:span><text:span text:style-name="T42"> p_ref_out(output,8),</text:span></text:p>
              </text:list-item>
            </text:list>
            <text:list text:style-name="L4">
              <text:list-item>
                <text:p text:style-name="P37"><text:span text:style-name="T42"><text:s text:c="2"/></text:span><text:span text:style-name="T42">p_ref_in(input,8),</text:span></text:p>
              </text:list-item>
            </text:list>
            <text:list text:style-name="L4">
              <text:list-item>
                <text:p text:style-name="P37"><text:span text:style-name="T42"><text:s text:c="2"/></text:span><text:span text:style-name="T42">p_data_in(input,8);</text:span></text:p>
              </text:list-item>
            </text:list>
            <text:list text:style-name="L4">
              <text:list-item>
                <text:p text:style-name="P37"><text:span text:style-name="T42"><text:s text:c="2"/></text:span><text:span text:style-name="T43">csl_list</text:span><text:span text:style-name="T42"> l(p_ref_in,p_data_in);</text:span></text:p>
              </text:list-item>
            </text:list>
            <text:list text:style-name="L4">
              <text:list-item>
                <text:p text:style-name="P37"><text:span text:style-name="T42"><text:s text:c="2"/></text:span><text:span text:style-name="T43">csl_port</text:span><text:span text:style-name="T42"> p_valid(output);</text:span></text:p>
              </text:list-item>
            </text:list>
            <text:list text:style-name="L4">
              <text:list-item>
                <text:p text:style-name="P37"><text:span text:style-name="T44"><text:s text:c="3"/></text:span><text:span text:style-name="T44">u_comp() {} };</text:span></text:p>
              </text:list-item>
            </text:list>
            <text:list text:style-name="L4">
              <text:list-item>
                <text:list>
                  <text:list-item>
                    <text:p text:style-name="P53"><text:span text:style-name="T45"/></text:p>
                  </text:list-item>
                </text:list>
              </text:list-item>
            </text:list>
          </draw:text-box>
        </draw:frame>
        <presentation:notes draw:style-name="dp2">
          <draw:page-thumbnail draw:style-name="gr1" draw:layer="layout" svg:width="13.877cm" svg:height="11.093cm" svg:x="3.577cm" svg:y="2.247cm" draw:page-number="40" presentation:class="page"/>
          <draw:frame presentation:style-name="pr5" draw:text-style-name="P4" draw:layer="layout" svg:width="15.399cm" svg:height="13.362cm" svg:x="2.798cm" svg:y="14.102cm" presentation:class="notes" presentation:placeholder="true">
            <draw:text-box/>
          </draw:frame>
        </presentation:notes>
      </draw:page>
      <draw:page draw:name="page41" draw:style-name="dp1" draw:master-page-name="fpl_5f_presentation_5f_template" presentation:presentation-page-layout-name="AL3T1">
        <office:forms form:automatic-focus="false" form:apply-design-mode="false"/>
        <draw:frame presentation:style-name="pr6" draw:text-style-name="P4" draw:layer="layout" svg:width="23.912cm" svg:height="2.757cm" svg:x="2cm" svg:y="0.825cm" presentation:class="title" presentation:user-transformed="true">
          <draw:text-box>
            <text:p text:style-name="P48">CSL_REGEXP</text:p>
          </draw:text-box>
        </draw:frame>
        <draw:frame presentation:style-name="pr15" draw:text-style-name="P19" draw:layer="layout" svg:width="22.216cm" svg:height="16.036cm" svg:x="5.455cm" svg:y="4.618cm" presentation:class="outline">
          <draw:text-box>
            <text:list text:style-name="L4">
              <text:list-item>
                <text:p text:style-name="P19">CSL language supports regular expressions (regex)</text:p>
              </text:list-item>
            </text:list>
            <text:list text:style-name="L4">
              <text:list-item>
                <text:p text:style-name="P19">regexes cause CSL declarations and reference statements to expand into multiple statements</text:p>
              </text:list-item>
            </text:list>
            <text:list text:style-name="L4">
              <text:list-item>
                <text:p text:style-name="P19">two main types</text:p>
              </text:list-item>
            </text:list>
            <text:list text:style-name="L4">
              <text:list-item>
                <text:list>
                  <text:list-item>
                    <text:p text:style-name="P20">generate regex</text:p>
                  </text:list-item>
                </text:list>
              </text:list-item>
            </text:list>
            <text:list text:style-name="L4">
              <text:list-item>
                <text:list>
                  <text:list-item>
                    <text:p text:style-name="P20">search regex</text:p>
                  </text:list-item>
                </text:list>
              </text:list-item>
            </text:list>
            <text:list text:style-name="L7" text:continue-numbering="true">
              <text:list-item>
                <text:p text:style-name="P46"/>
              </text:list-item>
            </text:list>
          </draw:text-box>
        </draw:frame>
        <presentation:notes draw:style-name="dp2">
          <draw:page-thumbnail draw:style-name="gr1" draw:layer="layout" svg:width="13.877cm" svg:height="11.093cm" svg:x="3.577cm" svg:y="2.247cm" draw:page-number="41" presentation:class="page"/>
          <draw:frame presentation:style-name="pr5" draw:text-style-name="P4" draw:layer="layout" svg:width="15.399cm" svg:height="13.362cm" svg:x="2.798cm" svg:y="14.102cm" presentation:class="notes" presentation:placeholder="true">
            <draw:text-box/>
          </draw:frame>
        </presentation:notes>
      </draw:page>
      <draw:page draw:name="page42" draw:style-name="dp1" draw:master-page-name="fpl_5f_presentation_5f_template" presentation:presentation-page-layout-name="AL4T3">
        <office:forms form:automatic-focus="false" form:apply-design-mode="false"/>
        <draw:frame presentation:style-name="pr3" draw:text-style-name="P48" draw:layer="layout" svg:width="18.666cm" svg:height="3.649cm" svg:x="6.561cm" svg:y="0cm" presentation:class="title" presentation:user-transformed="true">
          <draw:text-box>
            <text:p text:style-name="P48">CSL_REGEXP: Examples</text:p>
          </draw:text-box>
        </draw:frame>
        <draw:frame presentation:style-name="pr27" draw:text-style-name="P55" draw:layer="layout" svg:width="13.258cm" svg:height="15.441cm" svg:x="4.47cm" svg:y="4.431cm" presentation:class="outline" presentation:user-transformed="true">
          <draw:text-box>
            <text:list text:style-name="L4">
              <text:list-item>
                <text:p text:style-name="P37"><text:span text:style-name="T46">//CSL code</text:span></text:p>
              </text:list-item>
            </text:list>
            <text:list text:style-name="L4">
              <text:list-item>
                <text:p text:style-name="P37"><text:span text:style-name="T46"/></text:p>
              </text:list-item>
            </text:list>
            <text:list text:style-name="L4">
              <text:list-item>
                <text:p text:style-name="P37"><text:span text:style-name="T46">csl_for(i in [0,3]){</text:span></text:p>
              </text:list-item>
            </text:list>
            <text:list text:style-name="L4">
              <text:list-item>
                <text:p text:style-name="P37"><text:span text:style-name="T46">csl_string col = “col_” + i + “_” + ”[[0-3]]”;</text:span></text:p>
              </text:list-item>
            </text:list>
            <text:list text:style-name="L4">
              <text:list-item>
                <text:p text:style-name="P37"><text:span text:style-name="T46">csl_signal col[13:0];</text:span></text:p>
              </text:list-item>
            </text:list>
            <text:list text:style-name="L4">
              <text:list-item>
                <text:p text:style-name="P37"><text:span text:style-name="T46">}</text:span></text:p>
              </text:list-item>
            </text:list>
            <text:list text:style-name="L4">
              <text:list-item>
                <text:p text:style-name="P37"><text:span text:style-name="T47"/></text:p>
              </text:list-item>
            </text:list>
          </draw:text-box>
        </draw:frame>
        <draw:frame presentation:style-name="pr28" draw:text-style-name="P56" draw:layer="layout" svg:width="9.616cm" svg:height="17.824cm" svg:x="19.154cm" svg:y="2.807cm" presentation:class="outline" presentation:user-transformed="true">
          <draw:text-box>
            <text:list text:style-name="L4">
              <text:list-item>
                <text:p text:style-name="P37"><text:span text:style-name="T48">//generated Verilog code</text:span></text:p>
              </text:list-item>
            </text:list>
            <text:list text:style-name="L4">
              <text:list-item>
                <text:p text:style-name="P37"><text:span text:style-name="T48">wire col_0_0[13:0]</text:span></text:p>
              </text:list-item>
            </text:list>
            <text:list text:style-name="L4">
              <text:list-item>
                <text:p text:style-name="P37"><text:span text:style-name="T48">wire col_0_1[13:0]</text:span></text:p>
              </text:list-item>
            </text:list>
            <text:list text:style-name="L4">
              <text:list-item>
                <text:p text:style-name="P37"><text:span text:style-name="T48">wire col_0_2[13:0]</text:span></text:p>
              </text:list-item>
            </text:list>
            <text:list text:style-name="L4">
              <text:list-item>
                <text:p text:style-name="P37"><text:span text:style-name="T48">wire col_0_3[13:0]</text:span></text:p>
              </text:list-item>
            </text:list>
            <text:list text:style-name="L4">
              <text:list-item>
                <text:p text:style-name="P37"><text:span text:style-name="T48">wire col_1_0[13:0]</text:span></text:p>
              </text:list-item>
            </text:list>
            <text:list text:style-name="L4">
              <text:list-item>
                <text:p text:style-name="P37"><text:span text:style-name="T48">wire col_1_1[13:0]</text:span></text:p>
              </text:list-item>
            </text:list>
            <text:list text:style-name="L4">
              <text:list-item>
                <text:p text:style-name="P37"><text:span text:style-name="T48">wire col_1_2[13:0]</text:span></text:p>
              </text:list-item>
            </text:list>
            <text:list text:style-name="L4">
              <text:list-item>
                <text:p text:style-name="P37"><text:span text:style-name="T48">wire col_1_3[13:0]</text:span></text:p>
              </text:list-item>
            </text:list>
            <text:list text:style-name="L4">
              <text:list-item>
                <text:p text:style-name="P37"><text:span text:style-name="T48">wire col_2_0[13:0]</text:span></text:p>
              </text:list-item>
            </text:list>
            <text:list text:style-name="L4">
              <text:list-item>
                <text:p text:style-name="P37"><text:span text:style-name="T48">wire col_2_1[13:0]</text:span></text:p>
              </text:list-item>
            </text:list>
            <text:list text:style-name="L4">
              <text:list-item>
                <text:p text:style-name="P37"><text:span text:style-name="T48">wire col_2_2[13:0]</text:span></text:p>
              </text:list-item>
            </text:list>
            <text:list text:style-name="L4">
              <text:list-item>
                <text:p text:style-name="P37"><text:span text:style-name="T48">wire col_3_3[13:0]</text:span></text:p>
              </text:list-item>
            </text:list>
            <text:list text:style-name="L4">
              <text:list-item>
                <text:p text:style-name="P37"><text:span text:style-name="T48">wire col_3_0[13:0]</text:span></text:p>
              </text:list-item>
            </text:list>
            <text:list text:style-name="L4">
              <text:list-item>
                <text:p text:style-name="P37"><text:span text:style-name="T48">wire col_3_1[13:0]</text:span></text:p>
              </text:list-item>
            </text:list>
            <text:list text:style-name="L4">
              <text:list-item>
                <text:p text:style-name="P37"><text:span text:style-name="T48">wire col_3_2[13:0]</text:span></text:p>
              </text:list-item>
            </text:list>
            <text:list text:style-name="L4">
              <text:list-item>
                <text:p text:style-name="P37"><text:span text:style-name="T48">wire col_3_3[13:0]</text:span></text:p>
              </text:list-item>
            </text:list>
          </draw:text-box>
        </draw:frame>
        <presentation:notes draw:style-name="dp2">
          <draw:page-thumbnail draw:style-name="gr1" draw:layer="layout" svg:width="13.877cm" svg:height="11.093cm" svg:x="3.577cm" svg:y="2.247cm" draw:page-number="42" presentation:class="page"/>
          <draw:frame presentation:style-name="pr5" draw:text-style-name="P4" draw:layer="layout" svg:width="15.399cm" svg:height="13.362cm" svg:x="2.798cm" svg:y="14.102cm" presentation:class="notes" presentation:placeholder="true">
            <draw:text-box/>
          </draw:frame>
        </presentation:notes>
      </draw:page>
      <draw:page draw:name="page43" draw:style-name="dp1" draw:master-page-name="fpl_5f_presentation_5f_template" presentation:presentation-page-layout-name="AL1T19">
        <office:forms form:automatic-focus="false" form:apply-design-mode="false"/>
        <draw:frame presentation:style-name="pr3" draw:text-style-name="P4" draw:layer="layout" svg:width="18.666cm" svg:height="3.649cm" svg:x="7.231cm" svg:y="0.974cm" presentation:class="title">
          <draw:text-box>
            <text:p text:style-name="P4">Regular expressions</text:p>
          </draw:text-box>
        </draw:frame>
        <draw:frame draw:style-name="gr12" draw:layer="layout" svg:width="9.032cm" svg:height="2.258cm" svg:x="9.475cm" svg:y="9.334cm">
          <draw:object xlink:href="./Object 13" xlink:type="simple" xlink:show="embed" xlink:actuate="onLoad"/>
          <draw:image xlink:href="./ObjectReplacements/Object 13" xlink:type="simple" xlink:show="embed" xlink:actuate="onLoad"/>
        </draw:frame>
        <draw:frame draw:style-name="gr12" draw:layer="layout" svg:width="21.575cm" svg:height="14.345cm" svg:x="5.029cm" svg:y="4.264cm">
          <draw:object xlink:href="./Object 14" xlink:type="simple" xlink:show="embed" xlink:actuate="onLoad"/>
          <draw:image xlink:href="./ObjectReplacements/Object 14" xlink:type="simple" xlink:show="embed" xlink:actuate="onLoad"/>
        </draw:frame>
        <presentation:notes draw:style-name="dp2">
          <draw:page-thumbnail draw:style-name="gr1" draw:layer="layout" svg:width="13.877cm" svg:height="11.093cm" svg:x="3.577cm" svg:y="2.247cm" draw:page-number="43" presentation:class="page"/>
          <draw:frame presentation:style-name="pr5" draw:text-style-name="P4" draw:layer="layout" svg:width="15.399cm" svg:height="13.362cm" svg:x="2.798cm" svg:y="14.102cm" presentation:class="notes" presentation:placeholder="true">
            <draw:text-box/>
          </draw:frame>
        </presentation:notes>
      </draw:page>
      <draw:page draw:name="page44"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6.996cm" svg:y="0.337cm" presentation:class="title" presentation:user-transformed="true">
          <draw:text-box>
            <text:p text:style-name="P4">CSL Interconnect Tool</text:p>
          </draw:text-box>
        </draw:frame>
        <draw:frame presentation:style-name="pr29" draw:text-style-name="P57" draw:layer="layout" svg:width="24.369cm" svg:height="16.907cm" svg:x="4.671cm" svg:y="3.192cm" presentation:class="outline" presentation:user-transformed="true">
          <draw:text-box>
            <text:list text:style-name="L7" text:continue-numbering="true">
              <text:list-item>
                <text:p text:style-name="P46"><text:span text:style-name="T3">The CSL Interconnect Tool works with the following classes: </text:span></text:p>
              </text:list-item>
            </text:list>
            <text:list text:style-name="L9">
              <text:list-item>
                <text:p text:style-name="P47"><text:span text:style-name="T3"><text:s/></text:span><text:span text:style-name="T3">csl_unit</text:span></text:p>
              </text:list-item>
            </text:list>
            <text:list text:style-name="L9">
              <text:list-item>
                <text:p text:style-name="P47"><text:span text:style-name="T3"><text:s/></text:span><text:span text:style-name="T3">csl_signal</text:span></text:p>
              </text:list-item>
            </text:list>
            <text:list text:style-name="L9">
              <text:list-item>
                <text:p text:style-name="P47"><text:span text:style-name="T3"><text:s/></text:span><text:span text:style-name="T3">csl_port</text:span></text:p>
              </text:list-item>
            </text:list>
            <text:list text:style-name="L9">
              <text:list-item>
                <text:p text:style-name="P47"><text:span text:style-name="T3"><text:s/></text:span><text:span text:style-name="T3">csl_bitrange</text:span></text:p>
              </text:list-item>
            </text:list>
            <text:list text:style-name="L9">
              <text:list-item>
                <text:p text:style-name="P47"><text:span text:style-name="T3"><text:s/></text:span><text:span text:style-name="T3">csl_interface</text:span></text:p>
              </text:list-item>
            </text:list>
            <text:list text:style-name="L9">
              <text:list-item>
                <text:p text:style-name="P47"><text:span text:style-name="T3"><text:s/></text:span><text:span text:style-name="T3">csl_signal_group</text:span></text:p>
              </text:list-item>
            </text:list>
            <text:list text:style-name="L9">
              <text:list-item>
                <text:p text:style-name="P47"><text:span text:style-name="T3"><text:s/></text:span><text:span text:style-name="T3">csl_instance_tree</text:span></text:p>
              </text:list-item>
            </text:list>
            <text:list text:style-name="L9">
              <text:list-item>
                <text:p text:style-name="P47"><text:span text:style-name="T3"><text:s/></text:span><text:span text:style-name="T3">csl_autorouter</text:span></text:p>
              </text:list-item>
            </text:list>
          </draw:text-box>
        </draw:frame>
        <presentation:notes draw:style-name="dp2">
          <draw:page-thumbnail draw:style-name="gr1" draw:layer="layout" svg:width="13.877cm" svg:height="11.093cm" svg:x="3.577cm" svg:y="2.247cm" draw:page-number="44" presentation:class="page"/>
          <draw:frame presentation:style-name="pr5" draw:text-style-name="P4" draw:layer="layout" svg:width="15.399cm" svg:height="13.362cm" svg:x="2.798cm" svg:y="14.102cm" presentation:class="notes" presentation:placeholder="true">
            <draw:text-box/>
          </draw:frame>
        </presentation:notes>
      </draw:page>
      <draw:page draw:name="page45"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6.996cm" svg:y="0.438cm" presentation:class="title" presentation:user-transformed="true">
          <draw:text-box>
            <text:p text:style-name="P4">CSL_UNIT</text:p>
          </draw:text-box>
        </draw:frame>
        <draw:frame presentation:style-name="pr15" draw:text-style-name="P58" draw:layer="layout" svg:width="22.216cm" svg:height="16.998cm" svg:x="4.484cm" svg:y="3.479cm" presentation:class="outline" presentation:user-transformed="true">
          <draw:text-box>
            <text:list text:style-name="L4">
              <text:list-item>
                <text:p text:style-name="P19"><text:span text:style-name="T49">Units are CSL language constructs that helps organizing logic into natural abstract blocks that can be:</text:span></text:p>
              </text:list-item>
            </text:list>
            <text:list text:style-name="L4">
              <text:list-item>
                <text:list>
                  <text:list-item>
                    <text:p text:style-name="P20"><text:span text:style-name="T49">instantiated</text:span></text:p>
                  </text:list-item>
                </text:list>
              </text:list-item>
            </text:list>
            <text:list text:style-name="L4">
              <text:list-item>
                <text:list>
                  <text:list-item>
                    <text:p text:style-name="P20"><text:span text:style-name="T49">interconnected</text:span></text:p>
                  </text:list-item>
                </text:list>
              </text:list-item>
            </text:list>
            <text:list text:style-name="L4">
              <text:list-item>
                <text:list>
                  <text:list-item>
                    <text:p text:style-name="P20"><text:span text:style-name="T49">added to other units in order to create hierarchies</text:span></text:p>
                  </text:list-item>
                </text:list>
              </text:list-item>
            </text:list>
            <text:list text:style-name="L4">
              <text:list-item>
                <text:p text:style-name="P19"><text:span text:style-name="T49">A CSL unit can contain:</text:span></text:p>
              </text:list-item>
            </text:list>
            <text:list text:style-name="L4">
              <text:list-item>
                <text:list>
                  <text:list-item>
                    <text:p text:style-name="P12"><text:span text:style-name="T50">interfaces, </text:span></text:p>
                  </text:list-item>
                </text:list>
              </text:list-item>
            </text:list>
            <text:list text:style-name="L4">
              <text:list-item>
                <text:list>
                  <text:list-item>
                    <text:p text:style-name="P12"><text:span text:style-name="T50">signals,</text:span></text:p>
                  </text:list-item>
                </text:list>
              </text:list-item>
            </text:list>
            <text:list text:style-name="L4">
              <text:list-item>
                <text:list>
                  <text:list-item>
                    <text:p text:style-name="P12"><text:span text:style-name="T50">instances of CSL objects</text:span></text:p>
                  </text:list-item>
                </text:list>
              </text:list-item>
            </text:list>
            <text:list text:style-name="L4">
              <text:list-item>
                <text:list>
                  <text:list-item>
                    <text:p text:style-name="P12"><text:span text:style-name="T50">other CSL units </text:span></text:p>
                  </text:list-item>
                </text:list>
              </text:list-item>
            </text:list>
          </draw:text-box>
        </draw:frame>
        <presentation:notes draw:style-name="dp2">
          <draw:page-thumbnail draw:style-name="gr1" draw:layer="layout" svg:width="13.877cm" svg:height="11.093cm" svg:x="3.577cm" svg:y="2.247cm" draw:page-number="45" presentation:class="page"/>
          <draw:frame presentation:style-name="pr5" draw:text-style-name="P25" draw:layer="layout" svg:width="15.399cm" svg:height="13.362cm" svg:x="2.798cm" svg:y="14.102cm" presentation:class="notes" presentation:placeholder="true">
            <draw:text-box/>
          </draw:frame>
        </presentation:notes>
      </draw:page>
      <draw:page draw:name="page46"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7.097cm" svg:y="0.739cm" presentation:class="title" presentation:user-transformed="true">
          <draw:text-box>
            <text:p text:style-name="P48">CSL_SIGNAL</text:p>
          </draw:text-box>
        </draw:frame>
        <draw:frame presentation:style-name="pr15" draw:text-style-name="P19" draw:layer="layout" svg:width="22.216cm" svg:height="15.976cm" svg:x="4.852cm" svg:y="4.183cm" presentation:class="outline" presentation:user-transformed="true">
          <draw:text-box>
            <text:list text:style-name="L4">
              <text:list-item>
                <text:p text:style-name="P19">Signals are CSL language constructs used to connect ports of different units</text:p>
              </text:list-item>
            </text:list>
            <text:list text:style-name="L4">
              <text:list-item>
                <text:p text:style-name="P19">CSL signals are the equivalent of wires that connect different components of a system</text:p>
              </text:list-item>
            </text:list>
            <text:list text:style-name="L4">
              <text:list-item>
                <text:p text:style-name="P19">CSL signals can be uni- or multidimensional</text:p>
              </text:list-item>
            </text:list>
            <text:list text:style-name="L4">
              <text:list-item>
                <text:p text:style-name="P19">CSL signals are of different types and can have different attributes</text:p>
              </text:list-item>
            </text:list>
          </draw:text-box>
        </draw:frame>
        <presentation:notes draw:style-name="dp2">
          <draw:page-thumbnail draw:style-name="gr1" draw:layer="layout" svg:width="13.877cm" svg:height="11.093cm" svg:x="3.577cm" svg:y="2.247cm" draw:page-number="46" presentation:class="page"/>
          <draw:frame presentation:style-name="pr5" draw:text-style-name="P4" draw:layer="layout" svg:width="15.399cm" svg:height="13.362cm" svg:x="2.798cm" svg:y="14.102cm" presentation:class="notes" presentation:placeholder="true">
            <draw:text-box/>
          </draw:frame>
        </presentation:notes>
      </draw:page>
      <draw:page draw:name="page47" draw:style-name="dp1" draw:master-page-name="fpl_5f_presentation_5f_template" presentation:presentation-page-layout-name="AL3T1">
        <office:forms form:automatic-focus="false" form:apply-design-mode="false"/>
        <draw:frame presentation:style-name="pr3" draw:text-style-name="P4" draw:layer="layout" svg:width="18.666cm" svg:height="3.649cm" svg:x="7.231cm" svg:y="0.974cm" presentation:class="title">
          <draw:text-box>
            <text:p text:style-name="P4">Signal types</text:p>
          </draw:text-box>
        </draw:frame>
        <draw:frame presentation:style-name="pr15" draw:text-style-name="P19" draw:layer="layout" svg:width="22.216cm" svg:height="15.337cm" svg:x="5.455cm" svg:y="4.618cm" presentation:class="outline">
          <draw:text-box>
            <text:list text:style-name="L4">
              <text:list-item>
                <text:p text:style-name="P19">CSL signal types are similar to Verilog signal types </text:p>
              </text:list-item>
            </text:list>
            <text:list text:style-name="L4">
              <text:list-item>
                <text:p text:style-name="P19">signal types are related closely to the hardware structure that is being described</text:p>
              </text:list-item>
            </text:list>
          </draw:text-box>
        </draw:frame>
        <presentation:notes draw:style-name="dp2">
          <draw:page-thumbnail draw:style-name="gr1" draw:layer="layout" svg:width="13.877cm" svg:height="11.093cm" svg:x="3.577cm" svg:y="2.247cm" draw:page-number="47" presentation:class="page"/>
          <draw:frame presentation:style-name="pr5" draw:text-style-name="P4" draw:layer="layout" svg:width="15.399cm" svg:height="13.362cm" svg:x="2.798cm" svg:y="14.102cm" presentation:class="notes" presentation:placeholder="true">
            <draw:text-box/>
          </draw:frame>
        </presentation:notes>
      </draw:page>
      <draw:page draw:name="page48"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 signal types</text:p>
          </draw:text-box>
        </draw:frame>
        <draw:frame draw:style-name="gr12" draw:layer="layout" svg:width="18.976cm" svg:height="13.771cm" svg:x="6.186cm" svg:y="4.509cm">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3.877cm" svg:height="11.093cm" svg:x="3.577cm" svg:y="2.247cm" draw:page-number="48" presentation:class="page"/>
          <draw:frame presentation:style-name="pr5" draw:text-style-name="P25" draw:layer="layout" svg:width="15.399cm" svg:height="13.362cm" svg:x="2.798cm" svg:y="14.102cm" presentation:class="notes" presentation:placeholder="true">
            <draw:text-box/>
          </draw:frame>
        </presentation:notes>
      </draw:page>
      <draw:page draw:name="page49"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Signal attributes</text:p>
          </draw:text-box>
        </draw:frame>
        <draw:frame presentation:style-name="pr15" draw:text-style-name="P19" draw:layer="layout" svg:width="22.216cm" svg:height="15.337cm" svg:x="5.455cm" svg:y="4.618cm" presentation:class="outline">
          <draw:text-box>
            <text:list text:style-name="L4">
              <text:list-item>
                <text:p text:style-name="P19">Signal attributes are used to indicate special purpose signals</text:p>
              </text:list-item>
            </text:list>
            <text:list text:style-name="L4">
              <text:list-item>
                <text:p text:style-name="P19">Signal attributes can be used by interconnect tool or autorouter in order to:</text:p>
              </text:list-item>
            </text:list>
            <text:list text:style-name="L4">
              <text:list-item>
                <text:list>
                  <text:list-item>
                    <text:p text:style-name="P20">check signal compatibility</text:p>
                  </text:list-item>
                </text:list>
              </text:list-item>
            </text:list>
            <text:list text:style-name="L4">
              <text:list-item>
                <text:list>
                  <text:list-item>
                    <text:p text:style-name="P20">make special interconnects</text:p>
                  </text:list-item>
                </text:list>
              </text:list-item>
            </text:list>
            <text:list text:style-name="L4">
              <text:list-item>
                <text:list>
                  <text:list-item>
                    <text:p text:style-name="P20">allocate special hardware resources</text:p>
                  </text:list-item>
                </text:list>
              </text:list-item>
            </text:list>
            <text:list text:style-name="L4">
              <text:list-item>
                <text:list>
                  <text:list-item>
                    <text:p text:style-name="P20">generate specific hardware logic</text:p>
                  </text:list-item>
                </text:list>
              </text:list-item>
            </text:list>
          </draw:text-box>
        </draw:frame>
        <presentation:notes draw:style-name="dp2">
          <draw:page-thumbnail draw:style-name="gr1" draw:layer="layout" svg:width="13.877cm" svg:height="11.093cm" svg:x="3.577cm" svg:y="2.247cm" draw:page-number="49" presentation:class="page"/>
          <draw:frame presentation:style-name="pr5" draw:text-style-name="P4" draw:layer="layout" svg:width="15.399cm" svg:height="13.362cm" svg:x="2.798cm" svg:y="14.102cm" presentation:class="notes" presentation:placeholder="true">
            <draw:text-box/>
          </draw:frame>
        </presentation:notes>
      </draw:page>
      <draw:page draw:name="page50"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 signal attributes</text:p>
          </draw:text-box>
        </draw:frame>
        <draw:frame draw:style-name="gr12" draw:layer="layout" svg:width="10.994cm" svg:height="9.384cm" svg:x="9.322cm" svg:y="5.627cm">
          <draw:object xlink:href="./Object 16" xlink:type="simple" xlink:show="embed" xlink:actuate="onLoad"/>
          <draw:image xlink:href="./ObjectReplacements/Object 16" xlink:type="simple" xlink:show="embed" xlink:actuate="onLoad"/>
        </draw:frame>
        <presentation:notes draw:style-name="dp2">
          <draw:page-thumbnail draw:style-name="gr1" draw:layer="layout" svg:width="13.877cm" svg:height="11.093cm" svg:x="3.577cm" svg:y="2.247cm" draw:page-number="50" presentation:class="page"/>
          <draw:frame presentation:style-name="pr5" draw:text-style-name="P25" draw:layer="layout" svg:width="15.399cm" svg:height="13.362cm" svg:x="2.798cm" svg:y="14.102cm" presentation:class="notes" presentation:placeholder="true">
            <draw:text-box/>
          </draw:frame>
        </presentation:notes>
      </draw:page>
      <draw:page draw:name="page51"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7.231cm" svg:y="0.974cm" presentation:class="title">
          <draw:text-box>
            <text:p text:style-name="P48">CSL_PORT</text:p>
          </draw:text-box>
        </draw:frame>
        <draw:frame presentation:style-name="pr15" draw:text-style-name="P52" draw:layer="layout" svg:width="22.216cm" svg:height="15.953cm" svg:x="5.455cm" svg:y="4.618cm" presentation:class="outline" presentation:user-transformed="true">
          <draw:text-box>
            <text:list text:style-name="L4">
              <text:list-item>
                <text:p text:style-name="P19"><text:span text:style-name="T3">CSL ports are CSL language constructs that specify the interface through which it communicates with other units in the same design space.</text:span></text:p>
              </text:list-item>
            </text:list>
            <text:list text:style-name="L4">
              <text:list-item>
                <text:p text:style-name="P19"><text:span text:style-name="T3">CSL ports can have different direction types :</text:span></text:p>
              </text:list-item>
            </text:list>
            <text:list text:style-name="L4">
              <text:list-item>
                <text:list>
                  <text:list-item>
                    <text:p text:style-name="P20"><text:span text:style-name="T3">input</text:span></text:p>
                  </text:list-item>
                </text:list>
              </text:list-item>
            </text:list>
            <text:list text:style-name="L4">
              <text:list-item>
                <text:list>
                  <text:list-item>
                    <text:p text:style-name="P20"><text:span text:style-name="T3">output</text:span></text:p>
                  </text:list-item>
                </text:list>
              </text:list-item>
            </text:list>
            <text:list text:style-name="L4">
              <text:list-item>
                <text:list>
                  <text:list-item>
                    <text:p text:style-name="P20"><text:span text:style-name="T3">bidirectional</text:span></text:p>
                  </text:list-item>
                </text:list>
              </text:list-item>
            </text:list>
            <text:list text:style-name="L4">
              <text:list-item>
                <text:p text:style-name="P19"><text:span text:style-name="T3">CSL ports can have same types as defined for signals</text:span></text:p>
              </text:list-item>
            </text:list>
          </draw:text-box>
        </draw:frame>
        <presentation:notes draw:style-name="dp2">
          <draw:page-thumbnail draw:style-name="gr1" draw:layer="layout" svg:width="13.877cm" svg:height="11.093cm" svg:x="3.577cm" svg:y="2.247cm" draw:page-number="51" presentation:class="page"/>
          <draw:frame presentation:style-name="pr5" draw:text-style-name="P4" draw:layer="layout" svg:width="15.399cm" svg:height="13.362cm" svg:x="2.798cm" svg:y="14.102cm" presentation:class="notes" presentation:placeholder="true">
            <draw:text-box/>
          </draw:frame>
        </presentation:notes>
      </draw:page>
      <draw:page draw:name="page52"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7.231cm" svg:y="0.974cm" presentation:class="title">
          <draw:text-box>
            <text:p text:style-name="P48">CSL_BITRANGE</text:p>
          </draw:text-box>
        </draw:frame>
        <draw:frame presentation:style-name="pr30" draw:text-style-name="P15" draw:layer="layout" svg:width="23.396cm" svg:height="16.036cm" svg:x="4.369cm" svg:y="4.063cm" presentation:class="outline" presentation:user-transformed="true">
          <draw:text-box>
            <text:list text:style-name="L4">
              <text:list-item>
                <text:p text:style-name="P19">CSL language construct that specifies </text:p>
              </text:list-item>
            </text:list>
            <text:list text:style-name="L4">
              <text:list-item>
                <text:p text:style-name="P19">Easy way to specify multidimensional signals and ports</text:p>
              </text:list-item>
            </text:list>
            <text:list text:style-name="L4">
              <text:list-item>
                <text:p text:style-name="P19">There are available different range declaration types:</text:p>
              </text:list-item>
            </text:list>
            <text:list text:style-name="L4">
              <text:list-item>
                <text:list>
                  <text:list-item>
                    <text:p text:style-name="P20">lower_limit, upper_limit</text:p>
                  </text:list-item>
                </text:list>
              </text:list-item>
            </text:list>
            <text:list text:style-name="L4">
              <text:list-item>
                <text:list>
                  <text:list-item>
                    <text:p text:style-name="P20">width (implicitly lower_limit=0) </text:p>
                  </text:list-item>
                </text:list>
              </text:list-item>
            </text:list>
            <text:list text:style-name="L4">
              <text:list-item>
                <text:p text:style-name="P19">width can be a constant or numeric expression</text:p>
              </text:list-item>
            </text:list>
          </draw:text-box>
        </draw:frame>
        <presentation:notes draw:style-name="dp2">
          <draw:page-thumbnail draw:style-name="gr1" draw:layer="layout" svg:width="13.877cm" svg:height="11.093cm" svg:x="3.577cm" svg:y="2.247cm" draw:page-number="52" presentation:class="page"/>
          <draw:frame presentation:style-name="pr5" draw:text-style-name="P25" draw:layer="layout" svg:width="15.399cm" svg:height="13.362cm" svg:x="2.798cm" svg:y="14.102cm" presentation:class="notes" presentation:placeholder="true">
            <draw:text-box/>
          </draw:frame>
        </presentation:notes>
      </draw:page>
      <draw:page draw:name="page53" draw:style-name="dp1" draw:master-page-name="fpl_5f_presentation_5f_template" presentation:presentation-page-layout-name="AL3T1">
        <office:forms form:automatic-focus="false" form:apply-design-mode="false"/>
        <draw:frame presentation:style-name="pr3" draw:text-style-name="P4" draw:layer="layout" svg:width="18.666cm" svg:height="3.649cm" svg:x="7.231cm" svg:y="0.974cm" presentation:class="title">
          <draw:text-box>
            <text:p text:style-name="P4">CSL_BITRANGE</text:p>
          </draw:text-box>
        </draw:frame>
        <draw:frame presentation:style-name="pr15" draw:text-style-name="P19" draw:layer="layout" svg:width="22.216cm" svg:height="15.337cm" svg:x="5.455cm" svg:y="4.618cm" presentation:class="outline">
          <draw:text-box>
            <text:list text:style-name="L4">
              <text:list-item>
                <text:p text:style-name="P19">concatenation of bitranges is possible</text:p>
              </text:list-item>
            </text:list>
            <text:list text:style-name="L4">
              <text:list-item>
                <text:p text:style-name="P19">relation to other bitranges can be specified using offset</text:p>
              </text:list-item>
            </text:list>
            <text:list text:style-name="L4">
              <text:list-item>
                <text:p text:style-name="P19">there are available functions to set and get parameters of a bitrange</text:p>
              </text:list-item>
            </text:list>
          </draw:text-box>
        </draw:frame>
        <presentation:notes draw:style-name="dp2">
          <draw:page-thumbnail draw:style-name="gr1" draw:layer="layout" svg:width="13.877cm" svg:height="11.093cm" svg:x="3.577cm" svg:y="2.247cm" draw:page-number="53" presentation:class="page"/>
          <draw:frame presentation:style-name="pr5" draw:text-style-name="P4" draw:layer="layout" svg:width="15.399cm" svg:height="13.362cm" svg:x="2.798cm" svg:y="14.102cm" presentation:class="notes" presentation:placeholder="true">
            <draw:text-box/>
          </draw:frame>
        </presentation:notes>
      </draw:page>
      <draw:page draw:name="page54" draw:style-name="dp1" draw:master-page-name="fpl_5f_presentation_5f_template" presentation:presentation-page-layout-name="AL4T3" presentation:use-footer-name="ftr1" presentation:use-date-time-name="dtd1">
        <office:forms form:automatic-focus="false" form:apply-design-mode="false"/>
        <draw:frame presentation:style-name="pr3" draw:text-style-name="P4" draw:layer="layout" svg:width="18.666cm" svg:height="3.649cm" svg:x="6.159cm" svg:y="0cm" presentation:class="title" presentation:user-transformed="true">
          <draw:text-box>
            <text:p text:style-name="P4">Using bitranges</text:p>
          </draw:text-box>
        </draw:frame>
        <draw:frame presentation:style-name="pr31" draw:text-style-name="P59" draw:layer="layout" svg:width="11.891cm" svg:height="19.585cm" svg:x="4.736cm" svg:y="2.992cm" presentation:class="outline" presentation:user-transformed="true">
          <draw:text-box>
            <text:list text:style-name="L4">
              <text:list-item>
                <text:p text:style-name="P42"><text:span text:style-name="T51">//defining bitranges</text:span></text:p>
              </text:list-item>
            </text:list>
            <text:list text:style-name="L4">
              <text:list-item>
                <text:p text:style-name="P42"><text:span text:style-name="T52">csl_bitrange</text:span><text:span text:style-name="T53"> brd(0,7);</text:span></text:p>
              </text:list-item>
            </text:list>
            <text:list text:style-name="L4">
              <text:list-item>
                <text:p text:style-name="P42"><text:span text:style-name="T52">csl_bitrange</text:span><text:span text:style-name="T53"> brs(0,1);</text:span></text:p>
              </text:list-item>
            </text:list>
            <text:list text:style-name="L4">
              <text:list-item>
                <text:p text:style-name="P42"><text:span text:style-name="T51">//defining operand interface</text:span></text:p>
              </text:list-item>
            </text:list>
            <text:list text:style-name="L4">
              <text:list-item>
                <text:p text:style-name="P42"><text:span text:style-name="T52">csl_interface</text:span><text:span text:style-name="T53"> opifc {</text:span></text:p>
              </text:list-item>
            </text:list>
            <text:list text:style-name="L4">
              <text:list-item>
                <text:p text:style-name="P42"><text:span text:style-name="T53"><text:s/></text:span><text:span text:style-name="T52">csl_port</text:span><text:span text:style-name="T53"> a(input,brd),</text:span></text:p>
              </text:list-item>
            </text:list>
            <text:list text:style-name="L4">
              <text:list-item>
                <text:p text:style-name="P42"><text:span text:style-name="T53"><text:s/></text:span><text:span text:style-name="T53">b(input,brd);</text:span></text:p>
              </text:list-item>
            </text:list>
            <text:list text:style-name="L4">
              <text:list-item>
                <text:p text:style-name="P42"><text:span text:style-name="T53"><text:s text:c="2"/></text:span><text:span text:style-name="T53">opifc () {} };</text:span></text:p>
              </text:list-item>
            </text:list>
            <text:list text:style-name="L4">
              <text:list-item>
                <text:p text:style-name="P42"><text:span text:style-name="T51">//defining select signal interface</text:span></text:p>
              </text:list-item>
            </text:list>
            <text:list text:style-name="L4">
              <text:list-item>
                <text:p text:style-name="P42"><text:span text:style-name="T52">csl_interface</text:span><text:span text:style-name="T53"> selifc {</text:span></text:p>
              </text:list-item>
            </text:list>
            <text:list text:style-name="L4">
              <text:list-item>
                <text:p text:style-name="P42"><text:span text:style-name="T52"><text:s/></text:span><text:span text:style-name="T52">csl_port</text:span><text:span text:style-name="T53"> s(input,brs);</text:span></text:p>
              </text:list-item>
            </text:list>
            <text:list text:style-name="L4">
              <text:list-item>
                <text:p text:style-name="P42"><text:span text:style-name="T53"><text:s text:c="2"/></text:span><text:span text:style-name="T53">selifc () {} <text:s/>};</text:span></text:p>
              </text:list-item>
            </text:list>
            <text:list text:style-name="L4">
              <text:list-item>
                <text:p text:style-name="P42"><text:span text:style-name="T51">//defining output interface</text:span></text:p>
              </text:list-item>
            </text:list>
            <text:list text:style-name="L4">
              <text:list-item>
                <text:p text:style-name="P42"><text:span text:style-name="T52">csl_interface</text:span><text:span text:style-name="T53"> outifc {</text:span></text:p>
              </text:list-item>
            </text:list>
            <text:list text:style-name="L4">
              <text:list-item>
                <text:p text:style-name="P42"><text:span text:style-name="T53"><text:s/></text:span><text:span text:style-name="T53">csl_port o(output,brd);</text:span></text:p>
              </text:list-item>
            </text:list>
            <text:list text:style-name="L4">
              <text:list-item>
                <text:p text:style-name="P42"><text:span text:style-name="T53">outifc () {} <text:s/>};</text:span></text:p>
              </text:list-item>
            </text:list>
            <text:list text:style-name="L4">
              <text:list-item>
                <text:p text:style-name="P42"><text:span text:style-name="T53"/></text:p>
              </text:list-item>
            </text:list>
            <text:list text:style-name="L4">
              <text:list-item>
                <text:p text:style-name="P42"><text:span text:style-name="T53"/></text:p>
              </text:list-item>
            </text:list>
            <text:list text:style-name="L4">
              <text:list-item>
                <text:p text:style-name="P42"><text:span text:style-name="T53"/></text:p>
              </text:list-item>
            </text:list>
          </draw:text-box>
        </draw:frame>
        <draw:frame presentation:style-name="pr15" draw:text-style-name="P60" draw:layer="layout" svg:width="11.497cm" svg:height="15.337cm" svg:x="15.866cm" svg:y="2.842cm" presentation:class="outline" presentation:user-transformed="true">
          <draw:text-box>
            <text:list text:style-name="L4">
              <text:list-item>
                <text:p text:style-name="P42"><text:span text:style-name="T54">//defining arithmetic unit</text:span></text:p>
              </text:list-item>
            </text:list>
            <text:list text:style-name="L4">
              <text:list-item>
                <text:p text:style-name="P42"><text:span text:style-name="T55">csl_unit</text:span><text:span text:style-name="T56"> arith {</text:span></text:p>
              </text:list-item>
            </text:list>
            <text:list text:style-name="L4">
              <text:list-item>
                <text:p text:style-name="P42"><text:span text:style-name="T56"><text:s/></text:span><text:span text:style-name="T56">opifc opifc0;</text:span></text:p>
              </text:list-item>
            </text:list>
            <text:list text:style-name="L4">
              <text:list-item>
                <text:p text:style-name="P42"><text:span text:style-name="T56"><text:s/></text:span><text:span text:style-name="T56">selifc selifc0;</text:span></text:p>
              </text:list-item>
            </text:list>
            <text:list text:style-name="L4">
              <text:list-item>
                <text:p text:style-name="P42"><text:span text:style-name="T56"><text:s/></text:span><text:span text:style-name="T56">outifc outifc0;</text:span></text:p>
              </text:list-item>
            </text:list>
            <text:list text:style-name="L4">
              <text:list-item>
                <text:p text:style-name="P42"><text:span text:style-name="T56"><text:s text:c="2"/></text:span><text:span text:style-name="T56">arith () {} <text:s/>};</text:span></text:p>
              </text:list-item>
            </text:list>
            <text:list text:style-name="L4">
              <text:list-item>
                <text:p text:style-name="P42"><text:span text:style-name="T54">//defining logic unit</text:span></text:p>
              </text:list-item>
            </text:list>
            <text:list text:style-name="L4">
              <text:list-item>
                <text:p text:style-name="P42"><text:span text:style-name="T55">csl_unit</text:span><text:span text:style-name="T56"> logic { <text:s/></text:span></text:p>
              </text:list-item>
            </text:list>
            <text:list text:style-name="L4">
              <text:list-item>
                <text:p text:style-name="P42"><text:span text:style-name="T56"><text:s/></text:span><text:span text:style-name="T56">opifc opifc1;</text:span></text:p>
              </text:list-item>
            </text:list>
            <text:list text:style-name="L4">
              <text:list-item>
                <text:p text:style-name="P42"><text:span text:style-name="T56"><text:s/></text:span><text:span text:style-name="T56">selifc selifc1;</text:span></text:p>
              </text:list-item>
            </text:list>
            <text:list text:style-name="L4">
              <text:list-item>
                <text:p text:style-name="P42"><text:span text:style-name="T56"><text:s/></text:span><text:span text:style-name="T56">outifc outifc1;</text:span></text:p>
              </text:list-item>
            </text:list>
            <text:list text:style-name="L4">
              <text:list-item>
                <text:p text:style-name="P42"><text:span text:style-name="T56"><text:s text:c="2"/></text:span><text:span text:style-name="T56">logic () {} <text:s/>};</text:span></text:p>
              </text:list-item>
            </text:list>
          </draw:text-box>
        </draw:frame>
        <presentation:notes draw:style-name="dp2">
          <draw:page-thumbnail draw:style-name="gr1" draw:layer="layout" svg:width="13.877cm" svg:height="11.093cm" svg:x="3.577cm" svg:y="2.247cm" draw:page-number="54" presentation:class="page"/>
          <draw:frame presentation:style-name="pr5" draw:text-style-name="P25" draw:layer="layout" svg:width="15.399cm" svg:height="13.362cm" svg:x="2.798cm" svg:y="14.102cm" presentation:class="notes" presentation:placeholder="true">
            <draw:text-box/>
          </draw:frame>
        </presentation:notes>
      </draw:page>
      <draw:page draw:name="page55"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Using bitranges</text:p>
          </draw:text-box>
        </draw:frame>
        <draw:custom-shape draw:style-name="gr34" draw:text-style-name="P18" draw:layer="layout" svg:width="5.308cm" svg:height="4.238cm" svg:x="13.064cm" svg:y="5.241cm">
          <text:p text:style-name="P4"/>
          <draw:enhanced-geometry svg:viewBox="0 0 21600 21600" draw:type="rectangle" draw:enhanced-path="M 0 0 L 21600 0 21600 21600 0 21600 0 0 Z N"/>
        </draw:custom-shape>
        <draw:custom-shape draw:style-name="gr34" draw:text-style-name="P18" draw:layer="layout" svg:width="5.308cm" svg:height="4.238cm" svg:x="13.037cm" svg:y="11.041cm">
          <text:p text:style-name="P4"/>
          <draw:enhanced-geometry svg:viewBox="0 0 21600 21600" draw:type="rectangle" draw:enhanced-path="M 0 0 L 21600 0 21600 21600 0 21600 0 0 Z N"/>
        </draw:custom-shape>
        <draw:custom-shape draw:style-name="gr35" draw:text-style-name="P18" draw:id="id81" draw:layer="layout" svg:width="1.015cm" svg:height="1.962cm" svg:x="13.063cm" svg:y="6.408cm">
          <text:p text:style-name="P4"/>
          <draw:enhanced-geometry svg:viewBox="0 0 21600 21600" draw:type="rectangle" draw:enhanced-path="M 0 0 L 21600 0 21600 21600 0 21600 0 0 Z N"/>
        </draw:custom-shape>
        <draw:custom-shape draw:style-name="gr35" draw:text-style-name="P18" draw:layer="layout" svg:width="1.041cm" svg:height="2.077cm" svg:x="17.337cm" svg:y="6.482cm">
          <text:p text:style-name="P4"/>
          <draw:enhanced-geometry svg:viewBox="0 0 21600 21600" draw:type="rectangle" draw:enhanced-path="M 0 0 L 21600 0 21600 21600 0 21600 0 0 Z N"/>
        </draw:custom-shape>
        <draw:custom-shape draw:style-name="gr35" draw:text-style-name="P18" draw:id="id83" draw:layer="layout" svg:width="1.04cm" svg:height="2.076cm" svg:x="13.038cm" svg:y="12.18cm">
          <text:p text:style-name="P4"/>
          <draw:enhanced-geometry svg:viewBox="0 0 21600 21600" draw:type="rectangle" draw:enhanced-path="M 0 0 L 21600 0 21600 21600 0 21600 0 0 Z N"/>
        </draw:custom-shape>
        <draw:custom-shape draw:style-name="gr35" draw:text-style-name="P18" draw:layer="layout" svg:width="1.041cm" svg:height="2.076cm" svg:x="17.319cm" svg:y="12.087cm">
          <text:p text:style-name="P4"/>
          <draw:enhanced-geometry svg:viewBox="0 0 21600 21600" draw:type="rectangle" draw:enhanced-path="M 0 0 L 21600 0 21600 21600 0 21600 0 0 Z N"/>
        </draw:custom-shape>
        <draw:line draw:style-name="gr36" draw:text-style-name="P18" draw:layer="layout" svg:x1="18.345cm" svg:y1="13.058cm" svg:x2="19.94cm" svg:y2="13.058cm">
          <text:p text:style-name="P4"/>
        </draw:line>
        <draw:frame draw:style-name="gr37" draw:text-style-name="P61" draw:layer="layout" svg:width="2.034cm" svg:height="1.195cm" svg:x="16.286cm" svg:y="5.334cm">
          <draw:text-box>
            <text:p text:style-name="P4"><text:span text:style-name="T57">outifc</text:span></text:p>
          </draw:text-box>
        </draw:frame>
        <draw:frame draw:style-name="gr38" draw:text-style-name="P61" draw:layer="layout" svg:width="1.982cm" svg:height="1.195cm" svg:x="13.077cm" svg:y="11.06cm">
          <draw:text-box>
            <text:p text:style-name="P4"><text:span text:style-name="T57">opifc</text:span></text:p>
          </draw:text-box>
        </draw:frame>
        <draw:frame draw:style-name="gr37" draw:text-style-name="P61" draw:layer="layout" svg:width="2.03cm" svg:height="1.195cm" svg:x="16.31cm" svg:y="11.084cm">
          <draw:text-box>
            <text:p text:style-name="P4"><text:span text:style-name="T57">outifc</text:span></text:p>
          </draw:text-box>
        </draw:frame>
        <draw:frame draw:style-name="gr39" draw:text-style-name="P61" draw:layer="layout" svg:width="2.098cm" svg:height="1.195cm" svg:x="13.099cm" svg:y="5.236cm">
          <draw:text-box>
            <text:p text:style-name="P4"><text:span text:style-name="T57">opifc</text:span></text:p>
          </draw:text-box>
        </draw:frame>
        <draw:frame draw:style-name="gr37" draw:text-style-name="P61" draw:layer="layout" svg:width="1.548cm" svg:height="1.195cm" svg:x="15.086cm" svg:y="6.637cm">
          <draw:text-box>
            <text:p text:style-name="P4"><text:span text:style-name="T57">u1</text:span></text:p>
          </draw:text-box>
        </draw:frame>
        <draw:frame draw:style-name="gr40" draw:text-style-name="P61" draw:layer="layout" svg:width="1.567cm" svg:height="1.195cm" svg:x="14.928cm" svg:y="12.324cm">
          <draw:text-box>
            <text:p text:style-name="P4"><text:span text:style-name="T57">u2</text:span></text:p>
          </draw:text-box>
        </draw:frame>
        <draw:line draw:style-name="gr36" draw:text-style-name="P18" draw:layer="layout" svg:x1="18.346cm" svg:y1="7.524cm" svg:x2="19.941cm" svg:y2="7.524cm">
          <text:p text:style-name="P4"/>
        </draw:line>
        <draw:line draw:style-name="gr36" draw:text-style-name="P18" draw:layer="layout" svg:x1="18.346cm" svg:y1="13.058cm" svg:x2="19.941cm" svg:y2="13.058cm">
          <text:p text:style-name="P4"/>
        </draw:line>
        <draw:line draw:style-name="gr36" draw:text-style-name="P18" draw:layer="layout" svg:x1="18.346cm" svg:y1="13.058cm" svg:x2="19.941cm" svg:y2="13.058cm">
          <text:p text:style-name="P4"/>
        </draw:line>
        <draw:custom-shape draw:style-name="gr35" draw:text-style-name="P18" draw:id="id79" draw:layer="layout" svg:width="1.041cm" svg:height="0.962cm" svg:x="15.253cm" svg:y="8.558cm">
          <text:p text:style-name="P4"/>
          <draw:enhanced-geometry svg:viewBox="0 0 21600 21600" draw:type="rectangle" draw:enhanced-path="M 0 0 L 21600 0 21600 21600 0 21600 0 0 Z N"/>
        </draw:custom-shape>
        <draw:custom-shape draw:style-name="gr35" draw:text-style-name="P18" draw:id="id80" draw:layer="layout" svg:width="1.041cm" svg:height="0.962cm" svg:x="15.294cm" svg:y="14.271cm">
          <text:p text:style-name="P4"/>
          <draw:enhanced-geometry svg:viewBox="0 0 21600 21600" draw:type="rectangle" draw:enhanced-path="M 0 0 L 21600 0 21600 21600 0 21600 0 0 Z N"/>
        </draw:custom-shape>
        <draw:frame draw:style-name="gr37" draw:text-style-name="P61" draw:layer="layout" svg:width="2.034cm" svg:height="1.195cm" svg:x="14.803cm" svg:y="7.54cm">
          <draw:text-box>
            <text:p text:style-name="P4"><text:span text:style-name="T57">selifc</text:span></text:p>
          </draw:text-box>
        </draw:frame>
        <draw:frame draw:style-name="gr37" draw:text-style-name="P61" draw:layer="layout" svg:width="2.034cm" svg:height="1.195cm" svg:x="14.643cm" svg:y="13.194cm">
          <draw:text-box>
            <text:p text:style-name="P4"><text:span text:style-name="T57">selifc</text:span></text:p>
          </draw:text-box>
        </draw:frame>
        <draw:connector draw:style-name="gr41" draw:text-style-name="P18" draw:layer="layout" svg:x1="8.221cm" svg:y1="9.993cm" svg:x2="15.773cm" svg:y2="9.52cm" draw:end-shape="id79" draw:end-glue-point="2">
          <text:p text:style-name="P4"/>
        </draw:connector>
        <draw:connector draw:style-name="gr41" draw:text-style-name="P18" draw:layer="layout" svg:x1="9.536cm" svg:y1="9.982cm" svg:x2="15.814cm" svg:y2="15.233cm" draw:end-shape="id80" draw:end-glue-point="2">
          <text:p text:style-name="P4"/>
        </draw:connector>
        <draw:connector draw:style-name="gr41" draw:text-style-name="P18" draw:id="id82" draw:layer="layout" draw:type="line" svg:x1="8.299cm" svg:y1="7.376cm" svg:x2="13.063cm" svg:y2="7.389cm" draw:end-shape="id81" draw:end-glue-point="3">
          <text:p text:style-name="P4"/>
        </draw:connector>
        <draw:connector draw:style-name="gr41" draw:text-style-name="P18" draw:layer="layout" svg:x1="10.681cm" svg:y1="7.382cm" svg:x2="13.038cm" svg:y2="13.218cm" draw:start-shape="id82" draw:start-glue-point="0" draw:end-shape="id83" draw:end-glue-point="3">
          <text:p text:style-name="P4"/>
        </draw:connector>
        <draw:line draw:style-name="gr41" draw:text-style-name="P18" draw:layer="layout" svg:x1="9.536cm" svg:y1="7.777cm" svg:x2="9.937cm" svg:y2="7.015cm">
          <text:p text:style-name="P4"/>
        </draw:line>
        <draw:frame draw:style-name="gr42" draw:text-style-name="P61" draw:layer="layout" svg:width="0.882cm" svg:height="1.254cm" svg:x="9.255cm" svg:y="5.973cm">
          <draw:text-box>
            <text:p text:style-name="P4"><text:span text:style-name="T57">8</text:span></text:p>
          </draw:text-box>
        </draw:frame>
        <draw:line draw:style-name="gr41" draw:text-style-name="P18" draw:layer="layout" svg:x1="19.077cm" svg:y1="8.017cm" svg:x2="19.478cm" svg:y2="7.255cm">
          <text:p text:style-name="P4"/>
        </draw:line>
        <draw:frame draw:style-name="gr43" draw:text-style-name="P61" draw:layer="layout" svg:width="0.882cm" svg:height="1.195cm" svg:x="18.796cm" svg:y="6.213cm">
          <draw:text-box draw:corner-radius="10.623cm">
            <text:p text:style-name="P4"><text:span text:style-name="T57">8</text:span></text:p>
          </draw:text-box>
        </draw:frame>
        <draw:line draw:style-name="gr41" draw:text-style-name="P18" draw:layer="layout" svg:x1="19.037cm" svg:y1="13.43cm" svg:x2="19.438cm" svg:y2="12.668cm">
          <text:p text:style-name="P4"/>
        </draw:line>
        <draw:frame draw:style-name="gr43" draw:text-style-name="P61" draw:layer="layout" svg:width="0.882cm" svg:height="1.195cm" svg:x="18.756cm" svg:y="11.626cm">
          <draw:text-box>
            <text:p text:style-name="P4"><text:span text:style-name="T57">8</text:span></text:p>
          </draw:text-box>
        </draw:frame>
        <draw:frame draw:style-name="gr44" draw:text-style-name="P61" draw:layer="layout" svg:width="1.523cm" svg:height="1.195cm" svg:x="6.369cm" svg:y="6.816cm">
          <draw:text-box>
            <text:p text:style-name="P4"><text:span text:style-name="T57">op</text:span></text:p>
          </draw:text-box>
        </draw:frame>
        <draw:frame draw:style-name="gr44" draw:text-style-name="P61" draw:layer="layout" svg:width="1.483cm" svg:height="1.195cm" svg:x="6.409cm" svg:y="9.501cm">
          <draw:text-box>
            <text:p text:style-name="P4"><text:span text:style-name="T57">sel</text:span></text:p>
          </draw:text-box>
        </draw:frame>
        <draw:ellipse draw:style-name="gr36" draw:text-style-name="P18" draw:layer="layout" svg:width="0.32cm" svg:height="0.36cm" svg:x="10.458cm" svg:y="7.176cm">
          <text:p text:style-name="P4"/>
        </draw:ellipse>
        <draw:ellipse draw:style-name="gr36" draw:text-style-name="P18" draw:layer="layout" svg:width="0.321cm" svg:height="0.361cm" svg:x="9.335cm" svg:y="9.781cm">
          <text:p text:style-name="P4"/>
        </draw:ellipse>
        <draw:line draw:style-name="gr41" draw:text-style-name="P18" draw:layer="layout" svg:x1="8.633cm" svg:y1="10.339cm" svg:x2="9.034cm" svg:y2="9.577cm">
          <text:p text:style-name="P4"/>
        </draw:line>
        <draw:frame draw:style-name="gr42" draw:text-style-name="P61" draw:layer="layout" svg:width="0.882cm" svg:height="1.254cm" svg:x="8.352cm" svg:y="8.535cm">
          <draw:text-box>
            <text:p text:style-name="P4"><text:span text:style-name="T57">2</text:span></text:p>
          </draw:text-box>
        </draw:frame>
        <presentation:notes draw:style-name="dp2">
          <draw:page-thumbnail draw:style-name="gr1" draw:layer="layout" svg:width="13.877cm" svg:height="11.093cm" svg:x="3.577cm" svg:y="2.247cm" draw:page-number="55" presentation:class="page"/>
          <draw:frame presentation:style-name="pr5" draw:text-style-name="P25" draw:layer="layout" svg:width="15.399cm" svg:height="13.362cm" svg:x="2.798cm" svg:y="14.102cm" presentation:class="notes" presentation:placeholder="true">
            <draw:text-box/>
          </draw:frame>
        </presentation:notes>
      </draw:page>
      <draw:page draw:name="page56"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6.427cm" svg:y="0.37cm" presentation:class="title" presentation:user-transformed="true">
          <draw:text-box>
            <text:p text:style-name="P4">Specifying offset</text:p>
          </draw:text-box>
        </draw:frame>
        <draw:frame presentation:style-name="pr32" draw:text-style-name="P64" draw:layer="layout" svg:width="24.515cm" svg:height="17.214cm" svg:x="4.898cm" svg:y="3.429cm" presentation:class="outline" presentation:user-transformed="true">
          <draw:text-box>
            <text:list text:style-name="L4">
              <text:list-item>
                <text:p text:id="id207" text:style-name="P62"><text:span text:style-name="T58">csl_unit</text:span><text:span text:style-name="T59"> _2bit_flip_flop {</text:span></text:p>
              </text:list-item>
            </text:list>
            <text:list text:style-name="L4">
              <text:list-item>
                <text:p text:id="id208" text:style-name="P62"><text:span text:style-name="T59"><text:s text:c="2"/></text:span><text:span text:style-name="T58">csl_port</text:span><text:span text:style-name="T59"> data(input,2);</text:span></text:p>
              </text:list-item>
            </text:list>
            <text:list text:style-name="L4">
              <text:list-item>
                <text:p text:id="id209" text:style-name="P62"><text:span text:style-name="T59"><text:s text:c="2"/></text:span><text:span text:style-name="T58">csl_port</text:span><text:span text:style-name="T59"> clk(input);</text:span></text:p>
              </text:list-item>
            </text:list>
            <text:list text:style-name="L4">
              <text:list-item>
                <text:p text:id="id210" text:style-name="P63"><text:span text:style-name="T60"><text:s text:c="3"/></text:span><text:span text:style-name="T60">_2bit_flip_flop () {}</text:span></text:p>
              </text:list-item>
            </text:list>
            <text:list text:style-name="L4">
              <text:list-item>
                <text:p text:id="id211" text:style-name="P63"><text:span text:style-name="T60">};</text:span></text:p>
              </text:list-item>
            </text:list>
            <text:list text:style-name="L4">
              <text:list-item>
                <text:p text:id="id262" text:style-name="P63"><text:span text:style-name="T61">csl_unit</text:span><text:span text:style-name="T60"> decoder {</text:span></text:p>
              </text:list-item>
            </text:list>
            <text:list text:style-name="L4">
              <text:list-item>
                <text:p text:id="id263" text:style-name="P63"><text:span text:style-name="T61"><text:s/></text:span><text:span text:style-name="T61">csl_port</text:span><text:span text:style-name="T60"> dec_in(input,6);</text:span></text:p>
              </text:list-item>
            </text:list>
            <text:list text:style-name="L4">
              <text:list-item>
                <text:p text:style-name="P63"><text:span text:style-name="T60"><text:s/></text:span><text:span text:style-name="T61">csl_port</text:span><text:span text:style-name="T60"> dec_out(output,64);</text:span></text:p>
              </text:list-item>
            </text:list>
            <text:list text:style-name="L4">
              <text:list-item>
                <text:p text:style-name="P63"><text:span text:style-name="T60"><text:s text:c="2"/></text:span><text:span text:style-name="T60">decoder () {}</text:span></text:p>
              </text:list-item>
            </text:list>
            <text:list text:style-name="L4">
              <text:list-item>
                <text:p text:style-name="P63"><text:span text:style-name="T60">};</text:span></text:p>
              </text:list-item>
            </text:list>
            <text:list text:style-name="L4">
              <text:list-item>
                <text:p text:style-name="P63"><text:span text:style-name="T61">csl_unit</text:span><text:span text:style-name="T60"> top {</text:span></text:p>
              </text:list-item>
            </text:list>
            <text:list text:style-name="L4">
              <text:list-item>
                <text:p text:style-name="P63"><text:span text:style-name="T60"><text:s/></text:span><text:span text:style-name="T61">csl_signal</text:span><text:span text:style-name="T60"> in_a(2),in_b(2),in_c(2),clk_a,clk_b,clk_c,out_a(2),out_b(2),</text:span></text:p>
              </text:list-item>
            </text:list>
            <text:list text:style-name="L4">
              <text:list-item>
                <text:p text:style-name="P63"><text:span text:style-name="T60"><text:s text:c="2"/></text:span><text:span text:style-name="T60">out_c(2),enable,dec_in(6),dec_out(64);</text:span></text:p>
              </text:list-item>
            </text:list>
            <text:list text:style-name="L4">
              <text:list-item>
                <text:p text:style-name="P63"><text:span text:style-name="T60"><text:s/></text:span><text:span text:style-name="T59">_2bit_flip_flop ff_</text:span><text:span text:style-name="T62">[</text:span><text:span text:style-name="T59">[a-c]](.data(in_</text:span><text:span text:style-name="T62">[\1]</text:span><text:span text:style-name="T59">),.enable(enable), .clk(clk_</text:span><text:span text:style-name="T62">[\1</text:span><text:span text:style-name="T59">]),.q(out_</text:span><text:span text:style-name="T62">[\1</text:span><text:span text:style-name="T59">])));</text:span></text:p>
              </text:list-item>
            </text:list>
            <text:list text:style-name="L4">
              <text:list-item>
                <text:p text:style-name="P62"><text:span text:style-name="T59"><text:s/></text:span><text:span text:style-name="T59">decoder decoder(.dec_in(dec_in),.dec_out(dec_out));</text:span></text:p>
              </text:list-item>
            </text:list>
            <text:list text:style-name="L4">
              <text:list-item>
                <text:p text:style-name="P62"><text:span text:style-name="T59"><text:s text:c="2"/></text:span><text:span text:style-name="T59">top () {</text:span></text:p>
              </text:list-item>
            </text:list>
            <text:list text:style-name="L4">
              <text:list-item>
                <text:p text:style-name="P62"><text:span text:style-name="T59"><text:s text:c="3"/></text:span><text:span text:style-name="T59">out_b.</text:span><text:span text:style-name="T63">set_offset</text:span><text:span text:style-name="T59">(2);</text:span></text:p>
              </text:list-item>
            </text:list>
            <text:list text:style-name="L4">
              <text:list-item>
                <text:p text:style-name="P62"><text:span text:style-name="T59"><text:s text:c="3"/></text:span><text:span text:style-name="T59">out_c.</text:span><text:span text:style-name="T63">set_offset</text:span><text:span text:style-name="T59">(4);</text:span></text:p>
              </text:list-item>
            </text:list>
            <text:list text:style-name="L4">
              <text:list-item>
                <text:p text:style-name="P62"><text:span text:style-name="T59"><text:s text:c="3"/></text:span><text:span text:style-name="T59">csl_list(</text:span><text:span text:style-name="T62">ff_[[a-c]]).</text:span><text:span text:style-name="T64">connect</text:span><text:span text:style-name="T62">(decoder.dec_in);</text:span></text:p>
              </text:list-item>
            </text:list>
            <text:list text:style-name="L4">
              <text:list-item>
                <text:p text:style-name="P62"><text:span text:style-name="T62"><text:s/></text:span><text:span text:style-name="T62">} <text:s/>};</text:span></text:p>
              </text:list-item>
            </text:list>
          </draw:text-box>
        </draw:frame>
        <draw:custom-shape draw:style-name="gr45" draw:text-style-name="P66" draw:id="id212" draw:layer="layout" svg:width="2.92cm" svg:height="1.574cm" svg:x="16.645cm" svg:y="4.501cm">
          <text:p text:style-name="P65"><text:span text:style-name="T65">flip_flop_a</text:span></text:p>
          <draw:enhanced-geometry svg:viewBox="0 0 21600 21600" draw:mirror-horizontal="false" draw:mirror-vertical="false" draw:type="rectangle" draw:enhanced-path="M 0 0 L 21600 0 21600 21600 0 21600 0 0 Z N"/>
        </draw:custom-shape>
        <draw:custom-shape draw:style-name="gr46" draw:text-style-name="P66" draw:id="id214" draw:layer="layout" svg:width="2.94cm" svg:height="1.573cm" svg:x="16.645cm" svg:y="6.768cm">
          <text:p text:style-name="P65"><text:span text:style-name="T65">flip_flop_b</text:span></text:p>
          <draw:enhanced-geometry svg:viewBox="0 0 21600 21600" draw:mirror-horizontal="false" draw:mirror-vertical="false" draw:type="rectangle" draw:enhanced-path="M 0 0 L 21600 0 21600 21600 0 21600 0 0 Z N"/>
        </draw:custom-shape>
        <draw:custom-shape draw:style-name="gr47" draw:text-style-name="P66" draw:id="id223" draw:layer="layout" svg:width="2.9cm" svg:height="1.574cm" svg:x="16.645cm" svg:y="9.035cm">
          <text:p text:style-name="P65"><text:span text:style-name="T65">flip_flop_c</text:span></text:p>
          <draw:enhanced-geometry svg:viewBox="0 0 21600 21600" draw:mirror-horizontal="false" draw:mirror-vertical="false" draw:type="rectangle" draw:enhanced-path="M 0 0 L 21600 0 21600 21600 0 21600 0 0 Z N"/>
        </draw:custom-shape>
        <draw:custom-shape draw:style-name="gr48" draw:text-style-name="P66" draw:id="id225" draw:layer="layout" svg:width="1.609cm" svg:height="0.908cm" svg:x="23.991cm" svg:y="7.096cm">
          <text:p text:style-name="P65"><text:span text:style-name="T65">decoder</text:span></text:p>
          <draw:enhanced-geometry svg:viewBox="0 0 21600 21600" draw:mirror-horizontal="false" draw:mirror-vertical="false" draw:type="rectangle" draw:enhanced-path="M 0 0 L 21600 0 21600 21600 0 21600 0 0 Z N"/>
        </draw:custom-shape>
        <draw:line draw:style-name="gr49" draw:text-style-name="P67" draw:id="id227" draw:layer="layout" svg:x1="16.646cm" svg:y1="9.418cm" svg:x2="13.962cm" svg:y2="9.418cm">
          <text:p text:style-name="P4"/>
        </draw:line>
        <draw:line draw:style-name="gr50" draw:text-style-name="P67" draw:id="id228" draw:layer="layout" svg:x1="16.653cm" svg:y1="7.169cm" svg:x2="13.969cm" svg:y2="7.169cm">
          <text:p text:style-name="P4"/>
        </draw:line>
        <draw:line draw:style-name="gr51" draw:text-style-name="P67" draw:id="id229" draw:layer="layout" svg:x1="16.661cm" svg:y1="4.902cm" svg:x2="13.976cm" svg:y2="4.902cm">
          <text:p text:style-name="P4"/>
        </draw:line>
        <draw:line draw:style-name="gr52" draw:text-style-name="P67" draw:id="id230" draw:layer="layout" svg:x1="13.962cm" svg:y1="9.418cm" svg:x2="13.962cm" svg:y2="4.293cm">
          <text:p text:style-name="P4"/>
        </draw:line>
        <draw:frame draw:style-name="gr53" draw:text-style-name="P69" draw:id="id231" draw:layer="layout" svg:width="1.656cm" svg:height="0.786cm" svg:x="13.291cm" svg:y="3.633cm">
          <draw:text-box>
            <text:p text:style-name="P68"><text:span text:style-name="T66">enable</text:span></text:p>
          </draw:text-box>
        </draw:frame>
        <draw:line draw:style-name="gr54" draw:text-style-name="P67" draw:id="id232" draw:layer="layout" svg:x1="15.462cm" svg:y1="5.302cm" svg:x2="16.646cm" svg:y2="5.302cm">
          <text:p text:style-name="P4"/>
        </draw:line>
        <draw:line draw:style-name="gr55" draw:text-style-name="P67" draw:id="id233" draw:layer="layout" svg:x1="15.464cm" svg:y1="5.667cm" svg:x2="16.649cm" svg:y2="5.667cm">
          <text:p text:style-name="P4"/>
        </draw:line>
        <draw:line draw:style-name="gr56" draw:text-style-name="P67" draw:id="id234" draw:layer="layout" svg:x1="15.493cm" svg:y1="7.53cm" svg:x2="16.679cm" svg:y2="7.53cm">
          <text:p text:style-name="P4"/>
        </draw:line>
        <draw:line draw:style-name="gr57" draw:text-style-name="P67" draw:id="id235" draw:layer="layout" svg:x1="15.494cm" svg:y1="7.984cm" svg:x2="16.68cm" svg:y2="7.984cm">
          <text:p text:style-name="P4"/>
        </draw:line>
        <draw:line draw:style-name="gr58" draw:text-style-name="P67" draw:id="id236" draw:layer="layout" svg:x1="15.466cm" svg:y1="9.82cm" svg:x2="16.652cm" svg:y2="9.82cm">
          <text:p text:style-name="P4"/>
        </draw:line>
        <draw:line draw:style-name="gr59" draw:text-style-name="P67" draw:id="id237" draw:layer="layout" svg:x1="15.468cm" svg:y1="10.221cm" svg:x2="16.653cm" svg:y2="10.221cm">
          <text:p text:style-name="P4"/>
        </draw:line>
        <draw:frame draw:style-name="gr60" draw:text-style-name="P69" draw:id="id238" draw:layer="layout" svg:width="1.214cm" svg:height="1.224cm" svg:x="14.576cm" svg:y="4.954cm">
          <draw:text-box>
            <text:p text:style-name="P68"><text:span text:style-name="T66">in_a</text:span></text:p>
          </draw:text-box>
        </draw:frame>
        <draw:frame draw:style-name="gr61" draw:text-style-name="P69" draw:id="id239" draw:layer="layout" svg:width="1.213cm" svg:height="1.225cm" svg:x="14.56cm" svg:y="7.23cm">
          <draw:text-box>
            <text:p text:style-name="P68"><text:span text:style-name="T66">in_b</text:span></text:p>
          </draw:text-box>
        </draw:frame>
        <draw:frame draw:style-name="gr62" draw:text-style-name="P69" draw:id="id240" draw:layer="layout" svg:width="1.214cm" svg:height="0.787cm" svg:x="14.45cm" svg:y="9.385cm">
          <draw:text-box>
            <text:p text:style-name="P68"><text:span text:style-name="T66">in_c</text:span></text:p>
          </draw:text-box>
        </draw:frame>
        <draw:frame draw:style-name="gr63" draw:text-style-name="P69" draw:id="id241" draw:layer="layout" svg:width="1.371cm" svg:height="1.224cm" svg:x="14.347cm" svg:y="5.331cm">
          <draw:text-box>
            <text:p text:style-name="P68"><text:span text:style-name="T66">clk_a</text:span></text:p>
          </draw:text-box>
        </draw:frame>
        <draw:frame draw:style-name="gr64" draw:text-style-name="P69" draw:id="id242" draw:layer="layout" svg:width="1.337cm" svg:height="1.225cm" svg:x="14.426cm" svg:y="7.622cm">
          <draw:text-box>
            <text:p text:style-name="P68"><text:span text:style-name="T66">clk_b</text:span></text:p>
          </draw:text-box>
        </draw:frame>
        <draw:frame draw:style-name="gr65" draw:text-style-name="P69" draw:id="id243" draw:layer="layout" svg:width="1.42cm" svg:height="1.225cm" svg:x="14.315cm" svg:y="9.849cm">
          <draw:text-box>
            <text:p text:style-name="P68"><text:span text:style-name="T66">clk_c</text:span></text:p>
          </draw:text-box>
        </draw:frame>
        <draw:frame draw:style-name="gr66" draw:text-style-name="P69" draw:id="id244" draw:layer="layout" svg:width="1.457cm" svg:height="0.776cm" svg:x="20.592cm" svg:y="5.363cm">
          <draw:text-box>
            <text:p text:style-name="P68"><text:span text:style-name="T66">[0:1]</text:span></text:p>
          </draw:text-box>
        </draw:frame>
        <draw:frame draw:style-name="gr67" draw:text-style-name="P69" draw:id="id222" draw:layer="layout" svg:width="1.136cm" svg:height="0.962cm" svg:x="19.755cm" svg:y="7.674cm">
          <draw:text-box>
            <text:p text:style-name="P68"><text:span text:style-name="T66">out_b</text:span></text:p>
          </draw:text-box>
        </draw:frame>
        <draw:frame draw:style-name="gr68" draw:text-style-name="P69" draw:id="id224" draw:layer="layout" svg:width="1.791cm" svg:height="1.225cm" svg:x="19.5cm" svg:y="9.908cm">
          <draw:text-box>
            <text:p text:style-name="P68"><text:span text:style-name="T66">out_c</text:span></text:p>
          </draw:text-box>
        </draw:frame>
        <draw:frame draw:style-name="gr69" draw:text-style-name="P69" draw:id="id245" draw:layer="layout" svg:width="1.187cm" svg:height="0.586cm" svg:x="22.19cm" svg:y="7.653cm">
          <draw:text-box>
            <text:p text:style-name="P68"><text:span text:style-name="T66">dec_in</text:span></text:p>
          </draw:text-box>
        </draw:frame>
        <draw:line draw:style-name="gr70" draw:text-style-name="P67" draw:id="id246" draw:layer="layout" svg:x1="25.593cm" svg:y1="7.537cm" svg:x2="26.991cm" svg:y2="7.537cm">
          <text:p text:style-name="P4"/>
        </draw:line>
        <draw:polyline draw:style-name="gr71" draw:text-style-name="P67" draw:id="id247" draw:layer="layout" svg:width="0.17cm" svg:height="0.206cm" svg:x="15.975cm" svg:y="5.2cm" svg:viewBox="0 0 171 207" draw:points="0,0 101,129 171,207">
          <text:p text:style-name="P4"/>
        </draw:polyline>
        <draw:polyline draw:style-name="gr72" draw:text-style-name="P67" draw:id="id248" draw:layer="layout" svg:width="0.172cm" svg:height="0.204cm" svg:x="15.961cm" svg:y="7.44cm" svg:viewBox="0 0 173 205" draw:points="0,0 102,128 173,205">
          <text:p text:style-name="P4"/>
        </draw:polyline>
        <draw:polyline draw:style-name="gr73" draw:text-style-name="P67" draw:id="id249" draw:layer="layout" svg:width="0.172cm" svg:height="0.206cm" svg:x="15.976cm" svg:y="9.742cm" svg:viewBox="0 0 173 207" draw:points="0,0 101,131 173,207">
          <text:p text:style-name="P4"/>
        </draw:polyline>
        <draw:frame draw:style-name="gr74" draw:text-style-name="P69" draw:id="id250" draw:layer="layout" svg:width="0.87cm" svg:height="0.786cm" svg:x="15.791cm" svg:y="4.767cm">
          <draw:text-box>
            <text:p text:style-name="P68"><text:span text:style-name="T66">2</text:span></text:p>
          </draw:text-box>
        </draw:frame>
        <draw:frame draw:style-name="gr75" draw:text-style-name="P69" draw:id="id251" draw:layer="layout" svg:width="0.883cm" svg:height="1.13cm" svg:x="15.762cm" svg:y="7.007cm">
          <draw:text-box>
            <text:p text:style-name="P68"><text:span text:style-name="T66">2</text:span></text:p>
          </draw:text-box>
        </draw:frame>
        <draw:frame draw:style-name="gr76" draw:text-style-name="P69" draw:id="id252" draw:layer="layout" svg:width="0.925cm" svg:height="0.785cm" svg:x="15.791cm" svg:y="9.299cm">
          <draw:text-box>
            <text:p text:style-name="P68"><text:span text:style-name="T66">2</text:span></text:p>
          </draw:text-box>
        </draw:frame>
        <draw:frame draw:style-name="gr77" draw:text-style-name="P69" draw:id="id253" draw:layer="layout" svg:width="0.801cm" svg:height="0.785cm" svg:x="22.49cm" svg:y="6.884cm">
          <draw:text-box>
            <text:p text:style-name="P68"><text:span text:style-name="T66">6</text:span></text:p>
          </draw:text-box>
        </draw:frame>
        <draw:frame draw:style-name="gr78" draw:text-style-name="P69" draw:id="id254" draw:layer="layout" svg:width="1.51cm" svg:height="1.224cm" svg:x="25.881cm" svg:y="7.037cm">
          <draw:text-box>
            <text:p text:style-name="P68"><text:span text:style-name="T66">64</text:span></text:p>
          </draw:text-box>
        </draw:frame>
        <draw:polyline draw:style-name="gr79" draw:text-style-name="P67" draw:id="id215" draw:layer="layout" svg:width="0.171cm" svg:height="0.241cm" svg:x="22.82cm" svg:y="7.411cm" svg:viewBox="0 0 172 242" draw:points="0,0 100,152 172,242">
          <text:p text:style-name="P4"/>
        </draw:polyline>
        <draw:polyline draw:style-name="gr80" draw:text-style-name="P67" draw:id="id216" draw:layer="layout" svg:width="0.172cm" svg:height="0.207cm" svg:x="26.236cm" svg:y="7.435cm" svg:viewBox="0 0 173 208" draw:points="0,0 100,130 173,208">
          <text:p text:style-name="P4"/>
        </draw:polyline>
        <draw:polyline draw:style-name="gr81" draw:text-style-name="P67" draw:id="id255" draw:layer="layout" svg:width="0.172cm" svg:height="0.206cm" svg:x="19.871cm" svg:y="5.181cm" svg:viewBox="0 0 173 207" draw:points="0,0 100,131 173,207">
          <text:p text:style-name="P4"/>
        </draw:polyline>
        <draw:polyline draw:style-name="gr82" draw:text-style-name="P67" draw:id="id256" draw:layer="layout" svg:width="0.171cm" svg:height="0.206cm" svg:x="19.865cm" svg:y="7.433cm" svg:viewBox="0 0 172 207" draw:points="0,0 102,131 172,207">
          <text:p text:style-name="P4"/>
        </draw:polyline>
        <draw:polyline draw:style-name="gr83" draw:text-style-name="P67" draw:id="id257" draw:layer="layout" svg:width="0.171cm" svg:height="0.208cm" svg:x="19.959cm" svg:y="9.722cm" svg:viewBox="0 0 172 209" draw:points="0,0 101,131 172,209">
          <text:p text:style-name="P4"/>
        </draw:polyline>
        <draw:frame draw:style-name="gr84" draw:text-style-name="P69" draw:id="id258" draw:layer="layout" svg:width="0.787cm" svg:height="0.786cm" svg:x="19.683cm" svg:y="4.681cm">
          <draw:text-box>
            <text:p text:style-name="P68"><text:span text:style-name="T66">2</text:span></text:p>
          </draw:text-box>
        </draw:frame>
        <draw:frame draw:style-name="gr85" draw:text-style-name="P69" draw:id="id259" draw:layer="layout" svg:width="0.866cm" svg:height="0.786cm" svg:x="19.604cm" svg:y="6.896cm">
          <draw:text-box>
            <text:p text:style-name="P68"><text:span text:style-name="T66">2</text:span></text:p>
          </draw:text-box>
        </draw:frame>
        <draw:frame draw:style-name="gr86" draw:text-style-name="P69" draw:id="id220" draw:layer="layout" svg:width="1.093cm" svg:height="0.785cm" svg:x="19.698cm" svg:y="9.201cm">
          <draw:text-box>
            <text:p text:style-name="P68"><text:span text:style-name="T66">2</text:span></text:p>
          </draw:text-box>
        </draw:frame>
        <draw:line draw:style-name="gr87" draw:text-style-name="P67" draw:id="id217" draw:layer="layout" svg:x1="19.574cm" svg:y1="5.28cm" svg:x2="20.791cm" svg:y2="5.28cm">
          <text:p text:style-name="P4"/>
        </draw:line>
        <draw:line draw:style-name="gr88" draw:text-style-name="P67" draw:id="id218" draw:layer="layout" svg:x1="19.553cm" svg:y1="9.832cm" svg:x2="20.791cm" svg:y2="9.831cm">
          <text:p text:style-name="P4"/>
        </draw:line>
        <draw:line draw:style-name="gr89" draw:text-style-name="P67" draw:id="id221" draw:layer="layout" svg:x1="19.605cm" svg:y1="7.536cm" svg:x2="20.791cm" svg:y2="7.536cm">
          <text:p text:style-name="P4"/>
        </draw:line>
        <draw:line draw:style-name="gr90" draw:text-style-name="P67" draw:id="id219" draw:layer="layout" svg:x1="22.268cm" svg:y1="7.536cm" svg:x2="23.971cm" svg:y2="7.536cm">
          <text:p text:style-name="P4"/>
        </draw:line>
        <draw:line draw:style-name="gr91" draw:text-style-name="P67" draw:id="id264" draw:layer="layout" svg:x1="20.791cm" svg:y1="5.296cm" svg:x2="20.791cm" svg:y2="9.867cm">
          <text:p text:style-name="P4"/>
        </draw:line>
        <draw:frame draw:style-name="gr92" draw:text-style-name="P69" draw:id="id213" draw:layer="layout" svg:width="1.457cm" svg:height="1.224cm" svg:x="19.535cm" svg:y="5.363cm">
          <draw:text-box>
            <text:p text:style-name="P68"><text:span text:style-name="T66">out_a</text:span></text:p>
          </draw:text-box>
        </draw:frame>
        <draw:frame draw:style-name="gr93" draw:text-style-name="P69" draw:id="id260" draw:layer="layout" svg:width="1.457cm" svg:height="0.776cm" svg:x="20.59cm" svg:y="7.543cm">
          <draw:text-box>
            <text:p text:style-name="P68"><text:span text:style-name="T66">[0:1]</text:span></text:p>
          </draw:text-box>
        </draw:frame>
        <draw:frame draw:style-name="gr94" draw:text-style-name="P69" draw:id="id261" draw:layer="layout" svg:width="1.457cm" svg:height="0.776cm" svg:x="20.491cm" svg:y="9.931cm">
          <draw:text-box>
            <text:p text:style-name="P68"><text:span text:style-name="T66">[0:1]</text:span></text:p>
          </draw:text-box>
        </draw:frame>
        <draw:line draw:style-name="gr95" draw:text-style-name="P67" draw:id="id265" draw:layer="layout" svg:x1="20.805cm" svg:y1="7.536cm" svg:x2="22.291cm" svg:y2="7.536cm">
          <text:p text:style-name="P4"/>
        </draw:line>
        <draw:frame draw:style-name="gr96" draw:text-style-name="P69" draw:id="id226" draw:layer="layout" svg:width="0.951cm" svg:height="0.586cm" svg:x="23.246cm" svg:y="7.686cm">
          <draw:text-box>
            <text:p text:style-name="P68"><text:span text:style-name="T66">[0: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7" anim:sub-item="text" smil:attributeName="visibility" smil:to="visible"/>
                </anim:par>
                <anim:par smil:begin="0s" smil:fill="hold" presentation:node-type="with-previous" presentation:preset-class="entrance" presentation:preset-id="ooo-entrance-appear">
                  <anim:set smil:begin="0s" smil:dur="0.001s" smil:fill="hold" smil:targetElement="id208" anim:sub-item="text" smil:attributeName="visibility" smil:to="visible"/>
                </anim:par>
                <anim:par smil:begin="0s" smil:fill="hold" presentation:node-type="with-previous" presentation:preset-class="entrance" presentation:preset-id="ooo-entrance-appear">
                  <anim:set smil:begin="0s" smil:dur="0.001s" smil:fill="hold" smil:targetElement="id209" anim:sub-item="text" smil:attributeName="visibility" smil:to="visible"/>
                </anim:par>
                <anim:par smil:begin="0s" smil:fill="hold" presentation:node-type="with-previous" presentation:preset-class="entrance" presentation:preset-id="ooo-entrance-appear">
                  <anim:set smil:begin="0s" smil:dur="0.001s" smil:fill="hold" smil:targetElement="id210" anim:sub-item="text" smil:attributeName="visibility" smil:to="visible"/>
                </anim:par>
                <anim:par smil:begin="0s" smil:fill="hold" presentation:node-type="with-previous"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ntrance" presentation:preset-id="ooo-entrance-appear">
                  <anim:set smil:begin="0s" smil:dur="0.001s" smil:fill="hold" smil:targetElement="id213" smil:attributeName="visibility" smil:to="visible"/>
                </anim:par>
                <anim:par smil:begin="0s" smil:fill="hold" presentation:node-type="with-previous"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smil:attributeName="visibility" smil:to="visible"/>
                </anim:par>
                <anim:par smil:begin="0s" smil:fill="hold" presentation:node-type="with-previous"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smil:begin="0s" smil:fill="hold" presentation:node-type="with-previous" presentation:preset-class="entrance" presentation:preset-id="ooo-entrance-appear">
                  <anim:set smil:begin="0s" smil:dur="0.001s" smil:fill="hold" smil:targetElement="id224" smil:attributeName="visibility" smil:to="visible"/>
                </anim:par>
                <anim:par smil:begin="0s" smil:fill="hold" presentation:node-type="with-previous" presentation:preset-class="entrance" presentation:preset-id="ooo-entrance-appear">
                  <anim:set smil:begin="0s" smil:dur="0.001s" smil:fill="hold" smil:targetElement="id225"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smil:begin="0s" smil:fill="hold" presentation:node-type="with-previous"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smil:begin="0s" smil:fill="hold" presentation:node-type="with-previous"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anim:set smil:begin="0s" smil:dur="0.001s" smil:fill="hold" smil:targetElement="id231" smil:attributeName="visibility" smil:to="visible"/>
                </anim:par>
                <anim:par smil:begin="0s" smil:fill="hold" presentation:node-type="with-previous" presentation:preset-class="entrance" presentation:preset-id="ooo-entrance-appear">
                  <anim:set smil:begin="0s" smil:dur="0.001s" smil:fill="hold" smil:targetElement="id232" smil:attributeName="visibility" smil:to="visible"/>
                </anim:par>
                <anim:par smil:begin="0s" smil:fill="hold" presentation:node-type="with-previous" presentation:preset-class="entrance" presentation:preset-id="ooo-entrance-appear">
                  <anim:set smil:begin="0s" smil:dur="0.001s" smil:fill="hold" smil:targetElement="id233" smil:attributeName="visibility" smil:to="visible"/>
                </anim:par>
                <anim:par smil:begin="0s" smil:fill="hold" presentation:node-type="with-previous" presentation:preset-class="entrance" presentation:preset-id="ooo-entrance-appear">
                  <anim:set smil:begin="0s" smil:dur="0.001s" smil:fill="hold" smil:targetElement="id234" smil:attributeName="visibility" smil:to="visible"/>
                </anim:par>
                <anim:par smil:begin="0s" smil:fill="hold" presentation:node-type="with-previous" presentation:preset-class="entrance" presentation:preset-id="ooo-entrance-appear">
                  <anim:set smil:begin="0s" smil:dur="0.001s" smil:fill="hold" smil:targetElement="id235" smil:attributeName="visibility" smil:to="visible"/>
                </anim:par>
                <anim:par smil:begin="0s" smil:fill="hold" presentation:node-type="with-previous" presentation:preset-class="entrance" presentation:preset-id="ooo-entrance-appear">
                  <anim:set smil:begin="0s" smil:dur="0.001s" smil:fill="hold" smil:targetElement="id236" smil:attributeName="visibility" smil:to="visible"/>
                </anim:par>
                <anim:par smil:begin="0s" smil:fill="hold" presentation:node-type="with-previous"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anim:set smil:begin="0s" smil:dur="0.001s" smil:fill="hold" smil:targetElement="id240" smil:attributeName="visibility" smil:to="visible"/>
                </anim:par>
                <anim:par smil:begin="0s" smil:fill="hold" presentation:node-type="with-previous" presentation:preset-class="entrance" presentation:preset-id="ooo-entrance-appear">
                  <anim:set smil:begin="0s" smil:dur="0.001s" smil:fill="hold" smil:targetElement="id241"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smil:begin="0s" smil:fill="hold" presentation:node-type="with-previous"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smil:begin="0s" smil:fill="hold" presentation:node-type="with-previous"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smil:begin="0s" smil:fill="hold" presentation:node-type="with-previous" presentation:preset-class="entrance" presentation:preset-id="ooo-entrance-appear">
                  <anim:set smil:begin="0s" smil:dur="0.001s" smil:fill="hold" smil:targetElement="id255" smil:attributeName="visibility" smil:to="visible"/>
                </anim:par>
                <anim:par smil:begin="0s" smil:fill="hold" presentation:node-type="with-previous" presentation:preset-class="entrance" presentation:preset-id="ooo-entrance-appear">
                  <anim:set smil:begin="0s" smil:dur="0.001s" smil:fill="hold" smil:targetElement="id256"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smil:begin="0s" smil:fill="hold" presentation:node-type="with-previous" presentation:preset-class="entrance" presentation:preset-id="ooo-entrance-appear">
                  <anim:set smil:begin="0s" smil:dur="0.001s" smil:fill="hold" smil:targetElement="id259" smil:attributeName="visibility" smil:to="visible"/>
                </anim:par>
                <anim:par smil:begin="0s" smil:fill="hold" presentation:node-type="with-previous" presentation:preset-class="entrance" presentation:preset-id="ooo-entrance-appear">
                  <anim:set smil:begin="0s" smil:dur="0.001s" smil:fill="hold" smil:targetElement="id260" smil:attributeName="visibility" smil:to="visible"/>
                </anim:par>
                <anim:par smil:begin="0s" smil:fill="hold" presentation:node-type="with-previous" presentation:preset-class="entrance" presentation:preset-id="ooo-entrance-appear">
                  <anim:set smil:begin="0s" smil:dur="0.001s" smil:fill="hold" smil:targetElement="id2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anim:sub-item="text"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260" smil:type="dissolve" smil:mode="out"/>
                  <anim:set smil:begin="0.499s" smil:dur="0.001s" smil:fill="hold" smil:targetElement="id260" smil:attributeName="visibility" smil:to="hidden"/>
                </anim:par>
              </anim:par>
            </anim:par>
            <anim:par smil:begin="next">
              <anim:par smil:begin="0s">
                <anim:par smil:begin="0s" smil:fill="hold" presentation:node-type="on-click" presentation:preset-class="exit" presentation:preset-id="ooo-exit-dissolve">
                  <anim:transitionFilter smil:dur="0.5s" smil:targetElement="id261" smil:type="dissolve" smil:mode="out"/>
                  <anim:set smil:begin="0.499s" smil:dur="0.001s" smil:fill="hold" smil:targetElement="id26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63" anim:sub-item="text"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smil:begin="0s" smil:fill="hold" presentation:node-type="with-previous" presentation:preset-class="exit" presentation:preset-id="ooo-exit-dissolve">
                  <anim:transitionFilter smil:dur="0.5s" smil:targetElement="id244" smil:type="dissolve" smil:mode="out"/>
                  <anim:set smil:begin="0.499s" smil:dur="0.001s" smil:fill="hold" smil:targetElement="id244" smil:attributeName="visibility" smil:to="hidden"/>
                </anim:par>
                <anim:par smil:begin="0s" smil:fill="hold" presentation:node-type="with-previous" presentation:preset-class="entrance" presentation:preset-id="ooo-entrance-dissolve-in">
                  <anim:set smil:begin="0s" smil:dur="0.001s" smil:fill="hold" smil:targetElement="id265" smil:attributeName="visibility" smil:to="visible"/>
                  <anim:transitionFilter smil:dur="0.5s" smil:targetElement="id265" smil:type="dissolve"/>
                </anim:par>
                <anim:par smil:begin="0s" smil:fill="hold" presentation:node-type="with-previous" presentation:preset-class="exit" presentation:preset-id="ooo-exit-disappear">
                  <anim:set smil:begin="0s" smil:dur="0.001s" smil:fill="hold" smil:targetElement="id226" smil:attributeName="visibility" smil:to="hidden"/>
                </anim:par>
              </anim:par>
            </anim:par>
          </anim:seq>
        </anim:par>
        <presentation:notes draw:style-name="dp2">
          <draw:page-thumbnail draw:style-name="gr1" draw:layer="layout" svg:width="13.877cm" svg:height="11.093cm" svg:x="3.577cm" svg:y="2.247cm" draw:page-number="56" presentation:class="page"/>
          <draw:frame presentation:style-name="pr5" draw:text-style-name="P25" draw:layer="layout" svg:width="15.399cm" svg:height="13.362cm" svg:x="2.798cm" svg:y="14.102cm" presentation:class="notes" presentation:placeholder="true">
            <draw:text-box/>
          </draw:frame>
        </presentation:notes>
      </draw:page>
      <draw:page draw:name="page57"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8" draw:layer="layout" svg:width="18.666cm" svg:height="3.649cm" svg:x="7.231cm" svg:y="0.974cm" presentation:class="title">
          <draw:text-box>
            <text:p text:style-name="P48">CSL_INTERFACE</text:p>
          </draw:text-box>
        </draw:frame>
        <draw:frame presentation:style-name="pr15" draw:text-style-name="P71" draw:layer="layout" svg:width="22.216cm" svg:height="15.337cm" svg:x="5.455cm" svg:y="4.618cm" presentation:class="outline">
          <draw:text-box>
            <text:list text:style-name="L4">
              <text:list-item>
                <text:p text:style-name="P70"><text:span text:style-name="T67">Interfaces are containers for the port list of a unit</text:span></text:p>
              </text:list-item>
            </text:list>
            <text:list text:style-name="L4">
              <text:list-item>
                <text:p text:style-name="P70"><text:span text:style-name="T67">Instances of interfaces can be used in units that have same signal sets.</text:span></text:p>
              </text:list-item>
            </text:list>
            <text:list text:style-name="L4">
              <text:list-item>
                <text:p text:style-name="P70"><text:span text:style-name="T67">More than one interface of the same or different type may be added to one unit. </text:span></text:p>
              </text:list-item>
            </text:list>
            <text:list text:style-name="L4">
              <text:list-item>
                <text:p text:style-name="P70"><text:span text:style-name="T67">The interfaces may be instances of the same or different interfaces.</text:span></text:p>
              </text:list-item>
            </text:list>
          </draw:text-box>
        </draw:frame>
        <presentation:notes draw:style-name="dp2">
          <draw:page-thumbnail draw:style-name="gr1" draw:layer="layout" svg:width="13.877cm" svg:height="11.093cm" svg:x="3.577cm" svg:y="2.247cm" draw:page-number="57" presentation:class="page"/>
          <draw:frame presentation:style-name="pr5" draw:text-style-name="P25" draw:layer="layout" svg:width="15.399cm" svg:height="13.362cm" svg:x="2.798cm" svg:y="14.102cm" presentation:class="notes" presentation:placeholder="true">
            <draw:text-box/>
          </draw:frame>
        </presentation:notes>
      </draw:page>
      <draw:page draw:name="page58"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8" draw:layer="layout" svg:width="18.666cm" svg:height="3.649cm" svg:x="7.03cm" svg:y="0.639cm" presentation:class="title" presentation:user-transformed="true">
          <draw:text-box>
            <text:p text:style-name="P48">CSL_INTERFACE</text:p>
          </draw:text-box>
        </draw:frame>
        <draw:frame presentation:style-name="pr15" draw:text-style-name="P72" draw:layer="layout" svg:width="22.216cm" svg:height="16.275cm" svg:x="4.719cm" svg:y="3.748cm" presentation:class="outline" presentation:user-transformed="true">
          <draw:text-box>
            <text:list text:style-name="L4">
              <text:list-item>
                <text:p text:style-name="P72"><text:span text:style-name="T68">Modifying the contents (adding, deleting or changing the port names) of the interface container modifies the contents of all instances of the interface.</text:span></text:p>
              </text:list-item>
            </text:list>
            <text:list text:style-name="L4">
              <text:list-item>
                <text:p text:style-name="P72"><text:span text:style-name="T68">The port directions of all signals in an instance of an interface may be reversed using the </text:span><text:span text:style-name="T69">reverse() </text:span><text:span text:style-name="T68">method</text:span></text:p>
              </text:list-item>
            </text:list>
            <text:list text:style-name="L4">
              <text:list-item>
                <text:p text:style-name="P72"><text:span text:style-name="T68">are not reversed signals connected to the port which have a </text:span><text:span text:style-name="T69">dont_modify_direction </text:span><text:span text:style-name="T68">attribute.</text:span></text:p>
              </text:list-item>
            </text:list>
          </draw:text-box>
        </draw:frame>
        <presentation:notes draw:style-name="dp2">
          <draw:page-thumbnail draw:style-name="gr1" draw:layer="layout" svg:width="13.877cm" svg:height="11.093cm" svg:x="3.577cm" svg:y="2.247cm" draw:page-number="58" presentation:class="page"/>
          <draw:frame presentation:style-name="pr5" draw:text-style-name="P25" draw:layer="layout" svg:width="15.399cm" svg:height="13.362cm" svg:x="2.798cm" svg:y="14.102cm" presentation:class="notes" presentation:placeholder="true">
            <draw:text-box/>
          </draw:frame>
        </presentation:notes>
      </draw:page>
      <draw:page draw:name="page59"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8" draw:layer="layout" svg:width="18.666cm" svg:height="3.649cm" svg:x="7.031cm" svg:y="0.17cm" presentation:class="title" presentation:user-transformed="true">
          <draw:text-box>
            <text:p text:style-name="P48">CSL_INTERFACE</text:p>
          </draw:text-box>
        </draw:frame>
        <draw:frame presentation:style-name="pr33" draw:text-style-name="P73" draw:layer="layout" svg:width="14.243cm" svg:height="16.837cm" svg:x="5.115cm" svg:y="3.828cm" presentation:class="outline" presentation:user-transformed="true">
          <draw:text-box>
            <text:list text:style-name="L4">
              <text:list-item>
                <text:p text:style-name="P73"><text:span text:style-name="T70">csl_interface</text:span><text:span text:style-name="T71"> ifc {</text:span></text:p>
              </text:list-item>
            </text:list>
            <text:list text:style-name="L4">
              <text:list-item>
                <text:p text:style-name="P73"><text:span text:style-name="T70"><text:s/></text:span><text:span text:style-name="T70">csl_port</text:span><text:span text:style-name="T71"> x(input),y(input),z(input);</text:span></text:p>
              </text:list-item>
            </text:list>
            <text:list text:style-name="L4">
              <text:list-item>
                <text:p text:style-name="P73"><text:span text:style-name="T71"><text:s text:c="2"/></text:span><text:span text:style-name="T71">ifc () {}</text:span></text:p>
              </text:list-item>
            </text:list>
            <text:list text:style-name="L4">
              <text:list-item>
                <text:p text:style-name="P73"><text:span text:style-name="T71">};</text:span></text:p>
              </text:list-item>
            </text:list>
            <text:list text:style-name="L4">
              <text:list-item>
                <text:p text:style-name="P73"><text:span text:style-name="T71">csl_unit u1 {</text:span></text:p>
              </text:list-item>
            </text:list>
            <text:list text:style-name="L4">
              <text:list-item>
                <text:p text:style-name="P73"><text:span text:style-name="T71"><text:s/></text:span><text:span text:style-name="T71">ifc ifc1l,ifc1r;</text:span></text:p>
              </text:list-item>
            </text:list>
            <text:list text:style-name="L4">
              <text:list-item>
                <text:p text:style-name="P73"><text:span text:style-name="T71"><text:s text:c="2"/></text:span><text:span text:style-name="T71">u1 () {</text:span></text:p>
              </text:list-item>
            </text:list>
            <text:list text:style-name="L4">
              <text:list-item>
                <text:p text:style-name="P73"><text:span text:style-name="T71"><text:s text:c="4"/></text:span><text:span text:style-name="T71">ifc1l.</text:span><text:span text:style-name="T72">reverse()</text:span><text:span text:style-name="T71">; } };</text:span></text:p>
              </text:list-item>
            </text:list>
            <text:list text:style-name="L4">
              <text:list-item>
                <text:p text:style-name="P73"><text:span text:style-name="T70">csl_unit</text:span><text:span text:style-name="T71"> u2 {</text:span></text:p>
              </text:list-item>
            </text:list>
            <text:list text:style-name="L4">
              <text:list-item>
                <text:p text:style-name="P73"><text:span text:style-name="T71"><text:s/></text:span><text:span text:style-name="T71">ifc ifc2l,ifc2r;</text:span></text:p>
              </text:list-item>
            </text:list>
            <text:list text:style-name="L4">
              <text:list-item>
                <text:p text:style-name="P73"><text:span text:style-name="T71"><text:s text:c="2"/></text:span><text:span text:style-name="T71">u2 () {</text:span></text:p>
              </text:list-item>
            </text:list>
            <text:list text:style-name="L4">
              <text:list-item>
                <text:p text:style-name="P73"><text:span text:style-name="T71"><text:s text:c="3"/></text:span><text:span text:style-name="T71">ifc2l.</text:span><text:span text:style-name="T72">reverse()</text:span><text:span text:style-name="T71">; } };</text:span></text:p>
              </text:list-item>
            </text:list>
            <text:list text:style-name="L4">
              <text:list-item>
                <text:p text:style-name="P73"><text:span text:style-name="T70">csl_unit</text:span><text:span text:style-name="T71"> u3 {</text:span></text:p>
              </text:list-item>
            </text:list>
            <text:list text:style-name="L4">
              <text:list-item>
                <text:p text:style-name="P73"><text:span text:style-name="T71"><text:s/></text:span><text:span text:style-name="T71">ifc ifc3l,ifc3r;</text:span></text:p>
              </text:list-item>
            </text:list>
            <text:list text:style-name="L4">
              <text:list-item>
                <text:p text:style-name="P73"><text:span text:style-name="T71"><text:s text:c="2"/></text:span><text:span text:style-name="T71">u3 () {</text:span></text:p>
              </text:list-item>
            </text:list>
            <text:list text:style-name="L4">
              <text:list-item>
                <text:p text:style-name="P73"><text:span text:style-name="T71"><text:s text:c="3"/></text:span><text:span text:style-name="T71">ifc3l.</text:span><text:span text:style-name="T72">reverse()</text:span><text:span text:style-name="T71">; } };</text:span></text:p>
              </text:list-item>
            </text:list>
            <text:list text:style-name="L4">
              <text:list-item>
                <text:p text:style-name="P73"><text:span text:style-name="T71"/></text:p>
              </text:list-item>
            </text:list>
          </draw:text-box>
        </draw:frame>
        <presentation:notes draw:style-name="dp2">
          <draw:page-thumbnail draw:style-name="gr1" draw:layer="layout" svg:width="13.877cm" svg:height="11.093cm" svg:x="3.577cm" svg:y="2.247cm" draw:page-number="59" presentation:class="page"/>
          <draw:frame presentation:style-name="pr5" draw:text-style-name="P25" draw:layer="layout" svg:width="15.399cm" svg:height="13.362cm" svg:x="2.798cm" svg:y="14.102cm" presentation:class="notes" presentation:placeholder="true">
            <draw:text-box/>
          </draw:frame>
        </presentation:notes>
      </draw:page>
      <draw:page draw:name="page60"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131cm" svg:y="0.237cm" presentation:class="title" presentation:user-transformed="true">
          <draw:text-box>
            <text:p text:style-name="P4">Using interfaces</text:p>
          </draw:text-box>
        </draw:frame>
        <draw:custom-shape draw:style-name="gr97" draw:text-style-name="P18" draw:layer="layout" svg:width="5.308cm" svg:height="4.238cm" svg:x="6.473cm" svg:y="13.902cm">
          <text:p text:style-name="P4"/>
          <draw:enhanced-geometry svg:viewBox="0 0 21600 21600" draw:type="rectangle" draw:enhanced-path="M 0 0 L 21600 0 21600 21600 0 21600 0 0 Z N"/>
        </draw:custom-shape>
        <draw:custom-shape draw:style-name="gr97" draw:text-style-name="P18" draw:layer="layout" svg:width="5.308cm" svg:height="4.238cm" svg:x="13.342cm" svg:y="13.93cm">
          <text:p text:style-name="P4"/>
          <draw:enhanced-geometry svg:viewBox="0 0 21600 21600" draw:type="rectangle" draw:enhanced-path="M 0 0 L 21600 0 21600 21600 0 21600 0 0 Z N"/>
        </draw:custom-shape>
        <draw:custom-shape draw:style-name="gr97" draw:text-style-name="P18" draw:layer="layout" svg:width="5.309cm" svg:height="4.238cm" svg:x="20.27cm" svg:y="13.96cm">
          <text:p text:style-name="P4"/>
          <draw:enhanced-geometry svg:viewBox="0 0 21600 21600" draw:type="rectangle" draw:enhanced-path="M 0 0 L 21600 0 21600 21600 0 21600 0 0 Z N"/>
        </draw:custom-shape>
        <draw:custom-shape draw:style-name="gr98" draw:text-style-name="P18" draw:layer="layout" svg:width="1.015cm" svg:height="2.682cm" svg:x="6.472cm" svg:y="15.069cm">
          <text:p text:style-name="P4"/>
          <draw:enhanced-geometry svg:viewBox="0 0 21600 21600" draw:type="rectangle" draw:enhanced-path="M 0 0 L 21600 0 21600 21600 0 21600 0 0 Z N"/>
        </draw:custom-shape>
        <draw:custom-shape draw:style-name="gr98" draw:text-style-name="P18" draw:layer="layout" svg:width="1.041cm" svg:height="2.711cm" svg:x="10.705cm" svg:y="15.04cm">
          <text:p text:style-name="P4"/>
          <draw:enhanced-geometry svg:viewBox="0 0 21600 21600" draw:type="rectangle" draw:enhanced-path="M 0 0 L 21600 0 21600 21600 0 21600 0 0 Z N"/>
        </draw:custom-shape>
        <draw:custom-shape draw:style-name="gr98" draw:text-style-name="P18" draw:layer="layout" svg:width="1.04cm" svg:height="2.514cm" svg:x="13.343cm" svg:y="15.069cm">
          <text:p text:style-name="P4"/>
          <draw:enhanced-geometry svg:viewBox="0 0 21600 21600" draw:type="rectangle" draw:enhanced-path="M 0 0 L 21600 0 21600 21600 0 21600 0 0 Z N"/>
        </draw:custom-shape>
        <draw:custom-shape draw:style-name="gr98" draw:text-style-name="P18" draw:layer="layout" svg:width="1.041cm" svg:height="2.662cm" svg:x="17.54cm" svg:y="14.955cm">
          <text:p text:style-name="P4"/>
          <draw:enhanced-geometry svg:viewBox="0 0 21600 21600" draw:type="rectangle" draw:enhanced-path="M 0 0 L 21600 0 21600 21600 0 21600 0 0 Z N"/>
        </draw:custom-shape>
        <draw:custom-shape draw:style-name="gr98" draw:text-style-name="P18" draw:layer="layout" svg:width="1.04cm" svg:height="2.577cm" svg:x="20.221cm" svg:y="15.04cm">
          <text:p text:style-name="P4"/>
          <draw:enhanced-geometry svg:viewBox="0 0 21600 21600" draw:type="rectangle" draw:enhanced-path="M 0 0 L 21600 0 21600 21600 0 21600 0 0 Z N"/>
        </draw:custom-shape>
        <draw:custom-shape draw:style-name="gr98" draw:text-style-name="P18" draw:layer="layout" svg:width="1.041cm" svg:height="2.682cm" svg:x="24.554cm" svg:y="15.069cm">
          <text:p text:style-name="P4"/>
          <draw:enhanced-geometry svg:viewBox="0 0 21600 21600" draw:type="rectangle" draw:enhanced-path="M 0 0 L 21600 0 21600 21600 0 21600 0 0 Z N"/>
        </draw:custom-shape>
        <draw:frame draw:style-name="gr99" draw:text-style-name="P61" draw:layer="layout" svg:width="0.798cm" svg:height="3.083cm" svg:x="6.611cm" svg:y="14.868cm">
          <draw:text-box>
            <text:p text:style-name="P4"><text:span text:style-name="T57">x</text:span></text:p>
            <text:p text:style-name="P4"><text:span text:style-name="T57">y</text:span></text:p>
            <text:p text:style-name="P4"><text:span text:style-name="T57">z</text:span></text:p>
          </draw:text-box>
        </draw:frame>
        <draw:frame draw:style-name="gr99" draw:text-style-name="P61" draw:layer="layout" svg:width="0.799cm" svg:height="3.083cm" svg:x="10.808cm" svg:y="14.968cm">
          <draw:text-box>
            <text:p text:style-name="P4"><text:span text:style-name="T57">x</text:span></text:p>
            <text:p text:style-name="P4"><text:span text:style-name="T57">y</text:span></text:p>
            <text:p text:style-name="P4"><text:span text:style-name="T57">z</text:span></text:p>
          </draw:text-box>
        </draw:frame>
        <draw:frame draw:style-name="gr100" draw:text-style-name="P61" draw:layer="layout" svg:width="0.92cm" svg:height="3.181cm" svg:x="13.481cm" svg:y="14.77cm">
          <draw:text-box>
            <text:p text:style-name="P4"><text:span text:style-name="T57">x</text:span></text:p>
            <text:p text:style-name="P4"><text:span text:style-name="T57">y</text:span></text:p>
            <text:p text:style-name="P4"><text:span text:style-name="T57">z</text:span></text:p>
          </draw:text-box>
        </draw:frame>
        <draw:frame draw:style-name="gr99" draw:text-style-name="P61" draw:layer="layout" svg:width="0.799cm" svg:height="3.083cm" svg:x="17.678cm" svg:y="14.812cm">
          <draw:text-box>
            <text:p text:style-name="P4"><text:span text:style-name="T57">x</text:span></text:p>
            <text:p text:style-name="P4"><text:span text:style-name="T57">y</text:span></text:p>
            <text:p text:style-name="P4"><text:span text:style-name="T57">z</text:span></text:p>
          </draw:text-box>
        </draw:frame>
        <draw:frame draw:style-name="gr101" draw:text-style-name="P61" draw:layer="layout" svg:width="0.799cm" svg:height="3.083cm" svg:x="20.409cm" svg:y="14.796cm">
          <draw:text-box>
            <text:p text:style-name="P4"><text:span text:style-name="T57">x</text:span></text:p>
            <text:p text:style-name="P4"><text:span text:style-name="T57">y</text:span></text:p>
            <text:p text:style-name="P4"><text:span text:style-name="T57">z</text:span></text:p>
          </draw:text-box>
        </draw:frame>
        <draw:frame draw:style-name="gr99" draw:text-style-name="P61" draw:layer="layout" svg:width="0.798cm" svg:height="3.083cm" svg:x="24.712cm" svg:y="14.868cm">
          <draw:text-box>
            <text:p text:style-name="P4"><text:span text:style-name="T57">x</text:span></text:p>
            <text:p text:style-name="P4"><text:span text:style-name="T57">y</text:span></text:p>
            <text:p text:style-name="P4"><text:span text:style-name="T57">z</text:span></text:p>
          </draw:text-box>
        </draw:frame>
        <draw:line draw:style-name="gr36" draw:text-style-name="P18" draw:layer="layout" svg:x1="11.746cm" svg:y1="15.637cm" svg:x2="13.342cm" svg:y2="15.637cm">
          <text:p text:style-name="P4"/>
        </draw:line>
        <draw:line draw:style-name="gr36" draw:text-style-name="P18" draw:layer="layout" svg:x1="11.746cm" svg:y1="16.206cm" svg:x2="13.307cm" svg:y2="16.206cm">
          <text:p text:style-name="P4"/>
        </draw:line>
        <draw:line draw:style-name="gr36" draw:text-style-name="P18" draw:layer="layout" svg:x1="11.746cm" svg:y1="16.69cm" svg:x2="13.342cm" svg:y2="16.69cm">
          <text:p text:style-name="P4"/>
        </draw:line>
        <draw:line draw:style-name="gr36" draw:text-style-name="P18" draw:layer="layout" svg:x1="18.65cm" svg:y1="15.495cm" svg:x2="20.245cm" svg:y2="15.495cm">
          <text:p text:style-name="P4"/>
        </draw:line>
        <draw:line draw:style-name="gr36" draw:text-style-name="P18" draw:layer="layout" svg:x1="18.65cm" svg:y1="16.064cm" svg:x2="20.211cm" svg:y2="16.064cm">
          <text:p text:style-name="P4"/>
        </draw:line>
        <draw:line draw:style-name="gr36" draw:text-style-name="P18" draw:layer="layout" svg:x1="18.65cm" svg:y1="16.547cm" svg:x2="20.245cm" svg:y2="16.547cm">
          <text:p text:style-name="P4"/>
        </draw:line>
        <draw:line draw:style-name="gr36" draw:text-style-name="P18" draw:id="id89" draw:layer="layout" svg:x1="25.648cm" svg:y1="15.58cm" svg:x2="27.244cm" svg:y2="15.58cm">
          <text:p text:style-name="P4"/>
        </draw:line>
        <draw:line draw:style-name="gr36" draw:text-style-name="P18" draw:id="id87" draw:layer="layout" svg:x1="25.648cm" svg:y1="16.149cm" svg:x2="26.768cm" svg:y2="16.149cm">
          <text:p text:style-name="P4"/>
        </draw:line>
        <draw:line draw:style-name="gr36" draw:text-style-name="P18" draw:id="id85" draw:layer="layout" svg:x1="25.648cm" svg:y1="16.633cm" svg:x2="26.456cm" svg:y2="16.633cm">
          <text:p text:style-name="P4"/>
        </draw:line>
        <draw:line draw:style-name="gr36" draw:text-style-name="P18" draw:id="id88" draw:layer="layout" svg:x1="5.049cm" svg:y1="15.324cm" svg:x2="6.645cm" svg:y2="15.324cm">
          <text:p text:style-name="P4"/>
        </draw:line>
        <draw:line draw:style-name="gr36" draw:text-style-name="P18" draw:id="id86" draw:layer="layout" svg:x1="5.579cm" svg:y1="15.892cm" svg:x2="6.61cm" svg:y2="15.892cm">
          <text:p text:style-name="P4"/>
        </draw:line>
        <draw:line draw:style-name="gr36" draw:text-style-name="P18" draw:id="id84" draw:layer="layout" svg:x1="5.891cm" svg:y1="16.376cm" svg:x2="6.645cm" svg:y2="16.376cm">
          <text:p text:style-name="P4"/>
        </draw:line>
        <draw:connector draw:style-name="gr41" draw:text-style-name="P18" draw:layer="layout" draw:line-skew="2.708cm" svg:x1="5.891cm" svg:y1="16.376cm" svg:x2="26.456cm" svg:y2="16.633cm" draw:start-shape="id84" draw:start-glue-point="3" draw:end-shape="id85" draw:end-glue-point="1">
          <text:p text:style-name="P4"/>
        </draw:connector>
        <draw:connector draw:style-name="gr41" draw:text-style-name="P18" draw:layer="layout" draw:line-skew="3.639cm" svg:x1="5.579cm" svg:y1="15.892cm" svg:x2="26.768cm" svg:y2="16.149cm" draw:start-shape="id86" draw:start-glue-point="3" draw:end-shape="id87" draw:end-glue-point="1">
          <text:p text:style-name="P4"/>
        </draw:connector>
        <draw:connector draw:style-name="gr41" draw:text-style-name="P18" draw:layer="layout" draw:line-skew="4.574cm" svg:x1="5.049cm" svg:y1="15.324cm" svg:x2="27.244cm" svg:y2="15.58cm" draw:start-shape="id88" draw:start-glue-point="3" draw:end-shape="id89" draw:end-glue-point="1">
          <text:p text:style-name="P4"/>
        </draw:connector>
        <draw:frame draw:style-name="gr102" draw:text-style-name="P61" draw:layer="layout" svg:width="2.034cm" svg:height="1.195cm" svg:x="9.375cm" svg:y="17.201cm">
          <draw:text-box>
            <text:p text:style-name="P4"><text:span text:style-name="T57">ifc1r</text:span></text:p>
          </draw:text-box>
        </draw:frame>
        <draw:frame draw:style-name="gr103" draw:text-style-name="P61" draw:layer="layout" svg:width="1.982cm" svg:height="1.445cm" svg:x="14.132cm" svg:y="17.082cm">
          <draw:text-box>
            <text:p text:style-name="P4"><text:span text:style-name="T57">ifc2l</text:span></text:p>
          </draw:text-box>
        </draw:frame>
        <draw:frame draw:style-name="gr102" draw:text-style-name="P61" draw:layer="layout" svg:width="1.873cm" svg:height="1.195cm" svg:x="16.329cm" svg:y="17.159cm">
          <draw:text-box>
            <text:p text:style-name="P4"><text:span text:style-name="T57">ifc2r</text:span></text:p>
          </draw:text-box>
        </draw:frame>
        <draw:frame draw:style-name="gr104" draw:text-style-name="P61" draw:layer="layout" svg:width="1.949cm" svg:height="1.33cm" svg:x="21.002cm" svg:y="17.102cm">
          <draw:text-box>
            <text:p text:style-name="P4"><text:span text:style-name="T57">ifc3l</text:span></text:p>
          </draw:text-box>
        </draw:frame>
        <draw:frame draw:style-name="gr105" draw:text-style-name="P61" draw:layer="layout" svg:width="2.371cm" svg:height="1.195cm" svg:x="23.267cm" svg:y="17.236cm">
          <draw:text-box>
            <text:p text:style-name="P4"><text:span text:style-name="T57">ifc3r</text:span></text:p>
          </draw:text-box>
        </draw:frame>
        <draw:frame draw:style-name="gr103" draw:text-style-name="P61" draw:layer="layout" svg:width="2.098cm" svg:height="1.445cm" svg:x="7.365cm" svg:y="17.179cm">
          <draw:text-box>
            <text:p text:style-name="P4"><text:span text:style-name="T57">ifc1l</text:span></text:p>
          </draw:text-box>
        </draw:frame>
        <draw:frame draw:style-name="gr102" draw:text-style-name="P61" draw:layer="layout" svg:width="1.548cm" svg:height="1.195cm" svg:x="6.563cm" svg:y="13.88cm">
          <draw:text-box>
            <text:p text:style-name="P4"><text:span text:style-name="T57">u1</text:span></text:p>
          </draw:text-box>
        </draw:frame>
        <draw:frame draw:style-name="gr106" draw:text-style-name="P61" draw:layer="layout" svg:width="1.567cm" svg:height="1.195cm" svg:x="13.395cm" svg:y="13.964cm">
          <draw:text-box>
            <text:p text:style-name="P4"><text:span text:style-name="T57">u2</text:span></text:p>
          </draw:text-box>
        </draw:frame>
        <draw:frame draw:style-name="gr102" draw:text-style-name="P61" draw:layer="layout" svg:width="1.711cm" svg:height="1.195cm" svg:x="20.199cm" svg:y="13.923cm">
          <draw:text-box>
            <text:p text:style-name="P4"><text:span text:style-name="T57">u3</text:span></text:p>
          </draw:text-box>
        </draw:frame>
        <draw:frame presentation:style-name="pr34" draw:text-style-name="P73" draw:layer="layout" svg:width="12.66cm" svg:height="10.789cm" svg:x="5.493cm" svg:y="3.56cm" presentation:class="outline" presentation:user-transformed="true">
          <draw:text-box>
            <text:list text:style-name="L4">
              <text:list-item>
                <text:p text:style-name="P73"><text:span text:style-name="T70">csl_unit</text:span><text:span text:style-name="T71"> top {</text:span></text:p>
              </text:list-item>
            </text:list>
            <text:list text:style-name="L4">
              <text:list-item>
                <text:p text:style-name="P73"><text:span text:style-name="T71"><text:s text:c="2"/></text:span><text:span text:style-name="T71">u1 u11;</text:span></text:p>
              </text:list-item>
            </text:list>
            <text:list text:style-name="L4">
              <text:list-item>
                <text:p text:style-name="P73"><text:span text:style-name="T71"><text:s text:c="2"/></text:span><text:span text:style-name="T71">u2 u21;</text:span></text:p>
              </text:list-item>
            </text:list>
            <text:list text:style-name="L4">
              <text:list-item>
                <text:p text:style-name="P73"><text:span text:style-name="T71"><text:s text:c="2"/></text:span><text:span text:style-name="T71">u3 u31;</text:span></text:p>
              </text:list-item>
            </text:list>
            <text:list text:style-name="L4">
              <text:list-item>
                <text:p text:style-name="P73"><text:span text:style-name="T71"><text:s text:c="3"/></text:span><text:span text:style-name="T71">top () {</text:span></text:p>
              </text:list-item>
            </text:list>
            <text:list text:style-name="L4">
              <text:list-item>
                <text:p text:style-name="P73"><text:span text:style-name="T71"><text:s text:c="3"/></text:span><text:span text:style-name="T71">u11.ifc1r.</text:span><text:span text:style-name="T72">connect</text:span><text:span text:style-name="T71">(u21.ifc2l);</text:span></text:p>
              </text:list-item>
            </text:list>
            <text:list text:style-name="L4">
              <text:list-item>
                <text:p text:style-name="P73"><text:span text:style-name="T71"><text:s text:c="3"/></text:span><text:span text:style-name="T71">u21.ifc2r.</text:span><text:span text:style-name="T72">connect</text:span><text:span text:style-name="T71">(u31.ifc3l);</text:span></text:p>
              </text:list-item>
            </text:list>
            <text:list text:style-name="L4">
              <text:list-item>
                <text:p text:style-name="P73"><text:span text:style-name="T71"><text:s text:c="3"/></text:span><text:span text:style-name="T71">u31.ifc3r.</text:span><text:span text:style-name="T72">connect</text:span><text:span text:style-name="T71">(u11.ifc1l);</text:span></text:p>
              </text:list-item>
            </text:list>
            <text:list text:style-name="L4">
              <text:list-item>
                <text:p text:style-name="P73"><text:span text:style-name="T71"><text:s/></text:span><text:span text:style-name="T71">}</text:span></text:p>
              </text:list-item>
            </text:list>
            <text:list text:style-name="L4">
              <text:list-item>
                <text:p text:style-name="P73"><text:span text:style-name="T71">};</text:span></text:p>
              </text:list-item>
            </text:list>
            <text:list text:style-name="L4">
              <text:list-item>
                <text:p text:style-name="P73"><text:span text:style-name="T71"><text:s text:c="3"/></text:span></text:p>
              </text:list-item>
            </text:list>
          </draw:text-box>
        </draw:frame>
        <presentation:notes draw:style-name="dp2">
          <draw:page-thumbnail draw:style-name="gr1" draw:layer="layout" svg:width="13.877cm" svg:height="11.093cm" svg:x="3.577cm" svg:y="2.247cm" draw:page-number="60" presentation:class="page"/>
          <draw:frame presentation:style-name="pr5" draw:text-style-name="P25" draw:layer="layout" svg:width="15.399cm" svg:height="13.362cm" svg:x="2.798cm" svg:y="14.102cm" presentation:class="notes" presentation:placeholder="true">
            <draw:text-box/>
          </draw:frame>
        </presentation:notes>
      </draw:page>
      <draw:page draw:name="page61"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8" draw:layer="layout" svg:width="18.666cm" svg:height="3.649cm" svg:x="7.231cm" svg:y="0.974cm" presentation:class="title">
          <draw:text-box>
            <text:p text:style-name="P48">CSL_SIGNAL_GROUP</text:p>
          </draw:text-box>
        </draw:frame>
        <draw:frame presentation:style-name="pr15" draw:text-style-name="P74" draw:layer="layout" svg:width="22.216cm" svg:height="15.694cm" svg:x="5.455cm" svg:y="4.618cm" presentation:class="outline">
          <draw:text-box>
            <text:list text:style-name="L4">
              <text:list-item>
                <text:p text:style-name="P11"><text:span text:style-name="T73">Signals can be grouped together to form a single object which is more efficient to manipulate than performing the same operation on individual signals.</text:span></text:p>
              </text:list-item>
            </text:list>
            <text:list text:style-name="L4">
              <text:list-item>
                <text:p text:style-name="P11"><text:span text:style-name="T73">Signals <text:s/>can be added to vectors which get values in algorithmic or behavioral simulators.</text:span></text:p>
              </text:list-item>
            </text:list>
            <text:list text:style-name="L4">
              <text:list-item>
                <text:p text:style-name="P11"><text:span text:style-name="T73"><text:s/></text:span><text:span text:style-name="T73">Signal groups and vectors can be used later to construct testbenches.</text:span></text:p>
              </text:list-item>
            </text:list>
          </draw:text-box>
        </draw:frame>
        <presentation:notes draw:style-name="dp2">
          <draw:page-thumbnail draw:style-name="gr1" draw:layer="layout" svg:width="13.877cm" svg:height="11.093cm" svg:x="3.577cm" svg:y="2.247cm" draw:page-number="61" presentation:class="page"/>
          <draw:frame presentation:style-name="pr5" draw:text-style-name="P25" draw:layer="layout" svg:width="15.399cm" svg:height="13.362cm" svg:x="2.798cm" svg:y="14.102cm" presentation:class="notes" presentation:placeholder="true">
            <draw:text-box/>
          </draw:frame>
        </presentation:notes>
      </draw:page>
      <draw:page draw:name="page62"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7.231cm" svg:y="0.974cm" presentation:class="title">
          <draw:text-box>
            <text:p text:style-name="P48">CSL_INSTANCE_TREE</text:p>
          </draw:text-box>
        </draw:frame>
        <draw:frame presentation:style-name="pr15" draw:text-style-name="P49" draw:layer="layout" svg:width="22.216cm" svg:height="15.337cm" svg:x="5.455cm" svg:y="4.618cm" presentation:class="outline" presentation:placeholder="true">
          <draw:text-box/>
        </draw:frame>
        <presentation:notes draw:style-name="dp2">
          <draw:page-thumbnail draw:style-name="gr1" draw:layer="layout" svg:width="13.877cm" svg:height="11.093cm" svg:x="3.577cm" svg:y="2.247cm" draw:page-number="62" presentation:class="page"/>
          <draw:frame presentation:style-name="pr5" draw:text-style-name="P4" draw:layer="layout" svg:width="15.399cm" svg:height="13.362cm" svg:x="2.798cm" svg:y="14.102cm" presentation:class="notes" presentation:placeholder="true">
            <draw:text-box/>
          </draw:frame>
        </presentation:notes>
      </draw:page>
      <draw:page draw:name="page63"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7.231cm" svg:y="0.974cm" presentation:class="title">
          <draw:text-box>
            <text:p text:style-name="P48">CSL_AUTOROUTER</text:p>
          </draw:text-box>
        </draw:frame>
        <draw:frame presentation:style-name="pr15" draw:text-style-name="P19" draw:layer="layout" svg:width="22.216cm" svg:height="15.337cm" svg:x="5.455cm" svg:y="4.618cm" presentation:class="outline">
          <draw:text-box>
            <text:list text:style-name="L4">
              <text:list-item>
                <text:p text:style-name="P19">CSL autorouter routes signals between units as specifies by the user using connect by name.</text:p>
              </text:list-item>
            </text:list>
            <text:list text:style-name="L4">
              <text:list-item>
                <text:p text:style-name="P19">The user may specify the following auto router options:</text:p>
              </text:list-item>
            </text:list>
            <text:list text:style-name="L4">
              <text:list-item>
                <text:list>
                  <text:list-item>
                    <text:p text:style-name="P20">portions of the specification that should be processed/skipped by the autorouter tool</text:p>
                  </text:list-item>
                </text:list>
              </text:list-item>
            </text:list>
            <text:list text:style-name="L4">
              <text:list-item>
                <text:list>
                  <text:list-item>
                    <text:p text:style-name="P20">autorouter directives</text:p>
                  </text:list-item>
                </text:list>
              </text:list-item>
            </text:list>
            <text:list text:style-name="L4">
              <text:list-item>
                <text:list>
                  <text:list-item>
                    <text:p text:style-name="P20">autorouter options</text:p>
                  </text:list-item>
                </text:list>
              </text:list-item>
            </text:list>
          </draw:text-box>
        </draw:frame>
        <presentation:notes draw:style-name="dp2">
          <draw:page-thumbnail draw:style-name="gr1" draw:layer="layout" svg:width="13.877cm" svg:height="11.093cm" svg:x="3.577cm" svg:y="2.247cm" draw:page-number="63" presentation:class="page"/>
          <draw:frame presentation:style-name="pr5" draw:text-style-name="P4" draw:layer="layout" svg:width="15.399cm" svg:height="13.362cm" svg:x="2.798cm" svg:y="14.102cm" presentation:class="notes" presentation:placeholder="true">
            <draw:text-box/>
          </draw:frame>
        </presentation:notes>
      </draw:page>
      <draw:page draw:name="page64"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7.231cm" svg:y="0.974cm" presentation:class="title">
          <draw:text-box>
            <text:p text:style-name="P48">CSL_AUTOROUTER</text:p>
          </draw:text-box>
        </draw:frame>
        <draw:frame presentation:style-name="pr15" draw:text-style-name="P74" draw:layer="layout" svg:width="22.216cm" svg:height="15.337cm" svg:x="5.455cm" svg:y="4.618cm" presentation:class="outline">
          <draw:text-box>
            <text:list text:style-name="L4">
              <text:list-item>
                <text:p text:style-name="P11"><text:span text:style-name="T73">The cslc auto router automatically connects signals in the following cases:</text:span></text:p>
              </text:list-item>
            </text:list>
            <text:list text:style-name="L4">
              <text:list-item>
                <text:list>
                  <text:list-item>
                    <text:p text:style-name="P12"><text:span text:style-name="T73">connect by name - inference when the names of the connection endpoints are the same.</text:span></text:p>
                  </text:list-item>
                </text:list>
              </text:list-item>
            </text:list>
            <text:list text:style-name="L4">
              <text:list-item>
                <text:list>
                  <text:list-item>
                    <text:p text:style-name="P12"><text:span text:style-name="T73">csl connection statement - explicit connections specified by the </text:span><text:span text:style-name="T74">connect </text:span><text:span text:style-name="T73">method</text:span></text:p>
                  </text:list-item>
                </text:list>
              </text:list-item>
            </text:list>
          </draw:text-box>
        </draw:frame>
        <presentation:notes draw:style-name="dp2">
          <draw:page-thumbnail draw:style-name="gr1" draw:layer="layout" svg:width="13.877cm" svg:height="11.093cm" svg:x="3.577cm" svg:y="2.247cm" draw:page-number="64" presentation:class="page"/>
          <draw:frame presentation:style-name="pr5" draw:text-style-name="P4" draw:layer="layout" svg:width="15.399cm" svg:height="13.362cm" svg:x="2.798cm" svg:y="14.102cm" presentation:class="notes" presentation:placeholder="true">
            <draw:text-box/>
          </draw:frame>
        </presentation:notes>
      </draw:page>
      <draw:page draw:name="page65" draw:style-name="dp1" draw:master-page-name="fpl_5f_presentation_5f_template" presentation:presentation-page-layout-name="AL4T3">
        <office:forms form:automatic-focus="false" form:apply-design-mode="false"/>
        <draw:frame presentation:style-name="pr3" draw:text-style-name="P48" draw:layer="layout" svg:width="18.666cm" svg:height="3.769cm" svg:x="6.695cm" svg:y="0.311cm" presentation:class="title" presentation:user-transformed="true">
          <draw:text-box>
            <text:p text:style-name="P48">CSL_AUTOROUTER: Connection by name</text:p>
          </draw:text-box>
        </draw:frame>
        <draw:frame presentation:style-name="pr35" draw:text-style-name="P76" draw:layer="layout" svg:width="18.406cm" svg:height="16.059cm" svg:x="4.971cm" svg:y="4.263cm" presentation:class="outline" presentation:user-transformed="true">
          <draw:text-box>
            <text:list text:style-name="L4">
              <text:list-item>
                <text:p text:style-name="P75"><text:span text:style-name="T75">//CSL code</text:span></text:p>
              </text:list-item>
            </text:list>
            <text:list text:style-name="L4">
              <text:list-item>
                <text:p text:style-name="P75"><text:span text:style-name="T76"/></text:p>
              </text:list-item>
            </text:list>
            <text:list text:style-name="L4">
              <text:list-item>
                <text:p text:style-name="P75"><text:span text:style-name="T77">csl_unit</text:span><text:span text:style-name="T78"> a { </text:span><text:span text:style-name="T77">csl_port</text:span><text:span text:style-name="T78"> x(input); a () {} };</text:span></text:p>
              </text:list-item>
            </text:list>
            <text:list text:style-name="L4">
              <text:list-item>
                <text:p text:style-name="P75"><text:span text:style-name="T77">csl_unit</text:span><text:span text:style-name="T78"> b { </text:span><text:span text:style-name="T77">csl_port</text:span><text:span text:style-name="T78"> x(input); b () {} };</text:span></text:p>
              </text:list-item>
            </text:list>
            <text:list text:style-name="L4">
              <text:list-item>
                <text:p text:style-name="P75"><text:span text:style-name="T77">csl_unit</text:span><text:span text:style-name="T78"> c { </text:span><text:span text:style-name="T77">csl_port</text:span><text:span text:style-name="T78"> x(input); c () {} };</text:span></text:p>
              </text:list-item>
            </text:list>
            <text:list text:style-name="L4">
              <text:list-item>
                <text:p text:style-name="P75"><text:span text:style-name="T79">csl_unit</text:span><text:span text:style-name="T80"> middle {</text:span></text:p>
              </text:list-item>
            </text:list>
            <text:list text:style-name="L4">
              <text:list-item>
                <text:p text:style-name="P75"><text:span text:style-name="T80"><text:s/></text:span><text:span text:style-name="T80">a a0;</text:span></text:p>
              </text:list-item>
            </text:list>
            <text:list text:style-name="L4">
              <text:list-item>
                <text:p text:style-name="P75"><text:span text:style-name="T80"><text:s/></text:span><text:span text:style-name="T80">b b0;</text:span></text:p>
              </text:list-item>
            </text:list>
            <text:list text:style-name="L4">
              <text:list-item>
                <text:p text:style-name="P75"><text:span text:style-name="T80"><text:s/></text:span><text:span text:style-name="T80">c c0; </text:span></text:p>
              </text:list-item>
            </text:list>
            <text:list text:style-name="L4">
              <text:list-item>
                <text:p text:style-name="P75"><text:span text:style-name="T79"><text:s/></text:span><text:span text:style-name="T79">csl_port</text:span><text:span text:style-name="T80"> x(input);</text:span></text:p>
              </text:list-item>
            </text:list>
            <text:list text:style-name="L4">
              <text:list-item>
                <text:p text:style-name="P75"><text:span text:style-name="T80"><text:s text:c="2"/></text:span><text:span text:style-name="T80">middle () {} };</text:span></text:p>
              </text:list-item>
            </text:list>
            <text:list text:style-name="L4">
              <text:list-item>
                <text:p text:style-name="P75"><text:span text:style-name="T79">csl_unit</text:span><text:span text:style-name="T80"> top {</text:span></text:p>
              </text:list-item>
            </text:list>
            <text:list text:style-name="L4">
              <text:list-item>
                <text:p text:style-name="P75"><text:span text:style-name="T80"><text:s/></text:span><text:span text:style-name="T80">middle middle0;</text:span></text:p>
              </text:list-item>
            </text:list>
            <text:list text:style-name="L4">
              <text:list-item>
                <text:p text:style-name="P75"><text:span text:style-name="T80"><text:s/></text:span><text:span text:style-name="T79">csl_port</text:span><text:span text:style-name="T80"> x(input);</text:span></text:p>
              </text:list-item>
            </text:list>
            <text:list text:style-name="L4">
              <text:list-item>
                <text:p text:style-name="P75"><text:span text:style-name="T81"><text:s text:c="2"/></text:span><text:span text:style-name="T81">top () {} };</text:span></text:p>
              </text:list-item>
            </text:list>
            <text:list text:style-name="L4">
              <text:list-item>
                <text:p text:style-name="P75"><text:span text:style-name="T81"/></text:p>
              </text:list-item>
            </text:list>
          </draw:text-box>
        </draw:frame>
        <presentation:notes draw:style-name="dp2">
          <draw:page-thumbnail draw:style-name="gr1" draw:layer="layout" svg:width="13.877cm" svg:height="11.093cm" svg:x="3.577cm" svg:y="2.247cm" draw:page-number="65" presentation:class="page"/>
          <draw:frame presentation:style-name="pr5" draw:text-style-name="P4" draw:layer="layout" svg:width="15.399cm" svg:height="13.362cm" svg:x="2.798cm" svg:y="14.102cm" presentation:class="notes" presentation:placeholder="true">
            <draw:text-box/>
          </draw:frame>
        </presentation:notes>
      </draw:page>
      <draw:page draw:name="page66" draw:style-name="dp1" draw:master-page-name="fpl_5f_presentation_5f_template" presentation:presentation-page-layout-name="AL4T3">
        <office:forms form:automatic-focus="false" form:apply-design-mode="false"/>
        <draw:frame presentation:style-name="pr3" draw:text-style-name="P48" draw:layer="layout" svg:width="18.666cm" svg:height="3.769cm" svg:x="6.695cm" svg:y="0.312cm" presentation:class="title" presentation:user-transformed="true">
          <draw:text-box>
            <text:p text:style-name="P48">CSL_AUTOROUTER: Connection by name</text:p>
          </draw:text-box>
        </draw:frame>
        <draw:frame presentation:style-name="pr36" draw:text-style-name="P76" draw:layer="layout" svg:width="11.891cm" svg:height="15.19cm" svg:x="5.168cm" svg:y="4.498cm" presentation:class="outline" presentation:user-transformed="true">
          <draw:text-box>
            <text:list text:style-name="L4">
              <text:list-item>
                <text:p text:style-name="P77"><text:span text:style-name="T82">//generated Verilog code</text:span></text:p>
              </text:list-item>
            </text:list>
            <text:list text:style-name="L4">
              <text:list-item>
                <text:p text:style-name="P77"><text:span text:style-name="T81">module </text:span><text:span text:style-name="T78">top(x);</text:span></text:p>
              </text:list-item>
            </text:list>
            <text:list text:style-name="L4">
              <text:list-item>
                <text:p text:style-name="P77"><text:span text:style-name="T81"><text:s text:c="2"/></text:span><text:span text:style-name="T81">input </text:span><text:span text:style-name="T78">x;</text:span></text:p>
              </text:list-item>
            </text:list>
            <text:list text:style-name="L4">
              <text:list-item>
                <text:p text:style-name="P77"><text:span text:style-name="T78"><text:s text:c="2"/></text:span><text:span text:style-name="T78">middle middle0(.x(x));</text:span></text:p>
              </text:list-item>
            </text:list>
            <text:list text:style-name="L4">
              <text:list-item>
                <text:p text:style-name="P77"><text:span text:style-name="T81"><text:s text:c="2"/></text:span><text:span text:style-name="T81">endmodule</text:span></text:p>
              </text:list-item>
            </text:list>
            <text:list text:style-name="L4">
              <text:list-item>
                <text:p text:style-name="P77"><text:span text:style-name="T81">module </text:span><text:span text:style-name="T78">middle(x);</text:span></text:p>
              </text:list-item>
            </text:list>
            <text:list text:style-name="L4">
              <text:list-item>
                <text:p text:style-name="P77"><text:span text:style-name="T81"><text:s text:c="2"/></text:span><text:span text:style-name="T81">input </text:span><text:span text:style-name="T78">x;</text:span></text:p>
              </text:list-item>
            </text:list>
            <text:list text:style-name="L4">
              <text:list-item>
                <text:p text:style-name="P77"><text:span text:style-name="T78"><text:s text:c="2"/></text:span><text:span text:style-name="T78">a a0(.x(x));</text:span></text:p>
              </text:list-item>
            </text:list>
            <text:list text:style-name="L4">
              <text:list-item>
                <text:p text:style-name="P77"><text:span text:style-name="T78"><text:s text:c="2"/></text:span><text:span text:style-name="T78">b b0(.x(x));</text:span></text:p>
              </text:list-item>
            </text:list>
            <text:list text:style-name="L4">
              <text:list-item>
                <text:p text:style-name="P77"><text:span text:style-name="T78"><text:s text:c="2"/></text:span><text:span text:style-name="T78">c c0(.x(x));</text:span></text:p>
              </text:list-item>
            </text:list>
            <text:list text:style-name="L4">
              <text:list-item>
                <text:p text:style-name="P77"><text:span text:style-name="T81">endmodule</text:span></text:p>
              </text:list-item>
            </text:list>
            <text:list text:style-name="L4">
              <text:list-item>
                <text:p text:style-name="P77"><text:span text:style-name="T81">module </text:span><text:span text:style-name="T78">a(x);</text:span></text:p>
              </text:list-item>
            </text:list>
            <text:list text:style-name="L4">
              <text:list-item>
                <text:p text:style-name="P77"><text:span text:style-name="T78"><text:s text:c="2"/></text:span><text:span text:style-name="T78">input x;</text:span></text:p>
              </text:list-item>
            </text:list>
            <text:list text:style-name="L4">
              <text:list-item>
                <text:p text:style-name="P77"><text:span text:style-name="T81">endmodule</text:span></text:p>
              </text:list-item>
            </text:list>
            <text:list text:style-name="L4">
              <text:list-item>
                <text:p text:style-name="P77"><text:span text:style-name="T81"/></text:p>
              </text:list-item>
            </text:list>
          </draw:text-box>
        </draw:frame>
        <draw:frame presentation:style-name="pr37" draw:text-style-name="P78" draw:layer="layout" svg:width="11.891cm" svg:height="5.828cm" svg:x="15.518cm" svg:y="5.527cm" presentation:class="outline" presentation:user-transformed="true">
          <draw:text-box>
            <text:list text:style-name="L4">
              <text:list-item>
                <text:p text:style-name="P77"><text:span text:style-name="T81">module </text:span><text:span text:style-name="T78">b(x);</text:span></text:p>
              </text:list-item>
            </text:list>
            <text:list text:style-name="L4">
              <text:list-item>
                <text:p text:style-name="P77"><text:span text:style-name="T81"><text:s text:c="2"/></text:span><text:span text:style-name="T81">input </text:span><text:span text:style-name="T78">x;</text:span></text:p>
              </text:list-item>
            </text:list>
            <text:list text:style-name="L4">
              <text:list-item>
                <text:p text:style-name="P77"><text:span text:style-name="T81">endmodule</text:span></text:p>
              </text:list-item>
            </text:list>
            <text:list text:style-name="L4">
              <text:list-item>
                <text:p text:style-name="P77"><text:span text:style-name="T81">module </text:span><text:span text:style-name="T78">c(x);</text:span></text:p>
              </text:list-item>
            </text:list>
            <text:list text:style-name="L4">
              <text:list-item>
                <text:p text:style-name="P77"><text:span text:style-name="T81"><text:s text:c="2"/></text:span><text:span text:style-name="T81">input </text:span><text:span text:style-name="T78">x;</text:span></text:p>
              </text:list-item>
            </text:list>
            <text:list text:style-name="L4">
              <text:list-item>
                <text:p text:style-name="P77"><text:span text:style-name="T81">endmodule</text:span></text:p>
              </text:list-item>
            </text:list>
          </draw:text-box>
        </draw:frame>
        <presentation:notes draw:style-name="dp2">
          <draw:page-thumbnail draw:style-name="gr1" draw:layer="layout" svg:width="13.877cm" svg:height="11.093cm" svg:x="3.577cm" svg:y="2.247cm" draw:page-number="66" presentation:class="page"/>
          <draw:frame presentation:style-name="pr38" draw:layer="layout" svg:width="15.399cm" svg:height="13.111cm" svg:x="2.798cm" svg:y="14.102cm" presentation:class="notes" presentation:placeholder="true">
            <draw:text-box/>
          </draw:frame>
        </presentation:notes>
      </draw:page>
      <draw:page draw:name="page67" draw:style-name="dp1" draw:master-page-name="fpl_5f_presentation_5f_template" presentation:presentation-page-layout-name="AL1T19">
        <office:forms form:automatic-focus="false" form:apply-design-mode="false"/>
        <draw:frame presentation:style-name="pr3" draw:text-style-name="P48" draw:layer="layout" svg:width="18.666cm" svg:height="3.769cm" svg:x="7.231cm" svg:y="0.914cm" presentation:class="title">
          <draw:text-box>
            <text:p text:style-name="P48">CSL_AUTOROUTER: Connection by name</text:p>
          </draw:text-box>
        </draw:frame>
        <draw:custom-shape draw:style-name="gr107" draw:text-style-name="P79" draw:layer="layout" svg:width="11.195cm" svg:height="3.704cm" svg:x="7.103cm" svg:y="7.447cm">
          <text:p text:style-name="P4"/>
          <draw:enhanced-geometry svg:viewBox="0 0 21600 21600" draw:type="rectangle" draw:enhanced-path="M 0 0 L 21600 0 21600 21600 0 21600 0 0 Z N"/>
        </draw:custom-shape>
        <draw:custom-shape draw:style-name="gr107" draw:text-style-name="P79" draw:layer="layout" svg:width="11.195cm" svg:height="3.704cm" svg:x="7.103cm" svg:y="12.85cm">
          <text:p text:style-name="P4"/>
          <draw:enhanced-geometry svg:viewBox="0 0 21600 21600" draw:type="rectangle" draw:enhanced-path="M 0 0 L 21600 0 21600 21600 0 21600 0 0 Z N"/>
        </draw:custom-shape>
        <draw:custom-shape draw:style-name="gr108" draw:text-style-name="P79" draw:layer="layout" svg:width="9.692cm" svg:height="2.256cm" svg:x="7.883cm" svg:y="8.199cm">
          <text:p text:style-name="P4"/>
          <draw:enhanced-geometry svg:viewBox="0 0 21600 21600" draw:type="rectangle" draw:enhanced-path="M 0 0 L 21600 0 21600 21600 0 21600 0 0 Z N"/>
        </draw:custom-shape>
        <draw:custom-shape draw:style-name="gr108" draw:text-style-name="P79" draw:layer="layout" svg:width="9.692cm" svg:height="2.284cm" svg:x="7.883cm" svg:y="13.546cm">
          <text:p text:style-name="P4"/>
          <draw:enhanced-geometry svg:viewBox="0 0 21600 21600" draw:type="rectangle" draw:enhanced-path="M 0 0 L 21600 0 21600 21600 0 21600 0 0 Z N"/>
        </draw:custom-shape>
        <draw:custom-shape draw:style-name="gr109" draw:text-style-name="P79" draw:layer="layout" svg:width="1.392cm" svg:height="1.003cm" svg:x="9.888cm" svg:y="8.955cm">
          <text:p text:style-name="P4"/>
          <draw:enhanced-geometry svg:viewBox="0 0 21600 21600" draw:type="rectangle" draw:enhanced-path="M 0 0 L 21600 0 21600 21600 0 21600 0 0 Z N"/>
        </draw:custom-shape>
        <draw:custom-shape draw:style-name="gr109" draw:text-style-name="P79" draw:layer="layout" svg:width="1.392cm" svg:height="1.003cm" svg:x="12.188cm" svg:y="8.956cm">
          <text:p text:style-name="P4"/>
          <draw:enhanced-geometry svg:viewBox="0 0 21600 21600" draw:type="rectangle" draw:enhanced-path="M 0 0 L 21600 0 21600 21600 0 21600 0 0 Z N"/>
        </draw:custom-shape>
        <draw:custom-shape draw:style-name="gr109" draw:text-style-name="P79" draw:layer="layout" svg:width="1.392cm" svg:height="1.003cm" svg:x="14.488cm" svg:y="8.957cm">
          <text:p text:style-name="P4"/>
          <draw:enhanced-geometry svg:viewBox="0 0 21600 21600" draw:type="rectangle" draw:enhanced-path="M 0 0 L 21600 0 21600 21600 0 21600 0 0 Z N"/>
        </draw:custom-shape>
        <draw:custom-shape draw:style-name="gr109" draw:text-style-name="P79" draw:id="id92" draw:layer="layout" svg:width="1.392cm" svg:height="1.003cm" svg:x="9.888cm" svg:y="14.356cm">
          <text:p text:style-name="P4"/>
          <draw:enhanced-geometry svg:viewBox="0 0 21600 21600" draw:type="rectangle" draw:enhanced-path="M 0 0 L 21600 0 21600 21600 0 21600 0 0 Z N"/>
        </draw:custom-shape>
        <draw:custom-shape draw:style-name="gr109" draw:text-style-name="P79" draw:layer="layout" svg:width="1.392cm" svg:height="1.003cm" svg:x="12.188cm" svg:y="14.357cm">
          <text:p text:style-name="P4"/>
          <draw:enhanced-geometry svg:viewBox="0 0 21600 21600" draw:type="rectangle" draw:enhanced-path="M 0 0 L 21600 0 21600 21600 0 21600 0 0 Z N"/>
        </draw:custom-shape>
        <draw:custom-shape draw:style-name="gr109" draw:text-style-name="P79" draw:layer="layout" svg:width="1.392cm" svg:height="1.003cm" svg:x="14.488cm" svg:y="14.358cm">
          <text:p text:style-name="P4"/>
          <draw:enhanced-geometry svg:viewBox="0 0 21600 21600" draw:type="rectangle" draw:enhanced-path="M 0 0 L 21600 0 21600 21600 0 21600 0 0 Z N"/>
        </draw:custom-shape>
        <draw:frame draw:style-name="gr43" draw:text-style-name="P80" draw:layer="layout" svg:width="1.588cm" svg:height="0.882cm" svg:x="7.018cm" svg:y="7.588cm">
          <draw:text-box>
            <text:p text:style-name="P4"><text:span text:style-name="T83">top</text:span></text:p>
          </draw:text-box>
        </draw:frame>
        <draw:frame draw:style-name="gr43" draw:text-style-name="P80" draw:layer="layout" svg:width="1.588cm" svg:height="0.882cm" svg:x="7.085cm" svg:y="12.971cm">
          <draw:text-box>
            <text:p text:style-name="P4"><text:span text:style-name="T83">top</text:span></text:p>
          </draw:text-box>
        </draw:frame>
        <draw:frame draw:style-name="gr43" draw:text-style-name="P80" draw:layer="layout" svg:width="2.209cm" svg:height="0.882cm" svg:x="7.762cm" svg:y="8.26cm">
          <draw:text-box>
            <text:p text:style-name="P4"><text:span text:style-name="T83">middle</text:span></text:p>
          </draw:text-box>
        </draw:frame>
        <draw:frame draw:style-name="gr43" draw:text-style-name="P80" draw:layer="layout" svg:width="2.209cm" svg:height="0.882cm" svg:x="7.763cm" svg:y="13.66cm">
          <draw:text-box>
            <text:p text:style-name="P4"><text:span text:style-name="T83">middle</text:span></text:p>
          </draw:text-box>
        </draw:frame>
        <draw:frame draw:style-name="gr43" draw:text-style-name="P80" draw:layer="layout" svg:width="0.717cm" svg:height="0.882cm" svg:x="12.43cm" svg:y="7.248cm">
          <draw:text-box>
            <text:p text:style-name="P4"><text:span text:style-name="T83">x</text:span></text:p>
          </draw:text-box>
        </draw:frame>
        <draw:frame draw:style-name="gr43" draw:text-style-name="P80" draw:layer="layout" svg:width="0.717cm" svg:height="0.882cm" svg:x="12.771cm" svg:y="12.62cm">
          <draw:text-box>
            <text:p text:style-name="P4"><text:span text:style-name="T83">x</text:span></text:p>
          </draw:text-box>
        </draw:frame>
        <draw:frame draw:style-name="gr43" draw:text-style-name="P80" draw:layer="layout" svg:width="0.717cm" svg:height="0.882cm" svg:x="10.235cm" svg:y="8.744cm">
          <draw:text-box>
            <text:p text:style-name="P4"><text:span text:style-name="T83">x</text:span></text:p>
          </draw:text-box>
        </draw:frame>
        <draw:frame draw:style-name="gr43" draw:text-style-name="P80" draw:layer="layout" svg:width="0.717cm" svg:height="0.882cm" svg:x="12.536cm" svg:y="8.744cm">
          <draw:text-box>
            <text:p text:style-name="P4"><text:span text:style-name="T83">x</text:span></text:p>
          </draw:text-box>
        </draw:frame>
        <draw:frame draw:style-name="gr43" draw:text-style-name="P80" draw:layer="layout" svg:width="0.717cm" svg:height="0.882cm" svg:x="14.837cm" svg:y="8.744cm">
          <draw:text-box>
            <text:p text:style-name="P4"><text:span text:style-name="T83">x</text:span></text:p>
          </draw:text-box>
        </draw:frame>
        <draw:frame draw:style-name="gr110" draw:text-style-name="P80" draw:id="id91" draw:layer="layout" svg:width="0.717cm" svg:height="0.757cm" svg:x="14.838cm" svg:y="14.36cm">
          <draw:text-box>
            <text:p text:style-name="P4"><text:span text:style-name="T83">x</text:span></text:p>
          </draw:text-box>
        </draw:frame>
        <draw:frame draw:style-name="gr43" draw:text-style-name="P80" draw:layer="layout" svg:width="0.717cm" svg:height="0.882cm" svg:x="12.539cm" svg:y="14.144cm">
          <draw:text-box>
            <text:p text:style-name="P4"><text:span text:style-name="T83">x</text:span></text:p>
          </draw:text-box>
        </draw:frame>
        <draw:frame draw:style-name="gr43" draw:text-style-name="P80" draw:layer="layout" svg:width="0.717cm" svg:height="0.882cm" svg:x="10.24cm" svg:y="14.144cm">
          <draw:text-box>
            <text:p text:style-name="P4"><text:span text:style-name="T83">x</text:span></text:p>
          </draw:text-box>
        </draw:frame>
        <draw:frame draw:style-name="gr111" draw:text-style-name="P80" draw:layer="layout" svg:width="0.717cm" svg:height="2.673cm" svg:x="9.762cm" svg:y="8.821cm">
          <draw:text-box>
            <text:p text:style-name="P4"><text:span text:style-name="T83">a</text:span></text:p>
          </draw:text-box>
        </draw:frame>
        <draw:frame draw:style-name="gr112" draw:text-style-name="P80" draw:layer="layout" svg:width="0.717cm" svg:height="0.882cm" svg:x="12.13cm" svg:y="8.849cm">
          <draw:text-box>
            <text:p text:style-name="P4"><text:span text:style-name="T83">b</text:span></text:p>
          </draw:text-box>
        </draw:frame>
        <draw:frame draw:style-name="gr112" draw:text-style-name="P80" draw:layer="layout" svg:width="0.717cm" svg:height="0.882cm" svg:x="14.359cm" svg:y="8.82cm">
          <draw:text-box>
            <text:p text:style-name="P4"><text:span text:style-name="T83">c</text:span></text:p>
          </draw:text-box>
        </draw:frame>
        <draw:frame draw:style-name="gr113" draw:text-style-name="P80" draw:layer="layout" svg:width="0.717cm" svg:height="0.882cm" svg:x="9.708cm" svg:y="14.174cm">
          <draw:text-box>
            <text:p text:style-name="P4"><text:span text:style-name="T83">a</text:span></text:p>
          </draw:text-box>
        </draw:frame>
        <draw:frame draw:style-name="gr43" draw:text-style-name="P80" draw:layer="layout" svg:width="0.717cm" svg:height="0.882cm" svg:x="12.103cm" svg:y="14.249cm">
          <draw:text-box>
            <text:p text:style-name="P4"><text:span text:style-name="T83">b</text:span></text:p>
          </draw:text-box>
        </draw:frame>
        <draw:frame draw:style-name="gr43" draw:text-style-name="P80" draw:layer="layout" svg:width="0.717cm" svg:height="0.882cm" svg:x="14.36cm" svg:y="14.22cm">
          <draw:text-box>
            <text:p text:style-name="P4"><text:span text:style-name="T83">c</text:span></text:p>
          </draw:text-box>
        </draw:frame>
        <draw:frame draw:style-name="gr43" draw:text-style-name="P80" draw:layer="layout" svg:width="0.717cm" svg:height="0.882cm" svg:x="12.754cm" svg:y="13.327cm">
          <draw:text-box>
            <text:p text:style-name="P4"><text:span text:style-name="T83">x</text:span></text:p>
          </draw:text-box>
        </draw:frame>
        <draw:line draw:style-name="gr114" draw:text-style-name="P79" draw:id="id90" draw:layer="layout" svg:x1="12.912cm" svg:y1="12.85cm" svg:x2="12.912cm" svg:y2="14.382cm">
          <draw:glue-point draw:id="4" svg:x="-20cm" svg:y="2.362cm"/>
          <text:p text:style-name="P4"/>
        </draw:line>
        <draw:connector draw:style-name="gr114" draw:text-style-name="P79" draw:layer="layout" draw:line-skew="0cm 0.117cm" svg:x1="12.912cm" svg:y1="13.977cm" svg:x2="15.196cm" svg:y2="14.36cm" draw:start-shape="id90" draw:start-glue-point="4" draw:end-shape="id91" draw:end-glue-point="0">
          <text:p text:style-name="P4"/>
        </draw:connector>
        <draw:connector draw:style-name="gr114" draw:text-style-name="P79" draw:layer="layout" draw:line-skew="-0.048cm 0.122cm" svg:x1="12.912cm" svg:y1="13.977cm" svg:x2="10.584cm" svg:y2="14.356cm" draw:start-shape="id90" draw:start-glue-point="4" draw:end-shape="id92" draw:end-glue-point="0">
          <text:p text:style-name="P4"/>
        </draw:connector>
        <presentation:notes draw:style-name="dp2">
          <draw:page-thumbnail draw:style-name="gr1" draw:layer="layout" svg:width="13.877cm" svg:height="11.093cm" svg:x="3.577cm" svg:y="2.247cm" draw:page-number="67" presentation:class="page"/>
          <draw:frame presentation:style-name="pr5" draw:text-style-name="P4" draw:layer="layout" svg:width="15.399cm" svg:height="13.362cm" svg:x="2.798cm" svg:y="14.102cm" presentation:class="notes" presentation:placeholder="true">
            <draw:text-box/>
          </draw:frame>
        </presentation:notes>
      </draw:page>
      <draw:page draw:name="page68" draw:style-name="dp1" draw:master-page-name="fpl_5f_presentation_5f_template" presentation:presentation-page-layout-name="AL3T1">
        <office:forms form:automatic-focus="false" form:apply-design-mode="false"/>
        <draw:frame presentation:style-name="pr3" draw:text-style-name="P48" draw:layer="layout" svg:width="18.666cm" svg:height="3.769cm" svg:x="7.231cm" svg:y="0.914cm" presentation:class="title">
          <draw:text-box>
            <text:p text:style-name="P48">CSL_AUTOROUTER: Connection rules</text:p>
          </draw:text-box>
        </draw:frame>
        <draw:frame presentation:style-name="pr15" draw:text-style-name="P82" draw:layer="layout" svg:width="22.216cm" svg:height="15.694cm" svg:x="5.455cm" svg:y="4.618cm" presentation:class="outline" presentation:user-transformed="true">
          <draw:text-box>
            <text:list text:style-name="L4">
              <text:list-item>
                <text:p text:style-name="P81"><text:span text:style-name="T84">Connecting a port of the parent unit to a port in the child unit: <text:s/>no wire is created</text:span></text:p>
              </text:list-item>
            </text:list>
            <text:list text:style-name="L4">
              <text:list-item>
                <text:p text:style-name="P81"><text:span text:style-name="T84">Connecting two ports belonging to sibling units: only wires are created</text:span></text:p>
              </text:list-item>
            </text:list>
            <text:list text:style-name="L4">
              <text:list-item>
                <text:p text:style-name="P81"><text:span text:style-name="T84">Connecting ports on different levels of the hierarchy: autorouter will </text:span><text:span text:style-name="T85">infer ports for each level until it reaches the scope of the nearest common container where it will infer wires.</text:span></text:p>
              </text:list-item>
            </text:list>
          </draw:text-box>
        </draw:frame>
        <presentation:notes draw:style-name="dp2">
          <draw:page-thumbnail draw:style-name="gr1" draw:layer="layout" svg:width="13.877cm" svg:height="11.093cm" svg:x="3.577cm" svg:y="2.247cm" draw:page-number="68" presentation:class="page"/>
          <draw:frame presentation:style-name="pr5" draw:text-style-name="P4" draw:layer="layout" svg:width="15.399cm" svg:height="13.362cm" svg:x="2.798cm" svg:y="14.102cm" presentation:class="notes" presentation:placeholder="true">
            <draw:text-box/>
          </draw:frame>
        </presentation:notes>
      </draw:page>
      <draw:page draw:name="page69" draw:style-name="dp1" draw:master-page-name="fpl_5f_presentation_5f_template" presentation:presentation-page-layout-name="AL4T3">
        <office:forms form:automatic-focus="false" form:apply-design-mode="false"/>
        <draw:frame presentation:style-name="pr3" draw:text-style-name="P4" draw:layer="layout" svg:width="18.666cm" svg:height="3.649cm" svg:x="6.963cm" svg:y="0.237cm" presentation:class="title" presentation:user-transformed="true">
          <draw:text-box>
            <text:p text:style-name="P4">CSL_AUTOROUTER</text:p>
          </draw:text-box>
        </draw:frame>
        <draw:frame presentation:style-name="pr39" draw:text-style-name="P85" draw:layer="layout" svg:width="20.916cm" svg:height="17.202cm" svg:x="5.207cm" svg:y="3.293cm" presentation:class="outline" presentation:user-transformed="true">
          <draw:text-box>
            <text:list text:style-name="L4">
              <text:list-item>
                <text:p text:style-name="P83"><text:span text:style-name="T86">//CSL </text:span><text:span text:style-name="T87">code</text:span></text:p>
              </text:list-item>
            </text:list>
            <text:list text:style-name="L4">
              <text:list-item>
                <text:p text:style-name="P83"><text:span text:style-name="T88"/></text:p>
              </text:list-item>
            </text:list>
            <text:list text:style-name="L4">
              <text:list-item>
                <text:p text:style-name="P83"><text:span text:style-name="T89">csl_unit</text:span><text:span text:style-name="T90"> a { </text:span><text:span text:style-name="T89">csl_port</text:span><text:span text:style-name="T90"> x(input); a () {} };</text:span></text:p>
              </text:list-item>
            </text:list>
            <text:list text:style-name="L4">
              <text:list-item>
                <text:p text:style-name="P83"><text:span text:style-name="T89">csl_unit</text:span><text:span text:style-name="T90"> b {</text:span></text:p>
              </text:list-item>
            </text:list>
            <text:list text:style-name="L4">
              <text:list-item>
                <text:p text:style-name="P84"><text:span text:style-name="T91">//no need to specifically turn on the auto router</text:span></text:p>
              </text:list-item>
            </text:list>
            <text:list text:style-name="L4">
              <text:list-item>
                <text:p text:style-name="P84"><text:span text:style-name="T91">//router on a0 and a2 since it is on by default</text:span></text:p>
              </text:list-item>
            </text:list>
            <text:list text:style-name="L4">
              <text:list-item>
                <text:p text:style-name="P83"><text:span text:style-name="T90"><text:s/></text:span><text:span text:style-name="T90">a a0,a1,a2; </text:span></text:p>
              </text:list-item>
            </text:list>
            <text:list text:style-name="L4">
              <text:list-item>
                <text:p text:style-name="P83"><text:span text:style-name="T89"><text:s/></text:span><text:span text:style-name="T89">csl_signal</text:span><text:span text:style-name="T90"> z;</text:span></text:p>
              </text:list-item>
            </text:list>
            <text:list text:style-name="L4">
              <text:list-item>
                <text:p text:style-name="P83"><text:span text:style-name="T90"><text:s text:c="2"/></text:span><text:span text:style-name="T90">b () {</text:span></text:p>
              </text:list-item>
            </text:list>
            <text:list text:style-name="L4">
              <text:list-item>
                <text:p text:style-name="P83"><text:span text:style-name="T90"><text:s text:c="3"/></text:span><text:span text:style-name="T92">a0</text:span><text:span text:style-name="T93">.</text:span><text:span text:style-name="T94">set_auto_router</text:span><text:span text:style-name="T93">(</text:span><text:span text:style-name="T92">off</text:span><text:span text:style-name="T93">);</text:span></text:p>
              </text:list-item>
            </text:list>
            <text:list text:style-name="L4">
              <text:list-item>
                <text:p text:style-name="P83"><text:span text:style-name="T93"><text:s text:c="3"/></text:span><text:span text:style-name="T95">z</text:span><text:span text:style-name="T93">.</text:span><text:span text:style-name="T94">connect</text:span><text:span text:style-name="T93">(</text:span><text:span text:style-name="T95">a0.x</text:span><text:span text:style-name="T93">); } };</text:span><text:span text:style-name="T90"> </text:span></text:p>
              </text:list-item>
            </text:list>
            <text:list text:style-name="L4">
              <text:list-item>
                <text:p text:style-name="P83"><text:span text:style-name="T89">csl_unit</text:span><text:span text:style-name="T90"> c { </text:span><text:span text:style-name="T89">csl_port</text:span><text:span text:style-name="T90"> x(output); c () {} };</text:span></text:p>
              </text:list-item>
            </text:list>
            <text:list text:style-name="L4">
              <text:list-item>
                <text:p text:style-name="P83"><text:span text:style-name="T96">csl_unit</text:span><text:span text:style-name="T97"> top { </text:span></text:p>
              </text:list-item>
            </text:list>
            <text:list text:style-name="L4">
              <text:list-item>
                <text:p text:style-name="P83"><text:span text:style-name="T97"><text:s/></text:span><text:span text:style-name="T97">b b0;</text:span></text:p>
              </text:list-item>
            </text:list>
            <text:list text:style-name="L4">
              <text:list-item>
                <text:p text:style-name="P83"><text:span text:style-name="T97"><text:s/></text:span><text:span text:style-name="T97">c c0;</text:span></text:p>
              </text:list-item>
            </text:list>
            <text:list text:style-name="L4">
              <text:list-item>
                <text:p text:style-name="P83"><text:span text:style-name="T97"><text:s text:c="2"/></text:span><text:span text:style-name="T97">top () {} };</text:span></text:p>
              </text:list-item>
            </text:list>
          </draw:text-box>
        </draw:frame>
        <presentation:notes draw:style-name="dp2">
          <draw:page-thumbnail draw:style-name="gr1" draw:layer="layout" svg:width="13.877cm" svg:height="11.093cm" svg:x="3.577cm" svg:y="2.247cm" draw:page-number="69" presentation:class="page"/>
          <draw:frame presentation:style-name="pr5" draw:text-style-name="P4" draw:layer="layout" svg:width="15.399cm" svg:height="13.362cm" svg:x="2.798cm" svg:y="14.102cm" presentation:class="notes" presentation:placeholder="true">
            <draw:text-box/>
          </draw:frame>
        </presentation:notes>
      </draw:page>
      <draw:page draw:name="page70" draw:style-name="dp1" draw:master-page-name="fpl_5f_presentation_5f_template" presentation:presentation-page-layout-name="AL4T3">
        <office:forms form:automatic-focus="false" form:apply-design-mode="false"/>
        <draw:frame presentation:style-name="pr3" draw:text-style-name="P4" draw:layer="layout" svg:width="18.666cm" svg:height="3.649cm" svg:x="6.963cm" svg:y="0.238cm" presentation:class="title" presentation:user-transformed="true">
          <draw:text-box>
            <text:p text:style-name="P4">CSL_AUTOROUTER</text:p>
          </draw:text-box>
        </draw:frame>
        <draw:frame presentation:style-name="pr40" draw:text-style-name="P86" draw:layer="layout" svg:width="10.651cm" svg:height="18.427cm" svg:x="5.695cm" svg:y="3.226cm" presentation:class="outline" presentation:user-transformed="true">
          <draw:text-box>
            <text:list text:style-name="L4">
              <text:list-item>
                <text:p text:style-name="P83"><text:span text:style-name="T98">//generated Verilog code</text:span></text:p>
              </text:list-item>
            </text:list>
            <text:list text:style-name="L4">
              <text:list-item>
                <text:p text:style-name="P83"><text:span text:style-name="T97">module </text:span><text:span text:style-name="T90">top</text:span><text:span text:style-name="T97">();</text:span></text:p>
              </text:list-item>
            </text:list>
            <text:list text:style-name="L4">
              <text:list-item>
                <text:p text:style-name="P83"><text:span text:style-name="T97"><text:s text:c="2"/></text:span><text:span text:style-name="T97">wire </text:span><text:span text:style-name="T90">y;</text:span></text:p>
              </text:list-item>
            </text:list>
            <text:list text:style-name="L4">
              <text:list-item>
                <text:p text:style-name="P83"><text:span text:style-name="T90"><text:s text:c="2"/></text:span><text:span text:style-name="T90">b b0(.x(y));</text:span></text:p>
              </text:list-item>
            </text:list>
            <text:list text:style-name="L4">
              <text:list-item>
                <text:p text:style-name="P83"><text:span text:style-name="T90"><text:s text:c="2"/></text:span><text:span text:style-name="T90">c c0(.x(y));</text:span></text:p>
              </text:list-item>
            </text:list>
            <text:list text:style-name="L4">
              <text:list-item>
                <text:p text:style-name="P83"><text:span text:style-name="T97">endmodule</text:span></text:p>
              </text:list-item>
            </text:list>
            <text:list text:style-name="L4">
              <text:list-item>
                <text:p text:style-name="P83"><text:span text:style-name="T97">module </text:span><text:span text:style-name="T90">c</text:span><text:span text:style-name="T97">(</text:span><text:span text:style-name="T90">x</text:span><text:span text:style-name="T97">);</text:span></text:p>
              </text:list-item>
            </text:list>
            <text:list text:style-name="L4">
              <text:list-item>
                <text:p text:style-name="P83"><text:span text:style-name="T97"><text:s text:c="2"/></text:span><text:span text:style-name="T97">output </text:span><text:span text:style-name="T90">x;</text:span></text:p>
              </text:list-item>
            </text:list>
            <text:list text:style-name="L4">
              <text:list-item>
                <text:p text:style-name="P83"><text:span text:style-name="T97">endmodule</text:span></text:p>
              </text:list-item>
            </text:list>
            <text:list text:style-name="L4">
              <text:list-item>
                <text:p text:style-name="P83"><text:span text:style-name="T97">module </text:span><text:span text:style-name="T90">b</text:span><text:span text:style-name="T97">(</text:span><text:span text:style-name="T90">x</text:span><text:span text:style-name="T97">);</text:span></text:p>
              </text:list-item>
            </text:list>
            <text:list text:style-name="L4">
              <text:list-item>
                <text:p text:style-name="P83"><text:span text:style-name="T97"><text:s text:c="2"/></text:span><text:span text:style-name="T97">input </text:span><text:span text:style-name="T90">x;</text:span></text:p>
              </text:list-item>
            </text:list>
            <text:list text:style-name="L4">
              <text:list-item>
                <text:p text:style-name="P83"><text:span text:style-name="T97"><text:s text:c="2"/></text:span><text:span text:style-name="T97">wire </text:span><text:span text:style-name="T90">z;</text:span></text:p>
              </text:list-item>
            </text:list>
            <text:list text:style-name="L4">
              <text:list-item>
                <text:p text:style-name="P83"><text:span text:style-name="T90"><text:s text:c="2"/></text:span><text:span text:style-name="T90">a a0(.x(x));</text:span></text:p>
              </text:list-item>
            </text:list>
            <text:list text:style-name="L4">
              <text:list-item>
                <text:p text:style-name="P83"><text:span text:style-name="T90"><text:s text:c="2"/></text:span><text:span text:style-name="T90">a a1(.x(z));</text:span></text:p>
              </text:list-item>
            </text:list>
            <text:list text:style-name="L4">
              <text:list-item>
                <text:p text:style-name="P83"><text:span text:style-name="T90"><text:s text:c="2"/></text:span><text:span text:style-name="T90">a a2(.x(x));</text:span></text:p>
              </text:list-item>
            </text:list>
            <text:list text:style-name="L4">
              <text:list-item>
                <text:p text:style-name="P83"><text:span text:style-name="T97">endmodule</text:span></text:p>
              </text:list-item>
            </text:list>
            <text:list text:style-name="L4">
              <text:list-item>
                <text:p text:style-name="P83"><text:span text:style-name="T97"/></text:p>
              </text:list-item>
            </text:list>
          </draw:text-box>
        </draw:frame>
        <draw:frame presentation:style-name="pr41" draw:text-style-name="P86" draw:layer="layout" svg:width="10.651cm" svg:height="15.441cm" svg:x="15.342cm" svg:y="3.429cm" presentation:class="outline" presentation:user-transformed="true">
          <draw:text-box>
            <text:list text:style-name="L4">
              <text:list-item>
                <text:p text:style-name="P83"><text:span text:style-name="T97"/></text:p>
              </text:list-item>
            </text:list>
            <text:list text:style-name="L4">
              <text:list-item>
                <text:p text:style-name="P83"><text:span text:style-name="T97">module </text:span><text:span text:style-name="T90">a(x);</text:span></text:p>
              </text:list-item>
            </text:list>
            <text:list text:style-name="L4">
              <text:list-item>
                <text:p text:style-name="P83"><text:span text:style-name="T97"><text:s text:c="2"/></text:span><text:span text:style-name="T97">input </text:span><text:span text:style-name="T90">x;</text:span></text:p>
              </text:list-item>
            </text:list>
            <text:list text:style-name="L4">
              <text:list-item>
                <text:p text:style-name="P83"><text:span text:style-name="T97">endmodule</text:span></text:p>
              </text:list-item>
            </text:list>
          </draw:text-box>
        </draw:frame>
        <presentation:notes draw:style-name="dp2">
          <draw:page-thumbnail draw:style-name="gr1" draw:layer="layout" svg:width="13.877cm" svg:height="11.093cm" svg:x="3.577cm" svg:y="2.247cm" draw:page-number="70" presentation:class="page"/>
          <draw:frame presentation:style-name="pr38" draw:layer="layout" svg:width="15.399cm" svg:height="13.111cm" svg:x="2.798cm" svg:y="14.102cm" presentation:class="notes" presentation:placeholder="true">
            <draw:text-box/>
          </draw:frame>
        </presentation:notes>
      </draw:page>
      <draw:page draw:name="page71" draw:style-name="dp1" draw:master-page-name="fpl_5f_presentation_5f_template" presentation:presentation-page-layout-name="AL1T19">
        <office:forms form:automatic-focus="false" form:apply-design-mode="false"/>
        <draw:frame presentation:style-name="pr3" draw:text-style-name="P4" draw:layer="layout" svg:width="18.666cm" svg:height="3.649cm" svg:x="7.231cm" svg:y="0.974cm" presentation:class="title">
          <draw:text-box>
            <text:p text:style-name="P4">1<text:span text:style-name="T99">st</text:span> variant</text:p>
          </draw:text-box>
        </draw:frame>
        <draw:custom-shape draw:style-name="gr107" draw:text-style-name="P79" draw:layer="layout" svg:width="15.242cm" svg:height="8.942cm" svg:x="6.852cm" svg:y="7.371cm">
          <text:p text:style-name="P4"/>
          <draw:enhanced-geometry svg:viewBox="0 0 21600 21600" draw:type="rectangle" draw:enhanced-path="M 0 0 L 21600 0 21600 21600 0 21600 0 0 Z N"/>
        </draw:custom-shape>
        <draw:custom-shape draw:style-name="gr108" draw:text-style-name="P79" draw:layer="layout" svg:width="13.008cm" svg:height="3.917cm" svg:x="8.055cm" svg:y="8.203cm">
          <text:p text:style-name="P4"/>
          <draw:enhanced-geometry svg:viewBox="0 0 21600 21600" draw:type="rectangle" draw:enhanced-path="M 0 0 L 21600 0 21600 21600 0 21600 0 0 Z N"/>
        </draw:custom-shape>
        <draw:custom-shape draw:style-name="gr109" draw:text-style-name="P79" draw:layer="layout" svg:width="3.228cm" svg:height="2.037cm" svg:x="9.014cm" svg:y="8.811cm">
          <text:p text:style-name="P4"/>
          <draw:enhanced-geometry svg:viewBox="0 0 21600 21600" draw:type="rectangle" draw:enhanced-path="M 0 0 L 21600 0 21600 21600 0 21600 0 0 Z N"/>
        </draw:custom-shape>
        <draw:custom-shape draw:style-name="gr109" draw:text-style-name="P79" draw:layer="layout" svg:width="3.228cm" svg:height="2.063cm" svg:x="13.014cm" svg:y="8.812cm">
          <text:p text:style-name="P4"/>
          <draw:enhanced-geometry svg:viewBox="0 0 21600 21600" draw:type="rectangle" draw:enhanced-path="M 0 0 L 21600 0 21600 21600 0 21600 0 0 Z N"/>
        </draw:custom-shape>
        <draw:custom-shape draw:style-name="gr109" draw:text-style-name="P79" draw:layer="layout" svg:width="3.228cm" svg:height="2.062cm" svg:x="17.014cm" svg:y="8.813cm">
          <text:p text:style-name="P4"/>
          <draw:enhanced-geometry svg:viewBox="0 0 21600 21600" draw:type="rectangle" draw:enhanced-path="M 0 0 L 21600 0 21600 21600 0 21600 0 0 Z N"/>
        </draw:custom-shape>
        <draw:frame draw:style-name="gr43" draw:text-style-name="P80" draw:layer="layout" svg:width="1.376cm" svg:height="0.882cm" svg:x="6.827cm" svg:y="7.435cm">
          <draw:text-box>
            <text:p text:style-name="P4"><text:span text:style-name="T83">top</text:span></text:p>
          </draw:text-box>
        </draw:frame>
        <draw:frame draw:style-name="gr43" draw:text-style-name="P80" draw:layer="layout" svg:width="1.085cm" svg:height="0.882cm" svg:x="8.045cm" svg:y="8.254cm">
          <draw:text-box>
            <text:p text:style-name="P4"><text:span text:style-name="T83">b0</text:span></text:p>
          </draw:text-box>
        </draw:frame>
        <draw:frame draw:style-name="gr43" draw:text-style-name="P80" draw:layer="layout" svg:width="1.058cm" svg:height="0.882cm" svg:x="12.252cm" svg:y="12.7cm">
          <draw:text-box>
            <text:p text:style-name="P4"><text:span text:style-name="T83">c0</text:span></text:p>
          </draw:text-box>
        </draw:frame>
        <draw:frame draw:style-name="gr43" draw:text-style-name="P80" draw:layer="layout" svg:width="0.688cm" svg:height="0.882cm" svg:x="14.475cm" svg:y="12.804cm">
          <draw:text-box>
            <text:p text:style-name="P4"><text:span text:style-name="T83">x</text:span></text:p>
          </draw:text-box>
        </draw:frame>
        <draw:frame draw:style-name="gr43" draw:text-style-name="P80" draw:layer="layout" svg:width="0.688cm" svg:height="0.882cm" svg:x="8.406cm" svg:y="11.349cm">
          <draw:text-box>
            <text:p text:style-name="P4"><text:span text:style-name="T83">z</text:span></text:p>
          </draw:text-box>
        </draw:frame>
        <draw:frame draw:style-name="gr115" draw:text-style-name="P80" draw:layer="layout" svg:width="3.633cm" svg:height="2.775cm" svg:x="8.883cm" svg:y="8.809cm">
          <draw:text-box>
            <text:p text:style-name="P4"><text:span text:style-name="T83">a0</text:span></text:p>
            <text:p text:style-name="P4"><text:span text:style-name="T100">autorouter(on)</text:span></text:p>
            <text:p text:style-name="P4"><text:span text:style-name="T83"/></text:p>
            <text:p text:style-name="P4"><text:span text:style-name="T83"><text:s text:c="14"/></text:span><text:span text:style-name="T83">x</text:span></text:p>
          </draw:text-box>
        </draw:frame>
        <draw:frame draw:style-name="gr115" draw:text-style-name="P80" draw:layer="layout" svg:width="3.681cm" svg:height="2.775cm" svg:x="12.883cm" svg:y="8.81cm">
          <draw:text-box>
            <text:p text:style-name="P4"><text:span text:style-name="T83">a1</text:span></text:p>
            <text:p text:style-name="P4"><text:span text:style-name="T100">autorouter(off)</text:span></text:p>
            <text:p text:style-name="P4"><text:span text:style-name="T83"/></text:p>
            <text:p text:style-name="P4"><text:span text:style-name="T83"><text:s text:c="13"/></text:span><text:span text:style-name="T83">x</text:span></text:p>
          </draw:text-box>
        </draw:frame>
        <draw:frame draw:style-name="gr115" draw:text-style-name="P80" draw:layer="layout" svg:width="3.729cm" svg:height="2.775cm" svg:x="16.883cm" svg:y="8.811cm">
          <draw:text-box>
            <text:p text:style-name="P4"><text:span text:style-name="T83">a2</text:span></text:p>
            <text:p text:style-name="P4"><text:span text:style-name="T100">autorouter(on)</text:span></text:p>
            <text:p text:style-name="P4"><text:span text:style-name="T83"/></text:p>
            <text:p text:style-name="P4"><text:span text:style-name="T83"><text:s text:c="14"/></text:span><text:span text:style-name="T83">x</text:span></text:p>
          </draw:text-box>
        </draw:frame>
        <draw:line draw:style-name="gr114" draw:text-style-name="P79" draw:layer="layout" svg:x1="10.611cm" svg:y1="10.848cm" svg:x2="10.611cm" svg:y2="10.346cm">
          <text:p text:style-name="P4"/>
        </draw:line>
        <draw:line draw:style-name="gr114" draw:text-style-name="P79" draw:layer="layout" svg:x1="14.511cm" svg:y1="10.848cm" svg:x2="14.511cm" svg:y2="10.346cm">
          <text:p text:style-name="P4"/>
        </draw:line>
        <draw:line draw:style-name="gr114" draw:text-style-name="P79" draw:layer="layout" svg:x1="18.611cm" svg:y1="10.848cm" svg:x2="18.611cm" svg:y2="10.346cm">
          <text:p text:style-name="P4"/>
        </draw:line>
        <draw:custom-shape draw:style-name="gr116" draw:text-style-name="P87" draw:layer="layout" svg:width="4.582cm" svg:height="2.405cm" svg:x="12.326cm" svg:y="12.755cm">
          <text:p text:style-name="P4"><text:span text:style-name="T101">autorouter(on)</text:span></text:p>
          <draw:enhanced-geometry svg:viewBox="0 0 21600 21600" draw:type="rectangle" draw:enhanced-path="M 0 0 L 21600 0 21600 21600 0 21600 0 0 Z N"/>
        </draw:custom-shape>
        <draw:line draw:style-name="gr114" draw:text-style-name="P79" draw:layer="layout" svg:x1="14.553cm" svg:y1="13.414cm" svg:x2="14.553cm" svg:y2="12.753cm">
          <text:p text:style-name="P4"/>
        </draw:line>
        <draw:frame draw:style-name="gr43" draw:text-style-name="P80" draw:layer="layout" svg:width="0.688cm" svg:height="0.882cm" svg:x="14.421cm" svg:y="12.789cm">
          <draw:text-box>
            <text:p text:style-name="P4"><text:span text:style-name="T83">x</text:span></text:p>
          </draw:text-box>
        </draw:frame>
        <draw:frame draw:style-name="gr43" draw:text-style-name="P80" draw:layer="layout" svg:width="1.085cm" svg:height="0.882cm" svg:x="12.279cm" svg:y="12.725cm">
          <draw:text-box>
            <text:p text:style-name="P4"><text:span text:style-name="T83">c0</text:span></text:p>
          </draw:text-box>
        </draw:frame>
        <draw:frame draw:style-name="gr117" draw:text-style-name="P88" draw:layer="layout" svg:width="3.194cm" svg:height="0.882cm" svg:x="7.151cm" svg:y="15.159cm">
          <draw:text-box>
            <text:p text:style-name="P4"><text:span text:style-name="T101">autorouter(on)</text:span></text:p>
          </draw:text-box>
        </draw:frame>
        <draw:connector draw:style-name="gr118" draw:text-style-name="P18" draw:layer="layout" draw:line-skew="-0.176cm" svg:x1="9.072cm" svg:y1="11.799cm" svg:x2="9.639cm" svg:y2="11.394cm">
          <text:p text:style-name="P4"/>
        </draw:connector>
        <presentation:notes draw:style-name="dp2">
          <draw:page-thumbnail draw:style-name="gr1" draw:layer="layout" svg:width="13.877cm" svg:height="11.093cm" svg:x="3.577cm" svg:y="2.247cm" draw:page-number="71" presentation:class="page"/>
          <draw:frame presentation:style-name="pr5" draw:text-style-name="P4" draw:layer="layout" svg:width="15.399cm" svg:height="13.362cm" svg:x="2.798cm" svg:y="14.102cm" presentation:class="notes" presentation:placeholder="true">
            <draw:text-box/>
          </draw:frame>
        </presentation:notes>
      </draw:page>
      <draw:page draw:name="page72" draw:style-name="dp1" draw:master-page-name="fpl_5f_presentation_5f_template" presentation:presentation-page-layout-name="AL1T19">
        <office:forms form:automatic-focus="false" form:apply-design-mode="false"/>
        <draw:frame presentation:style-name="pr3" draw:text-style-name="P4" draw:layer="layout" svg:width="18.666cm" svg:height="3.769cm" svg:x="7.231cm" svg:y="0.914cm" presentation:class="title">
          <draw:text-box>
            <text:p text:style-name="P4">Selective autorouting: before routing 2<text:span text:style-name="T99">nd</text:span> Variant</text:p>
          </draw:text-box>
        </draw:frame>
        <draw:custom-shape draw:style-name="gr107" draw:text-style-name="P79" draw:layer="layout" svg:width="15.242cm" svg:height="8.942cm" svg:x="7.622cm" svg:y="8.074cm">
          <text:p text:style-name="P4"/>
          <draw:enhanced-geometry svg:viewBox="0 0 21600 21600" draw:type="rectangle" draw:enhanced-path="M 0 0 L 21600 0 21600 21600 0 21600 0 0 Z N"/>
        </draw:custom-shape>
        <draw:custom-shape draw:style-name="gr108" draw:text-style-name="P79" draw:layer="layout" svg:width="13.008cm" svg:height="3.917cm" svg:x="8.825cm" svg:y="8.906cm">
          <text:p text:style-name="P4"/>
          <draw:enhanced-geometry svg:viewBox="0 0 21600 21600" draw:type="rectangle" draw:enhanced-path="M 0 0 L 21600 0 21600 21600 0 21600 0 0 Z N"/>
        </draw:custom-shape>
        <draw:custom-shape draw:style-name="gr109" draw:text-style-name="P79" draw:layer="layout" svg:width="3.228cm" svg:height="2.037cm" svg:x="9.784cm" svg:y="9.514cm">
          <text:p text:style-name="P4"/>
          <draw:enhanced-geometry svg:viewBox="0 0 21600 21600" draw:type="rectangle" draw:enhanced-path="M 0 0 L 21600 0 21600 21600 0 21600 0 0 Z N"/>
        </draw:custom-shape>
        <draw:custom-shape draw:style-name="gr109" draw:text-style-name="P79" draw:layer="layout" svg:width="3.228cm" svg:height="2.063cm" svg:x="13.784cm" svg:y="9.515cm">
          <text:p text:style-name="P4"/>
          <draw:enhanced-geometry svg:viewBox="0 0 21600 21600" draw:type="rectangle" draw:enhanced-path="M 0 0 L 21600 0 21600 21600 0 21600 0 0 Z N"/>
        </draw:custom-shape>
        <draw:custom-shape draw:style-name="gr109" draw:text-style-name="P79" draw:layer="layout" svg:width="3.228cm" svg:height="2.062cm" svg:x="17.784cm" svg:y="9.516cm">
          <text:p text:style-name="P4"/>
          <draw:enhanced-geometry svg:viewBox="0 0 21600 21600" draw:type="rectangle" draw:enhanced-path="M 0 0 L 21600 0 21600 21600 0 21600 0 0 Z N"/>
        </draw:custom-shape>
        <draw:frame draw:style-name="gr43" draw:text-style-name="P80" draw:layer="layout" svg:width="1.376cm" svg:height="0.882cm" svg:x="7.597cm" svg:y="8.138cm">
          <draw:text-box>
            <text:p text:style-name="P4"><text:span text:style-name="T83">top</text:span></text:p>
          </draw:text-box>
        </draw:frame>
        <draw:frame draw:style-name="gr43" draw:text-style-name="P80" draw:layer="layout" svg:width="1.085cm" svg:height="0.882cm" svg:x="8.815cm" svg:y="8.957cm">
          <draw:text-box>
            <text:p text:style-name="P4"><text:span text:style-name="T83">b0</text:span></text:p>
          </draw:text-box>
        </draw:frame>
        <draw:frame draw:style-name="gr43" draw:text-style-name="P80" draw:layer="layout" svg:width="1.058cm" svg:height="0.882cm" svg:x="13.022cm" svg:y="13.403cm">
          <draw:text-box>
            <text:p text:style-name="P4"><text:span text:style-name="T83">c0</text:span></text:p>
          </draw:text-box>
        </draw:frame>
        <draw:frame draw:style-name="gr43" draw:text-style-name="P80" draw:layer="layout" svg:width="0.688cm" svg:height="0.882cm" svg:x="15.245cm" svg:y="13.507cm">
          <draw:text-box>
            <text:p text:style-name="P4"><text:span text:style-name="T83">x</text:span></text:p>
          </draw:text-box>
        </draw:frame>
        <draw:frame draw:style-name="gr43" draw:text-style-name="P80" draw:layer="layout" svg:width="0.688cm" svg:height="0.882cm" svg:x="9.635cm" svg:y="12.052cm">
          <draw:text-box>
            <text:p text:style-name="P4"><text:span text:style-name="T83">z</text:span></text:p>
          </draw:text-box>
        </draw:frame>
        <draw:frame draw:style-name="gr115" draw:text-style-name="P80" draw:layer="layout" svg:width="3.633cm" svg:height="2.775cm" svg:x="9.653cm" svg:y="9.512cm">
          <draw:text-box>
            <text:p text:style-name="P4"><text:span text:style-name="T83">a0</text:span></text:p>
            <text:p text:style-name="P4"><text:span text:style-name="T100"/></text:p>
            <text:p text:style-name="P4"><text:span text:style-name="T83"/></text:p>
            <text:p text:style-name="P4"><text:span text:style-name="T83"><text:s text:c="14"/></text:span><text:span text:style-name="T83">x</text:span></text:p>
          </draw:text-box>
        </draw:frame>
        <draw:frame draw:style-name="gr115" draw:text-style-name="P80" draw:layer="layout" svg:width="3.681cm" svg:height="2.775cm" svg:x="13.653cm" svg:y="9.513cm">
          <draw:text-box>
            <text:p text:style-name="P4"><text:span text:style-name="T83">a1</text:span></text:p>
            <text:p text:style-name="P4"><text:span text:style-name="T100"/></text:p>
            <text:p text:style-name="P4"><text:span text:style-name="T83"/></text:p>
            <text:p text:style-name="P4"><text:span text:style-name="T83"><text:s text:c="13"/></text:span><text:span text:style-name="T83">x</text:span></text:p>
          </draw:text-box>
        </draw:frame>
        <draw:frame draw:style-name="gr115" draw:text-style-name="P80" draw:layer="layout" svg:width="3.729cm" svg:height="2.775cm" svg:x="17.653cm" svg:y="9.514cm">
          <draw:text-box>
            <text:p text:style-name="P4"><text:span text:style-name="T83">a2</text:span></text:p>
            <text:p text:style-name="P4"><text:span text:style-name="T100"/></text:p>
            <text:p text:style-name="P4"><text:span text:style-name="T83"/></text:p>
            <text:p text:style-name="P4"><text:span text:style-name="T83"><text:s text:c="14"/></text:span><text:span text:style-name="T83">x</text:span></text:p>
          </draw:text-box>
        </draw:frame>
        <draw:line draw:style-name="gr114" draw:text-style-name="P79" draw:layer="layout" svg:x1="11.381cm" svg:y1="11.551cm" svg:x2="11.381cm" svg:y2="11.049cm">
          <text:p text:style-name="P4"/>
        </draw:line>
        <draw:line draw:style-name="gr114" draw:text-style-name="P79" draw:layer="layout" svg:x1="15.281cm" svg:y1="11.551cm" svg:x2="15.281cm" svg:y2="11.049cm">
          <text:p text:style-name="P4"/>
        </draw:line>
        <draw:line draw:style-name="gr114" draw:text-style-name="P79" draw:layer="layout" svg:x1="19.381cm" svg:y1="11.551cm" svg:x2="19.381cm" svg:y2="11.049cm">
          <text:p text:style-name="P4"/>
        </draw:line>
        <draw:line draw:style-name="gr119" draw:text-style-name="P79" draw:layer="layout" svg:x1="9.767cm" svg:y1="11.763cm" svg:x2="9.767cm" svg:y2="12.624cm">
          <text:p text:style-name="P4"/>
        </draw:line>
        <draw:custom-shape draw:style-name="gr108" draw:text-style-name="P79" draw:layer="layout" svg:width="4.582cm" svg:height="2.405cm" svg:x="13.096cm" svg:y="13.458cm">
          <text:p text:style-name="P4"/>
          <draw:enhanced-geometry svg:viewBox="0 0 21600 21600" draw:type="rectangle" draw:enhanced-path="M 0 0 L 21600 0 21600 21600 0 21600 0 0 Z N"/>
        </draw:custom-shape>
        <draw:line draw:style-name="gr114" draw:text-style-name="P79" draw:layer="layout" svg:x1="15.323cm" svg:y1="14.117cm" svg:x2="15.323cm" svg:y2="13.456cm">
          <text:p text:style-name="P4"/>
        </draw:line>
        <draw:frame draw:style-name="gr43" draw:text-style-name="P80" draw:layer="layout" svg:width="0.688cm" svg:height="0.882cm" svg:x="15.191cm" svg:y="13.492cm">
          <draw:text-box>
            <text:p text:style-name="P4"><text:span text:style-name="T83">x</text:span></text:p>
          </draw:text-box>
        </draw:frame>
        <draw:frame draw:style-name="gr43" draw:text-style-name="P80" draw:layer="layout" svg:width="1.085cm" svg:height="0.882cm" svg:x="13.049cm" svg:y="13.428cm">
          <draw:text-box>
            <text:p text:style-name="P4"><text:span text:style-name="T83">c0</text:span></text:p>
          </draw:text-box>
        </draw:frame>
        <draw:g>
          <draw:custom-shape draw:style-name="gr120" draw:text-style-name="P18" draw:layer="layout" svg:width="0.624cm" svg:height="0.397cm" draw:transform="rotate (1.5707963267946) translate (12.574cm 11.235cm)">
            <text:p text:style-name="P4"/>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line draw:style-name="gr29" draw:text-style-name="P18" draw:layer="layout" svg:x1="12.574cm" svg:y1="10.611cm" svg:x2="12.574cm" svg:y2="11.523cm">
            <text:p text:style-name="P4"/>
          </draw:line>
        </draw:g>
        <draw:g>
          <draw:custom-shape draw:style-name="gr121" draw:text-style-name="P18" draw:layer="layout" svg:width="0.624cm" svg:height="0.397cm" draw:transform="rotate (1.5707963267946) translate (16.604cm 11.276cm)">
            <text:p text:style-name="P4"/>
            <draw:enhanced-geometry svg:viewBox="0 0 21600 21600" draw:glue-points="10800 0 5400 10800 10800 21600 16200 10800" draw:text-areas="5400 0 16200 10800" draw:type="flowchart-merge" draw:enhanced-path="M 0 0 L 21600 0 10800 21600 0 0 Z N"/>
          </draw:custom-shape>
          <draw:line draw:style-name="gr29" draw:text-style-name="P18" draw:layer="layout" svg:x1="16.604cm" svg:y1="10.652cm" svg:x2="16.604cm" svg:y2="11.564cm">
            <text:p text:style-name="P4"/>
          </draw:line>
        </draw:g>
        <draw:g>
          <draw:custom-shape draw:style-name="gr120" draw:text-style-name="P18" draw:layer="layout" svg:width="0.624cm" svg:height="0.397cm" draw:transform="rotate (1.5707963267946) translate (20.593cm 11.256cm)">
            <text:p text:style-name="P4"/>
            <draw:enhanced-geometry svg:viewBox="0 0 21600 21600" draw:glue-points="10800 0 5400 10800 10800 21600 16200 10800" draw:text-areas="5400 0 16200 10800" draw:type="flowchart-merge" draw:enhanced-path="M 0 0 L 21600 0 10800 21600 0 0 Z N"/>
          </draw:custom-shape>
          <draw:line draw:style-name="gr29" draw:text-style-name="P18" draw:layer="layout" svg:x1="20.593cm" svg:y1="10.632cm" svg:x2="20.593cm" svg:y2="11.544cm">
            <text:p text:style-name="P4"/>
          </draw:line>
        </draw:g>
        <draw:g>
          <draw:custom-shape draw:style-name="gr120" draw:text-style-name="P18" draw:layer="layout" svg:width="0.624cm" svg:height="0.397cm" draw:transform="rotate (1.5707963267946) translate (17.039cm 15.452cm)">
            <text:p text:style-name="P4"/>
            <draw:enhanced-geometry svg:viewBox="0 0 21600 21600" draw:glue-points="10800 0 5400 10800 10800 21600 16200 10800" draw:text-areas="5400 0 16200 10800" draw:type="flowchart-merge" draw:enhanced-path="M 0 0 L 21600 0 10800 21600 0 0 Z N"/>
          </draw:custom-shape>
          <draw:line draw:style-name="gr29" draw:text-style-name="P18" draw:layer="layout" svg:x1="17.039cm" svg:y1="14.828cm" svg:x2="17.039cm" svg:y2="15.74cm">
            <text:p text:style-name="P4"/>
          </draw:line>
        </draw:g>
        <draw:g>
          <draw:custom-shape draw:style-name="gr120" draw:text-style-name="P18" draw:layer="layout" svg:width="0.624cm" svg:height="0.397cm" draw:transform="rotate (1.5707963267946) translate (4.776cm 5.9cm)">
            <text:p text:style-name="P4"/>
            <draw:enhanced-geometry svg:viewBox="0 0 21600 21600" draw:glue-points="10800 0 5400 10800 10800 21600 16200 10800" draw:text-areas="5400 0 16200 10800" draw:type="flowchart-merge" draw:enhanced-path="M 0 0 L 21600 0 10800 21600 0 0 Z N"/>
          </draw:custom-shape>
          <draw:line draw:style-name="gr29" draw:text-style-name="P18" draw:layer="layout" svg:x1="4.776cm" svg:y1="5.276cm" svg:x2="4.776cm" svg:y2="6.188cm">
            <text:p text:style-name="P4"/>
          </draw:line>
        </draw:g>
        <draw:g>
          <draw:custom-shape draw:style-name="gr121" draw:text-style-name="P18" draw:layer="layout" svg:width="0.624cm" svg:height="0.397cm" draw:transform="rotate (1.5707963267946) translate (4.777cm 6.954cm)">
            <text:p text:style-name="P4"/>
            <draw:enhanced-geometry svg:viewBox="0 0 21600 21600" draw:glue-points="10800 0 5400 10800 10800 21600 16200 10800" draw:text-areas="5400 0 16200 10800" draw:type="flowchart-merge" draw:enhanced-path="M 0 0 L 21600 0 10800 21600 0 0 Z N"/>
          </draw:custom-shape>
          <draw:line draw:style-name="gr29" draw:text-style-name="P18" draw:layer="layout" svg:x1="4.777cm" svg:y1="6.33cm" svg:x2="4.777cm" svg:y2="7.242cm">
            <text:p text:style-name="P4"/>
          </draw:line>
        </draw:g>
        <draw:frame draw:style-name="gr44" draw:text-style-name="P89" draw:layer="layout" svg:width="4.512cm" svg:height="1.191cm" svg:x="6.059cm" svg:y="5.035cm">
          <draw:text-box>
            <text:p text:style-name="P4"><text:span text:style-name="T102">autoroute(on)</text:span></text:p>
          </draw:text-box>
        </draw:frame>
        <draw:frame draw:style-name="gr44" draw:text-style-name="P89" draw:layer="layout" svg:width="4.512cm" svg:height="1.191cm" svg:x="5.991cm" svg:y="6.256cm">
          <draw:text-box>
            <text:p text:style-name="P4"><text:span text:style-name="T102">autoroute(off)</text:span></text:p>
          </draw:text-box>
        </draw:frame>
        <draw:g>
          <draw:custom-shape draw:style-name="gr120" draw:text-style-name="P18" draw:layer="layout" svg:width="0.624cm" svg:height="0.397cm" draw:transform="rotate (1.5707963267946) translate (8.323cm 16.267cm)">
            <text:p text:style-name="P4"/>
            <draw:enhanced-geometry svg:viewBox="0 0 21600 21600" draw:glue-points="10800 0 5400 10800 10800 21600 16200 10800" draw:text-areas="5400 0 16200 10800" draw:type="flowchart-merge" draw:enhanced-path="M 0 0 L 21600 0 10800 21600 0 0 Z N"/>
          </draw:custom-shape>
          <draw:line draw:style-name="gr29" draw:text-style-name="P18" draw:layer="layout" svg:x1="8.323cm" svg:y1="15.643cm" svg:x2="8.323cm" svg:y2="16.555cm">
            <text:p text:style-name="P4"/>
          </draw:line>
        </draw:g>
        <presentation:notes draw:style-name="dp2">
          <draw:page-thumbnail draw:style-name="gr1" draw:layer="layout" svg:width="13.877cm" svg:height="11.093cm" svg:x="3.577cm" svg:y="2.247cm" draw:page-number="72" presentation:class="page"/>
          <draw:frame presentation:style-name="pr5" draw:text-style-name="P25" draw:layer="layout" svg:width="15.399cm" svg:height="13.362cm" svg:x="2.798cm" svg:y="14.102cm" presentation:class="notes" presentation:placeholder="true">
            <draw:text-box/>
          </draw:frame>
        </presentation:notes>
      </draw:page>
      <draw:page draw:name="page73" draw:style-name="dp1" draw:master-page-name="fpl_5f_presentation_5f_template" presentation:presentation-page-layout-name="AL1T19">
        <office:forms form:automatic-focus="false" form:apply-design-mode="false"/>
        <draw:frame presentation:style-name="pr3" draw:text-style-name="P4" draw:layer="layout" svg:width="18.666cm" svg:height="3.769cm" svg:x="7.231cm" svg:y="0.914cm" presentation:class="title">
          <draw:text-box>
            <text:p text:style-name="P4">Selective autorouting: after autorouting</text:p>
          </draw:text-box>
        </draw:frame>
        <draw:custom-shape draw:style-name="gr107" draw:text-style-name="P79" draw:layer="layout" svg:width="15.242cm" svg:height="8.942cm" svg:x="5.908cm" svg:y="6.755cm">
          <text:p text:style-name="P4"/>
          <draw:enhanced-geometry svg:viewBox="0 0 21600 21600" draw:type="rectangle" draw:enhanced-path="M 0 0 L 21600 0 21600 21600 0 21600 0 0 Z N"/>
        </draw:custom-shape>
        <draw:custom-shape draw:style-name="gr108" draw:text-style-name="P79" draw:layer="layout" svg:width="13.008cm" svg:height="4.042cm" svg:x="7.156cm" svg:y="7.594cm">
          <text:p text:style-name="P4"/>
          <draw:enhanced-geometry svg:viewBox="0 0 21600 21600" draw:type="rectangle" draw:enhanced-path="M 0 0 L 21600 0 21600 21600 0 21600 0 0 Z N"/>
        </draw:custom-shape>
        <draw:custom-shape draw:style-name="gr109" draw:text-style-name="P79" draw:layer="layout" svg:width="3.228cm" svg:height="2.037cm" svg:x="8.115cm" svg:y="8.202cm">
          <text:p text:style-name="P4"/>
          <draw:enhanced-geometry svg:viewBox="0 0 21600 21600" draw:type="rectangle" draw:enhanced-path="M 0 0 L 21600 0 21600 21600 0 21600 0 0 Z N"/>
        </draw:custom-shape>
        <draw:custom-shape draw:style-name="gr109" draw:text-style-name="P79" draw:layer="layout" svg:width="3.228cm" svg:height="2.063cm" svg:x="12.115cm" svg:y="8.203cm">
          <text:p text:style-name="P4"/>
          <draw:enhanced-geometry svg:viewBox="0 0 21600 21600" draw:type="rectangle" draw:enhanced-path="M 0 0 L 21600 0 21600 21600 0 21600 0 0 Z N"/>
        </draw:custom-shape>
        <draw:custom-shape draw:style-name="gr109" draw:text-style-name="P79" draw:layer="layout" svg:width="3.228cm" svg:height="2.062cm" svg:x="16.115cm" svg:y="8.204cm">
          <text:p text:style-name="P4"/>
          <draw:enhanced-geometry svg:viewBox="0 0 21600 21600" draw:type="rectangle" draw:enhanced-path="M 0 0 L 21600 0 21600 21600 0 21600 0 0 Z N"/>
        </draw:custom-shape>
        <draw:frame draw:style-name="gr43" draw:text-style-name="P80" draw:layer="layout" svg:width="1.376cm" svg:height="0.882cm" svg:x="5.928cm" svg:y="6.826cm">
          <draw:text-box>
            <text:p text:style-name="P4"><text:span text:style-name="T83">top</text:span></text:p>
          </draw:text-box>
        </draw:frame>
        <draw:frame draw:style-name="gr43" draw:text-style-name="P80" draw:layer="layout" svg:width="1.085cm" svg:height="0.882cm" svg:x="7.146cm" svg:y="7.645cm">
          <draw:text-box>
            <text:p text:style-name="P4"><text:span text:style-name="T83">b0</text:span></text:p>
          </draw:text-box>
        </draw:frame>
        <draw:frame draw:style-name="gr43" draw:text-style-name="P80" draw:layer="layout" svg:width="1.058cm" svg:height="0.882cm" svg:x="11.353cm" svg:y="12.091cm">
          <draw:text-box>
            <text:p text:style-name="P4"><text:span text:style-name="T83">c0</text:span></text:p>
          </draw:text-box>
        </draw:frame>
        <draw:frame draw:style-name="gr43" draw:text-style-name="P80" draw:layer="layout" svg:width="0.688cm" svg:height="0.882cm" svg:x="13.576cm" svg:y="12.195cm">
          <draw:text-box>
            <text:p text:style-name="P4"><text:span text:style-name="T83">x</text:span></text:p>
          </draw:text-box>
        </draw:frame>
        <draw:frame draw:style-name="gr43" draw:text-style-name="P80" draw:layer="layout" svg:width="0.688cm" svg:height="0.882cm" svg:x="7.966cm" svg:y="10.84cm">
          <draw:text-box>
            <text:p text:style-name="P4"><text:span text:style-name="T83">z</text:span></text:p>
          </draw:text-box>
        </draw:frame>
        <draw:frame draw:style-name="gr115" draw:text-style-name="P80" draw:layer="layout" svg:width="3.633cm" svg:height="2.775cm" svg:x="7.984cm" svg:y="8.2cm">
          <draw:text-box>
            <text:p text:style-name="P4"><text:span text:style-name="T83">a0</text:span></text:p>
            <text:p text:style-name="P4"><text:span text:style-name="T100"/></text:p>
            <text:p text:style-name="P4"><text:span text:style-name="T83"/></text:p>
            <text:p text:style-name="P4"><text:span text:style-name="T83"><text:s text:c="14"/></text:span><text:span text:style-name="T83">x</text:span></text:p>
          </draw:text-box>
        </draw:frame>
        <draw:frame draw:style-name="gr115" draw:text-style-name="P80" draw:layer="layout" svg:width="3.681cm" svg:height="2.775cm" svg:x="11.984cm" svg:y="8.201cm">
          <draw:text-box>
            <text:p text:style-name="P4"><text:span text:style-name="T83">a1</text:span></text:p>
            <text:p text:style-name="P4"><text:span text:style-name="T100"/></text:p>
            <text:p text:style-name="P4"><text:span text:style-name="T83"/></text:p>
            <text:p text:style-name="P4"><text:span text:style-name="T83"><text:s text:c="14"/></text:span><text:span text:style-name="T83">x</text:span></text:p>
          </draw:text-box>
        </draw:frame>
        <draw:frame draw:style-name="gr115" draw:text-style-name="P80" draw:layer="layout" svg:width="3.729cm" svg:height="2.775cm" svg:x="15.984cm" svg:y="8.202cm">
          <draw:text-box>
            <text:p text:style-name="P4"><text:span text:style-name="T83">a2</text:span></text:p>
            <text:p text:style-name="P4"><text:span text:style-name="T100"/></text:p>
            <text:p text:style-name="P4"><text:span text:style-name="T83"/></text:p>
            <text:p text:style-name="P4"><text:span text:style-name="T83"><text:s text:c="14"/></text:span><text:span text:style-name="T83">x</text:span></text:p>
          </draw:text-box>
        </draw:frame>
        <draw:line draw:style-name="gr114" draw:text-style-name="P79" draw:layer="layout" svg:x1="9.712cm" svg:y1="10.951cm" svg:x2="9.712cm" svg:y2="9.737cm">
          <text:p text:style-name="P4"/>
        </draw:line>
        <draw:line draw:style-name="gr114" draw:text-style-name="P79" draw:layer="layout" svg:x1="13.712cm" svg:y1="10.557cm" svg:x2="13.712cm" svg:y2="9.737cm">
          <text:p text:style-name="P4"/>
        </draw:line>
        <draw:line draw:style-name="gr114" draw:text-style-name="P79" draw:layer="layout" svg:x1="17.712cm" svg:y1="10.954cm" svg:x2="17.712cm" svg:y2="9.737cm">
          <text:p text:style-name="P4"/>
        </draw:line>
        <draw:line draw:style-name="gr119" draw:text-style-name="P79" draw:layer="layout" svg:x1="8.098cm" svg:y1="10.557cm" svg:x2="8.098cm" svg:y2="11.38cm">
          <text:p text:style-name="P4"/>
        </draw:line>
        <draw:custom-shape draw:style-name="gr108" draw:text-style-name="P79" draw:layer="layout" svg:width="4.582cm" svg:height="2.405cm" svg:x="11.427cm" svg:y="12.146cm">
          <text:p text:style-name="P4"/>
          <draw:enhanced-geometry svg:viewBox="0 0 21600 21600" draw:type="rectangle" draw:enhanced-path="M 0 0 L 21600 0 21600 21600 0 21600 0 0 Z N"/>
        </draw:custom-shape>
        <draw:line draw:style-name="gr114" draw:text-style-name="P79" draw:layer="layout" svg:x1="13.654cm" svg:y1="12.805cm" svg:x2="13.654cm" svg:y2="12.144cm">
          <text:p text:style-name="P4"/>
        </draw:line>
        <draw:frame draw:style-name="gr43" draw:text-style-name="P80" draw:layer="layout" svg:width="0.688cm" svg:height="0.882cm" svg:x="13.522cm" svg:y="12.18cm">
          <draw:text-box>
            <text:p text:style-name="P4"><text:span text:style-name="T83">x</text:span></text:p>
          </draw:text-box>
        </draw:frame>
        <draw:frame draw:style-name="gr43" draw:text-style-name="P80" draw:layer="layout" svg:width="1.085cm" svg:height="0.882cm" svg:x="11.38cm" svg:y="12.116cm">
          <draw:text-box>
            <text:p text:style-name="P4"><text:span text:style-name="T83">c0</text:span></text:p>
          </draw:text-box>
        </draw:frame>
        <draw:line draw:style-name="gr119" draw:text-style-name="P79" draw:layer="layout" svg:x1="8.097cm" svg:y1="10.557cm" svg:x2="13.706cm" svg:y2="10.557cm">
          <text:p text:style-name="P4"/>
        </draw:line>
        <draw:line draw:style-name="gr119" draw:text-style-name="P79" draw:layer="layout" svg:x1="9.712cm" svg:y1="10.96cm" svg:x2="17.701cm" svg:y2="10.96cm">
          <text:p text:style-name="P4"/>
        </draw:line>
        <draw:line draw:style-name="gr114" draw:text-style-name="P79" draw:layer="layout" svg:x1="13.654cm" svg:y1="12.206cm" svg:x2="13.654cm" svg:y2="11.177cm">
          <text:p text:style-name="P4"/>
        </draw:line>
        <draw:line draw:style-name="gr119" draw:text-style-name="P79" draw:layer="layout" svg:x1="13.653cm" svg:y1="11.248cm" svg:x2="13.653cm" svg:y2="10.993cm">
          <text:p text:style-name="P4"/>
        </draw:line>
        <draw:frame draw:style-name="gr43" draw:text-style-name="P80" draw:layer="layout" svg:width="0.688cm" svg:height="0.882cm" svg:x="13.522cm" svg:y="11.08cm">
          <draw:text-box>
            <text:p text:style-name="P4"><text:span text:style-name="T83">x</text:span></text:p>
          </draw:text-box>
        </draw:frame>
        <draw:circle draw:style-name="gr36" draw:text-style-name="P18" draw:layer="layout" svg:width="0.15cm" svg:height="0.15cm" svg:x="13.588cm" svg:y="10.888cm">
          <text:p text:style-name="P4"/>
        </draw:circle>
        <presentation:notes draw:style-name="dp2">
          <draw:page-thumbnail draw:style-name="gr1" draw:layer="layout" svg:width="13.877cm" svg:height="11.093cm" svg:x="3.577cm" svg:y="2.247cm" draw:page-number="73" presentation:class="page"/>
          <draw:frame presentation:style-name="pr5" draw:text-style-name="P4" draw:layer="layout" svg:width="15.399cm" svg:height="13.362cm" svg:x="2.798cm" svg:y="14.102cm" presentation:class="notes" presentation:placeholder="true">
            <draw:text-box/>
          </draw:frame>
        </presentation:notes>
      </draw:page>
      <draw:page draw:name="page74" draw:style-name="dp1" draw:master-page-name="fpl_5f_presentation_5f_template" presentation:presentation-page-layout-name="AL3T1">
        <office:forms form:automatic-focus="false" form:apply-design-mode="false"/>
        <draw:frame presentation:style-name="pr3" draw:text-style-name="P4" draw:layer="layout" svg:width="18.666cm" svg:height="3.649cm" svg:x="7.231cm" svg:y="0.974cm" presentation:class="title">
          <draw:text-box>
            <text:p text:style-name="P4">CSL Register File Class</text:p>
          </draw:text-box>
        </draw:frame>
        <draw:frame presentation:style-name="pr42" draw:text-style-name="P90" draw:layer="layout" svg:width="22.216cm" svg:height="15.337cm" svg:x="5.455cm" svg:y="4.618cm" presentation:class="outline">
          <draw:text-box>
            <text:list text:style-name="L10">
              <text:list-item>
                <text:p text:style-name="P90">csl_register_file</text:p>
              </text:list-item>
            </text:list>
          </draw:text-box>
        </draw:frame>
        <presentation:notes draw:style-name="dp2">
          <draw:page-thumbnail draw:style-name="gr1" draw:layer="layout" svg:width="13.877cm" svg:height="11.093cm" svg:x="3.577cm" svg:y="2.247cm" draw:page-number="74" presentation:class="page"/>
          <draw:frame presentation:style-name="pr5" draw:text-style-name="P4" draw:layer="layout" svg:width="15.399cm" svg:height="13.362cm" svg:x="2.798cm" svg:y="14.102cm" presentation:class="notes" presentation:placeholder="true">
            <draw:text-box/>
          </draw:frame>
        </presentation:notes>
      </draw:page>
      <draw:page draw:name="page75" draw:style-name="dp1" draw:master-page-name="fpl_5f_presentation_5f_template" presentation:presentation-page-layout-name="AL3T1">
        <office:forms form:automatic-focus="false" form:apply-design-mode="false"/>
        <draw:frame presentation:style-name="pr3" draw:text-style-name="P50" draw:layer="layout" svg:width="18.666cm" svg:height="3.649cm" svg:x="6.728cm" svg:y="0.472cm" presentation:class="title" presentation:user-transformed="true">
          <draw:text-box>
            <text:p text:style-name="P48">CSL_REGISTER_FILE</text:p>
          </draw:text-box>
        </draw:frame>
        <draw:frame presentation:style-name="pr15" draw:text-style-name="P91" draw:layer="layout" svg:width="22.216cm" svg:height="16.199cm" svg:x="4.818cm" svg:y="3.781cm" presentation:class="outline" presentation:user-transformed="true">
          <draw:text-box>
            <text:list text:style-name="L4">
              <text:list-item>
                <text:p text:style-name="P91"><text:span text:style-name="T103">CSL register file is a CSL language construct that allows designer to specify register files</text:span></text:p>
              </text:list-item>
            </text:list>
            <text:list text:style-name="L4">
              <text:list-item>
                <text:p text:style-name="P92"><text:span text:style-name="T104">the register file can be constructed from:</text:span></text:p>
              </text:list-item>
            </text:list>
            <text:list text:style-name="L4">
              <text:list-item>
                <text:list>
                  <text:list-item>
                    <text:p text:style-name="P93"><text:span text:style-name="T104">flip-flops (size &lt; 1kb)</text:span></text:p>
                  </text:list-item>
                </text:list>
              </text:list-item>
            </text:list>
            <text:list text:style-name="L4">
              <text:list-item>
                <text:list>
                  <text:list-item>
                    <text:p text:style-name="P93"><text:span text:style-name="T104">SRAM memory (size &gt; 1kb)</text:span></text:p>
                  </text:list-item>
                </text:list>
              </text:list-item>
            </text:list>
            <text:list text:style-name="L4">
              <text:list-item>
                <text:p text:style-name="P92"><text:span text:style-name="T104">csl_register_file class has methods that allows the designer to tailor the register file for different applications and architectures:</text:span></text:p>
              </text:list-item>
            </text:list>
            <text:list text:style-name="L4">
              <text:list-item>
                <text:list>
                  <text:list-item>
                    <text:p text:style-name="P93"><text:span text:style-name="T104">read/write optimizations</text:span></text:p>
                  </text:list-item>
                </text:list>
              </text:list-item>
            </text:list>
            <text:list text:style-name="L4">
              <text:list-item>
                <text:list>
                  <text:list-item>
                    <text:p text:style-name="P93"><text:span text:style-name="T104">processor architecture</text:span></text:p>
                  </text:list-item>
                </text:list>
              </text:list-item>
            </text:list>
          </draw:text-box>
        </draw:frame>
        <presentation:notes draw:style-name="dp2">
          <draw:page-thumbnail draw:style-name="gr1" draw:layer="layout" svg:width="13.877cm" svg:height="11.093cm" svg:x="3.577cm" svg:y="2.247cm" draw:page-number="75" presentation:class="page"/>
          <draw:frame presentation:style-name="pr5" draw:text-style-name="P4" draw:layer="layout" svg:width="15.399cm" svg:height="13.362cm" svg:x="2.798cm" svg:y="14.102cm" presentation:class="notes" presentation:placeholder="true">
            <draw:text-box/>
          </draw:frame>
        </presentation:notes>
      </draw:page>
      <draw:page draw:name="page76" draw:style-name="dp1" draw:master-page-name="fpl_5f_presentation_5f_template" presentation:presentation-page-layout-name="AL3T1">
        <office:forms form:automatic-focus="false" form:apply-design-mode="false"/>
        <draw:frame presentation:style-name="pr3" draw:text-style-name="P4" draw:layer="layout" svg:width="18.666cm" svg:height="3.649cm" svg:x="7.231cm" svg:y="0.974cm" presentation:class="title">
          <draw:text-box>
            <text:p text:style-name="P4">CSL_REGISTER_FILE</text:p>
          </draw:text-box>
        </draw:frame>
        <draw:frame presentation:style-name="pr15" draw:text-style-name="P19" draw:layer="layout" svg:width="22.216cm" svg:height="15.337cm" svg:x="5.455cm" svg:y="4.618cm" presentation:class="outline">
          <draw:text-box>
            <text:list text:style-name="L4">
              <text:list-item>
                <text:p text:style-name="P19">Special requirements for computer architecture:</text:p>
              </text:list-item>
            </text:list>
            <text:list text:style-name="L4">
              <text:list-item>
                <text:list>
                  <text:list-item>
                    <text:p text:style-name="P20">valid bits</text:p>
                  </text:list-item>
                </text:list>
              </text:list-item>
            </text:list>
            <text:list text:style-name="L4">
              <text:list-item>
                <text:list>
                  <text:list-item>
                    <text:p text:style-name="P20">operand bypassing</text:p>
                  </text:list-item>
                </text:list>
              </text:list-item>
            </text:list>
          </draw:text-box>
        </draw:frame>
        <presentation:notes draw:style-name="dp2">
          <draw:page-thumbnail draw:style-name="gr1" draw:layer="layout" svg:width="13.877cm" svg:height="11.093cm" svg:x="3.577cm" svg:y="2.247cm" draw:page-number="76" presentation:class="page"/>
          <draw:frame presentation:style-name="pr5" draw:text-style-name="P4" draw:layer="layout" svg:width="15.399cm" svg:height="13.362cm" svg:x="2.798cm" svg:y="14.102cm" presentation:class="notes" presentation:placeholder="true">
            <draw:text-box/>
          </draw:frame>
        </presentation:notes>
      </draw:page>
      <draw:page draw:name="page77" draw:style-name="dp1" draw:master-page-name="fpl_5f_presentation_5f_template" presentation:presentation-page-layout-name="AL3T1">
        <office:forms form:automatic-focus="false" form:apply-design-mode="false"/>
        <draw:frame presentation:style-name="pr3" draw:text-style-name="P50" draw:layer="layout" svg:width="18.666cm" svg:height="3.769cm" svg:x="7.231cm" svg:y="0.914cm" presentation:class="title">
          <draw:text-box>
            <text:p text:style-name="P48">CSL Instruction Set Architecture <text:s/>Tool</text:p>
          </draw:text-box>
        </draw:frame>
        <draw:frame presentation:style-name="pr15" draw:text-style-name="P94" draw:layer="layout" svg:width="22.216cm" svg:height="15.707cm" svg:x="5.287cm" svg:y="4.584cm" presentation:class="outline" presentation:user-transformed="true">
          <draw:text-box>
            <text:list text:style-name="L4">
              <text:list-item>
                <text:p text:style-name="P94"><text:span text:style-name="T105">CSL instruction set architecture (ISA) is used to <text:s/>specify the instructions that the system can perform and the format for each instruction </text:span></text:p>
              </text:list-item>
            </text:list>
            <text:list text:style-name="L4">
              <text:list-item>
                <text:p text:style-name="P94"><text:span text:style-name="T105">The specification of the instruction set will include </text:span></text:p>
              </text:list-item>
            </text:list>
            <text:list text:style-name="L4">
              <text:list-item>
                <text:list>
                  <text:list-item>
                    <text:p text:style-name="P95"><text:span text:style-name="T106">opcodes</text:span></text:p>
                  </text:list-item>
                </text:list>
              </text:list-item>
            </text:list>
            <text:list text:style-name="L4">
              <text:list-item>
                <text:list>
                  <text:list-item>
                    <text:p text:style-name="P95"><text:span text:style-name="T106">fields with specific significance</text:span></text:p>
                  </text:list-item>
                </text:list>
              </text:list-item>
            </text:list>
            <text:list text:style-name="L4">
              <text:list-item>
                <text:p text:style-name="P94"><text:span text:style-name="T105">specification of the instruction set will also specify the hardware elements controlled by the instruction set.</text:span></text:p>
              </text:list-item>
            </text:list>
          </draw:text-box>
        </draw:frame>
        <presentation:notes draw:style-name="dp2">
          <draw:page-thumbnail draw:style-name="gr1" draw:layer="layout" svg:width="13.877cm" svg:height="11.093cm" svg:x="3.577cm" svg:y="2.247cm" draw:page-number="77" presentation:class="page"/>
          <draw:frame presentation:style-name="pr5" draw:text-style-name="P4" draw:layer="layout" svg:width="15.399cm" svg:height="13.362cm" svg:x="2.798cm" svg:y="14.102cm" presentation:class="notes" presentation:placeholder="true">
            <draw:text-box/>
          </draw:frame>
        </presentation:notes>
      </draw:page>
      <draw:page draw:name="page78"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064cm" svg:y="-0.268cm" presentation:class="title" presentation:user-transformed="true">
          <draw:text-box>
            <text:p text:style-name="P4">Instruction Set Architecture</text:p>
          </draw:text-box>
        </draw:frame>
        <draw:frame presentation:style-name="pr15" draw:text-style-name="P58" draw:layer="layout" svg:width="22.216cm" svg:height="18.079cm" svg:x="4.651cm" svg:y="2.374cm" presentation:class="outline" presentation:user-transformed="true">
          <draw:text-box>
            <text:list text:style-name="L4">
              <text:list-item>
                <text:p text:style-name="P58"><text:span text:style-name="T49">The cslc will convert the CSL Instruction Set Architecture (ISA) specification into the following components:</text:span></text:p>
              </text:list-item>
            </text:list>
            <text:list text:style-name="L4">
              <text:list-item>
                <text:list>
                  <text:list-item>
                    <text:p text:style-name="P96"><text:span text:style-name="T49">microcode documentation</text:span></text:p>
                  </text:list-item>
                </text:list>
              </text:list-item>
            </text:list>
            <text:list text:style-name="L4">
              <text:list-item>
                <text:list>
                  <text:list-item>
                    <text:p text:style-name="P96"><text:span text:style-name="T49">microcode compiler/assembler</text:span></text:p>
                  </text:list-item>
                </text:list>
              </text:list-item>
            </text:list>
            <text:list text:style-name="L4">
              <text:list-item>
                <text:list>
                  <text:list-item>
                    <text:p text:style-name="P96"><text:span text:style-name="T49">generates Verilog and C++ ISA decoder</text:span></text:p>
                  </text:list-item>
                </text:list>
              </text:list-item>
            </text:list>
            <text:list text:style-name="L4">
              <text:list-item>
                <text:list>
                  <text:list-item>
                    <text:p text:style-name="P96"><text:span text:style-name="T49">generates Verilog and C++ ISA field selects</text:span></text:p>
                  </text:list-item>
                </text:list>
              </text:list-item>
            </text:list>
            <text:list text:style-name="L4">
              <text:list-item>
                <text:list>
                  <text:list-item>
                    <text:p text:style-name="P96"><text:span text:style-name="T49">Verilog or C++ microcode micro engine or processor</text:span></text:p>
                  </text:list-item>
                </text:list>
              </text:list-item>
            </text:list>
            <text:list text:style-name="L4">
              <text:list-item>
                <text:list>
                  <text:list-item>
                    <text:p text:style-name="P96"><text:span text:style-name="T49">Verilog or C++ microcode controlled related datapath elements and/or signals to control</text:span></text:p>
                  </text:list-item>
                </text:list>
              </text:list-item>
            </text:list>
            <text:list text:style-name="L4">
              <text:list-item>
                <text:list>
                  <text:list-item>
                    <text:p text:style-name="P96"><text:span text:style-name="T49">datapath elements</text:span></text:p>
                  </text:list-item>
                </text:list>
              </text:list-item>
            </text:list>
          </draw:text-box>
        </draw:frame>
        <presentation:notes draw:style-name="dp2">
          <draw:page-thumbnail draw:style-name="gr1" draw:layer="layout" svg:width="13.877cm" svg:height="11.093cm" svg:x="3.577cm" svg:y="2.247cm" draw:page-number="78" presentation:class="page"/>
          <draw:frame presentation:style-name="pr5" draw:text-style-name="P25" draw:layer="layout" svg:width="15.399cm" svg:height="13.362cm" svg:x="2.798cm" svg:y="14.102cm" presentation:class="notes" presentation:placeholder="true">
            <draw:text-box/>
          </draw:frame>
        </presentation:notes>
      </draw:page>
      <draw:page draw:name="page79" draw:style-name="dp1" draw:master-page-name="fpl_5f_presentation_5f_template" presentation:presentation-page-layout-name="AL3T1">
        <office:forms form:automatic-focus="false" form:apply-design-mode="false"/>
        <draw:frame presentation:style-name="pr3" draw:text-style-name="P50" draw:layer="layout" svg:width="18.666cm" svg:height="3.769cm" svg:x="7.231cm" svg:y="0.914cm" presentation:class="title">
          <draw:text-box>
            <text:p text:style-name="P48">CSL Instruction Set Architecture <text:s/>Tool</text:p>
          </draw:text-box>
        </draw:frame>
        <draw:frame presentation:style-name="pr43" draw:text-style-name="P46" draw:layer="layout" svg:width="22.216cm" svg:height="15.337cm" svg:x="5.455cm" svg:y="4.618cm" presentation:class="outline">
          <draw:text-box>
            <text:list text:style-name="L7" text:continue-numbering="true">
              <text:list-item>
                <text:p text:style-name="P46">The CSL ISA is based on the following classes: </text:p>
              </text:list-item>
            </text:list>
            <text:list text:style-name="L10">
              <text:list-item>
                <text:p text:style-name="P90">csl_isa</text:p>
              </text:list-item>
            </text:list>
            <text:list text:style-name="L10">
              <text:list-item>
                <text:p text:style-name="P90">csl_isa_instruction</text:p>
              </text:list-item>
            </text:list>
            <text:list text:style-name="L10">
              <text:list-item>
                <text:p text:style-name="P90">csl_field</text:p>
              </text:list-item>
            </text:list>
            <text:list text:style-name="L10">
              <text:list-item>
                <text:p text:style-name="P90">csl_isa_format</text:p>
              </text:list-item>
            </text:list>
          </draw:text-box>
        </draw:frame>
        <presentation:notes draw:style-name="dp2">
          <draw:page-thumbnail draw:style-name="gr1" draw:layer="layout" svg:width="13.877cm" svg:height="11.093cm" svg:x="3.577cm" svg:y="2.247cm" draw:page-number="79" presentation:class="page"/>
          <draw:frame presentation:style-name="pr5" draw:text-style-name="P4" draw:layer="layout" svg:width="15.399cm" svg:height="13.362cm" svg:x="2.798cm" svg:y="14.102cm" presentation:class="notes" presentation:placeholder="true">
            <draw:text-box/>
          </draw:frame>
        </presentation:notes>
      </draw:page>
      <draw:page draw:name="page80"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7.231cm" svg:y="0.974cm" presentation:class="title">
          <draw:text-box>
            <text:p text:style-name="P48">CSL_ISA</text:p>
          </draw:text-box>
        </draw:frame>
        <draw:frame presentation:style-name="pr15" draw:text-style-name="P49" draw:layer="layout" svg:width="22.216cm" svg:height="15.337cm" svg:x="5.455cm" svg:y="4.618cm" presentation:class="outline" presentation:placeholder="true">
          <draw:text-box/>
        </draw:frame>
        <presentation:notes draw:style-name="dp2">
          <draw:page-thumbnail draw:style-name="gr1" draw:layer="layout" svg:width="13.877cm" svg:height="11.093cm" svg:x="3.577cm" svg:y="2.247cm" draw:page-number="80" presentation:class="page"/>
          <draw:frame presentation:style-name="pr5" draw:text-style-name="P4" draw:layer="layout" svg:width="15.399cm" svg:height="13.362cm" svg:x="2.798cm" svg:y="14.102cm" presentation:class="notes" presentation:placeholder="true">
            <draw:text-box/>
          </draw:frame>
        </presentation:notes>
      </draw:page>
      <draw:page draw:name="page81"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7.231cm" svg:y="0.974cm" presentation:class="title">
          <draw:text-box>
            <text:p text:style-name="P48">CSL_ISA_INSTRUCTION</text:p>
          </draw:text-box>
        </draw:frame>
        <draw:frame presentation:style-name="pr15" draw:text-style-name="P97" draw:layer="layout" svg:width="22.216cm" svg:height="15.337cm" svg:x="5.455cm" svg:y="4.618cm" presentation:class="outline">
          <draw:text-box>
            <text:list text:style-name="L4">
              <text:list-item>
                <text:p text:style-name="P97"><text:span text:style-name="T107">CSL ISA instruction class allows the designer to define the instruction set of an ISA</text:span></text:p>
              </text:list-item>
            </text:list>
            <text:list text:style-name="L4">
              <text:list-item>
                <text:p text:style-name="P98"><text:span text:style-name="T108">An instruction is a single operation of a processor within a computer architecture.</text:span></text:p>
              </text:list-item>
            </text:list>
            <text:list text:style-name="L4">
              <text:list-item>
                <text:p text:style-name="P98"><text:span text:style-name="T108">The types of instruction allowed are defined and determined within the ISA. </text:span></text:p>
              </text:list-item>
            </text:list>
          </draw:text-box>
        </draw:frame>
        <presentation:notes draw:style-name="dp2">
          <draw:page-thumbnail draw:style-name="gr1" draw:layer="layout" svg:width="13.877cm" svg:height="11.093cm" svg:x="3.577cm" svg:y="2.247cm" draw:page-number="81" presentation:class="page"/>
          <draw:frame presentation:style-name="pr5" draw:text-style-name="P4" draw:layer="layout" svg:width="15.399cm" svg:height="13.362cm" svg:x="2.798cm" svg:y="14.102cm" presentation:class="notes" presentation:placeholder="true">
            <draw:text-box/>
          </draw:frame>
        </presentation:notes>
      </draw:page>
      <draw:page draw:name="page82" draw:style-name="dp1" draw:master-page-name="fpl_5f_presentation_5f_template" presentation:presentation-page-layout-name="AL3T1">
        <office:forms form:automatic-focus="false" form:apply-design-mode="false"/>
        <draw:frame presentation:style-name="pr6" draw:text-style-name="P4" draw:layer="layout" svg:width="23.912cm" svg:height="2.757cm" svg:x="1.915cm" svg:y="0.74cm" presentation:class="title" presentation:user-transformed="true">
          <draw:text-box>
            <text:p text:style-name="P48">CSL_FIELD</text:p>
          </draw:text-box>
        </draw:frame>
        <draw:frame presentation:style-name="pr15" draw:text-style-name="P19" draw:layer="layout" svg:width="22.216cm" svg:height="15.337cm" svg:x="5.455cm" svg:y="4.618cm" presentation:class="outline">
          <draw:text-box>
            <text:list text:style-name="L4">
              <text:list-item>
                <text:p text:style-name="P19">CSL field class has specific features to be used with ISA class.</text:p>
              </text:list-item>
            </text:list>
          </draw:text-box>
        </draw:frame>
        <presentation:notes draw:style-name="dp2">
          <draw:page-thumbnail draw:style-name="gr1" draw:layer="layout" svg:width="13.877cm" svg:height="11.093cm" svg:x="3.577cm" svg:y="2.247cm" draw:page-number="82" presentation:class="page"/>
          <draw:frame presentation:style-name="pr5" draw:text-style-name="P4" draw:layer="layout" svg:width="15.399cm" svg:height="13.362cm" svg:x="2.798cm" svg:y="14.102cm" presentation:class="notes" presentation:placeholder="true">
            <draw:text-box/>
          </draw:frame>
        </presentation:notes>
      </draw:page>
      <draw:page draw:name="page83" draw:style-name="dp1" draw:master-page-name="fpl_5f_presentation_5f_template" presentation:presentation-page-layout-name="AL3T1">
        <office:forms form:automatic-focus="false" form:apply-design-mode="false"/>
        <draw:frame presentation:style-name="pr3" draw:text-style-name="P48" draw:layer="layout" svg:width="18.666cm" svg:height="3.649cm" svg:x="7.231cm" svg:y="0.974cm" presentation:class="title">
          <draw:text-box>
            <text:p text:style-name="P48">CSL_ISA_FORMAT</text:p>
          </draw:text-box>
        </draw:frame>
        <draw:frame presentation:style-name="pr15" draw:text-style-name="P19" draw:layer="layout" svg:width="22.216cm" svg:height="15.337cm" svg:x="5.455cm" svg:y="4.618cm" presentation:class="outline">
          <draw:text-box>
            <text:list text:style-name="L4">
              <text:list-item>
                <text:p text:style-name="P19">CSL ISA formats <text:span text:style-name="T109">specify the field names in the instructions and which of these are decoded to generate data (operands) and control signals for the datapath</text:span></text:p>
              </text:list-item>
            </text:list>
            <text:list text:style-name="L4">
              <text:list-item>
                <text:p text:style-name="P19"><text:span text:style-name="T109">instruction formats are defined using cells (fields)</text:span></text:p>
              </text:list-item>
            </text:list>
            <text:list text:style-name="L4">
              <text:list-item>
                <text:p text:style-name="P19"><text:span text:style-name="T109">Different formats can be associated to different instructions</text:span></text:p>
              </text:list-item>
            </text:list>
          </draw:text-box>
        </draw:frame>
        <presentation:notes draw:style-name="dp2">
          <draw:page-thumbnail draw:style-name="gr1" draw:layer="layout" svg:width="13.877cm" svg:height="11.093cm" svg:x="3.577cm" svg:y="2.247cm" draw:page-number="83" presentation:class="page"/>
          <draw:frame presentation:style-name="pr5" draw:text-style-name="P4" draw:layer="layout" svg:width="15.399cm" svg:height="13.362cm" svg:x="2.798cm" svg:y="14.102cm" presentation:class="notes" presentation:placeholder="true">
            <draw:text-box/>
          </draw:frame>
        </presentation:notes>
      </draw:page>
      <draw:page draw:name="page84"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 Verification Components</text:p>
          </draw:text-box>
        </draw:frame>
        <draw:frame presentation:style-name="pr44" draw:text-style-name="P90" draw:layer="layout" svg:width="24.369cm" svg:height="15.441cm" svg:x="4.134cm" svg:y="4.331cm" presentation:class="outline" presentation:user-transformed="true">
          <draw:text-box>
            <text:list text:style-name="L10">
              <text:list-item>
                <text:p text:style-name="P90">CSL verification components are CLS data structures used in the verification step of the design flow</text:p>
              </text:list-item>
            </text:list>
            <text:list text:style-name="L10">
              <text:list-item>
                <text:p text:style-name="P90">verification components are use together </text:p>
              </text:list-item>
            </text:list>
            <text:list text:style-name="L10">
              <text:list-item>
                <text:p text:style-name="P99"><text:s text:c="3"/>with CSL Testbench tool</text:p>
              </text:list-item>
            </text:list>
          </draw:text-box>
        </draw:frame>
        <presentation:notes draw:style-name="dp2">
          <draw:page-thumbnail draw:style-name="gr1" draw:layer="layout" svg:width="13.877cm" svg:height="11.093cm" svg:x="3.577cm" svg:y="2.247cm" draw:page-number="84" presentation:class="page"/>
          <draw:frame presentation:style-name="pr5" draw:text-style-name="P25" draw:layer="layout" svg:width="15.399cm" svg:height="13.362cm" svg:x="2.798cm" svg:y="14.102cm" presentation:class="notes" presentation:placeholder="true">
            <draw:text-box/>
          </draw:frame>
        </presentation:notes>
      </draw:page>
      <draw:page draw:name="page85" draw:style-name="dp1" draw:master-page-name="fpl_5f_presentation_5f_template" presentation:presentation-page-layout-name="AL3T1">
        <office:forms form:automatic-focus="false" form:apply-design-mode="false"/>
        <draw:frame presentation:style-name="pr3" draw:text-style-name="P50" draw:layer="layout" svg:width="18.666cm" svg:height="3.649cm" svg:x="7.13cm" svg:y="-0.266cm" presentation:class="title" presentation:user-transformed="true">
          <draw:text-box>
            <text:p text:style-name="P48">CSL Verification Components</text:p>
          </draw:text-box>
        </draw:frame>
        <draw:frame presentation:style-name="pr45" draw:text-style-name="P100" draw:layer="layout" svg:width="23.05cm" svg:height="17.671cm" svg:x="4.185cm" svg:y="2.475cm" presentation:class="outline" presentation:user-transformed="true">
          <draw:text-box>
            <text:list text:style-name="L10">
              <text:list-item>
                <text:p text:style-name="P100"><text:span text:style-name="T35">CSL verification components (VC) tool can be used to specify </text:span></text:p>
              </text:list-item>
            </text:list>
            <text:list text:style-name="L10">
              <text:list-item>
                <text:list>
                  <text:list-item>
                    <text:p text:style-name="P101"><text:span text:style-name="T35">VC characteristics </text:span></text:p>
                  </text:list-item>
                </text:list>
              </text:list-item>
            </text:list>
            <text:list text:style-name="L10">
              <text:list-item>
                <text:list>
                  <text:list-item>
                    <text:list>
                      <text:list-item>
                        <text:p text:style-name="P102"><text:span text:style-name="T35">format</text:span></text:p>
                      </text:list-item>
                    </text:list>
                  </text:list-item>
                </text:list>
              </text:list-item>
            </text:list>
            <text:list text:style-name="L10">
              <text:list-item>
                <text:list>
                  <text:list-item>
                    <text:list>
                      <text:list-item>
                        <text:p text:style-name="P102"><text:span text:style-name="T35">VC set size</text:span></text:p>
                      </text:list-item>
                    </text:list>
                  </text:list-item>
                </text:list>
              </text:list-item>
            </text:list>
            <text:list text:style-name="L10">
              <text:list-item>
                <text:list>
                  <text:list-item>
                    <text:list>
                      <text:list-item>
                        <text:p text:style-name="P102"><text:span text:style-name="T35">id</text:span></text:p>
                      </text:list-item>
                    </text:list>
                  </text:list-item>
                </text:list>
              </text:list-item>
            </text:list>
            <text:list text:style-name="L10">
              <text:list-item>
                <text:list>
                  <text:list-item>
                    <text:list>
                      <text:list-item>
                        <text:p text:style-name="P102"><text:span text:style-name="T35">prefix </text:span></text:p>
                      </text:list-item>
                    </text:list>
                  </text:list-item>
                </text:list>
              </text:list-item>
            </text:list>
            <text:list text:style-name="L10">
              <text:list-item>
                <text:list>
                  <text:list-item>
                    <text:p text:style-name="P101"><text:span text:style-name="T35">source/destination</text:span></text:p>
                  </text:list-item>
                </text:list>
              </text:list-item>
            </text:list>
            <text:list text:style-name="L10">
              <text:list-item>
                <text:list>
                  <text:list-item>
                    <text:list>
                      <text:list-item>
                        <text:p text:style-name="P102"><text:span text:style-name="T35">file</text:span></text:p>
                      </text:list-item>
                    </text:list>
                  </text:list-item>
                </text:list>
              </text:list-item>
            </text:list>
            <text:list text:style-name="L10">
              <text:list-item>
                <text:list>
                  <text:list-item>
                    <text:list>
                      <text:list-item>
                        <text:p text:style-name="P102"><text:span text:style-name="T35">C/C++ simulator</text:span></text:p>
                      </text:list-item>
                    </text:list>
                  </text:list-item>
                </text:list>
              </text:list-item>
            </text:list>
            <text:list text:style-name="L10">
              <text:list-item>
                <text:list>
                  <text:list-item>
                    <text:list>
                      <text:list-item>
                        <text:p text:style-name="P102"><text:span text:style-name="T35">RTL simulator</text:span></text:p>
                      </text:list-item>
                    </text:list>
                  </text:list-item>
                </text:list>
              </text:list-item>
            </text:list>
            <text:list text:style-name="L10">
              <text:list-item>
                <text:list>
                  <text:list-item>
                    <text:p text:style-name="P101"><text:span text:style-name="T35">associated elements</text:span></text:p>
                  </text:list-item>
                </text:list>
              </text:list-item>
            </text:list>
            <text:list text:style-name="L10">
              <text:list-item>
                <text:list>
                  <text:list-item>
                    <text:p text:style-name="P101"><text:span text:style-name="T35">timing and control signals</text:span></text:p>
                  </text:list-item>
                </text:list>
              </text:list-item>
            </text:list>
            <text:list text:style-name="L10">
              <text:list-item>
                <text:list>
                  <text:list-item>
                    <text:p text:style-name="P101"><text:span text:style-name="T35">associated events</text:span></text:p>
                  </text:list-item>
                </text:list>
              </text:list-item>
            </text:list>
          </draw:text-box>
        </draw:frame>
        <presentation:notes draw:style-name="dp2">
          <draw:page-thumbnail draw:style-name="gr1" draw:layer="layout" svg:width="13.877cm" svg:height="11.093cm" svg:x="3.577cm" svg:y="2.247cm" draw:page-number="85" presentation:class="page"/>
          <draw:frame presentation:style-name="pr5" draw:text-style-name="P4" draw:layer="layout" svg:width="15.399cm" svg:height="13.362cm" svg:x="2.798cm" svg:y="14.102cm" presentation:class="notes" presentation:placeholder="true">
            <draw:text-box/>
          </draw:frame>
        </presentation:notes>
      </draw:page>
      <draw:page draw:name="page86" draw:style-name="dp1" draw:master-page-name="fpl_5f_presentation_5f_template" presentation:presentation-page-layout-name="AL3T1">
        <office:forms form:automatic-focus="false" form:apply-design-mode="false"/>
        <draw:frame presentation:style-name="pr3" draw:text-style-name="P50" draw:layer="layout" svg:width="18.666cm" svg:height="3.649cm" svg:x="7.231cm" svg:y="0.171cm" presentation:class="title" presentation:user-transformed="true">
          <draw:text-box>
            <text:p text:style-name="P48">CSL Verification Components</text:p>
          </draw:text-box>
        </draw:frame>
        <draw:frame presentation:style-name="pr46" draw:text-style-name="P105" draw:layer="layout" svg:width="24.369cm" svg:height="15.19cm" svg:x="4.066cm" svg:y="3.628cm" presentation:class="outline" presentation:user-transformed="true">
          <draw:text-box>
            <text:list text:style-name="L4">
              <text:list-item>
                <text:p text:style-name="P103"><text:span text:style-name="T110">Verification components can be used for verification in the following different ways:</text:span></text:p>
              </text:list-item>
            </text:list>
            <text:list text:style-name="L4">
              <text:list-item>
                <text:list>
                  <text:list-item>
                    <text:p text:style-name="P104"><text:span text:style-name="T111">load expected verification components into the testbench memory and compare it with the design under test (DUT) output at runtime</text:span></text:p>
                  </text:list-item>
                </text:list>
              </text:list-item>
            </text:list>
            <text:list text:style-name="L4">
              <text:list-item>
                <text:list>
                  <text:list-item>
                    <text:p text:style-name="P104"><text:span text:style-name="T111">store the DUT response in to a file and then compare with the expected verification components file</text:span></text:p>
                  </text:list-item>
                </text:list>
              </text:list-item>
            </text:list>
          </draw:text-box>
        </draw:frame>
        <presentation:notes draw:style-name="dp2">
          <draw:page-thumbnail draw:style-name="gr1" draw:layer="layout" svg:width="13.877cm" svg:height="11.093cm" svg:x="3.577cm" svg:y="2.247cm" draw:page-number="86" presentation:class="page"/>
          <draw:frame presentation:style-name="pr5" draw:text-style-name="P4" draw:layer="layout" svg:width="15.399cm" svg:height="13.362cm" svg:x="2.798cm" svg:y="14.102cm" presentation:class="notes" presentation:placeholder="true">
            <draw:text-box/>
          </draw:frame>
        </presentation:notes>
      </draw:page>
      <draw:page draw:name="page87"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 Verification Components</text:p>
          </draw:text-box>
        </draw:frame>
        <draw:frame presentation:style-name="pr47" draw:text-style-name="P90" draw:layer="layout" svg:width="24.369cm" svg:height="15.441cm" svg:x="4.335cm" svg:y="4.096cm" presentation:class="outline" presentation:user-transformed="true">
          <draw:text-box>
            <text:list text:style-name="L10">
              <text:list-item>
                <text:p text:style-name="P99">CSL verification components are of two types </text:p>
              </text:list-item>
            </text:list>
            <text:list text:style-name="L10">
              <text:list-item>
                <text:p text:style-name="P90">csl_vectors</text:p>
              </text:list-item>
            </text:list>
            <text:list text:style-name="L10">
              <text:list-item>
                <text:p text:style-name="P90">csl_state_data</text:p>
              </text:list-item>
            </text:list>
          </draw:text-box>
        </draw:frame>
        <presentation:notes draw:style-name="dp2">
          <draw:page-thumbnail draw:style-name="gr1" draw:layer="layout" svg:width="13.877cm" svg:height="11.093cm" svg:x="3.577cm" svg:y="2.247cm" draw:page-number="87" presentation:class="page"/>
          <draw:frame presentation:style-name="pr5" draw:text-style-name="P4" draw:layer="layout" svg:width="15.399cm" svg:height="13.362cm" svg:x="2.798cm" svg:y="14.102cm" presentation:class="notes" presentation:placeholder="true">
            <draw:text-box/>
          </draw:frame>
        </presentation:notes>
      </draw:page>
      <draw:page draw:name="page88" draw:style-name="dp1" draw:master-page-name="fpl_5f_presentation_5f_template" presentation:presentation-page-layout-name="AL3T1">
        <office:forms form:automatic-focus="false" form:apply-design-mode="false"/>
        <draw:frame presentation:style-name="pr3" draw:text-style-name="P4" draw:layer="layout" svg:width="18.666cm" svg:height="3.649cm" svg:x="7.231cm" svg:y="0.974cm" presentation:class="title">
          <draw:text-box>
            <text:p text:style-name="P4">CSL_VECTORS</text:p>
          </draw:text-box>
        </draw:frame>
        <draw:frame presentation:style-name="pr15" draw:text-style-name="P106" draw:layer="layout" svg:width="22.216cm" svg:height="15.337cm" svg:x="5.455cm" svg:y="4.618cm" presentation:class="outline">
          <draw:text-box>
            <text:list text:style-name="L4">
              <text:list-item>
                <text:p text:style-name="P11"><text:span text:style-name="T73">a verification vector is a set of values associated with a set of signals. </text:span></text:p>
              </text:list-item>
            </text:list>
            <text:list text:style-name="L4">
              <text:list-item>
                <text:p text:style-name="P11"><text:span text:style-name="T73">the order inside the vector is determined by the associated order of signals</text:span></text:p>
              </text:list-item>
            </text:list>
            <text:list text:style-name="L4">
              <text:list-item>
                <text:p text:style-name="P11"><text:span text:style-name="T73">csl_vector can be used to specify:</text:span></text:p>
              </text:list-item>
            </text:list>
            <text:list text:style-name="L4">
              <text:list-item>
                <text:list>
                  <text:list-item>
                    <text:p text:style-name="P12"><text:span text:style-name="T112">the stimulus vectors </text:span></text:p>
                  </text:list-item>
                </text:list>
              </text:list-item>
            </text:list>
            <text:list text:style-name="L4">
              <text:list-item>
                <text:list>
                  <text:list-item>
                    <text:p text:style-name="P12"><text:span text:style-name="T112">the expected vectors</text:span></text:p>
                  </text:list-item>
                </text:list>
              </text:list-item>
            </text:list>
          </draw:text-box>
        </draw:frame>
        <presentation:notes draw:style-name="dp2">
          <draw:page-thumbnail draw:style-name="gr1" draw:layer="layout" svg:width="13.877cm" svg:height="11.093cm" svg:x="3.577cm" svg:y="2.247cm" draw:page-number="88" presentation:class="page"/>
          <draw:frame presentation:style-name="pr5" draw:text-style-name="P4" draw:layer="layout" svg:width="15.399cm" svg:height="13.362cm" svg:x="2.798cm" svg:y="14.102cm" presentation:class="notes" presentation:placeholder="true">
            <draw:text-box/>
          </draw:frame>
        </presentation:notes>
      </draw:page>
      <draw:page draw:name="page89" draw:style-name="dp1" draw:master-page-name="fpl_5f_presentation_5f_template" presentation:presentation-page-layout-name="AL3T1">
        <office:forms form:automatic-focus="false" form:apply-design-mode="false"/>
        <draw:frame presentation:style-name="pr3" draw:text-style-name="P4" draw:layer="layout" svg:width="18.666cm" svg:height="3.649cm" svg:x="6.695cm" svg:y="-0.332cm" presentation:class="title" presentation:user-transformed="true">
          <draw:text-box>
            <text:p text:style-name="P4">CSL_VECTORS</text:p>
          </draw:text-box>
        </draw:frame>
        <draw:frame presentation:style-name="pr48" draw:text-style-name="P108" draw:layer="layout" svg:width="24.369cm" svg:height="17.971cm" svg:x="4.268cm" svg:y="2.628cm" presentation:class="outline" presentation:user-transformed="true">
          <draw:text-box>
            <text:list text:style-name="L4">
              <text:list-item>
                <text:p text:style-name="P58"><text:span text:style-name="T49">Using CSL we can specify:</text:span></text:p>
              </text:list-item>
            </text:list>
            <text:list text:style-name="L4">
              <text:list-item>
                <text:list>
                  <text:list-item>
                    <text:p text:style-name="P96"><text:span text:style-name="T49">signal list to be included in the vector format</text:span></text:p>
                  </text:list-item>
                </text:list>
              </text:list-item>
            </text:list>
            <text:list text:style-name="L4">
              <text:list-item>
                <text:list>
                  <text:list-item>
                    <text:p text:style-name="P96"><text:span text:style-name="T49">data radix (binary, decimal, hex)</text:span></text:p>
                  </text:list-item>
                </text:list>
              </text:list-item>
            </text:list>
            <text:list text:style-name="L4">
              <text:list-item>
                <text:list>
                  <text:list-item>
                    <text:p text:style-name="P96"><text:span text:style-name="T49">trigger events</text:span></text:p>
                  </text:list-item>
                </text:list>
              </text:list-item>
            </text:list>
            <text:list text:style-name="L4">
              <text:list-item>
                <text:list>
                  <text:list-item>
                    <text:p text:style-name="P96"><text:span text:style-name="T49">source/destination (file, C/C++ or RTL simulator)</text:span></text:p>
                  </text:list-item>
                </text:list>
              </text:list-item>
            </text:list>
            <text:list text:style-name="L4">
              <text:list-item>
                <text:list>
                  <text:list-item>
                    <text:p text:style-name="P96"><text:span text:style-name="T49">prefix</text:span></text:p>
                  </text:list-item>
                </text:list>
              </text:list-item>
            </text:list>
            <text:list text:style-name="L4">
              <text:list-item>
                <text:list>
                  <text:list-item>
                    <text:p text:style-name="P96"><text:span text:style-name="T49">size of the vector set</text:span></text:p>
                  </text:list-item>
                </text:list>
              </text:list-item>
            </text:list>
            <text:list text:style-name="L4">
              <text:list-item>
                <text:list>
                  <text:list-item>
                    <text:p text:style-name="P96"><text:span text:style-name="T49">control and synchronization signals (clock, reset)</text:span></text:p>
                  </text:list-item>
                </text:list>
              </text:list-item>
            </text:list>
            <text:list text:style-name="L4">
              <text:list-item>
                <text:list>
                  <text:list-item>
                    <text:p text:style-name="P96"><text:span text:style-name="T49">error limit number for verification</text:span></text:p>
                  </text:list-item>
                </text:list>
              </text:list-item>
            </text:list>
            <text:list text:style-name="L4">
              <text:list-item>
                <text:p text:style-name="P107"><text:span text:style-name="T35">Note: signal and port constructs like csl_list, csl_signal_group and csl_interface can be used in order to structure and simplify source code</text:span></text:p>
              </text:list-item>
            </text:list>
          </draw:text-box>
        </draw:frame>
        <presentation:notes draw:style-name="dp2">
          <draw:page-thumbnail draw:style-name="gr1" draw:layer="layout" svg:width="13.877cm" svg:height="11.093cm" svg:x="3.577cm" svg:y="2.247cm" draw:page-number="89" presentation:class="page"/>
          <draw:frame presentation:style-name="pr5" draw:text-style-name="P4" draw:layer="layout" svg:width="15.399cm" svg:height="13.362cm" svg:x="2.798cm" svg:y="14.102cm" presentation:class="notes" presentation:placeholder="true">
            <draw:text-box/>
          </draw:frame>
        </presentation:notes>
      </draw:page>
      <draw:page draw:name="page90" draw:style-name="dp1" draw:master-page-name="fpl_5f_presentation_5f_template" presentation:presentation-page-layout-name="AL1T19">
        <office:forms form:automatic-focus="false" form:apply-design-mode="false"/>
        <draw:frame presentation:style-name="pr3" draw:text-style-name="P4" draw:layer="layout" svg:width="18.666cm" svg:height="3.649cm" svg:x="7.231cm" svg:y="0.974cm" presentation:class="title">
          <draw:text-box>
            <text:p text:style-name="P4">Generation of stimulus vector file</text:p>
          </draw:text-box>
        </draw:frame>
        <draw:rect draw:style-name="gr122" draw:text-style-name="P109" draw:layer="layout" svg:width="10.263cm" svg:height="8.219cm" svg:x="7.5cm" svg:y="8.5cm">
          <text:p text:style-name="P16"><text:span text:style-name="T113">csim</text:span></text:p>
        </draw:rect>
        <draw:rect draw:style-name="gr123" draw:text-style-name="P109" draw:layer="layout" svg:width="3.5cm" svg:height="3cm" svg:x="9.646cm" svg:y="12.6cm">
          <text:p text:style-name="P16"><text:span text:style-name="T113">unit</text:span></text:p>
        </draw:rect>
        <draw:rect draw:style-name="gr123" draw:text-style-name="P109" draw:id="id94" draw:layer="layout" svg:width="3.5cm" svg:height="3cm" svg:x="13.639cm" svg:y="9.645cm">
          <text:p text:style-name="P16"><text:span text:style-name="T113">vec</text:span></text:p>
          <text:p text:style-name="P16"><text:span text:style-name="T113">gen</text:span></text:p>
        </draw:rect>
        <draw:connector draw:style-name="gr124" draw:text-style-name="P79" draw:layer="layout" draw:type="line" svg:x1="11.362cm" svg:y1="11.132cm" svg:x2="13.639cm" svg:y2="11.145cm" draw:start-shape="id93" draw:start-glue-point="4" draw:end-shape="id94" draw:end-glue-point="3">
          <text:p text:style-name="P4"/>
        </draw:connector>
        <draw:connector draw:style-name="gr124" draw:text-style-name="P18" draw:layer="layout" draw:type="line" svg:x1="17.139cm" svg:y1="11.145cm" svg:x2="19.987cm" svg:y2="11.134cm" draw:start-shape="id94" draw:start-glue-point="1" draw:end-shape="id95" draw:end-glue-point="3">
          <text:p text:style-name="P4"/>
        </draw:connector>
        <draw:line draw:style-name="gr124" draw:text-style-name="P79" draw:id="id93" draw:layer="layout" svg:x1="11.362cm" svg:y1="7.662cm" svg:x2="11.362cm" svg:y2="12.623cm">
          <draw:glue-point draw:id="4" svg:x="-90cm" svg:y="1.996cm"/>
          <text:p text:style-name="P4"/>
        </draw:line>
        <draw:rect draw:style-name="gr125" draw:text-style-name="P110" draw:id="id95" draw:layer="layout" svg:width="2.739cm" svg:height="1.723cm" svg:x="19.987cm" svg:y="10.273cm">
          <text:p text:style-name="P16"><text:span text:style-name="T28">stimulus</text:span></text:p>
          <text:p text:style-name="P16"><text:span text:style-name="T28"><text:s/></text:span><text:span text:style-name="T28">vector</text:span></text:p>
          <text:p text:style-name="P16"><text:span text:style-name="T28">file</text:span></text:p>
        </draw:rect>
        <draw:line draw:style-name="gr124" draw:text-style-name="P79" draw:layer="layout" svg:x1="11.472cm" svg:y1="15.6cm" svg:x2="11.472cm" svg:y2="16.757cm">
          <draw:glue-point draw:id="4" svg:x="-90cm" svg:y="1.996cm"/>
          <text:p text:style-name="P4"/>
        </draw:line>
        <presentation:notes draw:style-name="dp2">
          <draw:page-thumbnail draw:style-name="gr1" draw:layer="layout" svg:width="13.877cm" svg:height="11.093cm" svg:x="3.577cm" svg:y="2.247cm" draw:page-number="90" presentation:class="page"/>
          <draw:frame presentation:style-name="pr5" draw:text-style-name="P4" draw:layer="layout" svg:width="15.399cm" svg:height="13.362cm" svg:x="2.798cm" svg:y="14.102cm" presentation:class="notes" presentation:placeholder="true">
            <draw:text-box/>
          </draw:frame>
        </presentation:notes>
      </draw:page>
      <draw:page draw:name="page91" draw:style-name="dp1" draw:master-page-name="fpl_5f_presentation_5f_template" presentation:presentation-page-layout-name="AL1T19">
        <office:forms form:automatic-focus="false" form:apply-design-mode="false"/>
        <draw:frame presentation:style-name="pr3" draw:text-style-name="P4" draw:layer="layout" svg:width="18.666cm" svg:height="3.649cm" svg:x="7.231cm" svg:y="0.974cm" presentation:class="title">
          <draw:text-box>
            <text:p text:style-name="P4">Generation of stimulus vector file</text:p>
          </draw:text-box>
        </draw:frame>
        <draw:rect draw:style-name="gr122" draw:text-style-name="P109" draw:layer="layout" svg:width="10.263cm" svg:height="8.219cm" svg:x="7.5cm" svg:y="8.5cm">
          <text:p text:style-name="P16"><text:span text:style-name="T113">csim</text:span></text:p>
        </draw:rect>
        <draw:rect draw:style-name="gr123" draw:text-style-name="P109" draw:layer="layout" svg:width="3.5cm" svg:height="3cm" svg:x="9.068cm" svg:y="9.981cm">
          <text:p text:style-name="P16"><text:span text:style-name="T113">unit</text:span></text:p>
        </draw:rect>
        <draw:rect draw:style-name="gr123" draw:text-style-name="P109" draw:id="id97" draw:layer="layout" svg:width="3.5cm" svg:height="3cm" svg:x="13.485cm" svg:y="13.045cm">
          <text:p text:style-name="P16"><text:span text:style-name="T113">vec</text:span></text:p>
          <text:p text:style-name="P16"><text:span text:style-name="T113">gen</text:span></text:p>
        </draw:rect>
        <draw:connector draw:style-name="gr124" draw:text-style-name="P79" draw:layer="layout" draw:type="line" svg:x1="10.805cm" svg:y1="14.554cm" svg:x2="13.485cm" svg:y2="14.545cm" draw:start-shape="id96" draw:start-glue-point="4" draw:end-shape="id97" draw:end-glue-point="3">
          <text:p text:style-name="P4"/>
        </draw:connector>
        <draw:connector draw:style-name="gr124" draw:text-style-name="P18" draw:layer="layout" draw:type="line" svg:x1="16.985cm" svg:y1="14.545cm" svg:x2="19.604cm" svg:y2="14.567cm" draw:start-shape="id97" draw:start-glue-point="1" draw:end-shape="id98" draw:end-glue-point="3">
          <text:p text:style-name="P4"/>
        </draw:connector>
        <draw:line draw:style-name="gr124" draw:text-style-name="P79" draw:layer="layout" svg:x1="10.784cm" svg:y1="8.131cm" svg:x2="10.784cm" svg:y2="10.081cm">
          <draw:glue-point draw:id="4" svg:x="-90cm" svg:y="1.996cm"/>
          <text:p text:style-name="P4"/>
        </draw:line>
        <draw:rect draw:style-name="gr125" draw:text-style-name="P110" draw:id="id98" draw:layer="layout" svg:width="2.739cm" svg:height="1.723cm" svg:x="19.604cm" svg:y="13.706cm">
          <text:p text:style-name="P16"><text:span text:style-name="T28">expected</text:span></text:p>
          <text:p text:style-name="P16"><text:span text:style-name="T28"><text:s/></text:span><text:span text:style-name="T28">vector</text:span></text:p>
          <text:p text:style-name="P16"><text:span text:style-name="T28">file</text:span></text:p>
        </draw:rect>
        <draw:line draw:style-name="gr124" draw:text-style-name="P79" draw:id="id96" draw:layer="layout" svg:x1="10.817cm" svg:y1="13.009cm" svg:x2="10.805cm" svg:y2="16.694cm">
          <draw:glue-point draw:id="4" svg:x="-5cm" svg:y="-0.807cm"/>
          <text:p text:style-name="P4"/>
        </draw:line>
        <presentation:notes draw:style-name="dp2">
          <draw:page-thumbnail draw:style-name="gr1" draw:layer="layout" svg:width="13.877cm" svg:height="11.093cm" svg:x="3.577cm" svg:y="2.247cm" draw:page-number="91" presentation:class="page"/>
          <draw:frame presentation:style-name="pr5" draw:text-style-name="P4" draw:layer="layout" svg:width="15.399cm" svg:height="13.362cm" svg:x="2.798cm" svg:y="14.102cm" presentation:class="notes" presentation:placeholder="true">
            <draw:text-box/>
          </draw:frame>
        </presentation:notes>
      </draw:page>
      <draw:page draw:name="page92" draw:style-name="dp1" draw:master-page-name="fpl_5f_presentation_5f_template" presentation:presentation-page-layout-name="AL3T1">
        <office:forms form:automatic-focus="false" form:apply-design-mode="false"/>
        <draw:frame presentation:style-name="pr3" draw:text-style-name="P4" draw:layer="layout" svg:width="18.666cm" svg:height="3.649cm" svg:x="6.896cm" svg:y="0.439cm" presentation:class="title" presentation:user-transformed="true">
          <draw:text-box>
            <text:p text:style-name="P4">CSL_STATE_DATA</text:p>
          </draw:text-box>
        </draw:frame>
        <draw:frame presentation:style-name="pr15" draw:text-style-name="P71" draw:layer="layout" svg:width="22.216cm" svg:height="16.642cm" svg:x="4.517cm" svg:y="3.58cm" presentation:class="outline" presentation:user-transformed="true">
          <draw:text-box>
            <text:list text:style-name="L4">
              <text:list-item>
                <text:p text:style-name="P70"><text:span text:style-name="T67">a state data is an array that contains the state of all memory cells inside a design under test (DUT)</text:span></text:p>
              </text:list-item>
            </text:list>
            <text:list text:style-name="L4">
              <text:list-item>
                <text:p text:style-name="P70"><text:span text:style-name="T67">memory cells can be </text:span></text:p>
              </text:list-item>
            </text:list>
            <text:list text:style-name="L4">
              <text:list-item>
                <text:list>
                  <text:list-item>
                    <text:p text:style-name="P111"><text:span text:style-name="T67">flip-flops </text:span></text:p>
                  </text:list-item>
                </text:list>
              </text:list-item>
            </text:list>
            <text:list text:style-name="L4">
              <text:list-item>
                <text:list>
                  <text:list-item>
                    <text:p text:style-name="P111"><text:span text:style-name="T67">registers </text:span></text:p>
                  </text:list-item>
                </text:list>
              </text:list-item>
            </text:list>
            <text:list text:style-name="L4">
              <text:list-item>
                <text:list>
                  <text:list-item>
                    <text:p text:style-name="P111"><text:span text:style-name="T67">register files</text:span></text:p>
                  </text:list-item>
                </text:list>
              </text:list-item>
            </text:list>
            <text:list text:style-name="L4">
              <text:list-item>
                <text:list>
                  <text:list-item>
                    <text:p text:style-name="P111"><text:span text:style-name="T67">FIFOs</text:span></text:p>
                  </text:list-item>
                </text:list>
              </text:list-item>
            </text:list>
            <text:list text:style-name="L4">
              <text:list-item>
                <text:list>
                  <text:list-item>
                    <text:p text:style-name="P111"><text:span text:style-name="T67">memories</text:span></text:p>
                  </text:list-item>
                </text:list>
              </text:list-item>
            </text:list>
          </draw:text-box>
        </draw:frame>
        <presentation:notes draw:style-name="dp2">
          <draw:page-thumbnail draw:style-name="gr1" draw:layer="layout" svg:width="13.877cm" svg:height="11.093cm" svg:x="3.577cm" svg:y="2.247cm" draw:page-number="92" presentation:class="page"/>
          <draw:frame presentation:style-name="pr5" draw:text-style-name="P4" draw:layer="layout" svg:width="15.399cm" svg:height="13.362cm" svg:x="2.798cm" svg:y="14.102cm" presentation:class="notes" presentation:placeholder="true">
            <draw:text-box/>
          </draw:frame>
        </presentation:notes>
      </draw:page>
      <draw:page draw:name="page93" draw:style-name="dp1" draw:master-page-name="fpl_5f_presentation_5f_template" presentation:presentation-page-layout-name="AL3T1">
        <office:forms form:automatic-focus="false" form:apply-design-mode="false"/>
        <draw:frame presentation:style-name="pr3" draw:text-style-name="P4" draw:layer="layout" svg:width="18.666cm" svg:height="3.649cm" svg:x="6.695cm" svg:y="0.304cm" presentation:class="title" presentation:user-transformed="true">
          <draw:text-box>
            <text:p text:style-name="P4">CSL_STATE_DATA</text:p>
          </draw:text-box>
        </draw:frame>
        <draw:frame presentation:style-name="pr49" draw:text-style-name="P15" draw:layer="layout" svg:width="24.369cm" svg:height="16.835cm" svg:x="4.268cm" svg:y="3.226cm" presentation:class="outline" presentation:user-transformed="true">
          <draw:text-box>
            <text:list text:style-name="L4">
              <text:list-item>
                <text:p text:style-name="P19">Using CSL we can specify:</text:p>
              </text:list-item>
            </text:list>
            <text:list text:style-name="L4">
              <text:list-item>
                <text:list>
                  <text:list-item>
                    <text:p text:style-name="P20">memory cell list to be included in the state data format</text:p>
                  </text:list-item>
                </text:list>
              </text:list-item>
            </text:list>
            <text:list text:style-name="L4">
              <text:list-item>
                <text:list>
                  <text:list-item>
                    <text:p text:style-name="P20">data radix (binary, decimal, hex)</text:p>
                  </text:list-item>
                </text:list>
              </text:list-item>
            </text:list>
            <text:list text:style-name="L4">
              <text:list-item>
                <text:list>
                  <text:list-item>
                    <text:p text:style-name="P20">trigger events</text:p>
                  </text:list-item>
                </text:list>
              </text:list-item>
            </text:list>
            <text:list text:style-name="L4">
              <text:list-item>
                <text:list>
                  <text:list-item>
                    <text:p text:style-name="P20">source/destination (file, C/C++ or RTL simulator)</text:p>
                  </text:list-item>
                </text:list>
              </text:list-item>
            </text:list>
            <text:list text:style-name="L4">
              <text:list-item>
                <text:list>
                  <text:list-item>
                    <text:p text:style-name="P20">prefix</text:p>
                  </text:list-item>
                </text:list>
              </text:list-item>
            </text:list>
            <text:list text:style-name="L4">
              <text:list-item>
                <text:list>
                  <text:list-item>
                    <text:p text:style-name="P20">size of the state data set</text:p>
                  </text:list-item>
                </text:list>
              </text:list-item>
            </text:list>
            <text:list text:style-name="L4">
              <text:list-item>
                <text:list>
                  <text:list-item>
                    <text:p text:style-name="P20">control and synchronization signals (clock, reset)</text:p>
                  </text:list-item>
                </text:list>
              </text:list-item>
            </text:list>
            <text:list text:style-name="L4">
              <text:list-item>
                <text:list>
                  <text:list-item>
                    <text:p text:style-name="P20">error limit number for verification</text:p>
                  </text:list-item>
                </text:list>
              </text:list-item>
            </text:list>
          </draw:text-box>
        </draw:frame>
        <presentation:notes draw:style-name="dp2">
          <draw:page-thumbnail draw:style-name="gr1" draw:layer="layout" svg:width="13.877cm" svg:height="11.093cm" svg:x="3.577cm" svg:y="2.247cm" draw:page-number="93" presentation:class="page"/>
          <draw:frame presentation:style-name="pr5" draw:text-style-name="P4" draw:layer="layout" svg:width="15.399cm" svg:height="13.362cm" svg:x="2.798cm" svg:y="14.102cm" presentation:class="notes" presentation:placeholder="true">
            <draw:text-box/>
          </draw:frame>
        </presentation:notes>
      </draw:page>
      <draw:page draw:name="page94" draw:style-name="dp1" draw:master-page-name="fpl_5f_presentation_5f_template" presentation:presentation-page-layout-name="AL3T1">
        <office:forms form:automatic-focus="false" form:apply-design-mode="false"/>
        <draw:frame presentation:style-name="pr3" draw:text-style-name="P4" draw:layer="layout" svg:width="18.666cm" svg:height="3.649cm" svg:x="7.231cm" svg:y="0.974cm" presentation:class="title">
          <draw:text-box>
            <text:p text:style-name="P4">CSL Testbench Tool</text:p>
          </draw:text-box>
        </draw:frame>
        <draw:frame presentation:style-name="pr50" draw:text-style-name="P90" draw:layer="layout" svg:width="22.216cm" svg:height="15.337cm" svg:x="5.455cm" svg:y="4.618cm" presentation:class="outline">
          <draw:text-box>
            <text:list text:style-name="L10">
              <text:list-item>
                <text:p text:style-name="P90">csl_testbench</text:p>
              </text:list-item>
            </text:list>
            <text:list text:style-name="L10">
              <text:list-item>
                <text:p text:style-name="P90">csl_clock_gen</text:p>
              </text:list-item>
            </text:list>
            <text:list text:style-name="L10">
              <text:list-item>
                <text:p text:style-name="P90">csl_pattern_gen</text:p>
              </text:list-item>
            </text:list>
          </draw:text-box>
        </draw:frame>
        <presentation:notes draw:style-name="dp2">
          <draw:page-thumbnail draw:style-name="gr1" draw:layer="layout" svg:width="13.877cm" svg:height="11.093cm" svg:x="3.577cm" svg:y="2.247cm" draw:page-number="94" presentation:class="page"/>
          <draw:frame presentation:style-name="pr5" draw:text-style-name="P4" draw:layer="layout" svg:width="15.399cm" svg:height="13.362cm" svg:x="2.798cm" svg:y="14.102cm" presentation:class="notes" presentation:placeholder="true">
            <draw:text-box/>
          </draw:frame>
        </presentation:notes>
      </draw:page>
      <draw:page draw:name="page95" draw:style-name="dp1" draw:master-page-name="fpl_5f_presentation_5f_template" presentation:presentation-page-layout-name="AL3T1">
        <office:forms form:automatic-focus="false" form:apply-design-mode="false"/>
        <draw:frame presentation:style-name="pr3" draw:text-style-name="P50" draw:layer="layout" svg:width="18.666cm" svg:height="3.649cm" svg:x="6.662cm" svg:y="0.538cm" presentation:class="title" presentation:user-transformed="true">
          <draw:text-box>
            <text:p text:style-name="P48">CSL_TESTBENCH</text:p>
          </draw:text-box>
        </draw:frame>
        <draw:frame presentation:style-name="pr15" draw:text-style-name="P113" draw:layer="layout" svg:width="22.216cm" svg:height="15.337cm" svg:x="5.455cm" svg:y="4.618cm" presentation:class="outline" presentation:user-transformed="true">
          <draw:text-box>
            <text:list text:style-name="L4">
              <text:list-item>
                <text:p text:style-name="P112"><text:span text:style-name="T114">CSL testbench tool is used to create an operating environment around the design under test (DUT).</text:span></text:p>
              </text:list-item>
            </text:list>
            <text:list text:style-name="L4">
              <text:list-item>
                <text:p text:style-name="P112"><text:span text:style-name="T114">To test consists in verifying that DUT provides correct outputs for the given inputs.</text:span></text:p>
              </text:list-item>
            </text:list>
            <text:list text:style-name="L4">
              <text:list-item>
                <text:p text:style-name="P112"><text:span text:style-name="T114">Outputs provided by the design when driven by a given set of inputs should match the expected outputs known to be good.</text:span></text:p>
              </text:list-item>
            </text:list>
            <text:list text:style-name="L4">
              <text:list-item>
                <text:p text:style-name="P112"><text:span text:style-name="T114">CSL testbench tool allows a DUT to be tested starting from an initial state specified by a </text:span><text:span text:style-name="T115">csl_state_data</text:span><text:span text:style-name="T114"> element</text:span></text:p>
              </text:list-item>
            </text:list>
          </draw:text-box>
        </draw:frame>
        <presentation:notes draw:style-name="dp2">
          <draw:page-thumbnail draw:style-name="gr1" draw:layer="layout" svg:width="13.877cm" svg:height="11.093cm" svg:x="3.577cm" svg:y="2.247cm" draw:page-number="95" presentation:class="page"/>
          <draw:frame presentation:style-name="pr5" draw:text-style-name="P4" draw:layer="layout" svg:width="15.399cm" svg:height="13.362cm" svg:x="2.798cm" svg:y="14.102cm" presentation:class="notes" presentation:placeholder="true">
            <draw:text-box/>
          </draw:frame>
        </presentation:notes>
      </draw:page>
      <draw:page draw:name="page96" draw:style-name="dp1" draw:master-page-name="fpl_5f_presentation_5f_template" presentation:presentation-page-layout-name="AL3T1">
        <office:forms form:automatic-focus="false" form:apply-design-mode="false"/>
        <draw:frame presentation:style-name="pr3" draw:text-style-name="P50" draw:layer="layout" svg:width="18.666cm" svg:height="3.649cm" svg:x="6.762cm" svg:y="0.404cm" presentation:class="title" presentation:user-transformed="true">
          <draw:text-box>
            <text:p text:style-name="P48">CSL_TESTBENCH</text:p>
          </draw:text-box>
        </draw:frame>
        <draw:frame presentation:style-name="pr51" draw:text-style-name="P117" draw:layer="layout" svg:width="24.369cm" svg:height="15.19cm" svg:x="4.468cm" svg:y="3.962cm" presentation:class="outline" presentation:user-transformed="true">
          <draw:text-box>
            <text:list text:style-name="L4">
              <text:list-item>
                <text:p text:style-name="P114"><text:span text:style-name="T116">The stimulus inputs and expected outputs are:</text:span></text:p>
              </text:list-item>
            </text:list>
            <text:list text:style-name="L4">
              <text:list-item>
                <text:list>
                  <text:list-item>
                    <text:p text:style-name="P115"><text:span text:style-name="T116"><text:s/></text:span><text:span text:style-name="T116">generated by another model:</text:span></text:p>
                  </text:list-item>
                </text:list>
              </text:list-item>
            </text:list>
            <text:list text:style-name="L4">
              <text:list-item>
                <text:list>
                  <text:list-item>
                    <text:list>
                      <text:list-item>
                        <text:p text:style-name="P116"><text:span text:style-name="T116">C/C++ model</text:span></text:p>
                      </text:list-item>
                    </text:list>
                  </text:list-item>
                </text:list>
              </text:list-item>
            </text:list>
            <text:list text:style-name="L4">
              <text:list-item>
                <text:list>
                  <text:list-item>
                    <text:list>
                      <text:list-item>
                        <text:p text:style-name="P116"><text:span text:style-name="T116">RTL model</text:span></text:p>
                      </text:list-item>
                    </text:list>
                  </text:list-item>
                </text:list>
              </text:list-item>
            </text:list>
            <text:list text:style-name="L4">
              <text:list-item>
                <text:list>
                  <text:list-item>
                    <text:p text:style-name="P115"><text:span text:style-name="T116">acquired from hardware known to work correct</text:span></text:p>
                  </text:list-item>
                </text:list>
              </text:list-item>
            </text:list>
            <text:list text:style-name="L4">
              <text:list-item>
                <text:p text:style-name="P114"><text:span text:style-name="T116">The stimulus vectors reflect all possible input combinations the design should be able to handle</text:span></text:p>
              </text:list-item>
            </text:list>
            <text:list text:style-name="L4">
              <text:list-item>
                <text:p text:style-name="P114"><text:span text:style-name="T116">The expected vectors contain all the outputs the design should yield.</text:span></text:p>
              </text:list-item>
            </text:list>
          </draw:text-box>
        </draw:frame>
        <presentation:notes draw:style-name="dp2">
          <draw:page-thumbnail draw:style-name="gr1" draw:layer="layout" svg:width="13.877cm" svg:height="11.093cm" svg:x="3.577cm" svg:y="2.247cm" draw:page-number="96" presentation:class="page"/>
          <draw:frame presentation:style-name="pr5" draw:text-style-name="P4" draw:layer="layout" svg:width="15.399cm" svg:height="13.362cm" svg:x="2.798cm" svg:y="14.102cm" presentation:class="notes" presentation:placeholder="true">
            <draw:text-box/>
          </draw:frame>
        </presentation:notes>
      </draw:page>
      <draw:page draw:name="page97" draw:style-name="dp1" draw:master-page-name="fpl_5f_presentation_5f_template" presentation:presentation-page-layout-name="AL1T19">
        <office:forms form:automatic-focus="false" form:apply-design-mode="false"/>
        <draw:custom-shape draw:style-name="gr107" draw:text-style-name="P118" draw:layer="layout" svg:width="11.785cm" svg:height="9.141cm" svg:x="13.86cm" svg:y="5.258cm">
          <text:p text:style-name="P4"/>
          <draw:enhanced-geometry svg:viewBox="0 0 21600 21600" draw:type="rectangle" draw:enhanced-path="M 0 0 L 21600 0 21600 21600 0 21600 0 0 Z N"/>
        </draw:custom-shape>
        <draw:frame presentation:style-name="pr3" draw:text-style-name="P50" draw:layer="layout" svg:width="18.666cm" svg:height="3.649cm" svg:x="7.231cm" svg:y="0.974cm" presentation:class="title">
          <draw:text-box>
            <text:p text:style-name="P48">CSL_TESTBENCH</text:p>
          </draw:text-box>
        </draw:frame>
        <draw:custom-shape draw:style-name="gr126" draw:text-style-name="P119" draw:id="id99" draw:layer="layout" svg:width="1.765cm" svg:height="2.705cm" svg:x="4.732cm" svg:y="9.334cm">
          <text:p text:style-name="P4"/>
          <draw:enhanced-geometry svg:viewBox="0 0 21600 21600" draw:type="rectangle" draw:enhanced-path="M 0 0 L 21600 0 21600 21600 0 21600 0 0 Z N"/>
        </draw:custom-shape>
        <draw:custom-shape draw:style-name="gr108" draw:text-style-name="P118" draw:id="id100" draw:layer="layout" svg:width="2.913cm" svg:height="10.807cm" svg:x="8.566cm" svg:y="5.301cm">
          <draw:glue-point draw:id="4" svg:x="4.993cm" svg:y="-2.96cm"/>
          <draw:glue-point draw:id="5" svg:x="4.993cm" svg:y="-1.356cm"/>
          <draw:glue-point draw:id="6" svg:x="4.993cm" svg:y="-0.477cm"/>
          <draw:glue-point draw:id="7" svg:x="4.993cm" svg:y="0.85cm"/>
          <text:p text:style-name="P4"/>
          <draw:enhanced-geometry svg:viewBox="0 0 21600 21600" draw:type="rectangle" draw:enhanced-path="M 0 0 L 21600 0 21600 21600 0 21600 0 0 Z N"/>
        </draw:custom-shape>
        <draw:custom-shape draw:style-name="gr108" draw:text-style-name="P118" draw:id="id104" draw:layer="layout" svg:width="11.929cm" svg:height="2.116cm" svg:x="13.716cm" svg:y="15.566cm">
          <draw:glue-point draw:id="4" svg:x="-2.446cm" svg:y="-4.871cm"/>
          <draw:glue-point draw:id="5" svg:x="1.907cm" svg:y="-4.963cm"/>
          <draw:glue-point draw:id="6" svg:x="2.102cm" svg:y="-4.963cm"/>
          <text:p text:style-name="P4"/>
          <draw:enhanced-geometry svg:viewBox="0 0 21600 21600" draw:type="rectangle" draw:enhanced-path="M 0 0 L 21600 0 21600 21600 0 21600 0 0 Z N"/>
        </draw:custom-shape>
        <draw:g draw:id="id102">
          <draw:custom-shape draw:style-name="gr127" draw:text-style-name="P120" draw:layer="layout" svg:width="1.899cm" svg:height="1.304cm" svg:x="15.82cm" svg:y="9.537cm">
            <text:p text:style-name="P16"><text:span text:style-name="T117">==</text:span></text:p>
            <draw:enhanced-geometry svg:viewBox="0 0 21600 21600" draw:glue-points="10800 0 3160 3160 0 10800 3160 18440 10800 21600 18440 18440 21600 10800 18440 3160" draw:text-areas="3200 3200 18400 18400" draw:type="ellipse"/>
          </draw:custom-shape>
        </draw:g>
        <draw:g draw:id="id106">
          <draw:custom-shape draw:style-name="gr127" draw:text-style-name="P120" draw:layer="layout" svg:width="1.9cm" svg:height="1.305cm" svg:x="21.221cm" svg:y="10.973cm">
            <text:p text:style-name="P16"><text:span text:style-name="T117">==</text:span></text:p>
            <draw:enhanced-geometry svg:viewBox="0 0 21600 21600" draw:glue-points="10800 0 3160 3160 0 10800 3160 18440 10800 21600 18440 18440 21600 10800 18440 3160" draw:text-areas="3200 3200 18400 18400" draw:type="ellipse"/>
          </draw:custom-shape>
        </draw:g>
        <draw:frame draw:style-name="gr128" draw:text-style-name="P121" draw:layer="layout" svg:width="1.612cm" svg:height="2.144cm" svg:x="4.915cm" svg:y="9.679cm">
          <draw:text-box>
            <text:p text:style-name="P4"><text:span text:style-name="T118">csl spec file</text:span></text:p>
          </draw:text-box>
        </draw:frame>
        <draw:connector draw:style-name="gr114" draw:text-style-name="P118" draw:layer="layout" draw:type="line" svg:x1="6.497cm" svg:y1="10.686cm" svg:x2="8.566cm" svg:y2="10.704cm" draw:start-shape="id99" draw:start-glue-point="1" draw:end-shape="id100" draw:end-glue-point="3">
          <text:p text:style-name="P4"/>
        </draw:connector>
        <draw:frame draw:style-name="gr129" draw:text-style-name="P122" draw:layer="layout" svg:width="1.612cm" svg:height="1.008cm" svg:x="9.417cm" svg:y="10.187cm">
          <draw:text-box>
            <text:p text:style-name="P4"><text:span text:style-name="T119">cslc</text:span></text:p>
          </draw:text-box>
        </draw:frame>
        <draw:custom-shape draw:style-name="gr108" draw:text-style-name="P118" draw:id="id101" draw:layer="layout" svg:width="8.36cm" svg:height="2.352cm" svg:x="15.052cm" svg:y="6.332cm">
          <text:p text:style-name="P4"/>
          <draw:enhanced-geometry svg:viewBox="0 0 21600 21600" draw:mirror-horizontal="false" draw:mirror-vertical="false" draw:type="rectangle" draw:enhanced-path="M 0 0 L 21600 0 21600 21600 0 21600 0 0 Z N"/>
        </draw:custom-shape>
        <draw:frame draw:style-name="gr130" draw:text-style-name="P122" draw:layer="layout" svg:width="2.041cm" svg:height="1.009cm" svg:x="15.221cm" svg:y="6.479cm">
          <draw:text-box>
            <text:p text:style-name="P4"><text:span text:style-name="T119">Verilog</text:span></text:p>
          </draw:text-box>
        </draw:frame>
        <draw:frame draw:style-name="gr130" draw:text-style-name="P123" draw:layer="layout" svg:width="4.697cm" svg:height="1.513cm" svg:x="17.189cm" svg:y="6.759cm">
          <draw:text-box>
            <text:p text:style-name="P16"><text:span text:style-name="T119">DUT </text:span></text:p>
            <text:p text:style-name="P16"><text:span text:style-name="T119">(Design Under Test)</text:span></text:p>
          </draw:text-box>
        </draw:frame>
        <draw:connector draw:style-name="gr114" draw:text-style-name="P118" draw:id="id266" draw:layer="layout" draw:type="line" svg:x1="11.476cm" svg:y1="7.506cm" svg:x2="15.052cm" svg:y2="7.508cm" draw:start-shape="id100" draw:start-glue-point="4" draw:end-shape="id101" draw:end-glue-point="3">
          <text:p text:style-name="P4"/>
        </draw:connector>
        <draw:frame draw:style-name="gr131" draw:text-style-name="P122" draw:layer="layout" svg:width="2.705cm" svg:height="1.554cm" svg:x="13.734cm" svg:y="5.397cm">
          <draw:text-box>
            <text:p text:style-name="P4"><text:span text:style-name="T119">Testbench</text:span></text:p>
          </draw:text-box>
        </draw:frame>
        <draw:connector draw:style-name="gr114" draw:text-style-name="P118" draw:layer="layout" draw:type="line" svg:x1="16.774cm" svg:y1="8.681cm" svg:x2="16.769cm" svg:y2="9.537cm" draw:end-shape="id102" draw:end-glue-point="0">
          <text:p text:style-name="P4"/>
        </draw:connector>
        <draw:connector draw:style-name="gr114" draw:text-style-name="P118" draw:id="id267" draw:layer="layout" draw:type="line" svg:x1="11.476cm" svg:y1="9.239cm" svg:x2="13.841cm" svg:y2="9.239cm" draw:start-shape="id100" draw:start-glue-point="5">
          <text:p text:style-name="P4"/>
        </draw:connector>
        <draw:frame draw:style-name="gr132" draw:text-style-name="P122" draw:layer="layout" svg:width="3.295cm" svg:height="2.169cm" svg:x="13.646cm" svg:y="8.639cm">
          <draw:text-box>
            <text:p text:style-name="P4"><text:span text:style-name="T119">Vectors initializations</text:span></text:p>
          </draw:text-box>
        </draw:frame>
        <draw:connector draw:style-name="gr114" draw:text-style-name="P118" draw:id="id268" draw:layer="layout" draw:type="line" svg:x1="11.476cm" svg:y1="10.189cm" svg:x2="15.82cm" svg:y2="10.189cm" draw:start-shape="id100" draw:start-glue-point="6" draw:end-shape="id102" draw:end-glue-point="3">
          <text:p text:style-name="P4"/>
        </draw:connector>
        <draw:connector draw:style-name="gr114" draw:text-style-name="P118" draw:layer="layout" draw:type="line" svg:x1="16.766cm" svg:y1="12.2cm" svg:x2="16.769cm" svg:y2="10.841cm" draw:start-shape="id103" draw:start-glue-point="0" draw:end-shape="id102" draw:end-glue-point="2">
          <text:p text:style-name="P4"/>
        </draw:connector>
        <draw:g draw:id="id105">
          <draw:custom-shape draw:style-name="gr108" draw:text-style-name="P118" draw:id="id103" draw:layer="layout" svg:width="1.745cm" svg:height="1.169cm" svg:x="15.894cm" svg:y="12.2cm">
            <text:p text:style-name="P4"/>
            <draw:enhanced-geometry svg:viewBox="0 0 21600 21600" draw:type="rectangle" draw:enhanced-path="M 0 0 L 21600 0 21600 21600 0 21600 0 0 Z N"/>
          </draw:custom-shape>
          <draw:frame draw:style-name="gr133" draw:text-style-name="P122" draw:layer="layout" svg:width="1.612cm" svg:height="1.008cm" svg:x="15.99cm" svg:y="12.368cm">
            <draw:text-box>
              <text:p text:style-name="P4"><text:span text:style-name="T119">mem</text:span></text:p>
            </draw:text-box>
          </draw:frame>
        </draw:g>
        <draw:g draw:id="id107">
          <draw:custom-shape draw:style-name="gr108" draw:text-style-name="P118" draw:layer="layout" svg:width="1.746cm" svg:height="1.168cm" svg:x="21.323cm" svg:y="12.854cm">
            <text:p text:style-name="P4"/>
            <draw:enhanced-geometry svg:viewBox="0 0 21600 21600" draw:type="rectangle" draw:enhanced-path="M 0 0 L 21600 0 21600 21600 0 21600 0 0 Z N"/>
          </draw:custom-shape>
          <draw:frame draw:style-name="gr130" draw:text-style-name="P122" draw:layer="layout" svg:width="1.612cm" svg:height="1.009cm" svg:x="21.438cm" svg:y="13.002cm">
            <draw:text-box>
              <text:p text:style-name="P4"><text:span text:style-name="T119">mem</text:span></text:p>
            </draw:text-box>
          </draw:frame>
        </draw:g>
        <draw:connector draw:style-name="gr114" draw:text-style-name="P118" draw:layer="layout" draw:type="line" svg:x1="16.763cm" svg:y1="15.594cm" svg:x2="16.766cm" svg:y2="13.376cm" draw:start-shape="id104" draw:start-glue-point="4" draw:end-shape="id105" draw:end-glue-point="2">
          <text:p text:style-name="P4"/>
        </draw:connector>
        <draw:frame draw:style-name="gr134" draw:text-style-name="P122" draw:layer="layout" svg:width="2.292cm" svg:height="1.555cm" svg:x="14.595cm" svg:y="14.606cm">
          <draw:text-box>
            <text:p text:style-name="P4"><text:span text:style-name="T119">Vectors </text:span></text:p>
          </draw:text-box>
        </draw:frame>
        <draw:connector draw:style-name="gr114" draw:text-style-name="P118" draw:layer="layout" draw:type="line" svg:x1="11.476cm" svg:y1="11.622cm" svg:x2="21.221cm" svg:y2="11.625cm" draw:start-shape="id100" draw:start-glue-point="7" draw:end-shape="id106" draw:end-glue-point="3">
          <text:p text:style-name="P4"/>
        </draw:connector>
        <draw:frame draw:style-name="gr135" draw:text-style-name="P122" draw:layer="layout" svg:width="4.135cm" svg:height="1.009cm" svg:x="17.514cm" svg:y="16.302cm">
          <draw:text-box>
            <text:p text:style-name="P4"><text:span text:style-name="T119">C++ simulator</text:span></text:p>
          </draw:text-box>
        </draw:frame>
        <draw:connector draw:style-name="gr114" draw:text-style-name="P118" draw:layer="layout" draw:type="line" svg:x1="22.196cm" svg:y1="12.854cm" svg:x2="22.171cm" svg:y2="12.278cm" draw:start-shape="id107" draw:start-glue-point="0" draw:end-shape="id106" draw:end-glue-point="2">
          <text:p text:style-name="P4"/>
        </draw:connector>
        <draw:connector draw:style-name="gr114" draw:text-style-name="P118" draw:layer="layout" draw:type="line" svg:x1="22.187cm" svg:y1="15.574cm" svg:x2="22.196cm" svg:y2="14.022cm" draw:start-shape="id104" draw:start-glue-point="6" draw:end-shape="id107" draw:end-glue-point="2">
          <text:p text:style-name="P4"/>
        </draw:connector>
        <draw:connector draw:style-name="gr114" draw:text-style-name="P118" draw:layer="layout" draw:type="line" svg:x1="22.171cm" svg:y1="8.695cm" svg:x2="22.171cm" svg:y2="10.973cm" draw:end-shape="id106" draw:end-glue-point="0">
          <text:p text:style-name="P4"/>
        </draw:connector>
        <draw:frame draw:style-name="gr131" draw:text-style-name="P122" draw:layer="layout" svg:width="3.294cm" svg:height="1.554cm" svg:x="18.983cm" svg:y="8.734cm">
          <draw:text-box>
            <text:p text:style-name="P4"><text:span text:style-name="T119">State stimulus</text:span></text:p>
          </draw:text-box>
        </draw:frame>
        <draw:frame draw:style-name="gr134" draw:text-style-name="P122" draw:layer="layout" svg:width="3.671cm" svg:height="1.555cm" svg:x="18.804cm" svg:y="14.568cm">
          <draw:text-box>
            <text:p text:style-name="P4"><text:span text:style-name="T119">Expanded state</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05s" smil:fill="hold" smil:targetElement="id266" smil:attributeName="visibility" smil:to="visible"/>
                  <anim:transitionFilter smil:dur="0.25s" smil:targetElement="id266" smil:type="checkerBoardWipe" smil:subtype="across"/>
                </anim:par>
                <anim:par smil:begin="0s" smil:fill="hold" presentation:node-type="with-previous" presentation:preset-class="entrance" presentation:preset-id="ooo-entrance-checkerboard" presentation:preset-sub-type="across">
                  <anim:set smil:begin="0s" smil:dur="0.01s" smil:fill="hold" smil:targetElement="id267" smil:attributeName="visibility" smil:to="visible"/>
                  <anim:transitionFilter smil:dur="5s" smil:targetElement="id267" smil:type="checkerBoardWipe" smil:subtype="across"/>
                </anim:par>
                <anim:par smil:begin="0s" smil:fill="hold" presentation:node-type="with-previous" presentation:preset-class="entrance" presentation:preset-id="ooo-entrance-checkerboard" presentation:preset-sub-type="across">
                  <anim:set smil:begin="0s" smil:dur="0.01s" smil:fill="hold" smil:targetElement="id268" smil:attributeName="visibility" smil:to="visible"/>
                  <anim:transitionFilter smil:dur="5s" smil:targetElement="id268" smil:type="checkerBoardWipe" smil:subtype="across"/>
                </anim:par>
              </anim:par>
            </anim:par>
          </anim:seq>
        </anim:par>
        <presentation:notes draw:style-name="dp2">
          <draw:page-thumbnail draw:style-name="gr1" draw:layer="layout" svg:width="13.877cm" svg:height="11.093cm" svg:x="3.577cm" svg:y="2.247cm" draw:page-number="97" presentation:class="page"/>
          <draw:frame presentation:style-name="pr5" draw:text-style-name="P4" draw:layer="layout" svg:width="15.399cm" svg:height="13.362cm" svg:x="2.798cm" svg:y="14.102cm" presentation:class="notes" presentation:placeholder="true">
            <draw:text-box/>
          </draw:frame>
        </presentation:notes>
      </draw:page>
      <draw:page draw:name="page98" draw:style-name="dp1" draw:master-page-name="fpl_5f_presentation_5f_template" presentation:presentation-page-layout-name="AL3T1">
        <office:forms form:automatic-focus="false" form:apply-design-mode="false"/>
        <draw:frame presentation:style-name="pr3" draw:text-style-name="P50" draw:layer="layout" svg:width="18.666cm" svg:height="3.649cm" svg:x="7.298cm" svg:y="0.94cm" presentation:class="title" presentation:user-transformed="true">
          <draw:text-box>
            <text:p text:style-name="P48">CSL_CLOCK_GEN</text:p>
          </draw:text-box>
        </draw:frame>
        <draw:frame presentation:style-name="pr15" draw:text-style-name="P124" draw:layer="layout" svg:width="22.216cm" svg:height="15.337cm" svg:x="5.455cm" svg:y="4.618cm" presentation:class="outline">
          <draw:text-box>
            <text:list text:style-name="L4">
              <text:list-item>
                <text:p text:style-name="P124"><text:span text:style-name="T120">CSL clock generator class is used in the case there is more than one clock generator in the testbench</text:span></text:p>
              </text:list-item>
            </text:list>
            <text:list text:style-name="L4">
              <text:list-item>
                <text:p text:style-name="P124"><text:span text:style-name="T120">The tool can be used to create clocks with different characteristics:</text:span></text:p>
              </text:list-item>
            </text:list>
            <text:list text:style-name="L4">
              <text:list-item>
                <text:list>
                  <text:list-item>
                    <text:p text:style-name="P125"><text:span text:style-name="T121">time base (</text:span><text:span text:style-name="T122">ps, ns, us, ms, s)</text:span></text:p>
                  </text:list-item>
                </text:list>
              </text:list-item>
            </text:list>
            <text:list text:style-name="L4">
              <text:list-item>
                <text:list>
                  <text:list-item>
                    <text:p text:style-name="P125"><text:span text:style-name="T122">period (in units of time base)</text:span></text:p>
                  </text:list-item>
                </text:list>
              </text:list-item>
            </text:list>
          </draw:text-box>
        </draw:frame>
        <presentation:notes draw:style-name="dp2">
          <draw:page-thumbnail draw:style-name="gr1" draw:layer="layout" svg:width="13.877cm" svg:height="11.093cm" svg:x="3.577cm" svg:y="2.247cm" draw:page-number="98" presentation:class="page"/>
          <draw:frame presentation:style-name="pr5" draw:text-style-name="P4" draw:layer="layout" svg:width="15.399cm" svg:height="13.362cm" svg:x="2.798cm" svg:y="14.102cm" presentation:class="notes" presentation:placeholder="true">
            <draw:text-box/>
          </draw:frame>
        </presentation:notes>
      </draw:page>
      <draw:page draw:name="page99" draw:style-name="dp1" draw:master-page-name="fpl_5f_presentation_5f_template" presentation:presentation-page-layout-name="AL3T1">
        <office:forms form:automatic-focus="false" form:apply-design-mode="false"/>
        <draw:frame presentation:style-name="pr3" draw:text-style-name="P4" draw:layer="layout" svg:width="18.666cm" svg:height="3.649cm" svg:x="7.231cm" svg:y="0.974cm" presentation:class="title">
          <draw:text-box>
            <text:p text:style-name="P4">CSL_PATTERN_GEN</text:p>
          </draw:text-box>
        </draw:frame>
        <draw:frame presentation:style-name="pr15" draw:text-style-name="P19" draw:layer="layout" svg:width="22.216cm" svg:height="15.337cm" svg:x="5.455cm" svg:y="4.618cm" presentation:class="outline">
          <draw:text-box>
            <text:list text:style-name="L4">
              <text:list-item>
                <text:p text:style-name="P19">CSL pattern generator tool is used to generate signals following defined patterns</text:p>
              </text:list-item>
            </text:list>
            <text:list text:style-name="L4">
              <text:list-item>
                <text:p text:style-name="P19">Different base time can be specified for generated signals</text:p>
              </text:list-item>
            </text:list>
            <text:list text:style-name="L4">
              <text:list-item>
                <text:p text:style-name="P19">Reset command can be specified to indicate the reset of the pattern-based generated signal</text:p>
              </text:list-item>
            </text:list>
          </draw:text-box>
        </draw:frame>
        <presentation:notes draw:style-name="dp2">
          <draw:page-thumbnail draw:style-name="gr1" draw:layer="layout" svg:width="13.877cm" svg:height="11.093cm" svg:x="3.577cm" svg:y="2.247cm" draw:page-number="99" presentation:class="page"/>
          <draw:frame presentation:style-name="pr5" draw:text-style-name="P4" draw:layer="layout" svg:width="15.399cm" svg:height="13.362cm" svg:x="2.798cm" svg:y="14.102cm" presentation:class="notes" presentation:placeholder="true">
            <draw:text-box/>
          </draw:frame>
        </presentation:notes>
      </draw:page>
      <draw:page draw:name="page100"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_MEMORY_MAP</text:p>
          </draw:text-box>
        </draw:frame>
        <draw:frame presentation:style-name="pr15" draw:text-style-name="P19" draw:layer="layout" svg:width="22.216cm" svg:height="15.337cm" svg:x="5.455cm" svg:y="4.618cm" presentation:class="outline">
          <draw:text-box>
            <text:list text:style-name="L4">
              <text:list-item>
                <text:p text:style-name="P19">Memory maps are defined to enable the use of symbolic names for memory elements.</text:p>
              </text:list-item>
            </text:list>
            <text:list text:style-name="L4">
              <text:list-item>
                <text:p text:style-name="P19">Memory elements can be</text:p>
              </text:list-item>
            </text:list>
            <text:list text:style-name="L4">
              <text:list-item>
                <text:p text:style-name="P19"/>
              </text:list-item>
            </text:list>
          </draw:text-box>
        </draw:frame>
        <presentation:notes draw:style-name="dp2">
          <draw:page-thumbnail draw:style-name="gr1" draw:layer="layout" svg:width="13.877cm" svg:height="11.093cm" svg:x="3.577cm" svg:y="2.247cm" draw:page-number="100" presentation:class="page"/>
          <draw:frame presentation:style-name="pr5" draw:text-style-name="P4" draw:layer="layout" svg:width="15.399cm" svg:height="13.362cm" svg:x="2.798cm" svg:y="14.102cm" presentation:class="notes" presentation:placeholder="true">
            <draw:text-box/>
          </draw:frame>
        </presentation:notes>
      </draw:page>
      <draw:page draw:name="page101"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_MEMORY_MAP</text:p>
          </draw:text-box>
        </draw:frame>
        <draw:frame presentation:style-name="pr15" draw:text-style-name="P126" draw:layer="layout" svg:width="22.216cm" svg:height="15.337cm" svg:x="5.455cm" svg:y="4.618cm" presentation:class="outline">
          <draw:text-box>
            <text:list text:style-name="L4">
              <text:list-item>
                <text:p text:style-name="P37"><text:span text:style-name="T123">Memory maps are used by</text:span></text:p>
              </text:list-item>
            </text:list>
            <text:list text:style-name="L4">
              <text:list-item>
                <text:p text:style-name="P11"><text:span text:style-name="T123">RTL team</text:span></text:p>
              </text:list-item>
            </text:list>
            <text:list text:style-name="L4">
              <text:list-item>
                <text:p text:style-name="P11"><text:span text:style-name="T123">C++ chip simulator team</text:span></text:p>
              </text:list-item>
            </text:list>
            <text:list text:style-name="L4">
              <text:list-item>
                <text:p text:style-name="P11"><text:span text:style-name="T123">test team</text:span></text:p>
              </text:list-item>
            </text:list>
            <text:list text:style-name="L4">
              <text:list-item>
                <text:p text:style-name="P11"><text:span text:style-name="T123">software driver team</text:span></text:p>
              </text:list-item>
            </text:list>
          </draw:text-box>
        </draw:frame>
        <presentation:notes draw:style-name="dp2">
          <draw:page-thumbnail draw:style-name="gr1" draw:layer="layout" svg:width="13.877cm" svg:height="11.093cm" svg:x="3.577cm" svg:y="2.247cm" draw:page-number="101" presentation:class="page"/>
          <draw:frame presentation:style-name="pr5" draw:text-style-name="P4" draw:layer="layout" svg:width="15.399cm" svg:height="13.362cm" svg:x="2.798cm" svg:y="14.102cm" presentation:class="notes" presentation:placeholder="true">
            <draw:text-box/>
          </draw:frame>
        </presentation:notes>
      </draw:page>
      <draw:page draw:name="page102"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769cm" svg:x="7.231cm" svg:y="0.914cm" presentation:class="title">
          <draw:text-box>
            <text:p text:style-name="P4">Memory map. Mappable hardware elements</text:p>
          </draw:text-box>
        </draw:frame>
        <draw:frame draw:style-name="gr12" draw:layer="layout" svg:width="14.294cm" svg:height="12.637cm" svg:x="5.485cm" svg:y="6.364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877cm" svg:height="11.093cm" svg:x="3.577cm" svg:y="2.247cm" draw:page-number="102" presentation:class="page"/>
          <draw:frame presentation:style-name="pr5" draw:text-style-name="P4" draw:layer="layout" svg:width="15.399cm" svg:height="13.362cm" svg:x="2.798cm" svg:y="14.102cm" presentation:class="notes" presentation:placeholder="true">
            <draw:text-box/>
          </draw:frame>
        </presentation:notes>
      </draw:page>
      <draw:page draw:name="page103"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Memory map: inputs and outputs</text:p>
          </draw:text-box>
        </draw:frame>
        <draw:custom-shape draw:style-name="gr136" draw:text-style-name="P127" draw:id="id108" draw:layer="layout" svg:width="14.353cm" svg:height="2.314cm" svg:x="7.488cm" svg:y="5.136cm">
          <text:p text:style-name="P4"/>
          <draw:enhanced-geometry svg:viewBox="0 0 21600 21600" draw:type="rectangle" draw:enhanced-path="M 0 0 L 21600 0 21600 21600 0 21600 0 0 Z N"/>
        </draw:custom-shape>
        <draw:frame draw:style-name="gr137" draw:text-style-name="P128" draw:layer="layout" svg:width="8.814cm" svg:height="1.089cm" svg:x="10.177cm" svg:y="5.854cm">
          <draw:text-box>
            <text:p text:style-name="P4"><text:span text:style-name="T12">csl memory map specification file</text:span></text:p>
          </draw:text-box>
        </draw:frame>
        <draw:custom-shape draw:style-name="gr138" draw:text-style-name="P127" draw:layer="layout" svg:width="2.528cm" svg:height="2.114cm" svg:x="13.4cm" svg:y="9.042cm">
          <text:p text:style-name="P4"/>
          <draw:enhanced-geometry svg:viewBox="0 0 21600 21600" draw:glue-points="10800 0 3160 3160 0 10800 3160 18440 10800 21600 18440 18440 21600 10800 18440 3160" draw:text-areas="3200 3200 18400 18400" draw:type="ellipse"/>
        </draw:custom-shape>
        <draw:frame draw:style-name="gr139" draw:text-style-name="P129" draw:layer="layout" svg:width="1.912cm" svg:height="1.027cm" svg:x="13.982cm" svg:y="9.603cm">
          <draw:text-box>
            <text:p text:style-name="P4"><text:span text:style-name="T124">cslc</text:span></text:p>
          </draw:text-box>
        </draw:frame>
        <draw:g>
          <draw:custom-shape draw:style-name="gr136" draw:text-style-name="P127" draw:layer="layout" svg:width="2.979cm" svg:height="2.314cm" svg:x="7.555cm" svg:y="12.137cm">
            <text:p text:style-name="P4"/>
            <draw:enhanced-geometry svg:viewBox="0 0 21600 21600" draw:type="rectangle" draw:enhanced-path="M 0 0 L 21600 0 21600 21600 0 21600 0 0 Z N"/>
          </draw:custom-shape>
          <draw:frame draw:style-name="gr140" draw:text-style-name="P128" draw:layer="layout" svg:width="1.912cm" svg:height="1.927cm" svg:x="8.169cm" svg:y="12.418cm">
            <draw:text-box>
              <text:p text:style-name="P4"><text:span text:style-name="T12">C++ </text:span></text:p>
              <text:p text:style-name="P4"><text:span text:style-name="T12">code</text:span></text:p>
            </draw:text-box>
          </draw:frame>
        </draw:g>
        <draw:g>
          <draw:custom-shape draw:style-name="gr136" draw:text-style-name="P127" draw:layer="layout" svg:width="2.979cm" svg:height="2.314cm" svg:x="18.83cm" svg:y="12.218cm">
            <text:p text:style-name="P4"/>
            <draw:enhanced-geometry svg:viewBox="0 0 21600 21600" draw:type="rectangle" draw:enhanced-path="M 0 0 L 21600 0 21600 21600 0 21600 0 0 Z N"/>
          </draw:custom-shape>
          <draw:frame draw:style-name="gr140" draw:text-style-name="P128" draw:layer="layout" svg:width="2.496cm" svg:height="1.927cm" svg:x="19.153cm" svg:y="12.578cm">
            <draw:text-box>
              <text:p text:style-name="P4"><text:span text:style-name="T12">HTML, PDF</text:span></text:p>
            </draw:text-box>
          </draw:frame>
        </draw:g>
        <draw:connector draw:style-name="gr141" draw:text-style-name="P127" draw:layer="layout" draw:type="line" svg:x1="14.664cm" svg:y1="7.45cm" svg:x2="14.664cm" svg:y2="9.042cm" draw:start-shape="id108" draw:start-glue-point="2">
          <text:p text:style-name="P4"/>
        </draw:connector>
        <draw:line draw:style-name="gr141" draw:text-style-name="P127" draw:layer="layout" svg:x1="13.4cm" svg:y1="10.062cm" svg:x2="8.897cm" svg:y2="12.155cm">
          <text:p text:style-name="P4"/>
        </draw:line>
        <draw:line draw:style-name="gr141" draw:text-style-name="P127" draw:layer="layout" svg:x1="15.928cm" svg:y1="10.122cm" svg:x2="20.366cm" svg:y2="12.218cm">
          <text:p text:style-name="P4"/>
        </draw:line>
        <draw:g>
          <draw:custom-shape draw:style-name="gr136" draw:text-style-name="P127" draw:layer="layout" svg:width="2.979cm" svg:height="2.314cm" svg:x="13.34cm" svg:y="12.137cm">
            <text:p text:style-name="P4"/>
            <draw:enhanced-geometry svg:viewBox="0 0 21600 21600" draw:type="rectangle" draw:enhanced-path="M 0 0 L 21600 0 21600 21600 0 21600 0 0 Z N"/>
          </draw:custom-shape>
          <draw:frame draw:style-name="gr140" draw:text-style-name="P128" draw:layer="layout" svg:width="2.496cm" svg:height="1.927cm" svg:x="13.663cm" svg:y="12.497cm">
            <draw:text-box>
              <text:p text:style-name="P4"><text:span text:style-name="T12">Verilog </text:span></text:p>
              <text:p text:style-name="P4"><text:span text:style-name="T12"><text:s text:c="2"/></text:span><text:span text:style-name="T12">code</text:span></text:p>
            </draw:text-box>
          </draw:frame>
        </draw:g>
        <draw:line draw:style-name="gr141" draw:text-style-name="P127" draw:layer="layout" svg:x1="14.753cm" svg:y1="11.104cm" svg:x2="14.753cm" svg:y2="12.137cm">
          <text:p text:style-name="P4"/>
        </draw:line>
        <presentation:notes draw:style-name="dp2">
          <draw:page-thumbnail draw:style-name="gr1" draw:layer="layout" svg:width="13.877cm" svg:height="11.093cm" svg:x="3.577cm" svg:y="2.247cm" draw:page-number="103" presentation:class="page"/>
          <draw:frame presentation:style-name="pr5" draw:text-style-name="P4" draw:layer="layout" svg:width="15.399cm" svg:height="13.362cm" svg:x="2.798cm" svg:y="14.102cm" presentation:class="notes" presentation:placeholder="true">
            <draw:text-box/>
          </draw:frame>
        </presentation:notes>
      </draw:page>
      <draw:page draw:name="page104"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Memory map. Hierarchy</text:p>
          </draw:text-box>
        </draw:frame>
        <draw:custom-shape draw:style-name="gr107" draw:text-style-name="P110" draw:layer="layout" svg:width="12.441cm" svg:height="7.685cm" svg:x="8.53cm" svg:y="7.769cm">
          <text:p text:style-name="P4"/>
          <draw:enhanced-geometry svg:viewBox="0 0 21600 21600" draw:type="rectangle" draw:enhanced-path="M 0 0 L 21600 0 21600 21600 0 21600 0 0 Z N"/>
        </draw:custom-shape>
        <draw:custom-shape draw:style-name="gr108" draw:text-style-name="P110" draw:layer="layout" svg:width="5.038cm" svg:height="6.755cm" svg:x="15.426cm" svg:y="8.192cm">
          <text:p text:style-name="P4"/>
          <draw:enhanced-geometry svg:viewBox="0 0 21600 21600" draw:type="rectangle" draw:enhanced-path="M 0 0 L 21600 0 21600 21600 0 21600 0 0 Z N"/>
        </draw:custom-shape>
        <draw:custom-shape draw:style-name="gr109" draw:text-style-name="P110" draw:layer="layout" svg:width="3.011cm" svg:height="1.631cm" svg:x="16.468cm" svg:y="9.35cm">
          <text:p text:style-name="P4"/>
          <draw:enhanced-geometry svg:viewBox="0 0 21600 21600" draw:type="rectangle" draw:enhanced-path="M 0 0 L 21600 0 21600 21600 0 21600 0 0 Z N"/>
        </draw:custom-shape>
        <draw:custom-shape draw:style-name="gr109" draw:text-style-name="P110" draw:layer="layout" svg:width="3.011cm" svg:height="1.631cm" svg:x="16.469cm" svg:y="12.151cm">
          <text:p text:style-name="P4"/>
          <draw:enhanced-geometry svg:viewBox="0 0 21600 21600" draw:type="rectangle" draw:enhanced-path="M 0 0 L 21600 0 21600 21600 0 21600 0 0 Z N"/>
        </draw:custom-shape>
        <draw:custom-shape draw:style-name="gr109" draw:text-style-name="P110" draw:layer="layout" svg:width="3.268cm" svg:height="1.847cm" svg:x="10.111cm" svg:y="9.35cm">
          <text:p text:style-name="P4"/>
          <draw:enhanced-geometry svg:viewBox="0 0 21600 21600" draw:type="rectangle" draw:enhanced-path="M 0 0 L 21600 0 21600 21600 0 21600 0 0 Z N"/>
        </draw:custom-shape>
        <draw:custom-shape draw:style-name="gr109" draw:text-style-name="P110" draw:layer="layout" svg:width="3.011cm" svg:height="1.631cm" svg:x="10.369cm" svg:y="12.151cm">
          <text:p text:style-name="P4"/>
          <draw:enhanced-geometry svg:viewBox="0 0 21600 21600" draw:type="rectangle" draw:enhanced-path="M 0 0 L 21600 0 21600 21600 0 21600 0 0 Z N"/>
        </draw:custom-shape>
        <draw:frame draw:style-name="gr43" draw:text-style-name="P130" draw:layer="layout" svg:width="2.084cm" svg:height="0.882cm" svg:x="8.81cm" svg:y="8.023cm">
          <draw:text-box>
            <text:p text:style-name="P4"><text:span text:style-name="T28">mtop</text:span></text:p>
          </draw:text-box>
        </draw:frame>
        <draw:frame draw:style-name="gr43" draw:text-style-name="P130" draw:layer="layout" svg:width="1.324cm" svg:height="0.882cm" svg:x="11.287cm" svg:y="9.853cm">
          <draw:text-box>
            <text:p text:style-name="P4"><text:span text:style-name="T28">m0</text:span></text:p>
          </draw:text-box>
        </draw:frame>
        <draw:frame draw:style-name="gr43" draw:text-style-name="P130" draw:layer="layout" svg:width="1.324cm" svg:height="0.882cm" svg:x="11.343cm" svg:y="12.682cm">
          <draw:text-box>
            <text:p text:style-name="P4"><text:span text:style-name="T28">m1</text:span></text:p>
          </draw:text-box>
        </draw:frame>
        <draw:frame draw:style-name="gr43" draw:text-style-name="P130" draw:layer="layout" svg:width="1.324cm" svg:height="0.882cm" svg:x="17.45cm" svg:y="9.895cm">
          <draw:text-box>
            <text:p text:style-name="P4"><text:span text:style-name="T28">m2</text:span></text:p>
          </draw:text-box>
        </draw:frame>
        <draw:frame draw:style-name="gr43" draw:text-style-name="P130" draw:layer="layout" svg:width="1.324cm" svg:height="0.882cm" svg:x="17.394cm" svg:y="12.653cm">
          <draw:text-box>
            <text:p text:style-name="P4"><text:span text:style-name="T28">m3</text:span></text:p>
          </draw:text-box>
        </draw:frame>
        <draw:frame draw:style-name="gr43" draw:text-style-name="P130" draw:layer="layout" svg:width="1.324cm" svg:height="0.882cm" svg:x="15.622cm" svg:y="8.347cm">
          <draw:text-box>
            <text:p text:style-name="P4"><text:span text:style-name="T28">m4</text:span></text:p>
          </draw:text-box>
        </draw:frame>
        <presentation:notes draw:style-name="dp2">
          <draw:page-thumbnail draw:style-name="gr1" draw:layer="layout" svg:width="13.877cm" svg:height="11.093cm" svg:x="3.577cm" svg:y="2.247cm" draw:page-number="104" presentation:class="page"/>
          <draw:frame presentation:style-name="pr5" draw:text-style-name="P4" draw:layer="layout" svg:width="15.399cm" svg:height="13.362cm" svg:x="2.798cm" svg:y="14.102cm" presentation:class="notes" presentation:placeholder="true">
            <draw:text-box/>
          </draw:frame>
        </presentation:notes>
      </draw:page>
      <draw:page draw:name="page105" draw:style-name="dp1" draw:master-page-name="fpl_5f_presentation_5f_template" presentation:presentation-page-layout-name="AL1T19" presentation:use-footer-name="ftr1" presentation:use-date-time-name="dtd1">
        <office:forms form:automatic-focus="false" form:apply-design-mode="false"/>
        <draw:g>
          <draw:custom-shape draw:style-name="gr142" draw:text-style-name="P118" draw:layer="layout" svg:width="5.882cm" svg:height="7.685cm" svg:x="10.782cm" svg:y="8.08cm">
            <text:p text:style-name="P4"/>
            <draw:enhanced-geometry svg:viewBox="0 0 21600 21600" draw:type="rectangle" draw:enhanced-path="M 0 0 L 21600 0 21600 21600 0 21600 0 0 Z N"/>
          </draw:custom-shape>
          <draw:line draw:style-name="gr41" draw:text-style-name="P118" draw:layer="layout" svg:x1="10.781cm" svg:y1="8.924cm" svg:x2="16.664cm" svg:y2="8.924cm">
            <text:p text:style-name="P4"/>
          </draw:line>
          <draw:line draw:style-name="gr41" draw:text-style-name="P118" draw:layer="layout" svg:x1="10.782cm" svg:y1="9.724cm" svg:x2="16.665cm" svg:y2="9.724cm">
            <text:p text:style-name="P4"/>
          </draw:line>
        </draw:g>
        <draw:frame draw:style-name="gr43" draw:text-style-name="P122" draw:layer="layout" svg:width="1.044cm" svg:height="0.882cm" svg:x="10.019cm" svg:y="8.164cm">
          <draw:text-box>
            <text:p text:style-name="P4"><text:span text:style-name="T119">0</text:span></text:p>
          </draw:text-box>
        </draw:frame>
        <draw:frame draw:style-name="gr43" draw:text-style-name="P122" draw:layer="layout" svg:width="1.044cm" svg:height="0.882cm" svg:x="9.819cm" svg:y="15.064cm">
          <draw:text-box>
            <text:p text:style-name="P4"><text:span text:style-name="T119">31</text:span></text:p>
          </draw:text-box>
        </draw:frame>
        <draw:frame draw:style-name="gr43" draw:text-style-name="P122" draw:layer="layout" svg:width="1.396cm" svg:height="0.882cm" svg:x="16.676cm" svg:y="8.164cm">
          <draw:text-box>
            <text:p text:style-name="P4"><text:span text:style-name="T119">500</text:span></text:p>
          </draw:text-box>
        </draw:frame>
        <draw:frame draw:style-name="gr43" draw:text-style-name="P122" draw:layer="layout" svg:width="1.396cm" svg:height="0.882cm" svg:x="16.676cm" svg:y="15.164cm">
          <draw:text-box>
            <text:p text:style-name="P4"><text:span text:style-name="T119">531</text:span></text:p>
          </draw:text-box>
        </draw:frame>
        <draw:frame draw:style-name="gr143" draw:text-style-name="P122" draw:layer="layout" svg:width="2.198cm" svg:height="2.144cm" svg:x="7.85cm" svg:y="6.756cm">
          <draw:text-box>
            <text:p text:style-name="P4"><text:span text:style-name="T119"><text:s text:c="2"/></text:span><text:span text:style-name="T119">local</text:span></text:p>
            <text:p text:style-name="P4"><text:span text:style-name="T119">address</text:span></text:p>
            <text:p text:style-name="P4"><text:span text:style-name="T119"><text:s text:c="2"/></text:span><text:span text:style-name="T119">offset</text:span></text:p>
          </draw:text-box>
        </draw:frame>
        <draw:frame draw:style-name="gr143" draw:text-style-name="P122" draw:layer="layout" svg:width="2.198cm" svg:height="2.144cm" svg:x="17.65cm" svg:y="6.757cm">
          <draw:text-box>
            <text:p text:style-name="P4"><text:span text:style-name="T119"><text:s/></text:span><text:span text:style-name="T119">global</text:span></text:p>
            <text:p text:style-name="P4"><text:span text:style-name="T119">address</text:span></text:p>
            <text:p text:style-name="P4"><text:span text:style-name="T119"><text:s text:c="2"/></text:span><text:span text:style-name="T119">base</text:span></text:p>
          </draw:text-box>
        </draw:frame>
        <draw:frame presentation:style-name="pr3" draw:text-style-name="P4" draw:layer="layout" svg:width="18.666cm" svg:height="3.649cm" svg:x="7.231cm" svg:y="0.975cm" presentation:class="title" presentation:user-transformed="true">
          <draw:text-box>
            <text:p text:style-name="P4">Memory map</text:p>
          </draw:text-box>
        </draw:frame>
        <presentation:notes draw:style-name="dp2">
          <draw:page-thumbnail draw:style-name="gr1" draw:layer="layout" svg:width="13.877cm" svg:height="11.093cm" svg:x="3.577cm" svg:y="2.247cm" draw:page-number="105" presentation:class="page"/>
          <draw:frame presentation:style-name="pr5" draw:text-style-name="P4" draw:layer="layout" svg:width="15.399cm" svg:height="13.362cm" svg:x="2.798cm" svg:y="14.102cm" presentation:class="notes" presentation:placeholder="true">
            <draw:text-box/>
          </draw:frame>
        </presentation:notes>
      </draw:page>
      <draw:page draw:name="page106" draw:style-name="dp1" draw:master-page-name="fpl_5f_presentation_5f_template" presentation:presentation-page-layout-name="AL1T19" presentation:use-footer-name="ftr1" presentation:use-date-time-name="dtd1">
        <office:forms form:automatic-focus="false" form:apply-design-mode="false"/>
        <draw:frame draw:style-name="gr12" draw:layer="layout" svg:width="15.689cm" svg:height="4.658cm" svg:x="7.741cm" svg:y="9.373cm">
          <draw:object xlink:href="./Object 9" xlink:type="simple" xlink:show="embed" xlink:actuate="onLoad"/>
          <draw:image xlink:href="./ObjectReplacements/Object 9" xlink:type="simple" xlink:show="embed" xlink:actuate="onLoad"/>
        </draw:frame>
        <draw:frame presentation:style-name="pr3" draw:text-style-name="P4" draw:layer="layout" svg:width="18.666cm" svg:height="3.649cm" svg:x="7.231cm" svg:y="0.975cm" presentation:class="title" presentation:user-transformed="true">
          <draw:text-box>
            <text:p text:style-name="P4">Memory map</text:p>
          </draw:text-box>
        </draw:frame>
        <presentation:notes draw:style-name="dp2">
          <draw:page-thumbnail draw:style-name="gr1" draw:layer="layout" svg:width="13.877cm" svg:height="11.093cm" svg:x="3.577cm" svg:y="2.247cm" draw:page-number="106" presentation:class="page"/>
          <draw:frame presentation:style-name="pr5" draw:text-style-name="P4" draw:layer="layout" svg:width="15.399cm" svg:height="13.362cm" svg:x="2.798cm" svg:y="14.102cm" presentation:class="notes" presentation:placeholder="true">
            <draw:text-box/>
          </draw:frame>
        </presentation:notes>
      </draw:page>
      <draw:page draw:name="page107" draw:style-name="dp1" draw:master-page-name="fpl_5f_presentation_5f_template" presentation:presentation-page-layout-name="AL1T19" presentation:use-footer-name="ftr1" presentation:use-date-time-name="dtd1">
        <office:forms form:automatic-focus="false" form:apply-design-mode="false"/>
        <draw:frame draw:style-name="gr12" draw:layer="layout" svg:width="17.549cm" svg:height="5.09cm" svg:x="6.531cm" svg:y="9.119cm">
          <draw:object xlink:href="./Object 10" xlink:type="simple" xlink:show="embed" xlink:actuate="onLoad"/>
          <draw:image xlink:href="./ObjectReplacements/Object 10" xlink:type="simple" xlink:show="embed" xlink:actuate="onLoad"/>
        </draw:frame>
        <draw:frame presentation:style-name="pr3" draw:text-style-name="P4" draw:layer="layout" svg:width="18.666cm" svg:height="3.649cm" svg:x="7.231cm" svg:y="0.975cm" presentation:class="title" presentation:user-transformed="true">
          <draw:text-box>
            <text:p text:style-name="P4">Memory map</text:p>
          </draw:text-box>
        </draw:frame>
        <presentation:notes draw:style-name="dp2">
          <draw:page-thumbnail draw:style-name="gr1" draw:layer="layout" svg:width="13.877cm" svg:height="11.093cm" svg:x="3.577cm" svg:y="2.247cm" draw:page-number="107" presentation:class="page"/>
          <draw:frame presentation:style-name="pr5" draw:text-style-name="P4" draw:layer="layout" svg:width="15.399cm" svg:height="13.362cm" svg:x="2.798cm" svg:y="14.102cm" presentation:class="notes" presentation:placeholder="true">
            <draw:text-box/>
          </draw:frame>
        </presentation:notes>
      </draw:page>
      <draw:page draw:name="page108" draw:style-name="dp1" draw:master-page-name="fpl_5f_presentation_5f_template" presentation:presentation-page-layout-name="AL1T19" presentation:use-footer-name="ftr1" presentation:use-date-time-name="dtd1">
        <office:forms form:automatic-focus="false" form:apply-design-mode="false"/>
        <draw:custom-shape draw:style-name="gr144" draw:text-style-name="P118" draw:layer="layout" svg:width="3.659cm" svg:height="4.419cm" svg:x="6.164cm" svg:y="9.177cm">
          <text:p text:style-name="P4"/>
          <draw:enhanced-geometry svg:viewBox="0 0 21600 21600" draw:type="rectangle" draw:enhanced-path="M 0 0 L 21600 0 21600 21600 0 21600 0 0 Z N"/>
        </draw:custom-shape>
        <draw:custom-shape draw:style-name="gr144" draw:text-style-name="P118" draw:layer="layout" svg:width="3.689cm" svg:height="4.419cm" svg:x="17.817cm" svg:y="9.178cm">
          <text:p text:style-name="P4"/>
          <draw:enhanced-geometry svg:viewBox="0 0 21600 21600" draw:type="rectangle" draw:enhanced-path="M 0 0 L 21600 0 21600 21600 0 21600 0 0 Z N"/>
        </draw:custom-shape>
        <draw:frame draw:style-name="gr145" draw:text-style-name="P122" draw:layer="layout" svg:width="2.198cm" svg:height="0.882cm" svg:x="6.977cm" svg:y="8.249cm">
          <draw:text-box>
            <text:p text:style-name="P4"><text:span text:style-name="T119">mem_a</text:span></text:p>
          </draw:text-box>
        </draw:frame>
        <draw:frame draw:style-name="gr145" draw:text-style-name="P122" draw:layer="layout" svg:width="2.198cm" svg:height="0.882cm" svg:x="18.677cm" svg:y="8.25cm">
          <draw:text-box>
            <text:p text:style-name="P4"><text:span text:style-name="T119">mem_b</text:span></text:p>
          </draw:text-box>
        </draw:frame>
        <draw:frame draw:style-name="gr145" draw:text-style-name="P122" draw:layer="layout" svg:width="2.198cm" svg:height="0.882cm" svg:x="4.05cm" svg:y="8.419cm">
          <draw:text-box>
            <text:p text:style-name="P4"><text:span text:style-name="T119">addr</text:span></text:p>
          </draw:text-box>
        </draw:frame>
        <draw:frame draw:style-name="gr145" draw:text-style-name="P122" draw:layer="layout" svg:width="2.198cm" svg:height="0.882cm" svg:x="15.646cm" svg:y="8.364cm">
          <draw:text-box>
            <text:p text:style-name="P4"><text:span text:style-name="T119">addr</text:span></text:p>
          </draw:text-box>
        </draw:frame>
        <draw:frame draw:style-name="gr145" draw:text-style-name="P122" draw:layer="layout" svg:width="1.102cm" svg:height="0.882cm" svg:x="5.288cm" svg:y="9.152cm">
          <draw:text-box>
            <text:p text:style-name="P4"><text:span text:style-name="T119">0</text:span></text:p>
          </draw:text-box>
        </draw:frame>
        <draw:frame draw:style-name="gr145" draw:text-style-name="P122" draw:layer="layout" svg:width="1.102cm" svg:height="0.882cm" svg:x="5.104cm" svg:y="12.868cm">
          <draw:text-box>
            <text:p text:style-name="P4"><text:span text:style-name="T119">31</text:span></text:p>
          </draw:text-box>
        </draw:frame>
        <draw:frame draw:style-name="gr145" draw:text-style-name="P122" draw:layer="layout" svg:width="1.102cm" svg:height="0.882cm" svg:x="16.847cm" svg:y="12.897cm">
          <draw:text-box>
            <text:p text:style-name="P4"><text:span text:style-name="T119">67</text:span></text:p>
          </draw:text-box>
        </draw:frame>
        <draw:frame draw:style-name="gr145" draw:text-style-name="P122" draw:layer="layout" svg:width="1.102cm" svg:height="0.882cm" svg:x="16.847cm" svg:y="8.998cm">
          <draw:text-box>
            <text:p text:style-name="P4"><text:span text:style-name="T119">35</text:span></text:p>
          </draw:text-box>
        </draw:frame>
        <draw:frame presentation:style-name="pr3" draw:text-style-name="P4" draw:layer="layout" svg:width="18.666cm" svg:height="3.649cm" svg:x="7.231cm" svg:y="0.975cm" presentation:class="title" presentation:user-transformed="true">
          <draw:text-box>
            <text:p text:style-name="P4">Memory map</text:p>
          </draw:text-box>
        </draw:frame>
        <presentation:notes draw:style-name="dp2">
          <draw:page-thumbnail draw:style-name="gr1" draw:layer="layout" svg:width="13.877cm" svg:height="11.093cm" svg:x="3.577cm" svg:y="2.247cm" draw:page-number="108" presentation:class="page"/>
          <draw:frame presentation:style-name="pr5" draw:text-style-name="P4" draw:layer="layout" svg:width="15.399cm" svg:height="13.362cm" svg:x="2.798cm" svg:y="14.102cm" presentation:class="notes" presentation:placeholder="true">
            <draw:text-box/>
          </draw:frame>
        </presentation:notes>
      </draw:page>
      <draw:page draw:name="page109" draw:style-name="dp1" draw:master-page-name="fpl_5f_presentation_5f_template" presentation:presentation-page-layout-name="AL1T19" presentation:use-footer-name="ftr1" presentation:use-date-time-name="dtd1">
        <office:forms form:automatic-focus="false" form:apply-design-mode="false"/>
        <draw:custom-shape draw:style-name="gr144" draw:text-style-name="P131" draw:layer="layout" svg:width="3.573cm" svg:height="4.992cm" svg:x="7.119cm" svg:y="10.776cm">
          <text:p text:style-name="P4"/>
          <draw:enhanced-geometry svg:viewBox="0 0 21600 21600" draw:type="rectangle" draw:enhanced-path="M 0 0 L 21600 0 21600 21600 0 21600 0 0 Z N"/>
        </draw:custom-shape>
        <draw:custom-shape draw:style-name="gr144" draw:text-style-name="P131" draw:layer="layout" svg:width="3.574cm" svg:height="2.251cm" svg:x="7.119cm" svg:y="8.58cm">
          <text:p text:style-name="P4"/>
          <draw:enhanced-geometry svg:viewBox="0 0 21600 21600" draw:type="rectangle" draw:enhanced-path="M 0 0 L 21600 0 21600 21600 0 21600 0 0 Z N"/>
        </draw:custom-shape>
        <draw:frame draw:style-name="gr146" draw:text-style-name="P80" draw:layer="layout" svg:width="2.897cm" svg:height="0.882cm" svg:x="12.979cm" svg:y="8.649cm">
          <draw:text-box>
            <text:p text:style-name="P4"><text:span text:style-name="T83">base_0=0</text:span></text:p>
          </draw:text-box>
        </draw:frame>
        <draw:frame draw:style-name="gr145" draw:text-style-name="P80" draw:layer="layout" svg:width="2.905cm" svg:height="1.513cm" svg:x="7.38cm" svg:y="16.413cm">
          <draw:text-box>
            <text:p text:style-name="P4"><text:span text:style-name="T83"><text:s text:c="3"/></text:span><text:span text:style-name="T83">global</text:span></text:p>
            <text:p text:style-name="P4"><text:span text:style-name="T83">addresses</text:span></text:p>
          </draw:text-box>
        </draw:frame>
        <draw:frame draw:style-name="gr145" draw:text-style-name="P80" draw:layer="layout" svg:width="1.102cm" svg:height="0.882cm" svg:x="7.087cm" svg:y="8.553cm">
          <draw:text-box>
            <text:p text:style-name="P4"><text:span text:style-name="T83">0</text:span></text:p>
          </draw:text-box>
        </draw:frame>
        <draw:frame draw:style-name="gr145" draw:text-style-name="P80" draw:layer="layout" svg:width="1.102cm" svg:height="0.882cm" svg:x="7.043cm" svg:y="10.796cm">
          <draw:text-box>
            <text:p text:style-name="P4"><text:span text:style-name="T83">16</text:span></text:p>
          </draw:text-box>
        </draw:frame>
        <draw:custom-shape draw:style-name="gr144" draw:text-style-name="P131" draw:layer="layout" svg:width="3.573cm" svg:height="4.992cm" svg:x="18.739cm" svg:y="10.53cm">
          <text:p text:style-name="P4"/>
          <draw:enhanced-geometry svg:viewBox="0 0 21600 21600" draw:type="rectangle" draw:enhanced-path="M 0 0 L 21600 0 21600 21600 0 21600 0 0 Z N"/>
        </draw:custom-shape>
        <draw:custom-shape draw:style-name="gr144" draw:text-style-name="P131" draw:layer="layout" svg:width="3.574cm" svg:height="2.251cm" svg:x="18.739cm" svg:y="8.034cm">
          <text:p text:style-name="P4"/>
          <draw:enhanced-geometry svg:viewBox="0 0 21600 21600" draw:type="rectangle" draw:enhanced-path="M 0 0 L 21600 0 21600 21600 0 21600 0 0 Z N"/>
        </draw:custom-shape>
        <draw:frame draw:style-name="gr145" draw:text-style-name="P80" draw:layer="layout" svg:width="1.102cm" svg:height="0.882cm" svg:x="7.033cm" svg:y="10.199cm">
          <draw:text-box>
            <text:p text:style-name="P4"><text:span text:style-name="T83">15</text:span></text:p>
          </draw:text-box>
        </draw:frame>
        <draw:frame draw:style-name="gr145" draw:text-style-name="P80" draw:layer="layout" svg:width="1.102cm" svg:height="0.882cm" svg:x="7.043cm" svg:y="15.097cm">
          <draw:text-box>
            <text:p text:style-name="P4"><text:span text:style-name="T83">47</text:span></text:p>
          </draw:text-box>
        </draw:frame>
        <draw:frame draw:style-name="gr145" draw:text-style-name="P80" draw:layer="layout" svg:width="1.102cm" svg:height="0.882cm" svg:x="18.706cm" svg:y="8.036cm">
          <draw:text-box>
            <text:p text:style-name="P4"><text:span text:style-name="T83">0</text:span></text:p>
          </draw:text-box>
        </draw:frame>
        <draw:frame draw:style-name="gr145" draw:text-style-name="P80" draw:layer="layout" svg:width="1.102cm" svg:height="0.882cm" svg:x="18.652cm" svg:y="9.682cm">
          <draw:text-box>
            <text:p text:style-name="P4"><text:span text:style-name="T83">15</text:span></text:p>
          </draw:text-box>
        </draw:frame>
        <draw:frame draw:style-name="gr145" draw:text-style-name="P80" draw:layer="layout" svg:width="1.102cm" svg:height="0.882cm" svg:x="18.69cm" svg:y="10.549cm">
          <draw:text-box>
            <text:p text:style-name="P4"><text:span text:style-name="T83">0</text:span></text:p>
          </draw:text-box>
        </draw:frame>
        <draw:frame draw:style-name="gr145" draw:text-style-name="P80" draw:layer="layout" svg:width="1.102cm" svg:height="0.882cm" svg:x="18.69cm" svg:y="14.85cm">
          <draw:text-box>
            <text:p text:style-name="P4"><text:span text:style-name="T83">31</text:span></text:p>
          </draw:text-box>
        </draw:frame>
        <draw:frame draw:style-name="gr145" draw:text-style-name="P80" draw:layer="layout" svg:width="2.905cm" svg:height="1.513cm" svg:x="19.181cm" svg:y="16.414cm">
          <draw:text-box>
            <text:p text:style-name="P4"><text:span text:style-name="T83"><text:s text:c="4"/></text:span><text:span text:style-name="T83">local</text:span></text:p>
            <text:p text:style-name="P4"><text:span text:style-name="T83">addresses</text:span></text:p>
          </draw:text-box>
        </draw:frame>
        <draw:line draw:style-name="gr114" draw:text-style-name="P79" draw:layer="layout" svg:x1="11.184cm" svg:y1="9.412cm" svg:x2="18.276cm" svg:y2="9.412cm">
          <text:p text:style-name="P4"/>
        </draw:line>
        <draw:frame draw:style-name="gr146" draw:text-style-name="P80" draw:layer="layout" svg:width="5.046cm" svg:height="0.882cm" svg:x="12.139cm" svg:y="12.095cm">
          <draw:text-box>
            <text:p text:style-name="P4"><text:span text:style-name="T83">base_1= base_0+16</text:span></text:p>
          </draw:text-box>
        </draw:frame>
        <draw:line draw:style-name="gr114" draw:text-style-name="P79" draw:layer="layout" svg:x1="11.184cm" svg:y1="12.913cm" svg:x2="18.276cm" svg:y2="12.913cm">
          <text:p text:style-name="P4"/>
        </draw:line>
        <draw:frame presentation:style-name="pr3" draw:text-style-name="P4" draw:layer="layout" svg:width="18.666cm" svg:height="3.649cm" svg:x="7.231cm" svg:y="0.975cm" presentation:class="title" presentation:user-transformed="true">
          <draw:text-box>
            <text:p text:style-name="P4">Memory map</text:p>
          </draw:text-box>
        </draw:frame>
        <presentation:notes draw:style-name="dp2">
          <draw:page-thumbnail draw:style-name="gr1" draw:layer="layout" svg:width="13.877cm" svg:height="11.093cm" svg:x="3.577cm" svg:y="2.247cm" draw:page-number="109" presentation:class="page"/>
          <draw:frame presentation:style-name="pr5" draw:text-style-name="P4" draw:layer="layout" svg:width="15.399cm" svg:height="13.362cm" svg:x="2.798cm" svg:y="14.102cm" presentation:class="notes" presentation:placeholder="true">
            <draw:text-box/>
          </draw:frame>
        </presentation:notes>
      </draw:page>
      <draw:page draw:name="page110" draw:style-name="dp1" draw:master-page-name="fpl_5f_presentation_5f_template" presentation:presentation-page-layout-name="AL1T19" presentation:use-footer-name="ftr1" presentation:use-date-time-name="dtd1">
        <office:forms form:automatic-focus="false" form:apply-design-mode="false"/>
        <draw:custom-shape draw:style-name="gr144" draw:text-style-name="P131" draw:layer="layout" svg:width="3.573cm" svg:height="6.192cm" svg:x="11.675cm" svg:y="8.619cm">
          <text:p text:style-name="P4"/>
          <draw:enhanced-geometry svg:viewBox="0 0 21600 21600" draw:type="rectangle" draw:enhanced-path="M 0 0 L 21600 0 21600 21600 0 21600 0 0 Z N"/>
        </draw:custom-shape>
        <draw:frame draw:style-name="gr146" draw:text-style-name="P80" draw:layer="layout" svg:width="4.285cm" svg:height="0.882cm" svg:x="11.4cm" svg:y="7.559cm">
          <draw:text-box>
            <text:p text:style-name="P4"><text:span text:style-name="T83">reserved_ mmap</text:span></text:p>
          </draw:text-box>
        </draw:frame>
        <draw:frame draw:style-name="gr146" draw:text-style-name="P80" draw:layer="layout" svg:width="2.183cm" svg:height="0.882cm" svg:x="9.41cm" svg:y="8.678cm">
          <draw:text-box>
            <text:p text:style-name="P4"><text:span text:style-name="T83">0x1000</text:span></text:p>
          </draw:text-box>
        </draw:frame>
        <draw:frame draw:style-name="gr146" draw:text-style-name="P80" draw:layer="layout" svg:width="2.183cm" svg:height="0.882cm" svg:x="9.411cm" svg:y="10.179cm">
          <draw:text-box>
            <text:p text:style-name="P4"><text:span text:style-name="T83">0x3FFF</text:span></text:p>
          </draw:text-box>
        </draw:frame>
        <draw:frame draw:style-name="gr146" draw:text-style-name="P80" draw:layer="layout" svg:width="2.183cm" svg:height="0.882cm" svg:x="9.412cm" svg:y="11.48cm">
          <draw:text-box>
            <text:p text:style-name="P4"><text:span text:style-name="T83">0x7FFF</text:span></text:p>
          </draw:text-box>
        </draw:frame>
        <draw:frame draw:style-name="gr146" draw:text-style-name="P80" draw:layer="layout" svg:width="2.183cm" svg:height="0.882cm" svg:x="9.413cm" svg:y="14.081cm">
          <draw:text-box>
            <text:p text:style-name="P4"><text:span text:style-name="T83">0xFFFF</text:span></text:p>
          </draw:text-box>
        </draw:frame>
        <draw:custom-shape draw:style-name="gr147" draw:text-style-name="P79" draw:layer="layout" svg:width="3.573cm" svg:height="1.664cm" svg:x="11.675cm" svg:y="10.312cm">
          <text:p text:style-name="P4"/>
          <draw:enhanced-geometry svg:viewBox="0 0 21600 21600" draw:type="rectangle" draw:enhanced-path="M 0 0 L 21600 0 21600 21600 0 21600 0 0 Z N"/>
        </draw:custom-shape>
        <draw:frame presentation:style-name="pr3" draw:text-style-name="P4" draw:layer="layout" svg:width="18.666cm" svg:height="3.649cm" svg:x="7.231cm" svg:y="0.975cm" presentation:class="title" presentation:user-transformed="true">
          <draw:text-box>
            <text:p text:style-name="P4">Memory map</text:p>
          </draw:text-box>
        </draw:frame>
        <presentation:notes draw:style-name="dp2">
          <draw:page-thumbnail draw:style-name="gr1" draw:layer="layout" svg:width="13.877cm" svg:height="11.093cm" svg:x="3.577cm" svg:y="2.247cm" draw:page-number="110" presentation:class="page"/>
          <draw:frame presentation:style-name="pr5" draw:text-style-name="P4" draw:layer="layout" svg:width="15.399cm" svg:height="13.362cm" svg:x="2.798cm" svg:y="14.102cm" presentation:class="notes" presentation:placeholder="true">
            <draw:text-box/>
          </draw:frame>
        </presentation:notes>
      </draw:page>
      <draw:page draw:name="page111" draw:style-name="dp1" draw:master-page-name="fpl_5f_presentation_5f_template" presentation:presentation-page-layout-name="AL1T19" presentation:use-footer-name="ftr1" presentation:use-date-time-name="dtd1">
        <office:forms form:automatic-focus="false" form:apply-design-mode="false"/>
        <draw:frame draw:style-name="gr12" draw:layer="layout" svg:width="8.424cm" svg:height="5.826cm" svg:x="4.903cm" svg:y="6.961cm">
          <draw:object xlink:href="./Object 11" xlink:type="simple" xlink:show="embed" xlink:actuate="onLoad"/>
          <draw:image xlink:href="./ObjectReplacements/Object 11" xlink:type="simple" xlink:show="embed" xlink:actuate="onLoad"/>
        </draw:frame>
        <draw:frame draw:style-name="gr12" draw:layer="layout" svg:width="8.424cm" svg:height="5.826cm" svg:x="14.192cm" svg:y="6.961cm">
          <draw:object xlink:href="./Object 12" xlink:type="simple" xlink:show="embed" xlink:actuate="onLoad"/>
          <draw:image xlink:href="./ObjectReplacements/Object 12" xlink:type="simple" xlink:show="embed" xlink:actuate="onLoad"/>
        </draw:frame>
        <draw:frame presentation:style-name="pr3" draw:text-style-name="P4" draw:layer="layout" svg:width="18.666cm" svg:height="3.649cm" svg:x="7.231cm" svg:y="0.975cm" presentation:class="title" presentation:user-transformed="true">
          <draw:text-box>
            <text:p text:style-name="P4">Memory map</text:p>
          </draw:text-box>
        </draw:frame>
        <presentation:notes draw:style-name="dp2">
          <draw:page-thumbnail draw:style-name="gr1" draw:layer="layout" svg:width="13.877cm" svg:height="11.093cm" svg:x="3.577cm" svg:y="2.247cm" draw:page-number="111" presentation:class="page"/>
          <draw:frame presentation:style-name="pr5" draw:text-style-name="P4" draw:layer="layout" svg:width="15.399cm" svg:height="13.362cm" svg:x="2.798cm" svg:y="14.102cm" presentation:class="notes" presentation:placeholder="true">
            <draw:text-box/>
          </draw:frame>
        </presentation:notes>
      </draw:page>
      <draw:page draw:name="page112" draw:style-name="dp1" draw:master-page-name="fpl_5f_presentation_5f_template" presentation:presentation-page-layout-name="AL1T19" presentation:use-footer-name="ftr1" presentation:use-date-time-name="dtd1">
        <office:forms form:automatic-focus="false" form:apply-design-mode="false"/>
        <draw:frame presentation:style-name="pr52" draw:text-style-name="P4" draw:layer="layout" svg:width="23.912cm" svg:height="3.008cm" svg:x="3.508cm" svg:y="0.968cm" presentation:class="title" presentation:user-transformed="true">
          <draw:text-box>
            <text:p text:style-name="P4">Testbenches</text:p>
          </draw:text-box>
        </draw:frame>
        <draw:custom-shape draw:style-name="gr138" draw:text-style-name="P18" draw:layer="layout" svg:width="11.048cm" svg:height="8.901cm" svg:x="14.159cm" svg:y="5.895cm">
          <text:p text:style-name="P4"/>
          <draw:enhanced-geometry svg:viewBox="0 0 21600 21600" draw:type="rectangle" draw:enhanced-path="M 0 0 L 21600 0 21600 21600 0 21600 0 0 Z N"/>
        </draw:custom-shape>
        <draw:custom-shape draw:style-name="gr138" draw:text-style-name="P18" draw:layer="layout" svg:width="2.336cm" svg:height="3.828cm" svg:x="5.328cm" svg:y="9.012cm">
          <text:p text:style-name="P4"/>
          <draw:enhanced-geometry svg:viewBox="0 0 21600 21600" draw:type="rectangle" draw:enhanced-path="M 0 0 L 21600 0 21600 21600 0 21600 0 0 Z N"/>
        </draw:custom-shape>
        <draw:custom-shape draw:style-name="gr138" draw:text-style-name="P18" draw:id="id109" draw:layer="layout" svg:width="2.731cm" svg:height="9.968cm" svg:x="9.196cm" svg:y="5.934cm">
          <draw:glue-point draw:id="4" svg:x="4.993cm" svg:y="-2.96cm"/>
          <draw:glue-point draw:id="5" svg:x="4.993cm" svg:y="-1.356cm"/>
          <draw:glue-point draw:id="6" svg:x="4.993cm" svg:y="-0.477cm"/>
          <draw:glue-point draw:id="7" svg:x="4.993cm" svg:y="0.85cm"/>
          <text:p text:style-name="P4"/>
          <draw:enhanced-geometry svg:viewBox="0 0 21600 21600" draw:type="rectangle" draw:enhanced-path="M 0 0 L 21600 0 21600 21600 0 21600 0 0 Z N"/>
        </draw:custom-shape>
        <draw:custom-shape draw:style-name="gr138" draw:text-style-name="P18" draw:layer="layout" svg:width="11.184cm" svg:height="1.951cm" svg:x="14.023cm" svg:y="16.24cm">
          <draw:glue-point draw:id="4" svg:x="-2.446cm" svg:y="-4.871cm"/>
          <draw:glue-point draw:id="5" svg:x="1.907cm" svg:y="-4.963cm"/>
          <draw:glue-point draw:id="6" svg:x="2.102cm" svg:y="-4.963cm"/>
          <text:p text:style-name="P4"/>
          <draw:enhanced-geometry svg:viewBox="0 0 21600 21600" draw:type="rectangle" draw:enhanced-path="M 0 0 L 21600 0 21600 21600 0 21600 0 0 Z N"/>
        </draw:custom-shape>
        <draw:g draw:id="id111">
          <draw:custom-shape draw:style-name="gr148" draw:text-style-name="P18" draw:layer="layout" svg:width="1.782cm" svg:height="1.203cm" svg:x="17.047cm" svg:y="10.439cm">
            <text:p text:style-name="P4"/>
            <draw:enhanced-geometry svg:viewBox="0 0 21600 21600" draw:glue-points="10800 0 3160 3160 0 10800 3160 18440 10800 21600 18440 18440 21600 10800 18440 3160" draw:text-areas="3200 3200 18400 18400" draw:type="ellipse"/>
          </draw:custom-shape>
          <draw:g>
            <draw:line draw:style-name="gr149" draw:text-style-name="P18" draw:layer="layout" svg:x1="17.392cm" svg:y1="10.853cm" svg:x2="17.88cm" svg:y2="10.853cm">
              <text:p text:style-name="P4"/>
            </draw:line>
            <draw:line draw:style-name="gr149" draw:text-style-name="P18" draw:layer="layout" svg:x1="18.094cm" svg:y1="10.853cm" svg:x2="18.581cm" svg:y2="10.853cm">
              <text:p text:style-name="P4"/>
            </draw:line>
            <draw:line draw:style-name="gr149" draw:text-style-name="P18" draw:layer="layout" svg:x1="18.095cm" svg:y1="11.212cm" svg:x2="18.582cm" svg:y2="11.212cm">
              <text:p text:style-name="P4"/>
            </draw:line>
            <draw:line draw:style-name="gr149" draw:text-style-name="P18" draw:layer="layout" svg:x1="17.396cm" svg:y1="11.212cm" svg:x2="17.883cm" svg:y2="11.212cm">
              <text:p text:style-name="P4"/>
            </draw:line>
          </draw:g>
        </draw:g>
        <draw:g>
          <draw:custom-shape draw:style-name="gr148" draw:text-style-name="P18" draw:layer="layout" svg:width="1.78cm" svg:height="1.203cm" svg:x="21.411cm" svg:y="11.405cm">
            <text:p text:style-name="P4"/>
            <draw:enhanced-geometry svg:viewBox="0 0 21600 21600" draw:glue-points="10800 0 3160 3160 0 10800 3160 18440 10800 21600 18440 18440 21600 10800 18440 3160" draw:text-areas="3200 3200 18400 18400" draw:type="ellipse"/>
          </draw:custom-shape>
          <draw:g>
            <draw:line draw:style-name="gr149" draw:text-style-name="P18" draw:layer="layout" svg:x1="21.747cm" svg:y1="11.82cm" svg:x2="22.234cm" svg:y2="11.82cm">
              <text:p text:style-name="P4"/>
            </draw:line>
            <draw:line draw:style-name="gr149" draw:text-style-name="P18" draw:layer="layout" svg:x1="22.449cm" svg:y1="11.82cm" svg:x2="22.935cm" svg:y2="11.82cm">
              <text:p text:style-name="P4"/>
            </draw:line>
            <draw:line draw:style-name="gr149" draw:text-style-name="P18" draw:layer="layout" svg:x1="22.45cm" svg:y1="12.178cm" svg:x2="22.936cm" svg:y2="12.178cm">
              <text:p text:style-name="P4"/>
            </draw:line>
            <draw:line draw:style-name="gr149" draw:text-style-name="P18" draw:layer="layout" svg:x1="21.751cm" svg:y1="12.178cm" svg:x2="22.238cm" svg:y2="12.178cm">
              <text:p text:style-name="P4"/>
            </draw:line>
          </draw:g>
        </draw:g>
        <draw:frame draw:style-name="gr150" draw:text-style-name="P130" draw:layer="layout" svg:width="1.901cm" svg:height="2.144cm" svg:x="5.723cm" svg:y="9.858cm">
          <draw:text-box>
            <text:p text:style-name="P4"><text:span text:style-name="T28">csl spec file</text:span></text:p>
          </draw:text-box>
        </draw:frame>
        <draw:frame draw:style-name="gr151" draw:text-style-name="P130" draw:layer="layout" svg:width="1.784cm" svg:height="0.93cm" svg:x="9.72cm" svg:y="10.441cm">
          <draw:text-box>
            <text:p text:style-name="P4"><text:span text:style-name="T28">cslc</text:span></text:p>
          </draw:text-box>
        </draw:frame>
        <draw:custom-shape draw:style-name="gr148" draw:text-style-name="P18" draw:layer="layout" svg:width="9.104cm" svg:height="2.17cm" svg:x="15.276cm" svg:y="6.885cm">
          <text:p text:style-name="P4"/>
          <draw:enhanced-geometry svg:viewBox="0 0 21600 21600" draw:mirror-horizontal="false" draw:mirror-vertical="false" draw:type="rectangle" draw:enhanced-path="M 0 0 L 21600 0 21600 21600 0 21600 0 0 Z N"/>
        </draw:custom-shape>
        <draw:frame draw:style-name="gr151" draw:text-style-name="P130" draw:layer="layout" svg:width="2.44cm" svg:height="0.93cm" svg:x="15.212cm" svg:y="6.915cm">
          <draw:text-box>
            <text:p text:style-name="P4"><text:span text:style-name="T28">Verilog</text:span></text:p>
          </draw:text-box>
        </draw:frame>
        <draw:frame draw:style-name="gr151" draw:text-style-name="P130" draw:layer="layout" svg:width="6.987cm" svg:height="0.93cm" svg:x="17.78cm" svg:y="7.006cm">
          <draw:text-box>
            <text:p text:style-name="P4"><text:span text:style-name="T28">DUT (Design Under Test)</text:span></text:p>
          </draw:text-box>
        </draw:frame>
        <draw:frame draw:style-name="gr152" draw:text-style-name="P130" draw:layer="layout" svg:width="1.634cm" svg:height="0.882cm" svg:x="17.681cm" svg:y="8.264cm">
          <draw:text-box>
            <text:p text:style-name="P4"><text:span text:style-name="T28">(E)</text:span></text:p>
          </draw:text-box>
        </draw:frame>
        <draw:connector draw:style-name="gr153" draw:text-style-name="P18" draw:layer="layout" draw:type="line" svg:x1="11.924cm" svg:y1="7.968cm" svg:x2="15.276cm" svg:y2="7.97cm" draw:start-shape="id109" draw:start-glue-point="4">
          <text:p text:style-name="P4"/>
        </draw:connector>
        <draw:frame draw:style-name="gr151" draw:text-style-name="P130" draw:layer="layout" svg:width="3.507cm" svg:height="0.93cm" svg:x="14.1cm" svg:y="5.901cm">
          <draw:text-box>
            <text:p text:style-name="P4"><text:span text:style-name="T28">Testbench</text:span></text:p>
          </draw:text-box>
        </draw:frame>
        <draw:connector draw:style-name="gr153" draw:text-style-name="P18" draw:layer="layout" draw:type="line" svg:x1="11.924cm" svg:y1="9.567cm" svg:x2="14.141cm" svg:y2="9.566cm" draw:start-shape="id109" draw:start-glue-point="5">
          <text:p text:style-name="P4"/>
        </draw:connector>
        <draw:frame draw:style-name="gr154" draw:text-style-name="P130" draw:layer="layout" svg:width="3.989cm" svg:height="1.513cm" svg:x="13.959cm" svg:y="9.014cm">
          <draw:text-box>
            <text:p text:style-name="P4"><text:span text:style-name="T28">Vectors initializations</text:span></text:p>
          </draw:text-box>
        </draw:frame>
        <draw:connector draw:style-name="gr153" draw:text-style-name="P18" draw:layer="layout" draw:type="line" svg:x1="17.935cm" svg:y1="12.418cm" svg:x2="17.938cm" svg:y2="11.642cm" draw:start-shape="id110" draw:start-glue-point="0" draw:end-shape="id111" draw:end-glue-point="2">
          <text:p text:style-name="P4"/>
        </draw:connector>
        <draw:custom-shape draw:style-name="gr148" draw:text-style-name="P18" draw:id="id110" draw:layer="layout" svg:width="1.636cm" svg:height="1.078cm" svg:x="17.117cm" svg:y="12.418cm">
          <text:p text:style-name="P4"/>
          <draw:enhanced-geometry svg:viewBox="0 0 21600 21600" draw:mirror-horizontal="false" draw:mirror-vertical="false" draw:type="rectangle" draw:enhanced-path="M 0 0 L 21600 0 21600 21600 0 21600 0 0 Z N"/>
        </draw:custom-shape>
        <draw:frame draw:style-name="gr155" draw:text-style-name="P130" draw:layer="layout" svg:width="2.075cm" svg:height="0.93cm" svg:x="16.985cm" svg:y="12.437cm">
          <draw:text-box>
            <text:p text:style-name="P4"><text:span text:style-name="T28">mem</text:span></text:p>
          </draw:text-box>
        </draw:frame>
        <draw:custom-shape draw:style-name="gr148" draw:text-style-name="P18" draw:layer="layout" svg:width="1.637cm" svg:height="1.079cm" svg:x="21.506cm" svg:y="13.259cm">
          <text:p text:style-name="P4"/>
          <draw:enhanced-geometry svg:viewBox="0 0 21600 21600" draw:type="rectangle" draw:enhanced-path="M 0 0 L 21600 0 21600 21600 0 21600 0 0 Z N"/>
        </draw:custom-shape>
        <draw:frame draw:style-name="gr151" draw:text-style-name="P130" draw:layer="layout" svg:width="2.068cm" svg:height="0.93cm" svg:x="21.421cm" svg:y="13.274cm">
          <draw:text-box>
            <text:p text:style-name="P4"><text:span text:style-name="T28">mem</text:span></text:p>
          </draw:text-box>
        </draw:frame>
        <draw:frame draw:style-name="gr151" draw:text-style-name="P130" draw:layer="layout" svg:width="2.536cm" svg:height="0.93cm" svg:x="15.622cm" svg:y="14.807cm">
          <draw:text-box>
            <text:p text:style-name="P4"><text:span text:style-name="T28">Vectors </text:span></text:p>
          </draw:text-box>
        </draw:frame>
        <draw:frame draw:style-name="gr151" draw:text-style-name="P130" draw:layer="layout" svg:width="1.604cm" svg:height="0.93cm" svg:x="15.885cm" svg:y="12.198cm">
          <draw:text-box>
            <text:p text:style-name="P4"><text:span text:style-name="T28">(C)</text:span></text:p>
          </draw:text-box>
        </draw:frame>
        <draw:frame draw:style-name="gr151" draw:text-style-name="P130" draw:layer="layout" svg:width="1.601cm" svg:height="0.93cm" svg:x="17.996cm" svg:y="14.828cm">
          <draw:text-box>
            <text:p text:style-name="P4"><text:span text:style-name="T28">(B)</text:span></text:p>
          </draw:text-box>
        </draw:frame>
        <draw:frame draw:style-name="gr151" draw:text-style-name="P130" draw:layer="layout" svg:width="1.574cm" svg:height="0.93cm" svg:x="14.192cm" svg:y="16.372cm">
          <draw:text-box>
            <text:p text:style-name="P4"><text:span text:style-name="T28">(A)</text:span></text:p>
          </draw:text-box>
        </draw:frame>
        <draw:frame draw:style-name="gr151" draw:text-style-name="P130" draw:layer="layout" svg:width="4.552cm" svg:height="0.93cm" svg:x="17.496cm" svg:y="16.675cm">
          <draw:text-box>
            <text:p text:style-name="P4"><text:span text:style-name="T28">C++ simulator</text:span></text:p>
          </draw:text-box>
        </draw:frame>
        <draw:frame draw:style-name="gr154" draw:text-style-name="P130" draw:layer="layout" svg:width="3.087cm" svg:height="1.513cm" svg:x="19.75cm" svg:y="9.086cm">
          <draw:text-box>
            <text:p text:style-name="P4"><text:span text:style-name="T28">State stimulus</text:span></text:p>
          </draw:text-box>
        </draw:frame>
        <draw:frame draw:style-name="gr154" draw:text-style-name="P130" draw:layer="layout" svg:width="3.441cm" svg:height="1.513cm" svg:x="19.505cm" svg:y="14.665cm">
          <draw:text-box>
            <text:p text:style-name="P4"><text:span text:style-name="T28">Expanded state</text:span></text:p>
          </draw:text-box>
        </draw:frame>
        <draw:frame draw:style-name="gr151" draw:text-style-name="P130" draw:layer="layout" svg:width="1.514cm" svg:height="0.93cm" svg:x="22.791cm" svg:y="11.035cm">
          <draw:text-box>
            <text:p text:style-name="P4"><text:span text:style-name="T28">(D)</text:span></text:p>
          </draw:text-box>
        </draw:frame>
        <draw:line draw:style-name="gr153" draw:text-style-name="P18" draw:layer="layout" svg:x1="17.949cm" svg:y1="9.046cm" svg:x2="17.949cm" svg:y2="10.431cm">
          <text:p text:style-name="P4"/>
        </draw:line>
        <draw:line draw:style-name="gr153" draw:text-style-name="P18" draw:layer="layout" svg:x1="11.963cm" svg:y1="11.009cm" svg:x2="16.999cm" svg:y2="11.009cm">
          <text:p text:style-name="P4"/>
        </draw:line>
        <draw:line draw:style-name="gr153" draw:text-style-name="P18" draw:layer="layout" svg:x1="11.979cm" svg:y1="12.075cm" svg:x2="21.424cm" svg:y2="12.075cm">
          <text:p text:style-name="P4"/>
        </draw:line>
        <draw:line draw:style-name="gr153" draw:text-style-name="P18" draw:layer="layout" svg:x1="17.933cm" svg:y1="16.241cm" svg:x2="17.933cm" svg:y2="13.489cm">
          <text:p text:style-name="P4"/>
        </draw:line>
        <draw:line draw:style-name="gr153" draw:text-style-name="P18" draw:layer="layout" svg:x1="22.315cm" svg:y1="16.241cm" svg:x2="22.315cm" svg:y2="14.324cm">
          <text:p text:style-name="P4"/>
        </draw:line>
        <draw:line draw:style-name="gr153" draw:text-style-name="P18" draw:layer="layout" svg:x1="22.299cm" svg:y1="13.26cm" svg:x2="22.299cm" svg:y2="12.622cm">
          <text:p text:style-name="P4"/>
        </draw:line>
        <draw:line draw:style-name="gr153" draw:text-style-name="P18" draw:layer="layout" svg:x1="22.286cm" svg:y1="9.062cm" svg:x2="22.286cm" svg:y2="11.404cm">
          <text:p text:style-name="P4"/>
        </draw:line>
        <draw:line draw:style-name="gr153" draw:text-style-name="P18" draw:layer="layout" svg:x1="7.685cm" svg:y1="10.72cm" svg:x2="9.184cm" svg:y2="10.719cm">
          <text:p text:style-name="P4"/>
        </draw:line>
        <presentation:notes draw:style-name="dp2">
          <draw:page-thumbnail draw:style-name="gr1" draw:layer="layout" svg:width="13.877cm" svg:height="11.093cm" svg:x="3.577cm" svg:y="2.247cm" draw:page-number="112" presentation:class="page"/>
          <draw:frame presentation:style-name="pr5" draw:text-style-name="P4" draw:layer="layout" svg:width="15.399cm" svg:height="13.362cm" svg:x="2.798cm" svg:y="14.102cm" presentation:class="notes" presentation:placeholder="true">
            <draw:text-box/>
          </draw:frame>
        </presentation:notes>
      </draw:page>
      <draw:page draw:name="page113" draw:style-name="dp1" draw:master-page-name="fpl_5f_presentation_5f_template" presentation:presentation-page-layout-name="AL1T19" presentation:use-footer-name="ftr1" presentation:use-date-time-name="dtd1">
        <office:forms form:automatic-focus="false" form:apply-design-mode="false"/>
        <draw:frame presentation:style-name="pr52" draw:text-style-name="P4" draw:layer="layout" svg:width="23.912cm" svg:height="3.008cm" svg:x="2cm" svg:y="0.7cm" presentation:class="title" presentation:user-transformed="true">
          <draw:text-box>
            <text:p text:style-name="P4">Testbenches</text:p>
          </draw:text-box>
        </draw:frame>
        <draw:g>
          <draw:custom-shape draw:style-name="gr156" draw:text-style-name="P132" draw:layer="layout" svg:width="10.529cm" svg:height="8.239cm" svg:x="10.66cm" svg:y="7.041cm">
            <text:p text:style-name="P4"/>
            <draw:enhanced-geometry svg:viewBox="0 0 21600 21600" draw:type="rectangle" draw:enhanced-path="M 0 0 L 21600 0 21600 21600 0 21600 0 0 Z N"/>
          </draw:custom-shape>
          <draw:custom-shape draw:style-name="gr157" draw:text-style-name="P132" draw:id="id112" draw:layer="layout" svg:width="3.791cm" svg:height="1.428cm" svg:x="5.202cm" svg:y="8.492cm">
            <text:p text:style-name="P4"/>
            <draw:enhanced-geometry svg:viewBox="0 0 21600 21600" draw:type="rectangle" draw:enhanced-path="M 0 0 L 21600 0 21600 21600 0 21600 0 0 Z N"/>
          </draw:custom-shape>
          <draw:frame draw:style-name="gr158" draw:text-style-name="P133" draw:layer="layout" svg:width="3.685cm" svg:height="0.89cm" svg:x="5.335cm" svg:y="8.784cm">
            <draw:text-box>
              <text:p text:style-name="P68"><text:span text:style-name="T125">expect vector</text:span></text:p>
            </draw:text-box>
          </draw:frame>
          <draw:custom-shape draw:style-name="gr159" draw:text-style-name="P132" draw:layer="layout" svg:width="3.79cm" svg:height="1.428cm" svg:x="13.994cm" svg:y="7.591cm">
            <text:p text:style-name="P4"/>
            <draw:enhanced-geometry svg:viewBox="0 0 21600 21600" draw:type="rectangle" draw:enhanced-path="M 0 0 L 21600 0 21600 21600 0 21600 0 0 Z N"/>
          </draw:custom-shape>
          <draw:frame draw:style-name="gr160" draw:text-style-name="P133" draw:layer="layout" svg:width="4.189cm" svg:height="0.89cm" svg:x="13.81cm" svg:y="7.913cm">
            <draw:text-box>
              <text:p text:style-name="P68"><text:span text:style-name="T125">compare events</text:span></text:p>
            </draw:text-box>
          </draw:frame>
          <draw:custom-shape draw:style-name="gr161" draw:text-style-name="P132" draw:layer="layout" svg:width="3.791cm" svg:height="1.428cm" svg:x="11.723cm" svg:y="13.04cm">
            <text:p text:style-name="P4"/>
            <draw:enhanced-geometry svg:viewBox="0 0 21600 21600" draw:type="rectangle" draw:enhanced-path="M 0 0 L 21600 0 21600 21600 0 21600 0 0 Z N"/>
          </draw:custom-shape>
          <draw:frame draw:style-name="gr162" draw:text-style-name="P133" draw:layer="layout" svg:width="2.861cm" svg:height="0.89cm" svg:x="12.336cm" svg:y="13.333cm">
            <draw:text-box>
              <text:p text:style-name="P68"><text:span text:style-name="T125">error ++</text:span></text:p>
            </draw:text-box>
          </draw:frame>
          <draw:custom-shape draw:style-name="gr163" draw:text-style-name="P132" draw:layer="layout" svg:width="3.791cm" svg:height="1.427cm" svg:x="16.516cm" svg:y="13.042cm">
            <text:p text:style-name="P4"/>
            <draw:enhanced-geometry svg:viewBox="0 0 21600 21600" draw:type="rectangle" draw:enhanced-path="M 0 0 L 21600 0 21600 21600 0 21600 0 0 Z N"/>
          </draw:custom-shape>
          <draw:frame draw:style-name="gr164" draw:text-style-name="P133" draw:layer="layout" svg:width="2.861cm" svg:height="0.89cm" svg:x="17.129cm" svg:y="13.335cm">
            <draw:text-box>
              <text:p text:style-name="P68"><text:span text:style-name="T125">match ++</text:span></text:p>
            </draw:text-box>
          </draw:frame>
          <draw:custom-shape draw:style-name="gr165" draw:text-style-name="P132" draw:id="id115" draw:layer="layout" svg:width="3.791cm" svg:height="1.429cm" svg:x="22.039cm" svg:y="13.042cm">
            <draw:glue-point draw:id="4" svg:x="-3.328cm" svg:y="-5.004cm"/>
            <text:p text:style-name="P4"/>
            <draw:enhanced-geometry svg:viewBox="0 0 21600 21600" draw:type="rectangle" draw:enhanced-path="M 0 0 L 21600 0 21600 21600 0 21600 0 0 Z N"/>
          </draw:custom-shape>
          <draw:frame draw:style-name="gr166" draw:text-style-name="P133" draw:layer="layout" svg:width="2.861cm" svg:height="0.89cm" svg:x="22.652cm" svg:y="13.336cm">
            <draw:text-box>
              <text:p text:style-name="P68"><text:span text:style-name="T125">total ++</text:span></text:p>
            </draw:text-box>
          </draw:frame>
          <draw:custom-shape draw:style-name="gr167" draw:text-style-name="P132" draw:id="id116" draw:layer="layout" svg:width="3.791cm" svg:height="1.428cm" svg:x="22.01cm" svg:y="7.123cm">
            <text:p text:style-name="P4"/>
            <draw:enhanced-geometry svg:viewBox="0 0 21600 21600" draw:type="rectangle" draw:enhanced-path="M 0 0 L 21600 0 21600 21600 0 21600 0 0 Z N"/>
          </draw:custom-shape>
          <draw:frame draw:style-name="gr168" draw:text-style-name="P133" draw:layer="layout" svg:width="3.685cm" svg:height="0.89cm" svg:x="22.143cm" svg:y="7.415cm">
            <draw:text-box>
              <text:p text:style-name="P68"><text:span text:style-name="T125">output vector</text:span></text:p>
            </draw:text-box>
          </draw:frame>
          <draw:custom-shape draw:style-name="gr169" draw:text-style-name="P132" draw:id="id113" draw:layer="layout" svg:width="3.791cm" svg:height="1.428cm" svg:x="13.974cm" svg:y="10.332cm">
            <text:p text:style-name="P4"/>
            <draw:enhanced-geometry svg:viewBox="0 0 21600 21600" draw:type="rectangle" draw:enhanced-path="M 0 0 L 21600 0 21600 21600 0 21600 0 0 Z N"/>
          </draw:custom-shape>
          <draw:line draw:style-name="gr170" draw:text-style-name="P132" draw:layer="layout" svg:x1="15.298cm" svg:y1="10.852cm" svg:x2="15.775cm" svg:y2="10.852cm">
            <text:p text:style-name="P4"/>
          </draw:line>
          <draw:line draw:style-name="gr171" draw:text-style-name="P132" draw:layer="layout" svg:x1="16.028cm" svg:y1="10.852cm" svg:x2="16.505cm" svg:y2="10.852cm">
            <text:p text:style-name="P4"/>
          </draw:line>
          <draw:line draw:style-name="gr172" draw:text-style-name="P132" draw:layer="layout" svg:x1="16.028cm" svg:y1="11.196cm" svg:x2="16.505cm" svg:y2="11.196cm">
            <text:p text:style-name="P4"/>
          </draw:line>
          <draw:line draw:style-name="gr173" draw:text-style-name="P132" draw:layer="layout" svg:x1="15.298cm" svg:y1="11.196cm" svg:x2="15.775cm" svg:y2="11.196cm">
            <text:p text:style-name="P4"/>
          </draw:line>
          <draw:connector draw:style-name="gr174" draw:text-style-name="P132" draw:layer="layout" svg:x1="7.097cm" svg:y1="9.92cm" svg:x2="13.974cm" svg:y2="11.046cm" draw:start-shape="id112" draw:start-glue-point="2" draw:end-shape="id113" draw:end-glue-point="3">
            <text:p text:style-name="P4"/>
          </draw:connector>
          <draw:line draw:style-name="gr175" draw:text-style-name="P132" draw:layer="layout" svg:x1="14.72cm" svg:y1="11.755cm" svg:x2="14.72cm" svg:y2="13.036cm">
            <text:p text:style-name="P4"/>
          </draw:line>
          <draw:line draw:style-name="gr176" draw:text-style-name="P132" draw:layer="layout" svg:x1="17.012cm" svg:y1="11.756cm" svg:x2="17.012cm" svg:y2="13.038cm">
            <text:p text:style-name="P4"/>
          </draw:line>
          <draw:line draw:style-name="gr177" draw:text-style-name="P132" draw:id="id114" draw:layer="layout" svg:x1="15.913cm" svg:y1="9.045cm" svg:x2="15.913cm" svg:y2="10.358cm">
            <draw:glue-point draw:id="4" svg:x="130cm" svg:y="-1.107cm"/>
            <text:p text:style-name="P4"/>
          </draw:line>
          <draw:connector draw:style-name="gr178" draw:text-style-name="P132" draw:layer="layout" svg:x1="15.913cm" svg:y1="9.556cm" svg:x2="22.673cm" svg:y2="13.042cm" draw:start-shape="id114" draw:start-glue-point="4" draw:end-shape="id115" draw:end-glue-point="4">
            <text:p text:style-name="P4"/>
          </draw:connector>
          <draw:connector draw:style-name="gr179" draw:text-style-name="P132" draw:layer="layout" svg:x1="23.905cm" svg:y1="8.551cm" svg:x2="17.765cm" svg:y2="11.046cm" draw:start-shape="id116" draw:start-glue-point="2" draw:end-shape="id113" draw:end-glue-point="1">
            <text:p text:style-name="P4"/>
          </draw:connector>
        </draw:g>
        <presentation:notes draw:style-name="dp2">
          <draw:page-thumbnail draw:style-name="gr1" draw:layer="layout" svg:width="13.877cm" svg:height="11.093cm" svg:x="3.577cm" svg:y="2.247cm" draw:page-number="113" presentation:class="page"/>
          <draw:frame presentation:style-name="pr5" draw:text-style-name="P25" draw:layer="layout" svg:width="15.399cm" svg:height="13.362cm" svg:x="2.798cm" svg:y="14.102cm" presentation:class="notes" presentation:placeholder="true">
            <draw:text-box/>
          </draw:frame>
        </presentation:notes>
      </draw:page>
      <draw:page draw:name="page114"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CSL Tools</text:p>
          </draw:text-box>
        </draw:frame>
        <draw:rect draw:style-name="gr180" draw:text-style-name="P26" draw:id="id118" draw:layer="layout" svg:width="7.903cm" svg:height="2.845cm" svg:x="11.713cm" svg:y="10.356cm" draw:corner-radius="0.4cm">
          <draw:glue-point draw:id="4" svg:x="-4.995cm" svg:y="-2.317cm"/>
          <draw:glue-point draw:id="5" svg:x="-4.995cm" svg:y="2.722cm"/>
          <draw:glue-point draw:id="6" svg:x="4.976cm" svg:y="-2.431cm"/>
          <draw:glue-point draw:id="7" svg:x="4.976cm" svg:y="2.151cm"/>
          <draw:glue-point draw:id="8" svg:x="-3.141cm" svg:y="-4.837cm"/>
          <draw:glue-point draw:id="9" svg:x="-0.636cm" svg:y="-4.951cm"/>
          <draw:glue-point draw:id="10" svg:x="1.167cm" svg:y="-5cm"/>
          <draw:glue-point draw:id="11" svg:x="3.673cm" svg:y="-4.951cm"/>
          <draw:glue-point draw:id="12" svg:x="3.422cm" svg:y="4.9cm"/>
          <draw:glue-point draw:id="13" svg:x="1.318cm" svg:y="5cm"/>
          <draw:glue-point draw:id="14" svg:x="-0.686cm" svg:y="4.9cm"/>
          <draw:glue-point draw:id="15" svg:x="-3.191cm" svg:y="4.9cm"/>
          <text:p text:style-name="P16"><text:span text:style-name="T12">CSL</text:span></text:p>
        </draw:rect>
        <draw:ellipse draw:style-name="gr18" draw:text-style-name="P26" draw:id="id129" draw:layer="layout" svg:width="3.458cm" svg:height="2.846cm" svg:x="8.136cm" svg:y="6.322cm">
          <text:p text:style-name="P16"><text:span text:style-name="T12">Register</text:span></text:p>
        </draw:ellipse>
        <draw:ellipse draw:style-name="gr181" draw:text-style-name="P26" draw:id="id128" draw:layer="layout" svg:width="3.457cm" svg:height="2.845cm" svg:x="4.808cm" svg:y="8.826cm">
          <text:p text:style-name="P16"><text:span text:style-name="T12">Register</text:span></text:p>
          <text:p text:style-name="P16"><text:span text:style-name="T12">file</text:span></text:p>
        </draw:ellipse>
        <draw:ellipse draw:style-name="gr181" draw:text-style-name="P26" draw:id="id119" draw:layer="layout" svg:width="3.457cm" svg:height="2.845cm" svg:x="16.376cm" svg:y="5.467cm">
          <text:p text:style-name="P16"><text:span text:style-name="T12">Inter-</text:span></text:p>
          <text:p text:style-name="P16"><text:span text:style-name="T12">connect</text:span></text:p>
        </draw:ellipse>
        <draw:ellipse draw:style-name="gr181" draw:text-style-name="P26" draw:id="id121" draw:layer="layout" svg:width="3.457cm" svg:height="2.845cm" svg:x="23.351cm" svg:y="8.792cm">
          <text:p text:style-name="P16"><text:span text:style-name="T12">Memory</text:span></text:p>
          <text:p text:style-name="P16"><text:span text:style-name="T12">map</text:span></text:p>
        </draw:ellipse>
        <draw:ellipse draw:style-name="gr181" draw:text-style-name="P26" draw:id="id127" draw:layer="layout" svg:width="3.457cm" svg:height="2.845cm" svg:x="4.808cm" svg:y="12.244cm">
          <text:p text:style-name="P16"><text:span text:style-name="T12">ISA</text:span></text:p>
        </draw:ellipse>
        <draw:ellipse draw:style-name="gr181" draw:text-style-name="P26" draw:id="id124" draw:layer="layout" svg:width="3.457cm" svg:height="2.845cm" svg:x="16.376cm" svg:y="15.122cm">
          <text:p text:style-name="P16"><text:span text:style-name="T12">FIFO</text:span></text:p>
        </draw:ellipse>
        <draw:ellipse draw:style-name="gr181" draw:text-style-name="P26" draw:id="id122" draw:layer="layout" svg:width="3.457cm" svg:height="2.845cm" svg:x="23.311cm" svg:y="12.222cm">
          <text:p text:style-name="P16"><text:span text:style-name="T12">Pipeline</text:span></text:p>
        </draw:ellipse>
        <draw:ellipse draw:style-name="gr181" draw:text-style-name="P26" draw:id="id126" draw:layer="layout" svg:width="3.458cm" svg:height="2.845cm" svg:x="8.136cm" svg:y="14.356cm">
          <text:p text:style-name="P16"><text:span text:style-name="T12">Memory</text:span></text:p>
          <text:p text:style-name="P16"><text:span text:style-name="T12">controller</text:span></text:p>
        </draw:ellipse>
        <draw:ellipse draw:style-name="gr181" draw:text-style-name="P26" draw:id="id117" draw:layer="layout" svg:width="3.457cm" svg:height="2.845cm" svg:x="12.114cm" svg:y="5.484cm">
          <text:p text:style-name="P16"><text:span text:style-name="T12">Testbench</text:span></text:p>
        </draw:ellipse>
        <draw:ellipse draw:style-name="gr181" draw:text-style-name="P26" draw:id="id125" draw:layer="layout" svg:width="3.457cm" svg:height="2.845cm" svg:x="11.996cm" svg:y="15.076cm">
          <text:p text:style-name="P16"><text:span text:style-name="T12">Verification</text:span></text:p>
          <text:p text:style-name="P16"><text:span text:style-name="T12">components</text:span></text:p>
        </draw:ellipse>
        <draw:ellipse draw:style-name="gr181" draw:text-style-name="P26" draw:id="id120" draw:layer="layout" svg:width="3.457cm" svg:height="2.846cm" svg:x="20.295cm" svg:y="6.249cm">
          <text:p text:style-name="P16"><text:span text:style-name="T12">Buses</text:span></text:p>
        </draw:ellipse>
        <draw:ellipse draw:style-name="gr181" draw:text-style-name="P26" draw:id="id123" draw:layer="layout" svg:width="3.457cm" svg:height="2.846cm" svg:x="20.122cm" svg:y="14.371cm">
          <text:p text:style-name="P16"><text:span text:style-name="T12">MBIST</text:span></text:p>
        </draw:ellipse>
        <draw:connector draw:style-name="gr182" draw:text-style-name="P27" draw:layer="layout" svg:x1="13.842cm" svg:y1="8.329cm" svg:x2="15.162cm" svg:y2="10.37cm" draw:start-shape="id117" draw:start-glue-point="2" draw:end-shape="id118" draw:end-glue-point="9">
          <text:p text:style-name="P4"/>
        </draw:connector>
        <draw:connector draw:style-name="gr182" draw:text-style-name="P27" draw:layer="layout" svg:x1="18.104cm" svg:y1="8.312cm" svg:x2="16.586cm" svg:y2="10.356cm" draw:start-shape="id119" draw:start-glue-point="2" draw:end-shape="id118" draw:end-glue-point="10">
          <text:p text:style-name="P4"/>
        </draw:connector>
        <draw:connector draw:style-name="gr182" draw:text-style-name="P27" draw:layer="layout" svg:x1="22.023cm" svg:y1="9.095cm" svg:x2="18.566cm" svg:y2="10.37cm" draw:start-shape="id120" draw:start-glue-point="2" draw:end-shape="id118" draw:end-glue-point="11">
          <text:p text:style-name="P4"/>
        </draw:connector>
        <draw:connector draw:style-name="gr182" draw:text-style-name="P27" draw:layer="layout" draw:line-skew="0.824cm" svg:x1="23.35cm" svg:y1="10.214cm" svg:x2="19.596cm" svg:y2="11.087cm" draw:start-shape="id121" draw:start-glue-point="3" draw:end-shape="id118" draw:end-glue-point="6">
          <text:p text:style-name="P4"/>
        </draw:connector>
        <draw:connector draw:style-name="gr182" draw:text-style-name="P27" draw:layer="layout" draw:line-skew="0.844cm" svg:x1="23.31cm" svg:y1="13.644cm" svg:x2="19.596cm" svg:y2="12.389cm" draw:start-shape="id122" draw:start-glue-point="3" draw:end-shape="id118" draw:end-glue-point="7">
          <text:p text:style-name="P4"/>
        </draw:connector>
        <draw:connector draw:style-name="gr182" draw:text-style-name="P27" draw:layer="layout" svg:x1="21.85cm" svg:y1="14.371cm" svg:x2="18.368cm" svg:y2="13.172cm" draw:start-shape="id123" draw:start-glue-point="0" draw:end-shape="id118" draw:end-glue-point="12">
          <text:p text:style-name="P4"/>
        </draw:connector>
        <draw:connector draw:style-name="gr182" draw:text-style-name="P27" draw:layer="layout" svg:x1="18.104cm" svg:y1="15.121cm" svg:x2="16.705cm" svg:y2="13.2cm" draw:start-shape="id124" draw:start-glue-point="0" draw:end-shape="id118" draw:end-glue-point="13">
          <text:p text:style-name="P4"/>
        </draw:connector>
        <draw:connector draw:style-name="gr182" draw:text-style-name="P27" draw:layer="layout" svg:x1="13.724cm" svg:y1="15.075cm" svg:x2="15.122cm" svg:y2="13.172cm" draw:start-shape="id125" draw:start-glue-point="0" draw:end-shape="id118" draw:end-glue-point="14">
          <text:p text:style-name="P4"/>
        </draw:connector>
        <draw:connector draw:style-name="gr182" draw:text-style-name="P27" draw:layer="layout" svg:x1="9.865cm" svg:y1="14.355cm" svg:x2="13.143cm" svg:y2="13.172cm" draw:start-shape="id126" draw:start-glue-point="0" draw:end-shape="id118" draw:end-glue-point="15">
          <text:p text:style-name="P4"/>
        </draw:connector>
        <draw:connector draw:style-name="gr182" draw:text-style-name="P27" draw:layer="layout" draw:line-skew="-0.681cm" svg:x1="8.265cm" svg:y1="13.666cm" svg:x2="11.717cm" svg:y2="12.552cm" draw:start-shape="id127" draw:start-glue-point="1" draw:end-shape="id118" draw:end-glue-point="5">
          <text:p text:style-name="P4"/>
        </draw:connector>
        <draw:connector draw:style-name="gr182" draw:text-style-name="P27" draw:layer="layout" draw:line-skew="-0.681cm" svg:x1="8.265cm" svg:y1="10.248cm" svg:x2="11.717cm" svg:y2="11.119cm" draw:start-shape="id128" draw:start-glue-point="1" draw:end-shape="id118" draw:end-glue-point="4">
          <text:p text:style-name="P4"/>
        </draw:connector>
        <draw:connector draw:style-name="gr182" draw:text-style-name="P27" draw:layer="layout" svg:x1="9.865cm" svg:y1="9.168cm" svg:x2="13.182cm" svg:y2="10.402cm" draw:start-shape="id129" draw:start-glue-point="2" draw:end-shape="id118" draw:end-glue-point="8">
          <text:p text:style-name="P4"/>
        </draw:connector>
        <presentation:notes draw:style-name="dp2">
          <draw:page-thumbnail draw:style-name="gr1" draw:layer="layout" svg:width="13.877cm" svg:height="11.093cm" svg:x="3.577cm" svg:y="2.247cm" draw:page-number="114" presentation:class="page"/>
          <draw:frame presentation:style-name="pr5" draw:text-style-name="P25" draw:layer="layout" svg:width="15.399cm" svg:height="13.362cm" svg:x="2.798cm" svg:y="14.102cm" presentation:class="notes" presentation:placeholder="true">
            <draw:text-box/>
          </draw:frame>
        </presentation:notes>
      </draw:page>
      <draw:page draw:name="page115"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6.729cm" svg:y="0.204cm" presentation:class="title" presentation:user-transformed="true">
          <draw:text-box>
            <text:p text:style-name="P4">Registers</text:p>
          </draw:text-box>
        </draw:frame>
        <draw:frame presentation:style-name="pr15" draw:text-style-name="P134" draw:layer="layout" svg:width="22.216cm" svg:height="18.022cm" svg:x="4.886cm" svg:y="2.71cm" presentation:class="outline" presentation:user-transformed="true">
          <draw:text-box>
            <text:list text:style-name="L4">
              <text:list-item>
                <text:p text:style-name="P134"><text:span text:style-name="T126">CSL_register offers following register types:</text:span></text:p>
              </text:list-item>
            </text:list>
            <text:list text:style-name="L4">
              <text:list-item>
                <text:list>
                  <text:list-item>
                    <text:p text:style-name="P135"><text:span text:style-name="T35">Action Register</text:span></text:p>
                  </text:list-item>
                </text:list>
              </text:list-item>
            </text:list>
            <text:list text:style-name="L4">
              <text:list-item>
                <text:list>
                  <text:list-item>
                    <text:p text:style-name="P135"><text:span text:style-name="T35">Atomic Register</text:span></text:p>
                  </text:list-item>
                </text:list>
              </text:list-item>
            </text:list>
            <text:list text:style-name="L4">
              <text:list-item>
                <text:list>
                  <text:list-item>
                    <text:p text:style-name="P135"><text:span text:style-name="T35">Counter Register</text:span></text:p>
                  </text:list-item>
                </text:list>
              </text:list-item>
            </text:list>
            <text:list text:style-name="L4">
              <text:list-item>
                <text:list>
                  <text:list-item>
                    <text:p text:style-name="P135"><text:span text:style-name="T35">Control Register</text:span></text:p>
                  </text:list-item>
                </text:list>
              </text:list-item>
            </text:list>
            <text:list text:style-name="L4">
              <text:list-item>
                <text:list>
                  <text:list-item>
                    <text:p text:style-name="P135"><text:span text:style-name="T35">DFF Register</text:span></text:p>
                  </text:list-item>
                </text:list>
              </text:list-item>
            </text:list>
            <text:list text:style-name="L4">
              <text:list-item>
                <text:list>
                  <text:list-item>
                    <text:p text:style-name="P135"><text:span text:style-name="T35">Event Register</text:span></text:p>
                  </text:list-item>
                </text:list>
              </text:list-item>
            </text:list>
            <text:list text:style-name="L4">
              <text:list-item>
                <text:list>
                  <text:list-item>
                    <text:p text:style-name="P135"><text:span text:style-name="T35">Interrupt Register</text:span></text:p>
                  </text:list-item>
                </text:list>
              </text:list-item>
            </text:list>
            <text:list text:style-name="L4">
              <text:list-item>
                <text:list>
                  <text:list-item>
                    <text:p text:style-name="P135"><text:span text:style-name="T35">LFSR Register</text:span></text:p>
                  </text:list-item>
                </text:list>
              </text:list-item>
            </text:list>
            <text:list text:style-name="L4">
              <text:list-item>
                <text:list>
                  <text:list-item>
                    <text:p text:style-name="P135"><text:span text:style-name="T35">Statistic Register</text:span></text:p>
                  </text:list-item>
                </text:list>
              </text:list-item>
            </text:list>
            <text:list text:style-name="L4">
              <text:list-item>
                <text:list>
                  <text:list-item>
                    <text:p text:style-name="P135"><text:span text:style-name="T35">Semaphore</text:span></text:p>
                  </text:list-item>
                </text:list>
              </text:list-item>
            </text:list>
            <text:list text:style-name="L4">
              <text:list-item>
                <text:list>
                  <text:list-item>
                    <text:p text:style-name="P135"><text:span text:style-name="T35">Status Register</text:span></text:p>
                  </text:list-item>
                </text:list>
              </text:list-item>
            </text:list>
            <text:list text:style-name="L4">
              <text:list-item>
                <text:list>
                  <text:list-item>
                    <text:p text:style-name="P135"><text:span text:style-name="T35">Program counter</text:span></text:p>
                  </text:list-item>
                </text:list>
              </text:list-item>
            </text:list>
          </draw:text-box>
        </draw:frame>
        <presentation:notes draw:style-name="dp2">
          <draw:page-thumbnail draw:style-name="gr1" draw:layer="layout" svg:width="13.877cm" svg:height="11.093cm" svg:x="3.577cm" svg:y="2.247cm" draw:page-number="115" presentation:class="page"/>
          <draw:frame presentation:style-name="pr5" draw:text-style-name="P4" draw:layer="layout" svg:width="15.399cm" svg:height="13.362cm" svg:x="2.798cm" svg:y="14.102cm" presentation:class="notes" presentation:placeholder="true">
            <draw:text-box/>
          </draw:frame>
        </presentation:notes>
      </draw:page>
      <draw:page draw:name="page116" draw:style-name="dp1" draw:master-page-name="fpl_5f_presentation_5f_template" presentation:presentation-page-layout-name="AL4T3" presentation:use-footer-name="ftr1" presentation:use-date-time-name="dtd1">
        <office:forms form:automatic-focus="false" form:apply-design-mode="false"/>
        <draw:frame presentation:style-name="pr3" draw:text-style-name="P4" draw:layer="layout" svg:width="18.666cm" svg:height="3.649cm" svg:x="6.227cm" svg:y="0.337cm" presentation:class="title" presentation:user-transformed="true">
          <draw:text-box>
            <text:p text:style-name="P4">Special signals</text:p>
          </draw:text-box>
        </draw:frame>
        <draw:frame presentation:style-name="pr53" draw:text-style-name="P108" draw:layer="layout" svg:width="24.377cm" svg:height="16.962cm" svg:x="4.067cm" svg:y="3.193cm" presentation:class="outline" presentation:user-transformed="true">
          <draw:text-box>
            <text:list text:style-name="L4">
              <text:list-item>
                <text:p text:style-name="P58"><text:span text:style-name="T49">CSL_register commands allow easy configuration of register by adding general purpose or special control signals:</text:span></text:p>
              </text:list-item>
            </text:list>
            <text:list text:style-name="L4">
              <text:list-item>
                <text:list>
                  <text:list-item>
                    <text:p text:style-name="P96"><text:span text:style-name="T49">clk – clock</text:span></text:p>
                  </text:list-item>
                </text:list>
              </text:list-item>
            </text:list>
            <text:list text:style-name="L4">
              <text:list-item>
                <text:list>
                  <text:list-item>
                    <text:p text:style-name="P96"><text:span text:style-name="T49">set/reset – set/reset the register</text:span></text:p>
                  </text:list-item>
                </text:list>
              </text:list-item>
            </text:list>
            <text:list text:style-name="L4">
              <text:list-item>
                <text:list>
                  <text:list-item>
                    <text:p text:style-name="P96"><text:span text:style-name="T49">clr – asynchronous clear </text:span></text:p>
                  </text:list-item>
                </text:list>
              </text:list-item>
            </text:list>
            <text:list text:style-name="L4">
              <text:list-item>
                <text:list>
                  <text:list-item>
                    <text:p text:style-name="P96"><text:span text:style-name="T49">en – enable</text:span></text:p>
                  </text:list-item>
                </text:list>
              </text:list-item>
            </text:list>
            <text:list text:style-name="L4">
              <text:list-item>
                <text:list>
                  <text:list-item>
                    <text:p text:style-name="P96"><text:span text:style-name="T49">in/out – data in/out </text:span></text:p>
                  </text:list-item>
                </text:list>
              </text:list-item>
            </text:list>
            <text:list text:style-name="L4">
              <text:list-item>
                <text:list>
                  <text:list-item>
                    <text:p text:style-name="P96"><text:span text:style-name="T49">inc/dec – increment/decrement</text:span></text:p>
                  </text:list-item>
                </text:list>
              </text:list-item>
            </text:list>
            <text:list text:style-name="L4">
              <text:list-item>
                <text:list>
                  <text:list-item>
                    <text:p text:style-name="P96"><text:span text:style-name="T49">init – initialize register</text:span></text:p>
                  </text:list-item>
                </text:list>
              </text:list-item>
            </text:list>
            <text:list text:style-name="L4">
              <text:list-item>
                <text:list>
                  <text:list-item>
                    <text:p text:style-name="P96"><text:span text:style-name="T49">rd_en/wr_en – read/write enable</text:span></text:p>
                  </text:list-item>
                </text:list>
              </text:list-item>
            </text:list>
          </draw:text-box>
        </draw:frame>
        <draw:rect draw:style-name="gr183" draw:text-style-name="P16" draw:id="id130" draw:layer="layout" svg:width="4.5cm" svg:height="6.5cm" svg:x="21.006cm" svg:y="9.506cm">
          <draw:glue-point draw:id="4" svg:x="-2.777cm" svg:y="-5cm"/>
          <draw:glue-point draw:id="5" svg:x="2.777cm" svg:y="-5cm"/>
          <draw:glue-point draw:id="6" svg:x="-5cm" svg:y="-2.692cm"/>
          <draw:glue-point draw:id="7" svg:x="5cm" svg:y="-2.692cm"/>
          <draw:glue-point draw:id="8" svg:x="-5cm" svg:y="4.23cm"/>
          <draw:glue-point draw:id="9" svg:x="5cm" svg:y="4.23cm"/>
          <draw:glue-point draw:id="10" svg:x="5cm" svg:y="1.153cm"/>
          <draw:glue-point draw:id="11" svg:x="5cm" svg:y="1.923cm"/>
          <draw:glue-point draw:id="12" svg:x="-5cm" svg:y="1.153cm"/>
          <draw:glue-point draw:id="13" svg:x="-5cm" svg:y="1.923cm"/>
          <text:p text:style-name="P136">reset <text:s text:c="5"/>set</text:p>
          <text:p text:style-name="P16"/>
          <text:p text:style-name="P16">in <text:s text:c="14"/>out</text:p>
          <text:p text:style-name="P16"><text:span text:style-name="T126">reg</text:span></text:p>
          <text:p text:style-name="P16"/>
          <text:p text:style-name="P16">rd_en <text:s text:c="4"/>wr_en </text:p>
          <text:p text:style-name="P16">inc <text:s text:c="13"/>dec</text:p>
          <text:p text:style-name="P16">clk <text:s text:c="2"/></text:p>
          <text:p text:style-name="P16">init <text:s text:c="9"/>en clr</text:p>
        </draw:rect>
        <draw:custom-shape draw:style-name="gr184" draw:text-style-name="P18" draw:id="id131" draw:layer="layout" svg:width="0.5cm" svg:height="0.5cm" svg:x="22.706cm" svg:y="15.506cm">
          <text:p text:style-name="P4"/>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5" draw:text-style-name="P18" draw:layer="layout" draw:type="line" svg:x1="25.506cm" svg:y1="11.007cm" svg:x2="26.646cm" svg:y2="11.015cm" draw:start-shape="id130" draw:start-glue-point="7">
          <text:p text:style-name="P4"/>
        </draw:connector>
        <draw:connector draw:style-name="gr185" draw:text-style-name="P18" draw:layer="layout" draw:type="line" svg:x1="25.506cm" svg:y1="13.505cm" svg:x2="26.646cm" svg:y2="13.506cm" draw:start-shape="id130" draw:start-glue-point="10">
          <text:p text:style-name="P4"/>
        </draw:connector>
        <draw:connector draw:style-name="gr185" draw:text-style-name="P18" draw:layer="layout" draw:type="line" svg:x1="25.506cm" svg:y1="14.005cm" svg:x2="26.646cm" svg:y2="14.006cm" draw:start-shape="id130" draw:start-glue-point="11">
          <text:p text:style-name="P4"/>
        </draw:connector>
        <draw:connector draw:style-name="gr185" draw:text-style-name="P18" draw:layer="layout" draw:type="line" svg:x1="25.506cm" svg:y1="15.505cm" svg:x2="26.646cm" svg:y2="15.506cm" draw:start-shape="id130" draw:start-glue-point="9">
          <text:p text:style-name="P4"/>
        </draw:connector>
        <draw:connector draw:style-name="gr185" draw:text-style-name="P18" draw:layer="layout" draw:type="line" svg:x1="19.866cm" svg:y1="11.006cm" svg:x2="21.006cm" svg:y2="11.007cm" draw:end-shape="id130" draw:end-glue-point="6">
          <text:p text:style-name="P4"/>
        </draw:connector>
        <draw:connector draw:style-name="gr185" draw:text-style-name="P18" draw:layer="layout" draw:type="line" svg:x1="19.854cm" svg:y1="13.519cm" svg:x2="21.006cm" svg:y2="13.505cm" draw:end-shape="id130" draw:end-glue-point="12">
          <text:p text:style-name="P4"/>
        </draw:connector>
        <draw:connector draw:style-name="gr185" draw:text-style-name="P18" draw:layer="layout" draw:type="line" svg:x1="19.866cm" svg:y1="14.006cm" svg:x2="21.006cm" svg:y2="14.005cm" draw:end-shape="id130" draw:end-glue-point="13">
          <text:p text:style-name="P4"/>
        </draw:connector>
        <draw:connector draw:style-name="gr185" draw:text-style-name="P18" draw:layer="layout" draw:type="line" svg:x1="19.866cm" svg:y1="15.498cm" svg:x2="21.006cm" svg:y2="15.505cm" draw:end-shape="id130" draw:end-glue-point="8">
          <text:p text:style-name="P4"/>
        </draw:connector>
        <draw:connector draw:style-name="gr185" draw:text-style-name="P18" draw:layer="layout" draw:type="line" svg:x1="24.505cm" svg:y1="9.506cm" svg:x2="24.5cm" svg:y2="8.419cm" draw:start-shape="id130" draw:start-glue-point="5">
          <text:p text:style-name="P4"/>
        </draw:connector>
        <draw:connector draw:style-name="gr186" draw:text-style-name="P18" draw:layer="layout" draw:type="line" svg:x1="22.006cm" svg:y1="8.506cm" svg:x2="22.007cm" svg:y2="9.506cm" draw:end-shape="id130" draw:end-glue-point="4">
          <text:p text:style-name="P4"/>
        </draw:connector>
        <draw:connector draw:style-name="gr185" draw:text-style-name="P18" draw:layer="layout" draw:line-skew="0.287cm" svg:x1="22.955cm" svg:y1="16.006cm" svg:x2="21.105cm" svg:y2="17.081cm" draw:start-shape="id131" draw:start-glue-point="7">
          <text:p text:style-name="P4"/>
        </draw:connector>
        <draw:connector draw:style-name="gr185" draw:text-style-name="P18" draw:layer="layout" draw:type="line" svg:x1="24.011cm" svg:y1="17.093cm" svg:x2="24.006cm" svg:y2="16.006cm">
          <text:p text:style-name="P4"/>
        </draw:connector>
        <presentation:notes draw:style-name="dp2">
          <draw:page-thumbnail draw:style-name="gr1" draw:layer="layout" svg:width="13.877cm" svg:height="11.093cm" svg:x="3.577cm" svg:y="2.247cm" draw:page-number="116" presentation:class="page"/>
          <draw:frame presentation:style-name="pr5" draw:text-style-name="P4" draw:layer="layout" svg:width="15.399cm" svg:height="13.362cm" svg:x="2.798cm" svg:y="14.102cm" presentation:class="notes" presentation:placeholder="true">
            <draw:text-box/>
          </draw:frame>
        </presentation:notes>
      </draw:page>
      <draw:page draw:name="page117" draw:style-name="dp1" draw:master-page-name="fpl_5f_presentation_5f_template" presentation:presentation-page-layout-name="AL5T4" presentation:use-footer-name="ftr1" presentation:use-date-time-name="dtd1">
        <office:forms form:automatic-focus="false" form:apply-design-mode="false"/>
        <draw:frame presentation:style-name="pr3" draw:text-style-name="P4" draw:layer="layout" svg:width="18.666cm" svg:height="3.649cm" svg:x="6.729cm" svg:y="0.304cm" presentation:class="title" presentation:user-transformed="true">
          <draw:text-box>
            <text:p text:style-name="P4">Synchronous 2-bit register</text:p>
          </draw:text-box>
        </draw:frame>
        <draw:frame presentation:style-name="pr54" draw:text-style-name="P138" draw:layer="layout" svg:width="21.051cm" svg:height="15.441cm" svg:x="4.737cm" svg:y="5.736cm" presentation:class="outline" presentation:user-transformed="true">
          <draw:text-box>
            <text:list text:style-name="L4">
              <text:list-item>
                <text:p text:style-name="P137"><text:span text:style-name="T127">csl_register</text:span><text:span text:style-name="T128"> </text:span><text:span text:style-name="T129">reg_d {</text:span></text:p>
              </text:list-item>
            </text:list>
            <text:list text:style-name="L4">
              <text:list-item>
                <text:p text:style-name="P137"><text:span text:style-name="T130"><text:s text:c="2"/></text:span><text:span text:style-name="T130">reg_d () {</text:span></text:p>
              </text:list-item>
            </text:list>
            <text:list text:style-name="L4">
              <text:list-item>
                <text:p text:style-name="P137"><text:span text:style-name="T130"><text:s text:c="3"/></text:span><text:span text:style-name="T131">set_width</text:span><text:span text:style-name="T130">(2);</text:span></text:p>
              </text:list-item>
            </text:list>
            <text:list text:style-name="L4">
              <text:list-item>
                <text:p text:style-name="P137"><text:span text:style-name="T130"><text:s text:c="3"/></text:span><text:span text:style-name="T131">set_type</text:span><text:span text:style-name="T130">(register);</text:span></text:p>
              </text:list-item>
            </text:list>
            <text:list text:style-name="L4">
              <text:list-item>
                <text:p text:style-name="P137"><text:span text:style-name="T130"><text:s/></text:span><text:span text:style-name="T130">}</text:span></text:p>
              </text:list-item>
            </text:list>
            <text:list text:style-name="L4">
              <text:list-item>
                <text:p text:style-name="P137"><text:span text:style-name="T130">}; </text:span></text:p>
              </text:list-item>
            </text:list>
            <text:list text:style-name="L4">
              <text:list-item>
                <text:p text:style-name="P137"><text:span text:style-name="T132">csl_unit </text:span><text:span text:style-name="T130">u {</text:span></text:p>
              </text:list-item>
            </text:list>
            <text:list text:style-name="L4">
              <text:list-item>
                <text:p text:style-name="P137"><text:span text:style-name="T130"><text:s/></text:span><text:span text:style-name="T132">csl_signal</text:span><text:span text:style-name="T130"> d_in(2),d_out(2);</text:span></text:p>
              </text:list-item>
            </text:list>
            <text:list text:style-name="L4">
              <text:list-item>
                <text:p text:style-name="P137"><text:span text:style-name="T130"><text:s/></text:span><text:span text:style-name="T132">csl_signal</text:span><text:span text:style-name="T130"> clk;</text:span></text:p>
              </text:list-item>
            </text:list>
            <text:list text:style-name="L4">
              <text:list-item>
                <text:p text:style-name="P137"><text:span text:style-name="T130"><text:s/></text:span><text:span text:style-name="T130">reg_d reg_d(.reg_in(d_in),reg_out(d_out),.clock(clk));</text:span></text:p>
              </text:list-item>
            </text:list>
            <text:list text:style-name="L4">
              <text:list-item>
                <text:p text:style-name="P137"><text:span text:style-name="T130"><text:s/></text:span><text:span text:style-name="T130">}</text:span></text:p>
              </text:list-item>
            </text:list>
            <text:list text:style-name="L4">
              <text:list-item>
                <text:p text:style-name="P137"><text:span text:style-name="T130">};</text:span></text:p>
              </text:list-item>
            </text:list>
            <text:list text:style-name="L4">
              <text:list-item>
                <text:p text:style-name="P137"><text:span text:style-name="T133"/></text:p>
              </text:list-item>
            </text:list>
          </draw:text-box>
        </draw:frame>
        <draw:rect draw:style-name="gr183" draw:text-style-name="P139" draw:id="id132" draw:layer="layout" svg:width="4.5cm" svg:height="6.5cm" svg:x="19.304cm" svg:y="5.73cm">
          <draw:glue-point draw:id="4" svg:x="-2.777cm" svg:y="-5cm"/>
          <draw:glue-point draw:id="5" svg:x="2.777cm" svg:y="-5cm"/>
          <draw:glue-point draw:id="6" svg:x="-5cm" svg:y="-2.692cm"/>
          <draw:glue-point draw:id="7" svg:x="5cm" svg:y="-2.692cm"/>
          <draw:glue-point draw:id="8" svg:x="-5cm" svg:y="4.23cm"/>
          <draw:glue-point draw:id="9" svg:x="5cm" svg:y="4.23cm"/>
          <draw:glue-point draw:id="10" svg:x="5cm" svg:y="1.153cm"/>
          <draw:glue-point draw:id="11" svg:x="5cm" svg:y="1.923cm"/>
          <draw:glue-point draw:id="12" svg:x="-5cm" svg:y="1.153cm"/>
          <draw:glue-point draw:id="13" svg:x="-5cm" svg:y="1.923cm"/>
          <text:p text:style-name="P16"><text:span text:style-name="T134"/></text:p>
          <text:p text:style-name="P16"><text:span text:style-name="T134"><text:s text:c="18"/></text:span><text:span text:style-name="T134">out</text:span></text:p>
          <text:p text:style-name="P16"><text:span text:style-name="T134">in <text:s text:c="19"/></text:span></text:p>
          <text:p text:style-name="P16"><text:span text:style-name="T126">reg_d</text:span></text:p>
          <text:p text:style-name="P16"><text:span text:style-name="T126"/></text:p>
          <text:p text:style-name="P16"><text:span text:style-name="T134"><text:s/></text:span></text:p>
          <text:p text:style-name="P16"><text:span text:style-name="T134"><text:s text:c="13"/></text:span></text:p>
          <text:p text:style-name="P16"><text:span text:style-name="T134">clk <text:s text:c="2"/></text:span></text:p>
          <text:p text:style-name="P16"><text:span text:style-name="T134"><text:s text:c="10"/></text:span></text:p>
        </draw:rect>
        <draw:custom-shape draw:style-name="gr184" draw:text-style-name="P18" draw:id="id133" draw:layer="layout" svg:width="0.5cm" svg:height="0.5cm" svg:x="21.004cm" svg:y="11.73cm">
          <text:p text:style-name="P4"/>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5" draw:text-style-name="P18" draw:layer="layout" draw:type="line" svg:x1="23.804cm" svg:y1="7.231cm" svg:x2="24.944cm" svg:y2="7.239cm" draw:start-shape="id132" draw:start-glue-point="7">
          <text:p text:style-name="P4"/>
        </draw:connector>
        <draw:connector draw:style-name="gr185" draw:text-style-name="P18" draw:layer="layout" draw:type="line" svg:x1="18.164cm" svg:y1="7.23cm" svg:x2="19.304cm" svg:y2="7.231cm" draw:end-shape="id132" draw:end-glue-point="6">
          <text:p text:style-name="P4"/>
        </draw:connector>
        <draw:connector draw:style-name="gr185" draw:text-style-name="P18" draw:layer="layout" draw:line-skew="0.287cm" svg:x1="21.253cm" svg:y1="12.23cm" svg:x2="19.403cm" svg:y2="13.305cm" draw:start-shape="id133" draw:start-glue-point="7">
          <text:p text:style-name="P4"/>
        </draw:connector>
        <draw:line draw:style-name="gr41" draw:text-style-name="P18" draw:layer="layout" svg:x1="18.904cm" svg:y1="7.03cm" svg:x2="18.404cm" svg:y2="7.531cm">
          <text:p text:style-name="P4"/>
        </draw:line>
        <draw:line draw:style-name="gr41" draw:text-style-name="P18" draw:layer="layout" svg:x1="24.704cm" svg:y1="7.031cm" svg:x2="24.204cm" svg:y2="7.532cm">
          <text:p text:style-name="P4"/>
        </draw:line>
        <draw:rect draw:style-name="gr187" draw:text-style-name="P140" draw:layer="layout" svg:width="1cm" svg:height="1cm" svg:x="23.944cm" svg:y="5.93cm">
          <text:p text:style-name="P16"><text:span text:style-name="T83">2</text:span></text:p>
        </draw:rect>
        <draw:rect draw:style-name="gr187" draw:text-style-name="P140" draw:layer="layout" svg:width="1cm" svg:height="1cm" svg:x="17.904cm" svg:y="5.929cm">
          <text:p text:style-name="P16"><text:span text:style-name="T83">2</text:span></text:p>
        </draw:rect>
        <presentation:notes draw:style-name="dp2">
          <draw:page-thumbnail draw:style-name="gr1" draw:layer="layout" svg:width="13.877cm" svg:height="11.093cm" svg:x="3.577cm" svg:y="2.247cm" draw:page-number="117" presentation:class="page"/>
          <draw:frame presentation:style-name="pr5" draw:text-style-name="P4" draw:layer="layout" svg:width="15.399cm" svg:height="13.362cm" svg:x="2.798cm" svg:y="14.102cm" presentation:class="notes" presentation:placeholder="true">
            <draw:text-box/>
          </draw:frame>
        </presentation:notes>
      </draw:page>
      <draw:page draw:name="page118" draw:style-name="dp1" draw:master-page-name="fpl_5f_presentation_5f_template" presentation:presentation-page-layout-name="AL5T4" presentation:use-footer-name="ftr1" presentation:use-date-time-name="dtd1">
        <office:forms form:automatic-focus="false" form:apply-design-mode="false"/>
        <draw:frame presentation:style-name="pr3" draw:text-style-name="P4" draw:layer="layout" svg:width="18.666cm" svg:height="3.769cm" svg:x="7.231cm" svg:y="0.914cm" presentation:class="title">
          <draw:text-box>
            <text:p text:style-name="P4">Synchronous bidirectional 4-bit counter</text:p>
          </draw:text-box>
        </draw:frame>
        <draw:rect draw:style-name="gr183" draw:text-style-name="P139" draw:id="id134" draw:layer="layout" svg:width="4.5cm" svg:height="6.5cm" svg:x="20.467cm" svg:y="6.778cm">
          <draw:glue-point draw:id="4" svg:x="-2.777cm" svg:y="-5cm"/>
          <draw:glue-point draw:id="5" svg:x="2.777cm" svg:y="-5cm"/>
          <draw:glue-point draw:id="6" svg:x="-5cm" svg:y="-2.692cm"/>
          <draw:glue-point draw:id="7" svg:x="5cm" svg:y="-2.692cm"/>
          <draw:glue-point draw:id="8" svg:x="-5cm" svg:y="4.23cm"/>
          <draw:glue-point draw:id="9" svg:x="5cm" svg:y="4.23cm"/>
          <draw:glue-point draw:id="10" svg:x="5cm" svg:y="1.153cm"/>
          <draw:glue-point draw:id="11" svg:x="5cm" svg:y="1.923cm"/>
          <draw:glue-point draw:id="12" svg:x="-5cm" svg:y="1.153cm"/>
          <draw:glue-point draw:id="13" svg:x="-5cm" svg:y="1.923cm"/>
          <text:p text:style-name="P16"><text:span text:style-name="T134">reset <text:s text:c="10"/></text:span></text:p>
          <text:p text:style-name="P16"><text:span text:style-name="T134"/></text:p>
          <text:p text:style-name="P16"><text:span text:style-name="T134">d_in <text:s text:c="7"/>d_out</text:span></text:p>
          <text:p text:style-name="P16"><text:span text:style-name="T126"/></text:p>
          <text:p text:style-name="P16"><text:span text:style-name="T134"><text:s text:c="2"/></text:span><text:span text:style-name="T126">cntr</text:span><text:span text:style-name="T134"> <text:s text:c="2"/></text:span></text:p>
          <text:p text:style-name="P16"><text:span text:style-name="T134">dir <text:s text:c="18"/></text:span></text:p>
          <text:p text:style-name="P16"><text:span text:style-name="T134">clk <text:s text:c="2"/></text:span></text:p>
          <text:p text:style-name="P16"><text:span text:style-name="T134"><text:s text:c="16"/></text:span><text:span text:style-name="T134">en </text:span></text:p>
        </draw:rect>
        <draw:custom-shape draw:style-name="gr184" draw:text-style-name="P18" draw:id="id135" draw:layer="layout" svg:width="0.5cm" svg:height="0.5cm" svg:x="22.167cm" svg:y="12.778cm">
          <text:p text:style-name="P4"/>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5" draw:text-style-name="P18" draw:layer="layout" draw:type="line" svg:x1="24.967cm" svg:y1="8.779cm" svg:x2="26.107cm" svg:y2="8.787cm">
          <text:p text:style-name="P4"/>
        </draw:connector>
        <draw:connector draw:style-name="gr185" draw:text-style-name="P18" draw:layer="layout" draw:type="line" svg:x1="19.298cm" svg:y1="8.897cm" svg:x2="20.467cm" svg:y2="8.879cm">
          <text:p text:style-name="P4"/>
        </draw:connector>
        <draw:connector draw:style-name="gr185" draw:text-style-name="P18" draw:layer="layout" draw:type="line" svg:x1="19.327cm" svg:y1="11.278cm" svg:x2="20.467cm" svg:y2="11.277cm" draw:end-shape="id134" draw:end-glue-point="13">
          <text:p text:style-name="P4"/>
        </draw:connector>
        <draw:connector draw:style-name="gr186" draw:text-style-name="P18" draw:layer="layout" draw:type="line" svg:x1="21.467cm" svg:y1="5.778cm" svg:x2="21.468cm" svg:y2="6.778cm" draw:end-shape="id134" draw:end-glue-point="4">
          <text:p text:style-name="P4"/>
        </draw:connector>
        <draw:connector draw:style-name="gr185" draw:text-style-name="P18" draw:layer="layout" draw:line-skew="0.287cm" svg:x1="22.416cm" svg:y1="13.278cm" svg:x2="20.566cm" svg:y2="14.353cm" draw:start-shape="id135" draw:start-glue-point="7">
          <text:p text:style-name="P4"/>
        </draw:connector>
        <draw:connector draw:style-name="gr185" draw:text-style-name="P18" draw:layer="layout" draw:type="line" svg:x1="24.172cm" svg:y1="14.365cm" svg:x2="24.167cm" svg:y2="13.278cm">
          <text:p text:style-name="P4"/>
        </draw:connector>
        <draw:frame presentation:style-name="pr55" draw:text-style-name="P141" draw:layer="layout" svg:width="22.6cm" svg:height="17.858cm" svg:x="4.728cm" svg:y="4.32cm" presentation:class="outline" presentation:user-transformed="true">
          <draw:text-box>
            <text:list text:style-name="L4">
              <text:list-item>
                <text:p text:style-name="P137"><text:span text:style-name="T127">csl_register</text:span><text:span text:style-name="T128"> cntr {</text:span></text:p>
              </text:list-item>
            </text:list>
            <text:list text:style-name="L4">
              <text:list-item>
                <text:p text:style-name="P137"><text:span text:style-name="T128"><text:s/></text:span><text:span text:style-name="T128">cntr () {</text:span></text:p>
              </text:list-item>
            </text:list>
            <text:list text:style-name="L4">
              <text:list-item>
                <text:p text:style-name="P137"><text:span text:style-name="T128"><text:s text:c="2"/></text:span><text:span text:style-name="T135">set_width</text:span><text:span text:style-name="T128">(4);</text:span></text:p>
              </text:list-item>
            </text:list>
            <text:list text:style-name="L4">
              <text:list-item>
                <text:p text:style-name="P137"><text:span text:style-name="T128"><text:s text:c="2"/></text:span><text:span text:style-name="T135">set_type</text:span><text:span text:style-name="T128">(counter);</text:span></text:p>
              </text:list-item>
            </text:list>
            <text:list text:style-name="L4">
              <text:list-item>
                <text:p text:style-name="P137"><text:span text:style-name="T128"><text:s text:c="2"/></text:span><text:span text:style-name="T135">add_logic</text:span><text:span text:style-name="T128">(count_direction,up);</text:span></text:p>
              </text:list-item>
            </text:list>
            <text:list text:style-name="L4">
              <text:list-item>
                <text:p text:style-name="P137"><text:span text:style-name="T128"><text:s text:c="2"/></text:span><text:span text:style-name="T135">add_logic</text:span><text:span text:style-name="T128">(count_amount,16);</text:span></text:p>
              </text:list-item>
            </text:list>
            <text:list text:style-name="L4">
              <text:list-item>
                <text:p text:style-name="P137"><text:span text:style-name="T128"><text:s/></text:span><text:span text:style-name="T128">} <text:s/>};</text:span></text:p>
              </text:list-item>
            </text:list>
            <text:list text:style-name="L4">
              <text:list-item>
                <text:p text:style-name="P137"><text:span text:style-name="T127">csl_unit</text:span><text:span text:style-name="T128"> u {</text:span></text:p>
              </text:list-item>
            </text:list>
            <text:list text:style-name="L4">
              <text:list-item>
                <text:p text:style-name="P137"><text:span text:style-name="T128"><text:s/></text:span><text:span text:style-name="T127">csl_signal</text:span><text:span text:style-name="T128"> d_in(4),d_out(4),clk;</text:span></text:p>
              </text:list-item>
            </text:list>
            <text:list text:style-name="L4">
              <text:list-item>
                <text:p text:style-name="P137"><text:span text:style-name="T128"><text:s/></text:span><text:span text:style-name="T127">csl_signal</text:span><text:span text:style-name="T128"> rst,en;</text:span></text:p>
              </text:list-item>
            </text:list>
            <text:list text:style-name="L4">
              <text:list-item>
                <text:p text:style-name="P137"><text:span text:style-name="T128"><text:s/></text:span><text:span text:style-name="T128">cntr cntr(.reg_in(d_in),.reg_out(d_out),.clock(clk),.enable(en),.reset(rst)); </text:span></text:p>
              </text:list-item>
            </text:list>
            <text:list text:style-name="L4">
              <text:list-item>
                <text:p text:style-name="P137"><text:span text:style-name="T128"><text:s/></text:span><text:span text:style-name="T128">}</text:span></text:p>
              </text:list-item>
            </text:list>
            <text:list text:style-name="L4">
              <text:list-item>
                <text:p text:style-name="P137"><text:span text:style-name="T128">};</text:span></text:p>
              </text:list-item>
            </text:list>
            <text:list text:style-name="L4">
              <text:list-item>
                <text:p text:style-name="P137"><text:span text:style-name="T128"/></text:p>
              </text:list-item>
            </text:list>
            <text:list text:style-name="L4">
              <text:list-item>
                <text:p text:style-name="P137"><text:span text:style-name="T133"/></text:p>
              </text:list-item>
            </text:list>
          </draw:text-box>
        </draw:frame>
        <draw:line draw:style-name="gr41" draw:text-style-name="P18" draw:layer="layout" svg:x1="20.067cm" svg:y1="8.678cm" svg:x2="19.567cm" svg:y2="9.179cm">
          <text:p text:style-name="P4"/>
        </draw:line>
        <draw:rect draw:style-name="gr187" draw:text-style-name="P140" draw:layer="layout" svg:width="1cm" svg:height="1cm" svg:x="19.067cm" svg:y="7.577cm">
          <text:p text:style-name="P16"><text:span text:style-name="T83">4</text:span></text:p>
        </draw:rect>
        <draw:line draw:style-name="gr41" draw:text-style-name="P18" draw:layer="layout" svg:x1="25.967cm" svg:y1="8.578cm" svg:x2="25.467cm" svg:y2="9.079cm">
          <text:p text:style-name="P4"/>
        </draw:line>
        <draw:rect draw:style-name="gr187" draw:text-style-name="P140" draw:layer="layout" svg:width="1cm" svg:height="1cm" svg:x="25.167cm" svg:y="7.477cm">
          <text:p text:style-name="P16"><text:span text:style-name="T83">4</text:span></text:p>
        </draw:rect>
        <presentation:notes draw:style-name="dp2">
          <draw:page-thumbnail draw:style-name="gr1" draw:layer="layout" svg:width="13.877cm" svg:height="11.093cm" svg:x="3.577cm" svg:y="2.247cm" draw:page-number="118" presentation:class="page"/>
          <draw:frame presentation:style-name="pr5" draw:text-style-name="P25" draw:layer="layout" svg:width="15.399cm" svg:height="13.362cm" svg:x="2.798cm" svg:y="14.102cm" presentation:class="notes" presentation:placeholder="true">
            <draw:text-box/>
          </draw:frame>
        </presentation:notes>
      </draw:page>
      <draw:page draw:name="page119"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Syntax</text:p>
          </draw:text-box>
        </draw:frame>
        <draw:frame presentation:style-name="pr15" draw:text-style-name="P10" draw:layer="layout" svg:width="22.216cm" svg:height="15.337cm" svg:x="4.885cm" svg:y="3.178cm" presentation:class="outline" presentation:user-transformed="true">
          <draw:text-box>
            <text:list text:style-name="L4">
              <text:list-item>
                <text:p text:style-name="P10"><text:span text:style-name="T4"/></text:p>
              </text:list-item>
            </text:list>
            <text:list text:style-name="L4">
              <text:list-item>
                <text:p text:style-name="P10"><text:span text:style-name="T4"/></text:p>
              </text:list-item>
            </text:list>
            <text:list text:style-name="L4">
              <text:list-item>
                <text:p text:style-name="P10"><text:span text:style-name="T4"/></text:p>
              </text:list-item>
            </text:list>
            <text:list text:style-name="L4">
              <text:list-item>
                <text:p text:style-name="P10"><text:span text:style-name="T4"/></text:p>
              </text:list-item>
            </text:list>
            <text:list text:style-name="L4">
              <text:list-item>
                <text:p text:style-name="P10"><text:span text:style-name="T5"/></text:p>
              </text:list-item>
            </text:list>
            <text:list text:style-name="L4">
              <text:list-item>
                <text:p text:style-name="P10"><text:span text:style-name="T6">Part III</text:span></text:p>
              </text:list-item>
            </text:list>
            <text:list text:style-name="L4">
              <text:list-item>
                <text:p text:style-name="P10"><text:span text:style-name="T6">Syntax</text:span></text:p>
              </text:list-item>
            </text:list>
          </draw:text-box>
        </draw:frame>
        <presentation:notes draw:style-name="dp2">
          <draw:page-thumbnail draw:style-name="gr1" draw:layer="layout" svg:width="13.877cm" svg:height="11.093cm" svg:x="3.577cm" svg:y="2.247cm" draw:page-number="119" presentation:class="page"/>
          <draw:frame presentation:style-name="pr5" draw:text-style-name="P25" draw:layer="layout" svg:width="15.399cm" svg:height="13.362cm" svg:x="2.798cm" svg:y="14.102cm" presentation:class="notes" presentation:placeholder="true">
            <draw:text-box/>
          </draw:frame>
        </presentation:notes>
      </draw:page>
      <draw:page draw:name="page120" draw:style-name="dp1" draw:master-page-name="fpl_5f_presentation_5f_template" presentation:use-footer-name="ftr1" presentation:use-date-time-name="dtd1">
        <office:forms form:automatic-focus="false" form:apply-design-mode="false"/>
        <draw:frame presentation:style-name="pr56" draw:text-style-name="P143" draw:layer="layout" svg:width="24.369cm" svg:height="13.465cm" svg:x="2.794cm" svg:y="4.348cm" presentation:class="outline" presentation:user-transformed="true">
          <draw:text-box>
            <text:list text:style-name="L4">
              <text:list-item>
                <text:p text:style-name="P142"><text:span text:style-name="T4"/></text:p>
              </text:list-item>
            </text:list>
            <text:list text:style-name="L4">
              <text:list-item>
                <text:p text:style-name="P142"><text:span text:style-name="T4"/></text:p>
              </text:list-item>
            </text:list>
            <text:list text:style-name="L4">
              <text:list-item>
                <text:p text:style-name="P10"><text:span text:style-name="T136"/></text:p>
              </text:list-item>
            </text:list>
            <text:list text:style-name="L4">
              <text:list-item>
                <text:p text:style-name="P10"><text:span text:style-name="T136">Part IV</text:span></text:p>
              </text:list-item>
            </text:list>
            <text:list text:style-name="L4">
              <text:list-item>
                <text:p text:style-name="P10"><text:span text:style-name="T136">Design Examples</text:span></text:p>
              </text:list-item>
            </text:list>
          </draw:text-box>
        </draw:frame>
        <draw:frame presentation:style-name="pr52" draw:text-style-name="P4" draw:layer="layout" svg:width="23.912cm" svg:height="3.008cm" svg:x="2cm" svg:y="0.7cm" presentation:class="title" presentation:user-transformed="true">
          <draw:text-box>
            <text:p text:style-name="P4">Design example</text:p>
          </draw:text-box>
        </draw:frame>
        <presentation:notes draw:style-name="dp2">
          <draw:page-thumbnail draw:style-name="gr1" draw:layer="layout" svg:width="13.877cm" svg:height="11.093cm" svg:x="3.577cm" svg:y="2.247cm" draw:page-number="120" presentation:class="page"/>
          <draw:frame presentation:style-name="pr5" draw:text-style-name="P4" draw:layer="layout" svg:width="15.399cm" svg:height="13.362cm" svg:x="2.798cm" svg:y="14.102cm" presentation:class="notes" presentation:placeholder="true">
            <draw:text-box/>
          </draw:frame>
        </presentation:notes>
      </draw:page>
      <draw:page draw:name="page121"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6.997cm" svg:y="0.404cm" presentation:class="title" presentation:user-transformed="true">
          <draw:text-box>
            <text:p text:style-name="P4">Design example</text:p>
          </draw:text-box>
        </draw:frame>
        <draw:frame presentation:style-name="pr15" draw:text-style-name="P42" draw:layer="layout" svg:width="22.216cm" svg:height="15.337cm" svg:x="5.053cm" svg:y="4.216cm" presentation:class="outline" presentation:user-transformed="true">
          <draw:text-box>
            <text:list text:style-name="L4">
              <text:list-item>
                <text:p text:style-name="P42">The design flow will consist of the following steps:</text:p>
              </text:list-item>
            </text:list>
            <text:list text:style-name="L11">
              <text:list-item>
                <text:p text:style-name="P144">drawing the chip block diagram</text:p>
              </text:list-item>
            </text:list>
            <text:list text:style-name="L11" text:continue-numbering="true">
              <text:list-item>
                <text:p text:style-name="P144">defining memory map</text:p>
              </text:list-item>
            </text:list>
            <text:list text:style-name="L11" text:continue-numbering="true">
              <text:list-item>
                <text:p text:style-name="P144">creating hierarchy</text:p>
              </text:list-item>
            </text:list>
            <text:list text:style-name="L11" text:continue-numbering="true">
              <text:list-item>
                <text:p text:style-name="P144">creating interfaces for modules</text:p>
              </text:list-item>
            </text:list>
            <text:list text:style-name="L11" text:continue-numbering="true">
              <text:list-item>
                <text:p text:style-name="P144">connect special signals (clock, set/reset)</text:p>
              </text:list-item>
            </text:list>
            <text:list text:style-name="L11" text:continue-numbering="true">
              <text:list-item>
                <text:p text:style-name="P144">make connections between modules</text:p>
              </text:list-item>
            </text:list>
          </draw:text-box>
        </draw:frame>
        <presentation:notes draw:style-name="dp2">
          <draw:page-thumbnail draw:style-name="gr1" draw:layer="layout" svg:width="13.877cm" svg:height="11.093cm" svg:x="3.577cm" svg:y="2.247cm" draw:page-number="121" presentation:class="page"/>
          <draw:frame presentation:style-name="pr5" draw:text-style-name="P4" draw:layer="layout" svg:width="15.399cm" svg:height="13.362cm" svg:x="2.798cm" svg:y="14.102cm" presentation:class="notes" presentation:placeholder="true">
            <draw:text-box/>
          </draw:frame>
        </presentation:notes>
      </draw:page>
      <draw:page draw:name="page122"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4" draw:layer="layout" svg:width="18.666cm" svg:height="3.649cm" svg:x="6.963cm" svg:y="0.27cm" presentation:class="title" presentation:user-transformed="true">
          <draw:text-box>
            <text:p text:style-name="P4">Design example</text:p>
          </draw:text-box>
        </draw:frame>
        <draw:frame presentation:style-name="pr57" draw:text-style-name="P145" draw:layer="layout" svg:width="22.216cm" svg:height="16.061cm" svg:x="4.618cm" svg:y="3.378cm" presentation:class="outline" presentation:user-transformed="true">
          <draw:text-box>
            <text:list text:style-name="L12">
              <text:list-item>
                <text:p text:style-name="P145"><text:span text:style-name="T3">define instruction set architecture</text:span></text:p>
              </text:list-item>
            </text:list>
            <text:list text:style-name="L12" text:continue-numbering="true">
              <text:list-item>
                <text:p text:style-name="P145"><text:span text:style-name="T3">generate library components to be instantiated in the modules</text:span></text:p>
              </text:list-item>
            </text:list>
            <text:list text:style-name="L12" text:continue-numbering="true">
              <text:list-item>
                <text:p text:style-name="P145"><text:span text:style-name="T3">write logic for each unit and include in a leaf level unit generated from the interconnect</text:span></text:p>
              </text:list-item>
            </text:list>
            <text:list text:style-name="L12" text:continue-numbering="true">
              <text:list-item>
                <text:p text:style-name="P145"><text:span text:style-name="T3">generate testbench and verification components for chip verification</text:span></text:p>
              </text:list-item>
            </text:list>
            <text:list text:style-name="L12" text:continue-numbering="true">
              <text:list-item>
                <text:p text:style-name="P145"><text:span text:style-name="T3">write C++ model for the chip</text:span></text:p>
              </text:list-item>
            </text:list>
            <text:list text:style-name="L12" text:continue-numbering="true">
              <text:list-item>
                <text:p text:style-name="P145"><text:span text:style-name="T3">simulate the design and compare RTL model outputs with <text:s/>C++ model <text:s/>outputs</text:span></text:p>
              </text:list-item>
            </text:list>
          </draw:text-box>
        </draw:frame>
        <presentation:notes draw:style-name="dp2">
          <draw:page-thumbnail draw:style-name="gr1" draw:layer="layout" svg:width="13.877cm" svg:height="11.093cm" svg:x="3.577cm" svg:y="2.247cm" draw:page-number="122" presentation:class="page"/>
          <draw:frame presentation:style-name="pr5" draw:text-style-name="P4" draw:layer="layout" svg:width="15.399cm" svg:height="13.362cm" svg:x="2.798cm" svg:y="14.102cm" presentation:class="notes" presentation:placeholder="true">
            <draw:text-box/>
          </draw:frame>
        </presentation:notes>
      </draw:page>
      <draw:page draw:name="page123" draw:style-name="dp1" draw:master-page-name="fpl_5f_presentation_5f_template" presentation:presentation-page-layout-name="AL2T0" presentation:use-footer-name="ftr1" presentation:use-date-time-name="dtd1">
        <office:forms form:automatic-focus="false" form:apply-design-mode="false"/>
        <draw:frame presentation:style-name="pr52" draw:text-style-name="P4" draw:layer="layout" svg:width="23.912cm" svg:height="3.008cm" svg:x="2cm" svg:y="0.7cm" presentation:class="title" presentation:user-transformed="true">
          <draw:text-box>
            <text:p text:style-name="P4">Design example. Block diagram</text:p>
          </draw:text-box>
        </draw:frame>
        <draw:custom-shape draw:style-name="gr138" draw:text-style-name="P79" draw:layer="layout" svg:width="15.698cm" svg:height="4.198cm" svg:x="5.228cm" svg:y="14.137cm">
          <text:p text:style-name="P4"/>
          <draw:enhanced-geometry svg:viewBox="0 0 21600 21600" draw:type="rectangle" draw:enhanced-path="M 0 0 L 21600 0 21600 21600 0 21600 0 0 Z N"/>
        </draw:custom-shape>
        <draw:custom-shape draw:style-name="gr148" draw:text-style-name="P146" draw:layer="layout" svg:width="1.742cm" svg:height="2.596cm" svg:x="6.725cm" svg:y="14.925cm">
          <text:p text:style-name="P4"/>
          <draw:enhanced-geometry svg:viewBox="0 0 21600 21600" draw:type="rectangle" draw:enhanced-path="M 0 0 L 21600 0 21600 21600 0 21600 0 0 Z N"/>
        </draw:custom-shape>
        <draw:custom-shape draw:style-name="gr148" draw:text-style-name="P146" draw:layer="layout" svg:width="1.742cm" svg:height="2.596cm" svg:x="9.341cm" svg:y="14.925cm">
          <text:p text:style-name="P4"/>
          <draw:enhanced-geometry svg:viewBox="0 0 21600 21600" draw:type="rectangle" draw:enhanced-path="M 0 0 L 21600 0 21600 21600 0 21600 0 0 Z N"/>
        </draw:custom-shape>
        <draw:custom-shape draw:style-name="gr148" draw:text-style-name="P146" draw:layer="layout" svg:width="1.743cm" svg:height="2.596cm" svg:x="11.957cm" svg:y="14.925cm">
          <text:p text:style-name="P4"/>
          <draw:enhanced-geometry svg:viewBox="0 0 21600 21600" draw:type="rectangle" draw:enhanced-path="M 0 0 L 21600 0 21600 21600 0 21600 0 0 Z N"/>
        </draw:custom-shape>
        <draw:custom-shape draw:style-name="gr148" draw:text-style-name="P146" draw:layer="layout" svg:width="1.743cm" svg:height="2.596cm" svg:x="14.735cm" svg:y="14.925cm">
          <text:p text:style-name="P4"/>
          <draw:enhanced-geometry svg:viewBox="0 0 21600 21600" draw:type="rectangle" draw:enhanced-path="M 0 0 L 21600 0 21600 21600 0 21600 0 0 Z N"/>
        </draw:custom-shape>
        <draw:custom-shape draw:style-name="gr148" draw:text-style-name="P146" draw:layer="layout" svg:width="1.743cm" svg:height="2.596cm" svg:x="17.678cm" svg:y="14.925cm">
          <text:p text:style-name="P4"/>
          <draw:enhanced-geometry svg:viewBox="0 0 21600 21600" draw:type="rectangle" draw:enhanced-path="M 0 0 L 21600 0 21600 21600 0 21600 0 0 Z N"/>
        </draw:custom-shape>
        <draw:frame draw:style-name="gr188" draw:text-style-name="P147" draw:layer="layout" svg:width="2.043cm" svg:height="1.102cm" svg:x="5.121cm" svg:y="14.155cm">
          <draw:text-box>
            <text:p text:style-name="P4"><text:span text:style-name="T137">chip</text:span></text:p>
          </draw:text-box>
        </draw:frame>
        <draw:frame draw:style-name="gr189" draw:text-style-name="P147" draw:layer="layout" svg:width="1.653cm" svg:height="1.102cm" svg:x="7.058cm" svg:y="15.824cm">
          <draw:text-box>
            <text:p text:style-name="P4"><text:span text:style-name="T137">pc</text:span></text:p>
          </draw:text-box>
        </draw:frame>
        <draw:frame draw:style-name="gr188" draw:text-style-name="P147" draw:layer="layout" svg:width="1.653cm" svg:height="1.102cm" svg:x="9.663cm" svg:y="15.818cm">
          <draw:text-box>
            <text:p text:style-name="P4"><text:span text:style-name="T137">im</text:span></text:p>
          </draw:text-box>
        </draw:frame>
        <draw:frame draw:style-name="gr188" draw:text-style-name="P147" draw:layer="layout" svg:width="2.173cm" svg:height="1.102cm" svg:x="12.373cm" svg:y="15.828cm">
          <draw:text-box>
            <text:p text:style-name="P4"><text:span text:style-name="T137">id</text:span></text:p>
          </draw:text-box>
        </draw:frame>
        <draw:frame draw:style-name="gr188" draw:text-style-name="P147" draw:layer="layout" svg:width="2.173cm" svg:height="1.102cm" svg:x="15.193cm" svg:y="15.823cm">
          <draw:text-box>
            <text:p text:style-name="P4"><text:span text:style-name="T137">rf</text:span></text:p>
          </draw:text-box>
        </draw:frame>
        <draw:frame draw:style-name="gr188" draw:text-style-name="P147" draw:layer="layout" svg:width="2.175cm" svg:height="1.102cm" svg:x="17.919cm" svg:y="15.79cm">
          <draw:text-box>
            <text:p text:style-name="P4"><text:span text:style-name="T137">alu</text:span></text:p>
          </draw:text-box>
        </draw:frame>
        <draw:frame draw:style-name="gr190" draw:text-style-name="P149" draw:layer="layout" svg:width="19.17cm" svg:height="6.3cm" svg:x="7.365cm" svg:y="5.901cm">
          <draw:text-box>
            <text:p text:style-name="P148"><text:span text:style-name="T138"/></text:p>
            <text:p text:style-name="P4"><text:span text:style-name="T113"/></text:p>
            <text:p text:style-name="P4"><text:span text:style-name="T113"/></text:p>
          </draw:text-box>
        </draw:frame>
        <draw:frame draw:style-name="gr12" draw:layer="layout" svg:width="9.032cm" svg:height="2.258cm" svg:x="8.541cm" svg:y="14.049cm">
          <draw:object xlink:href="./Object 1" xlink:type="simple" xlink:show="embed" xlink:actuate="onLoad"/>
          <draw:image xlink:href="./ObjectReplacements/Object 1" xlink:type="simple" xlink:show="embed" xlink:actuate="onLoad"/>
        </draw:frame>
        <draw:frame draw:style-name="gr12" draw:layer="layout" svg:width="13.195cm" svg:height="7.748cm" svg:x="8.014cm" svg:y="5.522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877cm" svg:height="11.093cm" svg:x="3.577cm" svg:y="2.247cm" draw:page-number="123" presentation:class="page"/>
          <draw:frame presentation:style-name="pr5" draw:text-style-name="P4" draw:layer="layout" svg:width="15.399cm" svg:height="13.362cm" svg:x="2.798cm" svg:y="14.102cm" presentation:class="notes" presentation:placeholder="true">
            <draw:text-box/>
          </draw:frame>
        </presentation:notes>
      </draw:page>
      <draw:page draw:name="page124" draw:style-name="dp1" draw:master-page-name="fpl_5f_presentation_5f_template" presentation:presentation-page-layout-name="AL3T1" presentation:use-footer-name="ftr1" presentation:use-date-time-name="dtd1">
        <office:forms form:automatic-focus="false" form:apply-design-mode="false"/>
        <draw:frame presentation:style-name="pr3" draw:text-style-name="P150" draw:layer="layout" svg:width="20.664cm" svg:height="3.649cm" svg:x="5.794cm" svg:y="0cm" presentation:class="title" presentation:user-transformed="true">
          <draw:text-box>
            <text:p text:style-name="P4"><text:span text:style-name="T139">Design example: Defining memory map</text:span></text:p>
          </draw:text-box>
        </draw:frame>
        <draw:frame presentation:style-name="pr15" draw:text-style-name="P152" draw:layer="layout" svg:width="22.216cm" svg:height="17.715cm" svg:x="4.919cm" svg:y="3.285cm" presentation:class="outline" presentation:user-transformed="true">
          <draw:text-box>
            <text:list text:style-name="L4">
              <text:list-item>
                <text:p text:style-name="P151"><text:span text:style-name="T140">//a memory_map_page with an address range from 0 to 47 with an increment 1</text:span></text:p>
              </text:list-item>
            </text:list>
            <text:list text:style-name="L4">
              <text:list-item>
                <text:p text:style-name="P151"><text:span text:style-name="T141">csl_memory_map_page chip_mpg {</text:span></text:p>
              </text:list-item>
            </text:list>
            <text:list text:style-name="L4">
              <text:list-item>
                <text:p text:style-name="P151"><text:span text:style-name="T141"><text:s/></text:span><text:span text:style-name="T141">chip_mpg () {</text:span></text:p>
              </text:list-item>
            </text:list>
            <text:list text:style-name="L4">
              <text:list-item>
                <text:p text:style-name="P151"><text:span text:style-name="T141"><text:s text:c="2"/></text:span><text:span text:style-name="T141">add_address_range(0,47);</text:span></text:p>
              </text:list-item>
            </text:list>
            <text:list text:style-name="L4">
              <text:list-item>
                <text:p text:style-name="P151"><text:span text:style-name="T141"><text:s text:c="2"/></text:span><text:span text:style-name="T141">set_address_increment(1);</text:span></text:p>
              </text:list-item>
            </text:list>
            <text:list text:style-name="L4">
              <text:list-item>
                <text:p text:style-name="P151"><text:span text:style-name="T141"><text:s/></text:span><text:span text:style-name="T141">} <text:s/>};</text:span></text:p>
              </text:list-item>
            </text:list>
            <text:list text:style-name="L4">
              <text:list-item>
                <text:p text:style-name="P151"><text:span text:style-name="T140">// set the memory word width to 32-bits</text:span></text:p>
              </text:list-item>
            </text:list>
            <text:list text:style-name="L4">
              <text:list-item>
                <text:p text:style-name="P151"><text:span text:style-name="T141">csl_memory_map chip_mmap {</text:span></text:p>
              </text:list-item>
            </text:list>
            <text:list text:style-name="L4">
              <text:list-item>
                <text:p text:style-name="P151"><text:span text:style-name="T141"><text:s text:c="2"/></text:span><text:span text:style-name="T141">chip_mmap () {</text:span></text:p>
              </text:list-item>
            </text:list>
            <text:list text:style-name="L4">
              <text:list-item>
                <text:p text:style-name="P151"><text:span text:style-name="T141"><text:s text:c="4"/></text:span><text:span text:style-name="T141">set_type(hierarchical);</text:span></text:p>
              </text:list-item>
            </text:list>
            <text:list text:style-name="L4">
              <text:list-item>
                <text:p text:style-name="P151"><text:span text:style-name="T141"><text:s text:c="4"/></text:span><text:span text:style-name="T141">set_data_word_width(32); </text:span></text:p>
              </text:list-item>
            </text:list>
            <text:list text:style-name="L4">
              <text:list-item>
                <text:p text:style-name="P151"><text:span text:style-name="T141"><text:s/></text:span><text:span text:style-name="T141">} <text:s/>};</text:span></text:p>
              </text:list-item>
            </text:list>
            <text:list text:style-name="L4">
              <text:list-item>
                <text:p text:style-name="P151"><text:span text:style-name="T141"/></text:p>
              </text:list-item>
            </text:list>
          </draw:text-box>
        </draw:frame>
        <presentation:notes draw:style-name="dp2">
          <draw:page-thumbnail draw:style-name="gr1" draw:layer="layout" svg:width="13.877cm" svg:height="11.093cm" svg:x="3.577cm" svg:y="2.247cm" draw:page-number="124" presentation:class="page"/>
          <draw:frame presentation:style-name="pr5" draw:text-style-name="P4" draw:layer="layout" svg:width="15.399cm" svg:height="13.362cm" svg:x="2.798cm" svg:y="14.102cm" presentation:class="notes" presentation:placeholder="true">
            <draw:text-box/>
          </draw:frame>
        </presentation:notes>
      </draw:page>
      <draw:page draw:name="page125"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769cm" svg:x="7.231cm" svg:y="0.914cm" presentation:class="title">
          <draw:text-box>
            <text:p text:style-name="P4">Design example. Defining hierarchy</text:p>
          </draw:text-box>
        </draw:frame>
        <draw:custom-shape draw:style-name="gr138" draw:text-style-name="P18" draw:layer="layout" svg:width="18.989cm" svg:height="5.669cm" svg:x="4.443cm" svg:y="8.757cm">
          <text:p text:style-name="P4"/>
          <draw:enhanced-geometry svg:viewBox="0 0 21600 21600" draw:type="rectangle" draw:enhanced-path="M 0 0 L 21600 0 21600 21600 0 21600 0 0 Z N"/>
        </draw:custom-shape>
        <draw:custom-shape draw:style-name="gr148" draw:text-style-name="P18" draw:layer="layout" svg:width="3.131cm" svg:height="2.638cm" svg:x="4.795cm" svg:y="9.901cm">
          <text:p text:style-name="P4"/>
          <draw:enhanced-geometry svg:viewBox="0 0 21600 21600" draw:type="rectangle" draw:enhanced-path="M 0 0 L 21600 0 21600 21600 0 21600 0 0 Z N"/>
        </draw:custom-shape>
        <draw:custom-shape draw:style-name="gr148" draw:text-style-name="P18" draw:layer="layout" svg:width="3.13cm" svg:height="2.638cm" svg:x="8.565cm" svg:y="9.901cm">
          <text:p text:style-name="P4"/>
          <draw:enhanced-geometry svg:viewBox="0 0 21600 21600" draw:type="rectangle" draw:enhanced-path="M 0 0 L 21600 0 21600 21600 0 21600 0 0 Z N"/>
        </draw:custom-shape>
        <draw:custom-shape draw:style-name="gr148" draw:text-style-name="P18" draw:layer="layout" svg:width="3.131cm" svg:height="2.638cm" svg:x="12.406cm" svg:y="9.892cm">
          <text:p text:style-name="P4"/>
          <draw:enhanced-geometry svg:viewBox="0 0 21600 21600" draw:type="rectangle" draw:enhanced-path="M 0 0 L 21600 0 21600 21600 0 21600 0 0 Z N"/>
        </draw:custom-shape>
        <draw:custom-shape draw:style-name="gr148" draw:text-style-name="P18" draw:layer="layout" svg:width="3.131cm" svg:height="2.638cm" svg:x="16.013cm" svg:y="9.901cm">
          <text:p text:style-name="P4"/>
          <draw:enhanced-geometry svg:viewBox="0 0 21600 21600" draw:type="rectangle" draw:enhanced-path="M 0 0 L 21600 0 21600 21600 0 21600 0 0 Z N"/>
        </draw:custom-shape>
        <draw:custom-shape draw:style-name="gr148" draw:text-style-name="P18" draw:layer="layout" svg:width="3.132cm" svg:height="2.638cm" svg:x="19.737cm" svg:y="9.911cm">
          <text:p text:style-name="P4"/>
          <draw:enhanced-geometry svg:viewBox="0 0 21600 21600" draw:type="rectangle" draw:enhanced-path="M 0 0 L 21600 0 21600 21600 0 21600 0 0 Z N"/>
        </draw:custom-shape>
        <draw:frame draw:style-name="gr191" draw:text-style-name="P122" draw:layer="layout" svg:width="1.056cm" svg:height="0.882cm" svg:x="4.82cm" svg:y="9.739cm">
          <draw:text-box>
            <text:p text:style-name="P4"><text:span text:style-name="T119">pc</text:span></text:p>
          </draw:text-box>
        </draw:frame>
        <draw:frame draw:style-name="gr191" draw:text-style-name="P122" draw:layer="layout" svg:width="1.056cm" svg:height="0.882cm" svg:x="8.701cm" svg:y="9.783cm">
          <draw:text-box>
            <text:p text:style-name="P4"><text:span text:style-name="T119">im</text:span></text:p>
          </draw:text-box>
        </draw:frame>
        <draw:frame draw:style-name="gr192" draw:text-style-name="P122" draw:layer="layout" svg:width="1.39cm" svg:height="0.882cm" svg:x="16.073cm" svg:y="9.767cm">
          <draw:text-box>
            <text:p text:style-name="P4"><text:span text:style-name="T119">rf</text:span></text:p>
          </draw:text-box>
        </draw:frame>
        <draw:frame draw:style-name="gr192" draw:text-style-name="P122" draw:layer="layout" svg:width="1.389cm" svg:height="0.882cm" svg:x="19.786cm" svg:y="9.763cm">
          <draw:text-box>
            <text:p text:style-name="P4"><text:span text:style-name="T119">alu</text:span></text:p>
          </draw:text-box>
        </draw:frame>
        <draw:frame draw:style-name="gr191" draw:text-style-name="P122" draw:layer="layout" svg:width="1.496cm" svg:height="0.882cm" svg:x="4.324cm" svg:y="8.685cm">
          <draw:text-box>
            <text:p text:style-name="P4"><text:span text:style-name="T119">chip</text:span></text:p>
          </draw:text-box>
        </draw:frame>
        <draw:frame draw:style-name="gr191" draw:text-style-name="P122" draw:layer="layout" svg:width="1.389cm" svg:height="0.882cm" svg:x="12.495cm" svg:y="9.79cm">
          <draw:text-box>
            <text:p text:style-name="P4"><text:span text:style-name="T119">id</text:span></text:p>
          </draw:text-box>
        </draw:frame>
        <presentation:notes draw:style-name="dp2">
          <draw:page-thumbnail draw:style-name="gr1" draw:layer="layout" svg:width="13.877cm" svg:height="11.093cm" svg:x="3.577cm" svg:y="2.247cm" draw:page-number="125" presentation:class="page"/>
          <draw:frame presentation:style-name="pr5" draw:text-style-name="P4" draw:layer="layout" svg:width="15.399cm" svg:height="13.362cm" svg:x="2.798cm" svg:y="14.102cm" presentation:class="notes" presentation:placeholder="true">
            <draw:text-box/>
          </draw:frame>
        </presentation:notes>
      </draw:page>
      <draw:page draw:name="page126" draw:style-name="dp1" draw:master-page-name="fpl_5f_presentation_5f_template" presentation:presentation-page-layout-name="AL4T3" presentation:use-footer-name="ftr1" presentation:use-date-time-name="dtd1">
        <office:forms form:automatic-focus="false" form:apply-design-mode="false"/>
        <draw:frame presentation:style-name="pr3" draw:text-style-name="P4" draw:layer="layout" svg:width="18.666cm" svg:height="3.649cm" svg:x="6.93cm" svg:y="0cm" presentation:class="title" presentation:user-transformed="true">
          <draw:text-box>
            <text:p text:style-name="P4">Defining hierarchy</text:p>
          </draw:text-box>
        </draw:frame>
        <draw:frame presentation:style-name="pr15" draw:text-style-name="P153" draw:layer="layout" svg:width="11.138cm" svg:height="15.839cm" svg:x="5.358cm" svg:y="3.278cm" presentation:class="outline" presentation:user-transformed="true">
          <draw:text-box>
            <text:list text:style-name="L4">
              <text:list-item>
                <text:p text:style-name="P78"><text:span text:style-name="T142">// CSL code</text:span></text:p>
              </text:list-item>
            </text:list>
            <text:list text:style-name="L4">
              <text:list-item>
                <text:p text:style-name="P78"><text:span text:style-name="T142"/></text:p>
              </text:list-item>
            </text:list>
            <text:list text:style-name="L4">
              <text:list-item>
                <text:p text:style-name="P78"><text:span text:style-name="T143">csl_unit</text:span><text:span text:style-name="T142"> pc <text:s/>{ <text:s/>pc () {} <text:s/>};</text:span></text:p>
              </text:list-item>
            </text:list>
            <text:list text:style-name="L4">
              <text:list-item>
                <text:p text:style-name="P78"><text:span text:style-name="T143">csl_unit</text:span><text:span text:style-name="T142"> im <text:s/>{ <text:s/>im () {} <text:s/>};</text:span></text:p>
              </text:list-item>
            </text:list>
            <text:list text:style-name="L4">
              <text:list-item>
                <text:p text:style-name="P78"><text:span text:style-name="T143">csl_unit</text:span><text:span text:style-name="T142"> id <text:s/>{ <text:s/>id () {} <text:s/>};</text:span></text:p>
              </text:list-item>
            </text:list>
            <text:list text:style-name="L4">
              <text:list-item>
                <text:p text:style-name="P78"><text:span text:style-name="T143">csl_unit</text:span><text:span text:style-name="T142"> rf <text:s/>{ <text:s/>rf () {} <text:s/>};</text:span></text:p>
              </text:list-item>
            </text:list>
            <text:list text:style-name="L4">
              <text:list-item>
                <text:p text:style-name="P78"><text:span text:style-name="T143">csl_unit</text:span><text:span text:style-name="T142"> alu { <text:s/>alu () {} <text:s/>};</text:span></text:p>
              </text:list-item>
            </text:list>
            <text:list text:style-name="L4">
              <text:list-item>
                <text:p text:style-name="P78"><text:span text:style-name="T143">csl_unit</text:span><text:span text:style-name="T142"> chip <text:s/>{</text:span></text:p>
              </text:list-item>
            </text:list>
            <text:list text:style-name="L4">
              <text:list-item>
                <text:p text:style-name="P78"><text:span text:style-name="T142"><text:s text:c="3"/></text:span><text:span text:style-name="T142">pc pc0;</text:span></text:p>
              </text:list-item>
            </text:list>
            <text:list text:style-name="L4">
              <text:list-item>
                <text:p text:style-name="P78"><text:span text:style-name="T142"><text:s text:c="3"/></text:span><text:span text:style-name="T142">im im0;</text:span></text:p>
              </text:list-item>
            </text:list>
            <text:list text:style-name="L4">
              <text:list-item>
                <text:p text:style-name="P78"><text:span text:style-name="T142"><text:s text:c="3"/></text:span><text:span text:style-name="T142">id id0;</text:span></text:p>
              </text:list-item>
            </text:list>
            <text:list text:style-name="L4">
              <text:list-item>
                <text:p text:style-name="P78"><text:span text:style-name="T142"><text:s text:c="3"/></text:span><text:span text:style-name="T142">rf rf0;</text:span></text:p>
              </text:list-item>
            </text:list>
            <text:list text:style-name="L4">
              <text:list-item>
                <text:p text:style-name="P78"><text:span text:style-name="T142"><text:s text:c="3"/></text:span><text:span text:style-name="T142">alu alu0;</text:span></text:p>
              </text:list-item>
            </text:list>
            <text:list text:style-name="L4">
              <text:list-item>
                <text:p text:style-name="P78"><text:span text:style-name="T142"><text:s text:c="4"/></text:span><text:span text:style-name="T142">chip () {}</text:span></text:p>
              </text:list-item>
            </text:list>
            <text:list text:style-name="L4">
              <text:list-item>
                <text:p text:style-name="P78"><text:span text:style-name="T142">};</text:span></text:p>
              </text:list-item>
            </text:list>
            <text:list text:style-name="L4">
              <text:list-item>
                <text:p text:style-name="P78"><text:span text:style-name="T142"/></text:p>
              </text:list-item>
            </text:list>
          </draw:text-box>
        </draw:frame>
        <draw:frame presentation:style-name="pr15" draw:text-style-name="P154" draw:layer="layout" svg:width="10.84cm" svg:height="15.337cm" svg:x="16.838cm" svg:y="4.618cm" presentation:class="outline">
          <draw:text-box>
            <text:list text:style-name="L4">
              <text:list-item>
                <text:p text:style-name="P37"><text:span text:style-name="T144"/></text:p>
              </text:list-item>
            </text:list>
            <text:list text:style-name="L4">
              <text:list-item>
                <text:p text:style-name="P37"><text:span text:style-name="T144"/></text:p>
              </text:list-item>
            </text:list>
          </draw:text-box>
        </draw:frame>
        <presentation:notes draw:style-name="dp2">
          <draw:page-thumbnail draw:style-name="gr1" draw:layer="layout" svg:width="13.877cm" svg:height="11.093cm" svg:x="3.577cm" svg:y="2.247cm" draw:page-number="126" presentation:class="page"/>
          <draw:frame presentation:style-name="pr5" draw:text-style-name="P4" draw:layer="layout" svg:width="15.399cm" svg:height="13.362cm" svg:x="2.798cm" svg:y="14.102cm" presentation:class="notes" presentation:placeholder="true">
            <draw:text-box/>
          </draw:frame>
        </presentation:notes>
      </draw:page>
      <draw:page draw:name="page127" draw:style-name="dp1" draw:master-page-name="fpl_5f_presentation_5f_template" presentation:presentation-page-layout-name="AL4T3" presentation:use-footer-name="ftr1" presentation:use-date-time-name="dtd1">
        <office:forms form:automatic-focus="false" form:apply-design-mode="false"/>
        <draw:frame presentation:style-name="pr58" draw:layer="layout" svg:width="10.84cm" svg:height="15.086cm" svg:x="15.23cm" svg:y="5.355cm" presentation:class="outline" presentation:user-transformed="true">
          <draw:text-box>
            <text:list text:style-name="L4">
              <text:list-item>
                <text:p text:style-name="P155"><text:span text:style-name="T145">module chip();</text:span></text:p>
              </text:list-item>
            </text:list>
            <text:list text:style-name="L4">
              <text:list-item>
                <text:p text:style-name="P155"><text:span text:style-name="T145"><text:s text:c="2"/></text:span><text:span text:style-name="T145">pc pc0( );</text:span></text:p>
              </text:list-item>
            </text:list>
            <text:list text:style-name="L4">
              <text:list-item>
                <text:p text:style-name="P155"><text:span text:style-name="T145"><text:s text:c="2"/></text:span><text:span text:style-name="T145">im im0( );</text:span></text:p>
              </text:list-item>
            </text:list>
            <text:list text:style-name="L4">
              <text:list-item>
                <text:p text:style-name="P155"><text:span text:style-name="T145"><text:s text:c="2"/></text:span><text:span text:style-name="T145">id id0( );</text:span></text:p>
              </text:list-item>
            </text:list>
            <text:list text:style-name="L4">
              <text:list-item>
                <text:p text:style-name="P155"><text:span text:style-name="T145"><text:s text:c="2"/></text:span><text:span text:style-name="T145">rf rf0( );</text:span></text:p>
              </text:list-item>
            </text:list>
            <text:list text:style-name="L4">
              <text:list-item>
                <text:p text:style-name="P155"><text:span text:style-name="T145"><text:s text:c="2"/></text:span><text:span text:style-name="T145">alu alu0( );</text:span></text:p>
              </text:list-item>
            </text:list>
            <text:list text:style-name="L4">
              <text:list-item>
                <text:p text:style-name="P155"><text:span text:style-name="T145">endmodule</text:span></text:p>
              </text:list-item>
            </text:list>
          </draw:text-box>
        </draw:frame>
        <draw:frame presentation:style-name="pr3" draw:text-style-name="P4" draw:layer="layout" svg:width="18.666cm" svg:height="3.649cm" svg:x="6.93cm" svg:y="0.001cm" presentation:class="title" presentation:user-transformed="true">
          <draw:text-box>
            <text:p text:style-name="P4">Defining hierarchy</text:p>
          </draw:text-box>
        </draw:frame>
        <draw:frame presentation:style-name="pr59" draw:text-style-name="P156" draw:layer="layout" svg:width="11.891cm" svg:height="18.833cm" svg:x="5.142cm" svg:y="3.404cm" presentation:class="outline" presentation:user-transformed="true">
          <draw:text-box>
            <text:list text:style-name="L4">
              <text:list-item>
                <text:p text:style-name="P78"><text:span text:style-name="T142">// Verilog code</text:span></text:p>
              </text:list-item>
            </text:list>
            <text:list text:style-name="L4">
              <text:list-item>
                <text:p text:style-name="P78"><text:span text:style-name="T142"/></text:p>
              </text:list-item>
            </text:list>
            <text:list text:style-name="L4">
              <text:list-item>
                <text:p text:style-name="P78"><text:span text:style-name="T142">module pc();</text:span></text:p>
              </text:list-item>
            </text:list>
            <text:list text:style-name="L4">
              <text:list-item>
                <text:p text:style-name="P78"><text:span text:style-name="T142">endmodule</text:span></text:p>
              </text:list-item>
            </text:list>
            <text:list text:style-name="L4">
              <text:list-item>
                <text:p text:style-name="P78"><text:span text:style-name="T142"/></text:p>
              </text:list-item>
            </text:list>
            <text:list text:style-name="L4">
              <text:list-item>
                <text:p text:style-name="P78"><text:span text:style-name="T142">module im();</text:span></text:p>
              </text:list-item>
            </text:list>
            <text:list text:style-name="L4">
              <text:list-item>
                <text:p text:style-name="P78"><text:span text:style-name="T142">endmodule</text:span></text:p>
              </text:list-item>
            </text:list>
            <text:list text:style-name="L4">
              <text:list-item>
                <text:p text:style-name="P78"><text:span text:style-name="T142"/></text:p>
              </text:list-item>
            </text:list>
            <text:list text:style-name="L4">
              <text:list-item>
                <text:p text:style-name="P78"><text:span text:style-name="T142">module id();</text:span></text:p>
              </text:list-item>
            </text:list>
            <text:list text:style-name="L4">
              <text:list-item>
                <text:p text:style-name="P78"><text:span text:style-name="T142">endmodule</text:span></text:p>
              </text:list-item>
            </text:list>
            <text:list text:style-name="L4">
              <text:list-item>
                <text:p text:style-name="P78"><text:span text:style-name="T142"/></text:p>
              </text:list-item>
            </text:list>
            <text:list text:style-name="L4">
              <text:list-item>
                <text:p text:style-name="P78"><text:span text:style-name="T142">module rf();</text:span></text:p>
              </text:list-item>
            </text:list>
            <text:list text:style-name="L4">
              <text:list-item>
                <text:p text:style-name="P78"><text:span text:style-name="T142">endmodule</text:span></text:p>
              </text:list-item>
            </text:list>
            <text:list text:style-name="L4">
              <text:list-item>
                <text:p text:style-name="P78"><text:span text:style-name="T142"/></text:p>
              </text:list-item>
            </text:list>
            <text:list text:style-name="L4">
              <text:list-item>
                <text:p text:style-name="P78"><text:span text:style-name="T142">module alu();</text:span></text:p>
              </text:list-item>
            </text:list>
            <text:list text:style-name="L4">
              <text:list-item>
                <text:p text:style-name="P78"><text:span text:style-name="T142">endmodule</text:span></text:p>
              </text:list-item>
            </text:list>
            <text:list text:style-name="L4">
              <text:list-item>
                <text:p text:style-name="P78"><text:span text:style-name="T142"/></text:p>
              </text:list-item>
            </text:list>
            <text:list text:style-name="L4">
              <text:list-item>
                <text:p text:style-name="P78"><text:span text:style-name="T142"/></text:p>
              </text:list-item>
            </text:list>
            <text:list text:style-name="L4">
              <text:list-item>
                <text:p text:style-name="P78"><text:span text:style-name="T142"/></text:p>
              </text:list-item>
            </text:list>
          </draw:text-box>
        </draw:frame>
        <presentation:notes draw:style-name="dp2">
          <draw:page-thumbnail draw:style-name="gr1" draw:layer="layout" svg:width="13.877cm" svg:height="11.093cm" svg:x="3.577cm" svg:y="2.247cm" draw:page-number="127" presentation:class="page"/>
          <draw:frame presentation:style-name="pr38" draw:layer="layout" svg:width="15.399cm" svg:height="13.111cm" svg:x="2.798cm" svg:y="14.102cm" presentation:class="notes" presentation:placeholder="true">
            <draw:text-box/>
          </draw:frame>
        </presentation:notes>
      </draw:page>
      <draw:page draw:name="page128" draw:style-name="dp1" draw:master-page-name="fpl_5f_presentation_5f_template" presentation:presentation-page-layout-name="AL1T19" presentation:use-footer-name="ftr1" presentation:use-date-time-name="dtd1">
        <office:forms form:automatic-focus="false" form:apply-design-mode="false"/>
        <draw:frame presentation:style-name="pr52" draw:text-style-name="P4" draw:layer="layout" svg:width="23.912cm" svg:height="3.008cm" svg:x="2cm" svg:y="0.7cm" presentation:class="title" presentation:user-transformed="true">
          <draw:text-box>
            <text:p text:style-name="P4">Design example. Adding interfaces</text:p>
          </draw:text-box>
        </draw:frame>
        <draw:custom-shape draw:style-name="gr138" draw:text-style-name="P18" draw:layer="layout" svg:width="18.989cm" svg:height="5.669cm" svg:x="4.443cm" svg:y="8.757cm">
          <text:p text:style-name="P4"/>
          <draw:enhanced-geometry svg:viewBox="0 0 21600 21600" draw:type="rectangle" draw:enhanced-path="M 0 0 L 21600 0 21600 21600 0 21600 0 0 Z N"/>
        </draw:custom-shape>
        <draw:g>
          <draw:custom-shape draw:style-name="gr148" draw:text-style-name="P18" draw:layer="layout" svg:width="3.131cm" svg:height="2.638cm" svg:x="4.795cm" svg:y="9.501cm">
            <text:p text:style-name="P4"/>
            <draw:enhanced-geometry svg:viewBox="0 0 21600 21600" draw:type="rectangle" draw:enhanced-path="M 0 0 L 21600 0 21600 21600 0 21600 0 0 Z N"/>
          </draw:custom-shape>
          <draw:custom-shape draw:style-name="gr148" draw:text-style-name="P18" draw:layer="layout" svg:width="0.194cm" svg:height="1.934cm" svg:x="4.794cm" svg:y="9.843cm">
            <text:p text:style-name="P4"/>
            <draw:enhanced-geometry svg:viewBox="0 0 21600 21600" draw:type="rectangle" draw:enhanced-path="M 0 0 L 21600 0 21600 21600 0 21600 0 0 Z N"/>
          </draw:custom-shape>
          <draw:custom-shape draw:style-name="gr148" draw:text-style-name="P18" draw:layer="layout" svg:width="0.189cm" svg:height="1.934cm" svg:x="7.733cm" svg:y="9.873cm">
            <text:p text:style-name="P4"/>
            <draw:enhanced-geometry svg:viewBox="0 0 21600 21600" draw:type="rectangle" draw:enhanced-path="M 0 0 L 21600 0 21600 21600 0 21600 0 0 Z N"/>
          </draw:custom-shape>
        </draw:g>
        <draw:g>
          <draw:custom-shape draw:style-name="gr148" draw:text-style-name="P18" draw:layer="layout" svg:width="3.13cm" svg:height="2.638cm" svg:x="8.565cm" svg:y="9.501cm">
            <text:p text:style-name="P4"/>
            <draw:enhanced-geometry svg:viewBox="0 0 21600 21600" draw:type="rectangle" draw:enhanced-path="M 0 0 L 21600 0 21600 21600 0 21600 0 0 Z N"/>
          </draw:custom-shape>
          <draw:custom-shape draw:style-name="gr148" draw:text-style-name="P18" draw:layer="layout" svg:width="0.194cm" svg:height="1.934cm" svg:x="8.564cm" svg:y="9.843cm">
            <text:p text:style-name="P4"/>
            <draw:enhanced-geometry svg:viewBox="0 0 21600 21600" draw:type="rectangle" draw:enhanced-path="M 0 0 L 21600 0 21600 21600 0 21600 0 0 Z N"/>
          </draw:custom-shape>
          <draw:custom-shape draw:style-name="gr148" draw:text-style-name="P18" draw:layer="layout" svg:width="0.189cm" svg:height="1.934cm" svg:x="11.502cm" svg:y="9.873cm">
            <text:p text:style-name="P4"/>
            <draw:enhanced-geometry svg:viewBox="0 0 21600 21600" draw:type="rectangle" draw:enhanced-path="M 0 0 L 21600 0 21600 21600 0 21600 0 0 Z N"/>
          </draw:custom-shape>
        </draw:g>
        <draw:g>
          <draw:custom-shape draw:style-name="gr148" draw:text-style-name="P18" draw:layer="layout" svg:width="3.131cm" svg:height="2.638cm" svg:x="12.406cm" svg:y="9.492cm">
            <text:p text:style-name="P4"/>
            <draw:enhanced-geometry svg:viewBox="0 0 21600 21600" draw:type="rectangle" draw:enhanced-path="M 0 0 L 21600 0 21600 21600 0 21600 0 0 Z N"/>
          </draw:custom-shape>
          <draw:custom-shape draw:style-name="gr148" draw:text-style-name="P18" draw:layer="layout" svg:width="0.194cm" svg:height="1.934cm" svg:x="12.405cm" svg:y="9.834cm">
            <text:p text:style-name="P4"/>
            <draw:enhanced-geometry svg:viewBox="0 0 21600 21600" draw:type="rectangle" draw:enhanced-path="M 0 0 L 21600 0 21600 21600 0 21600 0 0 Z N"/>
          </draw:custom-shape>
          <draw:custom-shape draw:style-name="gr148" draw:text-style-name="P18" draw:layer="layout" svg:width="0.189cm" svg:height="1.934cm" svg:x="15.344cm" svg:y="9.864cm">
            <text:p text:style-name="P4"/>
            <draw:enhanced-geometry svg:viewBox="0 0 21600 21600" draw:type="rectangle" draw:enhanced-path="M 0 0 L 21600 0 21600 21600 0 21600 0 0 Z N"/>
          </draw:custom-shape>
        </draw:g>
        <draw:g>
          <draw:custom-shape draw:style-name="gr148" draw:text-style-name="P18" draw:layer="layout" svg:width="3.131cm" svg:height="2.638cm" svg:x="16.013cm" svg:y="9.501cm">
            <text:p text:style-name="P4"/>
            <draw:enhanced-geometry svg:viewBox="0 0 21600 21600" draw:type="rectangle" draw:enhanced-path="M 0 0 L 21600 0 21600 21600 0 21600 0 0 Z N"/>
          </draw:custom-shape>
          <draw:custom-shape draw:style-name="gr148" draw:text-style-name="P18" draw:layer="layout" svg:width="0.194cm" svg:height="1.934cm" svg:x="16.012cm" svg:y="9.843cm">
            <text:p text:style-name="P4"/>
            <draw:enhanced-geometry svg:viewBox="0 0 21600 21600" draw:type="rectangle" draw:enhanced-path="M 0 0 L 21600 0 21600 21600 0 21600 0 0 Z N"/>
          </draw:custom-shape>
          <draw:custom-shape draw:style-name="gr148" draw:text-style-name="P18" draw:layer="layout" svg:width="0.189cm" svg:height="1.934cm" svg:x="18.951cm" svg:y="9.873cm">
            <text:p text:style-name="P4"/>
            <draw:enhanced-geometry svg:viewBox="0 0 21600 21600" draw:type="rectangle" draw:enhanced-path="M 0 0 L 21600 0 21600 21600 0 21600 0 0 Z N"/>
          </draw:custom-shape>
        </draw:g>
        <draw:g>
          <draw:glue-point draw:id="4" svg:x="0.113cm" svg:y="5cm"/>
          <draw:glue-point draw:id="5" svg:x="0.423cm" svg:y="5cm"/>
          <draw:custom-shape draw:style-name="gr148" draw:text-style-name="P18" draw:layer="layout" svg:width="3.132cm" svg:height="2.638cm" svg:x="19.737cm" svg:y="9.511cm">
            <text:p text:style-name="P4"/>
            <draw:enhanced-geometry svg:viewBox="0 0 21600 21600" draw:type="rectangle" draw:enhanced-path="M 0 0 L 21600 0 21600 21600 0 21600 0 0 Z N"/>
          </draw:custom-shape>
          <draw:custom-shape draw:style-name="gr148" draw:text-style-name="P18" draw:layer="layout" svg:width="0.194cm" svg:height="1.934cm" svg:x="19.736cm" svg:y="9.853cm">
            <text:p text:style-name="P4"/>
            <draw:enhanced-geometry svg:viewBox="0 0 21600 21600" draw:type="rectangle" draw:enhanced-path="M 0 0 L 21600 0 21600 21600 0 21600 0 0 Z N"/>
          </draw:custom-shape>
          <draw:custom-shape draw:style-name="gr148" draw:text-style-name="P18" draw:layer="layout" svg:width="0.189cm" svg:height="1.934cm" svg:x="22.676cm" svg:y="9.883cm">
            <text:p text:style-name="P4"/>
            <draw:enhanced-geometry svg:viewBox="0 0 21600 21600" draw:type="rectangle" draw:enhanced-path="M 0 0 L 21600 0 21600 21600 0 21600 0 0 Z N"/>
          </draw:custom-shape>
        </draw:g>
        <draw:frame draw:style-name="gr191" draw:text-style-name="P122" draw:layer="layout" svg:width="1.056cm" svg:height="0.882cm" svg:x="4.82cm" svg:y="9.339cm">
          <draw:text-box>
            <text:p text:style-name="P4"><text:span text:style-name="T119">pc</text:span></text:p>
          </draw:text-box>
        </draw:frame>
        <draw:frame draw:style-name="gr191" draw:text-style-name="P122" draw:layer="layout" svg:width="1.056cm" svg:height="0.882cm" svg:x="8.701cm" svg:y="9.383cm">
          <draw:text-box>
            <text:p text:style-name="P4"><text:span text:style-name="T119">im</text:span></text:p>
          </draw:text-box>
        </draw:frame>
        <draw:frame draw:style-name="gr192" draw:text-style-name="P122" draw:layer="layout" svg:width="1.39cm" svg:height="0.882cm" svg:x="16.073cm" svg:y="9.367cm">
          <draw:text-box>
            <text:p text:style-name="P4"><text:span text:style-name="T119">rf</text:span></text:p>
          </draw:text-box>
        </draw:frame>
        <draw:frame draw:style-name="gr192" draw:text-style-name="P122" draw:layer="layout" svg:width="1.389cm" svg:height="0.882cm" svg:x="19.786cm" svg:y="9.363cm">
          <draw:text-box>
            <text:p text:style-name="P4"><text:span text:style-name="T119">alu</text:span></text:p>
          </draw:text-box>
        </draw:frame>
        <draw:frame draw:style-name="gr191" draw:text-style-name="P122" draw:layer="layout" svg:width="1.496cm" svg:height="0.882cm" svg:x="4.324cm" svg:y="8.685cm">
          <draw:text-box>
            <text:p text:style-name="P4"><text:span text:style-name="T119">chip</text:span></text:p>
          </draw:text-box>
        </draw:frame>
        <draw:frame draw:style-name="gr191" draw:text-style-name="P122" draw:layer="layout" svg:width="1.389cm" svg:height="0.882cm" svg:x="12.495cm" svg:y="9.39cm">
          <draw:text-box>
            <text:p text:style-name="P4"><text:span text:style-name="T119">id</text:span></text:p>
          </draw:text-box>
        </draw:frame>
        <presentation:notes draw:style-name="dp2">
          <draw:page-thumbnail draw:style-name="gr1" draw:layer="layout" svg:width="13.877cm" svg:height="11.093cm" svg:x="3.577cm" svg:y="2.247cm" draw:page-number="128" presentation:class="page"/>
          <draw:frame presentation:style-name="pr5" draw:text-style-name="P25" draw:layer="layout" svg:width="15.399cm" svg:height="13.362cm" svg:x="2.798cm" svg:y="14.102cm" presentation:class="notes" presentation:placeholder="true">
            <draw:text-box/>
          </draw:frame>
        </presentation:notes>
      </draw:page>
      <draw:page draw:name="page129"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769cm" svg:x="7.231cm" svg:y="0.914cm" presentation:class="title">
          <draw:text-box>
            <text:p text:style-name="P4">Design example. Adding special signals</text:p>
          </draw:text-box>
        </draw:frame>
        <draw:custom-shape draw:style-name="gr138" draw:text-style-name="P18" draw:layer="layout" svg:width="18.989cm" svg:height="5.669cm" svg:x="4.443cm" svg:y="8.757cm">
          <text:p text:style-name="P4"/>
          <draw:enhanced-geometry svg:viewBox="0 0 21600 21600" draw:type="rectangle" draw:enhanced-path="M 0 0 L 21600 0 21600 21600 0 21600 0 0 Z N"/>
        </draw:custom-shape>
        <draw:g>
          <draw:custom-shape draw:style-name="gr148" draw:text-style-name="P18" draw:layer="layout" svg:width="3.131cm" svg:height="2.638cm" svg:x="4.795cm" svg:y="9.501cm">
            <text:p text:style-name="P4"/>
            <draw:enhanced-geometry svg:viewBox="0 0 21600 21600" draw:type="rectangle" draw:enhanced-path="M 0 0 L 21600 0 21600 21600 0 21600 0 0 Z N"/>
          </draw:custom-shape>
          <draw:custom-shape draw:style-name="gr148" draw:text-style-name="P18" draw:layer="layout" svg:width="0.194cm" svg:height="1.934cm" svg:x="4.794cm" svg:y="9.843cm">
            <text:p text:style-name="P4"/>
            <draw:enhanced-geometry svg:viewBox="0 0 21600 21600" draw:type="rectangle" draw:enhanced-path="M 0 0 L 21600 0 21600 21600 0 21600 0 0 Z N"/>
          </draw:custom-shape>
          <draw:custom-shape draw:style-name="gr148" draw:text-style-name="P18" draw:layer="layout" svg:width="0.189cm" svg:height="1.934cm" svg:x="7.733cm" svg:y="9.873cm">
            <text:p text:style-name="P4"/>
            <draw:enhanced-geometry svg:viewBox="0 0 21600 21600" draw:type="rectangle" draw:enhanced-path="M 0 0 L 21600 0 21600 21600 0 21600 0 0 Z N"/>
          </draw:custom-shape>
        </draw:g>
        <draw:g>
          <draw:custom-shape draw:style-name="gr148" draw:text-style-name="P18" draw:layer="layout" svg:width="3.13cm" svg:height="2.638cm" svg:x="8.565cm" svg:y="9.501cm">
            <text:p text:style-name="P4"/>
            <draw:enhanced-geometry svg:viewBox="0 0 21600 21600" draw:type="rectangle" draw:enhanced-path="M 0 0 L 21600 0 21600 21600 0 21600 0 0 Z N"/>
          </draw:custom-shape>
          <draw:custom-shape draw:style-name="gr148" draw:text-style-name="P18" draw:layer="layout" svg:width="0.194cm" svg:height="1.934cm" svg:x="8.564cm" svg:y="9.843cm">
            <text:p text:style-name="P4"/>
            <draw:enhanced-geometry svg:viewBox="0 0 21600 21600" draw:type="rectangle" draw:enhanced-path="M 0 0 L 21600 0 21600 21600 0 21600 0 0 Z N"/>
          </draw:custom-shape>
          <draw:custom-shape draw:style-name="gr148" draw:text-style-name="P18" draw:layer="layout" svg:width="0.189cm" svg:height="1.934cm" svg:x="11.502cm" svg:y="9.873cm">
            <text:p text:style-name="P4"/>
            <draw:enhanced-geometry svg:viewBox="0 0 21600 21600" draw:type="rectangle" draw:enhanced-path="M 0 0 L 21600 0 21600 21600 0 21600 0 0 Z N"/>
          </draw:custom-shape>
        </draw:g>
        <draw:g>
          <draw:custom-shape draw:style-name="gr148" draw:text-style-name="P18" draw:layer="layout" svg:width="3.131cm" svg:height="2.638cm" svg:x="12.406cm" svg:y="9.492cm">
            <text:p text:style-name="P4"/>
            <draw:enhanced-geometry svg:viewBox="0 0 21600 21600" draw:type="rectangle" draw:enhanced-path="M 0 0 L 21600 0 21600 21600 0 21600 0 0 Z N"/>
          </draw:custom-shape>
          <draw:custom-shape draw:style-name="gr148" draw:text-style-name="P18" draw:layer="layout" svg:width="0.194cm" svg:height="1.934cm" svg:x="12.405cm" svg:y="9.834cm">
            <text:p text:style-name="P4"/>
            <draw:enhanced-geometry svg:viewBox="0 0 21600 21600" draw:type="rectangle" draw:enhanced-path="M 0 0 L 21600 0 21600 21600 0 21600 0 0 Z N"/>
          </draw:custom-shape>
          <draw:custom-shape draw:style-name="gr148" draw:text-style-name="P18" draw:layer="layout" svg:width="0.189cm" svg:height="1.934cm" svg:x="15.344cm" svg:y="9.864cm">
            <text:p text:style-name="P4"/>
            <draw:enhanced-geometry svg:viewBox="0 0 21600 21600" draw:type="rectangle" draw:enhanced-path="M 0 0 L 21600 0 21600 21600 0 21600 0 0 Z N"/>
          </draw:custom-shape>
        </draw:g>
        <draw:g>
          <draw:custom-shape draw:style-name="gr148" draw:text-style-name="P18" draw:layer="layout" svg:width="3.131cm" svg:height="2.638cm" svg:x="16.013cm" svg:y="9.501cm">
            <text:p text:style-name="P4"/>
            <draw:enhanced-geometry svg:viewBox="0 0 21600 21600" draw:type="rectangle" draw:enhanced-path="M 0 0 L 21600 0 21600 21600 0 21600 0 0 Z N"/>
          </draw:custom-shape>
          <draw:custom-shape draw:style-name="gr148" draw:text-style-name="P18" draw:layer="layout" svg:width="0.194cm" svg:height="1.934cm" svg:x="16.012cm" svg:y="9.843cm">
            <text:p text:style-name="P4"/>
            <draw:enhanced-geometry svg:viewBox="0 0 21600 21600" draw:type="rectangle" draw:enhanced-path="M 0 0 L 21600 0 21600 21600 0 21600 0 0 Z N"/>
          </draw:custom-shape>
          <draw:custom-shape draw:style-name="gr148" draw:text-style-name="P18" draw:layer="layout" svg:width="0.189cm" svg:height="1.934cm" svg:x="18.951cm" svg:y="9.873cm">
            <text:p text:style-name="P4"/>
            <draw:enhanced-geometry svg:viewBox="0 0 21600 21600" draw:type="rectangle" draw:enhanced-path="M 0 0 L 21600 0 21600 21600 0 21600 0 0 Z N"/>
          </draw:custom-shape>
        </draw:g>
        <draw:g>
          <draw:glue-point draw:id="4" svg:x="0.113cm" svg:y="5cm"/>
          <draw:glue-point draw:id="5" svg:x="0.423cm" svg:y="5cm"/>
          <draw:custom-shape draw:style-name="gr148" draw:text-style-name="P18" draw:layer="layout" svg:width="3.132cm" svg:height="2.638cm" svg:x="19.737cm" svg:y="9.511cm">
            <text:p text:style-name="P4"/>
            <draw:enhanced-geometry svg:viewBox="0 0 21600 21600" draw:type="rectangle" draw:enhanced-path="M 0 0 L 21600 0 21600 21600 0 21600 0 0 Z N"/>
          </draw:custom-shape>
          <draw:custom-shape draw:style-name="gr148" draw:text-style-name="P18" draw:layer="layout" svg:width="0.194cm" svg:height="1.934cm" svg:x="19.736cm" svg:y="9.853cm">
            <text:p text:style-name="P4"/>
            <draw:enhanced-geometry svg:viewBox="0 0 21600 21600" draw:type="rectangle" draw:enhanced-path="M 0 0 L 21600 0 21600 21600 0 21600 0 0 Z N"/>
          </draw:custom-shape>
          <draw:custom-shape draw:style-name="gr148" draw:text-style-name="P18" draw:layer="layout" svg:width="0.189cm" svg:height="1.934cm" svg:x="22.676cm" svg:y="9.883cm">
            <text:p text:style-name="P4"/>
            <draw:enhanced-geometry svg:viewBox="0 0 21600 21600" draw:type="rectangle" draw:enhanced-path="M 0 0 L 21600 0 21600 21600 0 21600 0 0 Z N"/>
          </draw:custom-shape>
        </draw:g>
        <draw:frame draw:style-name="gr191" draw:text-style-name="P130" draw:layer="layout" svg:width="1.056cm" svg:height="0.882cm" svg:x="4.82cm" svg:y="9.339cm">
          <draw:text-box>
            <text:p text:style-name="P4"><text:span text:style-name="T28">pc</text:span></text:p>
          </draw:text-box>
        </draw:frame>
        <draw:g>
          <draw:line draw:style-name="gr193" draw:text-style-name="P18" draw:layer="layout" svg:x1="4.452cm" svg:y1="12.981cm" svg:x2="21.267cm" svg:y2="12.981cm">
            <draw:glue-point draw:id="4" svg:x="-3.845cm" svg:y="0cm"/>
            <draw:glue-point draw:id="5" svg:x="-1.627cm" svg:y="0cm"/>
            <draw:glue-point draw:id="6" svg:x="0.663cm" svg:y="0cm"/>
            <draw:glue-point draw:id="7" svg:x="2.799cm" svg:y="0cm"/>
            <text:p text:style-name="P4"/>
          </draw:line>
          <draw:line draw:style-name="gr193" draw:text-style-name="P18" draw:layer="layout" svg:x1="21.241cm" svg:y1="12.981cm" svg:x2="21.409cm" svg:y2="12.981cm">
            <text:p text:style-name="P4"/>
          </draw:line>
        </draw:g>
        <draw:frame draw:style-name="gr191" draw:text-style-name="P130" draw:layer="layout" svg:width="1.056cm" svg:height="0.882cm" svg:x="8.701cm" svg:y="9.383cm">
          <draw:text-box>
            <text:p text:style-name="P4"><text:span text:style-name="T28">im</text:span></text:p>
          </draw:text-box>
        </draw:frame>
        <draw:frame draw:style-name="gr192" draw:text-style-name="P130" draw:layer="layout" svg:width="1.39cm" svg:height="0.882cm" svg:x="16.073cm" svg:y="9.367cm">
          <draw:text-box>
            <text:p text:style-name="P4"><text:span text:style-name="T28">rf</text:span></text:p>
          </draw:text-box>
        </draw:frame>
        <draw:frame draw:style-name="gr192" draw:text-style-name="P130" draw:layer="layout" svg:width="1.389cm" svg:height="0.882cm" svg:x="19.786cm" svg:y="9.363cm">
          <draw:text-box>
            <text:p text:style-name="P4"><text:span text:style-name="T28">alu</text:span></text:p>
          </draw:text-box>
        </draw:frame>
        <draw:frame draw:style-name="gr191" draw:text-style-name="P130" draw:layer="layout" svg:width="2.446cm" svg:height="0.882cm" svg:x="4.291cm" svg:y="12.96cm">
          <draw:text-box>
            <text:p text:style-name="P4"><text:span text:style-name="T28">clk/reset</text:span></text:p>
          </draw:text-box>
        </draw:frame>
        <draw:frame draw:style-name="gr191" draw:text-style-name="P130" draw:layer="layout" svg:width="1.496cm" svg:height="0.882cm" svg:x="4.324cm" svg:y="8.685cm">
          <draw:text-box>
            <text:p text:style-name="P4"><text:span text:style-name="T28">chip</text:span></text:p>
          </draw:text-box>
        </draw:frame>
        <draw:frame draw:style-name="gr191" draw:text-style-name="P130" draw:layer="layout" svg:width="1.389cm" svg:height="0.882cm" svg:x="12.495cm" svg:y="9.39cm">
          <draw:text-box>
            <text:p text:style-name="P4"><text:span text:style-name="T28">id</text:span></text:p>
          </draw:text-box>
        </draw:frame>
        <draw:line draw:style-name="gr194" draw:text-style-name="P18" draw:layer="layout" svg:x1="6.387cm" svg:y1="12.969cm" svg:x2="6.387cm" svg:y2="12.141cm">
          <text:p text:style-name="P4"/>
        </draw:line>
        <draw:line draw:style-name="gr194" draw:text-style-name="P18" draw:layer="layout" svg:x1="10.172cm" svg:y1="12.969cm" svg:x2="10.172cm" svg:y2="12.136cm">
          <text:p text:style-name="P4"/>
        </draw:line>
        <draw:line draw:style-name="gr194" draw:text-style-name="P18" draw:layer="layout" svg:x1="13.987cm" svg:y1="12.969cm" svg:x2="13.987cm" svg:y2="12.13cm">
          <text:p text:style-name="P4"/>
        </draw:line>
        <draw:line draw:style-name="gr194" draw:text-style-name="P18" draw:layer="layout" svg:x1="17.714cm" svg:y1="12.975cm" svg:x2="17.714cm" svg:y2="12.136cm">
          <text:p text:style-name="P4"/>
        </draw:line>
        <draw:line draw:style-name="gr194" draw:text-style-name="P18" draw:layer="layout" svg:x1="21.428cm" svg:y1="12.95cm" svg:x2="21.428cm" svg:y2="12.149cm">
          <text:p text:style-name="P4"/>
        </draw:line>
        <presentation:notes draw:style-name="dp2">
          <draw:page-thumbnail draw:style-name="gr1" draw:layer="layout" svg:width="13.877cm" svg:height="11.093cm" svg:x="3.577cm" svg:y="2.247cm" draw:page-number="129" presentation:class="page"/>
          <draw:frame presentation:style-name="pr5" draw:text-style-name="P25" draw:layer="layout" svg:width="15.399cm" svg:height="13.362cm" svg:x="2.798cm" svg:y="14.102cm" presentation:class="notes" presentation:placeholder="true">
            <draw:text-box/>
          </draw:frame>
        </presentation:notes>
      </draw:page>
      <draw:page draw:name="page130"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769cm" svg:x="7.231cm" svg:y="0.914cm" presentation:class="title">
          <draw:text-box>
            <text:p text:style-name="P4">Design example: Connect modules</text:p>
          </draw:text-box>
        </draw:frame>
        <presentation:notes draw:style-name="dp2">
          <draw:page-thumbnail draw:style-name="gr1" draw:layer="layout" svg:width="13.877cm" svg:height="11.093cm" svg:x="3.577cm" svg:y="2.247cm" draw:page-number="130" presentation:class="page"/>
          <draw:frame presentation:style-name="pr5" draw:text-style-name="P4" draw:layer="layout" svg:width="15.399cm" svg:height="13.362cm" svg:x="2.798cm" svg:y="14.102cm" presentation:class="notes" presentation:placeholder="true">
            <draw:text-box/>
          </draw:frame>
        </presentation:notes>
      </draw:page>
      <draw:page draw:name="page131"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649cm" svg:x="7.231cm" svg:y="0.974cm" presentation:class="title">
          <draw:text-box>
            <text:p text:style-name="P4">Design example: Define ISA</text:p>
          </draw:text-box>
        </draw:frame>
        <presentation:notes draw:style-name="dp2">
          <draw:page-thumbnail draw:style-name="gr1" draw:layer="layout" svg:width="13.877cm" svg:height="11.093cm" svg:x="3.577cm" svg:y="2.247cm" draw:page-number="131" presentation:class="page"/>
          <draw:frame presentation:style-name="pr5" draw:text-style-name="P4" draw:layer="layout" svg:width="15.399cm" svg:height="13.362cm" svg:x="2.798cm" svg:y="14.102cm" presentation:class="notes" presentation:placeholder="true">
            <draw:text-box/>
          </draw:frame>
        </presentation:notes>
      </draw:page>
      <draw:page draw:name="page132" draw:style-name="dp1" draw:master-page-name="fpl_5f_presentation_5f_template" presentation:presentation-page-layout-name="AL1T19" presentation:use-footer-name="ftr1" presentation:use-date-time-name="dtd1">
        <office:forms form:automatic-focus="false" form:apply-design-mode="false"/>
        <draw:frame presentation:style-name="pr52" draw:text-style-name="P4" draw:layer="layout" svg:width="23.912cm" svg:height="3.008cm" svg:x="3.507cm" svg:y="0.699cm" presentation:class="title" presentation:user-transformed="true">
          <draw:text-box>
            <text:p text:style-name="P4">Design example: <text:s/>Program counter </text:p>
          </draw:text-box>
        </draw:frame>
        <draw:custom-shape draw:style-name="gr138" draw:text-style-name="P79" draw:layer="layout" svg:width="18.989cm" svg:height="5.669cm" svg:x="5.152cm" svg:y="9.072cm">
          <text:p text:style-name="P4"/>
          <draw:enhanced-geometry svg:viewBox="0 0 21600 21600" draw:type="rectangle" draw:enhanced-path="M 0 0 L 21600 0 21600 21600 0 21600 0 0 Z N"/>
        </draw:custom-shape>
        <draw:g>
          <draw:custom-shape draw:style-name="gr148" draw:text-style-name="P79" draw:layer="layout" svg:width="3.131cm" svg:height="2.638cm" svg:x="5.504cm" svg:y="9.816cm">
            <text:p text:style-name="P4"/>
            <draw:enhanced-geometry svg:viewBox="0 0 21600 21600" draw:type="rectangle" draw:enhanced-path="M 0 0 L 21600 0 21600 21600 0 21600 0 0 Z N"/>
          </draw:custom-shape>
          <draw:custom-shape draw:style-name="gr148" draw:text-style-name="P79" draw:layer="layout" svg:width="0.194cm" svg:height="1.934cm" svg:x="5.503cm" svg:y="10.158cm">
            <text:p text:style-name="P4"/>
            <draw:enhanced-geometry svg:viewBox="0 0 21600 21600" draw:type="rectangle" draw:enhanced-path="M 0 0 L 21600 0 21600 21600 0 21600 0 0 Z N"/>
          </draw:custom-shape>
          <draw:custom-shape draw:style-name="gr148" draw:text-style-name="P79" draw:layer="layout" svg:width="0.189cm" svg:height="1.934cm" svg:x="8.442cm" svg:y="10.188cm">
            <text:p text:style-name="P4"/>
            <draw:enhanced-geometry svg:viewBox="0 0 21600 21600" draw:type="rectangle" draw:enhanced-path="M 0 0 L 21600 0 21600 21600 0 21600 0 0 Z N"/>
          </draw:custom-shape>
        </draw:g>
        <draw:g>
          <draw:custom-shape draw:style-name="gr148" draw:text-style-name="P79" draw:layer="layout" svg:width="3.13cm" svg:height="2.638cm" svg:x="9.274cm" svg:y="9.816cm">
            <text:p text:style-name="P4"/>
            <draw:enhanced-geometry svg:viewBox="0 0 21600 21600" draw:type="rectangle" draw:enhanced-path="M 0 0 L 21600 0 21600 21600 0 21600 0 0 Z N"/>
          </draw:custom-shape>
          <draw:custom-shape draw:style-name="gr148" draw:text-style-name="P79" draw:layer="layout" svg:width="0.194cm" svg:height="1.934cm" svg:x="9.273cm" svg:y="10.158cm">
            <text:p text:style-name="P4"/>
            <draw:enhanced-geometry svg:viewBox="0 0 21600 21600" draw:type="rectangle" draw:enhanced-path="M 0 0 L 21600 0 21600 21600 0 21600 0 0 Z N"/>
          </draw:custom-shape>
          <draw:custom-shape draw:style-name="gr148" draw:text-style-name="P79" draw:layer="layout" svg:width="0.189cm" svg:height="1.934cm" svg:x="12.211cm" svg:y="10.188cm">
            <text:p text:style-name="P4"/>
            <draw:enhanced-geometry svg:viewBox="0 0 21600 21600" draw:type="rectangle" draw:enhanced-path="M 0 0 L 21600 0 21600 21600 0 21600 0 0 Z N"/>
          </draw:custom-shape>
        </draw:g>
        <draw:g>
          <draw:custom-shape draw:style-name="gr148" draw:text-style-name="P79" draw:layer="layout" svg:width="3.131cm" svg:height="2.638cm" svg:x="13.115cm" svg:y="9.807cm">
            <text:p text:style-name="P4"/>
            <draw:enhanced-geometry svg:viewBox="0 0 21600 21600" draw:type="rectangle" draw:enhanced-path="M 0 0 L 21600 0 21600 21600 0 21600 0 0 Z N"/>
          </draw:custom-shape>
          <draw:custom-shape draw:style-name="gr148" draw:text-style-name="P79" draw:layer="layout" svg:width="0.194cm" svg:height="1.934cm" svg:x="13.114cm" svg:y="10.149cm">
            <text:p text:style-name="P4"/>
            <draw:enhanced-geometry svg:viewBox="0 0 21600 21600" draw:type="rectangle" draw:enhanced-path="M 0 0 L 21600 0 21600 21600 0 21600 0 0 Z N"/>
          </draw:custom-shape>
          <draw:custom-shape draw:style-name="gr148" draw:text-style-name="P79" draw:layer="layout" svg:width="0.189cm" svg:height="1.934cm" svg:x="16.053cm" svg:y="10.179cm">
            <text:p text:style-name="P4"/>
            <draw:enhanced-geometry svg:viewBox="0 0 21600 21600" draw:type="rectangle" draw:enhanced-path="M 0 0 L 21600 0 21600 21600 0 21600 0 0 Z N"/>
          </draw:custom-shape>
        </draw:g>
        <draw:g>
          <draw:custom-shape draw:style-name="gr148" draw:text-style-name="P79" draw:layer="layout" svg:width="3.131cm" svg:height="2.638cm" svg:x="16.722cm" svg:y="9.816cm">
            <text:p text:style-name="P4"/>
            <draw:enhanced-geometry svg:viewBox="0 0 21600 21600" draw:type="rectangle" draw:enhanced-path="M 0 0 L 21600 0 21600 21600 0 21600 0 0 Z N"/>
          </draw:custom-shape>
          <draw:custom-shape draw:style-name="gr148" draw:text-style-name="P79" draw:layer="layout" svg:width="0.194cm" svg:height="1.934cm" svg:x="16.721cm" svg:y="10.158cm">
            <text:p text:style-name="P4"/>
            <draw:enhanced-geometry svg:viewBox="0 0 21600 21600" draw:type="rectangle" draw:enhanced-path="M 0 0 L 21600 0 21600 21600 0 21600 0 0 Z N"/>
          </draw:custom-shape>
          <draw:custom-shape draw:style-name="gr148" draw:text-style-name="P79" draw:layer="layout" svg:width="0.189cm" svg:height="1.934cm" svg:x="19.66cm" svg:y="10.188cm">
            <text:p text:style-name="P4"/>
            <draw:enhanced-geometry svg:viewBox="0 0 21600 21600" draw:type="rectangle" draw:enhanced-path="M 0 0 L 21600 0 21600 21600 0 21600 0 0 Z N"/>
          </draw:custom-shape>
        </draw:g>
        <draw:g>
          <draw:glue-point draw:id="4" svg:x="0.113cm" svg:y="5cm"/>
          <draw:glue-point draw:id="5" svg:x="0.423cm" svg:y="5cm"/>
          <draw:custom-shape draw:style-name="gr148" draw:text-style-name="P79" draw:layer="layout" svg:width="3.132cm" svg:height="2.638cm" svg:x="20.446cm" svg:y="9.826cm">
            <text:p text:style-name="P4"/>
            <draw:enhanced-geometry svg:viewBox="0 0 21600 21600" draw:type="rectangle" draw:enhanced-path="M 0 0 L 21600 0 21600 21600 0 21600 0 0 Z N"/>
          </draw:custom-shape>
          <draw:custom-shape draw:style-name="gr148" draw:text-style-name="P79" draw:layer="layout" svg:width="0.194cm" svg:height="1.934cm" svg:x="20.445cm" svg:y="10.168cm">
            <text:p text:style-name="P4"/>
            <draw:enhanced-geometry svg:viewBox="0 0 21600 21600" draw:type="rectangle" draw:enhanced-path="M 0 0 L 21600 0 21600 21600 0 21600 0 0 Z N"/>
          </draw:custom-shape>
          <draw:custom-shape draw:style-name="gr148" draw:text-style-name="P79" draw:layer="layout" svg:width="0.189cm" svg:height="1.934cm" svg:x="23.385cm" svg:y="10.198cm">
            <text:p text:style-name="P4"/>
            <draw:enhanced-geometry svg:viewBox="0 0 21600 21600" draw:type="rectangle" draw:enhanced-path="M 0 0 L 21600 0 21600 21600 0 21600 0 0 Z N"/>
          </draw:custom-shape>
        </draw:g>
        <draw:g>
          <draw:g>
            <draw:custom-shape draw:style-name="gr195" draw:text-style-name="P157" draw:layer="layout" svg:width="0.839cm" svg:height="1.208cm" svg:x="6.667cm" svg:y="10.493cm">
              <text:p text:style-name="P4"/>
              <draw:enhanced-geometry svg:viewBox="0 0 21600 21600" draw:type="rectangle" draw:enhanced-path="M 0 0 L 21600 0 21600 21600 0 21600 0 0 Z N"/>
            </draw:custom-shape>
            <draw:custom-shape draw:style-name="gr196" draw:text-style-name="P158" draw:layer="layout" svg:width="0.271cm" svg:height="0.198cm" svg:x="6.907cm" svg:y="11.503cm">
              <text:p text:style-name="P4"/>
              <draw:enhanced-geometry svg:viewBox="0 0 21600 21600" draw:mirror-horizontal="true" draw:glue-points="10800 0 5400 10800 10800 21600 16200 10800" draw:text-areas="5400 10800 16200 21600" draw:type="flowchart-extract" draw:enhanced-path="M 10800 0 L 21600 21600 0 21600 10800 0 Z N"/>
            </draw:custom-shape>
          </draw:g>
        </draw:g>
        <draw:frame draw:style-name="gr192" draw:text-style-name="P80" draw:layer="layout" svg:width="1.539cm" svg:height="0.882cm" svg:x="6.497cm" svg:y="10.645cm">
          <draw:text-box>
            <text:p text:style-name="P4"><text:span text:style-name="T83">pcr</text:span></text:p>
          </draw:text-box>
        </draw:frame>
        <draw:frame draw:style-name="gr191" draw:text-style-name="P80" draw:layer="layout" svg:width="1.056cm" svg:height="0.882cm" svg:x="5.529cm" svg:y="9.654cm">
          <draw:text-box>
            <text:p text:style-name="P4"><text:span text:style-name="T83">pc</text:span></text:p>
          </draw:text-box>
        </draw:frame>
        <draw:frame draw:style-name="gr192" draw:text-style-name="P80" draw:layer="layout" svg:width="1.521cm" svg:height="0.882cm" svg:x="6.32cm" svg:y="9.814cm">
          <draw:text-box>
            <text:p text:style-name="P4"><text:span text:style-name="T83">pc_0</text:span></text:p>
          </draw:text-box>
        </draw:frame>
        <draw:g>
          <draw:line draw:style-name="gr193" draw:text-style-name="P79" draw:layer="layout" svg:x1="5.161cm" svg:y1="13.296cm" svg:x2="21.976cm" svg:y2="13.296cm">
            <draw:glue-point draw:id="4" svg:x="-3.845cm" svg:y="0cm"/>
            <draw:glue-point draw:id="5" svg:x="-1.627cm" svg:y="0cm"/>
            <draw:glue-point draw:id="6" svg:x="0.663cm" svg:y="0cm"/>
            <draw:glue-point draw:id="7" svg:x="2.799cm" svg:y="0cm"/>
            <text:p text:style-name="P4"/>
          </draw:line>
          <draw:line draw:style-name="gr193" draw:text-style-name="P79" draw:layer="layout" svg:x1="21.95cm" svg:y1="13.296cm" svg:x2="22.118cm" svg:y2="13.296cm">
            <text:p text:style-name="P4"/>
          </draw:line>
        </draw:g>
        <draw:frame draw:style-name="gr191" draw:text-style-name="P80" draw:layer="layout" svg:width="1.056cm" svg:height="0.882cm" svg:x="9.41cm" svg:y="9.698cm">
          <draw:text-box>
            <text:p text:style-name="P4"><text:span text:style-name="T83">im</text:span></text:p>
          </draw:text-box>
        </draw:frame>
        <draw:connector draw:style-name="gr153" draw:text-style-name="P79" draw:layer="layout" draw:type="line" svg:x1="7.547cm" svg:y1="11.077cm" svg:x2="8.443cm" svg:y2="11.076cm">
          <text:p text:style-name="P4"/>
        </draw:connector>
        <draw:frame draw:style-name="gr192" draw:text-style-name="P80" draw:layer="layout" svg:width="1.39cm" svg:height="0.882cm" svg:x="16.782cm" svg:y="9.682cm">
          <draw:text-box>
            <text:p text:style-name="P4"><text:span text:style-name="T83">rf</text:span></text:p>
          </draw:text-box>
        </draw:frame>
        <draw:frame draw:style-name="gr192" draw:text-style-name="P80" draw:layer="layout" svg:width="1.389cm" svg:height="0.882cm" svg:x="20.495cm" svg:y="9.678cm">
          <draw:text-box>
            <text:p text:style-name="P4"><text:span text:style-name="T83">alu</text:span></text:p>
          </draw:text-box>
        </draw:frame>
        <draw:frame draw:style-name="gr191" draw:text-style-name="P80" draw:layer="layout" svg:width="2.446cm" svg:height="0.882cm" svg:x="5cm" svg:y="13.275cm">
          <draw:text-box>
            <text:p text:style-name="P4"><text:span text:style-name="T83">clk/reset</text:span></text:p>
          </draw:text-box>
        </draw:frame>
        <draw:frame draw:style-name="gr191" draw:text-style-name="P80" draw:layer="layout" svg:width="1.496cm" svg:height="0.882cm" svg:x="5.033cm" svg:y="9cm">
          <draw:text-box>
            <text:p text:style-name="P4"><text:span text:style-name="T83">chip</text:span></text:p>
          </draw:text-box>
        </draw:frame>
        <draw:frame draw:style-name="gr191" draw:text-style-name="P80" draw:layer="layout" svg:width="1.389cm" svg:height="0.882cm" svg:x="13.204cm" svg:y="9.705cm">
          <draw:text-box>
            <text:p text:style-name="P4"><text:span text:style-name="T83">id</text:span></text:p>
          </draw:text-box>
        </draw:frame>
        <draw:line draw:style-name="gr194" draw:text-style-name="P79" draw:layer="layout" svg:x1="7.096cm" svg:y1="13.284cm" svg:x2="7.096cm" svg:y2="11.7cm">
          <text:p text:style-name="P4"/>
        </draw:line>
        <draw:line draw:style-name="gr194" draw:text-style-name="P79" draw:layer="layout" svg:x1="10.881cm" svg:y1="13.284cm" svg:x2="10.881cm" svg:y2="12.451cm">
          <text:p text:style-name="P4"/>
        </draw:line>
        <draw:line draw:style-name="gr194" draw:text-style-name="P79" draw:layer="layout" svg:x1="14.696cm" svg:y1="13.284cm" svg:x2="14.696cm" svg:y2="12.445cm">
          <text:p text:style-name="P4"/>
        </draw:line>
        <draw:line draw:style-name="gr194" draw:text-style-name="P79" draw:layer="layout" svg:x1="18.423cm" svg:y1="13.29cm" svg:x2="18.423cm" svg:y2="12.451cm">
          <text:p text:style-name="P4"/>
        </draw:line>
        <draw:line draw:style-name="gr194" draw:text-style-name="P79" draw:layer="layout" svg:x1="22.137cm" svg:y1="13.265cm" svg:x2="22.137cm" svg:y2="12.464cm">
          <text:p text:style-name="P4"/>
        </draw:line>
        <presentation:notes draw:style-name="dp2">
          <draw:page-thumbnail draw:style-name="gr1" draw:layer="layout" svg:width="13.877cm" svg:height="11.093cm" svg:x="3.577cm" svg:y="2.247cm" draw:page-number="132" presentation:class="page"/>
          <draw:frame presentation:style-name="pr5" draw:text-style-name="P4" draw:layer="layout" svg:width="15.399cm" svg:height="13.362cm" svg:x="2.798cm" svg:y="14.102cm" presentation:class="notes" presentation:placeholder="true">
            <draw:text-box/>
          </draw:frame>
        </presentation:notes>
      </draw:page>
      <draw:page draw:name="page133" draw:style-name="dp1" draw:master-page-name="fpl_5f_presentation_5f_template" presentation:presentation-page-layout-name="AL1T19" presentation:use-footer-name="ftr1" presentation:use-date-time-name="dtd1">
        <office:forms form:automatic-focus="false" form:apply-design-mode="false"/>
        <draw:frame presentation:style-name="pr52" draw:text-style-name="P4" draw:layer="layout" svg:width="23.912cm" svg:height="3.008cm" svg:x="3.775cm" svg:y="0.632cm" presentation:class="title" presentation:user-transformed="true">
          <draw:text-box>
            <text:p text:style-name="P4">Design example: Instruction memory</text:p>
          </draw:text-box>
        </draw:frame>
        <draw:custom-shape draw:style-name="gr138" draw:text-style-name="P18" draw:layer="layout" svg:width="18.907cm" svg:height="5.623cm" svg:x="5.119cm" svg:y="9cm">
          <text:p text:style-name="P4"/>
          <draw:enhanced-geometry svg:viewBox="0 0 21600 21600" draw:type="rectangle" draw:enhanced-path="M 0 0 L 21600 0 21600 21600 0 21600 0 0 Z N"/>
        </draw:custom-shape>
        <draw:g>
          <draw:custom-shape draw:style-name="gr148" draw:text-style-name="P18" draw:layer="layout" svg:width="3.13cm" svg:height="2.617cm" svg:x="5.504cm" svg:y="9.775cm">
            <text:p text:style-name="P4"/>
            <draw:enhanced-geometry svg:viewBox="0 0 21600 21600" draw:type="rectangle" draw:enhanced-path="M 0 0 L 21600 0 21600 21600 0 21600 0 0 Z N"/>
          </draw:custom-shape>
          <draw:custom-shape draw:style-name="gr148" draw:text-style-name="P18" draw:layer="layout" svg:width="0.194cm" svg:height="1.919cm" svg:x="5.503cm" svg:y="10.114cm">
            <text:p text:style-name="P4"/>
            <draw:enhanced-geometry svg:viewBox="0 0 21600 21600" draw:type="rectangle" draw:enhanced-path="M 0 0 L 21600 0 21600 21600 0 21600 0 0 Z N"/>
          </draw:custom-shape>
          <draw:custom-shape draw:style-name="gr148" draw:text-style-name="P18" draw:layer="layout" svg:width="0.188cm" svg:height="1.918cm" svg:x="8.441cm" svg:y="10.145cm">
            <text:p text:style-name="P4"/>
            <draw:enhanced-geometry svg:viewBox="0 0 21600 21600" draw:type="rectangle" draw:enhanced-path="M 0 0 L 21600 0 21600 21600 0 21600 0 0 Z N"/>
          </draw:custom-shape>
        </draw:g>
        <draw:g>
          <draw:custom-shape draw:style-name="gr148" draw:text-style-name="P18" draw:layer="layout" svg:width="3.13cm" svg:height="2.616cm" svg:x="9.228cm" svg:y="9.767cm">
            <text:p text:style-name="P4"/>
            <draw:enhanced-geometry svg:viewBox="0 0 21600 21600" draw:type="rectangle" draw:enhanced-path="M 0 0 L 21600 0 21600 21600 0 21600 0 0 Z N"/>
          </draw:custom-shape>
          <draw:custom-shape draw:style-name="gr148" draw:text-style-name="P18" draw:layer="layout" svg:width="0.194cm" svg:height="1.918cm" svg:x="9.227cm" svg:y="10.106cm">
            <text:p text:style-name="P4"/>
            <draw:enhanced-geometry svg:viewBox="0 0 21600 21600" draw:type="rectangle" draw:enhanced-path="M 0 0 L 21600 0 21600 21600 0 21600 0 0 Z N"/>
          </draw:custom-shape>
          <draw:custom-shape draw:style-name="gr148" draw:text-style-name="P18" draw:layer="layout" svg:width="0.189cm" svg:height="1.918cm" svg:x="12.165cm" svg:y="10.136cm">
            <text:p text:style-name="P4"/>
            <draw:enhanced-geometry svg:viewBox="0 0 21600 21600" draw:type="rectangle" draw:enhanced-path="M 0 0 L 21600 0 21600 21600 0 21600 0 0 Z N"/>
          </draw:custom-shape>
        </draw:g>
        <draw:g>
          <draw:custom-shape draw:style-name="gr148" draw:text-style-name="P18" draw:layer="layout" svg:width="3.13cm" svg:height="2.616cm" svg:x="13.112cm" svg:y="9.767cm">
            <text:p text:style-name="P4"/>
            <draw:enhanced-geometry svg:viewBox="0 0 21600 21600" draw:type="rectangle" draw:enhanced-path="M 0 0 L 21600 0 21600 21600 0 21600 0 0 Z N"/>
          </draw:custom-shape>
          <draw:custom-shape draw:style-name="gr148" draw:text-style-name="P18" draw:layer="layout" svg:width="0.194cm" svg:height="1.918cm" svg:x="13.111cm" svg:y="10.106cm">
            <text:p text:style-name="P4"/>
            <draw:enhanced-geometry svg:viewBox="0 0 21600 21600" draw:type="rectangle" draw:enhanced-path="M 0 0 L 21600 0 21600 21600 0 21600 0 0 Z N"/>
          </draw:custom-shape>
          <draw:custom-shape draw:style-name="gr148" draw:text-style-name="P18" draw:layer="layout" svg:width="0.189cm" svg:height="1.918cm" svg:x="16.049cm" svg:y="10.136cm">
            <text:p text:style-name="P4"/>
            <draw:enhanced-geometry svg:viewBox="0 0 21600 21600" draw:type="rectangle" draw:enhanced-path="M 0 0 L 21600 0 21600 21600 0 21600 0 0 Z N"/>
          </draw:custom-shape>
        </draw:g>
        <draw:g>
          <draw:custom-shape draw:style-name="gr148" draw:text-style-name="P18" draw:layer="layout" svg:width="3.129cm" svg:height="2.617cm" svg:x="16.718cm" svg:y="9.775cm">
            <text:p text:style-name="P4"/>
            <draw:enhanced-geometry svg:viewBox="0 0 21600 21600" draw:type="rectangle" draw:enhanced-path="M 0 0 L 21600 0 21600 21600 0 21600 0 0 Z N"/>
          </draw:custom-shape>
          <draw:custom-shape draw:style-name="gr148" draw:text-style-name="P18" draw:layer="layout" svg:width="0.194cm" svg:height="1.919cm" svg:x="16.717cm" svg:y="10.114cm">
            <text:p text:style-name="P4"/>
            <draw:enhanced-geometry svg:viewBox="0 0 21600 21600" draw:type="rectangle" draw:enhanced-path="M 0 0 L 21600 0 21600 21600 0 21600 0 0 Z N"/>
          </draw:custom-shape>
          <draw:custom-shape draw:style-name="gr148" draw:text-style-name="P18" draw:layer="layout" svg:width="0.189cm" svg:height="1.918cm" svg:x="19.654cm" svg:y="10.145cm">
            <text:p text:style-name="P4"/>
            <draw:enhanced-geometry svg:viewBox="0 0 21600 21600" draw:type="rectangle" draw:enhanced-path="M 0 0 L 21600 0 21600 21600 0 21600 0 0 Z N"/>
          </draw:custom-shape>
        </draw:g>
        <draw:g>
          <draw:glue-point draw:id="4" svg:x="0.113cm" svg:y="5cm"/>
          <draw:glue-point draw:id="5" svg:x="0.423cm" svg:y="5cm"/>
          <draw:custom-shape draw:style-name="gr148" draw:text-style-name="P18" draw:layer="layout" svg:width="3.13cm" svg:height="2.617cm" svg:x="20.441cm" svg:y="9.785cm">
            <text:p text:style-name="P4"/>
            <draw:enhanced-geometry svg:viewBox="0 0 21600 21600" draw:type="rectangle" draw:enhanced-path="M 0 0 L 21600 0 21600 21600 0 21600 0 0 Z N"/>
          </draw:custom-shape>
          <draw:custom-shape draw:style-name="gr148" draw:text-style-name="P18" draw:layer="layout" svg:width="0.194cm" svg:height="1.918cm" svg:x="20.44cm" svg:y="10.125cm">
            <text:p text:style-name="P4"/>
            <draw:enhanced-geometry svg:viewBox="0 0 21600 21600" draw:type="rectangle" draw:enhanced-path="M 0 0 L 21600 0 21600 21600 0 21600 0 0 Z N"/>
          </draw:custom-shape>
          <draw:custom-shape draw:style-name="gr148" draw:text-style-name="P18" draw:layer="layout" svg:width="0.189cm" svg:height="1.918cm" svg:x="23.378cm" svg:y="10.155cm">
            <text:p text:style-name="P4"/>
            <draw:enhanced-geometry svg:viewBox="0 0 21600 21600" draw:type="rectangle" draw:enhanced-path="M 0 0 L 21600 0 21600 21600 0 21600 0 0 Z N"/>
          </draw:custom-shape>
        </draw:g>
        <draw:g>
          <draw:g>
            <draw:custom-shape draw:style-name="gr197" draw:text-style-name="P159" draw:layer="layout" svg:width="0.826cm" svg:height="1.199cm" svg:x="6.555cm" svg:y="10.44cm">
              <text:p text:style-name="P4"/>
              <draw:enhanced-geometry svg:viewBox="0 0 21600 21600" draw:type="rectangle" draw:enhanced-path="M 0 0 L 21600 0 21600 21600 0 21600 0 0 Z N"/>
            </draw:custom-shape>
            <draw:custom-shape draw:style-name="gr198" draw:text-style-name="P160" draw:layer="layout" svg:width="0.266cm" svg:height="0.197cm" svg:x="6.835cm" svg:y="11.442cm">
              <text:p text:style-name="P4"/>
              <draw:enhanced-geometry svg:viewBox="0 0 21600 21600" draw:mirror-horizontal="true" draw:glue-points="10800 0 5400 10800 10800 21600 16200 10800" draw:text-areas="5400 10800 16200 21600" draw:type="flowchart-extract" draw:enhanced-path="M 10800 0 L 21600 21600 0 21600 10800 0 Z N"/>
            </draw:custom-shape>
          </draw:g>
        </draw:g>
        <draw:frame draw:style-name="gr199" draw:text-style-name="P130" draw:layer="layout" svg:width="1.282cm" svg:height="0.882cm" svg:x="6.389cm" svg:y="10.606cm">
          <draw:text-box>
            <text:p text:style-name="P4"><text:span text:style-name="T28">pcr</text:span></text:p>
          </draw:text-box>
        </draw:frame>
        <draw:g>
          <draw:custom-shape draw:style-name="gr200" draw:text-style-name="P159" draw:layer="layout" svg:width="1.79cm" svg:height="1.177cm" svg:x="9.933cm" svg:y="10.469cm">
            <text:p text:style-name="P4"/>
            <draw:enhanced-geometry svg:viewBox="0 0 21600 21600" draw:mirror-horizontal="false" draw:mirror-vertical="false" draw:type="rectangle" draw:enhanced-path="M 0 0 L 21600 0 21600 21600 0 21600 0 0 Z N"/>
          </draw:custom-shape>
          <draw:custom-shape draw:style-name="gr201" draw:text-style-name="P160" draw:layer="layout" svg:width="0.205cm" svg:height="0.193cm" svg:x="10.67cm" svg:y="11.44cm">
            <text:p text:style-name="P4"/>
            <draw:enhanced-geometry svg:viewBox="0 0 21600 21600" draw:mirror-horizontal="true" draw:mirror-vertical="false" draw:glue-points="10800 0 5400 10800 10800 21600 16200 10800" draw:text-areas="5400 10800 16200 21600" draw:type="flowchart-extract" draw:enhanced-path="M 10800 0 L 21600 21600 0 21600 10800 0 Z N"/>
          </draw:custom-shape>
        </draw:g>
        <draw:frame draw:style-name="gr202" draw:text-style-name="P130" draw:layer="layout" svg:width="1.824cm" svg:height="1.513cm" svg:x="10.006cm" svg:y="10.366cm">
          <draw:text-box>
            <text:p text:style-name="P4"><text:span text:style-name="T28">instr_</text:span></text:p>
            <text:p text:style-name="P4"><text:span text:style-name="T28">mem</text:span></text:p>
          </draw:text-box>
        </draw:frame>
        <draw:frame draw:style-name="gr199" draw:text-style-name="P130" draw:layer="layout" svg:width="1.056cm" svg:height="0.882cm" svg:x="5.53cm" svg:y="9.615cm">
          <draw:text-box>
            <text:p text:style-name="P4"><text:span text:style-name="T28">pc</text:span></text:p>
          </draw:text-box>
        </draw:frame>
        <draw:frame draw:style-name="gr203" draw:text-style-name="P130" draw:layer="layout" svg:width="1.597cm" svg:height="0.882cm" svg:x="6.244cm" svg:y="9.786cm">
          <draw:text-box>
            <text:p text:style-name="P4"><text:span text:style-name="T28">pc_0</text:span></text:p>
          </draw:text-box>
        </draw:frame>
        <draw:g>
          <draw:line draw:style-name="gr193" draw:text-style-name="P18" draw:layer="layout" svg:x1="5.161cm" svg:y1="13.228cm" svg:x2="21.98cm" svg:y2="13.228cm">
            <draw:glue-point draw:id="4" svg:x="-3.845cm" svg:y="0cm"/>
            <draw:glue-point draw:id="5" svg:x="-1.627cm" svg:y="0cm"/>
            <draw:glue-point draw:id="6" svg:x="0.663cm" svg:y="0cm"/>
            <draw:glue-point draw:id="7" svg:x="2.799cm" svg:y="0cm"/>
            <text:p text:style-name="P4"/>
          </draw:line>
          <draw:line draw:style-name="gr193" draw:text-style-name="P18" draw:layer="layout" svg:x1="21.954cm" svg:y1="13.228cm" svg:x2="22.122cm" svg:y2="13.228cm">
            <text:p text:style-name="P4"/>
          </draw:line>
        </draw:g>
        <draw:frame draw:style-name="gr203" draw:text-style-name="P130" draw:layer="layout" svg:width="1.056cm" svg:height="0.882cm" svg:x="9.312cm" svg:y="9.633cm">
          <draw:text-box>
            <text:p text:style-name="P4"><text:span text:style-name="T28">im</text:span></text:p>
          </draw:text-box>
        </draw:frame>
        <draw:frame draw:style-name="gr199" draw:text-style-name="P130" draw:layer="layout" svg:width="1.607cm" svg:height="0.882cm" svg:x="10.06cm" svg:y="9.797cm">
          <draw:text-box>
            <text:p text:style-name="P4"><text:span text:style-name="T28">im_1</text:span></text:p>
          </draw:text-box>
        </draw:frame>
        <draw:connector draw:style-name="gr153" draw:text-style-name="P18" draw:layer="layout" draw:type="line" svg:x1="7.408cm" svg:y1="11.056cm" svg:x2="8.442cm" svg:y2="11.056cm">
          <text:p text:style-name="P4"/>
        </draw:connector>
        <draw:connector draw:style-name="gr153" draw:text-style-name="P18" draw:layer="layout" draw:type="line" svg:x1="8.627cm" svg:y1="11.056cm" svg:x2="9.221cm" svg:y2="11.056cm">
          <text:p text:style-name="P4"/>
        </draw:connector>
        <draw:connector draw:style-name="gr153" draw:text-style-name="P18" draw:layer="layout" draw:type="line" svg:x1="9.422cm" svg:y1="11.056cm" svg:x2="9.933cm" svg:y2="11.057cm">
          <text:p text:style-name="P4"/>
        </draw:connector>
        <draw:connector draw:style-name="gr153" draw:text-style-name="P18" draw:layer="layout" draw:type="line" svg:x1="11.724cm" svg:y1="11.056cm" svg:x2="12.165cm" svg:y2="11.056cm">
          <text:p text:style-name="P4"/>
        </draw:connector>
        <draw:connector draw:style-name="gr153" draw:text-style-name="P18" draw:layer="layout" draw:type="line" svg:x1="12.358cm" svg:y1="11.056cm" svg:x2="13.088cm" svg:y2="11.056cm">
          <text:p text:style-name="P4"/>
        </draw:connector>
        <draw:frame draw:style-name="gr199" draw:text-style-name="P130" draw:layer="layout" svg:width="1.389cm" svg:height="0.882cm" svg:x="16.772cm" svg:y="9.643cm">
          <draw:text-box>
            <text:p text:style-name="P4"><text:span text:style-name="T28">rf</text:span></text:p>
          </draw:text-box>
        </draw:frame>
        <draw:frame draw:style-name="gr203" draw:text-style-name="P130" draw:layer="layout" svg:width="1.389cm" svg:height="0.882cm" svg:x="20.489cm" svg:y="9.639cm">
          <draw:text-box>
            <text:p text:style-name="P4"><text:span text:style-name="T28">alu</text:span></text:p>
          </draw:text-box>
        </draw:frame>
        <draw:frame draw:style-name="gr203" draw:text-style-name="P130" draw:layer="layout" svg:width="2.344cm" svg:height="0.882cm" svg:x="5cm" svg:y="13.257cm">
          <draw:text-box>
            <text:p text:style-name="P4"><text:span text:style-name="T28">clk/reset</text:span></text:p>
          </draw:text-box>
        </draw:frame>
        <draw:frame draw:style-name="gr199" draw:text-style-name="P130" draw:layer="layout" svg:width="1.546cm" svg:height="0.882cm" svg:x="5.041cm" svg:y="9.004cm">
          <draw:text-box>
            <text:p text:style-name="P4"><text:span text:style-name="T28">chip</text:span></text:p>
          </draw:text-box>
        </draw:frame>
        <draw:frame draw:style-name="gr199" draw:text-style-name="P130" draw:layer="layout" svg:width="1.389cm" svg:height="0.882cm" svg:x="13.201cm" svg:y="9.666cm">
          <draw:text-box>
            <text:p text:style-name="P4"><text:span text:style-name="T28">id</text:span></text:p>
          </draw:text-box>
        </draw:frame>
        <draw:line draw:style-name="gr194" draw:text-style-name="P18" draw:layer="layout" svg:x1="6.963cm" svg:y1="13.218cm" svg:x2="6.963cm" svg:y2="11.641cm">
          <text:p text:style-name="P4"/>
        </draw:line>
        <draw:line draw:style-name="gr194" draw:text-style-name="P18" draw:layer="layout" svg:x1="10.824cm" svg:y1="13.231cm" svg:x2="10.824cm" svg:y2="11.654cm">
          <text:p text:style-name="P4"/>
        </draw:line>
        <draw:line draw:style-name="gr194" draw:text-style-name="P18" draw:layer="layout" svg:x1="14.761cm" svg:y1="13.245cm" svg:x2="14.761cm" svg:y2="12.39cm">
          <text:p text:style-name="P4"/>
        </draw:line>
        <draw:line draw:style-name="gr194" draw:text-style-name="P18" draw:layer="layout" svg:x1="18.285cm" svg:y1="13.24cm" svg:x2="18.285cm" svg:y2="12.385cm">
          <text:p text:style-name="P4"/>
        </draw:line>
        <draw:line draw:style-name="gr194" draw:text-style-name="P18" draw:layer="layout" svg:x1="22.133cm" svg:y1="13.23cm" svg:x2="22.133cm" svg:y2="12.399cm">
          <text:p text:style-name="P4"/>
        </draw:line>
        <presentation:notes draw:style-name="dp2">
          <draw:page-thumbnail draw:style-name="gr1" draw:layer="layout" svg:width="13.877cm" svg:height="11.093cm" svg:x="3.577cm" svg:y="2.247cm" draw:page-number="133" presentation:class="page"/>
          <draw:frame presentation:style-name="pr5" draw:text-style-name="P4" draw:layer="layout" svg:width="15.399cm" svg:height="13.362cm" svg:x="2.798cm" svg:y="14.102cm" presentation:class="notes" presentation:placeholder="true">
            <draw:text-box/>
          </draw:frame>
        </presentation:notes>
      </draw:page>
      <draw:page draw:name="page134" draw:style-name="dp1" draw:master-page-name="fpl_5f_presentation_5f_template" presentation:presentation-page-layout-name="AL1T19" presentation:use-footer-name="ftr1" presentation:use-date-time-name="dtd1">
        <office:forms form:automatic-focus="false" form:apply-design-mode="false"/>
        <draw:frame presentation:style-name="pr52" draw:text-style-name="P4" draw:layer="layout" svg:width="23.912cm" svg:height="3.008cm" svg:x="4.088cm" svg:y="0.933cm" presentation:class="title" presentation:user-transformed="true">
          <draw:text-box>
            <text:p text:style-name="P4">Design example: Instruction decoder</text:p>
          </draw:text-box>
        </draw:frame>
        <draw:custom-shape draw:style-name="gr138" draw:text-style-name="P18" draw:layer="layout" svg:width="18.907cm" svg:height="5.623cm" svg:x="5.119cm" svg:y="9cm">
          <text:p text:style-name="P4"/>
          <draw:enhanced-geometry svg:viewBox="0 0 21600 21600" draw:type="rectangle" draw:enhanced-path="M 0 0 L 21600 0 21600 21600 0 21600 0 0 Z N"/>
        </draw:custom-shape>
        <draw:g>
          <draw:custom-shape draw:style-name="gr148" draw:text-style-name="P18" draw:layer="layout" svg:width="3.13cm" svg:height="2.617cm" svg:x="5.504cm" svg:y="9.775cm">
            <text:p text:style-name="P4"/>
            <draw:enhanced-geometry svg:viewBox="0 0 21600 21600" draw:type="rectangle" draw:enhanced-path="M 0 0 L 21600 0 21600 21600 0 21600 0 0 Z N"/>
          </draw:custom-shape>
          <draw:custom-shape draw:style-name="gr148" draw:text-style-name="P18" draw:layer="layout" svg:width="0.194cm" svg:height="1.919cm" svg:x="5.503cm" svg:y="10.114cm">
            <text:p text:style-name="P4"/>
            <draw:enhanced-geometry svg:viewBox="0 0 21600 21600" draw:type="rectangle" draw:enhanced-path="M 0 0 L 21600 0 21600 21600 0 21600 0 0 Z N"/>
          </draw:custom-shape>
          <draw:custom-shape draw:style-name="gr148" draw:text-style-name="P18" draw:layer="layout" svg:width="0.188cm" svg:height="1.918cm" svg:x="8.441cm" svg:y="10.145cm">
            <text:p text:style-name="P4"/>
            <draw:enhanced-geometry svg:viewBox="0 0 21600 21600" draw:type="rectangle" draw:enhanced-path="M 0 0 L 21600 0 21600 21600 0 21600 0 0 Z N"/>
          </draw:custom-shape>
        </draw:g>
        <draw:g>
          <draw:custom-shape draw:style-name="gr148" draw:text-style-name="P18" draw:layer="layout" svg:width="3.13cm" svg:height="2.616cm" svg:x="9.228cm" svg:y="9.767cm">
            <text:p text:style-name="P4"/>
            <draw:enhanced-geometry svg:viewBox="0 0 21600 21600" draw:type="rectangle" draw:enhanced-path="M 0 0 L 21600 0 21600 21600 0 21600 0 0 Z N"/>
          </draw:custom-shape>
          <draw:custom-shape draw:style-name="gr148" draw:text-style-name="P18" draw:layer="layout" svg:width="0.194cm" svg:height="1.918cm" svg:x="9.227cm" svg:y="10.106cm">
            <text:p text:style-name="P4"/>
            <draw:enhanced-geometry svg:viewBox="0 0 21600 21600" draw:type="rectangle" draw:enhanced-path="M 0 0 L 21600 0 21600 21600 0 21600 0 0 Z N"/>
          </draw:custom-shape>
          <draw:custom-shape draw:style-name="gr148" draw:text-style-name="P18" draw:layer="layout" svg:width="0.189cm" svg:height="1.918cm" svg:x="12.165cm" svg:y="10.136cm">
            <text:p text:style-name="P4"/>
            <draw:enhanced-geometry svg:viewBox="0 0 21600 21600" draw:type="rectangle" draw:enhanced-path="M 0 0 L 21600 0 21600 21600 0 21600 0 0 Z N"/>
          </draw:custom-shape>
        </draw:g>
        <draw:g>
          <draw:custom-shape draw:style-name="gr148" draw:text-style-name="P18" draw:layer="layout" svg:width="3.13cm" svg:height="2.616cm" svg:x="13.106cm" svg:y="9.754cm">
            <text:p text:style-name="P4"/>
            <draw:enhanced-geometry svg:viewBox="0 0 21600 21600" draw:type="rectangle" draw:enhanced-path="M 0 0 L 21600 0 21600 21600 0 21600 0 0 Z N"/>
          </draw:custom-shape>
          <draw:custom-shape draw:style-name="gr148" draw:text-style-name="P18" draw:layer="layout" svg:width="0.194cm" svg:height="1.918cm" svg:x="13.105cm" svg:y="10.093cm">
            <text:p text:style-name="P4"/>
            <draw:enhanced-geometry svg:viewBox="0 0 21600 21600" draw:type="rectangle" draw:enhanced-path="M 0 0 L 21600 0 21600 21600 0 21600 0 0 Z N"/>
          </draw:custom-shape>
          <draw:custom-shape draw:style-name="gr148" draw:text-style-name="P18" draw:layer="layout" svg:width="0.189cm" svg:height="1.918cm" svg:x="16.043cm" svg:y="10.123cm">
            <text:p text:style-name="P4"/>
            <draw:enhanced-geometry svg:viewBox="0 0 21600 21600" draw:type="rectangle" draw:enhanced-path="M 0 0 L 21600 0 21600 21600 0 21600 0 0 Z N"/>
          </draw:custom-shape>
        </draw:g>
        <draw:g>
          <draw:custom-shape draw:style-name="gr148" draw:text-style-name="P18" draw:layer="layout" svg:width="3.129cm" svg:height="2.617cm" svg:x="16.718cm" svg:y="9.775cm">
            <text:p text:style-name="P4"/>
            <draw:enhanced-geometry svg:viewBox="0 0 21600 21600" draw:type="rectangle" draw:enhanced-path="M 0 0 L 21600 0 21600 21600 0 21600 0 0 Z N"/>
          </draw:custom-shape>
          <draw:custom-shape draw:style-name="gr148" draw:text-style-name="P18" draw:layer="layout" svg:width="0.194cm" svg:height="1.919cm" svg:x="16.717cm" svg:y="10.114cm">
            <text:p text:style-name="P4"/>
            <draw:enhanced-geometry svg:viewBox="0 0 21600 21600" draw:type="rectangle" draw:enhanced-path="M 0 0 L 21600 0 21600 21600 0 21600 0 0 Z N"/>
          </draw:custom-shape>
          <draw:custom-shape draw:style-name="gr148" draw:text-style-name="P18" draw:layer="layout" svg:width="0.189cm" svg:height="1.918cm" svg:x="19.654cm" svg:y="10.145cm">
            <text:p text:style-name="P4"/>
            <draw:enhanced-geometry svg:viewBox="0 0 21600 21600" draw:type="rectangle" draw:enhanced-path="M 0 0 L 21600 0 21600 21600 0 21600 0 0 Z N"/>
          </draw:custom-shape>
        </draw:g>
        <draw:g>
          <draw:glue-point draw:id="4" svg:x="0.113cm" svg:y="5cm"/>
          <draw:glue-point draw:id="5" svg:x="0.423cm" svg:y="5cm"/>
          <draw:custom-shape draw:style-name="gr148" draw:text-style-name="P18" draw:layer="layout" svg:width="3.13cm" svg:height="2.617cm" svg:x="20.441cm" svg:y="9.785cm">
            <text:p text:style-name="P4"/>
            <draw:enhanced-geometry svg:viewBox="0 0 21600 21600" draw:type="rectangle" draw:enhanced-path="M 0 0 L 21600 0 21600 21600 0 21600 0 0 Z N"/>
          </draw:custom-shape>
          <draw:custom-shape draw:style-name="gr148" draw:text-style-name="P18" draw:layer="layout" svg:width="0.194cm" svg:height="1.918cm" svg:x="20.44cm" svg:y="10.125cm">
            <text:p text:style-name="P4"/>
            <draw:enhanced-geometry svg:viewBox="0 0 21600 21600" draw:type="rectangle" draw:enhanced-path="M 0 0 L 21600 0 21600 21600 0 21600 0 0 Z N"/>
          </draw:custom-shape>
          <draw:custom-shape draw:style-name="gr148" draw:text-style-name="P18" draw:layer="layout" svg:width="0.189cm" svg:height="1.918cm" svg:x="23.378cm" svg:y="10.155cm">
            <text:p text:style-name="P4"/>
            <draw:enhanced-geometry svg:viewBox="0 0 21600 21600" draw:type="rectangle" draw:enhanced-path="M 0 0 L 21600 0 21600 21600 0 21600 0 0 Z N"/>
          </draw:custom-shape>
        </draw:g>
        <draw:g>
          <draw:g>
            <draw:custom-shape draw:style-name="gr204" draw:text-style-name="P159" draw:layer="layout" svg:width="0.826cm" svg:height="1.199cm" svg:x="6.555cm" svg:y="10.44cm">
              <text:p text:style-name="P4"/>
              <draw:enhanced-geometry svg:viewBox="0 0 21600 21600" draw:type="rectangle" draw:enhanced-path="M 0 0 L 21600 0 21600 21600 0 21600 0 0 Z N"/>
            </draw:custom-shape>
            <draw:custom-shape draw:style-name="gr205" draw:text-style-name="P160" draw:layer="layout" svg:width="0.266cm" svg:height="0.197cm" svg:x="6.835cm" svg:y="11.442cm">
              <text:p text:style-name="P4"/>
              <draw:enhanced-geometry svg:viewBox="0 0 21600 21600" draw:mirror-horizontal="true" draw:glue-points="10800 0 5400 10800 10800 21600 16200 10800" draw:text-areas="5400 10800 16200 21600" draw:type="flowchart-extract" draw:enhanced-path="M 10800 0 L 21600 21600 0 21600 10800 0 Z N"/>
            </draw:custom-shape>
          </draw:g>
        </draw:g>
        <draw:frame draw:style-name="gr199" draw:text-style-name="P130" draw:layer="layout" svg:width="1.282cm" svg:height="0.882cm" svg:x="6.389cm" svg:y="10.606cm">
          <draw:text-box>
            <text:p text:style-name="P4"><text:span text:style-name="T28">pcr</text:span></text:p>
          </draw:text-box>
        </draw:frame>
        <draw:g>
          <draw:custom-shape draw:style-name="gr206" draw:text-style-name="P159" draw:layer="layout" svg:width="1.79cm" svg:height="1.177cm" svg:x="9.933cm" svg:y="10.469cm">
            <text:p text:style-name="P4"/>
            <draw:enhanced-geometry svg:viewBox="0 0 21600 21600" draw:mirror-horizontal="false" draw:mirror-vertical="false" draw:type="rectangle" draw:enhanced-path="M 0 0 L 21600 0 21600 21600 0 21600 0 0 Z N"/>
          </draw:custom-shape>
          <draw:custom-shape draw:style-name="gr207" draw:text-style-name="P160" draw:layer="layout" svg:width="0.205cm" svg:height="0.193cm" svg:x="10.67cm" svg:y="11.44cm">
            <text:p text:style-name="P4"/>
            <draw:enhanced-geometry svg:viewBox="0 0 21600 21600" draw:mirror-horizontal="true" draw:mirror-vertical="false" draw:glue-points="10800 0 5400 10800 10800 21600 16200 10800" draw:text-areas="5400 10800 16200 21600" draw:type="flowchart-extract" draw:enhanced-path="M 10800 0 L 21600 21600 0 21600 10800 0 Z N"/>
          </draw:custom-shape>
        </draw:g>
        <draw:frame draw:style-name="gr202" draw:text-style-name="P130" draw:layer="layout" svg:width="1.824cm" svg:height="1.513cm" svg:x="10.006cm" svg:y="10.366cm">
          <draw:text-box>
            <text:p text:style-name="P4"><text:span text:style-name="T28">instr_</text:span></text:p>
            <text:p text:style-name="P4"><text:span text:style-name="T28">mem</text:span></text:p>
          </draw:text-box>
        </draw:frame>
        <draw:frame draw:style-name="gr199" draw:text-style-name="P130" draw:layer="layout" svg:width="1.056cm" svg:height="0.882cm" svg:x="5.53cm" svg:y="9.615cm">
          <draw:text-box>
            <text:p text:style-name="P4"><text:span text:style-name="T28">pc</text:span></text:p>
          </draw:text-box>
        </draw:frame>
        <draw:frame draw:style-name="gr203" draw:text-style-name="P130" draw:layer="layout" svg:width="1.597cm" svg:height="0.882cm" svg:x="6.244cm" svg:y="9.786cm">
          <draw:text-box>
            <text:p text:style-name="P4"><text:span text:style-name="T28">pc_0</text:span></text:p>
          </draw:text-box>
        </draw:frame>
        <draw:g>
          <draw:line draw:style-name="gr193" draw:text-style-name="P18" draw:layer="layout" svg:x1="5.161cm" svg:y1="13.228cm" svg:x2="21.98cm" svg:y2="13.228cm">
            <draw:glue-point draw:id="4" svg:x="-3.845cm" svg:y="0cm"/>
            <draw:glue-point draw:id="5" svg:x="-1.627cm" svg:y="0cm"/>
            <draw:glue-point draw:id="6" svg:x="0.663cm" svg:y="0cm"/>
            <draw:glue-point draw:id="7" svg:x="2.799cm" svg:y="0cm"/>
            <text:p text:style-name="P4"/>
          </draw:line>
          <draw:line draw:style-name="gr193" draw:text-style-name="P18" draw:layer="layout" svg:x1="21.954cm" svg:y1="13.228cm" svg:x2="22.122cm" svg:y2="13.228cm">
            <text:p text:style-name="P4"/>
          </draw:line>
        </draw:g>
        <draw:frame draw:style-name="gr203" draw:text-style-name="P130" draw:layer="layout" svg:width="1.056cm" svg:height="0.882cm" svg:x="9.312cm" svg:y="9.633cm">
          <draw:text-box>
            <text:p text:style-name="P4"><text:span text:style-name="T28">im</text:span></text:p>
          </draw:text-box>
        </draw:frame>
        <draw:frame draw:style-name="gr199" draw:text-style-name="P130" draw:layer="layout" svg:width="1.607cm" svg:height="0.882cm" svg:x="10.06cm" svg:y="9.797cm">
          <draw:text-box>
            <text:p text:style-name="P4"><text:span text:style-name="T28">im_1</text:span></text:p>
          </draw:text-box>
        </draw:frame>
        <draw:connector draw:style-name="gr153" draw:text-style-name="P18" draw:layer="layout" draw:type="line" svg:x1="7.408cm" svg:y1="11.056cm" svg:x2="8.442cm" svg:y2="11.056cm">
          <text:p text:style-name="P4"/>
        </draw:connector>
        <draw:connector draw:style-name="gr153" draw:text-style-name="P18" draw:layer="layout" draw:type="line" svg:x1="8.627cm" svg:y1="11.056cm" svg:x2="9.221cm" svg:y2="11.056cm">
          <text:p text:style-name="P4"/>
        </draw:connector>
        <draw:connector draw:style-name="gr153" draw:text-style-name="P18" draw:layer="layout" draw:type="line" svg:x1="9.422cm" svg:y1="11.056cm" svg:x2="9.933cm" svg:y2="11.057cm">
          <text:p text:style-name="P4"/>
        </draw:connector>
        <draw:connector draw:style-name="gr153" draw:text-style-name="P18" draw:layer="layout" draw:type="line" svg:x1="11.724cm" svg:y1="11.056cm" svg:x2="12.165cm" svg:y2="11.056cm">
          <text:p text:style-name="P4"/>
        </draw:connector>
        <draw:connector draw:style-name="gr153" draw:text-style-name="P18" draw:layer="layout" draw:type="line" svg:x1="12.358cm" svg:y1="11.056cm" svg:x2="13.088cm" svg:y2="11.056cm">
          <text:p text:style-name="P4"/>
        </draw:connector>
        <draw:frame draw:style-name="gr199" draw:text-style-name="P130" draw:layer="layout" svg:width="1.389cm" svg:height="0.882cm" svg:x="16.772cm" svg:y="9.643cm">
          <draw:text-box>
            <text:p text:style-name="P4"><text:span text:style-name="T28">rf</text:span></text:p>
          </draw:text-box>
        </draw:frame>
        <draw:frame draw:style-name="gr203" draw:text-style-name="P130" draw:layer="layout" svg:width="1.389cm" svg:height="0.882cm" svg:x="20.489cm" svg:y="9.639cm">
          <draw:text-box>
            <text:p text:style-name="P4"><text:span text:style-name="T28">alu</text:span></text:p>
          </draw:text-box>
        </draw:frame>
        <draw:frame draw:style-name="gr203" draw:text-style-name="P130" draw:layer="layout" svg:width="2.344cm" svg:height="0.882cm" svg:x="5cm" svg:y="13.257cm">
          <draw:text-box>
            <text:p text:style-name="P4"><text:span text:style-name="T28">clk/reset</text:span></text:p>
          </draw:text-box>
        </draw:frame>
        <draw:frame draw:style-name="gr199" draw:text-style-name="P130" draw:layer="layout" svg:width="1.546cm" svg:height="0.882cm" svg:x="5.041cm" svg:y="9.004cm">
          <draw:text-box>
            <text:p text:style-name="P4"><text:span text:style-name="T28">chip</text:span></text:p>
          </draw:text-box>
        </draw:frame>
        <draw:frame draw:style-name="gr199" draw:text-style-name="P130" draw:layer="layout" svg:width="1.389cm" svg:height="0.882cm" svg:x="13.201cm" svg:y="9.666cm">
          <draw:text-box>
            <text:p text:style-name="P4"><text:span text:style-name="T28">id</text:span></text:p>
          </draw:text-box>
        </draw:frame>
        <draw:line draw:style-name="gr194" draw:text-style-name="P18" draw:layer="layout" svg:x1="6.963cm" svg:y1="13.218cm" svg:x2="6.963cm" svg:y2="11.641cm">
          <text:p text:style-name="P4"/>
        </draw:line>
        <draw:line draw:style-name="gr194" draw:text-style-name="P18" draw:layer="layout" svg:x1="10.824cm" svg:y1="13.231cm" svg:x2="10.824cm" svg:y2="11.654cm">
          <text:p text:style-name="P4"/>
        </draw:line>
        <draw:line draw:style-name="gr194" draw:text-style-name="P18" draw:layer="layout" svg:x1="14.691cm" svg:y1="13.241cm" svg:x2="14.691cm" svg:y2="11.645cm">
          <text:p text:style-name="P4"/>
        </draw:line>
        <draw:line draw:style-name="gr194" draw:text-style-name="P18" draw:layer="layout" svg:x1="18.285cm" svg:y1="13.24cm" svg:x2="18.285cm" svg:y2="12.385cm">
          <text:p text:style-name="P4"/>
        </draw:line>
        <draw:line draw:style-name="gr194" draw:text-style-name="P18" draw:layer="layout" svg:x1="22.133cm" svg:y1="13.23cm" svg:x2="22.133cm" svg:y2="12.399cm">
          <text:p text:style-name="P4"/>
        </draw:line>
        <draw:g draw:id="id136">
          <draw:g>
            <draw:custom-shape draw:style-name="gr208" draw:text-style-name="P159" draw:layer="layout" svg:width="0.836cm" svg:height="1.182cm" svg:x="14.261cm" svg:y="10.468cm">
              <text:p text:style-name="P4"/>
              <draw:enhanced-geometry svg:viewBox="0 0 21600 21600" draw:type="rectangle" draw:enhanced-path="M 0 0 L 21600 0 21600 21600 0 21600 0 0 Z N"/>
            </draw:custom-shape>
            <draw:custom-shape draw:style-name="gr209" draw:text-style-name="P160" draw:layer="layout" svg:width="0.27cm" svg:height="0.194cm" svg:x="14.544cm" svg:y="11.456cm">
              <text:p text:style-name="P4"/>
              <draw:enhanced-geometry svg:viewBox="0 0 21600 21600" draw:mirror-horizontal="true" draw:glue-points="10800 0 5400 10800 10800 21600 16200 10800" draw:text-areas="5400 10800 16200 21600" draw:type="flowchart-extract" draw:enhanced-path="M 10800 0 L 21600 21600 0 21600 10800 0 Z N"/>
            </draw:custom-shape>
          </draw:g>
        </draw:g>
        <draw:frame draw:style-name="gr210" draw:text-style-name="P130" draw:layer="layout" svg:width="1.302cm" svg:height="0.882cm" svg:x="14.054cm" svg:y="10.609cm">
          <draw:text-box>
            <text:p text:style-name="P4"><text:span text:style-name="T28">dec</text:span></text:p>
          </draw:text-box>
        </draw:frame>
        <draw:connector draw:style-name="gr153" draw:text-style-name="P18" draw:layer="layout" draw:type="line" svg:x1="13.291cm" svg:y1="11.058cm" svg:x2="14.261cm" svg:y2="11.059cm" draw:end-shape="id136" draw:end-glue-point="3">
          <text:p text:style-name="P4"/>
        </draw:connector>
        <draw:connector draw:style-name="gr153" draw:text-style-name="P18" draw:layer="layout" draw:type="line" svg:x1="15.118cm" svg:y1="11.033cm" svg:x2="16.05cm" svg:y2="11.034cm">
          <text:p text:style-name="P4"/>
        </draw:connector>
        <presentation:notes draw:style-name="dp2">
          <draw:page-thumbnail draw:style-name="gr1" draw:layer="layout" svg:width="13.877cm" svg:height="11.093cm" svg:x="3.577cm" svg:y="2.247cm" draw:page-number="134" presentation:class="page"/>
          <draw:frame presentation:style-name="pr5" draw:text-style-name="P4" draw:layer="layout" svg:width="15.399cm" svg:height="13.362cm" svg:x="2.798cm" svg:y="14.102cm" presentation:class="notes" presentation:placeholder="true">
            <draw:text-box/>
          </draw:frame>
        </presentation:notes>
      </draw:page>
      <draw:page draw:name="page135" draw:style-name="dp1" draw:master-page-name="fpl_5f_presentation_5f_template" presentation:presentation-page-layout-name="AL1T19" presentation:use-footer-name="ftr1" presentation:use-date-time-name="dtd1">
        <office:forms form:automatic-focus="false" form:apply-design-mode="false"/>
        <draw:frame presentation:style-name="pr52" draw:text-style-name="P4" draw:layer="layout" svg:width="23.912cm" svg:height="3.008cm" svg:x="2cm" svg:y="0.699cm" presentation:class="title" presentation:user-transformed="true">
          <draw:text-box>
            <text:p text:style-name="P4">Design example: Register file</text:p>
          </draw:text-box>
        </draw:frame>
        <draw:custom-shape draw:style-name="gr138" draw:text-style-name="P18" draw:layer="layout" svg:width="18.907cm" svg:height="5.623cm" svg:x="5.132cm" svg:y="9cm">
          <text:p text:style-name="P4"/>
          <draw:enhanced-geometry svg:viewBox="0 0 21600 21600" draw:type="rectangle" draw:enhanced-path="M 0 0 L 21600 0 21600 21600 0 21600 0 0 Z N"/>
        </draw:custom-shape>
        <draw:g>
          <draw:custom-shape draw:style-name="gr148" draw:text-style-name="P18" draw:layer="layout" svg:width="3.13cm" svg:height="2.617cm" svg:x="5.504cm" svg:y="9.775cm">
            <text:p text:style-name="P4"/>
            <draw:enhanced-geometry svg:viewBox="0 0 21600 21600" draw:type="rectangle" draw:enhanced-path="M 0 0 L 21600 0 21600 21600 0 21600 0 0 Z N"/>
          </draw:custom-shape>
          <draw:custom-shape draw:style-name="gr148" draw:text-style-name="P18" draw:layer="layout" svg:width="0.194cm" svg:height="1.919cm" svg:x="5.503cm" svg:y="10.114cm">
            <text:p text:style-name="P4"/>
            <draw:enhanced-geometry svg:viewBox="0 0 21600 21600" draw:type="rectangle" draw:enhanced-path="M 0 0 L 21600 0 21600 21600 0 21600 0 0 Z N"/>
          </draw:custom-shape>
          <draw:custom-shape draw:style-name="gr148" draw:text-style-name="P18" draw:layer="layout" svg:width="0.188cm" svg:height="1.918cm" svg:x="8.441cm" svg:y="10.145cm">
            <text:p text:style-name="P4"/>
            <draw:enhanced-geometry svg:viewBox="0 0 21600 21600" draw:type="rectangle" draw:enhanced-path="M 0 0 L 21600 0 21600 21600 0 21600 0 0 Z N"/>
          </draw:custom-shape>
        </draw:g>
        <draw:g>
          <draw:custom-shape draw:style-name="gr148" draw:text-style-name="P18" draw:layer="layout" svg:width="3.13cm" svg:height="2.616cm" svg:x="9.228cm" svg:y="9.767cm">
            <text:p text:style-name="P4"/>
            <draw:enhanced-geometry svg:viewBox="0 0 21600 21600" draw:type="rectangle" draw:enhanced-path="M 0 0 L 21600 0 21600 21600 0 21600 0 0 Z N"/>
          </draw:custom-shape>
          <draw:custom-shape draw:style-name="gr148" draw:text-style-name="P18" draw:layer="layout" svg:width="0.194cm" svg:height="1.918cm" svg:x="9.227cm" svg:y="10.106cm">
            <text:p text:style-name="P4"/>
            <draw:enhanced-geometry svg:viewBox="0 0 21600 21600" draw:type="rectangle" draw:enhanced-path="M 0 0 L 21600 0 21600 21600 0 21600 0 0 Z N"/>
          </draw:custom-shape>
          <draw:custom-shape draw:style-name="gr148" draw:text-style-name="P18" draw:layer="layout" svg:width="0.189cm" svg:height="1.918cm" svg:x="12.165cm" svg:y="10.136cm">
            <text:p text:style-name="P4"/>
            <draw:enhanced-geometry svg:viewBox="0 0 21600 21600" draw:type="rectangle" draw:enhanced-path="M 0 0 L 21600 0 21600 21600 0 21600 0 0 Z N"/>
          </draw:custom-shape>
        </draw:g>
        <draw:g>
          <draw:custom-shape draw:style-name="gr148" draw:text-style-name="P18" draw:layer="layout" svg:width="3.13cm" svg:height="2.616cm" svg:x="13.106cm" svg:y="9.754cm">
            <text:p text:style-name="P4"/>
            <draw:enhanced-geometry svg:viewBox="0 0 21600 21600" draw:type="rectangle" draw:enhanced-path="M 0 0 L 21600 0 21600 21600 0 21600 0 0 Z N"/>
          </draw:custom-shape>
          <draw:custom-shape draw:style-name="gr148" draw:text-style-name="P18" draw:layer="layout" svg:width="0.194cm" svg:height="1.918cm" svg:x="13.105cm" svg:y="10.093cm">
            <text:p text:style-name="P4"/>
            <draw:enhanced-geometry svg:viewBox="0 0 21600 21600" draw:type="rectangle" draw:enhanced-path="M 0 0 L 21600 0 21600 21600 0 21600 0 0 Z N"/>
          </draw:custom-shape>
          <draw:custom-shape draw:style-name="gr148" draw:text-style-name="P18" draw:layer="layout" svg:width="0.189cm" svg:height="1.918cm" svg:x="16.043cm" svg:y="10.123cm">
            <text:p text:style-name="P4"/>
            <draw:enhanced-geometry svg:viewBox="0 0 21600 21600" draw:type="rectangle" draw:enhanced-path="M 0 0 L 21600 0 21600 21600 0 21600 0 0 Z N"/>
          </draw:custom-shape>
        </draw:g>
        <draw:g>
          <draw:custom-shape draw:style-name="gr148" draw:text-style-name="P18" draw:layer="layout" svg:width="3.129cm" svg:height="2.617cm" svg:x="16.718cm" svg:y="9.775cm">
            <text:p text:style-name="P4"/>
            <draw:enhanced-geometry svg:viewBox="0 0 21600 21600" draw:type="rectangle" draw:enhanced-path="M 0 0 L 21600 0 21600 21600 0 21600 0 0 Z N"/>
          </draw:custom-shape>
          <draw:custom-shape draw:style-name="gr148" draw:text-style-name="P18" draw:layer="layout" svg:width="0.194cm" svg:height="1.919cm" svg:x="16.717cm" svg:y="10.114cm">
            <text:p text:style-name="P4"/>
            <draw:enhanced-geometry svg:viewBox="0 0 21600 21600" draw:type="rectangle" draw:enhanced-path="M 0 0 L 21600 0 21600 21600 0 21600 0 0 Z N"/>
          </draw:custom-shape>
          <draw:custom-shape draw:style-name="gr148" draw:text-style-name="P18" draw:layer="layout" svg:width="0.189cm" svg:height="1.918cm" svg:x="19.654cm" svg:y="10.145cm">
            <text:p text:style-name="P4"/>
            <draw:enhanced-geometry svg:viewBox="0 0 21600 21600" draw:type="rectangle" draw:enhanced-path="M 0 0 L 21600 0 21600 21600 0 21600 0 0 Z N"/>
          </draw:custom-shape>
        </draw:g>
        <draw:g>
          <draw:glue-point draw:id="4" svg:x="0.113cm" svg:y="5cm"/>
          <draw:glue-point draw:id="5" svg:x="0.423cm" svg:y="5cm"/>
          <draw:custom-shape draw:style-name="gr148" draw:text-style-name="P18" draw:layer="layout" svg:width="3.13cm" svg:height="2.617cm" svg:x="20.441cm" svg:y="9.785cm">
            <text:p text:style-name="P4"/>
            <draw:enhanced-geometry svg:viewBox="0 0 21600 21600" draw:type="rectangle" draw:enhanced-path="M 0 0 L 21600 0 21600 21600 0 21600 0 0 Z N"/>
          </draw:custom-shape>
          <draw:custom-shape draw:style-name="gr148" draw:text-style-name="P18" draw:layer="layout" svg:width="0.194cm" svg:height="1.918cm" svg:x="20.44cm" svg:y="10.125cm">
            <text:p text:style-name="P4"/>
            <draw:enhanced-geometry svg:viewBox="0 0 21600 21600" draw:type="rectangle" draw:enhanced-path="M 0 0 L 21600 0 21600 21600 0 21600 0 0 Z N"/>
          </draw:custom-shape>
          <draw:custom-shape draw:style-name="gr148" draw:text-style-name="P18" draw:layer="layout" svg:width="0.189cm" svg:height="1.918cm" svg:x="23.378cm" svg:y="10.155cm">
            <text:p text:style-name="P4"/>
            <draw:enhanced-geometry svg:viewBox="0 0 21600 21600" draw:type="rectangle" draw:enhanced-path="M 0 0 L 21600 0 21600 21600 0 21600 0 0 Z N"/>
          </draw:custom-shape>
        </draw:g>
        <draw:g>
          <draw:g>
            <draw:custom-shape draw:style-name="gr211" draw:text-style-name="P159" draw:layer="layout" svg:width="0.826cm" svg:height="1.199cm" svg:x="6.555cm" svg:y="10.44cm">
              <text:p text:style-name="P4"/>
              <draw:enhanced-geometry svg:viewBox="0 0 21600 21600" draw:type="rectangle" draw:enhanced-path="M 0 0 L 21600 0 21600 21600 0 21600 0 0 Z N"/>
            </draw:custom-shape>
            <draw:custom-shape draw:style-name="gr212" draw:text-style-name="P160" draw:layer="layout" svg:width="0.266cm" svg:height="0.197cm" svg:x="6.835cm" svg:y="11.442cm">
              <text:p text:style-name="P4"/>
              <draw:enhanced-geometry svg:viewBox="0 0 21600 21600" draw:mirror-horizontal="true" draw:glue-points="10800 0 5400 10800 10800 21600 16200 10800" draw:text-areas="5400 10800 16200 21600" draw:type="flowchart-extract" draw:enhanced-path="M 10800 0 L 21600 21600 0 21600 10800 0 Z N"/>
            </draw:custom-shape>
          </draw:g>
        </draw:g>
        <draw:frame draw:style-name="gr199" draw:text-style-name="P130" draw:layer="layout" svg:width="1.282cm" svg:height="0.882cm" svg:x="6.389cm" svg:y="10.606cm">
          <draw:text-box>
            <text:p text:style-name="P4"><text:span text:style-name="T28">pcr</text:span></text:p>
          </draw:text-box>
        </draw:frame>
        <draw:g>
          <draw:custom-shape draw:style-name="gr213" draw:text-style-name="P159" draw:layer="layout" svg:width="1.79cm" svg:height="1.177cm" svg:x="9.933cm" svg:y="10.469cm">
            <text:p text:style-name="P4"/>
            <draw:enhanced-geometry svg:viewBox="0 0 21600 21600" draw:mirror-horizontal="false" draw:mirror-vertical="false" draw:type="rectangle" draw:enhanced-path="M 0 0 L 21600 0 21600 21600 0 21600 0 0 Z N"/>
          </draw:custom-shape>
          <draw:custom-shape draw:style-name="gr214" draw:text-style-name="P160" draw:layer="layout" svg:width="0.205cm" svg:height="0.193cm" svg:x="10.67cm" svg:y="11.44cm">
            <text:p text:style-name="P4"/>
            <draw:enhanced-geometry svg:viewBox="0 0 21600 21600" draw:mirror-horizontal="true" draw:mirror-vertical="false" draw:glue-points="10800 0 5400 10800 10800 21600 16200 10800" draw:text-areas="5400 10800 16200 21600" draw:type="flowchart-extract" draw:enhanced-path="M 10800 0 L 21600 21600 0 21600 10800 0 Z N"/>
          </draw:custom-shape>
        </draw:g>
        <draw:frame draw:style-name="gr202" draw:text-style-name="P130" draw:layer="layout" svg:width="1.824cm" svg:height="1.513cm" svg:x="10.006cm" svg:y="10.366cm">
          <draw:text-box>
            <text:p text:style-name="P4"><text:span text:style-name="T28">instr_</text:span></text:p>
            <text:p text:style-name="P4"><text:span text:style-name="T28">mem</text:span></text:p>
          </draw:text-box>
        </draw:frame>
        <draw:frame draw:style-name="gr199" draw:text-style-name="P130" draw:layer="layout" svg:width="1.056cm" svg:height="0.882cm" svg:x="5.53cm" svg:y="9.615cm">
          <draw:text-box>
            <text:p text:style-name="P4"><text:span text:style-name="T28">pc</text:span></text:p>
          </draw:text-box>
        </draw:frame>
        <draw:frame draw:style-name="gr203" draw:text-style-name="P130" draw:layer="layout" svg:width="1.597cm" svg:height="0.882cm" svg:x="6.244cm" svg:y="9.786cm">
          <draw:text-box>
            <text:p text:style-name="P4"><text:span text:style-name="T28">pc_0</text:span></text:p>
          </draw:text-box>
        </draw:frame>
        <draw:g>
          <draw:line draw:style-name="gr193" draw:text-style-name="P18" draw:layer="layout" svg:x1="5.161cm" svg:y1="13.228cm" svg:x2="21.98cm" svg:y2="13.228cm">
            <draw:glue-point draw:id="4" svg:x="-3.845cm" svg:y="0cm"/>
            <draw:glue-point draw:id="5" svg:x="-1.627cm" svg:y="0cm"/>
            <draw:glue-point draw:id="6" svg:x="0.663cm" svg:y="0cm"/>
            <draw:glue-point draw:id="7" svg:x="2.799cm" svg:y="0cm"/>
            <text:p text:style-name="P4"/>
          </draw:line>
          <draw:line draw:style-name="gr193" draw:text-style-name="P18" draw:layer="layout" svg:x1="21.954cm" svg:y1="13.228cm" svg:x2="22.122cm" svg:y2="13.228cm">
            <text:p text:style-name="P4"/>
          </draw:line>
        </draw:g>
        <draw:frame draw:style-name="gr203" draw:text-style-name="P130" draw:layer="layout" svg:width="1.056cm" svg:height="0.882cm" svg:x="9.312cm" svg:y="9.633cm">
          <draw:text-box>
            <text:p text:style-name="P4"><text:span text:style-name="T28">im</text:span></text:p>
          </draw:text-box>
        </draw:frame>
        <draw:frame draw:style-name="gr199" draw:text-style-name="P130" draw:layer="layout" svg:width="1.607cm" svg:height="0.882cm" svg:x="10.06cm" svg:y="9.797cm">
          <draw:text-box>
            <text:p text:style-name="P4"><text:span text:style-name="T28">im_1</text:span></text:p>
          </draw:text-box>
        </draw:frame>
        <draw:connector draw:style-name="gr153" draw:text-style-name="P18" draw:layer="layout" draw:type="line" svg:x1="7.408cm" svg:y1="11.056cm" svg:x2="8.442cm" svg:y2="11.056cm">
          <text:p text:style-name="P4"/>
        </draw:connector>
        <draw:connector draw:style-name="gr153" draw:text-style-name="P18" draw:layer="layout" draw:type="line" svg:x1="8.627cm" svg:y1="11.056cm" svg:x2="9.221cm" svg:y2="11.056cm">
          <text:p text:style-name="P4"/>
        </draw:connector>
        <draw:connector draw:style-name="gr153" draw:text-style-name="P18" draw:layer="layout" draw:type="line" svg:x1="9.422cm" svg:y1="11.056cm" svg:x2="9.933cm" svg:y2="11.057cm">
          <text:p text:style-name="P4"/>
        </draw:connector>
        <draw:connector draw:style-name="gr153" draw:text-style-name="P18" draw:layer="layout" draw:type="line" svg:x1="11.724cm" svg:y1="11.056cm" svg:x2="12.165cm" svg:y2="11.056cm">
          <text:p text:style-name="P4"/>
        </draw:connector>
        <draw:connector draw:style-name="gr153" draw:text-style-name="P18" draw:layer="layout" draw:type="line" svg:x1="12.358cm" svg:y1="11.056cm" svg:x2="13.088cm" svg:y2="11.056cm">
          <text:p text:style-name="P4"/>
        </draw:connector>
        <draw:frame draw:style-name="gr199" draw:text-style-name="P130" draw:layer="layout" svg:width="1.389cm" svg:height="0.882cm" svg:x="16.772cm" svg:y="9.643cm">
          <draw:text-box>
            <text:p text:style-name="P4"><text:span text:style-name="T28">rf</text:span></text:p>
          </draw:text-box>
        </draw:frame>
        <draw:frame draw:style-name="gr203" draw:text-style-name="P130" draw:layer="layout" svg:width="1.389cm" svg:height="0.882cm" svg:x="20.489cm" svg:y="9.639cm">
          <draw:text-box>
            <text:p text:style-name="P4"><text:span text:style-name="T28">alu</text:span></text:p>
          </draw:text-box>
        </draw:frame>
        <draw:frame draw:style-name="gr203" draw:text-style-name="P130" draw:layer="layout" svg:width="2.344cm" svg:height="0.882cm" svg:x="5cm" svg:y="13.257cm">
          <draw:text-box>
            <text:p text:style-name="P4"><text:span text:style-name="T28">clk/reset</text:span></text:p>
          </draw:text-box>
        </draw:frame>
        <draw:frame draw:style-name="gr199" draw:text-style-name="P130" draw:layer="layout" svg:width="1.546cm" svg:height="0.882cm" svg:x="5.041cm" svg:y="9.004cm">
          <draw:text-box>
            <text:p text:style-name="P4"><text:span text:style-name="T28">chip</text:span></text:p>
          </draw:text-box>
        </draw:frame>
        <draw:frame draw:style-name="gr199" draw:text-style-name="P130" draw:layer="layout" svg:width="1.389cm" svg:height="0.882cm" svg:x="13.201cm" svg:y="9.666cm">
          <draw:text-box>
            <text:p text:style-name="P4"><text:span text:style-name="T28">id</text:span></text:p>
          </draw:text-box>
        </draw:frame>
        <draw:line draw:style-name="gr194" draw:text-style-name="P18" draw:layer="layout" svg:x1="6.975cm" svg:y1="13.218cm" svg:x2="6.975cm" svg:y2="11.641cm">
          <text:p text:style-name="P4"/>
        </draw:line>
        <draw:line draw:style-name="gr194" draw:text-style-name="P18" draw:layer="layout" svg:x1="10.824cm" svg:y1="13.231cm" svg:x2="10.824cm" svg:y2="11.654cm">
          <text:p text:style-name="P4"/>
        </draw:line>
        <draw:line draw:style-name="gr194" draw:text-style-name="P18" draw:layer="layout" svg:x1="14.691cm" svg:y1="13.241cm" svg:x2="14.691cm" svg:y2="11.645cm">
          <text:p text:style-name="P4"/>
        </draw:line>
        <draw:line draw:style-name="gr194" draw:text-style-name="P18" draw:layer="layout" svg:x1="18.316cm" svg:y1="13.221cm" svg:x2="18.316cm" svg:y2="11.612cm">
          <text:p text:style-name="P4"/>
        </draw:line>
        <draw:line draw:style-name="gr194" draw:text-style-name="P18" draw:layer="layout" svg:x1="22.133cm" svg:y1="13.23cm" svg:x2="22.133cm" svg:y2="12.399cm">
          <text:p text:style-name="P4"/>
        </draw:line>
        <draw:g draw:id="id137">
          <draw:g>
            <draw:custom-shape draw:style-name="gr215" draw:text-style-name="P159" draw:layer="layout" svg:width="0.836cm" svg:height="1.182cm" svg:x="14.261cm" svg:y="10.468cm">
              <text:p text:style-name="P4"/>
              <draw:enhanced-geometry svg:viewBox="0 0 21600 21600" draw:type="rectangle" draw:enhanced-path="M 0 0 L 21600 0 21600 21600 0 21600 0 0 Z N"/>
            </draw:custom-shape>
            <draw:custom-shape draw:style-name="gr216" draw:text-style-name="P160" draw:layer="layout" svg:width="0.27cm" svg:height="0.194cm" svg:x="14.544cm" svg:y="11.456cm">
              <text:p text:style-name="P4"/>
              <draw:enhanced-geometry svg:viewBox="0 0 21600 21600" draw:mirror-horizontal="true" draw:glue-points="10800 0 5400 10800 10800 21600 16200 10800" draw:text-areas="5400 10800 16200 21600" draw:type="flowchart-extract" draw:enhanced-path="M 10800 0 L 21600 21600 0 21600 10800 0 Z N"/>
            </draw:custom-shape>
          </draw:g>
        </draw:g>
        <draw:frame draw:style-name="gr210" draw:text-style-name="P130" draw:layer="layout" svg:width="1.302cm" svg:height="0.882cm" svg:x="14.054cm" svg:y="10.609cm">
          <draw:text-box>
            <text:p text:style-name="P4"><text:span text:style-name="T28">dec</text:span></text:p>
          </draw:text-box>
        </draw:frame>
        <draw:connector draw:style-name="gr153" draw:text-style-name="P18" draw:layer="layout" draw:type="line" svg:x1="13.291cm" svg:y1="11.058cm" svg:x2="14.261cm" svg:y2="11.059cm" draw:end-shape="id137" draw:end-glue-point="3">
          <text:p text:style-name="P4"/>
        </draw:connector>
        <draw:connector draw:style-name="gr153" draw:text-style-name="P18" draw:layer="layout" draw:type="line" svg:x1="15.118cm" svg:y1="11.033cm" svg:x2="16.05cm" svg:y2="11.034cm">
          <text:p text:style-name="P4"/>
        </draw:connector>
        <draw:g>
          <draw:g>
            <draw:g>
              <draw:g>
                <draw:custom-shape draw:style-name="gr217" draw:text-style-name="P159" draw:layer="layout" svg:width="1.79cm" svg:height="1.177cm" svg:x="17.426cm" svg:y="10.45cm">
                  <text:p text:style-name="P4"/>
                  <draw:enhanced-geometry svg:viewBox="0 0 21600 21600" draw:mirror-horizontal="false" draw:mirror-vertical="false" draw:type="rectangle" draw:enhanced-path="M 0 0 L 21600 0 21600 21600 0 21600 0 0 Z N"/>
                </draw:custom-shape>
                <draw:custom-shape draw:style-name="gr218" draw:text-style-name="P160" draw:layer="layout" svg:width="0.205cm" svg:height="0.193cm" svg:x="18.163cm" svg:y="11.421cm">
                  <text:p text:style-name="P4"/>
                  <draw:enhanced-geometry svg:viewBox="0 0 21600 21600" draw:mirror-horizontal="true" draw:mirror-vertical="false" draw:glue-points="10800 0 5400 10800 10800 21600 16200 10800" draw:text-areas="5400 10800 16200 21600" draw:type="flowchart-extract" draw:enhanced-path="M 10800 0 L 21600 21600 0 21600 10800 0 Z N"/>
                </draw:custom-shape>
              </draw:g>
              <draw:frame draw:style-name="gr202" draw:text-style-name="P130" draw:layer="layout" svg:width="1.927cm" svg:height="1.513cm" svg:x="17.397cm" svg:y="10.354cm">
                <draw:text-box>
                  <text:p text:style-name="P4"><text:span text:style-name="T28"><text:s text:c="3"/></text:span><text:span text:style-name="T28">rf</text:span></text:p>
                  <text:p text:style-name="P4"><text:span text:style-name="T28">32x32</text:span></text:p>
                </draw:text-box>
              </draw:frame>
            </draw:g>
            <draw:connector draw:style-name="gr153" draw:text-style-name="P18" draw:layer="layout" draw:type="line" svg:x1="16.909cm" svg:y1="11.013cm" svg:x2="17.42cm" svg:y2="11.014cm">
              <text:p text:style-name="P4"/>
            </draw:connector>
          </draw:g>
          <draw:connector draw:style-name="gr153" draw:text-style-name="P18" draw:layer="layout" draw:type="line" svg:x1="19.211cm" svg:y1="11.013cm" svg:x2="19.652cm" svg:y2="11.013cm">
            <text:p text:style-name="P4"/>
          </draw:connector>
        </draw:g>
        <presentation:notes draw:style-name="dp2">
          <draw:page-thumbnail draw:style-name="gr1" draw:layer="layout" svg:width="13.877cm" svg:height="11.093cm" svg:x="3.577cm" svg:y="2.247cm" draw:page-number="135" presentation:class="page"/>
          <draw:frame presentation:style-name="pr5" draw:text-style-name="P25" draw:layer="layout" svg:width="15.399cm" svg:height="13.362cm" svg:x="2.798cm" svg:y="14.102cm" presentation:class="notes" presentation:placeholder="true">
            <draw:text-box/>
          </draw:frame>
        </presentation:notes>
      </draw:page>
      <draw:page draw:name="page136" draw:style-name="dp1" draw:master-page-name="fpl_5f_presentation_5f_template" presentation:presentation-page-layout-name="AL1T19" presentation:use-footer-name="ftr1" presentation:use-date-time-name="dtd1">
        <office:forms form:automatic-focus="false" form:apply-design-mode="false"/>
        <draw:frame presentation:style-name="pr52" draw:text-style-name="P4" draw:layer="layout" svg:width="23.912cm" svg:height="3.008cm" svg:x="2cm" svg:y="0.699cm" presentation:class="title" presentation:user-transformed="true">
          <draw:text-box>
            <text:p text:style-name="P4">Design example: ALU</text:p>
          </draw:text-box>
        </draw:frame>
        <draw:custom-shape draw:style-name="gr138" draw:text-style-name="P18" draw:layer="layout" svg:width="18.907cm" svg:height="5.623cm" svg:x="5.132cm" svg:y="9cm">
          <text:p text:style-name="P4"/>
          <draw:enhanced-geometry svg:viewBox="0 0 21600 21600" draw:type="rectangle" draw:enhanced-path="M 0 0 L 21600 0 21600 21600 0 21600 0 0 Z N"/>
        </draw:custom-shape>
        <draw:custom-shape draw:style-name="gr148" draw:text-style-name="P79" draw:layer="layout" svg:width="3.13cm" svg:height="2.617cm" svg:x="5.504cm" svg:y="9.775cm">
          <text:p text:style-name="P4"/>
          <draw:enhanced-geometry svg:viewBox="0 0 21600 21600" draw:type="rectangle" draw:enhanced-path="M 0 0 L 21600 0 21600 21600 0 21600 0 0 Z N"/>
        </draw:custom-shape>
        <draw:custom-shape draw:style-name="gr219" draw:text-style-name="P79" draw:layer="layout" svg:width="0.194cm" svg:height="1.919cm" svg:x="5.503cm" svg:y="10.114cm">
          <text:p text:style-name="P4"/>
          <draw:enhanced-geometry svg:viewBox="0 0 21600 21600" draw:type="rectangle" draw:enhanced-path="M 0 0 L 21600 0 21600 21600 0 21600 0 0 Z N"/>
        </draw:custom-shape>
        <draw:custom-shape draw:style-name="gr219" draw:text-style-name="P79" draw:layer="layout" svg:width="0.188cm" svg:height="1.918cm" svg:x="8.441cm" svg:y="10.145cm">
          <text:p text:style-name="P4"/>
          <draw:enhanced-geometry svg:viewBox="0 0 21600 21600" draw:type="rectangle" draw:enhanced-path="M 0 0 L 21600 0 21600 21600 0 21600 0 0 Z N"/>
        </draw:custom-shape>
        <draw:custom-shape draw:style-name="gr148" draw:text-style-name="P79" draw:layer="layout" svg:width="3.13cm" svg:height="2.616cm" svg:x="9.228cm" svg:y="9.767cm">
          <text:p text:style-name="P4"/>
          <draw:enhanced-geometry svg:viewBox="0 0 21600 21600" draw:type="rectangle" draw:enhanced-path="M 0 0 L 21600 0 21600 21600 0 21600 0 0 Z N"/>
        </draw:custom-shape>
        <draw:custom-shape draw:style-name="gr219" draw:text-style-name="P79" draw:layer="layout" svg:width="0.194cm" svg:height="1.918cm" svg:x="9.227cm" svg:y="10.106cm">
          <text:p text:style-name="P4"/>
          <draw:enhanced-geometry svg:viewBox="0 0 21600 21600" draw:type="rectangle" draw:enhanced-path="M 0 0 L 21600 0 21600 21600 0 21600 0 0 Z N"/>
        </draw:custom-shape>
        <draw:custom-shape draw:style-name="gr219" draw:text-style-name="P79" draw:layer="layout" svg:width="0.189cm" svg:height="1.918cm" svg:x="12.165cm" svg:y="10.136cm">
          <text:p text:style-name="P4"/>
          <draw:enhanced-geometry svg:viewBox="0 0 21600 21600" draw:type="rectangle" draw:enhanced-path="M 0 0 L 21600 0 21600 21600 0 21600 0 0 Z N"/>
        </draw:custom-shape>
        <draw:custom-shape draw:style-name="gr148" draw:text-style-name="P79" draw:layer="layout" svg:width="3.13cm" svg:height="2.616cm" svg:x="13.106cm" svg:y="9.754cm">
          <text:p text:style-name="P4"/>
          <draw:enhanced-geometry svg:viewBox="0 0 21600 21600" draw:type="rectangle" draw:enhanced-path="M 0 0 L 21600 0 21600 21600 0 21600 0 0 Z N"/>
        </draw:custom-shape>
        <draw:custom-shape draw:style-name="gr219" draw:text-style-name="P79" draw:layer="layout" svg:width="0.194cm" svg:height="1.918cm" svg:x="13.105cm" svg:y="10.093cm">
          <text:p text:style-name="P4"/>
          <draw:enhanced-geometry svg:viewBox="0 0 21600 21600" draw:type="rectangle" draw:enhanced-path="M 0 0 L 21600 0 21600 21600 0 21600 0 0 Z N"/>
        </draw:custom-shape>
        <draw:custom-shape draw:style-name="gr219" draw:text-style-name="P79" draw:layer="layout" svg:width="0.189cm" svg:height="1.918cm" svg:x="16.043cm" svg:y="10.123cm">
          <text:p text:style-name="P4"/>
          <draw:enhanced-geometry svg:viewBox="0 0 21600 21600" draw:type="rectangle" draw:enhanced-path="M 0 0 L 21600 0 21600 21600 0 21600 0 0 Z N"/>
        </draw:custom-shape>
        <draw:custom-shape draw:style-name="gr148" draw:text-style-name="P79" draw:layer="layout" svg:width="3.129cm" svg:height="2.617cm" svg:x="16.718cm" svg:y="9.775cm">
          <text:p text:style-name="P4"/>
          <draw:enhanced-geometry svg:viewBox="0 0 21600 21600" draw:type="rectangle" draw:enhanced-path="M 0 0 L 21600 0 21600 21600 0 21600 0 0 Z N"/>
        </draw:custom-shape>
        <draw:custom-shape draw:style-name="gr219" draw:text-style-name="P79" draw:layer="layout" svg:width="0.194cm" svg:height="1.919cm" svg:x="16.717cm" svg:y="10.114cm">
          <text:p text:style-name="P4"/>
          <draw:enhanced-geometry svg:viewBox="0 0 21600 21600" draw:type="rectangle" draw:enhanced-path="M 0 0 L 21600 0 21600 21600 0 21600 0 0 Z N"/>
        </draw:custom-shape>
        <draw:custom-shape draw:style-name="gr219" draw:text-style-name="P79" draw:layer="layout" svg:width="0.189cm" svg:height="1.918cm" svg:x="19.654cm" svg:y="10.145cm">
          <text:p text:style-name="P4"/>
          <draw:enhanced-geometry svg:viewBox="0 0 21600 21600" draw:type="rectangle" draw:enhanced-path="M 0 0 L 21600 0 21600 21600 0 21600 0 0 Z N"/>
        </draw:custom-shape>
        <draw:custom-shape draw:style-name="gr148" draw:text-style-name="P79" draw:layer="layout" svg:width="3.13cm" svg:height="2.617cm" svg:x="20.441cm" svg:y="9.785cm">
          <text:p text:style-name="P4"/>
          <draw:enhanced-geometry svg:viewBox="0 0 21600 21600" draw:type="rectangle" draw:enhanced-path="M 0 0 L 21600 0 21600 21600 0 21600 0 0 Z N"/>
        </draw:custom-shape>
        <draw:custom-shape draw:style-name="gr219" draw:text-style-name="P79" draw:layer="layout" svg:width="0.194cm" svg:height="1.918cm" svg:x="20.44cm" svg:y="10.125cm">
          <text:p text:style-name="P4"/>
          <draw:enhanced-geometry svg:viewBox="0 0 21600 21600" draw:type="rectangle" draw:enhanced-path="M 0 0 L 21600 0 21600 21600 0 21600 0 0 Z N"/>
        </draw:custom-shape>
        <draw:custom-shape draw:style-name="gr219" draw:text-style-name="P79" draw:layer="layout" svg:width="0.189cm" svg:height="1.918cm" svg:x="23.378cm" svg:y="10.155cm">
          <text:p text:style-name="P4"/>
          <draw:enhanced-geometry svg:viewBox="0 0 21600 21600" draw:type="rectangle" draw:enhanced-path="M 0 0 L 21600 0 21600 21600 0 21600 0 0 Z N"/>
        </draw:custom-shape>
        <draw:g>
          <draw:g>
            <draw:custom-shape draw:style-name="gr220" draw:text-style-name="P157" draw:layer="layout" svg:width="0.826cm" svg:height="1.199cm" svg:x="6.555cm" svg:y="10.44cm">
              <text:p text:style-name="P4"/>
              <draw:enhanced-geometry svg:viewBox="0 0 21600 21600" draw:type="rectangle" draw:enhanced-path="M 0 0 L 21600 0 21600 21600 0 21600 0 0 Z N"/>
            </draw:custom-shape>
            <draw:custom-shape draw:style-name="gr221" draw:text-style-name="P158" draw:layer="layout" svg:width="0.266cm" svg:height="0.197cm" svg:x="6.835cm" svg:y="11.442cm">
              <text:p text:style-name="P4"/>
              <draw:enhanced-geometry svg:viewBox="0 0 21600 21600" draw:mirror-horizontal="true" draw:glue-points="10800 0 5400 10800 10800 21600 16200 10800" draw:text-areas="5400 10800 16200 21600" draw:type="flowchart-extract" draw:enhanced-path="M 10800 0 L 21600 21600 0 21600 10800 0 Z N"/>
            </draw:custom-shape>
          </draw:g>
        </draw:g>
        <draw:frame draw:style-name="gr199" draw:text-style-name="P80" draw:layer="layout" svg:width="1.282cm" svg:height="0.882cm" svg:x="6.389cm" svg:y="10.606cm">
          <draw:text-box>
            <text:p text:style-name="P4"><text:span text:style-name="T83">pcr</text:span></text:p>
          </draw:text-box>
        </draw:frame>
        <draw:g>
          <draw:custom-shape draw:style-name="gr222" draw:text-style-name="P157" draw:layer="layout" svg:width="1.79cm" svg:height="1.177cm" svg:x="9.933cm" svg:y="10.469cm">
            <text:p text:style-name="P4"/>
            <draw:enhanced-geometry svg:viewBox="0 0 21600 21600" draw:mirror-horizontal="false" draw:mirror-vertical="false" draw:type="rectangle" draw:enhanced-path="M 0 0 L 21600 0 21600 21600 0 21600 0 0 Z N"/>
          </draw:custom-shape>
          <draw:custom-shape draw:style-name="gr223" draw:text-style-name="P158" draw:layer="layout" svg:width="0.205cm" svg:height="0.193cm" svg:x="10.67cm" svg:y="11.44cm">
            <text:p text:style-name="P4"/>
            <draw:enhanced-geometry svg:viewBox="0 0 21600 21600" draw:mirror-horizontal="true" draw:mirror-vertical="false" draw:glue-points="10800 0 5400 10800 10800 21600 16200 10800" draw:text-areas="5400 10800 16200 21600" draw:type="flowchart-extract" draw:enhanced-path="M 10800 0 L 21600 21600 0 21600 10800 0 Z N"/>
          </draw:custom-shape>
        </draw:g>
        <draw:frame draw:style-name="gr202" draw:text-style-name="P80" draw:layer="layout" svg:width="1.824cm" svg:height="1.513cm" svg:x="10.006cm" svg:y="10.366cm">
          <draw:text-box>
            <text:p text:style-name="P4"><text:span text:style-name="T83">instr_</text:span></text:p>
            <text:p text:style-name="P4"><text:span text:style-name="T83">mem</text:span></text:p>
          </draw:text-box>
        </draw:frame>
        <draw:frame draw:style-name="gr199" draw:text-style-name="P80" draw:layer="layout" svg:width="1.056cm" svg:height="0.882cm" svg:x="5.53cm" svg:y="9.615cm">
          <draw:text-box>
            <text:p text:style-name="P4"><text:span text:style-name="T83">pc</text:span></text:p>
          </draw:text-box>
        </draw:frame>
        <draw:frame draw:style-name="gr203" draw:text-style-name="P80" draw:layer="layout" svg:width="1.597cm" svg:height="0.882cm" svg:x="6.244cm" svg:y="9.786cm">
          <draw:text-box>
            <text:p text:style-name="P4"><text:span text:style-name="T83">pc_0</text:span></text:p>
          </draw:text-box>
        </draw:frame>
        <draw:g>
          <draw:line draw:style-name="gr193" draw:text-style-name="P79" draw:layer="layout" svg:x1="5.161cm" svg:y1="13.228cm" svg:x2="21.98cm" svg:y2="13.228cm">
            <draw:glue-point draw:id="4" svg:x="-3.845cm" svg:y="0cm"/>
            <draw:glue-point draw:id="5" svg:x="-1.627cm" svg:y="0cm"/>
            <draw:glue-point draw:id="6" svg:x="0.663cm" svg:y="0cm"/>
            <draw:glue-point draw:id="7" svg:x="2.799cm" svg:y="0cm"/>
            <text:p text:style-name="P4"/>
          </draw:line>
          <draw:line draw:style-name="gr193" draw:text-style-name="P79" draw:layer="layout" svg:x1="21.954cm" svg:y1="13.228cm" svg:x2="22.122cm" svg:y2="13.228cm">
            <text:p text:style-name="P4"/>
          </draw:line>
        </draw:g>
        <draw:frame draw:style-name="gr203" draw:text-style-name="P80" draw:layer="layout" svg:width="1.056cm" svg:height="0.882cm" svg:x="9.312cm" svg:y="9.633cm">
          <draw:text-box>
            <text:p text:style-name="P4"><text:span text:style-name="T83">im</text:span></text:p>
          </draw:text-box>
        </draw:frame>
        <draw:frame draw:style-name="gr199" draw:text-style-name="P80" draw:layer="layout" svg:width="1.607cm" svg:height="0.882cm" svg:x="10.06cm" svg:y="9.797cm">
          <draw:text-box>
            <text:p text:style-name="P4"><text:span text:style-name="T83">im_1</text:span></text:p>
          </draw:text-box>
        </draw:frame>
        <draw:connector draw:style-name="gr153" draw:text-style-name="P79" draw:layer="layout" draw:type="line" svg:x1="7.408cm" svg:y1="11.056cm" svg:x2="8.442cm" svg:y2="11.056cm">
          <text:p text:style-name="P4"/>
        </draw:connector>
        <draw:connector draw:style-name="gr153" draw:text-style-name="P79" draw:layer="layout" draw:type="line" svg:x1="8.627cm" svg:y1="11.056cm" svg:x2="9.221cm" svg:y2="11.056cm">
          <text:p text:style-name="P4"/>
        </draw:connector>
        <draw:connector draw:style-name="gr153" draw:text-style-name="P79" draw:layer="layout" draw:type="line" svg:x1="9.422cm" svg:y1="11.056cm" svg:x2="9.933cm" svg:y2="11.057cm">
          <text:p text:style-name="P4"/>
        </draw:connector>
        <draw:connector draw:style-name="gr153" draw:text-style-name="P79" draw:layer="layout" draw:type="line" svg:x1="11.724cm" svg:y1="11.056cm" svg:x2="12.165cm" svg:y2="11.056cm">
          <text:p text:style-name="P4"/>
        </draw:connector>
        <draw:connector draw:style-name="gr153" draw:text-style-name="P79" draw:layer="layout" draw:type="line" svg:x1="12.358cm" svg:y1="11.056cm" svg:x2="13.088cm" svg:y2="11.056cm">
          <text:p text:style-name="P4"/>
        </draw:connector>
        <draw:frame draw:style-name="gr199" draw:text-style-name="P80" draw:layer="layout" svg:width="1.389cm" svg:height="0.882cm" svg:x="16.772cm" svg:y="9.643cm">
          <draw:text-box>
            <text:p text:style-name="P4"><text:span text:style-name="T83">rf</text:span></text:p>
          </draw:text-box>
        </draw:frame>
        <draw:frame draw:style-name="gr203" draw:text-style-name="P80" draw:layer="layout" svg:width="1.389cm" svg:height="0.882cm" svg:x="20.489cm" svg:y="9.639cm">
          <draw:text-box>
            <text:p text:style-name="P4"><text:span text:style-name="T83">alu</text:span></text:p>
          </draw:text-box>
        </draw:frame>
        <draw:frame draw:style-name="gr203" draw:text-style-name="P80" draw:layer="layout" svg:width="2.344cm" svg:height="0.882cm" svg:x="5cm" svg:y="13.257cm">
          <draw:text-box>
            <text:p text:style-name="P4"><text:span text:style-name="T83">clk/reset</text:span></text:p>
          </draw:text-box>
        </draw:frame>
        <draw:frame draw:style-name="gr199" draw:text-style-name="P80" draw:layer="layout" svg:width="1.546cm" svg:height="0.882cm" svg:x="5.041cm" svg:y="9.004cm">
          <draw:text-box>
            <text:p text:style-name="P4"><text:span text:style-name="T83">chip</text:span></text:p>
          </draw:text-box>
        </draw:frame>
        <draw:frame draw:style-name="gr199" draw:text-style-name="P80" draw:layer="layout" svg:width="1.389cm" svg:height="0.882cm" svg:x="13.201cm" svg:y="9.666cm">
          <draw:text-box>
            <text:p text:style-name="P4"><text:span text:style-name="T83">id</text:span></text:p>
          </draw:text-box>
        </draw:frame>
        <draw:line draw:style-name="gr194" draw:text-style-name="P79" draw:layer="layout" svg:x1="6.975cm" svg:y1="13.218cm" svg:x2="6.975cm" svg:y2="11.641cm">
          <text:p text:style-name="P4"/>
        </draw:line>
        <draw:line draw:style-name="gr194" draw:text-style-name="P79" draw:layer="layout" svg:x1="10.824cm" svg:y1="13.231cm" svg:x2="10.824cm" svg:y2="11.654cm">
          <text:p text:style-name="P4"/>
        </draw:line>
        <draw:line draw:style-name="gr194" draw:text-style-name="P79" draw:layer="layout" svg:x1="14.691cm" svg:y1="13.241cm" svg:x2="14.691cm" svg:y2="11.645cm">
          <text:p text:style-name="P4"/>
        </draw:line>
        <draw:line draw:style-name="gr194" draw:text-style-name="P79" draw:layer="layout" svg:x1="18.316cm" svg:y1="13.221cm" svg:x2="18.316cm" svg:y2="11.612cm">
          <text:p text:style-name="P4"/>
        </draw:line>
        <draw:line draw:style-name="gr194" draw:text-style-name="P79" draw:layer="layout" svg:x1="22.133cm" svg:y1="13.23cm" svg:x2="22.133cm" svg:y2="12.399cm">
          <text:p text:style-name="P4"/>
        </draw:line>
        <draw:g draw:id="id138">
          <draw:g>
            <draw:custom-shape draw:style-name="gr224" draw:text-style-name="P157" draw:layer="layout" svg:width="0.836cm" svg:height="1.182cm" svg:x="14.261cm" svg:y="10.468cm">
              <text:p text:style-name="P4"/>
              <draw:enhanced-geometry svg:viewBox="0 0 21600 21600" draw:type="rectangle" draw:enhanced-path="M 0 0 L 21600 0 21600 21600 0 21600 0 0 Z N"/>
            </draw:custom-shape>
            <draw:custom-shape draw:style-name="gr225" draw:text-style-name="P158" draw:layer="layout" svg:width="0.27cm" svg:height="0.194cm" svg:x="14.544cm" svg:y="11.456cm">
              <text:p text:style-name="P4"/>
              <draw:enhanced-geometry svg:viewBox="0 0 21600 21600" draw:mirror-horizontal="true" draw:glue-points="10800 0 5400 10800 10800 21600 16200 10800" draw:text-areas="5400 10800 16200 21600" draw:type="flowchart-extract" draw:enhanced-path="M 10800 0 L 21600 21600 0 21600 10800 0 Z N"/>
            </draw:custom-shape>
          </draw:g>
        </draw:g>
        <draw:frame draw:style-name="gr210" draw:text-style-name="P80" draw:layer="layout" svg:width="1.302cm" svg:height="0.882cm" svg:x="14.054cm" svg:y="10.609cm">
          <draw:text-box>
            <text:p text:style-name="P4"><text:span text:style-name="T83">dec</text:span></text:p>
          </draw:text-box>
        </draw:frame>
        <draw:connector draw:style-name="gr153" draw:text-style-name="P79" draw:layer="layout" draw:type="line" svg:x1="13.291cm" svg:y1="11.058cm" svg:x2="14.261cm" svg:y2="11.059cm" draw:end-shape="id138" draw:end-glue-point="3">
          <text:p text:style-name="P4"/>
        </draw:connector>
        <draw:connector draw:style-name="gr153" draw:text-style-name="P79" draw:layer="layout" draw:type="line" svg:x1="15.118cm" svg:y1="11.033cm" svg:x2="16.05cm" svg:y2="11.034cm">
          <text:p text:style-name="P4"/>
        </draw:connector>
        <draw:g>
          <draw:g>
            <draw:g>
              <draw:g>
                <draw:custom-shape draw:style-name="gr226" draw:text-style-name="P157" draw:layer="layout" svg:width="1.79cm" svg:height="1.177cm" svg:x="17.426cm" svg:y="10.45cm">
                  <text:p text:style-name="P4"/>
                  <draw:enhanced-geometry svg:viewBox="0 0 21600 21600" draw:mirror-horizontal="false" draw:mirror-vertical="false" draw:type="rectangle" draw:enhanced-path="M 0 0 L 21600 0 21600 21600 0 21600 0 0 Z N"/>
                </draw:custom-shape>
                <draw:custom-shape draw:style-name="gr227" draw:text-style-name="P158" draw:layer="layout" svg:width="0.205cm" svg:height="0.193cm" svg:x="18.163cm" svg:y="11.421cm">
                  <text:p text:style-name="P4"/>
                  <draw:enhanced-geometry svg:viewBox="0 0 21600 21600" draw:mirror-horizontal="true" draw:mirror-vertical="false" draw:glue-points="10800 0 5400 10800 10800 21600 16200 10800" draw:text-areas="5400 10800 16200 21600" draw:type="flowchart-extract" draw:enhanced-path="M 10800 0 L 21600 21600 0 21600 10800 0 Z N"/>
                </draw:custom-shape>
              </draw:g>
              <draw:frame draw:style-name="gr202" draw:text-style-name="P80" draw:layer="layout" svg:width="1.927cm" svg:height="1.513cm" svg:x="17.397cm" svg:y="10.354cm">
                <draw:text-box>
                  <text:p text:style-name="P4"><text:span text:style-name="T83"><text:s text:c="3"/></text:span><text:span text:style-name="T83">rf</text:span></text:p>
                  <text:p text:style-name="P4"><text:span text:style-name="T83">32x32</text:span></text:p>
                </draw:text-box>
              </draw:frame>
            </draw:g>
            <draw:connector draw:style-name="gr153" draw:text-style-name="P79" draw:layer="layout" draw:type="line" svg:x1="16.909cm" svg:y1="11.013cm" svg:x2="17.42cm" svg:y2="11.014cm">
              <text:p text:style-name="P4"/>
            </draw:connector>
          </draw:g>
          <draw:connector draw:style-name="gr153" draw:text-style-name="P79" draw:layer="layout" draw:type="line" svg:x1="19.211cm" svg:y1="11.013cm" svg:x2="19.652cm" svg:y2="11.013cm">
            <text:p text:style-name="P4"/>
          </draw:connector>
        </draw:g>
        <draw:custom-shape draw:style-name="gr219" draw:text-style-name="P79" draw:layer="layout" svg:width="0.82cm" svg:height="0.639cm" svg:x="21.633cm" svg:y="10.197cm">
          <text:p text:style-name="P4"/>
          <draw:enhanced-geometry svg:viewBox="0 0 21600 21600" draw:type="rectangle" draw:enhanced-path="M 0 0 L 21600 0 21600 21600 0 21600 0 0 Z N"/>
        </draw:custom-shape>
        <draw:frame draw:style-name="gr228" draw:text-style-name="P80" draw:layer="layout" svg:width="1.424cm" svg:height="0.882cm" svg:x="21.417cm" svg:y="10.145cm">
          <draw:text-box>
            <text:p text:style-name="P4"><text:span text:style-name="T83">+/-</text:span></text:p>
          </draw:text-box>
        </draw:frame>
        <draw:custom-shape draw:style-name="gr219" draw:text-style-name="P79" draw:layer="layout" svg:width="0.827cm" svg:height="1.088cm" svg:x="21.639cm" svg:y="10.98cm">
          <text:p text:style-name="P4"/>
          <draw:enhanced-geometry svg:viewBox="0 0 21600 21600" draw:type="rectangle" draw:enhanced-path="M 0 0 L 21600 0 21600 21600 0 21600 0 0 Z N"/>
        </draw:custom-shape>
        <draw:frame draw:style-name="gr229" draw:text-style-name="P80" draw:layer="layout" svg:width="1.641cm" svg:height="0.882cm" svg:x="21.447cm" svg:y="11.161cm">
          <draw:text-box>
            <text:p text:style-name="P4"><text:span text:style-name="T83">&lt;&lt;</text:span></text:p>
          </draw:text-box>
        </draw:frame>
        <draw:frame draw:style-name="gr230" draw:text-style-name="P80" draw:layer="layout" svg:width="0.822cm" svg:height="0.882cm" svg:x="21.656cm" svg:y="10.842cm">
          <draw:text-box>
            <text:p text:style-name="P4"><text:span text:style-name="T83">O</text:span></text:p>
          </draw:text-box>
        </draw:frame>
        <draw:frame draw:style-name="gr44" draw:text-style-name="P80" draw:layer="layout" svg:width="1.291cm" svg:height="0.882cm" svg:x="21.486cm" svg:y="11.489cm">
          <draw:text-box>
            <text:p text:style-name="P4"><text:span text:style-name="T83">&gt;&gt;</text:span></text:p>
          </draw:text-box>
        </draw:frame>
        <presentation:notes draw:style-name="dp2">
          <draw:page-thumbnail draw:style-name="gr1" draw:layer="layout" svg:width="13.877cm" svg:height="11.093cm" svg:x="3.577cm" svg:y="2.247cm" draw:page-number="136" presentation:class="page"/>
          <draw:frame presentation:style-name="pr5" draw:text-style-name="P25" draw:layer="layout" svg:width="15.399cm" svg:height="13.362cm" svg:x="2.798cm" svg:y="14.102cm" presentation:class="notes" presentation:placeholder="true">
            <draw:text-box/>
          </draw:frame>
        </presentation:notes>
      </draw:page>
      <draw:page draw:name="page137" draw:style-name="dp1" draw:master-page-name="fpl_5f_presentation_5f_template" presentation:presentation-page-layout-name="AL3T1" presentation:use-footer-name="ftr1" presentation:use-date-time-name="dtd1">
        <office:forms form:automatic-focus="false" form:apply-design-mode="false"/>
        <draw:frame presentation:style-name="pr52" draw:text-style-name="P4" draw:layer="layout" svg:width="23.912cm" svg:height="3.008cm" svg:x="2cm" svg:y="0.7cm" presentation:class="title" presentation:user-transformed="true">
          <draw:text-box>
            <text:p text:style-name="P4">Design example: Write logic </text:p>
          </draw:text-box>
        </draw:frame>
        <draw:frame presentation:style-name="pr15" draw:text-style-name="P49" draw:layer="layout" svg:width="22.216cm" svg:height="15.337cm" svg:x="5.455cm" svg:y="4.618cm" presentation:class="outline" presentation:placeholder="true">
          <draw:text-box/>
        </draw:frame>
        <presentation:notes draw:style-name="dp2">
          <draw:page-thumbnail draw:style-name="gr1" draw:layer="layout" svg:width="13.877cm" svg:height="11.093cm" svg:x="3.577cm" svg:y="2.247cm" draw:page-number="137" presentation:class="page"/>
          <draw:frame presentation:style-name="pr5" draw:text-style-name="P4" draw:layer="layout" svg:width="15.399cm" svg:height="13.362cm" svg:x="2.798cm" svg:y="14.102cm" presentation:class="notes" presentation:placeholder="true">
            <draw:text-box/>
          </draw:frame>
        </presentation:notes>
      </draw:page>
      <draw:page draw:name="page138"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5.653cm" svg:x="7.231cm" svg:y="-0.029cm" presentation:class="title">
          <draw:text-box>
            <text:p text:style-name="P4">Design example. Generate testbench and verification components </text:p>
          </draw:text-box>
        </draw:frame>
        <presentation:notes draw:style-name="dp2">
          <draw:page-thumbnail draw:style-name="gr1" draw:layer="layout" svg:width="13.877cm" svg:height="11.093cm" svg:x="3.577cm" svg:y="2.247cm" draw:page-number="138" presentation:class="page"/>
          <draw:frame presentation:style-name="pr5" draw:text-style-name="P4" draw:layer="layout" svg:width="15.399cm" svg:height="13.362cm" svg:x="2.798cm" svg:y="14.102cm" presentation:class="notes" presentation:placeholder="true">
            <draw:text-box/>
          </draw:frame>
        </presentation:notes>
      </draw:page>
      <draw:page draw:name="page139" draw:style-name="dp1" draw:master-page-name="fpl_5f_presentation_5f_template" presentation:presentation-page-layout-name="AL3T1" presentation:use-footer-name="ftr1" presentation:use-date-time-name="dtd1">
        <office:forms form:automatic-focus="false" form:apply-design-mode="false"/>
        <draw:frame presentation:style-name="pr52" draw:text-style-name="P4" draw:layer="layout" svg:width="23.912cm" svg:height="3.008cm" svg:x="2cm" svg:y="0.7cm" presentation:class="title" presentation:user-transformed="true">
          <draw:text-box>
            <text:p text:style-name="P4">Design example. Write C++ model </text:p>
          </draw:text-box>
        </draw:frame>
        <draw:frame presentation:style-name="pr15" draw:text-style-name="P49" draw:layer="layout" svg:width="22.216cm" svg:height="15.337cm" svg:x="5.455cm" svg:y="4.618cm" presentation:class="outline" presentation:placeholder="true">
          <draw:text-box/>
        </draw:frame>
        <presentation:notes draw:style-name="dp2">
          <draw:page-thumbnail draw:style-name="gr1" draw:layer="layout" svg:width="13.877cm" svg:height="11.093cm" svg:x="3.577cm" svg:y="2.247cm" draw:page-number="139" presentation:class="page"/>
          <draw:frame presentation:style-name="pr5" draw:text-style-name="P4" draw:layer="layout" svg:width="15.399cm" svg:height="13.362cm" svg:x="2.798cm" svg:y="14.102cm" presentation:class="notes" presentation:placeholder="true">
            <draw:text-box/>
          </draw:frame>
        </presentation:notes>
      </draw:page>
      <draw:page draw:name="page140" draw:style-name="dp1" draw:master-page-name="fpl_5f_presentation_5f_template" presentation:presentation-page-layout-name="AL1T19" presentation:use-footer-name="ftr1" presentation:use-date-time-name="dtd1">
        <office:forms form:automatic-focus="false" form:apply-design-mode="false"/>
        <draw:frame presentation:style-name="pr3" draw:text-style-name="P4" draw:layer="layout" svg:width="18.666cm" svg:height="3.769cm" svg:x="7.231cm" svg:y="0.914cm" presentation:class="title">
          <draw:text-box>
            <text:p text:style-name="P4">Design example. Simulate the design</text:p>
          </draw:text-box>
        </draw:frame>
        <presentation:notes draw:style-name="dp2">
          <draw:page-thumbnail draw:style-name="gr1" draw:layer="layout" svg:width="13.877cm" svg:height="11.093cm" svg:x="3.577cm" svg:y="2.247cm" draw:page-number="140" presentation:class="page"/>
          <draw:frame presentation:style-name="pr5" draw:text-style-name="P4" draw:layer="layout" svg:width="15.399cm" svg:height="13.362cm" svg:x="2.798cm" svg:y="14.1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45_2c_45_20_degrees" draw:display-name="Black -45,45 degrees" draw:style="double" draw:color="#000000" draw:distance="0.127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fpl_5f_presentation_5f_template-title" style:display-name="fpl_presentation_template-title" style:family="presentation">
      <style:graphic-properties draw:stroke="none" draw:fill="none" draw:textarea-vertical-align="middle">
        <text:list-style style:name="fpl_5f_5f_5f_presentation_5f_5f_5f_template-title" style:display-name="fpl_5f_presentation_5f_template-title">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6pt" fo:font-style="normal" fo:text-shadow="none" style:text-underline-style="none" fo:font-weight="normal" style:font-family-asian="'Andale Sans UI'" style:font-family-generic-asian="system" style:font-pitch-asian="variable" style:font-size-asian="36pt" style:font-style-asian="normal" style:font-weight-asian="normal" style:font-family-complex="'Andale Sans UI'" style:font-family-generic-complex="system" style:font-pitch-complex="variable" style:font-size-complex="36pt" style:font-style-complex="normal" style:font-weight-complex="normal" style:text-emphasize="none" style:font-relief="none"/>
    </style:style>
    <style:style style:name="fpl_5f_presentation_5f_template-subtitle" style:display-name="fpl_presentation_template-subtitle" style:family="presentation">
      <style:graphic-properties draw:stroke="none" draw:fill="none" draw:textarea-vertical-align="middle">
        <text:list-style style:name="fpl_5f_5f_5f_presentation_5f_5f_5f_template-subtitle" style:display-name="fpl_5f_presentation_5f_template-subtitle">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28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background" style:display-name="fpl_presentation_template-background" style:family="presentation">
      <style:graphic-properties draw:stroke="none" draw:fill="solid" draw:fill-color="#cccccc" draw:fill-image-width="0cm" draw:fill-image-height="0cm" draw:textarea-horizontal-align="center" draw:textarea-vertical-align="middle" draw:shadow="hidden"/>
      <style:paragraph-properties fo:text-align="center"/>
    </style:style>
    <style:style style:name="fpl_5f_presentation_5f_template-backgroundobjects" style:display-name="fpl_presentation_template-backgroundobjects" style:family="presentation">
      <style:graphic-properties draw:shadow="hidden" draw:shadow-offset-x="0.3cm" draw:shadow-offset-y="0.3cm" draw:shadow-color="#808080">
        <text:list-style style:name="fpl_5f_5f_5f_presentation_5f_5f_5f_template-backgroundobjects" style:display-name="fpl_5f_presentation_5f_template-backgroundobjects">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notes" style:display-name="fpl_presentation_template-notes" style:family="presentation">
      <style:graphic-properties draw:stroke="none" draw:fill="none">
        <text:list-style style:name="fpl_5f_5f_5f_presentation_5f_5f_5f_template-notes" style:display-name="fpl_5f_presentation_5f_template-notes">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decorative"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fpl_5f_presentation_5f_template-outline1" style:display-name="fpl_presentation_template-outline1" style:family="presentation">
      <style:graphic-properties draw:stroke="none" draw:fill="none">
        <text:list-style style:name="fpl_5f_5f_5f_presentation_5f_5f_5f_template-outline1" style:display-name="fpl_5f_presentation_5f_template-outline1">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outline2" style:display-name="fpl_presentation_template-outline2" style:family="presentation" style:parent-style-name="fpl_5f_presentation_5f_templa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decorative" style:font-pitch="variable" fo:font-size="28pt" fo:font-style="normal" fo:text-shadow="none" style:text-underline-style="none" fo:font-weight="normal" style:font-size-asian="28pt" style:font-size-complex="28pt" style:font-relief="none"/>
    </style:style>
    <style:style style:name="fpl_5f_presentation_5f_template-outline3" style:display-name="fpl_presentation_template-outline3" style:family="presentation" style:parent-style-name="fpl_5f_presentation_5f_templa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outline4" style:display-name="fpl_presentation_template-outline4" style:family="presentation" style:parent-style-name="fpl_5f_presentation_5f_templa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5" style:display-name="fpl_presentation_template-outline5" style:family="presentation" style:parent-style-name="fpl_5f_presentation_5f_templa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6" style:display-name="fpl_presentation_template-outline6" style:family="presentation" style:parent-style-name="fpl_5f_presentation_5f_templa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7" style:display-name="fpl_presentation_template-outline7" style:family="presentation" style:parent-style-name="fpl_5f_presentation_5f_templa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8" style:display-name="fpl_presentation_template-outline8" style:family="presentation" style:parent-style-name="fpl_5f_presentation_5f_templa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9" style:display-name="fpl_presentation_template-outline9" style:family="presentation" style:parent-style-name="fpl_5f_presentation_5f_templa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4">
      <presentation:placeholder presentation:object="title" svg:x="2.057cm" svg:y="1.743cm" svg:width="23.911cm" svg:height="3.507cm"/>
      <presentation:placeholder presentation:object="outline" svg:x="2.057cm" svg:y="5.838cm" svg:width="11.669cm" svg:height="13.23cm"/>
      <presentation:placeholder presentation:object="chart"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cccccc"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svg:stroke-color="#000000" draw:fill="none" draw:fill-color="#ffffff" draw:auto-grow-height="true" draw:auto-grow-width="false" fo:max-height="0cm" fo:min-height="1.898cm"/>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pl_5f_presentation_5f_template-outline1">
      <style:graphic-properties draw:fill-color="#ffffff" draw:auto-grow-height="false" fo:min-height="12.573cm"/>
    </style:style>
    <style:style style:name="pr2" style:family="presentation" style:parent-style-name="fpl_5f_presentation_5f_template-backgroundobjects">
      <style:graphic-properties draw:fill-color="#333333" draw:textarea-horizontal-align="center" draw:textarea-vertical-align="middle"/>
    </style:style>
    <style:style style:name="pr3"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446cm" fo:min-width="0cm" fo:padding-top="0.13cm" fo:padding-bottom="0.13cm" fo:padding-left="0.25cm" fo:padding-right="0.25cm" fo:wrap-option="no-wrap" draw:shadow="hidden" draw:shadow-color="#808080"/>
    </style:style>
    <style:style style:name="pr5"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fpl_5f_presentation_5f_template-backgroundobjects">
      <style:graphic-properties svg:stroke-color="#c0c0c0" draw:textarea-horizontal-align="center" draw:textarea-vertical-align="middle"/>
    </style:style>
    <style:style style:name="pr7" style:family="presentation" style:parent-style-name="fpl_5f_presentation_5f_template-backgroundobjects">
      <style:graphic-properties draw:stroke="none" draw:fill="none" draw:fill-color="#00cc99" draw:textarea-horizontal-align="justify" draw:textarea-vertical-align="top" draw:auto-grow-height="false" draw:auto-grow-width="false" fo:min-height="1.294cm" fo:min-width="0cm" fo:padding-top="0cm" fo:padding-bottom="0cm" fo:padding-left="0.054cm" fo:padding-right="0.054cm" fo:wrap-option="no-wrap" draw:shadow="hidden" draw:shadow-color="#808080"/>
    </style:style>
    <style:style style:name="pr8" style:family="presentation" style:parent-style-name="fpl_5f_presentation_5f_template-backgroundobjects">
      <style:graphic-properties draw:stroke="none" draw:fill="none" draw:fill-color="#00cc99" draw:textarea-horizontal-align="justify" draw:textarea-vertical-align="bottom" draw:auto-grow-height="false" draw:auto-grow-width="false" fo:min-height="1.294cm" fo:min-width="0cm" fo:padding-top="0cm" fo:padding-bottom="0cm" fo:padding-left="0.054cm" fo:padding-right="0.054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952cm" fo:margin-right="0cm" text:enable-numbering="true" fo:text-indent="-0.952cm"/>
    </style:style>
    <style:style style:name="P4" style:family="paragraph">
      <style:paragraph-properties fo:margin-left="2.063cm" fo:margin-right="0cm" text:enable-numbering="true" fo:text-indent="-0.793cm"/>
    </style:style>
    <style:style style:name="P5" style:family="paragraph">
      <style:paragraph-properties fo:margin-left="3.175cm" fo:margin-right="0cm" text:enable-numbering="true" fo:text-indent="-0.635cm"/>
    </style:style>
    <style:style style:name="P6" style:family="paragraph">
      <style:paragraph-properties fo:margin-left="4.445cm" fo:margin-right="0cm" text:enable-numbering="true" fo:text-indent="-0.635cm"/>
    </style:style>
    <style:style style:name="P7" style:family="paragraph">
      <style:paragraph-properties fo:margin-left="5.715cm" fo:margin-right="0cm" text:enable-numbering="true" fo:text-indent="-0.635cm"/>
    </style:style>
    <style:style style:name="P8" style:family="paragraph">
      <style:paragraph-properties fo:margin-left="5.4cm" fo:margin-right="0cm" text:enable-numbering="true" fo:text-indent="-0.6cm"/>
    </style:style>
    <style:style style:name="P9" style:family="paragraph">
      <style:paragraph-properties fo:margin-left="1.2cm" fo:margin-right="0cm" fo:text-indent="-0.9cm"/>
    </style:style>
    <style:style style:name="P10" style:family="paragraph">
      <style:paragraph-properties fo:margin-left="0cm" fo:margin-right="0cm" fo:line-height="100%" text:enable-numbering="false" fo:text-indent="0cm" style:writing-mode="lr-tb"/>
    </style:style>
    <style:style style:name="P11" style:family="paragraph">
      <style:paragraph-properties fo:margin-left="0cm" fo:margin-right="0cm" fo:line-height="100%" fo:text-align="center" text:enable-numbering="false" fo:text-indent="0cm" style:writing-mode="lr-tb"/>
    </style:style>
    <style:style style:name="P12" style:family="paragraph">
      <style:paragraph-properties fo:margin-left="0cm" fo:margin-right="0cm" fo:line-height="100%" fo:text-align="end" text:enable-numbering="false" fo:text-indent="0cm" style:writing-mode="lr-tb"/>
    </style:style>
    <style:style style:name="P13" style:family="paragraph">
      <style:paragraph-properties fo:margin-left="0cm" fo:margin-right="0cm" fo:text-indent="0cm"/>
    </style:style>
    <style:style style:name="P14" style:family="paragraph">
      <style:paragraph-properties fo:margin-left="0cm" fo:margin-right="0cm" fo:text-indent="0cm"/>
      <style:text-properties fo:color="#c0c0c0" fo:font-size="48pt" fo:font-style="italic"/>
    </style:style>
    <style:style style:name="P15" style:family="paragraph">
      <style:paragraph-properties fo:text-align="center"/>
    </style:style>
    <style:style style:name="P16" style:family="paragraph">
      <style:paragraph-properties fo:margin-left="0cm" fo:margin-right="0cm" text:enable-numbering="false" fo:text-indent="0cm" style:writing-mode="lr-tb"/>
    </style:style>
    <style:style style:name="P17"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Arial" style:font-family-generic="decorative" style:font-pitch="variable" fo:font-size="14pt" style:font-size-asian="14pt" style:font-size-complex="14pt"/>
    </style:style>
    <style:style style:name="T3" style:family="text">
      <style:text-properties fo:color="#c0c0c0" fo:font-size="48pt" fo:font-style="italic"/>
    </style:style>
    <style:style style:name="T4" style:family="text">
      <style:text-properties fo:font-size="9pt" fo:language="en" fo:country="US" fo:font-style="italic"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decorative" style:font-pitch="variable" fo:color="#000000" fo:font-size="100%"/>
      </text:list-level-style-bullet>
      <text:list-level-style-bullet text:level="2" text:bullet-char="–">
        <style:list-level-properties text:space-before="1.27cm" text:min-label-width="0.793cm"/>
        <style:text-properties fo:font-family="Arial" style:font-family-generic="decorative" style:font-pitch="variable" fo:color="#000000" fo:font-size="100%"/>
      </text:list-level-style-bullet>
      <text:list-level-style-bullet text:level="3" text:bullet-char="•">
        <style:list-level-properties text:space-before="2.54cm" text:min-label-width="0.635cm"/>
        <style:text-properties fo:font-family="Arial" style:font-family-generic="decorative" style:font-pitch="variable" fo:color="#000000" fo:font-size="100%"/>
      </text:list-level-style-bullet>
      <text:list-level-style-bullet text:level="4" text:bullet-char="–">
        <style:list-level-properties text:space-before="3.81cm" text:min-label-width="0.635cm"/>
        <style:text-properties fo:font-family="Arial" style:font-family-generic="decorative" style:font-pitch="variable" fo:color="#000000" fo:font-size="100%"/>
      </text:list-level-style-bullet>
      <text:list-level-style-bullet text:level="5" text:bullet-char="»">
        <style:list-level-properties text:space-before="5.08cm" text:min-label-width="0.635cm"/>
        <style:text-properties fo:font-family="Arial" style:font-family-generic="decorative" style:font-pitch="variable" fo:color="#000000" fo:font-size="100%"/>
      </text:list-level-style-bullet>
      <text:list-level-style-bullet text:level="6" text:bullet-char="»">
        <style:list-level-properties text:space-before="5.08cm" text:min-label-width="0.635cm"/>
        <style:text-properties fo:font-family="Arial" style:font-family-generic="decorative" style:font-pitch="variable" fo:color="#000000" fo:font-size="100%"/>
      </text:list-level-style-bullet>
      <text:list-level-style-bullet text:level="7" text:bullet-char="»">
        <style:list-level-properties text:space-before="5.08cm" text:min-label-width="0.635cm"/>
        <style:text-properties fo:font-family="Arial" style:font-family-generic="decorative" style:font-pitch="variable" fo:color="#000000" fo:font-size="100%"/>
      </text:list-level-style-bullet>
      <text:list-level-style-bullet text:level="8" text:bullet-char="»">
        <style:list-level-properties text:space-before="5.08cm" text:min-label-width="0.635cm"/>
        <style:text-properties fo:font-family="Arial" style:font-family-generic="decorative"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text:list-style style:name="L4">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fpl_5f_presentation_5f_template" style:display-name="fpl_presentation_template" style:page-layout-name="PM1" draw:style-name="dp1">
      <draw:frame presentation:style-name="fpl_5f_presentation_5f_template-title" draw:layer="backgroundobjects" svg:width="18.666cm" svg:height="3.648cm" svg:x="7.231cm" svg:y="0.974cm" presentation:class="title" presentation:placeholder="true">
        <draw:text-box/>
      </draw:frame>
      <draw:frame presentation:style-name="pr1" draw:text-style-name="P9" draw:layer="backgroundobjects" svg:width="22.216cm" svg:height="15.336cm" svg:x="5.455cm" svg:y="4.618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8">Ninth Outline Level</text:p>
                                            </text:list-item>
                                          </text:list>
                                        </text:list-item>
                                      </text:list>
                                    </text:list-item>
                                  </text:list>
                                </text:list-item>
                              </text:list>
                            </text:list-item>
                          </text:list>
                        </text:list-item>
                      </text:list>
                    </text:list-item>
                  </text:list>
                </text:list-item>
              </text:list>
            </text:list-item>
          </text:list>
        </draw:text-box>
      </draw:frame>
      <draw:rect presentation:style-name="pr2" draw:layer="backgroundobjects" svg:width="4.12cm" svg:height="21cm" svg:x="0cm" svg:y="-0.001cm">
        <text:p text:style-name="P13"/>
      </draw:rect>
      <draw:frame presentation:style-name="pr3" draw:text-style-name="P10" draw:layer="backgroundobjects" svg:width="5.834cm" svg:height="0.747cm" svg:x="5.499cm" svg:y="20.087cm" presentation:class="date-time">
        <draw:text-box>
          <text:p text:style-name="P10"><text:span text:style-name="T2"><presentation:date-time/></text:span></text:p>
        </draw:text-box>
      </draw:frame>
      <draw:frame presentation:style-name="pr4" draw:text-style-name="P11" draw:layer="backgroundobjects" svg:width="13.142cm" svg:height="0.871cm" svg:x="9.665cm" svg:y="20.127cm" presentation:class="footer">
        <draw:text-box>
          <text:p text:style-name="P11"><text:span text:style-name="T2">Copyright © 2008 Fastpath Logic, Inc. CONFIDENTIAL</text:span></text:p>
        </draw:text-box>
      </draw:frame>
      <draw:frame presentation:style-name="pr5" draw:text-style-name="P12" draw:layer="backgroundobjects" svg:width="5.834cm" svg:height="0.714cm" svg:x="22.065cm" svg:y="20.12cm" presentation:class="page-number">
        <draw:text-box>
          <text:p text:style-name="P12"><text:span text:style-name="T2"><text:page-number>&lt;number&gt;</text:page-number></text:span></text:p>
        </draw:text-box>
      </draw:frame>
      <draw:frame draw:style-name="gr3" draw:text-style-name="P14" draw:layer="backgroundobjects" svg:width="5.226cm" svg:height="2.753cm" svg:x="0cm" svg:y="18.714cm">
        <draw:text-box>
          <text:p text:style-name="P13"><text:span text:style-name="T3">FPL</text:span></text:p>
        </draw:text-box>
      </draw:frame>
      <draw:line presentation:style-name="pr6" draw:layer="backgroundobjects" svg:x1="0cm" svg:y1="18.748cm" svg:x2="4.164cm" svg:y2="18.748cm">
        <text:p text:style-name="P13"/>
      </draw:line>
      <presentation:notes style:page-layout-name="PM2">
        <draw:rect draw:style-name="gr4" draw:text-style-name="P15" draw:layer="backgroundobjects" svg:width="21cm" svg:height="29.7cm" svg:x="-0.001cm" svg:y="-0.001cm">
          <text:p text:style-name="P13"/>
        </draw:rect>
        <draw:frame presentation:style-name="pr7" draw:text-style-name="P16" draw:layer="backgroundobjects" svg:width="9.098cm" svg:height="1.488cm" svg:x="0cm" svg:y="0cm" presentation:class="header">
          <draw:text-box>
            <text:p text:style-name="P16"><text:span text:style-name="T4"><presentation:header/></text:span></text:p>
          </draw:text-box>
        </draw:frame>
        <draw:frame presentation:style-name="pr7" draw:text-style-name="P17" draw:layer="backgroundobjects" svg:width="9.099cm" svg:height="1.488cm" svg:x="11.896cm" svg:y="0cm" presentation:class="date-time">
          <draw:text-box>
            <text:p text:style-name="P17"><text:span text:style-name="T4"><presentation:date-time/></text:span></text:p>
          </draw:text-box>
        </draw:frame>
        <draw:frame presentation:style-name="pr8" draw:text-style-name="P16" draw:layer="backgroundobjects" svg:width="9.098cm" svg:height="1.488cm" svg:x="0cm" svg:y="28.207cm" presentation:class="footer">
          <draw:text-box>
            <text:p text:style-name="P16"><text:span text:style-name="T4"><presentation:footer/></text:span></text:p>
          </draw:text-box>
        </draw:frame>
        <draw:frame presentation:style-name="pr8" draw:text-style-name="P17" draw:layer="backgroundobjects" svg:width="9.099cm" svg:height="1.488cm" svg:x="11.896cm" svg:y="28.207cm" presentation:class="page-number">
          <draw:text-box>
            <text:p text:style-name="P17"><text:span text:style-name="T4"><text:page-number>&lt;number&gt;</text:page-number></text:span></text:p>
          </draw:text-box>
        </draw:frame>
        <draw:page-thumbnail presentation:style-name="fpl_5f_presentation_5f_template-title" draw:layer="backgroundobjects" svg:width="13.877cm" svg:height="11.093cm" svg:x="3.577cm" svg:y="2.247cm" presentation:class="page"/>
        <draw:frame presentation:style-name="fpl_5f_presentation_5f_template-notes" draw:layer="backgroundobjects" svg:width="15.399cm" svg:height="13.361cm" svg:x="2.798cm" svg:y="14.10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initial-creator>Cristian-Gyozo Haba</meta:initial-creator>
    <meta:creation-date>2007-03-27T17:51:14</meta:creation-date>
    <dc:creator>booo buuuu</dc:creator>
    <dc:date>2008-02-25T16:57:08</dc:date>
    <dc:language>en-US</dc:language>
    <meta:editing-cycles>116</meta:editing-cycles>
    <meta:editing-duration>P2DT5H58M8S</meta:editing-duration>
    <meta:user-defined meta:name="Info 1"/>
    <meta:user-defined meta:name="Info 2"/>
    <meta:user-defined meta:name="Info 3"/>
    <meta:user-defined meta:name="Info 4"/>
    <meta:document-statistic meta:object-count="16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8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27/06/2007</text:date>, <text:time>03:0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45cm"/>
    </style:style>
    <style:style style:name="co2" style:family="table-column">
      <style:table-column-properties fo:break-before="auto" style:column-width="4.209cm"/>
    </style:style>
    <style:style style:name="co3" style:family="table-column">
      <style:table-column-properties fo:break-before="auto" style:column-width="10.091cm"/>
    </style:style>
    <style:style style:name="co4" style:family="table-column">
      <style:table-column-properties fo:break-before="auto" style:column-width="3.411cm"/>
    </style:style>
    <style:style style:name="co5" style:family="table-column">
      <style:table-column-properties fo:break-before="auto" style:column-width="2.267cm"/>
    </style:style>
    <style:style style:name="ro1" style:family="table-row">
      <style:table-row-properties style:row-height="0.76cm" fo:break-before="auto" style:use-optimal-row-height="false"/>
    </style:style>
    <style:style style:name="ro2" style:family="table-row">
      <style:table-row-properties style:row-height="0.676cm" fo:break-before="auto" style:use-optimal-row-height="false"/>
    </style:style>
    <style:style style:name="ro3" style:family="table-row">
      <style:table-row-properties style:row-height="0.686cm" fo:break-before="auto" style:use-optimal-row-height="false"/>
    </style:style>
    <style:style style:name="ro4"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02cm solid #ffffff"/>
      <style:paragraph-properties fo:text-align="center" fo:margin-left="0cm"/>
      <style:text-properties fo:color="#ffff00" fo:font-size="12pt"/>
    </style:style>
    <style:style style:name="ce2" style:family="table-cell" style:parent-style-name="Default">
      <style:table-cell-properties style:text-align-source="fix" style:repeat-content="false" fo:background-color="transparent" fo:border="0.002cm solid #ffffff"/>
      <style:paragraph-properties fo:text-align="center" fo:margin-left="0cm"/>
      <style:text-properties fo:color="#ffffff" fo:font-size="12pt"/>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Default"/>
        <table:table-row table:style-name="ro1">
          <table:table-cell table:style-name="ce1" office:value-type="string">
            <text:p>word size</text:p>
          </table:table-cell>
          <table:table-cell table:style-name="ce1" office:value-type="string">
            <text:p>alignment bit size</text:p>
          </table:table-cell>
          <table:table-cell table:style-name="ce1" office:value-type="string">
            <text:p>address increment amount (word to forward)</text:p>
          </table:table-cell>
          <table:table-cell/>
        </table:table-row>
        <table:table-row table:style-name="ro2">
          <table:table-cell table:number-columns-repeated="2" office:value-type="string">
            <text:p>8 bits</text:p>
          </table:table-cell>
          <table:table-cell office:value-type="float" office:value="1">
            <text:p>1</text:p>
          </table:table-cell>
          <table:table-cell/>
        </table:table-row>
        <table:table-row table:style-name="ro2">
          <table:table-cell office:value-type="string">
            <text:p>16 bits</text:p>
          </table:table-cell>
          <table:table-cell office:value-type="string">
            <text:p>8 bits</text:p>
          </table:table-cell>
          <table:table-cell office:value-type="float" office:value="2">
            <text:p>2</text:p>
          </table:table-cell>
          <table:table-cell/>
        </table:table-row>
        <table:table-row table:style-name="ro2">
          <table:table-cell office:value-type="string">
            <text:p>32 bits</text:p>
          </table:table-cell>
          <table:table-cell office:value-type="string">
            <text:p>8 bits</text:p>
          </table:table-cell>
          <table:table-cell office:value-type="float" office:value="4">
            <text:p>4</text:p>
          </table:table-cell>
          <table:table-cell/>
        </table:table-row>
        <table:table-row table:style-name="ro2">
          <table:table-cell office:value-type="string">
            <text:p>64 bits</text:p>
          </table:table-cell>
          <table:table-cell office:value-type="string">
            <text:p>8 bits</text:p>
          </table:table-cell>
          <table:table-cell office:value-type="float" office:value="8">
            <text:p>8</text:p>
          </table:table-cell>
          <table:table-cell/>
        </table:table-row>
        <table:table-row table:style-name="ro2">
          <table:table-cell table:number-columns-repeated="2" office:value-type="string">
            <text:p>32 bits</text:p>
          </table:table-cell>
          <table:table-cell office:value-type="float" office:value="1">
            <text:p>1</text:p>
          </table:table-cell>
          <table:table-cell/>
        </table:table-row>
        <table:table-row table:style-name="ro3">
          <table:table-cell office:value-type="string">
            <text:p>64 bits</text:p>
          </table:table-cell>
          <table:table-cell office:value-type="string">
            <text:p>32 bits</text:p>
          </table:table-cell>
          <table:table-cell office:value-type="float" office:value="2">
            <text:p>2</text:p>
          </table:table-cell>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27/06/2007</text:date>, <text:time>03:0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4cm"/>
    </style:style>
    <style:style style:name="co2" style:family="table-column">
      <style:table-column-properties fo:break-before="auto" style:column-width="1.148cm"/>
    </style:style>
    <style:style style:name="co3" style:family="table-column">
      <style:table-column-properties fo:break-before="auto" style:column-width="2.267cm"/>
    </style:style>
    <style:style style:name="ro1" style:family="table-row">
      <style:table-row-properties style:row-height="0.64cm" fo:break-before="auto" style:use-optimal-row-height="false"/>
    </style:style>
    <style:style style:name="ro2" style:family="table-row">
      <style:table-row-properties style:row-height="0.646cm" fo:break-before="auto" style:use-optimal-row-height="false"/>
    </style:style>
    <style:style style:name="ro3" style:family="table-row">
      <style:table-row-properties style:row-height="0.624cm" fo:break-before="auto" style:use-optimal-row-height="false"/>
    </style:style>
    <style:style style:name="ro4" style:family="table-row">
      <style:table-row-properties style:row-height="0.626cm" fo:break-before="auto" style:use-optimal-row-height="false"/>
    </style:style>
    <style:style style:name="ro5"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ffffff" style:text-align-source="fix" style:repeat-content="false" fo:border-left="none" fo:border-right="none" fo:border-top="none"/>
      <style:paragraph-properties fo:text-align="center" fo:margin-left="0cm"/>
      <style:text-properties fo:color="#ffffff" fo:font-size="12pt"/>
    </style:style>
    <style:style style:name="ce2" style:family="table-cell" style:parent-style-name="Default">
      <style:table-cell-properties fo:border="0.002cm solid #ffffff"/>
      <style:text-properties fo:color="#ffffff"/>
    </style:style>
  </office:automatic-styles>
  <office:body>
    <office:spreadsheet>
      <table:table table:name="Sheet1" table:style-name="ta1" table:print="false">
        <table:table-column table:style-name="co1" table:default-cell-style-name="ce2"/>
        <table:table-column table:style-name="co2" table:number-columns-repeated="3" table:default-cell-style-name="ce2"/>
        <table:table-row table:style-name="ro1">
          <table:table-cell table:style-name="ce1" office:value-type="string">
            <text:p>b0</text:p>
          </table:table-cell>
          <table:table-cell table:style-name="ce1" office:value-type="string">
            <text:p>b1</text:p>
          </table:table-cell>
          <table:table-cell table:style-name="ce1" office:value-type="string">
            <text:p>b2</text:p>
          </table:table-cell>
          <table:table-cell table:style-name="ce1" office:value-type="string">
            <text:p>b3</text:p>
          </table:table-cell>
        </table:table-row>
        <table:table-row table:style-name="ro2" table:number-rows-repeated="4">
          <table:table-cell table:number-columns-repeated="4"/>
        </table:table-row>
        <table:table-row table:style-name="ro3">
          <table:table-cell table:number-columns-repeated="4"/>
        </table:table-row>
        <table:table-row table:style-name="ro4">
          <table:table-cell table:number-columns-repeated="4"/>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27/06/2007</text:date>, <text:time>03:0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4cm"/>
    </style:style>
    <style:style style:name="co2" style:family="table-column">
      <style:table-column-properties fo:break-before="auto" style:column-width="1.148cm"/>
    </style:style>
    <style:style style:name="co3" style:family="table-column">
      <style:table-column-properties fo:break-before="auto" style:column-width="2.267cm"/>
    </style:style>
    <style:style style:name="ro1" style:family="table-row">
      <style:table-row-properties style:row-height="0.64cm" fo:break-before="auto" style:use-optimal-row-height="false"/>
    </style:style>
    <style:style style:name="ro2" style:family="table-row">
      <style:table-row-properties style:row-height="0.646cm" fo:break-before="auto" style:use-optimal-row-height="false"/>
    </style:style>
    <style:style style:name="ro3" style:family="table-row">
      <style:table-row-properties style:row-height="0.624cm" fo:break-before="auto" style:use-optimal-row-height="false"/>
    </style:style>
    <style:style style:name="ro4" style:family="table-row">
      <style:table-row-properties style:row-height="0.626cm" fo:break-before="auto" style:use-optimal-row-height="false"/>
    </style:style>
    <style:style style:name="ro5"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text-properties fo:color="#ffffff" fo:font-size="12pt"/>
    </style:style>
    <style:style style:name="ce2" style:family="table-cell" style:parent-style-name="Default">
      <style:table-cell-properties fo:border="0.002cm solid #ffffff"/>
      <style:text-properties fo:color="#ffffff"/>
    </style:style>
  </office:automatic-styles>
  <office:body>
    <office:spreadsheet>
      <table:table table:name="Sheet1" table:style-name="ta1" table:print="false">
        <table:table-column table:style-name="co1" table:default-cell-style-name="ce2"/>
        <table:table-column table:style-name="co2" table:number-columns-repeated="3" table:default-cell-style-name="ce2"/>
        <table:table-row table:style-name="ro1">
          <table:table-cell table:style-name="ce1" office:value-type="string">
            <text:p>b3</text:p>
          </table:table-cell>
          <table:table-cell table:style-name="ce1" office:value-type="string">
            <text:p>b2</text:p>
          </table:table-cell>
          <table:table-cell table:style-name="ce1" office:value-type="string">
            <text:p>b1</text:p>
          </table:table-cell>
          <table:table-cell table:style-name="ce1" office:value-type="string">
            <text:p>b0</text:p>
          </table:table-cell>
        </table:table-row>
        <table:table-row table:style-name="ro2" table:number-rows-repeated="4">
          <table:table-cell table:number-columns-repeated="4"/>
        </table:table-row>
        <table:table-row table:style-name="ro3">
          <table:table-cell table:number-columns-repeated="4"/>
        </table:table-row>
        <table:table-row table:style-name="ro4">
          <table:table-cell table:number-columns-repeated="4"/>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27/06/2007</text:date>, <text:time>03:0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8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en" style:country-asian="AU" style:font-name-complex="Tahoma" style:language-complex="en" style:country-complex="AU"/>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27/06/2007</text:date>, <text:time>03:0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swiss" style:font-pitch="fixed"/>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93cm"/>
    </style:style>
    <style:style style:name="co2" style:family="table-column">
      <style:table-column-properties fo:break-before="auto" style:column-width="18.459cm"/>
    </style:style>
    <style:style style:name="co3" style:family="table-column">
      <style:table-column-properties fo:break-before="auto" style:column-width="2.267cm"/>
    </style:style>
    <style:style style:name="ro1" style:family="table-row">
      <style:table-row-properties style:row-height="1.319cm" fo:break-before="auto" style:use-optimal-row-height="false"/>
    </style:style>
    <style:style style:name="ro2" style:family="table-row">
      <style:table-row-properties style:row-height="0.921cm" fo:break-before="auto" style:use-optimal-row-height="true"/>
    </style:style>
    <style:style style:name="ro3" style:family="table-row">
      <style:table-row-properties style:row-height="1.579cm" fo:break-before="auto" style:use-optimal-row-height="true"/>
    </style:style>
    <style:style style:name="ro4" style:family="table-row">
      <style:table-row-properties style:row-height="2.895cm" fo:break-before="auto" style:use-optimal-row-height="true"/>
    </style:style>
    <style:style style:name="ro5" style:family="table-row">
      <style:table-row-properties style:row-height="2.237cm" fo:break-before="auto" style:use-optimal-row-height="true"/>
    </style:style>
    <style:style style:name="ro6" style:family="table-row">
      <style:table-row-properties style:row-height="0.815cm" fo:break-before="auto" style:use-optimal-row-height="true"/>
    </style:style>
    <style:style style:name="ro7" style:family="table-row">
      <style:table-row-properties style:row-height="1.369cm" fo:break-before="auto" style:use-optimal-row-height="true"/>
    </style:style>
    <style:style style:name="ro8"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ffffff" fo:padding="0.136cm" style:vertical-align="top"/>
      <style:text-properties fo:color="#ffff00" style:font-name="Arial" fo:font-size="15pt"/>
    </style:style>
    <style:style style:name="ce2" style:family="table-cell" style:parent-style-name="Default">
      <style:table-cell-properties fo:wrap-option="wrap" fo:border="0.002cm solid #ffffff" fo:padding="0.136cm" style:vertical-align="top"/>
      <style:text-properties fo:color="#ffff00" style:font-name="Arial" fo:font-size="14pt"/>
    </style:style>
    <style:style style:name="ce3" style:family="table-cell" style:parent-style-name="Default">
      <style:table-cell-properties fo:wrap-option="wrap" fo:border="0.002cm solid #ffffff" fo:padding="0.136cm" style:vertical-align="top"/>
      <style:text-properties fo:color="#ffff00" style:font-name="Arial" fo:font-size="14pt" style:font-size-complex="5.65000009536743pt"/>
    </style:style>
    <style:style style:name="ce4" style:family="table-cell" style:parent-style-name="Default">
      <style:table-cell-properties fo:wrap-option="wrap" fo:border="0.002cm solid #ffffff" fo:padding="0.136cm" style:vertical-align="top"/>
      <style:text-properties fo:color="#ffff00" style:font-name="Arial" fo:font-size="12pt"/>
    </style:style>
    <style:style style:name="ce5" style:family="table-cell" style:parent-style-name="Default">
      <style:table-cell-properties fo:wrap-option="wrap" style:vertical-align="top"/>
    </style:style>
    <style:style style:name="ce6" style:family="table-cell" style:parent-style-name="Default">
      <style:table-cell-properties fo:wrap-option="wrap" fo:border="0.002cm solid #ffffff" fo:padding="0.136cm" style:vertical-align="top"/>
      <style:text-properties fo:color="#e6e6e6" style:font-name="Arial" fo:font-size="15pt" style:font-size-complex="5.69999980926514pt"/>
    </style:style>
    <style:style style:name="ce7" style:family="table-cell" style:parent-style-name="Default">
      <style:table-cell-properties fo:wrap-option="wrap" fo:border="0.002cm solid #ffffff" fo:padding="0.136cm" style:vertical-align="top"/>
      <style:text-properties fo:color="#e6e6e6" style:font-name="Arial" fo:font-size="14pt" style:font-size-complex="5.65000009536743pt"/>
    </style:style>
    <style:style style:name="ce8" style:family="table-cell" style:parent-style-name="Default">
      <style:table-cell-properties fo:wrap-option="wrap" fo:border="0.002cm solid #ffffff" fo:padding="0.136cm" style:vertical-align="top"/>
      <style:text-properties fo:color="#e6e6e6" style:font-name="Arial" fo:font-size="14pt" style:font-size-asian="10pt" style:font-size-complex="5.69999980926514pt"/>
    </style:style>
    <style:style style:name="ce9" style:family="table-cell" style:parent-style-name="Default">
      <style:table-cell-properties fo:wrap-option="wrap" fo:border="0.002cm solid #ffffff" fo:padding="0.136cm" style:vertical-align="top"/>
      <style:text-properties fo:color="#e6e6e6" style:font-name="Arial" fo:font-size="14pt"/>
    </style:style>
    <style:style style:name="ce10" style:family="table-cell" style:parent-style-name="Default">
      <style:table-cell-properties fo:wrap-option="wrap" fo:border="0.002cm solid #ffffff" fo:padding="0.136cm" style:vertical-align="top"/>
      <style:text-properties fo:color="#e6e6e6" style:font-name="Arial" fo:font-size="10pt" style:font-size-complex="5.65000009536743pt"/>
    </style:style>
    <style:style style:name="T1" style:family="text">
      <style:text-properties style:font-name="Arial" fo:font-size="14pt" style:font-size-asian="10pt" style:font-size-complex="5.69999980926514pt"/>
    </style:style>
    <style:style style:name="T2" style:family="text">
      <style:text-properties fo:color="#e6e6e6" style:font-name="Arial" fo:font-size="14pt" style:font-size-asian="10pt" style:font-size-complex="5.69999980926514pt"/>
    </style:style>
    <style:style style:name="T3" style:family="text">
      <style:text-properties style:font-name="Arial" fo:font-size="14pt" style:font-name-asian="Courier New" style:font-size-asian="10pt" style:font-name-complex="Courier New" style:font-size-complex="5.69999980926514pt"/>
    </style:style>
    <style:style style:name="T4" style:family="text">
      <style:text-properties style:font-name="Arial" fo:font-size="15pt" style:font-name-asian="Courier New" style:font-size-asian="10pt" style:font-name-complex="Courier New" style:font-size-complex="5.69999980926514pt"/>
    </style:style>
    <style:style style:name="T5" style:family="text">
      <style:text-properties style:font-name="Arial" fo:font-size="15pt" style:font-size-asian="10pt" style:font-size-complex="5.69999980926514pt"/>
    </style:style>
  </office:automatic-styles>
  <office:body>
    <office:spreadsheet>
      <table:table table:name="Sheet1" table:style-name="ta1" table:print="false">
        <table:table-column table:style-name="co1" table:default-cell-style-name="ce2"/>
        <table:table-column table:style-name="co2" table:default-cell-style-name="ce7"/>
        <table:table-row table:style-name="ro1">
          <table:table-cell table:style-name="ce1" office:value-type="string">
            <text:p>"."</text:p>
          </table:table-cell>
          <table:table-cell table:style-name="ce6" office:value-type="string">
            <text:p><text:span text:style-name="T1">generates any legal csl identifier character. For </text:span><text:span text:style-name="T2">"."</text:span><text:span text:style-name="T3"> as the first character in an </text:span><text:span text:style-name="T3">identifier name, it generates: </text:span><text:span text:style-name="T2">"[a-zA-Z_]"</text:span><text:span text:style-name="T1">. Otherwise <text:s/>it will generate </text:span><text:span text:style-name="T2">"[a-zA-Z0-9_]"</text:span><text:span text:style-name="T3"> </text:span><text:span text:style-name="T4"><text:line-break/></text:span><text:span text:style-name="T5"> </text:span><text:span text:style-name="T5"><text:line-break/></text:span><text:span text:style-name="T5"> </text:span><text:span text:style-name="T5"><text:line-break/></text:span><text:span text:style-name="T5"/></text:p>
          </table:table-cell>
        </table:table-row>
        <table:table-row table:style-name="ro2">
          <table:table-cell office:value-type="string">
            <text:p>"{n,m}"</text:p>
          </table:table-cell>
          <table:table-cell office:value-type="string">
            <text:p><text:span text:style-name="T1">generates</text:span> the previous pattern from n to m times. n&gt;=0, m&gt;0 and m&gt;=n</text:p>
          </table:table-cell>
        </table:table-row>
        <table:table-row table:style-name="ro2">
          <table:table-cell office:value-type="string">
            <text:p>"{n}"</text:p>
          </table:table-cell>
          <table:table-cell office:value-type="string">
            <text:p><text:span text:style-name="T1">generates</text:span> the previous pattern exactly n times. n&gt;=1</text:p>
          </table:table-cell>
        </table:table-row>
        <table:table-row table:style-name="ro3">
          <table:table-cell office:value-type="string">
            <text:p>"\w"</text:p>
          </table:table-cell>
          <table:table-cell table:style-name="ce8" office:value-type="string">
            <text:p><text:span text:style-name="T1">generates</text:span> only letters (NOTE: this is different from the \w in standard regular expression that also matches digits). This is equivalent to "[a-zA-Z]"</text:p>
          </table:table-cell>
        </table:table-row>
        <table:table-row table:style-name="ro2">
          <table:table-cell office:value-type="string">
            <text:p>"\d"</text:p>
          </table:table-cell>
          <table:table-cell table:style-name="ce9" office:value-type="string">
            <text:p>generates digits. This is equivalent to "[0-9]"</text:p>
          </table:table-cell>
        </table:table-row>
        <table:table-row table:style-name="ro3">
          <table:table-cell office:value-type="string">
            <text:p>"{,n}"</text:p>
          </table:table-cell>
          <table:table-cell office:value-type="string">
            <text:p><text:span text:style-name="T1">generates</text:span> the previous pattern from 0 to n times. (NOTE: there is no such syntax in regular expressions. Maybe we should set it from 1 to n times). n&gt;=1</text:p>
          </table:table-cell>
        </table:table-row>
        <table:table-row table:style-name="ro3">
          <table:table-cell office:value-type="string">
            <text:p>"[]"</text:p>
          </table:table-cell>
          <table:table-cell office:value-type="string">
            <text:p>this is a character class, the engine will generate an identifier from each possible value in the character class</text:p>
          </table:table-cell>
        </table:table-row>
        <table:table-row table:style-name="ro3">
          <table:table-cell table:style-name="ce3" office:value-type="string">
            <text:p>"^" </text:p>
          </table:table-cell>
          <table:table-cell table:style-name="ce9" office:value-type="string">
            <text:p>inside the character class it will negate the character class and the engine will generate all the other valid possibilities from the character class"^"</text:p>
          </table:table-cell>
        </table:table-row>
        <table:table-row table:style-name="ro4">
          <table:table-cell office:value-type="string">
            <text:p>"|"</text:p>
          </table:table-cell>
          <table:table-cell office:value-type="string">
            <text:p>causes the generation engine to generate the left hand side of the operator and the right hand side of the operator. Note that the pipe operator has the lowest precedence and will only use to generate the closest left-hand and right hand patterns. If you would like to generate from larger patterns, use groupings.</text:p>
          </table:table-cell>
        </table:table-row>
        <table:table-row table:style-name="ro2">
          <table:table-cell office:value-type="string">
            <text:p>"?"</text:p>
          </table:table-cell>
          <table:table-cell office:value-type="string">
            <text:p>generates the preceding pattern from 0 to 1 times</text:p>
          </table:table-cell>
        </table:table-row>
        <table:table-row table:style-name="ro5">
          <table:table-cell office:value-type="string">
            <text:p>"(regex)"</text:p>
          </table:table-cell>
          <table:table-cell office:value-type="string">
            <text:p>round brackets group the the regex between them. They capture the generated text between them in a back reference and allow you to apply the regex operators to the entire group.</text:p>
          </table:table-cell>
        </table:table-row>
        <table:table-row table:style-name="ro3">
          <table:table-cell office:value-type="string">
            <text:p>"(?:regex)"</text:p>
          </table:table-cell>
          <table:table-cell office:value-type="string">
            <text:p>non-capturing parenthesis group the regex so you can apply the regex operators, but they do not create a back references.</text:p>
          </table:table-cell>
        </table:table-row>
        <table:table-row table:style-name="ro6">
          <table:table-cell table:style-name="ce4" office:value-type="string">
            <text:p>"\1" to "\9"</text:p>
          </table:table-cell>
          <table:table-cell table:style-name="ce10" office:value-type="string">
            <text:p>this will substitute the text in the generated identifier with the group that was captured in that back reference.</text:p>
          </table:table-cell>
        </table:table-row>
        <table:table-row table:style-name="ro7">
          <table:table-cell table:style-name="ce4" office:value-type="string">
            <text:p>"(?#comment)"</text:p>
          </table:table-cell>
          <table:table-cell table:style-name="ce10" office:value-type="string">
            <text:p>everything between (?# and ) is ignored by the regex generation engine</text:p>
          </table:table-cell>
        </table:table-row>
        <table:table-row table:style-name="ro8">
          <table:table-cell table:style-name="ce5" table:number-columns-repeated="2"/>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swiss" style:font-pitch="fixed"/>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en" style:country-asian="AU" style:font-name-complex="Tahoma" style:language-complex="en" style:country-complex="AU"/>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27/06/2007</text:date>, <text:time>03:0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07cm"/>
    </style:style>
    <style:style style:name="co2" style:family="table-column">
      <style:table-column-properties fo:break-before="auto" style:column-width="13.346cm"/>
    </style:style>
    <style:style style:name="co3" style:family="table-column">
      <style:table-column-properties fo:break-before="auto" style:column-width="2.267cm"/>
    </style:style>
    <style:style style:name="ro1" style:family="table-row">
      <style:table-row-properties style:row-height="1.002cm" fo:break-before="auto" style:use-optimal-row-height="false"/>
    </style:style>
    <style:style style:name="ro2" style:family="table-row">
      <style:table-row-properties style:row-height="1.078cm" fo:break-before="auto" style:use-optimal-row-height="true"/>
    </style:style>
    <style:style style:name="ro3" style:family="table-row">
      <style:table-row-properties style:row-height="1.48cm" fo:break-before="auto" style:use-optimal-row-height="false"/>
    </style:style>
    <style:style style:name="ro4"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ffffff" fo:padding="0.235cm"/>
      <style:text-properties fo:color="#ffff00" fo:font-size="14pt"/>
    </style:style>
    <style:style style:name="ce2" style:family="table-cell" style:parent-style-name="Default">
      <style:table-cell-properties fo:wrap-option="wrap" fo:border="0.002cm solid #ffffff" fo:padding="0.235cm"/>
      <style:text-properties fo:color="#e6e6e6" fo:font-size="14pt"/>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Signal type</text:p>
          </table:table-cell>
          <table:table-cell table:style-name="ce1" office:value-type="string">
            <text:p>Description</text:p>
          </table:table-cell>
        </table:table-row>
        <table:table-row table:style-name="ro2">
          <table:table-cell office:value-type="string">
            <text:p>reg</text:p>
          </table:table-cell>
          <table:table-cell office:value-type="string">
            <text:p>data type that can store a value</text:p>
          </table:table-cell>
        </table:table-row>
        <table:table-row table:style-name="ro3">
          <table:table-cell office:value-type="string">
            <text:p>wire</text:p>
          </table:table-cell>
          <table:table-cell office:value-type="string">
            <text:p>data type that cannot store a value but connects two points</text:p>
          </table:table-cell>
        </table:table-row>
        <table:table-row table:style-name="ro2">
          <table:table-cell office:value-type="string">
            <text:p>tri</text:p>
          </table:table-cell>
          <table:table-cell office:value-type="string">
            <text:p>tristate bus</text:p>
          </table:table-cell>
        </table:table-row>
        <table:table-row table:style-name="ro2">
          <table:table-cell office:value-type="string">
            <text:p>triand</text:p>
          </table:table-cell>
          <table:table-cell office:value-type="string">
            <text:p>wired bus</text:p>
          </table:table-cell>
        </table:table-row>
        <table:table-row table:style-name="ro2">
          <table:table-cell office:value-type="string">
            <text:p>trior</text:p>
          </table:table-cell>
          <table:table-cell office:value-type="string">
            <text:p>tristate OR bus</text:p>
          </table:table-cell>
        </table:table-row>
        <table:table-row table:style-name="ro2">
          <table:table-cell office:value-type="string">
            <text:p>wand</text:p>
          </table:table-cell>
          <table:table-cell office:value-type="string">
            <text:p>wired AND bus</text:p>
          </table:table-cell>
        </table:table-row>
        <table:table-row table:style-name="ro2">
          <table:table-cell office:value-type="string">
            <text:p>wor</text:p>
          </table:table-cell>
          <table:table-cell office:value-type="string">
            <text:p>wired OR bus</text:p>
          </table:table-cell>
        </table:table-row>
        <table:table-row table:style-name="ro2">
          <table:table-cell office:value-type="string">
            <text:p>supply0</text:p>
          </table:table-cell>
          <table:table-cell office:value-type="string">
            <text:p>bus set to 0</text:p>
          </table:table-cell>
        </table:table-row>
        <table:table-row table:style-name="ro2">
          <table:table-cell office:value-type="string">
            <text:p>supply1</text:p>
          </table:table-cell>
          <table:table-cell office:value-type="string">
            <text:p>bus set to 1</text:p>
          </table:table-cell>
        </table:table-row>
        <table:table-row table:style-name="ro2">
          <table:table-cell table:number-columns-repeated="2" office:value-type="string">
            <text:p>integer</text:p>
          </table:table-cell>
        </table:table-row>
        <table:table-row table:style-name="ro2">
          <table:table-cell office:value-type="string">
            <text:p>time</text:p>
          </table:table-cell>
          <table:table-cell/>
        </table:table-row>
        <table:table-row table:style-name="ro2">
          <table:table-cell table:number-columns-repeated="2" office:value-type="string">
            <text:p>real</text:p>
          </table:table-cell>
        </table:table-row>
        <table:table-row table:style-name="ro2">
          <table:table-cell office:value-type="string">
            <text:p>realtime</text:p>
          </table:table-cell>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en" style:country-asian="AU" style:font-name-complex="Tahoma" style:language-complex="en" style:country-complex="AU"/>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27/06/2007</text:date>, <text:time>03:0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07cm"/>
    </style:style>
    <style:style style:name="co2" style:family="table-column">
      <style:table-column-properties fo:break-before="auto" style:column-width="7.664cm"/>
    </style:style>
    <style:style style:name="co3" style:family="table-column">
      <style:table-column-properties fo:break-before="auto" style:column-width="2.267cm"/>
    </style:style>
    <style:style style:name="ro1" style:family="table-row">
      <style:table-row-properties style:row-height="1.002cm" fo:break-before="auto" style:use-optimal-row-height="false"/>
    </style:style>
    <style:style style:name="ro2" style:family="table-row">
      <style:table-row-properties style:row-height="1.078cm" fo:break-before="auto" style:use-optimal-row-height="true"/>
    </style:style>
    <style:style style:name="ro3" style:family="table-row">
      <style:table-row-properties style:row-height="1.117cm" fo:break-before="auto" style:use-optimal-row-height="false"/>
    </style:style>
    <style:style style:name="ro4" style:family="table-row">
      <style:table-row-properties style:row-height="1.048cm" fo:break-before="auto" style:use-optimal-row-height="true"/>
    </style:style>
    <style:style style:name="ro5"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ffffff" fo:padding="0.235cm"/>
      <style:text-properties fo:color="#ffff00" fo:font-size="14pt"/>
    </style:style>
    <style:style style:name="ce2" style:family="table-cell" style:parent-style-name="Default">
      <style:table-cell-properties fo:wrap-option="wrap" fo:border="0.002cm solid #ffffff" fo:padding="0.235cm"/>
      <style:text-properties fo:color="#e6e6e6" fo:font-size="14pt"/>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Mnemonic</text:p>
          </table:table-cell>
          <table:table-cell table:style-name="ce1" office:value-type="string">
            <text:p>Signal attribute</text:p>
          </table:table-cell>
        </table:table-row>
        <table:table-row table:style-name="ro2">
          <table:table-cell office:value-type="string">
            <text:p>en</text:p>
          </table:table-cell>
          <table:table-cell office:value-type="string">
            <text:p>enable</text:p>
          </table:table-cell>
        </table:table-row>
        <table:table-row table:style-name="ro3">
          <table:table-cell table:number-columns-repeated="2" office:value-type="string">
            <text:p>stall</text:p>
          </table:table-cell>
        </table:table-row>
        <table:table-row table:style-name="ro2">
          <table:table-cell office:value-type="string">
            <text:p>pe</text:p>
          </table:table-cell>
          <table:table-cell office:value-type="string">
            <text:p>pipe enable</text:p>
          </table:table-cell>
        </table:table-row>
        <table:table-row table:style-name="ro2">
          <table:table-cell office:value-type="string">
            <text:p>ps</text:p>
          </table:table-cell>
          <table:table-cell office:value-type="string">
            <text:p>pipe stall</text:p>
          </table:table-cell>
        </table:table-row>
        <table:table-row table:style-name="ro2">
          <table:table-cell office:value-type="string">
            <text:p>ms</text:p>
          </table:table-cell>
          <table:table-cell office:value-type="string">
            <text:p>mux select</text:p>
          </table:table-cell>
        </table:table-row>
        <table:table-row table:style-name="ro2">
          <table:table-cell office:value-type="string">
            <text:p>dec</text:p>
          </table:table-cell>
          <table:table-cell office:value-type="string">
            <text:p>decoder minterm/maxterm</text:p>
          </table:table-cell>
        </table:table-row>
        <table:table-row table:style-name="ro2">
          <table:table-cell office:value-type="string">
            <text:p>clk</text:p>
          </table:table-cell>
          <table:table-cell office:value-type="string">
            <text:p>clock signal</text:p>
          </table:table-cell>
        </table:table-row>
        <table:table-row table:style-name="ro2">
          <table:table-cell office:value-type="string">
            <text:p>rst</text:p>
          </table:table-cell>
          <table:table-cell office:value-type="string">
            <text:p>reset signal</text:p>
          </table:table-cell>
        </table:table-row>
        <table:table-row table:style-name="ro2">
          <table:table-cell office:value-type="string">
            <text:p>wr_en</text:p>
          </table:table-cell>
          <table:table-cell office:value-type="string">
            <text:p>write enable</text:p>
          </table:table-cell>
        </table:table-row>
        <table:table-row table:style-name="ro4" table:number-rows-repeated="3">
          <table:table-cell table:number-columns-repeated="2"/>
        </table:table-row>
        <table:table-row table:style-name="ro4">
          <table:table-cell table:number-columns-repeated="2"/>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en" style:country-asian="AU" style:font-name-complex="Tahoma" style:language-complex="en" style:country-complex="AU"/>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27/06/2007</text:date>, <text:time>03:0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211cm"/>
    </style:style>
    <style:style style:name="co2" style:family="table-column">
      <style:table-column-properties fo:break-before="auto" style:column-width="6.639cm"/>
    </style:style>
    <style:style style:name="co3" style:family="table-column">
      <style:table-column-properties fo:break-before="auto" style:column-width="2.267cm"/>
    </style:style>
    <style:style style:name="ro1" style:family="table-row">
      <style:table-row-properties style:row-height="1.02cm" fo:break-before="auto" style:use-optimal-row-height="true"/>
    </style:style>
    <style:style style:name="ro2" style:family="table-row">
      <style:table-row-properties style:row-height="0.9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35cm solid #ffffff" fo:padding="0.199cm"/>
      <style:text-properties fo:color="#ffff00" fo:font-size="15pt"/>
    </style:style>
    <style:style style:name="ce2" style:family="table-cell" style:parent-style-name="Default">
      <style:table-cell-properties fo:border-bottom="0.002cm solid #ffffff" fo:background-color="transparent" fo:border-left="0.035cm solid #ffffff" fo:padding="0.199cm" fo:border-right="0.002cm solid #ffffff" fo:border-top="0.002cm solid #ffffff"/>
      <style:text-properties fo:color="#ffffcc" fo:font-size="15pt"/>
    </style:style>
    <style:style style:name="ce3" style:family="table-cell" style:parent-style-name="Default">
      <style:table-cell-properties fo:border-bottom="0.035cm solid #ffffff" fo:background-color="transparent" fo:border-left="0.035cm solid #ffffff" fo:padding="0.199cm" fo:border-right="0.002cm solid #ffffff" fo:border-top="0.002cm solid #ffffff"/>
      <style:text-properties fo:color="#ffffcc" fo:font-size="15pt"/>
    </style:style>
    <style:style style:name="ce4" style:family="table-cell" style:parent-style-name="Default">
      <style:table-cell-properties fo:border="none"/>
      <style:text-properties fo:font-size="22pt"/>
    </style:style>
    <style:style style:name="ce5" style:family="table-cell" style:parent-style-name="Default">
      <style:text-properties fo:font-size="22pt"/>
    </style:style>
    <style:style style:name="ce6" style:family="table-cell" style:parent-style-name="Default">
      <style:table-cell-properties fo:border-bottom="0.002cm solid #ffffff" fo:background-color="transparent" fo:border-left="0.002cm solid #ffffff" fo:padding="0.199cm" fo:border-right="0.035cm solid #ffffff" fo:border-top="0.002cm solid #ffffff"/>
      <style:text-properties fo:color="#ffffcc" fo:font-size="15pt"/>
    </style:style>
    <style:style style:name="ce7" style:family="table-cell" style:parent-style-name="Default">
      <style:table-cell-properties fo:border-bottom="0.035cm solid #ffffff" fo:background-color="transparent" fo:border-left="0.002cm solid #ffffff" fo:padding="0.199cm" fo:border-right="0.035cm solid #ffffff" fo:border-top="0.002cm solid #ffffff"/>
      <style:text-properties fo:color="#ffffcc" fo:font-size="15pt"/>
    </style:style>
  </office:automatic-styles>
  <office:body>
    <office:spreadsheet>
      <table:table table:name="Sheet1" table:style-name="ta1" table:print="false">
        <table:table-column table:style-name="co1" table:default-cell-style-name="ce5"/>
        <table:table-column table:style-name="co2" table:default-cell-style-name="ce5"/>
        <table:table-row table:style-name="ro1">
          <table:table-cell table:style-name="ce1" office:value-type="string">
            <text:p>Element</text:p>
          </table:table-cell>
          <table:table-cell table:style-name="ce1" office:value-type="string">
            <text:p>Mnemonic</text:p>
          </table:table-cell>
        </table:table-row>
        <table:table-row table:style-name="ro1">
          <table:table-cell table:style-name="ce2" office:value-type="string">
            <text:p>Latch</text:p>
          </table:table-cell>
          <table:table-cell table:style-name="ce6" office:value-type="string">
            <text:p>LA</text:p>
          </table:table-cell>
        </table:table-row>
        <table:table-row table:style-name="ro1">
          <table:table-cell table:style-name="ce2" office:value-type="string">
            <text:p>Flip-Flop</text:p>
          </table:table-cell>
          <table:table-cell table:style-name="ce6" office:value-type="string">
            <text:p>FF</text:p>
          </table:table-cell>
        </table:table-row>
        <table:table-row table:style-name="ro1">
          <table:table-cell table:style-name="ce2" office:value-type="string">
            <text:p>Register</text:p>
          </table:table-cell>
          <table:table-cell table:style-name="ce6" office:value-type="string">
            <text:p>Reg</text:p>
          </table:table-cell>
        </table:table-row>
        <table:table-row table:style-name="ro1">
          <table:table-cell table:style-name="ce2" office:value-type="string">
            <text:p>Register File</text:p>
          </table:table-cell>
          <table:table-cell table:style-name="ce6" office:value-type="string">
            <text:p>RF</text:p>
          </table:table-cell>
        </table:table-row>
        <table:table-row table:style-name="ro1">
          <table:table-cell table:style-name="ce2" office:value-type="string">
            <text:p>SRAM</text:p>
          </table:table-cell>
          <table:table-cell table:style-name="ce6" office:value-type="string">
            <text:p>SRAM</text:p>
          </table:table-cell>
        </table:table-row>
        <table:table-row table:style-name="ro1">
          <table:table-cell table:style-name="ce3" office:value-type="string">
            <text:p>FIFO</text:p>
          </table:table-cell>
          <table:table-cell table:style-name="ce7" office:value-type="string">
            <text:p>FIFO</text:p>
          </table:table-cell>
        </table:table-row>
        <table:table-row table:style-name="ro2">
          <table:table-cell table:style-name="ce4" table:number-columns-repeated="2"/>
        </table:table-row>
        <table:table-row table:style-name="ro2" table:number-rows-repeated="65527">
          <table:table-cell table:number-columns-repeated="2"/>
        </table:table-row>
        <table:table-row table:style-name="ro2">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27/06/2007</text:date>, <text:time>03:0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6cm"/>
    </style:style>
    <style:style style:name="co2" style:family="table-column">
      <style:table-column-properties fo:break-before="auto" style:column-width="2.267cm"/>
    </style:style>
    <style:style style:name="ro1"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ccff" fo:border="0.002cm solid #000000"/>
      <style:text-properties fo:color="#ffff00"/>
    </style:style>
    <style:style style:name="ce2" style:family="table-cell" style:parent-style-name="Default">
      <style:table-cell-properties fo:background-color="#00b8ff" fo:border="0.002cm solid #000000"/>
      <style:text-properties fo:color="#ffffcc"/>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Unit name</text:p>
          </table:table-cell>
          <table:table-cell table:style-name="ce1" office:value-type="string">
            <text:p>Abreviation</text:p>
          </table:table-cell>
        </table:table-row>
        <table:table-row table:style-name="ro1">
          <table:table-cell office:value-type="string">
            <text:p>Program Counter</text:p>
          </table:table-cell>
          <table:table-cell office:value-type="string">
            <text:p>pc</text:p>
          </table:table-cell>
        </table:table-row>
        <table:table-row table:style-name="ro1">
          <table:table-cell office:value-type="string">
            <text:p>Instruction Memory</text:p>
          </table:table-cell>
          <table:table-cell office:value-type="string">
            <text:p>im</text:p>
          </table:table-cell>
        </table:table-row>
        <table:table-row table:style-name="ro1">
          <table:table-cell office:value-type="string">
            <text:p>Instruction Decoder</text:p>
          </table:table-cell>
          <table:table-cell office:value-type="string">
            <text:p>id</text:p>
          </table:table-cell>
        </table:table-row>
        <table:table-row table:style-name="ro1">
          <table:table-cell office:value-type="string">
            <text:p>Register File</text:p>
          </table:table-cell>
          <table:table-cell office:value-type="string">
            <text:p>rf</text:p>
          </table:table-cell>
        </table:table-row>
        <table:table-row table:style-name="ro1">
          <table:table-cell office:value-type="string">
            <text:p>Arithmetic Logic Unit</text:p>
          </table:table-cell>
          <table:table-cell office:value-type="string">
            <text:p>alu</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27/06/2007</text:date>, <text:time>03:06: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0.604cm" fo:margin-left="0cm" fo:margin-right="-0.018cm" table:align="margins" style:writing-mode="lr-tb"/>
    </style:style>
    <style:style style:name="Table1.A" style:family="table-column">
      <style:table-column-properties style:column-width="6.364cm" style:rel-column-width="20244*"/>
    </style:style>
    <style:style style:name="Table1.B" style:family="table-column">
      <style:table-column-properties style:column-width="14.24cm" style:rel-column-width="45291*"/>
    </style:style>
    <style:style style:name="Table1.1" style:family="table-row">
      <style:table-row-properties style:min-row-height="0.423cm"/>
    </style:style>
    <style:style style:name="Table1.A1" style:family="table-cell">
      <style:table-cell-properties style:vertical-align="top" fo:background-color="transparent" fo:padding="0.191cm" fo:border-left="0.088cm solid #ffffff" fo:border-right="none" fo:border-top="0.088cm solid #ffffff" fo:border-bottom="0.088cm solid #ffffff" style:writing-mode="lr-tb">
        <style:background-image/>
      </style:table-cell-properties>
    </style:style>
    <style:style style:name="Table1.B1" style:family="table-cell">
      <style:table-cell-properties style:vertical-align="top" fo:background-color="transparent" fo:padding="0.191cm" fo:border="0.088cm solid #ffffff" style:writing-mode="lr-tb">
        <style:background-image/>
      </style:table-cell-properties>
    </style:style>
    <style:style style:name="Table1.2" style:family="table-row">
      <style:table-row-properties style:min-row-height="0.42cm"/>
    </style:style>
    <style:style style:name="Table1.A2" style:family="table-cell">
      <style:table-cell-properties style:vertical-align="top" fo:padding="0.191cm" fo:border-left="0.035cm solid #ffffff" fo:border-right="none" fo:border-top="0.035cm solid #ffffff" fo:border-bottom="0.035cm solid #ffffff" style:writing-mode="lr-tb"/>
    </style:style>
    <style:style style:name="Table1.B2" style:family="table-cell">
      <style:table-cell-properties style:vertical-align="top" fo:padding="0.191cm" fo:border="0.035cm solid #ffffff" style:writing-mode="lr-tb"/>
    </style:style>
    <style:style style:name="Table1.A3" style:family="table-cell">
      <style:table-cell-properties style:vertical-align="top" fo:padding="0.191cm" fo:border-left="0.035cm solid #ffffff" fo:border-right="none" fo:border-top="none" fo:border-bottom="0.035cm solid #ffffff" style:writing-mode="lr-tb"/>
    </style:style>
    <style:style style:name="Table1.B3" style:family="table-cell">
      <style:table-cell-properties style:vertical-align="top" fo:padding="0.191cm" fo:border-left="0.035cm solid #ffffff" fo:border-right="0.035cm solid #ffffff" fo:border-top="none" fo:border-bottom="0.035cm solid #ffffff" style:writing-mode="lr-tb"/>
    </style:style>
    <style:style style:name="P1" style:family="paragraph" style:parent-style-name="Standard">
      <style:paragraph-properties style:snap-to-layout-grid="false"/>
      <style:text-properties fo:color="#ffff00" style:font-name="GillSans" fo:font-size="16pt" style:font-size-asian="16pt" style:font-name-complex="Arial" style:font-size-complex="16pt"/>
    </style:style>
    <style:style style:name="P2" style:family="paragraph" style:parent-style-name="Standard">
      <style:paragraph-properties style:snap-to-layout-grid="false"/>
      <style:text-properties fo:color="#e6e6ff" style:font-name="GillSans" fo:font-size="16pt" style:font-size-asian="16pt" style:font-name-complex="Arial" style:font-size-complex="16pt"/>
    </style:style>
    <style:style style:name="P3" style:family="paragraph" style:parent-style-name="Standard">
      <style:paragraph-properties fo:orphans="0" fo:widows="0" style:text-autospace="none" style:snap-to-layout-grid="false">
        <style:tab-stops>
          <style:tab-stop style:position="4.191cm" style:type="center"/>
        </style:tab-stops>
      </style:paragraph-properties>
      <style:text-properties fo:color="#e6e6ff" style:font-name="GillSans" fo:font-size="16pt" style:font-size-asian="16pt" style:font-name-complex="Arial"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2">csl_language</text:p>
          </table:table-cell>
          <table:table-cell table:style-name="Table1.B2" office:value-type="string">
            <text:p text:style-name="P2">Language basics <text:s/>and common constructs and methods shared between CSL components</text:p>
          </table:table-cell>
        </table:table-row>
        <table:table-row table:style-name="Table1.2">
          <table:table-cell table:style-name="Table1.A3" office:value-type="string">
            <text:p text:style-name="P2">csl_interconnect</text:p>
          </table:table-cell>
          <table:table-cell table:style-name="Table1.B3" office:value-type="string">
            <text:p text:style-name="P2">Creates the design hierarchy and the interconnect</text:p>
          </table:table-cell>
        </table:table-row>
        <table:table-row table:style-name="Table1.2">
          <table:table-cell table:style-name="Table1.A3" office:value-type="string">
            <text:p text:style-name="P3">csl_auto_router</text:p>
          </table:table-cell>
          <table:table-cell table:style-name="Table1.B3" office:value-type="string">
            <text:p text:style-name="P2">Connects signals, signal groups, interfaces, ports, and instances in different scopes</text:p>
          </table:table-cell>
        </table:table-row>
        <table:table-row table:style-name="Table1.2">
          <table:table-cell table:style-name="Table1.A3" office:value-type="string">
            <text:p text:style-name="P2">csl_register</text:p>
          </table:table-cell>
          <table:table-cell table:style-name="Table1.B3" office:value-type="string">
            <text:p text:style-name="P2">Generates the RTL /C++ different register types on a chip</text:p>
          </table:table-cell>
        </table:table-row>
        <table:table-row table:style-name="Table1.2">
          <table:table-cell table:style-name="Table1.A3" office:value-type="string">
            <text:p text:style-name="P2">csl_register_file</text:p>
          </table:table-cell>
          <table:table-cell table:style-name="Table1.B3" office:value-type="string">
            <text:p text:style-name="P2">Generates the RTL register files on a chip</text:p>
          </table:table-cell>
        </table:table-row>
        <table:table-row table:style-name="Table1.2">
          <table:table-cell table:style-name="Table1.A3" office:value-type="string">
            <text:p text:style-name="P2">csl_memory_compiler</text:p>
          </table:table-cell>
          <table:table-cell table:style-name="Table1.B3" office:value-type="string">
            <text:p text:style-name="P2">Generates the SRAM’s on a chip</text:p>
          </table:table-cell>
        </table:table-row>
        <table:table-row table:style-name="Table1.2">
          <table:table-cell table:style-name="Table1.A3" office:value-type="string">
            <text:p text:style-name="P2">csl_memory_map</text:p>
          </table:table-cell>
          <table:table-cell table:style-name="Table1.B3" office:value-type="string">
            <text:p text:style-name="P2">Generates the RTL/C++ memory map for a chip.</text:p>
          </table:table-cell>
        </table:table-row>
        <table:table-row table:style-name="Table1.2">
          <table:table-cell table:style-name="Table1.A3" office:value-type="string">
            <text:p text:style-name="P2">csl_fifo</text:p>
          </table:table-cell>
          <table:table-cell table:style-name="Table1.B3" office:value-type="string">
            <text:p text:style-name="P2">Generates the RTL FIFO’s on a chip</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2.244cm" fo:margin-left="0cm" fo:margin-right="-0.018cm" table:align="margins" style:writing-mode="lr-tb"/>
    </style:style>
    <style:style style:name="Table1.A" style:family="table-column">
      <style:table-column-properties style:column-width="6.302cm" style:rel-column-width="18570*"/>
    </style:style>
    <style:style style:name="Table1.B" style:family="table-column">
      <style:table-column-properties style:column-width="15.942cm" style:rel-column-width="46965*"/>
    </style:style>
    <style:style style:name="Table1.1" style:family="table-row">
      <style:table-row-properties style:min-row-height="0.423cm"/>
    </style:style>
    <style:style style:name="Table1.A1" style:family="table-cell">
      <style:table-cell-properties style:vertical-align="top" fo:background-color="transparent" fo:padding="0.191cm" fo:border-left="0.088cm solid #ffffff" fo:border-right="none" fo:border-top="0.088cm solid #ffffff" fo:border-bottom="0.088cm solid #ffffff" style:writing-mode="lr-tb">
        <style:background-image/>
      </style:table-cell-properties>
    </style:style>
    <style:style style:name="Table1.B1" style:family="table-cell">
      <style:table-cell-properties style:vertical-align="top" fo:background-color="transparent" fo:padding="0.191cm" fo:border="0.088cm solid #ffffff" style:writing-mode="lr-tb">
        <style:background-image/>
      </style:table-cell-properties>
    </style:style>
    <style:style style:name="Table1.2" style:family="table-row">
      <style:table-row-properties style:min-row-height="0.42cm"/>
    </style:style>
    <style:style style:name="Table1.A2" style:family="table-cell">
      <style:table-cell-properties style:vertical-align="top" fo:padding="0.191cm" fo:border-left="0.035cm solid #ffffff" fo:border-right="none" fo:border-top="0.035cm solid #ffffff" fo:border-bottom="0.035cm solid #ffffff" style:writing-mode="lr-tb"/>
    </style:style>
    <style:style style:name="Table1.B2" style:family="table-cell">
      <style:table-cell-properties style:vertical-align="top" fo:padding="0.191cm" fo:border="0.035cm solid #ffffff" style:writing-mode="lr-tb"/>
    </style:style>
    <style:style style:name="Table1.A3" style:family="table-cell">
      <style:table-cell-properties style:vertical-align="top" fo:padding="0.191cm" fo:border-left="0.035cm solid #ffffff" fo:border-right="none" fo:border-top="none" fo:border-bottom="0.035cm solid #ffffff" style:writing-mode="lr-tb"/>
    </style:style>
    <style:style style:name="Table1.B3" style:family="table-cell">
      <style:table-cell-properties style:vertical-align="top" fo:padding="0.191cm" fo:border-left="0.035cm solid #ffffff" fo:border-right="0.035cm solid #ffffff" fo:border-top="none" fo:border-bottom="0.035cm solid #ffffff" style:writing-mode="lr-tb"/>
    </style:style>
    <style:style style:name="P1" style:family="paragraph" style:parent-style-name="Standard">
      <style:paragraph-properties style:snap-to-layout-grid="false"/>
      <style:text-properties fo:color="#ffff00" style:font-name="GillSans" fo:font-size="16pt" style:font-size-asian="16pt" style:font-name-complex="Arial" style:font-size-complex="16pt"/>
    </style:style>
    <style:style style:name="P2" style:family="paragraph" style:parent-style-name="Standard">
      <style:paragraph-properties style:snap-to-layout-grid="false"/>
      <style:text-properties fo:color="#ffffff" style:font-name="GillSans" fo:font-size="16pt" style:font-size-asian="16pt" style:font-name-complex="Arial"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2">csl_isa</text:p>
          </table:table-cell>
          <table:table-cell table:style-name="Table1.B2" office:value-type="string">
            <text:p text:style-name="P2">Generates the custom instruction set and RISC like processor on a chip</text:p>
          </table:table-cell>
        </table:table-row>
        <table:table-row table:style-name="Table1.2">
          <table:table-cell table:style-name="Table1.A3" office:value-type="string">
            <text:p text:style-name="P2">csl_memory_controller</text:p>
          </table:table-cell>
          <table:table-cell table:style-name="Table1.B3" office:value-type="string">
            <text:p text:style-name="P2">Generates the RTL/C++ memory controller on a chip</text:p>
          </table:table-cell>
        </table:table-row>
        <table:table-row table:style-name="Table1.2">
          <table:table-cell table:style-name="Table1.A3" office:value-type="string">
            <text:p text:style-name="P2">csl_mbist</text:p>
          </table:table-cell>
          <table:table-cell table:style-name="Table1.B3" office:value-type="string">
            <text:p text:style-name="P2">Generates the RTL/C++ MBIST code for the SRAM’s on a chip</text:p>
          </table:table-cell>
        </table:table-row>
        <table:table-row table:style-name="Table1.2">
          <table:table-cell table:style-name="Table1.A3" office:value-type="string">
            <text:p text:style-name="P2">csl_testbench</text:p>
          </table:table-cell>
          <table:table-cell table:style-name="Table1.B3" office:value-type="string">
            <text:p text:style-name="P2">Generates the RTL/C++ test bench components for a chip.</text:p>
          </table:table-cell>
        </table:table-row>
        <table:table-row table:style-name="Table1.2">
          <table:table-cell table:style-name="Table1.A3" office:value-type="string">
            <text:p text:style-name="P2">csl_pipeline</text:p>
          </table:table-cell>
          <table:table-cell table:style-name="Table1.B3" office:value-type="string">
            <text:p text:style-name="P2">Generates the RTL pipelines on a chip</text:p>
          </table:table-cell>
        </table:table-row>
        <table:table-row table:style-name="Table1.2">
          <table:table-cell table:style-name="Table1.A3" office:value-type="string">
            <text:p text:style-name="P2">csl_bus_ifc</text:p>
          </table:table-cell>
          <table:table-cell table:style-name="Table1.B3" office:value-type="string">
            <text:p text:style-name="P2">Generates the RTL SOC unit level bus interface unit on a chip</text:p>
          </table:table-cell>
        </table:table-row>
        <table:table-row table:style-name="Table1.2">
          <table:table-cell table:style-name="Table1.A3" office:value-type="string">
            <text:p text:style-name="P2">csl_buses</text:p>
          </table:table-cell>
          <table:table-cell table:style-name="Table1.B3" office:value-type="string">
            <text:p text:style-name="P2">Generates the RTL custom on chip buses on a chip</text:p>
          </table:table-cell>
        </table:table-row>
        <table:table-row table:style-name="Table1.2">
          <table:table-cell table:style-name="Table1.A3" office:value-type="string">
            <text:p text:style-name="P2">csl_switch</text:p>
          </table:table-cell>
          <table:table-cell table:style-name="Table1.B3" office:value-type="string">
            <text:p text:style-name="P2">Generates different types of switches</text:p>
          </table:table-cell>
        </table:table-row>
      </table:table>
      <text:p text:style-name="Standard"/>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2.156cm" fo:margin-left="0cm" fo:margin-right="-0.018cm" table:align="margins" style:writing-mode="lr-tb"/>
    </style:style>
    <style:style style:name="Table1.A" style:family="table-column">
      <style:table-column-properties style:column-width="6.096cm" style:rel-column-width="18031*"/>
    </style:style>
    <style:style style:name="Table1.B" style:family="table-column">
      <style:table-column-properties style:column-width="16.06cm" style:rel-column-width="47504*"/>
    </style:style>
    <style:style style:name="Table1.1" style:family="table-row">
      <style:table-row-properties style:min-row-height="0.423cm"/>
    </style:style>
    <style:style style:name="Table1.A1" style:family="table-cell">
      <style:table-cell-properties style:vertical-align="top" fo:background-color="transparent" fo:padding="0.191cm" fo:border-left="0.088cm solid #ffffff" fo:border-right="none" fo:border-top="0.088cm solid #ffffff" fo:border-bottom="0.088cm solid #ffffff" style:writing-mode="lr-tb">
        <style:background-image/>
      </style:table-cell-properties>
    </style:style>
    <style:style style:name="Table1.B1" style:family="table-cell">
      <style:table-cell-properties style:vertical-align="top" fo:background-color="transparent" fo:padding="0.191cm" fo:border="0.088cm solid #ffffff" style:writing-mode="lr-tb">
        <style:background-image/>
      </style:table-cell-properties>
    </style:style>
    <style:style style:name="Table1.2" style:family="table-row">
      <style:table-row-properties style:min-row-height="0.42cm"/>
    </style:style>
    <style:style style:name="Table1.A2" style:family="table-cell">
      <style:table-cell-properties style:vertical-align="top" fo:padding="0.191cm" fo:border-left="0.035cm solid #ffffff" fo:border-right="none" fo:border-top="0.035cm solid #ffffff" fo:border-bottom="0.035cm solid #ffffff" style:writing-mode="lr-tb"/>
    </style:style>
    <style:style style:name="Table1.B2" style:family="table-cell">
      <style:table-cell-properties style:vertical-align="top" fo:padding="0.191cm" fo:border="0.035cm solid #ffffff" style:writing-mode="lr-tb"/>
    </style:style>
    <style:style style:name="Table1.A3" style:family="table-cell">
      <style:table-cell-properties style:vertical-align="top" fo:padding="0.191cm" fo:border-left="0.035cm solid #ffffff" fo:border-right="none" fo:border-top="none" fo:border-bottom="0.035cm solid #ffffff" style:writing-mode="lr-tb"/>
    </style:style>
    <style:style style:name="Table1.B3" style:family="table-cell">
      <style:table-cell-properties style:vertical-align="top" fo:padding="0.191cm" fo:border-left="0.035cm solid #ffffff" fo:border-right="0.035cm solid #ffffff" fo:border-top="none" fo:border-bottom="0.035cm solid #ffffff" style:writing-mode="lr-tb"/>
    </style:style>
    <style:style style:name="P1" style:family="paragraph" style:parent-style-name="Standard">
      <style:paragraph-properties style:snap-to-layout-grid="false"/>
      <style:text-properties fo:color="#ffff00" style:font-name="GillSans" fo:font-size="16pt" style:font-size-asian="16pt" style:font-name-complex="Arial" style:font-size-complex="16pt"/>
    </style:style>
    <style:style style:name="P2" style:family="paragraph" style:parent-style-name="Standard">
      <style:paragraph-properties style:snap-to-layout-grid="false"/>
      <style:text-properties fo:color="#ffffff" style:font-name="GillSans" fo:font-size="16pt" style:font-size-asian="16pt" style:font-name-complex="Arial" style:font-size-complex="16pt"/>
    </style:style>
    <style:style style:name="P3" style:family="paragraph" style:parent-style-name="Standard">
      <style:paragraph-properties style:snap-to-layout-grid="false"/>
      <style:text-properties fo:color="#ffffff" style:font-name="GillSans" fo:font-size="16pt" style:font-size-asian="16pt" style:font-name-complex="GillSans"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2">csl_fpga</text:p>
          </table:table-cell>
          <table:table-cell table:style-name="Table1.B2" office:value-type="string">
            <text:p text:style-name="P2">Generates the pin files to connect the FPGA’s to the PCB. Can be used to build FPGA models for accelerated HW simulation.</text:p>
          </table:table-cell>
        </table:table-row>
        <table:table-row table:style-name="Table1.2">
          <table:table-cell table:style-name="Table1.A3" office:value-type="string">
            <text:p text:style-name="P2">csl_clock_tree</text:p>
          </table:table-cell>
          <table:table-cell table:style-name="Table1.B3" office:value-type="string">
            <text:p text:style-name="P2">Generates the RTL/C++ clock tree on a chip</text:p>
          </table:table-cell>
        </table:table-row>
        <table:table-row table:style-name="Table1.2">
          <table:table-cell table:style-name="Table1.A3" office:value-type="string">
            <text:p text:style-name="P2">csl_math_units</text:p>
          </table:table-cell>
          <table:table-cell table:style-name="Table1.B3" office:value-type="string">
            <text:p text:style-name="P2">Generates the math units on chip including filters and adder trees. Uses fixed point arithmetic</text:p>
          </table:table-cell>
        </table:table-row>
        <table:table-row table:style-name="Table1.2">
          <table:table-cell table:style-name="Table1.A3" office:value-type="string">
            <text:p text:style-name="P3">csl_chip_contoller</text:p>
          </table:table-cell>
          <table:table-cell table:style-name="Table1.B3" office:value-type="string">
            <text:p text:style-name="P2">Generates the chip controller logic.</text:p>
          </table:table-cell>
        </table:table-row>
        <table:table-row table:style-name="Table1.2">
          <table:table-cell table:style-name="Table1.A3" office:value-type="string">
            <text:p text:style-name="P2">csl_clock_sync</text:p>
          </table:table-cell>
          <table:table-cell table:style-name="Table1.B3" office:value-type="string">
            <text:p text:style-name="P2">Generates the RTL clock synchronizers on a chip </text:p>
          </table:table-cell>
        </table:table-row>
        <table:table-row table:style-name="Table1.2">
          <table:table-cell table:style-name="Table1.A3" office:value-type="string">
            <text:p text:style-name="P2">csl_pro_con_mag</text:p>
          </table:table-cell>
          <table:table-cell table:style-name="Table1.B3" office:value-type="string">
            <text:p text:style-name="P2">Generates the producer - consumer memory address generators on a chip</text:p>
          </table:table-cell>
        </table:table-row>
        <table:table-row table:style-name="Table1.2">
          <table:table-cell table:style-name="Table1.A3" office:value-type="string">
            <text:p text:style-name="P2">csl_pscqn</text:p>
          </table:table-cell>
          <table:table-cell table:style-name="Table1.B3" office:value-type="string">
            <text:p text:style-name="P2">Generates the RTL performance, status, control, query network on a chip</text:p>
          </table:table-cell>
        </table:table-row>
      </table:table>
      <text:p text:style-name="Standard"/>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2.139cm" fo:margin-left="0cm" fo:margin-right="-0.018cm" table:align="margins" style:writing-mode="lr-tb"/>
    </style:style>
    <style:style style:name="Table1.A" style:family="table-column">
      <style:table-column-properties style:column-width="7.731cm" style:rel-column-width="22887*"/>
    </style:style>
    <style:style style:name="Table1.B" style:family="table-column">
      <style:table-column-properties style:column-width="14.407cm" style:rel-column-width="42648*"/>
    </style:style>
    <style:style style:name="Table1.1" style:family="table-row">
      <style:table-row-properties style:min-row-height="0.423cm"/>
    </style:style>
    <style:style style:name="Table1.A1" style:family="table-cell">
      <style:table-cell-properties style:vertical-align="top" fo:background-color="transparent" fo:padding="0.191cm" fo:border-left="0.088cm solid #ffffff" fo:border-right="none" fo:border-top="0.088cm solid #ffffff" fo:border-bottom="0.088cm solid #ffffff" style:writing-mode="lr-tb">
        <style:background-image/>
      </style:table-cell-properties>
    </style:style>
    <style:style style:name="Table1.B1" style:family="table-cell">
      <style:table-cell-properties style:vertical-align="top" fo:background-color="transparent" fo:padding="0.191cm" fo:border="0.088cm solid #ffffff" style:writing-mode="lr-tb">
        <style:background-image/>
      </style:table-cell-properties>
    </style:style>
    <style:style style:name="Table1.2" style:family="table-row">
      <style:table-row-properties style:min-row-height="0.42cm"/>
    </style:style>
    <style:style style:name="Table1.A2" style:family="table-cell">
      <style:table-cell-properties style:vertical-align="top" fo:padding="0.191cm" fo:border-left="0.035cm solid #ffffff" fo:border-right="none" fo:border-top="0.035cm solid #ffffff" fo:border-bottom="0.035cm solid #ffffff" style:writing-mode="lr-tb"/>
    </style:style>
    <style:style style:name="Table1.B2" style:family="table-cell">
      <style:table-cell-properties style:vertical-align="top" fo:padding="0.191cm" fo:border="0.035cm solid #ffffff" style:writing-mode="lr-tb"/>
    </style:style>
    <style:style style:name="Table1.A3" style:family="table-cell">
      <style:table-cell-properties style:vertical-align="top" fo:padding="0.191cm" fo:border-left="0.035cm solid #ffffff" fo:border-right="none" fo:border-top="none" fo:border-bottom="0.035cm solid #ffffff" style:writing-mode="lr-tb"/>
    </style:style>
    <style:style style:name="Table1.B3" style:family="table-cell">
      <style:table-cell-properties style:vertical-align="top" fo:padding="0.191cm" fo:border-left="0.035cm solid #ffffff" fo:border-right="0.035cm solid #ffffff" fo:border-top="none" fo:border-bottom="0.035cm solid #ffffff" style:writing-mode="lr-tb"/>
    </style:style>
    <style:style style:name="P1" style:family="paragraph" style:parent-style-name="Standard">
      <style:paragraph-properties style:snap-to-layout-grid="false"/>
      <style:text-properties fo:color="#ffff00" style:font-name="GillSans" fo:font-size="16pt" style:font-size-asian="16pt" style:font-name-complex="Arial" style:font-size-complex="16pt"/>
    </style:style>
    <style:style style:name="P2" style:family="paragraph" style:parent-style-name="Standard">
      <style:paragraph-properties style:snap-to-layout-grid="false"/>
      <style:text-properties fo:color="#ffffff" style:font-name="GillSans" fo:font-size="16pt" style:font-size-asian="16pt" style:font-name-complex="Arial"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2">csl_verification_components</text:p>
          </table:table-cell>
          <table:table-cell table:style-name="Table1.B2" office:value-type="string">
            <text:p text:style-name="P2">Generate the C++/RTL vector writers and and readers </text:p>
          </table:table-cell>
        </table:table-row>
        <table:table-row table:style-name="Table1.2">
          <table:table-cell table:style-name="Table1.A3" office:value-type="string">
            <text:p text:style-name="P2">csl_asm</text:p>
          </table:table-cell>
          <table:table-cell table:style-name="Table1.B3" office:value-type="string">
            <text:p text:style-name="P2">Generates the application specific SRAM’s on a chip</text:p>
          </table:table-cell>
        </table:table-row>
        <table:table-row table:style-name="Table1.2">
          <table:table-cell table:style-name="Table1.A3" office:value-type="string">
            <text:p text:style-name="P2">csl_soc_bus</text:p>
          </table:table-cell>
          <table:table-cell table:style-name="Table1.B3" office:value-type="string">
            <text:p text:style-name="P2">Generates the RTL system on chip components</text:p>
          </table:table-cell>
        </table:table-row>
        <table:table-row table:style-name="Table1.2">
          <table:table-cell table:style-name="Table1.A3" office:value-type="string">
            <text:p text:style-name="P2">csl_command_shell</text:p>
          </table:table-cell>
          <table:table-cell table:style-name="Table1.B3" office:value-type="string">
            <text:p text:style-name="P2">The CSLC command shell which is used to control a CSLC session</text:p>
          </table:table-cell>
        </table:table-row>
        <table:table-row table:style-name="Table1.2">
          <table:table-cell table:style-name="Table1.A3" office:value-type="string">
            <text:p text:style-name="P2">csl_gui</text:p>
          </table:table-cell>
          <table:table-cell table:style-name="Table1.B3" office:value-type="string">
            <text:p text:style-name="P2">Graphical user interface for the tool.</text:p>
          </table:table-cell>
        </table:table-row>
        <table:table-row table:style-name="Table1.2">
          <table:table-cell table:style-name="Table1.A3" office:value-type="string">
            <text:p text:style-name="P2">csl_code_generation</text:p>
          </table:table-cell>
          <table:table-cell table:style-name="Table1.B3" office:value-type="string">
            <text:p text:style-name="P2">Generates RTL and C++ code</text:p>
          </table:table-cell>
        </table:table-row>
        <table:table-row table:style-name="Table1.2">
          <table:table-cell table:style-name="Table1.A3" office:value-type="string">
            <text:p text:style-name="P2">csl_schematic</text:p>
          </table:table-cell>
          <table:table-cell table:style-name="Table1.B3" office:value-type="string">
            <text:p text:style-name="P2">The CSLC schematic generator </text:p>
          </table:table-cell>
        </table:table-row>
        <table:table-row table:style-name="Table1.2">
          <table:table-cell table:style-name="Table1.A3" office:value-type="string">
            <text:p text:style-name="P2">csl_cdom_analysis</text:p>
          </table:table-cell>
          <table:table-cell table:style-name="Table1.B3" office:value-type="string">
            <text:p text:style-name="P2">Analysis code that detects the correct and incorrect structures. </text:p>
          </table:table-cell>
        </table:table-row>
      </table:table>
      <text:p text:style-name="Standard"/>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2.244cm" fo:margin-left="0cm" fo:margin-right="-0.018cm" table:align="margins" style:writing-mode="lr-tb"/>
    </style:style>
    <style:style style:name="Table1.A" style:family="table-column">
      <style:table-column-properties style:column-width="6.121cm" style:rel-column-width="18031*"/>
    </style:style>
    <style:style style:name="Table1.B" style:family="table-column">
      <style:table-column-properties style:column-width="16.124cm" style:rel-column-width="47504*"/>
    </style:style>
    <style:style style:name="Table1.1" style:family="table-row">
      <style:table-row-properties style:min-row-height="0.423cm"/>
    </style:style>
    <style:style style:name="Table1.A1" style:family="table-cell">
      <style:table-cell-properties style:vertical-align="top" fo:background-color="transparent" fo:padding="0.191cm" fo:border-left="0.088cm solid #ffffff" fo:border-right="none" fo:border-top="0.088cm solid #ffffff" fo:border-bottom="0.088cm solid #ffffff" style:writing-mode="lr-tb">
        <style:background-image/>
      </style:table-cell-properties>
    </style:style>
    <style:style style:name="Table1.B1" style:family="table-cell">
      <style:table-cell-properties style:vertical-align="top" fo:background-color="transparent" fo:padding="0.191cm" fo:border="0.088cm solid #ffffff" style:writing-mode="lr-tb">
        <style:background-image/>
      </style:table-cell-properties>
    </style:style>
    <style:style style:name="Table1.2" style:family="table-row">
      <style:table-row-properties style:min-row-height="0.42cm"/>
    </style:style>
    <style:style style:name="Table1.A2" style:family="table-cell">
      <style:table-cell-properties style:vertical-align="top" fo:padding="0.191cm" fo:border-left="0.035cm solid #ffffff" fo:border-right="none" fo:border-top="0.035cm solid #ffffff" fo:border-bottom="0.035cm solid #ffffff" style:writing-mode="lr-tb"/>
    </style:style>
    <style:style style:name="Table1.B2" style:family="table-cell">
      <style:table-cell-properties style:vertical-align="top" fo:padding="0.191cm" fo:border="0.035cm solid #ffffff" style:writing-mode="lr-tb"/>
    </style:style>
    <style:style style:name="Table1.A3" style:family="table-cell">
      <style:table-cell-properties style:vertical-align="top" fo:padding="0.191cm" fo:border-left="0.035cm solid #ffffff" fo:border-right="none" fo:border-top="none" fo:border-bottom="0.035cm solid #ffffff" style:writing-mode="lr-tb"/>
    </style:style>
    <style:style style:name="Table1.B3" style:family="table-cell">
      <style:table-cell-properties style:vertical-align="top" fo:padding="0.191cm" fo:border-left="0.035cm solid #ffffff" fo:border-right="0.035cm solid #ffffff" fo:border-top="none" fo:border-bottom="0.035cm solid #ffffff" style:writing-mode="lr-tb"/>
    </style:style>
    <style:style style:name="P1" style:family="paragraph" style:parent-style-name="Standard">
      <style:paragraph-properties style:snap-to-layout-grid="false"/>
      <style:text-properties fo:color="#ffff00" style:font-name="GillSans" fo:font-size="16pt" style:font-size-asian="16pt" style:font-name-complex="Arial" style:font-size-complex="16pt"/>
    </style:style>
    <style:style style:name="P2" style:family="paragraph" style:parent-style-name="Standard">
      <style:paragraph-properties style:snap-to-layout-grid="false"/>
      <style:text-properties fo:color="#ffffff" style:font-name="GillSans" fo:font-size="16pt" style:font-size-asian="16pt" style:font-name-complex="Arial"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Software component</text:p>
            </table:table-cell>
            <table:table-cell table:style-name="Table1.B1" office:value-type="string">
              <text:p text:style-name="P1">Description</text:p>
            </table:table-cell>
          </table:table-row>
        </table:table-header-rows>
        <table:table-row table:style-name="Table1.2">
          <table:table-cell table:style-name="Table1.A2" office:value-type="string">
            <text:p text:style-name="P2">csl_csl_analysis</text:p>
          </table:table-cell>
          <table:table-cell table:style-name="Table1.B2" office:value-type="string">
            <text:p text:style-name="P2">Analysis code that detects correct and incorrect structures.</text:p>
          </table:table-cell>
        </table:table-row>
        <table:table-row table:style-name="Table1.2">
          <table:table-cell table:style-name="Table1.A3" office:value-type="string">
            <text:p text:style-name="P2">csl_csim</text:p>
          </table:table-cell>
          <table:table-cell table:style-name="Table1.B3" office:value-type="string">
            <text:p text:style-name="P2">Generates the C++ behavioral simulator</text:p>
          </table:table-cell>
        </table:table-row>
        <table:table-row table:style-name="Table1.2">
          <table:table-cell table:style-name="Table1.A3" office:value-type="string">
            <text:p text:style-name="P2">csl_regress</text:p>
          </table:table-cell>
          <table:table-cell table:style-name="Table1.B3" office:value-type="string">
            <text:p text:style-name="P2">Generates the regression environment for a chip design</text:p>
          </table:table-cell>
        </table:table-row>
        <table:table-row table:style-name="Table1.2">
          <table:table-cell table:style-name="Table1.A3" office:value-type="string">
            <text:p text:style-name="P2">csl_const_expr_eval</text:p>
          </table:table-cell>
          <table:table-cell table:style-name="Table1.B3" office:value-type="string">
            <text:p text:style-name="P2">Evaluates constant expressions in CSL and RTL</text:p>
          </table:table-cell>
        </table:table-row>
        <table:table-row table:style-name="Table1.2">
          <table:table-cell table:style-name="Table1.A3" office:value-type="string">
            <text:p text:style-name="P2">csl_warn_error</text:p>
          </table:table-cell>
          <table:table-cell table:style-name="Table1.B3" office:value-type="string">
            <text:p text:style-name="P2">Warning and error module. Used by all software components. It provides a <text:s/>consistent way of reporting warnings and errors to users and developers</text:p>
          </table:table-cell>
        </table:table-row>
        <table:table-row table:style-name="Table1.2">
          <table:table-cell table:style-name="Table1.A3" office:value-type="string">
            <text:p text:style-name="P2">csl_rtl_floorplaner</text:p>
          </table:table-cell>
          <table:table-cell table:style-name="Table1.B3" office:value-type="string">
            <text:p text:style-name="P2">The CSLC floor planner ties the chip interconnect specification to the block placement and connectivity on the die.</text:p>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39cm"/>
    </style:style>
    <style:style style:name="co2" style:family="table-column">
      <style:table-column-properties fo:break-before="auto" style:column-width="11.425cm"/>
    </style:style>
    <style:style style:name="co3" style:family="table-column">
      <style:table-column-properties fo:break-before="auto" style:column-width="2.267cm"/>
    </style:style>
    <style:style style:name="ro1" style:family="table-row">
      <style:table-row-properties style:row-height="0.774cm" fo:break-before="auto" style:use-optimal-row-height="false"/>
    </style:style>
    <style:style style:name="ro2" style:family="table-row">
      <style:table-row-properties style:row-height="0.691cm" fo:break-before="auto" style:use-optimal-row-height="false"/>
    </style:style>
    <style:style style:name="ro3" style:family="table-row">
      <style:table-row-properties style:row-height="0.693cm" fo:break-before="auto" style:use-optimal-row-height="false"/>
    </style:style>
    <style:style style:name="ro4"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02cm solid #ffffff"/>
      <style:paragraph-properties fo:text-align="center" fo:margin-left="0cm"/>
      <style:text-properties fo:color="#ffff00" style:font-name="Bitstream Vera Sans" fo:font-size="12pt"/>
    </style:style>
    <style:style style:name="ce2" style:family="table-cell" style:parent-style-name="Default">
      <style:table-cell-properties style:text-align-source="fix" style:repeat-content="false" fo:background-color="transparent" fo:border="0.002cm solid #ffffff"/>
      <style:paragraph-properties fo:text-align="center" fo:margin-left="0cm"/>
      <style:text-properties fo:color="#ffffff" style:font-name="Bitstream Vera Sans" fo:font-size="12pt"/>
    </style:style>
    <style:style style:name="T1" style:family="text">
      <style:text-properties fo:font-size="12pt"/>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byte<text:span text:style-name="T1"> alignment</text:span></text:p>
          </table:table-cell>
          <table:table-cell table:style-name="ce1" office:value-type="string">
            <text:p><text:span text:style-name="T1">suffix</text:span> added to variables which use this alignment </text:p>
          </table:table-cell>
        </table:table-row>
        <table:table-row table:style-name="ro2">
          <table:table-cell office:value-type="string">
            <text:p>1 byte</text:p>
          </table:table-cell>
          <table:table-cell office:value-type="string">
            <text:p>_a8</text:p>
          </table:table-cell>
        </table:table-row>
        <table:table-row table:style-name="ro2">
          <table:table-cell office:value-type="string">
            <text:p>2 byte</text:p>
          </table:table-cell>
          <table:table-cell office:value-type="string">
            <text:p>_a16</text:p>
          </table:table-cell>
        </table:table-row>
        <table:table-row table:style-name="ro2">
          <table:table-cell office:value-type="string">
            <text:p>4 byte</text:p>
          </table:table-cell>
          <table:table-cell office:value-type="string">
            <text:p>_a32</text:p>
          </table:table-cell>
        </table:table-row>
        <table:table-row table:style-name="ro2">
          <table:table-cell office:value-type="string">
            <text:p>8 byte</text:p>
          </table:table-cell>
          <table:table-cell office:value-type="string">
            <text:p>_a64</text:p>
          </table:table-cell>
        </table:table-row>
        <table:table-row table:style-name="ro3">
          <table:table-cell office:value-type="string">
            <text:p>16 byte</text:p>
          </table:table-cell>
          <table:table-cell office:value-type="string">
            <text:p>_a128</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7">27/06/2007</text:date>, <text:time>03:06:22</text:time></text:p>
        </style:region-right>
      </style:header>
      <style:header-left style:display="false"/>
      <style:footer>
        <text:p>Page <text:page-number>1</text:page-number> / <text:page-count>99</text:page-count></text:p>
      </style:footer>
      <style:footer-left style:display="false"/>
    </style:master-page>
  </office:master-styles>
</office:document-styles>
</file>